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46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li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.~lock.complete_ls.txt#</text:p>
          </table:table-cell>
          <table:table-cell table:style-name="ce1" office:value-type="date" office:date-value="2021-03-16" calcext:value-type="date">
            <text:p>03/16/2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mplete_ls.txt</text:p>
          </table:table-cell>
          <table:table-cell table:style-name="ce1" office:value-type="date" office:date-value="2021-03-16" calcext:value-type="date">
            <text:p>03/16/21</text:p>
          </table:table-cell>
          <table:table-cell office:value-type="float" office:value="446395" calcext:value-type="float">
            <text:p>446,395</text:p>
          </table:table-cell>
        </table:table-row>
        <table:table-row table:style-name="ro1">
          <table:table-cell office:value-type="string" calcext:value-type="string">
            <text:p>listing.csv</text:p>
          </table:table-cell>
          <table:table-cell table:style-name="ce1" office:value-type="date" office:date-value="2021-03-16" calcext:value-type="date">
            <text:p>03/16/21</text:p>
          </table:table-cell>
          <table:table-cell office:value-type="float" office:value="73728" calcext:value-type="float">
            <text:p>73,728</text:p>
          </table:table-cell>
        </table:table-row>
        <table:table-row table:style-name="ro1">
          <table:table-cell office:value-type="string" calcext:value-type="string">
            <text:p>code/notebooks/midi/calculate midi ibi.ipynb</text:p>
          </table:table-cell>
          <table:table-cell table:style-name="ce1" office:value-type="date" office:date-value="2021-02-23" calcext:value-type="date">
            <text:p>02/23/21</text:p>
          </table:table-cell>
          <table:table-cell office:value-type="float" office:value="120555" calcext:value-type="float">
            <text:p>120,555</text:p>
          </table:table-cell>
        </table:table-row>
        <table:table-row table:style-name="ro1">
          <table:table-cell office:value-type="string" calcext:value-type="string">
            <text:p>code/notebooks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.vscode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.vscode/settings.json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de/notebooks/.ipynb_checkpoints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midi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midi/timings_from_abelton.xlsx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5914" calcext:value-type="float">
            <text:p>5,914</text:p>
          </table:table-cell>
        </table:table-row>
        <table:table-row table:style-name="ro1">
          <table:table-cell office:value-type="string" calcext:value-type="string">
            <text:p>code/notebooks/midi/.ipynb_checkpoints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midi/__pycache__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midi/__pycache__/midi_utils.cpython-37.pyc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7036" calcext:value-type="float">
            <text:p>7,036</text:p>
          </table:table-cell>
        </table:table-row>
        <table:table-row table:style-name="ro1">
          <table:table-cell office:value-type="string" calcext:value-type="string">
            <text:p>code/diss3_code/midi/midi_utils.py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158" calcext:value-type="float">
            <text:p>4,158</text:p>
          </table:table-cell>
        </table:table-row>
        <table:table-row table:style-name="ro1">
          <table:table-cell office:value-type="string" calcext:value-type="string">
            <text:p>data/MIDI-Interaction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MIDI-Interaction/Interaction_1028.mid</text:p>
          </table:table-cell>
          <table:table-cell table:style-name="ce1" office:value-type="date" office:date-value="2021-02-22" calcext:value-type="date">
            <text:p>02/22/21</text:p>
          </table:table-cell>
          <table:table-cell office:value-type="float" office:value="6521" calcext:value-type="float">
            <text:p>6,521</text:p>
          </table:table-cell>
        </table:table-row>
        <table:table-row table:style-name="ro1">
          <table:table-cell office:value-type="string" calcext:value-type="string">
            <text:p>notes_on_midi_graphs-Feb21.md</text:p>
          </table:table-cell>
          <table:table-cell table:style-name="ce1" office:value-type="date" office:date-value="2021-02-16" calcext:value-type="date">
            <text:p>02/16/21</text:p>
          </table:table-cell>
          <table:table-cell office:value-type="float" office:value="3312" calcext:value-type="float">
            <text:p>3,312</text:p>
          </table:table-cell>
        </table:table-row>
        <table:table-row table:style-name="ro1">
          <table:table-cell office:value-type="string" calcext:value-type="string">
            <text:p>notes_on_midi_graphs-Feb21.html</text:p>
          </table:table-cell>
          <table:table-cell table:style-name="ce1" office:value-type="date" office:date-value="2021-02-16" calcext:value-type="date">
            <text:p>02/16/21</text:p>
          </table:table-cell>
          <table:table-cell office:value-type="float" office:value="17561" calcext:value-type="float">
            <text:p>17,561</text:p>
          </table:table-cell>
        </table:table-row>
        <table:table-row table:style-name="ro1">
          <table:table-cell office:value-type="string" calcext:value-type="string">
            <text:p>code/notebooks/midi/midi files-1044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312888" calcext:value-type="float">
            <text:p>312,888</text:p>
          </table:table-cell>
        </table:table-row>
        <table:table-row table:style-name="ro1">
          <table:table-cell office:value-type="string" calcext:value-type="string">
            <text:p>code/notebooks/midi/midi files-1044-Copy1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313409" calcext:value-type="float">
            <text:p>313,409</text:p>
          </table:table-cell>
        </table:table-row>
        <table:table-row table:style-name="ro1">
          <table:table-cell office:value-type="string" calcext:value-type="string">
            <text:p>code/notebooks/midi/.ipynb_checkpoints/ableton_measurements-checkpoint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1659" calcext:value-type="float">
            <text:p>1,659</text:p>
          </table:table-cell>
        </table:table-row>
        <table:table-row table:style-name="ro1">
          <table:table-cell office:value-type="string" calcext:value-type="string">
            <text:p>code/notebooks/midi/.ipynb_checkpoints/midi files-1044-Copy1-checkpoint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312888" calcext:value-type="float">
            <text:p>312,888</text:p>
          </table:table-cell>
        </table:table-row>
        <table:table-row table:style-name="ro1">
          <table:table-cell office:value-type="string" calcext:value-type="string">
            <text:p>code/notebooks/midi/.ipynb_checkpoints/midi files-1044-checkpoint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312888" calcext:value-type="float">
            <text:p>312,888</text:p>
          </table:table-cell>
        </table:table-row>
        <table:table-row table:style-name="ro1">
          <table:table-cell office:value-type="string" calcext:value-type="string">
            <text:p>code/notebooks/midi/.ipynb_checkpoints/export_session_data_as_json-Copy1-checkpoint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21818" calcext:value-type="float">
            <text:p>21,818</text:p>
          </table:table-cell>
        </table:table-row>
        <table:table-row table:style-name="ro1">
          <table:table-cell office:value-type="string" calcext:value-type="string">
            <text:p>code/notebooks/midi/export_session_data_as_json-Copy1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41806" calcext:value-type="float">
            <text:p>41,806</text:p>
          </table:table-cell>
        </table:table-row>
        <table:table-row table:style-name="ro1">
          <table:table-cell office:value-type="string" calcext:value-type="string">
            <text:p>code/notebooks/midi/ableton_measurements.ipynb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4813" calcext:value-type="float">
            <text:p>4,813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פרוטוקול מוזיקלי.xlsx</text:p>
          </table:table-cell>
          <table:table-cell table:style-name="ce1" office:value-type="date" office:date-value="2021-02-15" calcext:value-type="date">
            <text:p>02/15/21</text:p>
          </table:table-cell>
          <table:table-cell office:value-type="float" office:value="32944" calcext:value-type="float">
            <text:p>32,944</text:p>
          </table:table-cell>
        </table:table-row>
        <table:table-row table:style-name="ro1">
          <table:table-cell office:value-type="string" calcext:value-type="string">
            <text:p>keypairRonny.pem</text:p>
          </table:table-cell>
          <table:table-cell table:style-name="ce1" office:value-type="date" office:date-value="2021-02-09" calcext:value-type="date">
            <text:p>02/09/21</text:p>
          </table:table-cell>
          <table:table-cell office:value-type="float" office:value="1700" calcext:value-type="float">
            <text:p>1,700</text:p>
          </table:table-cell>
        </table:table-row>
        <table:table-row table:style-name="ro1">
          <table:table-cell office:value-type="string" calcext:value-type="string">
            <text:p>code/notebooks/midi/interaction_data_by_group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40215" calcext:value-type="float">
            <text:p>440,215</text:p>
          </table:table-cell>
        </table:table-row>
        <table:table-row table:style-name="ro1">
          <table:table-cell office:value-type="string" calcext:value-type="string">
            <text:p>code/notebooks/midi/.ipynb_checkpoints/choose_filter_for_midi-checkpoint.ipynb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2434315" calcext:value-type="float">
            <text:p>2,434,315</text:p>
          </table:table-cell>
        </table:table-row>
        <table:table-row table:style-name="ro1">
          <table:table-cell office:value-type="string" calcext:value-type="string">
            <text:p>code/notebooks/midi/.ipynb_checkpoints/export_session_data_as_json-checkpoint.ipynb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midi/session_data_interaction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40215" calcext:value-type="float">
            <text:p>440,215</text:p>
          </table:table-cell>
        </table:table-row>
        <table:table-row table:style-name="ro1">
          <table:table-cell office:value-type="string" calcext:value-type="string">
            <text:p>code/notebooks/midi/freestyle_data_by_group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52780" calcext:value-type="float">
            <text:p>452,780</text:p>
          </table:table-cell>
        </table:table-row>
        <table:table-row table:style-name="ro1">
          <table:table-cell office:value-type="string" calcext:value-type="string">
            <text:p>code/notebooks/midi/export_session_data_as_json.ipynb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21818" calcext:value-type="float">
            <text:p>21,818</text:p>
          </table:table-cell>
        </table:table-row>
        <table:table-row table:style-name="ro1">
          <table:table-cell office:value-type="string" calcext:value-type="string">
            <text:p>code/notebooks/midi/choose_filter_for_midi.ipynb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2434315" calcext:value-type="float">
            <text:p>2,434,315</text:p>
          </table:table-cell>
        </table:table-row>
        <table:table-row table:style-name="ro1">
          <table:table-cell office:value-type="string" calcext:value-type="string">
            <text:p>code/diss3_code/browse_midi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package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ode/diss3_code/browse_midi/public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public/interaction_data_by_group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40215" calcext:value-type="float">
            <text:p>440,215</text:p>
          </table:table-cell>
        </table:table-row>
        <table:table-row table:style-name="ro1">
          <table:table-cell office:value-type="string" calcext:value-type="string">
            <text:p>code/diss3_code/browse_midi/public/freestyle_data_by_group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452780" calcext:value-type="float">
            <text:p>452,780</text:p>
          </table:table-cell>
        </table:table-row>
        <table:table-row table:style-name="ro1">
          <table:table-cell office:value-type="string" calcext:value-type="string">
            <text:p>code/diss3_code/browse_midi/public/index.html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3917" calcext:value-type="float">
            <text:p>3,917</text:p>
          </table:table-cell>
        </table:table-row>
        <table:table-row table:style-name="ro1">
          <table:table-cell office:value-type="string" calcext:value-type="string">
            <text:p>code/diss3_code/browse_midi/start.js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de/diss3_code/browse_midi/package-lock.json</text:p>
          </table:table-cell>
          <table:table-cell table:style-name="ce1" office:value-type="date" office:date-value="2021-02-08" calcext:value-type="date">
            <text:p>02/08/21</text:p>
          </table:table-cell>
          <table:table-cell office:value-type="float" office:value="14287" calcext:value-type="float">
            <text:p>14,287</text:p>
          </table:table-cell>
        </table:table-row>
        <table:table-row table:style-name="ro1">
          <table:table-cell office:value-type="string" calcext:value-type="string">
            <text:p>presentations/proposal</text:p>
          </table:table-cell>
          <table:table-cell table:style-name="ce1" office:value-type="date" office:date-value="2021-01-28" calcext:value-type="date">
            <text:p>01/2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presentations/proposal/2017-24.docx</text:p>
          </table:table-cell>
          <table:table-cell table:style-name="ce1" office:value-type="date" office:date-value="2021-01-28" calcext:value-type="date">
            <text:p>01/28/21</text:p>
          </table:table-cell>
          <table:table-cell office:value-type="float" office:value="286550" calcext:value-type="float">
            <text:p>286,550</text:p>
          </table:table-cell>
        </table:table-row>
        <table:table-row table:style-name="ro1">
          <table:table-cell office:value-type="string" calcext:value-type="string">
            <text:p>presentations/proposal/shahar_reseach_proposal_january.pdf</text:p>
          </table:table-cell>
          <table:table-cell table:style-name="ce1" office:value-type="date" office:date-value="2021-01-28" calcext:value-type="date">
            <text:p>01/28/21</text:p>
          </table:table-cell>
          <table:table-cell office:value-type="float" office:value="224852" calcext:value-type="float">
            <text:p>224,852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table:style-name="ce1" office:value-type="date" office:date-value="2021-01-26" calcext:value-type="date">
            <text:p>01/26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.gitignore</text:p>
          </table:table-cell>
          <table:table-cell table:style-name="ce1" office:value-type="date" office:date-value="2021-01-26" calcext:value-type="date">
            <text:p>01/26/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esentations/proposal/proposal_backup.tex</text:p>
          </table:table-cell>
          <table:table-cell table:style-name="ce1" office:value-type="date" office:date-value="2021-01-26" calcext:value-type="date">
            <text:p>01/26/21</text:p>
          </table:table-cell>
          <table:table-cell office:value-type="float" office:value="19698" calcext:value-type="float">
            <text:p>19,698</text:p>
          </table:table-cell>
        </table:table-row>
        <table:table-row table:style-name="ro1">
          <table:table-cell office:value-type="string" calcext:value-type="string">
            <text:p>presentations/proposal/normalqrs_simplelabels.png</text:p>
          </table:table-cell>
          <table:table-cell table:style-name="ce1" office:value-type="date" office:date-value="2021-01-26" calcext:value-type="date">
            <text:p>01/26/21</text:p>
          </table:table-cell>
          <table:table-cell office:value-type="float" office:value="12556" calcext:value-type="float">
            <text:p>12,556</text:p>
          </table:table-cell>
        </table:table-row>
        <table:table-row table:style-name="ro1">
          <table:table-cell office:value-type="string" calcext:value-type="string">
            <text:p>presentations/proposal/ref_backup.bib</text:p>
          </table:table-cell>
          <table:table-cell table:style-name="ce1" office:value-type="date" office:date-value="2021-01-26" calcext:value-type="date">
            <text:p>01/26/21</text:p>
          </table:table-cell>
          <table:table-cell office:value-type="float" office:value="10877" calcext:value-type="float">
            <text:p>10,877</text:p>
          </table:table-cell>
        </table:table-row>
        <table:table-row table:style-name="ro1">
          <table:table-cell office:value-type="string" calcext:value-type="string">
            <text:p>code/notebooks/coupling_analysi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coupling_analysis/.ipynb_checkpoint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coupling_analysis/.ipynb_checkpoints/proposal form-factor plot-inoperative-checkpoint.ipyn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1311" calcext:value-type="float">
            <text:p>171,311</text:p>
          </table:table-cell>
        </table:table-row>
        <table:table-row table:style-name="ro1">
          <table:table-cell office:value-type="string" calcext:value-type="string">
            <text:p>code/notebooks/coupling_analysis/proposal form-factor plot-inoperative.ipyn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8167" calcext:value-type="float">
            <text:p>178,167</text:p>
          </table:table-cell>
        </table:table-row>
        <table:table-row table:style-name="ro1">
          <table:table-cell office:value-type="string" calcext:value-type="string">
            <text:p>code/diss3_cod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signal/__pycache__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signal/__pycache__/smooth_component_analysis.cpython-37.pyc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7375" calcext:value-type="float">
            <text:p>7,375</text:p>
          </table:table-cell>
        </table:table-row>
        <table:table-row table:style-name="ro1">
          <table:table-cell office:value-type="string" calcext:value-type="string">
            <text:p>code/diss3_code/signal/smooth_component_analysis.py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7313" calcext:value-type="float">
            <text:p>7,313</text:p>
          </table:table-cell>
        </table:table-row>
        <table:table-row table:style-name="ro1">
          <table:table-cell office:value-type="string" calcext:value-type="string">
            <text:p>code/diss3_code/browse_midi/node_modul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negotiato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negotiato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196" calcext:value-type="float">
            <text:p>2,196</text:p>
          </table:table-cell>
        </table:table-row>
        <table:table-row table:style-name="ro1">
          <table:table-cell office:value-type="string" calcext:value-type="string">
            <text:p>code/diss3_code/browse_midi/node_modules/negotiator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vary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vary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179" calcext:value-type="float">
            <text:p>2,179</text:p>
          </table:table-cell>
        </table:table-row>
        <table:table-row table:style-name="ro1">
          <table:table-cell office:value-type="string" calcext:value-type="string">
            <text:p>code/diss3_code/browse_midi/node_modules/setprototypeof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etprototypeof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106" calcext:value-type="float">
            <text:p>2,106</text:p>
          </table:table-cell>
        </table:table-row>
        <table:table-row table:style-name="ro1">
          <table:table-cell office:value-type="string" calcext:value-type="string">
            <text:p>code/diss3_code/browse_midi/node_modules/setprototypeof/test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ethod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ethod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054" calcext:value-type="float">
            <text:p>2,054</text:p>
          </table:table-cell>
        </table:table-row>
        <table:table-row table:style-name="ro1">
          <table:table-cell office:value-type="string" calcext:value-type="string">
            <text:p>code/diss3_code/browse_midi/node_modules/ee-first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e-first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838" calcext:value-type="float">
            <text:p>1,838</text:p>
          </table:table-cell>
        </table:table-row>
        <table:table-row table:style-name="ro1">
          <table:table-cell office:value-type="string" calcext:value-type="string">
            <text:p>code/diss3_code/browse_midi/node_modules/parseurl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parseurl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354" calcext:value-type="float">
            <text:p>2,354</text:p>
          </table:table-cell>
        </table:table-row>
        <table:table-row table:style-name="ro1">
          <table:table-cell office:value-type="string" calcext:value-type="string">
            <text:p>code/diss3_code/browse_midi/node_modules/forwarded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forwarded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184" calcext:value-type="float">
            <text:p>2,184</text:p>
          </table:table-cell>
        </table:table-row>
        <table:table-row table:style-name="ro1">
          <table:table-cell office:value-type="string" calcext:value-type="string">
            <text:p>code/diss3_code/browse_midi/node_modules/destroy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destroy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829" calcext:value-type="float">
            <text:p>1,829</text:p>
          </table:table-cell>
        </table:table-row>
        <table:table-row table:style-name="ro1">
          <table:table-cell office:value-type="string" calcext:value-type="string">
            <text:p>code/diss3_code/browse_midi/node_modules/etag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tag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327" calcext:value-type="float">
            <text:p>2,327</text:p>
          </table:table-cell>
        </table:table-row>
        <table:table-row table:style-name="ro1">
          <table:table-cell office:value-type="string" calcext:value-type="string">
            <text:p>code/diss3_code/browse_midi/node_modules/status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tatuse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592" calcext:value-type="float">
            <text:p>2,592</text:p>
          </table:table-cell>
        </table:table-row>
        <table:table-row table:style-name="ro1">
          <table:table-cell office:value-type="string" calcext:value-type="string">
            <text:p>code/diss3_code/browse_midi/node_modules/path-to-regexp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path-to-regexp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540" calcext:value-type="float">
            <text:p>1,540</text:p>
          </table:table-cell>
        </table:table-row>
        <table:table-row table:style-name="ro1">
          <table:table-cell office:value-type="string" calcext:value-type="string">
            <text:p>code/diss3_code/browse_midi/node_modules/type-i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type-i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77" calcext:value-type="float">
            <text:p>2,277</text:p>
          </table:table-cell>
        </table:table-row>
        <table:table-row table:style-name="ro1">
          <table:table-cell office:value-type="string" calcext:value-type="string">
            <text:p>code/diss3_code/browse_midi/node_modules/raw-body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raw-body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648" calcext:value-type="float">
            <text:p>2,648</text:p>
          </table:table-cell>
        </table:table-row>
        <table:table-row table:style-name="ro1">
          <table:table-cell office:value-type="string" calcext:value-type="string">
            <text:p>code/diss3_code/browse_midi/node_modules/expres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xpres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21" calcext:value-type="float">
            <text:p>4,021</text:p>
          </table:table-cell>
        </table:table-row>
        <table:table-row table:style-name="ro1">
          <table:table-cell office:value-type="string" calcext:value-type="string">
            <text:p>code/diss3_code/browse_midi/node_modules/express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xpress/lib/middlewar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xpress/lib/rout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ime-typ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ime-type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404" calcext:value-type="float">
            <text:p>2,404</text:p>
          </table:table-cell>
        </table:table-row>
        <table:table-row table:style-name="ro1">
          <table:table-cell office:value-type="string" calcext:value-type="string">
            <text:p>code/diss3_code/browse_midi/node_modules/range-pars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range-pars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451" calcext:value-type="float">
            <text:p>2,451</text:p>
          </table:table-cell>
        </table:table-row>
        <table:table-row table:style-name="ro1">
          <table:table-cell office:value-type="string" calcext:value-type="string">
            <text:p>code/diss3_code/browse_midi/node_modules/content-typ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content-typ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04" calcext:value-type="float">
            <text:p>2,204</text:p>
          </table:table-cell>
        </table:table-row>
        <table:table-row table:style-name="ro1">
          <table:table-cell office:value-type="string" calcext:value-type="string">
            <text:p>code/diss3_code/browse_midi/node_modules/byt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byte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067" calcext:value-type="float">
            <text:p>2,067</text:p>
          </table:table-cell>
        </table:table-row>
        <table:table-row table:style-name="ro1">
          <table:table-cell office:value-type="string" calcext:value-type="string">
            <text:p>code/diss3_code/browse_midi/node_modules/ipaddr.j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ipaddr.j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88" calcext:value-type="float">
            <text:p>1,788</text:p>
          </table:table-cell>
        </table:table-row>
        <table:table-row table:style-name="ro1">
          <table:table-cell office:value-type="string" calcext:value-type="string">
            <text:p>code/diss3_code/browse_midi/node_modules/ipaddr.js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body-pars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body-pars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727" calcext:value-type="float">
            <text:p>2,727</text:p>
          </table:table-cell>
        </table:table-row>
        <table:table-row table:style-name="ro1">
          <table:table-cell office:value-type="string" calcext:value-type="string">
            <text:p>code/diss3_code/browse_midi/node_modules/body-parser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body-parser/lib/typ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q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q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401" calcext:value-type="float">
            <text:p>2,401</text:p>
          </table:table-cell>
        </table:table-row>
        <table:table-row table:style-name="ro1">
          <table:table-cell office:value-type="string" calcext:value-type="string">
            <text:p>code/diss3_code/browse_midi/node_modules/qs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qs/test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qs/dist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cooki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cooki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22" calcext:value-type="float">
            <text:p>2,222</text:p>
          </table:table-cell>
        </table:table-row>
        <table:table-row table:style-name="ro1">
          <table:table-cell office:value-type="string" calcext:value-type="string">
            <text:p>code/diss3_code/browse_midi/node_modules/m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603" calcext:value-type="float">
            <text:p>1,603</text:p>
          </table:table-cell>
        </table:table-row>
        <table:table-row table:style-name="ro1">
          <table:table-cell office:value-type="string" calcext:value-type="string">
            <text:p>code/diss3_code/browse_midi/node_modules/http-error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http-error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567" calcext:value-type="float">
            <text:p>2,567</text:p>
          </table:table-cell>
        </table:table-row>
        <table:table-row table:style-name="ro1">
          <table:table-cell office:value-type="string" calcext:value-type="string">
            <text:p>code/diss3_code/browse_midi/node_modules/mim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im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873" calcext:value-type="float">
            <text:p>1,873</text:p>
          </table:table-cell>
        </table:table-row>
        <table:table-row table:style-name="ro1">
          <table:table-cell office:value-type="string" calcext:value-type="string">
            <text:p>code/diss3_code/browse_midi/node_modules/mime/src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scape-html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scape-html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504" calcext:value-type="float">
            <text:p>1,504</text:p>
          </table:table-cell>
        </table:table-row>
        <table:table-row table:style-name="ro1">
          <table:table-cell office:value-type="string" calcext:value-type="string">
            <text:p>code/diss3_code/browse_midi/node_modules/send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end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842" calcext:value-type="float">
            <text:p>2,842</text:p>
          </table:table-cell>
        </table:table-row>
        <table:table-row table:style-name="ro1">
          <table:table-cell office:value-type="string" calcext:value-type="string">
            <text:p>code/diss3_code/browse_midi/node_modules/send/node_modul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end/node_modules/m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end/node_modules/m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669" calcext:value-type="float">
            <text:p>1,669</text:p>
          </table:table-cell>
        </table:table-row>
        <table:table-row table:style-name="ro1">
          <table:table-cell office:value-type="string" calcext:value-type="string">
            <text:p>code/diss3_code/browse_midi/node_modules/toidentifi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toidentifi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26" calcext:value-type="float">
            <text:p>2,226</text:p>
          </table:table-cell>
        </table:table-row>
        <table:table-row table:style-name="ro1">
          <table:table-cell office:value-type="string" calcext:value-type="string">
            <text:p>code/diss3_code/browse_midi/node_modules/cookie-signatur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cookie-signatur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573" calcext:value-type="float">
            <text:p>1,573</text:p>
          </table:table-cell>
        </table:table-row>
        <table:table-row table:style-name="ro1">
          <table:table-cell office:value-type="string" calcext:value-type="string">
            <text:p>code/diss3_code/browse_midi/node_modules/merge-descriptor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erge-descriptor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035" calcext:value-type="float">
            <text:p>2,035</text:p>
          </table:table-cell>
        </table:table-row>
        <table:table-row table:style-name="ro1">
          <table:table-cell office:value-type="string" calcext:value-type="string">
            <text:p>code/diss3_code/browse_midi/node_modules/iconv-lit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iconv-lit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037" calcext:value-type="float">
            <text:p>2,037</text:p>
          </table:table-cell>
        </table:table-row>
        <table:table-row table:style-name="ro1">
          <table:table-cell office:value-type="string" calcext:value-type="string">
            <text:p>code/diss3_code/browse_midi/node_modules/iconv-lite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fresh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fresh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444" calcext:value-type="float">
            <text:p>2,444</text:p>
          </table:table-cell>
        </table:table-row>
        <table:table-row table:style-name="ro1">
          <table:table-cell office:value-type="string" calcext:value-type="string">
            <text:p>code/diss3_code/browse_midi/node_modules/safe-buff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afe-buff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679" calcext:value-type="float">
            <text:p>1,679</text:p>
          </table:table-cell>
        </table:table-row>
        <table:table-row table:style-name="ro1">
          <table:table-cell office:value-type="string" calcext:value-type="string">
            <text:p>code/diss3_code/browse_midi/node_modules/inherit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inherit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544" calcext:value-type="float">
            <text:p>1,544</text:p>
          </table:table-cell>
        </table:table-row>
        <table:table-row table:style-name="ro1">
          <table:table-cell office:value-type="string" calcext:value-type="string">
            <text:p>code/diss3_code/browse_midi/node_modules/encodeurl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encodeurl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175" calcext:value-type="float">
            <text:p>2,175</text:p>
          </table:table-cell>
        </table:table-row>
        <table:table-row table:style-name="ro1">
          <table:table-cell office:value-type="string" calcext:value-type="string">
            <text:p>code/diss3_code/browse_midi/node_modules/finalhandl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finalhandl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432" calcext:value-type="float">
            <text:p>2,432</text:p>
          </table:table-cell>
        </table:table-row>
        <table:table-row table:style-name="ro1">
          <table:table-cell office:value-type="string" calcext:value-type="string">
            <text:p>code/diss3_code/browse_midi/node_modules/depd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depd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174" calcext:value-type="float">
            <text:p>2,174</text:p>
          </table:table-cell>
        </table:table-row>
        <table:table-row table:style-name="ro1">
          <table:table-cell office:value-type="string" calcext:value-type="string">
            <text:p>code/diss3_code/browse_midi/node_modules/depd/li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depd/lib/brows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depd/lib/compat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accepts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accepts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91" calcext:value-type="float">
            <text:p>2,291</text:p>
          </table:table-cell>
        </table:table-row>
        <table:table-row table:style-name="ro1">
          <table:table-cell office:value-type="string" calcext:value-type="string">
            <text:p>code/diss3_code/browse_midi/node_modules/content-dispositi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content-disposition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426" calcext:value-type="float">
            <text:p>2,426</text:p>
          </table:table-cell>
        </table:table-row>
        <table:table-row table:style-name="ro1">
          <table:table-cell office:value-type="string" calcext:value-type="string">
            <text:p>code/diss3_code/browse_midi/node_modules/debug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debug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63" calcext:value-type="float">
            <text:p>2,263</text:p>
          </table:table-cell>
        </table:table-row>
        <table:table-row table:style-name="ro1">
          <table:table-cell office:value-type="string" calcext:value-type="string">
            <text:p>code/diss3_code/browse_midi/node_modules/debug/src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on-finished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on-finished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031" calcext:value-type="float">
            <text:p>2,031</text:p>
          </table:table-cell>
        </table:table-row>
        <table:table-row table:style-name="ro1">
          <table:table-cell office:value-type="string" calcext:value-type="string">
            <text:p>code/diss3_code/browse_midi/node_modules/proxy-add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proxy-add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93" calcext:value-type="float">
            <text:p>2,293</text:p>
          </table:table-cell>
        </table:table-row>
        <table:table-row table:style-name="ro1">
          <table:table-cell office:value-type="string" calcext:value-type="string">
            <text:p>code/diss3_code/browse_midi/node_modules/media-typ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edia-typ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97" calcext:value-type="float">
            <text:p>1,797</text:p>
          </table:table-cell>
        </table:table-row>
        <table:table-row table:style-name="ro1">
          <table:table-cell office:value-type="string" calcext:value-type="string">
            <text:p>code/diss3_code/browse_midi/node_modules/safer-buffer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afer-buffer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802" calcext:value-type="float">
            <text:p>1,802</text:p>
          </table:table-cell>
        </table:table-row>
        <table:table-row table:style-name="ro1">
          <table:table-cell office:value-type="string" calcext:value-type="string">
            <text:p>code/diss3_code/browse_midi/node_modules/mime-db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mime-db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792" calcext:value-type="float">
            <text:p>2,792</text:p>
          </table:table-cell>
        </table:table-row>
        <table:table-row table:style-name="ro1">
          <table:table-cell office:value-type="string" calcext:value-type="string">
            <text:p>code/diss3_code/browse_midi/node_modules/serve-static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serve-static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393" calcext:value-type="float">
            <text:p>2,393</text:p>
          </table:table-cell>
        </table:table-row>
        <table:table-row table:style-name="ro1">
          <table:table-cell office:value-type="string" calcext:value-type="string">
            <text:p>code/diss3_code/browse_midi/node_modules/unpip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unpip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88" calcext:value-type="float">
            <text:p>1,788</text:p>
          </table:table-cell>
        </table:table-row>
        <table:table-row table:style-name="ro1">
          <table:table-cell office:value-type="string" calcext:value-type="string">
            <text:p>code/diss3_code/browse_midi/node_modules/utils-merg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utils-merge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12" calcext:value-type="float">
            <text:p>1,712</text:p>
          </table:table-cell>
        </table:table-row>
        <table:table-row table:style-name="ro1">
          <table:table-cell office:value-type="string" calcext:value-type="string">
            <text:p>code/diss3_code/browse_midi/node_modules/array-flatte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array-flatten/package.jso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703" calcext:value-type="float">
            <text:p>1,703</text:p>
          </table:table-cell>
        </table:table-row>
        <table:table-row table:style-name="ro1">
          <table:table-cell office:value-type="string" calcext:value-type="string">
            <text:p>code/diss3_code/browse_midi/node_modules/.bin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browse_midi/node_modules/.bin/mime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esentations/Internal-Nov-20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presentations/proposal/hebrew_title_screenshot.png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22496" calcext:value-type="float">
            <text:p>22,496</text:p>
          </table:table-cell>
        </table:table-row>
        <table:table-row table:style-name="ro1">
          <table:table-cell office:value-type="string" calcext:value-type="string">
            <text:p>presentations/proposal/coupling_clusters_edited_dot_colors.png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16853" calcext:value-type="float">
            <text:p>16,853</text:p>
          </table:table-cell>
        </table:table-row>
        <table:table-row table:style-name="ro1">
          <table:table-cell office:value-type="string" calcext:value-type="string">
            <text:p>presentations/proposal/coupling_clusters_and_original_sbs.png</text:p>
          </table:table-cell>
          <table:table-cell table:style-name="ce1" office:value-type="date" office:date-value="2021-01-25" calcext:value-type="date">
            <text:p>01/25/21</text:p>
          </table:table-cell>
          <table:table-cell office:value-type="float" office:value="33164" calcext:value-type="float">
            <text:p>33,164</text:p>
          </table:table-cell>
        </table:table-row>
        <table:table-row table:style-name="ro1">
          <table:table-cell office:value-type="string" calcext:value-type="string">
            <text:p>code/diss3_code/midi</text:p>
          </table:table-cell>
          <table:table-cell table:style-name="ce1" office:value-type="date" office:date-value="2021-01-20" calcext:value-type="date">
            <text:p>01/20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midi/show_plots.html</text:p>
          </table:table-cell>
          <table:table-cell table:style-name="ce1" office:value-type="date" office:date-value="2021-01-20" calcext:value-type="date">
            <text:p>01/20/21</text:p>
          </table:table-cell>
          <table:table-cell office:value-type="float" office:value="1631" calcext:value-type="float">
            <text:p>1,631</text:p>
          </table:table-cell>
        </table:table-row>
        <table:table-row table:style-name="ro1">
          <table:table-cell office:value-type="string" calcext:value-type="string">
            <text:p>code/diss3_code/midi/data.json</text:p>
          </table:table-cell>
          <table:table-cell table:style-name="ce1" office:value-type="date" office:date-value="2021-01-20" calcext:value-type="date">
            <text:p>01/20/21</text:p>
          </table:table-cell>
          <table:table-cell office:value-type="float" office:value="12612" calcext:value-type="float">
            <text:p>12,612</text:p>
          </table:table-cell>
        </table:table-row>
        <table:table-row table:style-name="ro1">
          <table:table-cell office:value-type="string" calcext:value-type="string">
            <text:p>code/diss3_code/midi/load_data.js</text:p>
          </table:table-cell>
          <table:table-cell table:style-name="ce1" office:value-type="date" office:date-value="2021-01-19" calcext:value-type="date">
            <text:p>01/19/21</text:p>
          </table:table-cell>
          <table:table-cell office:value-type="float" office:value="13322" calcext:value-type="float">
            <text:p>13,322</text:p>
          </table:table-cell>
        </table:table-row>
        <table:table-row table:style-name="ro1">
          <table:table-cell office:value-type="string" calcext:value-type="string">
            <text:p>code/notebooks/database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database/database_setup.ipynb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37263" calcext:value-type="float">
            <text:p>37,263</text:p>
          </table:table-cell>
        </table:table-row>
        <table:table-row table:style-name="ro1">
          <table:table-cell office:value-type="string" calcext:value-type="string">
            <text:p>code/notebooks/database/add cohesion column.ipynb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7977" calcext:value-type="float">
            <text:p>17,977</text:p>
          </table:table-cell>
        </table:table-row>
        <table:table-row table:style-name="ro1">
          <table:table-cell office:value-type="string" calcext:value-type="string">
            <text:p>code/notebooks/midi/.ipynb_checkpoints/neatly_place_interaction_midi_files_in_folder-checkpoint.ipynb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midi/neatly_place_interaction_midi_files_in_folder.ipynb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7891" calcext:value-type="float">
            <text:p>17,891</text:p>
          </table:table-cell>
        </table:table-row>
        <table:table-row table:style-name="ro1">
          <table:table-cell office:value-type="string" calcext:value-type="string">
            <text:p>data/Drums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8_30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3_29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9_30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7_06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5_14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0_12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 group n4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5_19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5_05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3_13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7_1104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6_19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8_1104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 group n3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8_06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9_26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1_22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9_2604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0_22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2_08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/1001_13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/1001_130318/Freestyle1001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/1001_130318/predictable1001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/1001_130318/testingMatan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/1001_130318/testingSapir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1_130318/1001_130318/testingOr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4_21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8_20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0_02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2_28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3_08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50_27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2_13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0_30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2_02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9_21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6_05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6_15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2_13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4_17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 group n1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9_1210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7_15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5_16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4_09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1_02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4_14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8_21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 group n2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5_25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51_020119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7_19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 Shay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41_1212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6_23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Pilot group n5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6_25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7_23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21_2510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34_2911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03_2103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after_converting/1013_090518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Drums-20210118T075209Z-001.zip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67158120" calcext:value-type="float">
            <text:p>67,158,120</text:p>
          </table:table-cell>
        </table:table-row>
        <table:table-row table:style-name="ro1">
          <table:table-cell office:value-type="string" calcext:value-type="string">
            <text:p>data/Drums/before_converting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MIDI-Interaction/Interaction_1039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401" calcext:value-type="float">
            <text:p>7,401</text:p>
          </table:table-cell>
        </table:table-row>
        <table:table-row table:style-name="ro1">
          <table:table-cell office:value-type="string" calcext:value-type="string">
            <text:p>data/MIDI-Interaction/Interaction_1011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954" calcext:value-type="float">
            <text:p>8,954</text:p>
          </table:table-cell>
        </table:table-row>
        <table:table-row table:style-name="ro1">
          <table:table-cell office:value-type="string" calcext:value-type="string">
            <text:p>data/MIDI-Interaction/Interaction_1045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119" calcext:value-type="float">
            <text:p>8,119</text:p>
          </table:table-cell>
        </table:table-row>
        <table:table-row table:style-name="ro1">
          <table:table-cell office:value-type="string" calcext:value-type="string">
            <text:p>data/MIDI-Interaction/Interaction_1034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3910" calcext:value-type="float">
            <text:p>13,910</text:p>
          </table:table-cell>
        </table:table-row>
        <table:table-row table:style-name="ro1">
          <table:table-cell office:value-type="string" calcext:value-type="string">
            <text:p>data/MIDI-Interaction/Interaction_1017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9016" calcext:value-type="float">
            <text:p>9,016</text:p>
          </table:table-cell>
        </table:table-row>
        <table:table-row table:style-name="ro1">
          <table:table-cell office:value-type="string" calcext:value-type="string">
            <text:p>data/MIDI-Interaction/Interaction_1006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791" calcext:value-type="float">
            <text:p>8,791</text:p>
          </table:table-cell>
        </table:table-row>
        <table:table-row table:style-name="ro1">
          <table:table-cell office:value-type="string" calcext:value-type="string">
            <text:p>data/MIDI-Interaction/Interaction_1036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0252" calcext:value-type="float">
            <text:p>10,252</text:p>
          </table:table-cell>
        </table:table-row>
        <table:table-row table:style-name="ro1">
          <table:table-cell office:value-type="string" calcext:value-type="string">
            <text:p>data/MIDI-Interaction/Interaction_1018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839" calcext:value-type="float">
            <text:p>8,839</text:p>
          </table:table-cell>
        </table:table-row>
        <table:table-row table:style-name="ro1">
          <table:table-cell office:value-type="string" calcext:value-type="string">
            <text:p>data/MIDI-Interaction/Interaction_1033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9072" calcext:value-type="float">
            <text:p>9,072</text:p>
          </table:table-cell>
        </table:table-row>
        <table:table-row table:style-name="ro1">
          <table:table-cell office:value-type="string" calcext:value-type="string">
            <text:p>data/MIDI-Interaction/Interaction_1024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3156" calcext:value-type="float">
            <text:p>13,156</text:p>
          </table:table-cell>
        </table:table-row>
        <table:table-row table:style-name="ro1">
          <table:table-cell office:value-type="string" calcext:value-type="string">
            <text:p>data/MIDI-Interaction/Interaction_1032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2359" calcext:value-type="float">
            <text:p>12,359</text:p>
          </table:table-cell>
        </table:table-row>
        <table:table-row table:style-name="ro1">
          <table:table-cell office:value-type="string" calcext:value-type="string">
            <text:p>data/MIDI-Interaction/Interaction_1050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1010" calcext:value-type="float">
            <text:p>11,010</text:p>
          </table:table-cell>
        </table:table-row>
        <table:table-row table:style-name="ro1">
          <table:table-cell office:value-type="string" calcext:value-type="string">
            <text:p>data/MIDI-Interaction/Interaction_1051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695" calcext:value-type="float">
            <text:p>7,695</text:p>
          </table:table-cell>
        </table:table-row>
        <table:table-row table:style-name="ro1">
          <table:table-cell office:value-type="string" calcext:value-type="string">
            <text:p>data/MIDI-Interaction/Interaction_1016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1959" calcext:value-type="float">
            <text:p>11,959</text:p>
          </table:table-cell>
        </table:table-row>
        <table:table-row table:style-name="ro1">
          <table:table-cell office:value-type="string" calcext:value-type="string">
            <text:p>data/MIDI-Interaction/Interaction_1009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702" calcext:value-type="float">
            <text:p>7,702</text:p>
          </table:table-cell>
        </table:table-row>
        <table:table-row table:style-name="ro1">
          <table:table-cell office:value-type="string" calcext:value-type="string">
            <text:p>data/MIDI-Interaction/Interaction_1020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5607" calcext:value-type="float">
            <text:p>15,607</text:p>
          </table:table-cell>
        </table:table-row>
        <table:table-row table:style-name="ro1">
          <table:table-cell office:value-type="string" calcext:value-type="string">
            <text:p>data/MIDI-Interaction/Interaction_1048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3782" calcext:value-type="float">
            <text:p>13,782</text:p>
          </table:table-cell>
        </table:table-row>
        <table:table-row table:style-name="ro1">
          <table:table-cell office:value-type="string" calcext:value-type="string">
            <text:p>data/MIDI-Interaction/Interaction_1041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494" calcext:value-type="float">
            <text:p>8,494</text:p>
          </table:table-cell>
        </table:table-row>
        <table:table-row table:style-name="ro1">
          <table:table-cell office:value-type="string" calcext:value-type="string">
            <text:p>data/MIDI-Interaction/Interaction_1035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5858" calcext:value-type="float">
            <text:p>5,858</text:p>
          </table:table-cell>
        </table:table-row>
        <table:table-row table:style-name="ro1">
          <table:table-cell office:value-type="string" calcext:value-type="string">
            <text:p>data/MIDI-Interaction/Interaction_1030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0789" calcext:value-type="float">
            <text:p>10,789</text:p>
          </table:table-cell>
        </table:table-row>
        <table:table-row table:style-name="ro1">
          <table:table-cell office:value-type="string" calcext:value-type="string">
            <text:p>data/MIDI-Interaction/Interaction_1005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6335" calcext:value-type="float">
            <text:p>16,335</text:p>
          </table:table-cell>
        </table:table-row>
        <table:table-row table:style-name="ro1">
          <table:table-cell office:value-type="string" calcext:value-type="string">
            <text:p>data/MIDI-Interaction/Interaction_1022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3231" calcext:value-type="float">
            <text:p>13,231</text:p>
          </table:table-cell>
        </table:table-row>
        <table:table-row table:style-name="ro1">
          <table:table-cell office:value-type="string" calcext:value-type="string">
            <text:p>data/MIDI-Interaction/Interaction_1044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354" calcext:value-type="float">
            <text:p>7,354</text:p>
          </table:table-cell>
        </table:table-row>
        <table:table-row table:style-name="ro1">
          <table:table-cell office:value-type="string" calcext:value-type="string">
            <text:p>data/MIDI-Interaction/Interaction_1010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6417" calcext:value-type="float">
            <text:p>16,417</text:p>
          </table:table-cell>
        </table:table-row>
        <table:table-row table:style-name="ro1">
          <table:table-cell office:value-type="string" calcext:value-type="string">
            <text:p>data/MIDI-Interaction/Interaction_1013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953" calcext:value-type="float">
            <text:p>4,953</text:p>
          </table:table-cell>
        </table:table-row>
        <table:table-row table:style-name="ro1">
          <table:table-cell office:value-type="string" calcext:value-type="string">
            <text:p>data/MIDI-Interaction/Interaction_1012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650" calcext:value-type="float">
            <text:p>8,650</text:p>
          </table:table-cell>
        </table:table-row>
        <table:table-row table:style-name="ro1">
          <table:table-cell office:value-type="string" calcext:value-type="string">
            <text:p>data/MIDI-Interaction/Interaction_1040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6984" calcext:value-type="float">
            <text:p>6,984</text:p>
          </table:table-cell>
        </table:table-row>
        <table:table-row table:style-name="ro1">
          <table:table-cell office:value-type="string" calcext:value-type="string">
            <text:p>data/MIDI-Interaction/Interaction_1003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9488" calcext:value-type="float">
            <text:p>9,488</text:p>
          </table:table-cell>
        </table:table-row>
        <table:table-row table:style-name="ro1">
          <table:table-cell office:value-type="string" calcext:value-type="string">
            <text:p>data/MIDI-Interaction/Interaction_1001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0327" calcext:value-type="float">
            <text:p>10,327</text:p>
          </table:table-cell>
        </table:table-row>
        <table:table-row table:style-name="ro1">
          <table:table-cell office:value-type="string" calcext:value-type="string">
            <text:p>data/MIDI-Interaction/Interaction_1015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6833" calcext:value-type="float">
            <text:p>6,833</text:p>
          </table:table-cell>
        </table:table-row>
        <table:table-row table:style-name="ro1">
          <table:table-cell office:value-type="string" calcext:value-type="string">
            <text:p>data/MIDI-Interaction/Interaction_1042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1808" calcext:value-type="float">
            <text:p>11,808</text:p>
          </table:table-cell>
        </table:table-row>
        <table:table-row table:style-name="ro1">
          <table:table-cell office:value-type="string" calcext:value-type="string">
            <text:p>data/MIDI-Interaction/Interaction_1021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0959" calcext:value-type="float">
            <text:p>10,959</text:p>
          </table:table-cell>
        </table:table-row>
        <table:table-row table:style-name="ro1">
          <table:table-cell office:value-type="string" calcext:value-type="string">
            <text:p>data/MIDI-Interaction/Interaction_1047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152" calcext:value-type="float">
            <text:p>7,152</text:p>
          </table:table-cell>
        </table:table-row>
        <table:table-row table:style-name="ro1">
          <table:table-cell office:value-type="string" calcext:value-type="string">
            <text:p>data/MIDI-Interaction/Interaction_1008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3525" calcext:value-type="float">
            <text:p>13,525</text:p>
          </table:table-cell>
        </table:table-row>
        <table:table-row table:style-name="ro1">
          <table:table-cell office:value-type="string" calcext:value-type="string">
            <text:p>data/MIDI-Interaction/Interaction_1014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2216" calcext:value-type="float">
            <text:p>12,216</text:p>
          </table:table-cell>
        </table:table-row>
        <table:table-row table:style-name="ro1">
          <table:table-cell office:value-type="string" calcext:value-type="string">
            <text:p>data/MIDI-Interaction/Interaction_1019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6771" calcext:value-type="float">
            <text:p>6,771</text:p>
          </table:table-cell>
        </table:table-row>
        <table:table-row table:style-name="ro1">
          <table:table-cell office:value-type="string" calcext:value-type="string">
            <text:p>data/MIDI-Interaction/Interaction_1038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12059" calcext:value-type="float">
            <text:p>12,059</text:p>
          </table:table-cell>
        </table:table-row>
        <table:table-row table:style-name="ro1">
          <table:table-cell office:value-type="string" calcext:value-type="string">
            <text:p>data/MIDI-Interaction/Interaction_1049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4198" calcext:value-type="float">
            <text:p>4,198</text:p>
          </table:table-cell>
        </table:table-row>
        <table:table-row table:style-name="ro1">
          <table:table-cell office:value-type="string" calcext:value-type="string">
            <text:p>data/MIDI-Interaction/Interaction_1004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6704" calcext:value-type="float">
            <text:p>6,704</text:p>
          </table:table-cell>
        </table:table-row>
        <table:table-row table:style-name="ro1">
          <table:table-cell office:value-type="string" calcext:value-type="string">
            <text:p>data/MIDI-Interaction/Interaction_1023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9152" calcext:value-type="float">
            <text:p>9,152</text:p>
          </table:table-cell>
        </table:table-row>
        <table:table-row table:style-name="ro1">
          <table:table-cell office:value-type="string" calcext:value-type="string">
            <text:p>data/MIDI-Interaction/Interaction_1043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690" calcext:value-type="float">
            <text:p>8,690</text:p>
          </table:table-cell>
        </table:table-row>
        <table:table-row table:style-name="ro1">
          <table:table-cell office:value-type="string" calcext:value-type="string">
            <text:p>data/MIDI-Interaction/Interaction_1007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941" calcext:value-type="float">
            <text:p>8,941</text:p>
          </table:table-cell>
        </table:table-row>
        <table:table-row table:style-name="ro1">
          <table:table-cell office:value-type="string" calcext:value-type="string">
            <text:p>data/MIDI-Interaction/Interaction_1037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7239" calcext:value-type="float">
            <text:p>7,239</text:p>
          </table:table-cell>
        </table:table-row>
        <table:table-row table:style-name="ro1">
          <table:table-cell office:value-type="string" calcext:value-type="string">
            <text:p>data/MIDI-Interaction/Interaction_1025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958" calcext:value-type="float">
            <text:p>8,958</text:p>
          </table:table-cell>
        </table:table-row>
        <table:table-row table:style-name="ro1">
          <table:table-cell office:value-type="string" calcext:value-type="string">
            <text:p>data/MIDI-Interaction/Interaction_1026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6784" calcext:value-type="float">
            <text:p>6,784</text:p>
          </table:table-cell>
        </table:table-row>
        <table:table-row table:style-name="ro1">
          <table:table-cell office:value-type="string" calcext:value-type="string">
            <text:p>data/MIDI-Interaction/Interaction_1031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9592" calcext:value-type="float">
            <text:p>9,592</text:p>
          </table:table-cell>
        </table:table-row>
        <table:table-row table:style-name="ro1">
          <table:table-cell office:value-type="string" calcext:value-type="string">
            <text:p>data/MIDI-Interaction/Interaction_1027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9623" calcext:value-type="float">
            <text:p>9,623</text:p>
          </table:table-cell>
        </table:table-row>
        <table:table-row table:style-name="ro1">
          <table:table-cell office:value-type="string" calcext:value-type="string">
            <text:p>data/MIDI-Interaction/Interaction_1046.mid</text:p>
          </table:table-cell>
          <table:table-cell table:style-name="ce1" office:value-type="date" office:date-value="2021-01-18" calcext:value-type="date">
            <text:p>01/18/21</text:p>
          </table:table-cell>
          <table:table-cell office:value-type="float" office:value="8835" calcext:value-type="float">
            <text:p>8,835</text:p>
          </table:table-cell>
        </table:table-row>
        <table:table-row table:style-name="ro1">
          <table:table-cell office:value-type="string" calcext:value-type="string">
            <text:p>data/Drums/after_converting/1033_2911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9072" calcext:value-type="float">
            <text:p>9,072</text:p>
          </table:table-cell>
        </table:table-row>
        <table:table-row table:style-name="ro1">
          <table:table-cell office:value-type="string" calcext:value-type="string">
            <text:p>data/Drums/after_converting/1037_06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7239" calcext:value-type="float">
            <text:p>7,239</text:p>
          </table:table-cell>
        </table:table-row>
        <table:table-row table:style-name="ro1">
          <table:table-cell office:value-type="string" calcext:value-type="string">
            <text:p>data/Drums/after_converting/1025_1411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8958" calcext:value-type="float">
            <text:p>8,958</text:p>
          </table:table-cell>
        </table:table-row>
        <table:table-row table:style-name="ro1">
          <table:table-cell office:value-type="string" calcext:value-type="string">
            <text:p>data/Drums/after_converting/1040_12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6984" calcext:value-type="float">
            <text:p>6,984</text:p>
          </table:table-cell>
        </table:table-row>
        <table:table-row table:style-name="ro1">
          <table:table-cell office:value-type="string" calcext:value-type="string">
            <text:p>data/Drums/after_converting/1045_19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8119" calcext:value-type="float">
            <text:p>8,119</text:p>
          </table:table-cell>
        </table:table-row>
        <table:table-row table:style-name="ro1">
          <table:table-cell office:value-type="string" calcext:value-type="string">
            <text:p>data/Drums/after_converting/1035_05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5858" calcext:value-type="float">
            <text:p>5,858</text:p>
          </table:table-cell>
        </table:table-row>
        <table:table-row table:style-name="ro1">
          <table:table-cell office:value-type="string" calcext:value-type="string">
            <text:p>data/Drums/after_converting/1043_13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8690" calcext:value-type="float">
            <text:p>8,690</text:p>
          </table:table-cell>
        </table:table-row>
        <table:table-row table:style-name="ro1">
          <table:table-cell office:value-type="string" calcext:value-type="string">
            <text:p>data/Drums/after_converting/1046_19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8835" calcext:value-type="float">
            <text:p>8,835</text:p>
          </table:table-cell>
        </table:table-row>
        <table:table-row table:style-name="ro1">
          <table:table-cell office:value-type="string" calcext:value-type="string">
            <text:p>data/Drums/after_converting/1038_06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2059" calcext:value-type="float">
            <text:p>12,059</text:p>
          </table:table-cell>
        </table:table-row>
        <table:table-row table:style-name="ro1">
          <table:table-cell office:value-type="string" calcext:value-type="string">
            <text:p>data/Drums/after_converting/1049_26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4198" calcext:value-type="float">
            <text:p>4,198</text:p>
          </table:table-cell>
        </table:table-row>
        <table:table-row table:style-name="ro1">
          <table:table-cell office:value-type="string" calcext:value-type="string">
            <text:p>data/Drums/after_converting/1031_2211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9592" calcext:value-type="float">
            <text:p>9,592</text:p>
          </table:table-cell>
        </table:table-row>
        <table:table-row table:style-name="ro1">
          <table:table-cell office:value-type="string" calcext:value-type="string">
            <text:p>data/Drums/after_converting/1030_2211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0789" calcext:value-type="float">
            <text:p>10,789</text:p>
          </table:table-cell>
        </table:table-row>
        <table:table-row table:style-name="ro1">
          <table:table-cell office:value-type="string" calcext:value-type="string">
            <text:p>data/Drums/after_converting/1022_0811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3231" calcext:value-type="float">
            <text:p>13,231</text:p>
          </table:table-cell>
        </table:table-row>
        <table:table-row table:style-name="ro1">
          <table:table-cell office:value-type="string" calcext:value-type="string">
            <text:p>data/Drums/after_converting/1048_20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3782" calcext:value-type="float">
            <text:p>13,782</text:p>
          </table:table-cell>
        </table:table-row>
        <table:table-row table:style-name="ro1">
          <table:table-cell office:value-type="string" calcext:value-type="string">
            <text:p>data/Drums/after_converting/1032_2811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2359" calcext:value-type="float">
            <text:p>12,359</text:p>
          </table:table-cell>
        </table:table-row>
        <table:table-row table:style-name="ro1">
          <table:table-cell office:value-type="string" calcext:value-type="string">
            <text:p>data/Drums/after_converting/1023_0811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9152" calcext:value-type="float">
            <text:p>9,152</text:p>
          </table:table-cell>
        </table:table-row>
        <table:table-row table:style-name="ro1">
          <table:table-cell office:value-type="string" calcext:value-type="string">
            <text:p>data/Drums/after_converting/1050_27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1010" calcext:value-type="float">
            <text:p>11,010</text:p>
          </table:table-cell>
        </table:table-row>
        <table:table-row table:style-name="ro1">
          <table:table-cell office:value-type="string" calcext:value-type="string">
            <text:p>data/Drums/after_converting/1042_13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1808" calcext:value-type="float">
            <text:p>11,808</text:p>
          </table:table-cell>
        </table:table-row>
        <table:table-row table:style-name="ro1">
          <table:table-cell office:value-type="string" calcext:value-type="string">
            <text:p>data/Drums/after_converting/1036_05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0252" calcext:value-type="float">
            <text:p>10,252</text:p>
          </table:table-cell>
        </table:table-row>
        <table:table-row table:style-name="ro1">
          <table:table-cell office:value-type="string" calcext:value-type="string">
            <text:p>data/Drums/after_converting/1026_1511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6784" calcext:value-type="float">
            <text:p>6,784</text:p>
          </table:table-cell>
        </table:table-row>
        <table:table-row table:style-name="ro1">
          <table:table-cell office:value-type="string" calcext:value-type="string">
            <text:p>data/Drums/after_converting/1044_1712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7354" calcext:value-type="float">
            <text:p>7,354</text:p>
          </table:table-cell>
        </table:table-row>
        <table:table-row table:style-name="ro1">
          <table:table-cell office:value-type="string" calcext:value-type="string">
            <text:p>data/Drums/after_converting/1039_1210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7401" calcext:value-type="float">
            <text:p>7,401</text:p>
          </table:table-cell>
        </table:table-row>
        <table:table-row table:style-name="ro1">
          <table:table-cell office:value-type="string" calcext:value-type="string">
            <text:p>data/Drums/after_converting/1027_1511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9623" calcext:value-type="float">
            <text:p>9,623</text:p>
          </table:table-cell>
        </table:table-row>
        <table:table-row table:style-name="ro1">
          <table:table-cell office:value-type="string" calcext:value-type="string">
            <text:p>data/Drums/after_converting/1024_1411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3156" calcext:value-type="float">
            <text:p>13,156</text:p>
          </table:table-cell>
        </table:table-row>
        <table:table-row table:style-name="ro1">
          <table:table-cell office:value-type="string" calcext:value-type="string">
            <text:p>data/Drums/after_converting/1051_020119/8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7695" calcext:value-type="float">
            <text:p>7,695</text:p>
          </table:table-cell>
        </table:table-row>
        <table:table-row table:style-name="ro1">
          <table:table-cell office:value-type="string" calcext:value-type="string">
            <text:p>data/Drums/after_converting/1047_19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7152" calcext:value-type="float">
            <text:p>7,152</text:p>
          </table:table-cell>
        </table:table-row>
        <table:table-row table:style-name="ro1">
          <table:table-cell office:value-type="string" calcext:value-type="string">
            <text:p>data/Drums/after_converting/1041_121218/7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8494" calcext:value-type="float">
            <text:p>8,494</text:p>
          </table:table-cell>
        </table:table-row>
        <table:table-row table:style-name="ro1">
          <table:table-cell office:value-type="string" calcext:value-type="string">
            <text:p>data/Drums/after_converting/1034_291118/1 2-Marimba1 Classic.mid</text:p>
          </table:table-cell>
          <table:table-cell table:style-name="ce1" office:value-type="date" office:date-value="2021-01-16" calcext:value-type="date">
            <text:p>01/16/21</text:p>
          </table:table-cell>
          <table:table-cell office:value-type="float" office:value="13910" calcext:value-type="float">
            <text:p>13,910</text:p>
          </table:table-cell>
        </table:table-row>
        <table:table-row table:style-name="ro1">
          <table:table-cell office:value-type="string" calcext:value-type="string">
            <text:p>code/notebooks/coupling_analysis/.ipynb_checkpoints/get_all_distances_hf_lf_rms-checkpoint.ipynb</text:p>
          </table:table-cell>
          <table:table-cell table:style-name="ce1" office:value-type="date" office:date-value="2021-01-13" calcext:value-type="date">
            <text:p>01/13/21</text:p>
          </table:table-cell>
          <table:table-cell office:value-type="float" office:value="403870" calcext:value-type="float">
            <text:p>403,870</text:p>
          </table:table-cell>
        </table:table-row>
        <table:table-row table:style-name="ro1">
          <table:table-cell office:value-type="string" calcext:value-type="string">
            <text:p>code/notebooks/coupling_analysis/get_all_distances_hf_lf_rms.ipynb</text:p>
          </table:table-cell>
          <table:table-cell table:style-name="ce1" office:value-type="date" office:date-value="2021-01-13" calcext:value-type="date">
            <text:p>01/13/21</text:p>
          </table:table-cell>
          <table:table-cell office:value-type="float" office:value="393604" calcext:value-type="float">
            <text:p>393,604</text:p>
          </table:table-cell>
        </table:table-row>
        <table:table-row table:style-name="ro1">
          <table:table-cell office:value-type="string" calcext:value-type="string">
            <text:p>code/notebooks/database/find ecg valid groups.ipynb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17332" calcext:value-type="float">
            <text:p>17,332</text:p>
          </table:table-cell>
        </table:table-row>
        <table:table-row table:style-name="ro1">
          <table:table-cell office:value-type="string" calcext:value-type="string">
            <text:p>code/notebooks/database/.ipynb_checkpoints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database/.ipynb_checkpoints/find ecg valid groups-checkpoint.ipynb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signal/__pycache__/signal_fetchers.cpython-37.pyc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2261" calcext:value-type="float">
            <text:p>2,261</text:p>
          </table:table-cell>
        </table:table-row>
        <table:table-row table:style-name="ro1">
          <table:table-cell office:value-type="string" calcext:value-type="string">
            <text:p>code/diss3_code/signal/signal_fetchers.py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2056" calcext:value-type="float">
            <text:p>2,056</text:p>
          </table:table-cell>
        </table:table-row>
        <table:table-row table:style-name="ro1">
          <table:table-cell office:value-type="string" calcext:value-type="string">
            <text:p>code/diss3_code/distance/__pycache__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distance/__pycache__/distance_fetchers.cpython-37.pyc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1852" calcext:value-type="float">
            <text:p>1,852</text:p>
          </table:table-cell>
        </table:table-row>
        <table:table-row table:style-name="ro1">
          <table:table-cell office:value-type="string" calcext:value-type="string">
            <text:p>code/diss3_code/distance/__pycache__/distance.cpython-37.pyc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1527" calcext:value-type="float">
            <text:p>1,527</text:p>
          </table:table-cell>
        </table:table-row>
        <table:table-row table:style-name="ro1">
          <table:table-cell office:value-type="string" calcext:value-type="string">
            <text:p>code/diss3_code/distance/distance.py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1164" calcext:value-type="float">
            <text:p>1,164</text:p>
          </table:table-cell>
        </table:table-row>
        <table:table-row table:style-name="ro1">
          <table:table-cell office:value-type="string" calcext:value-type="string">
            <text:p>code/diss3_code/distance/distance_fetchers.py</text:p>
          </table:table-cell>
          <table:table-cell table:style-name="ce1" office:value-type="date" office:date-value="2021-01-12" calcext:value-type="date">
            <text:p>01/12/21</text:p>
          </table:table-cell>
          <table:table-cell office:value-type="float" office:value="1105" calcext:value-type="float">
            <text:p>1,105</text:p>
          </table:table-cell>
        </table:table-row>
        <table:table-row table:style-name="ro1">
          <table:table-cell office:value-type="string" calcext:value-type="string">
            <text:p>presentations/Internal-Nov-20/coupling_clusters_and_original_sbs.png</text:p>
          </table:table-cell>
          <table:table-cell table:style-name="ce1" office:value-type="date" office:date-value="2021-01-11" calcext:value-type="date">
            <text:p>01/11/21</text:p>
          </table:table-cell>
          <table:table-cell office:value-type="float" office:value="36033" calcext:value-type="float">
            <text:p>36,033</text:p>
          </table:table-cell>
        </table:table-row>
        <table:table-row table:style-name="ro1">
          <table:table-cell office:value-type="string" calcext:value-type="string">
            <text:p>code/diss3_code/.vscode/settings.json</text:p>
          </table:table-cell>
          <table:table-cell table:style-name="ce1" office:value-type="date" office:date-value="2021-01-10" calcext:value-type="date">
            <text:p>01/10/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de/diss3_code/distance</text:p>
          </table:table-cell>
          <table:table-cell table:style-name="ce1" office:value-type="date" office:date-value="2021-01-10" calcext:value-type="date">
            <text:p>01/10/21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distance/__pycache__/distance.cpython-39.pyc</text:p>
          </table:table-cell>
          <table:table-cell table:style-name="ce1" office:value-type="date" office:date-value="2021-01-10" calcext:value-type="date">
            <text:p>01/10/21</text:p>
          </table:table-cell>
          <table:table-cell office:value-type="float" office:value="1534" calcext:value-type="float">
            <text:p>1,534</text:p>
          </table:table-cell>
        </table:table-row>
        <table:table-row table:style-name="ro1">
          <table:table-cell office:value-type="string" calcext:value-type="string">
            <text:p>code/notebooks/filtering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filtering/.ipynb_checkpoints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signal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signal/.ipynb_checkpoints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signal/.ipynb_checkpoints/develop distance calculation code-checkpoint.ipynb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signal/develop distance calculation code.ipynb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87300" calcext:value-type="float">
            <text:p>87,300</text:p>
          </table:table-cell>
        </table:table-row>
        <table:table-row table:style-name="ro1">
          <table:table-cell office:value-type="string" calcext:value-type="string">
            <text:p>code/diss3_code/signal/__pycache__/__init__.cpython-39.pyc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de/diss3_code/signal/__pycache__/signal_fetchers.cpython-39.pyc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1980" calcext:value-type="float">
            <text:p>1,980</text:p>
          </table:table-cell>
        </table:table-row>
        <table:table-row table:style-name="ro1">
          <table:table-cell office:value-type="string" calcext:value-type="string">
            <text:p>code/diss3_code/signal/__pycache__/smooth_component_analysis.cpython-39.pyc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7432" calcext:value-type="float">
            <text:p>7,432</text:p>
          </table:table-cell>
        </table:table-row>
        <table:table-row table:style-name="ro1">
          <table:table-cell office:value-type="string" calcext:value-type="string">
            <text:p>code/diss3_code/database/__pycache__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database/__pycache__/get_db_data.cpython-39.pyc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3469" calcext:value-type="float">
            <text:p>3,469</text:p>
          </table:table-cell>
        </table:table-row>
        <table:table-row table:style-name="ro1">
          <table:table-cell office:value-type="string" calcext:value-type="string">
            <text:p>code/diss3_code/.ipynb_checkpoints</text:p>
          </table:table-cell>
          <table:table-cell table:style-name="ce1" office:value-type="date" office:date-value="2020-12-30" calcext:value-type="date">
            <text:p>12/30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filtering/test signal after filtering.ipynb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267750" calcext:value-type="float">
            <text:p>267,750</text:p>
          </table:table-cell>
        </table:table-row>
        <table:table-row table:style-name="ro1">
          <table:table-cell office:value-type="string" calcext:value-type="string">
            <text:p>code/diss3_code/signal/__pycache__/decimate.cpython-37.pyc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2222" calcext:value-type="float">
            <text:p>2,222</text:p>
          </table:table-cell>
        </table:table-row>
        <table:table-row table:style-name="ro1">
          <table:table-cell office:value-type="string" calcext:value-type="string">
            <text:p>code/diss3_code/test_modules.py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de/diss3_code/deeplearning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deeplearning/__pycache__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deeplearning/__pycache__/loader.cpython-37.pyc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4373" calcext:value-type="float">
            <text:p>4,373</text:p>
          </table:table-cell>
        </table:table-row>
        <table:table-row table:style-name="ro1">
          <table:table-cell office:value-type="string" calcext:value-type="string">
            <text:p>code/diss3_code/deeplearning/__pycache__/__init__.cpython-37.pyc</text:p>
          </table:table-cell>
          <table:table-cell table:style-name="ce1" office:value-type="date" office:date-value="2020-12-29" calcext:value-type="date">
            <text:p>12/29/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de/notebooks/filtering/contents of spss file fron Nir.ipynb</text:p>
          </table:table-cell>
          <table:table-cell table:style-name="ce1" office:value-type="date" office:date-value="2020-12-28" calcext:value-type="date">
            <text:p>12/28/20</text:p>
          </table:table-cell>
          <table:table-cell office:value-type="float" office:value="48002" calcext:value-type="float">
            <text:p>48,002</text:p>
          </table:table-cell>
        </table:table-row>
        <table:table-row table:style-name="ro1">
          <table:table-cell office:value-type="string" calcext:value-type="string">
            <text:p>code/notebooks/filtering/.ipynb_checkpoints/contents of spss file fron Nir-checkpoint.ipynb</text:p>
          </table:table-cell>
          <table:table-cell table:style-name="ce1" office:value-type="date" office:date-value="2020-12-28" calcext:value-type="date">
            <text:p>12/28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integrated27.11.19_1.sav</text:p>
          </table:table-cell>
          <table:table-cell table:style-name="ce1" office:value-type="date" office:date-value="2020-12-28" calcext:value-type="date">
            <text:p>12/28/20</text:p>
          </table:table-cell>
          <table:table-cell office:value-type="float" office:value="469044" calcext:value-type="float">
            <text:p>469,044</text:p>
          </table:table-cell>
        </table:table-row>
        <table:table-row table:style-name="ro1">
          <table:table-cell office:value-type="string" calcext:value-type="string">
            <text:p>presentations/proposal/shahar_reseach_proposal_december.pdf</text:p>
          </table:table-cell>
          <table:table-cell table:style-name="ce1" office:value-type="date" office:date-value="2020-12-27" calcext:value-type="date">
            <text:p>12/27/20</text:p>
          </table:table-cell>
          <table:table-cell office:value-type="float" office:value="192835" calcext:value-type="float">
            <text:p>192,835</text:p>
          </table:table-cell>
        </table:table-row>
        <table:table-row table:style-name="ro1">
          <table:table-cell office:value-type="string" calcext:value-type="string">
            <text:p>data/notes</text:p>
          </table:table-cell>
          <table:table-cell table:style-name="ce1" office:value-type="date" office:date-value="2020-12-27" calcext:value-type="date">
            <text:p>12/27/20</text:p>
          </table:table-cell>
          <table:table-cell office:value-type="float" office:value="1079" calcext:value-type="float">
            <text:p>1,079</text:p>
          </table:table-cell>
        </table:table-row>
        <table:table-row table:style-name="ro1">
          <table:table-cell office:value-type="string" calcext:value-type="string">
            <text:p>code/notebooks/database/database_setup-add freestyle.ipynb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37263" calcext:value-type="float">
            <text:p>37,263</text:p>
          </table:table-cell>
        </table:table-row>
        <table:table-row table:style-name="ro1">
          <table:table-cell office:value-type="string" calcext:value-type="string">
            <text:p>code/notebooks/database/interpolate and upload series3-freestyle.ipynb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10456" calcext:value-type="float">
            <text:p>10,456</text:p>
          </table:table-cell>
        </table:table-row>
        <table:table-row table:style-name="ro1">
          <table:table-cell office:value-type="string" calcext:value-type="string">
            <text:p>code/notebooks/__init__.py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de/notebooks/import_diss3.py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de/notebooks/filtering/__init__.py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notebooks/filtering/.ipynb_checkpoints/taking inventory on available data-checkpoint.ipynb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filtering/.ipynb_checkpoints/load from other directory-checkpoint.ipynb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filtering/load from other directory.ipynb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1754" calcext:value-type="float">
            <text:p>1,754</text:p>
          </table:table-cell>
        </table:table-row>
        <table:table-row table:style-name="ro1">
          <table:table-cell office:value-type="string" calcext:value-type="string">
            <text:p>code/notebooks/filtering/__pycache__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filtering/__pycache__/diss3.cpython-37.pyc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ode/notebooks/filtering/taking inventory on available data.ipynb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21180" calcext:value-type="float">
            <text:p>21,180</text:p>
          </table:table-cell>
        </table:table-row>
        <table:table-row table:style-name="ro1">
          <table:table-cell office:value-type="string" calcext:value-type="string">
            <text:p>code/notebooks/filtering/diss3.py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de/diss3_code/database/__pycache__/get_db_data.cpython-37.pyc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3443" calcext:value-type="float">
            <text:p>3,443</text:p>
          </table:table-cell>
        </table:table-row>
        <table:table-row table:style-name="ro1">
          <table:table-cell office:value-type="string" calcext:value-type="string">
            <text:p>code/diss3_code/database/get_db_data.py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3264" calcext:value-type="float">
            <text:p>3,264</text:p>
          </table:table-cell>
        </table:table-row>
        <table:table-row table:style-name="ro1">
          <table:table-cell office:value-type="string" calcext:value-type="string">
            <text:p>Articles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Articles/unobtrusive.pdf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1394742" calcext:value-type="float">
            <text:p>1,394,742</text:p>
          </table:table-cell>
        </table:table-row>
        <table:table-row table:style-name="ro1">
          <table:table-cell office:value-type="string" calcext:value-type="string">
            <text:p>data/Time_Series_Individuals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212992" calcext:value-type="float">
            <text:p>212,992</text:p>
          </table:table-cell>
        </table:table-row>
        <table:table-row table:style-name="ro1">
          <table:table-cell office:value-type="string" calcext:value-type="string">
            <text:p>data/final_music/1010/128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1/101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1/102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7/121</text:p>
          </table:table-cell>
          <table:table-cell table:style-name="ce1" office:value-type="date" office:date-value="2020-12-24" calcext:value-type="date">
            <text:p>12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database/interpolate and upload series3.ipynb</text:p>
          </table:table-cell>
          <table:table-cell table:style-name="ce1" office:value-type="date" office:date-value="2020-12-23" calcext:value-type="date">
            <text:p>12/23/20</text:p>
          </table:table-cell>
          <table:table-cell office:value-type="float" office:value="18939" calcext:value-type="float">
            <text:p>18,939</text:p>
          </table:table-cell>
        </table:table-row>
        <table:table-row table:style-name="ro1">
          <table:table-cell office:value-type="string" calcext:value-type="string">
            <text:p>code/notebooks/filtering/.ipynb_checkpoints/choose filter for lf-hf separation-checkpoint.ipynb</text:p>
          </table:table-cell>
          <table:table-cell table:style-name="ce1" office:value-type="date" office:date-value="2020-12-23" calcext:value-type="date">
            <text:p>12/23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filtering/.ipynb_checkpoints/test signal after filtering-checkpoint.ipynb</text:p>
          </table:table-cell>
          <table:table-cell table:style-name="ce1" office:value-type="date" office:date-value="2020-12-23" calcext:value-type="date">
            <text:p>12/23/20</text:p>
          </table:table-cell>
          <table:table-cell office:value-type="float" office:value="90755" calcext:value-type="float">
            <text:p>90,755</text:p>
          </table:table-cell>
        </table:table-row>
        <table:table-row table:style-name="ro1">
          <table:table-cell office:value-type="string" calcext:value-type="string">
            <text:p>code/notebooks/filtering/choose filter for lf-hf separation.ipynb</text:p>
          </table:table-cell>
          <table:table-cell table:style-name="ce1" office:value-type="date" office:date-value="2020-12-23" calcext:value-type="date">
            <text:p>12/23/20</text:p>
          </table:table-cell>
          <table:table-cell office:value-type="float" office:value="126886" calcext:value-type="float">
            <text:p>126,886</text:p>
          </table:table-cell>
        </table:table-row>
        <table:table-row table:style-name="ro1">
          <table:table-cell office:value-type="string" calcext:value-type="string">
            <text:p>presentations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presentations/proposal/hebrew_title1s.png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15189" calcext:value-type="float">
            <text:p>15,189</text:p>
          </table:table-cell>
        </table:table-row>
        <table:table-row table:style-name="ro1">
          <table:table-cell office:value-type="string" calcext:value-type="string">
            <text:p>presentations/proposal/triangles_coupling_modes_landscape.png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62153" calcext:value-type="float">
            <text:p>62,153</text:p>
          </table:table-cell>
        </table:table-row>
        <table:table-row table:style-name="ro1">
          <table:table-cell office:value-type="string" calcext:value-type="string">
            <text:p>presentations/proposal/hebrew_title1.png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16020" calcext:value-type="float">
            <text:p>16,020</text:p>
          </table:table-cell>
        </table:table-row>
        <table:table-row table:style-name="ro1">
          <table:table-cell office:value-type="string" calcext:value-type="string">
            <text:p>Articles/bailon2007spectral.pdf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499040" calcext:value-type="float">
            <text:p>499,040</text:p>
          </table:table-cell>
        </table:table-row>
        <table:table-row table:style-name="ro1">
          <table:table-cell office:value-type="string" calcext:value-type="string">
            <text:p>Articles/mateo2003analysis_hrv.pdf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584621" calcext:value-type="float">
            <text:p>584,621</text:p>
          </table:table-cell>
        </table:table-row>
        <table:table-row table:style-name="ro1">
          <table:table-cell office:value-type="string" calcext:value-type="string">
            <text:p>Articles/Gordon2020relationship.pdf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866302" calcext:value-type="float">
            <text:p>866,302</text:p>
          </table:table-cell>
        </table:table-row>
        <table:table-row table:style-name="ro1">
          <table:table-cell office:value-type="string" calcext:value-type="string">
            <text:p>Articles/proposal_refs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Articles/proposal_refs/Gordon2020physiological.pdf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2021393" calcext:value-type="float">
            <text:p>2,021,393</text:p>
          </table:table-cell>
        </table:table-row>
        <table:table-row table:style-name="ro1">
          <table:table-cell office:value-type="string" calcext:value-type="string">
            <text:p>Articles/proposal_refs/ivanov2011maternal.pdf</text:p>
          </table:table-cell>
          <table:table-cell table:style-name="ce1" office:value-type="date" office:date-value="2020-12-22" calcext:value-type="date">
            <text:p>12/22/20</text:p>
          </table:table-cell>
          <table:table-cell office:value-type="float" office:value="130585" calcext:value-type="float">
            <text:p>130,585</text:p>
          </table:table-cell>
        </table:table-row>
        <table:table-row table:style-name="ro1">
          <table:table-cell office:value-type="string" calcext:value-type="string">
            <text:p>presentations/Internal-Oct-20</text:p>
          </table:table-cell>
          <table:table-cell table:style-name="ce1" office:value-type="date" office:date-value="2020-12-07" calcext:value-type="date">
            <text:p>12/0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Articles/proposal_refs/Shir2020Synchronization.pdf</text:p>
          </table:table-cell>
          <table:table-cell table:style-name="ce1" office:value-type="date" office:date-value="2020-12-03" calcext:value-type="date">
            <text:p>12/03/20</text:p>
          </table:table-cell>
          <table:table-cell office:value-type="float" office:value="2937914" calcext:value-type="float">
            <text:p>2,937,914</text:p>
          </table:table-cell>
        </table:table-row>
        <table:table-row table:style-name="ro1">
          <table:table-cell office:value-type="string" calcext:value-type="string">
            <text:p>code/notebooks/midi/count beats all midi.ipynb</text:p>
          </table:table-cell>
          <table:table-cell table:style-name="ce1" office:value-type="date" office:date-value="2020-12-02" calcext:value-type="date">
            <text:p>12/02/20</text:p>
          </table:table-cell>
          <table:table-cell office:value-type="float" office:value="2174668" calcext:value-type="float">
            <text:p>2,174,668</text:p>
          </table:table-cell>
        </table:table-row>
        <table:table-row table:style-name="ro1">
          <table:table-cell office:value-type="string" calcext:value-type="string">
            <text:p>Articles/proposal_refs/Morgan2015Affective.pdf</text:p>
          </table:table-cell>
          <table:table-cell table:style-name="ce1" office:value-type="date" office:date-value="2020-12-02" calcext:value-type="date">
            <text:p>12/02/20</text:p>
          </table:table-cell>
          <table:table-cell office:value-type="float" office:value="4389770" calcext:value-type="float">
            <text:p>4,389,770</text:p>
          </table:table-cell>
        </table:table-row>
        <table:table-row table:style-name="ro1">
          <table:table-cell office:value-type="string" calcext:value-type="string">
            <text:p>Articles/proposal_refs/palumbo2017interpersonal.pdf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2866" calcext:value-type="float">
            <text:p>232,866</text:p>
          </table:table-cell>
        </table:table-row>
        <table:table-row table:style-name="ro1">
          <table:table-cell office:value-type="string" calcext:value-type="string">
            <text:p>data/Drums/after_converting/1018_300518/testing_154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641" calcext:value-type="float">
            <text:p>186,641</text:p>
          </table:table-cell>
        </table:table-row>
        <table:table-row table:style-name="ro1">
          <table:table-cell office:value-type="string" calcext:value-type="string">
            <text:p>data/Drums/after_converting/1018_300518/testing_15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611" calcext:value-type="float">
            <text:p>186,611</text:p>
          </table:table-cell>
        </table:table-row>
        <table:table-row table:style-name="ro1">
          <table:table-cell office:value-type="string" calcext:value-type="string">
            <text:p>data/Drums/after_converting/1018_300518/stimuli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ata/Drums/after_converting/1018_3005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839" calcext:value-type="float">
            <text:p>8,839</text:p>
          </table:table-cell>
        </table:table-row>
        <table:table-row table:style-name="ro1">
          <table:table-cell office:value-type="string" calcext:value-type="string">
            <text:p>data/Drums/after_converting/1018_300518/testing_15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50" calcext:value-type="float">
            <text:p>186,450</text:p>
          </table:table-cell>
        </table:table-row>
        <table:table-row table:style-name="ro1">
          <table:table-cell office:value-type="string" calcext:value-type="string">
            <text:p>data/Drums/after_converting/1018_300518/Freestyle_1018_30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6574" calcext:value-type="float">
            <text:p>226,574</text:p>
          </table:table-cell>
        </table:table-row>
        <table:table-row table:style-name="ro1">
          <table:table-cell office:value-type="string" calcext:value-type="string">
            <text:p>data/Drums/after_converting/1018_300518/non-predictable_1018_30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260" calcext:value-type="float">
            <text:p>215,260</text:p>
          </table:table-cell>
        </table:table-row>
        <table:table-row table:style-name="ro1">
          <table:table-cell office:value-type="string" calcext:value-type="string">
            <text:p>data/Drums/after_converting/1033_291118/predictable_1033_29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6019" calcext:value-type="float">
            <text:p>206,019</text:p>
          </table:table-cell>
        </table:table-row>
        <table:table-row table:style-name="ro1">
          <table:table-cell office:value-type="string" calcext:value-type="string">
            <text:p>data/Drums/after_converting/1033_291118/Freestyle_1033_29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7542" calcext:value-type="float">
            <text:p>207,542</text:p>
          </table:table-cell>
        </table:table-row>
        <table:table-row table:style-name="ro1">
          <table:table-cell office:value-type="string" calcext:value-type="string">
            <text:p>data/Drums/after_converting/1033_291118/testing_202_avigi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528" calcext:value-type="float">
            <text:p>186,528</text:p>
          </table:table-cell>
        </table:table-row>
        <table:table-row table:style-name="ro1">
          <table:table-cell office:value-type="string" calcext:value-type="string">
            <text:p>data/Drums/after_converting/1033_291118/testing_201_kfi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3" calcext:value-type="float">
            <text:p>186,263</text:p>
          </table:table-cell>
        </table:table-row>
        <table:table-row table:style-name="ro1">
          <table:table-cell office:value-type="string" calcext:value-type="string">
            <text:p>data/Drums/after_converting/1033_291118/testing_200_may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28" calcext:value-type="float">
            <text:p>186,328</text:p>
          </table:table-cell>
        </table:table-row>
        <table:table-row table:style-name="ro1">
          <table:table-cell office:value-type="string" calcext:value-type="string">
            <text:p>data/Drums/after_converting/1019_300518/metronome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Drums/after_converting/1019_300518/Freestyle_1019_30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0304" calcext:value-type="float">
            <text:p>210,304</text:p>
          </table:table-cell>
        </table:table-row>
        <table:table-row table:style-name="ro1">
          <table:table-cell office:value-type="string" calcext:value-type="string">
            <text:p>data/Drums/after_converting/1019_300518/testing_15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2" calcext:value-type="float">
            <text:p>186,212</text:p>
          </table:table-cell>
        </table:table-row>
        <table:table-row table:style-name="ro1">
          <table:table-cell office:value-type="string" calcext:value-type="string">
            <text:p>data/Drums/after_converting/1019_300518/Freesty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after_converting/1019_300518/8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6771" calcext:value-type="float">
            <text:p>6,771</text:p>
          </table:table-cell>
        </table:table-row>
        <table:table-row table:style-name="ro1">
          <table:table-cell office:value-type="string" calcext:value-type="string">
            <text:p>data/Drums/after_converting/1019_300518/predictab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5239" calcext:value-type="float">
            <text:p>185,239</text:p>
          </table:table-cell>
        </table:table-row>
        <table:table-row table:style-name="ro1">
          <table:table-cell office:value-type="string" calcext:value-type="string">
            <text:p>data/Drums/after_converting/1019_300518/testing_155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4" calcext:value-type="float">
            <text:p>186,254</text:p>
          </table:table-cell>
        </table:table-row>
        <table:table-row table:style-name="ro1">
          <table:table-cell office:value-type="string" calcext:value-type="string">
            <text:p>data/Drums/after_converting/1019_300518/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after_converting/1019_300518/predictable_1019_30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0897" calcext:value-type="float">
            <text:p>200,897</text:p>
          </table:table-cell>
        </table:table-row>
        <table:table-row table:style-name="ro1">
          <table:table-cell office:value-type="string" calcext:value-type="string">
            <text:p>data/Drums/after_converting/1019_300518/testing_15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6" calcext:value-type="float">
            <text:p>186,306</text:p>
          </table:table-cell>
        </table:table-row>
        <table:table-row table:style-name="ro1">
          <table:table-cell office:value-type="string" calcext:value-type="string">
            <text:p>data/Drums/after_converting/1037_061218/testing_212_kar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06" calcext:value-type="float">
            <text:p>186,406</text:p>
          </table:table-cell>
        </table:table-row>
        <table:table-row table:style-name="ro1">
          <table:table-cell office:value-type="string" calcext:value-type="string">
            <text:p>data/Drums/after_converting/1037_061218/predictable_1037_06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2731" calcext:value-type="float">
            <text:p>202,731</text:p>
          </table:table-cell>
        </table:table-row>
        <table:table-row table:style-name="ro1">
          <table:table-cell office:value-type="string" calcext:value-type="string">
            <text:p>data/Drums/after_converting/1037_061218/testing_213_mash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56" calcext:value-type="float">
            <text:p>186,156</text:p>
          </table:table-cell>
        </table:table-row>
        <table:table-row table:style-name="ro1">
          <table:table-cell office:value-type="string" calcext:value-type="string">
            <text:p>data/Drums/after_converting/1037_061218/testing_214_avish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32" calcext:value-type="float">
            <text:p>186,432</text:p>
          </table:table-cell>
        </table:table-row>
        <table:table-row table:style-name="ro1">
          <table:table-cell office:value-type="string" calcext:value-type="string">
            <text:p>data/Drums/after_converting/1037_061218/Freestyle_1037_06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0047" calcext:value-type="float">
            <text:p>230,047</text:p>
          </table:table-cell>
        </table:table-row>
        <table:table-row table:style-name="ro1">
          <table:table-cell office:value-type="string" calcext:value-type="string">
            <text:p>data/Drums/after_converting/1025_141118/testing_175_mich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95" calcext:value-type="float">
            <text:p>186,395</text:p>
          </table:table-cell>
        </table:table-row>
        <table:table-row table:style-name="ro1">
          <table:table-cell office:value-type="string" calcext:value-type="string">
            <text:p>data/Drums/after_converting/1025_141118/predictable_1025_14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5197" calcext:value-type="float">
            <text:p>205,197</text:p>
          </table:table-cell>
        </table:table-row>
        <table:table-row table:style-name="ro1">
          <table:table-cell office:value-type="string" calcext:value-type="string">
            <text:p>data/Drums/after_converting/1025_141118/testing_174_liam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124" calcext:value-type="float">
            <text:p>187,124</text:p>
          </table:table-cell>
        </table:table-row>
        <table:table-row table:style-name="ro1">
          <table:table-cell office:value-type="string" calcext:value-type="string">
            <text:p>data/Drums/after_converting/1025_141118/testing_173_lio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83" calcext:value-type="float">
            <text:p>186,183</text:p>
          </table:table-cell>
        </table:table-row>
        <table:table-row table:style-name="ro1">
          <table:table-cell office:value-type="string" calcext:value-type="string">
            <text:p>data/Drums/after_converting/1025_141118/Freestyle_1025_14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0539" calcext:value-type="float">
            <text:p>220,539</text:p>
          </table:table-cell>
        </table:table-row>
        <table:table-row table:style-name="ro1">
          <table:table-cell office:value-type="string" calcext:value-type="string">
            <text:p>data/Drums/after_converting/1040_121218/Freestyle_1040_12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1810" calcext:value-type="float">
            <text:p>201,810</text:p>
          </table:table-cell>
        </table:table-row>
        <table:table-row table:style-name="ro1">
          <table:table-cell office:value-type="string" calcext:value-type="string">
            <text:p>data/Drums/after_converting/1040_121218/non-predictable_1040_12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9997" calcext:value-type="float">
            <text:p>209,997</text:p>
          </table:table-cell>
        </table:table-row>
        <table:table-row table:style-name="ro1">
          <table:table-cell office:value-type="string" calcext:value-type="string">
            <text:p>data/Drums/after_converting/1040_121218/testing_221_kari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62" calcext:value-type="float">
            <text:p>186,162</text:p>
          </table:table-cell>
        </table:table-row>
        <table:table-row table:style-name="ro1">
          <table:table-cell office:value-type="string" calcext:value-type="string">
            <text:p>data/Drums/after_converting/1040_121218/testing_223_shmu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37" calcext:value-type="float">
            <text:p>186,337</text:p>
          </table:table-cell>
        </table:table-row>
        <table:table-row table:style-name="ro1">
          <table:table-cell office:value-type="string" calcext:value-type="string">
            <text:p>data/Drums/after_converting/1040_121218/testing_222_lilach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10" calcext:value-type="float">
            <text:p>186,310</text:p>
          </table:table-cell>
        </table:table-row>
        <table:table-row table:style-name="ro1">
          <table:table-cell office:value-type="string" calcext:value-type="string">
            <text:p>data/Drums/after_converting/Pilot group n4/testingRakefet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91" calcext:value-type="float">
            <text:p>186,291</text:p>
          </table:table-cell>
        </table:table-row>
        <table:table-row table:style-name="ro1">
          <table:table-cell office:value-type="string" calcext:value-type="string">
            <text:p>data/Drums/after_converting/Pilot group n4/testingEste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38" calcext:value-type="float">
            <text:p>186,138</text:p>
          </table:table-cell>
        </table:table-row>
        <table:table-row table:style-name="ro1">
          <table:table-cell office:value-type="string" calcext:value-type="string">
            <text:p>data/Drums/after_converting/Pilot group n4/Freestyle-g4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1544" calcext:value-type="float">
            <text:p>221,544</text:p>
          </table:table-cell>
        </table:table-row>
        <table:table-row table:style-name="ro1">
          <table:table-cell office:value-type="string" calcext:value-type="string">
            <text:p>data/Drums/after_converting/Pilot group n4/non-predictableManipu4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042" calcext:value-type="float">
            <text:p>187,042</text:p>
          </table:table-cell>
        </table:table-row>
        <table:table-row table:style-name="ro1">
          <table:table-cell office:value-type="string" calcext:value-type="string">
            <text:p>data/Drums/after_converting/Pilot group n4/testingYae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29" calcext:value-type="float">
            <text:p>186,129</text:p>
          </table:table-cell>
        </table:table-row>
        <table:table-row table:style-name="ro1">
          <table:table-cell office:value-type="string" calcext:value-type="string">
            <text:p>data/Drums/after_converting/1045_191218/predictable_1045_19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3433" calcext:value-type="float">
            <text:p>203,433</text:p>
          </table:table-cell>
        </table:table-row>
        <table:table-row table:style-name="ro1">
          <table:table-cell office:value-type="string" calcext:value-type="string">
            <text:p>data/Drums/after_converting/1045_191218/Freestyle_1045_19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7462" calcext:value-type="float">
            <text:p>217,462</text:p>
          </table:table-cell>
        </table:table-row>
        <table:table-row table:style-name="ro1">
          <table:table-cell office:value-type="string" calcext:value-type="string">
            <text:p>data/Drums/after_converting/1045_191218/testing_236_ma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78" calcext:value-type="float">
            <text:p>186,278</text:p>
          </table:table-cell>
        </table:table-row>
        <table:table-row table:style-name="ro1">
          <table:table-cell office:value-type="string" calcext:value-type="string">
            <text:p>data/Drums/after_converting/1045_191218/testing_237_hada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2" calcext:value-type="float">
            <text:p>186,222</text:p>
          </table:table-cell>
        </table:table-row>
        <table:table-row table:style-name="ro1">
          <table:table-cell office:value-type="string" calcext:value-type="string">
            <text:p>data/Drums/after_converting/1045_191218/testing_238_no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5" calcext:value-type="float">
            <text:p>186,305</text:p>
          </table:table-cell>
        </table:table-row>
        <table:table-row table:style-name="ro1">
          <table:table-cell office:value-type="string" calcext:value-type="string">
            <text:p>data/Drums/after_converting/1035_051218/testing_206_atr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77" calcext:value-type="float">
            <text:p>186,177</text:p>
          </table:table-cell>
        </table:table-row>
        <table:table-row table:style-name="ro1">
          <table:table-cell office:value-type="string" calcext:value-type="string">
            <text:p>data/Drums/after_converting/1035_051218/testing_207_gavrial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8" calcext:value-type="float">
            <text:p>186,248</text:p>
          </table:table-cell>
        </table:table-row>
        <table:table-row table:style-name="ro1">
          <table:table-cell office:value-type="string" calcext:value-type="string">
            <text:p>data/Drums/after_converting/1035_051218/predictable_1035_05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8829" calcext:value-type="float">
            <text:p>198,829</text:p>
          </table:table-cell>
        </table:table-row>
        <table:table-row table:style-name="ro1">
          <table:table-cell office:value-type="string" calcext:value-type="string">
            <text:p>data/Drums/after_converting/1035_051218/Freestyle_1035_05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5364" calcext:value-type="float">
            <text:p>205,364</text:p>
          </table:table-cell>
        </table:table-row>
        <table:table-row table:style-name="ro1">
          <table:table-cell office:value-type="string" calcext:value-type="string">
            <text:p>data/Drums/after_converting/1035_051218/testing_208_t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90" calcext:value-type="float">
            <text:p>186,190</text:p>
          </table:table-cell>
        </table:table-row>
        <table:table-row table:style-name="ro1">
          <table:table-cell office:value-type="string" calcext:value-type="string">
            <text:p>data/Drums/after_converting/1043_131218/testing_230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21" calcext:value-type="float">
            <text:p>186,321</text:p>
          </table:table-cell>
        </table:table-row>
        <table:table-row table:style-name="ro1">
          <table:table-cell office:value-type="string" calcext:value-type="string">
            <text:p>data/Drums/after_converting/1043_131218/predictable_1043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5714" calcext:value-type="float">
            <text:p>205,714</text:p>
          </table:table-cell>
        </table:table-row>
        <table:table-row table:style-name="ro1">
          <table:table-cell office:value-type="string" calcext:value-type="string">
            <text:p>data/Drums/after_converting/1043_131218/testing_232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301" calcext:value-type="float">
            <text:p>187,301</text:p>
          </table:table-cell>
        </table:table-row>
        <table:table-row table:style-name="ro1">
          <table:table-cell office:value-type="string" calcext:value-type="string">
            <text:p>data/Drums/after_converting/1043_131218/testing_231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20" calcext:value-type="float">
            <text:p>186,420</text:p>
          </table:table-cell>
        </table:table-row>
        <table:table-row table:style-name="ro1">
          <table:table-cell office:value-type="string" calcext:value-type="string">
            <text:p>data/Drums/after_converting/1043_131218/Freestyle_1043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343" calcext:value-type="float">
            <text:p>215,343</text:p>
          </table:table-cell>
        </table:table-row>
        <table:table-row table:style-name="ro1">
          <table:table-cell office:value-type="string" calcext:value-type="string">
            <text:p>data/Drums/after_converting/1007_110418/testingAvisha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21" calcext:value-type="float">
            <text:p>186,121</text:p>
          </table:table-cell>
        </table:table-row>
        <table:table-row table:style-name="ro1">
          <table:table-cell office:value-type="string" calcext:value-type="string">
            <text:p>data/Drums/after_converting/1007_110418/predictable_1007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941" calcext:value-type="float">
            <text:p>8,941</text:p>
          </table:table-cell>
        </table:table-row>
        <table:table-row table:style-name="ro1">
          <table:table-cell office:value-type="string" calcext:value-type="string">
            <text:p>data/Drums/after_converting/1007_1104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941" calcext:value-type="float">
            <text:p>8,941</text:p>
          </table:table-cell>
        </table:table-row>
        <table:table-row table:style-name="ro1">
          <table:table-cell office:value-type="string" calcext:value-type="string">
            <text:p>data/Drums/after_converting/1007_110418/Freestyle_100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809" calcext:value-type="float">
            <text:p>215,809</text:p>
          </table:table-cell>
        </table:table-row>
        <table:table-row table:style-name="ro1">
          <table:table-cell office:value-type="string" calcext:value-type="string">
            <text:p>data/Drums/after_converting/1007_110418/testingDavid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0" calcext:value-type="float">
            <text:p>186,220</text:p>
          </table:table-cell>
        </table:table-row>
        <table:table-row table:style-name="ro1">
          <table:table-cell office:value-type="string" calcext:value-type="string">
            <text:p>data/Drums/after_converting/1007_110418/Freestyle_1007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3427" calcext:value-type="float">
            <text:p>13,427</text:p>
          </table:table-cell>
        </table:table-row>
        <table:table-row table:style-name="ro1">
          <table:table-cell office:value-type="string" calcext:value-type="string">
            <text:p>data/Drums/after_converting/1007_110418/predictable_100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7060" calcext:value-type="float">
            <text:p>207,060</text:p>
          </table:table-cell>
        </table:table-row>
        <table:table-row table:style-name="ro1">
          <table:table-cell office:value-type="string" calcext:value-type="string">
            <text:p>data/Drums/after_converting/1007_110418/testingAdv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32" calcext:value-type="float">
            <text:p>186,132</text:p>
          </table:table-cell>
        </table:table-row>
        <table:table-row table:style-name="ro1">
          <table:table-cell office:value-type="string" calcext:value-type="string">
            <text:p>data/Drums/after_converting/1046_191218/Freestyle_1046_19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8684" calcext:value-type="float">
            <text:p>218,684</text:p>
          </table:table-cell>
        </table:table-row>
        <table:table-row table:style-name="ro1">
          <table:table-cell office:value-type="string" calcext:value-type="string">
            <text:p>data/Drums/after_converting/1046_191218/testing_241_amil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577" calcext:value-type="float">
            <text:p>186,577</text:p>
          </table:table-cell>
        </table:table-row>
        <table:table-row table:style-name="ro1">
          <table:table-cell office:value-type="string" calcext:value-type="string">
            <text:p>data/Drums/after_converting/1046_191218/non-predictable_1046_19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337" calcext:value-type="float">
            <text:p>215,337</text:p>
          </table:table-cell>
        </table:table-row>
        <table:table-row table:style-name="ro1">
          <table:table-cell office:value-type="string" calcext:value-type="string">
            <text:p>data/Drums/after_converting/1046_191218/testing_240_gil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39" calcext:value-type="float">
            <text:p>186,339</text:p>
          </table:table-cell>
        </table:table-row>
        <table:table-row table:style-name="ro1">
          <table:table-cell office:value-type="string" calcext:value-type="string">
            <text:p>data/Drums/after_converting/1046_191218/testing_239_avigi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092" calcext:value-type="float">
            <text:p>186,092</text:p>
          </table:table-cell>
        </table:table-row>
        <table:table-row table:style-name="ro1">
          <table:table-cell office:value-type="string" calcext:value-type="string">
            <text:p>data/Drums/after_converting/pilot/Ilanit_tets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4" calcext:value-type="float">
            <text:p>186,254</text:p>
          </table:table-cell>
        </table:table-row>
        <table:table-row table:style-name="ro1">
          <table:table-cell office:value-type="string" calcext:value-type="string">
            <text:p>data/Drums/after_converting/1008_110418/Freestyle_08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220" calcext:value-type="float">
            <text:p>19,220</text:p>
          </table:table-cell>
        </table:table-row>
        <table:table-row table:style-name="ro1">
          <table:table-cell office:value-type="string" calcext:value-type="string">
            <text:p>data/Drums/after_converting/1008_110418/Freestyle_11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7251" calcext:value-type="float">
            <text:p>227,251</text:p>
          </table:table-cell>
        </table:table-row>
        <table:table-row table:style-name="ro1">
          <table:table-cell office:value-type="string" calcext:value-type="string">
            <text:p>data/Drums/after_converting/1008_110418/testingAvigail_11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18" calcext:value-type="float">
            <text:p>186,318</text:p>
          </table:table-cell>
        </table:table-row>
        <table:table-row table:style-name="ro1">
          <table:table-cell office:value-type="string" calcext:value-type="string">
            <text:p>data/Drums/after_converting/1008_110418/non-predictable_08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3525" calcext:value-type="float">
            <text:p>13,525</text:p>
          </table:table-cell>
        </table:table-row>
        <table:table-row table:style-name="ro1">
          <table:table-cell office:value-type="string" calcext:value-type="string">
            <text:p>data/Drums/after_converting/1008_1104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3525" calcext:value-type="float">
            <text:p>13,525</text:p>
          </table:table-cell>
        </table:table-row>
        <table:table-row table:style-name="ro1">
          <table:table-cell office:value-type="string" calcext:value-type="string">
            <text:p>data/Drums/after_converting/1008_110418/non-predictable_11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9209" calcext:value-type="float">
            <text:p>229,209</text:p>
          </table:table-cell>
        </table:table-row>
        <table:table-row table:style-name="ro1">
          <table:table-cell office:value-type="string" calcext:value-type="string">
            <text:p>data/Drums/after_converting/1008_110418/testingYael_11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854" calcext:value-type="float">
            <text:p>186,854</text:p>
          </table:table-cell>
        </table:table-row>
        <table:table-row table:style-name="ro1">
          <table:table-cell office:value-type="string" calcext:value-type="string">
            <text:p>data/Drums/after_converting/1008_110418/testingHadar_11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27" calcext:value-type="float">
            <text:p>186,327</text:p>
          </table:table-cell>
        </table:table-row>
        <table:table-row table:style-name="ro1">
          <table:table-cell office:value-type="string" calcext:value-type="string">
            <text:p>data/Drums/after_converting/Untitled.png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6144" calcext:value-type="float">
            <text:p>196,144</text:p>
          </table:table-cell>
        </table:table-row>
        <table:table-row table:style-name="ro1">
          <table:table-cell office:value-type="string" calcext:value-type="string">
            <text:p>data/Drums/after_converting/Pilot group n3/testingTom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82" calcext:value-type="float">
            <text:p>186,182</text:p>
          </table:table-cell>
        </table:table-row>
        <table:table-row table:style-name="ro1">
          <table:table-cell office:value-type="string" calcext:value-type="string">
            <text:p>data/Drums/after_converting/Pilot group n3/testingLilach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92" calcext:value-type="float">
            <text:p>186,192</text:p>
          </table:table-cell>
        </table:table-row>
        <table:table-row table:style-name="ro1">
          <table:table-cell office:value-type="string" calcext:value-type="string">
            <text:p>data/Drums/after_converting/Pilot group n3/testingShaked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47" calcext:value-type="float">
            <text:p>186,147</text:p>
          </table:table-cell>
        </table:table-row>
        <table:table-row table:style-name="ro1">
          <table:table-cell office:value-type="string" calcext:value-type="string">
            <text:p>data/Drums/after_converting/Pilot group n3/FreestyleGroup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7219" calcext:value-type="float">
            <text:p>227,219</text:p>
          </table:table-cell>
        </table:table-row>
        <table:table-row table:style-name="ro1">
          <table:table-cell office:value-type="string" calcext:value-type="string">
            <text:p>data/Drums/after_converting/Pilot group n3/PredictableManipu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5192" calcext:value-type="float">
            <text:p>185,192</text:p>
          </table:table-cell>
        </table:table-row>
        <table:table-row table:style-name="ro1">
          <table:table-cell office:value-type="string" calcext:value-type="string">
            <text:p>data/Drums/after_converting/1038_061218/testing_217_Net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4" calcext:value-type="float">
            <text:p>186,214</text:p>
          </table:table-cell>
        </table:table-row>
        <table:table-row table:style-name="ro1">
          <table:table-cell office:value-type="string" calcext:value-type="string">
            <text:p>data/Drums/after_converting/1038_061218/non-predictable_1038_06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4774" calcext:value-type="float">
            <text:p>224,774</text:p>
          </table:table-cell>
        </table:table-row>
        <table:table-row table:style-name="ro1">
          <table:table-cell office:value-type="string" calcext:value-type="string">
            <text:p>data/Drums/after_converting/1038_061218/testing_216_Shaked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3" calcext:value-type="float">
            <text:p>186,243</text:p>
          </table:table-cell>
        </table:table-row>
        <table:table-row table:style-name="ro1">
          <table:table-cell office:value-type="string" calcext:value-type="string">
            <text:p>data/Drums/after_converting/1038_061218/Freestyle_1038_06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9190" calcext:value-type="float">
            <text:p>219,190</text:p>
          </table:table-cell>
        </table:table-row>
        <table:table-row table:style-name="ro1">
          <table:table-cell office:value-type="string" calcext:value-type="string">
            <text:p>data/Drums/after_converting/1038_061218/testing_215_Ziv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78" calcext:value-type="float">
            <text:p>186,278</text:p>
          </table:table-cell>
        </table:table-row>
        <table:table-row table:style-name="ro1">
          <table:table-cell office:value-type="string" calcext:value-type="string">
            <text:p>data/Drums/after_converting/1049_261218/Freestyle_1049_26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1151" calcext:value-type="float">
            <text:p>201,151</text:p>
          </table:table-cell>
        </table:table-row>
        <table:table-row table:style-name="ro1">
          <table:table-cell office:value-type="string" calcext:value-type="string">
            <text:p>data/Drums/after_converting/1049_261218/testing_249_Ed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51" calcext:value-type="float">
            <text:p>186,351</text:p>
          </table:table-cell>
        </table:table-row>
        <table:table-row table:style-name="ro1">
          <table:table-cell office:value-type="string" calcext:value-type="string">
            <text:p>data/Drums/after_converting/1049_261218/testing_250_Yuv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27" calcext:value-type="float">
            <text:p>186,427</text:p>
          </table:table-cell>
        </table:table-row>
        <table:table-row table:style-name="ro1">
          <table:table-cell office:value-type="string" calcext:value-type="string">
            <text:p>data/Drums/after_converting/1049_261218/testing_248_Daniell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5" calcext:value-type="float">
            <text:p>186,305</text:p>
          </table:table-cell>
        </table:table-row>
        <table:table-row table:style-name="ro1">
          <table:table-cell office:value-type="string" calcext:value-type="string">
            <text:p>data/Drums/after_converting/1049_261218/predictable_1049_26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5562" calcext:value-type="float">
            <text:p>195,562</text:p>
          </table:table-cell>
        </table:table-row>
        <table:table-row table:style-name="ro1">
          <table:table-cell office:value-type="string" calcext:value-type="string">
            <text:p>data/Drums/after_converting/1031_221118/testing_193_amih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65" calcext:value-type="float">
            <text:p>186,365</text:p>
          </table:table-cell>
        </table:table-row>
        <table:table-row table:style-name="ro1">
          <table:table-cell office:value-type="string" calcext:value-type="string">
            <text:p>data/Drums/after_converting/1031_221118/testing_192_tali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99" calcext:value-type="float">
            <text:p>186,199</text:p>
          </table:table-cell>
        </table:table-row>
        <table:table-row table:style-name="ro1">
          <table:table-cell office:value-type="string" calcext:value-type="string">
            <text:p>data/Drums/after_converting/1031_221118/testing_191_alo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5" calcext:value-type="float">
            <text:p>186,265</text:p>
          </table:table-cell>
        </table:table-row>
        <table:table-row table:style-name="ro1">
          <table:table-cell office:value-type="string" calcext:value-type="string">
            <text:p>data/Drums/after_converting/1031_221118/Freestyle_1031_22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607" calcext:value-type="float">
            <text:p>215,607</text:p>
          </table:table-cell>
        </table:table-row>
        <table:table-row table:style-name="ro1">
          <table:table-cell office:value-type="string" calcext:value-type="string">
            <text:p>data/Drums/after_converting/1031_221118/predictable_1031_22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7470" calcext:value-type="float">
            <text:p>207,470</text:p>
          </table:table-cell>
        </table:table-row>
        <table:table-row table:style-name="ro1">
          <table:table-cell office:value-type="string" calcext:value-type="string">
            <text:p>data/Drums/after_converting/1009_260418/Freestyle_1009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278" calcext:value-type="float">
            <text:p>18,278</text:p>
          </table:table-cell>
        </table:table-row>
        <table:table-row table:style-name="ro1">
          <table:table-cell office:value-type="string" calcext:value-type="string">
            <text:p>data/Drums/after_converting/1009_260418/predictable_1009_26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3885" calcext:value-type="float">
            <text:p>203,885</text:p>
          </table:table-cell>
        </table:table-row>
        <table:table-row table:style-name="ro1">
          <table:table-cell office:value-type="string" calcext:value-type="string">
            <text:p>data/Drums/after_converting/1009_260418/testing_Shir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6" calcext:value-type="float">
            <text:p>186,226</text:p>
          </table:table-cell>
        </table:table-row>
        <table:table-row table:style-name="ro1">
          <table:table-cell office:value-type="string" calcext:value-type="string">
            <text:p>data/Drums/after_converting/1009_260418/testing_D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4" calcext:value-type="float">
            <text:p>186,254</text:p>
          </table:table-cell>
        </table:table-row>
        <table:table-row table:style-name="ro1">
          <table:table-cell office:value-type="string" calcext:value-type="string">
            <text:p>data/Drums/after_converting/1009_2604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7702" calcext:value-type="float">
            <text:p>7,702</text:p>
          </table:table-cell>
        </table:table-row>
        <table:table-row table:style-name="ro1">
          <table:table-cell office:value-type="string" calcext:value-type="string">
            <text:p>data/Drums/after_converting/1009_260418/Freestyle_1009_2604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5469" calcext:value-type="float">
            <text:p>225,469</text:p>
          </table:table-cell>
        </table:table-row>
        <table:table-row table:style-name="ro1">
          <table:table-cell office:value-type="string" calcext:value-type="string">
            <text:p>data/Drums/after_converting/1009_260418/testing_yehosho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507" calcext:value-type="float">
            <text:p>186,507</text:p>
          </table:table-cell>
        </table:table-row>
        <table:table-row table:style-name="ro1">
          <table:table-cell office:value-type="string" calcext:value-type="string">
            <text:p>data/Drums/after_converting/1009_260418/predictable_1009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7702" calcext:value-type="float">
            <text:p>7,702</text:p>
          </table:table-cell>
        </table:table-row>
        <table:table-row table:style-name="ro1">
          <table:table-cell office:value-type="string" calcext:value-type="string">
            <text:p>data/Drums/after_converting/1030_221118/testing_188_Avit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1" calcext:value-type="float">
            <text:p>186,241</text:p>
          </table:table-cell>
        </table:table-row>
        <table:table-row table:style-name="ro1">
          <table:table-cell office:value-type="string" calcext:value-type="string">
            <text:p>data/Drums/after_converting/1030_221118/testing_189_Hal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05" calcext:value-type="float">
            <text:p>186,405</text:p>
          </table:table-cell>
        </table:table-row>
        <table:table-row table:style-name="ro1">
          <table:table-cell office:value-type="string" calcext:value-type="string">
            <text:p>data/Drums/after_converting/1030_221118/testing_190_Iris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066" calcext:value-type="float">
            <text:p>186,066</text:p>
          </table:table-cell>
        </table:table-row>
        <table:table-row table:style-name="ro1">
          <table:table-cell office:value-type="string" calcext:value-type="string">
            <text:p>data/Drums/after_converting/1030_221118/non-predictable_1030_22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1433" calcext:value-type="float">
            <text:p>221,433</text:p>
          </table:table-cell>
        </table:table-row>
        <table:table-row table:style-name="ro1">
          <table:table-cell office:value-type="string" calcext:value-type="string">
            <text:p>data/Drums/after_converting/1030_221118/Freestyle_1030_22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9521" calcext:value-type="float">
            <text:p>219,521</text:p>
          </table:table-cell>
        </table:table-row>
        <table:table-row table:style-name="ro1">
          <table:table-cell office:value-type="string" calcext:value-type="string">
            <text:p>data/Drums/after_converting/1022_081118/testing_165_adialals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1" calcext:value-type="float">
            <text:p>186,221</text:p>
          </table:table-cell>
        </table:table-row>
        <table:table-row table:style-name="ro1">
          <table:table-cell office:value-type="string" calcext:value-type="string">
            <text:p>data/Drums/after_converting/1022_081118/testing_164_han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76" calcext:value-type="float">
            <text:p>186,276</text:p>
          </table:table-cell>
        </table:table-row>
        <table:table-row table:style-name="ro1">
          <table:table-cell office:value-type="string" calcext:value-type="string">
            <text:p>data/Drums/after_converting/1022_081118/testing_165_yan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1" calcext:value-type="float">
            <text:p>186,301</text:p>
          </table:table-cell>
        </table:table-row>
        <table:table-row table:style-name="ro1">
          <table:table-cell office:value-type="string" calcext:value-type="string">
            <text:p>data/Drums/after_converting/1022_081118/non-predictable_102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8000" calcext:value-type="float">
            <text:p>228,000</text:p>
          </table:table-cell>
        </table:table-row>
        <table:table-row table:style-name="ro1">
          <table:table-cell office:value-type="string" calcext:value-type="string">
            <text:p>data/Drums/after_converting/1022_081118/Freesty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after_converting/1022_081118/non-predictab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088" calcext:value-type="float">
            <text:p>187,088</text:p>
          </table:table-cell>
        </table:table-row>
        <table:table-row table:style-name="ro1">
          <table:table-cell office:value-type="string" calcext:value-type="string">
            <text:p>data/Drums/after_converting/1022_081118/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after_converting/1022_081118/Freestyle_102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923" calcext:value-type="float">
            <text:p>215,923</text:p>
          </table:table-cell>
        </table:table-row>
        <table:table-row table:style-name="ro1">
          <table:table-cell office:value-type="string" calcext:value-type="string">
            <text:p>data/Drums/after_converting/1001_130318/predictable1001(1)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3297" calcext:value-type="float">
            <text:p>3,297</text:p>
          </table:table-cell>
        </table:table-row>
        <table:table-row table:style-name="ro1">
          <table:table-cell office:value-type="string" calcext:value-type="string">
            <text:p>data/Drums/after_converting/1001_130318/testingO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47" calcext:value-type="float">
            <text:p>186,147</text:p>
          </table:table-cell>
        </table:table-row>
        <table:table-row table:style-name="ro1">
          <table:table-cell office:value-type="string" calcext:value-type="string">
            <text:p>data/Drums/after_converting/1001_130318/predictable1001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0327" calcext:value-type="float">
            <text:p>10,327</text:p>
          </table:table-cell>
        </table:table-row>
        <table:table-row table:style-name="ro1">
          <table:table-cell office:value-type="string" calcext:value-type="string">
            <text:p>data/Drums/after_converting/1001_130318/count.py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data/Drums/after_converting/1001_130318/1001_130318_Delta_time.csv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5130" calcext:value-type="float">
            <text:p>5,130</text:p>
          </table:table-cell>
        </table:table-row>
        <table:table-row table:style-name="ro1">
          <table:table-cell office:value-type="string" calcext:value-type="string">
            <text:p>data/Drums/after_converting/1001_130318/1001_130318/Freestyle1001/Freestyle1001.mp3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647892" calcext:value-type="float">
            <text:p>8,647,892</text:p>
          </table:table-cell>
        </table:table-row>
        <table:table-row table:style-name="ro1">
          <table:table-cell office:value-type="string" calcext:value-type="string">
            <text:p>data/Drums/after_converting/1001_130318/1001_130318/Freestyle1001/Freestyle1001a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41" calcext:value-type="float">
            <text:p>18,741</text:p>
          </table:table-cell>
        </table:table-row>
        <table:table-row table:style-name="ro1">
          <table:table-cell office:value-type="string" calcext:value-type="string">
            <text:p>data/Drums/after_converting/1001_130318/1001_130318/Freestyle1001/Freestyle100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5872" calcext:value-type="float">
            <text:p>225,872</text:p>
          </table:table-cell>
        </table:table-row>
        <table:table-row table:style-name="ro1">
          <table:table-cell office:value-type="string" calcext:value-type="string">
            <text:p>data/Drums/after_converting/1001_130318/1001_130318/Freestyle1001/Freestyle1001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49" calcext:value-type="float">
            <text:p>18,749</text:p>
          </table:table-cell>
        </table:table-row>
        <table:table-row table:style-name="ro1">
          <table:table-cell office:value-type="string" calcext:value-type="string">
            <text:p>data/Drums/after_converting/1001_130318/1001_130318/predictable1001/predictable1001a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0319" calcext:value-type="float">
            <text:p>10,319</text:p>
          </table:table-cell>
        </table:table-row>
        <table:table-row table:style-name="ro1">
          <table:table-cell office:value-type="string" calcext:value-type="string">
            <text:p>data/Drums/after_converting/1001_130318/1001_130318/predictable1001/predictable1001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0327" calcext:value-type="float">
            <text:p>10,327</text:p>
          </table:table-cell>
        </table:table-row>
        <table:table-row table:style-name="ro1">
          <table:table-cell office:value-type="string" calcext:value-type="string">
            <text:p>data/Drums/after_converting/1001_130318/1001_130318/predictable1001/predictable100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9469" calcext:value-type="float">
            <text:p>209,469</text:p>
          </table:table-cell>
        </table:table-row>
        <table:table-row table:style-name="ro1">
          <table:table-cell office:value-type="string" calcext:value-type="string">
            <text:p>data/Drums/after_converting/1001_130318/1001_130318/predictable1001/predictable1001.mp3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3832584" calcext:value-type="float">
            <text:p>3,832,584</text:p>
          </table:table-cell>
        </table:table-row>
        <table:table-row table:style-name="ro1">
          <table:table-cell office:value-type="string" calcext:value-type="string">
            <text:p>data/Drums/after_converting/1001_130318/1001_130318/testingMatan/testingMatan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data/Drums/after_converting/1001_130318/1001_130318/testingMatan/testingMatan.mp3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481805" calcext:value-type="float">
            <text:p>481,805</text:p>
          </table:table-cell>
        </table:table-row>
        <table:table-row table:style-name="ro1">
          <table:table-cell office:value-type="string" calcext:value-type="string">
            <text:p>data/Drums/after_converting/1001_130318/1001_130318/testingMatan/testingMat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89" calcext:value-type="float">
            <text:p>186,289</text:p>
          </table:table-cell>
        </table:table-row>
        <table:table-row table:style-name="ro1">
          <table:table-cell office:value-type="string" calcext:value-type="string">
            <text:p>data/Drums/after_converting/1001_130318/1001_130318/testingSapir/testingSapir.mp3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481805" calcext:value-type="float">
            <text:p>481,805</text:p>
          </table:table-cell>
        </table:table-row>
        <table:table-row table:style-name="ro1">
          <table:table-cell office:value-type="string" calcext:value-type="string">
            <text:p>data/Drums/after_converting/1001_130318/1001_130318/testingSapir/testingSapir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data/Drums/after_converting/1001_130318/1001_130318/testingSapir/testingSapi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75" calcext:value-type="float">
            <text:p>186,175</text:p>
          </table:table-cell>
        </table:table-row>
        <table:table-row table:style-name="ro1">
          <table:table-cell office:value-type="string" calcext:value-type="string">
            <text:p>data/Drums/after_converting/1001_130318/1001_130318/testingOr/testingOr.mp3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481805" calcext:value-type="float">
            <text:p>481,805</text:p>
          </table:table-cell>
        </table:table-row>
        <table:table-row table:style-name="ro1">
          <table:table-cell office:value-type="string" calcext:value-type="string">
            <text:p>data/Drums/after_converting/1001_130318/1001_130318/testingOr/testingO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47" calcext:value-type="float">
            <text:p>186,147</text:p>
          </table:table-cell>
        </table:table-row>
        <table:table-row table:style-name="ro1">
          <table:table-cell office:value-type="string" calcext:value-type="string">
            <text:p>data/Drums/after_converting/1001_130318/1001_130318/testingOr/testingOr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data/Drums/after_converting/1001_130318/predictable100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9469" calcext:value-type="float">
            <text:p>209,469</text:p>
          </table:table-cell>
        </table:table-row>
        <table:table-row table:style-name="ro1">
          <table:table-cell office:value-type="string" calcext:value-type="string">
            <text:p>data/Drums/after_converting/1001_130318/1.py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ata/Drums/after_converting/1001_130318/testingMat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89" calcext:value-type="float">
            <text:p>186,289</text:p>
          </table:table-cell>
        </table:table-row>
        <table:table-row table:style-name="ro1">
          <table:table-cell office:value-type="string" calcext:value-type="string">
            <text:p>data/Drums/after_converting/1001_130318/8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0327" calcext:value-type="float">
            <text:p>10,327</text:p>
          </table:table-cell>
        </table:table-row>
        <table:table-row table:style-name="ro1">
          <table:table-cell office:value-type="string" calcext:value-type="string">
            <text:p>data/Drums/after_converting/1001_130318/predictable1001(3)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69" calcext:value-type="float">
            <text:p>2,069</text:p>
          </table:table-cell>
        </table:table-row>
        <table:table-row table:style-name="ro1">
          <table:table-cell office:value-type="string" calcext:value-type="string">
            <text:p>data/Drums/after_converting/1001_130318/Freestyle100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5872" calcext:value-type="float">
            <text:p>225,872</text:p>
          </table:table-cell>
        </table:table-row>
        <table:table-row table:style-name="ro1">
          <table:table-cell office:value-type="string" calcext:value-type="string">
            <text:p>data/Drums/after_converting/1001_130318/1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3771" calcext:value-type="float">
            <text:p>3,771</text:p>
          </table:table-cell>
        </table:table-row>
        <table:table-row table:style-name="ro1">
          <table:table-cell office:value-type="string" calcext:value-type="string">
            <text:p>data/Drums/after_converting/1001_130318/testingSapi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75" calcext:value-type="float">
            <text:p>186,175</text:p>
          </table:table-cell>
        </table:table-row>
        <table:table-row table:style-name="ro1">
          <table:table-cell office:value-type="string" calcext:value-type="string">
            <text:p>data/Drums/after_converting/1001_130318/predictable1001(2)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5136" calcext:value-type="float">
            <text:p>5,136</text:p>
          </table:table-cell>
        </table:table-row>
        <table:table-row table:style-name="ro1">
          <table:table-cell office:value-type="string" calcext:value-type="string">
            <text:p>data/Drums/after_converting/1001_130318/Freestyle1001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49" calcext:value-type="float">
            <text:p>18,749</text:p>
          </table:table-cell>
        </table:table-row>
        <table:table-row table:style-name="ro1">
          <table:table-cell office:value-type="string" calcext:value-type="string">
            <text:p>data/Drums/after_converting/1004_210318/testingNawar_21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583" calcext:value-type="float">
            <text:p>186,583</text:p>
          </table:table-cell>
        </table:table-row>
        <table:table-row table:style-name="ro1">
          <table:table-cell office:value-type="string" calcext:value-type="string">
            <text:p>data/Drums/after_converting/1004_210318/testingNufit_21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51" calcext:value-type="float">
            <text:p>186,451</text:p>
          </table:table-cell>
        </table:table-row>
        <table:table-row table:style-name="ro1">
          <table:table-cell office:value-type="string" calcext:value-type="string">
            <text:p>data/Drums/after_converting/1004_2103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6704" calcext:value-type="float">
            <text:p>6,704</text:p>
          </table:table-cell>
        </table:table-row>
        <table:table-row table:style-name="ro1">
          <table:table-cell office:value-type="string" calcext:value-type="string">
            <text:p>data/Drums/after_converting/1004_210318/predictable1004_21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0725" calcext:value-type="float">
            <text:p>200,725</text:p>
          </table:table-cell>
        </table:table-row>
        <table:table-row table:style-name="ro1">
          <table:table-cell office:value-type="string" calcext:value-type="string">
            <text:p>data/Drums/after_converting/1004_210318/predictable1004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6704" calcext:value-type="float">
            <text:p>6,704</text:p>
          </table:table-cell>
        </table:table-row>
        <table:table-row table:style-name="ro1">
          <table:table-cell office:value-type="string" calcext:value-type="string">
            <text:p>data/Drums/after_converting/1004_210318/testingRavid_21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120" calcext:value-type="float">
            <text:p>187,120</text:p>
          </table:table-cell>
        </table:table-row>
        <table:table-row table:style-name="ro1">
          <table:table-cell office:value-type="string" calcext:value-type="string">
            <text:p>data/Drums/after_converting/1004_210318/Freestyle1004_21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0922" calcext:value-type="float">
            <text:p>220,922</text:p>
          </table:table-cell>
        </table:table-row>
        <table:table-row table:style-name="ro1">
          <table:table-cell office:value-type="string" calcext:value-type="string">
            <text:p>data/Drums/after_converting/1004_210318/Freestyle1004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7132" calcext:value-type="float">
            <text:p>17,132</text:p>
          </table:table-cell>
        </table:table-row>
        <table:table-row table:style-name="ro1">
          <table:table-cell office:value-type="string" calcext:value-type="string">
            <text:p>data/Drums/after_converting/1048_201218/testing_245_Rotem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74" calcext:value-type="float">
            <text:p>186,374</text:p>
          </table:table-cell>
        </table:table-row>
        <table:table-row table:style-name="ro1">
          <table:table-cell office:value-type="string" calcext:value-type="string">
            <text:p>data/Drums/after_converting/1048_201218/Freestyle_1048_20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9590" calcext:value-type="float">
            <text:p>219,590</text:p>
          </table:table-cell>
        </table:table-row>
        <table:table-row table:style-name="ro1">
          <table:table-cell office:value-type="string" calcext:value-type="string">
            <text:p>data/Drums/after_converting/1048_201218/non-predictable_1048_20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9847" calcext:value-type="float">
            <text:p>229,847</text:p>
          </table:table-cell>
        </table:table-row>
        <table:table-row table:style-name="ro1">
          <table:table-cell office:value-type="string" calcext:value-type="string">
            <text:p>data/Drums/after_converting/1048_201218/testing_247_Lino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2" calcext:value-type="float">
            <text:p>186,262</text:p>
          </table:table-cell>
        </table:table-row>
        <table:table-row table:style-name="ro1">
          <table:table-cell office:value-type="string" calcext:value-type="string">
            <text:p>data/Drums/after_converting/1048_201218/testing_246_Meirav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3" calcext:value-type="float">
            <text:p>186,263</text:p>
          </table:table-cell>
        </table:table-row>
        <table:table-row table:style-name="ro1">
          <table:table-cell office:value-type="string" calcext:value-type="string">
            <text:p>data/Drums/after_converting/1010_020518/Freestyle_1010_050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8174" calcext:value-type="float">
            <text:p>208,174</text:p>
          </table:table-cell>
        </table:table-row>
        <table:table-row table:style-name="ro1">
          <table:table-cell office:value-type="string" calcext:value-type="string">
            <text:p>data/Drums/after_converting/1010_020518/testing_Haya_1010_050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9" calcext:value-type="float">
            <text:p>186,309</text:p>
          </table:table-cell>
        </table:table-row>
        <table:table-row table:style-name="ro1">
          <table:table-cell office:value-type="string" calcext:value-type="string">
            <text:p>data/Drums/after_converting/1010_0205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6417" calcext:value-type="float">
            <text:p>16,417</text:p>
          </table:table-cell>
        </table:table-row>
        <table:table-row table:style-name="ro1">
          <table:table-cell office:value-type="string" calcext:value-type="string">
            <text:p>data/Drums/after_converting/1010_020518/non-predictable_1010_050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7457" calcext:value-type="float">
            <text:p>237,457</text:p>
          </table:table-cell>
        </table:table-row>
        <table:table-row table:style-name="ro1">
          <table:table-cell office:value-type="string" calcext:value-type="string">
            <text:p>data/Drums/after_converting/1010_020518/testing_Amana_1010_050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079" calcext:value-type="float">
            <text:p>186,079</text:p>
          </table:table-cell>
        </table:table-row>
        <table:table-row table:style-name="ro1">
          <table:table-cell office:value-type="string" calcext:value-type="string">
            <text:p>data/Drums/after_converting/1010_020518/testing_Hadar_1010_050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651" calcext:value-type="float">
            <text:p>186,651</text:p>
          </table:table-cell>
        </table:table-row>
        <table:table-row table:style-name="ro1">
          <table:table-cell office:value-type="string" calcext:value-type="string">
            <text:p>data/Drums/after_converting/1032_281118/testing_196_yar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046" calcext:value-type="float">
            <text:p>186,046</text:p>
          </table:table-cell>
        </table:table-row>
        <table:table-row table:style-name="ro1">
          <table:table-cell office:value-type="string" calcext:value-type="string">
            <text:p>data/Drums/after_converting/1032_281118/testing_194_ali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54" calcext:value-type="float">
            <text:p>186,154</text:p>
          </table:table-cell>
        </table:table-row>
        <table:table-row table:style-name="ro1">
          <table:table-cell office:value-type="string" calcext:value-type="string">
            <text:p>data/Drums/after_converting/1032_281118/Freestyle_1032_28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6465" calcext:value-type="float">
            <text:p>216,465</text:p>
          </table:table-cell>
        </table:table-row>
        <table:table-row table:style-name="ro1">
          <table:table-cell office:value-type="string" calcext:value-type="string">
            <text:p>data/Drums/after_converting/1032_281118/testing_195_ed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020" calcext:value-type="float">
            <text:p>187,020</text:p>
          </table:table-cell>
        </table:table-row>
        <table:table-row table:style-name="ro1">
          <table:table-cell office:value-type="string" calcext:value-type="string">
            <text:p>data/Drums/after_converting/1032_281118/non-predictable_1032_28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5532" calcext:value-type="float">
            <text:p>225,532</text:p>
          </table:table-cell>
        </table:table-row>
        <table:table-row table:style-name="ro1">
          <table:table-cell office:value-type="string" calcext:value-type="string">
            <text:p>data/Drums/after_converting/1023_081118/testing_169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374" calcext:value-type="float">
            <text:p>187,374</text:p>
          </table:table-cell>
        </table:table-row>
        <table:table-row table:style-name="ro1">
          <table:table-cell office:value-type="string" calcext:value-type="string">
            <text:p>data/Drums/after_converting/1023_081118/Freestyle_102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41445" calcext:value-type="float">
            <text:p>241,445</text:p>
          </table:table-cell>
        </table:table-row>
        <table:table-row table:style-name="ro1">
          <table:table-cell office:value-type="string" calcext:value-type="string">
            <text:p>data/Drums/after_converting/1023_081118/predictable_102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6994" calcext:value-type="float">
            <text:p>206,994</text:p>
          </table:table-cell>
        </table:table-row>
        <table:table-row table:style-name="ro1">
          <table:table-cell office:value-type="string" calcext:value-type="string">
            <text:p>data/Drums/after_converting/1023_081118/testing_16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191" calcext:value-type="float">
            <text:p>187,191</text:p>
          </table:table-cell>
        </table:table-row>
        <table:table-row table:style-name="ro1">
          <table:table-cell office:value-type="string" calcext:value-type="string">
            <text:p>data/Drums/after_converting/1023_081118/testing_16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50" calcext:value-type="float">
            <text:p>186,350</text:p>
          </table:table-cell>
        </table:table-row>
        <table:table-row table:style-name="ro1">
          <table:table-cell office:value-type="string" calcext:value-type="string">
            <text:p>data/Drums/after_converting/1050_271218/testing_252_Hav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9" calcext:value-type="float">
            <text:p>186,249</text:p>
          </table:table-cell>
        </table:table-row>
        <table:table-row table:style-name="ro1">
          <table:table-cell office:value-type="string" calcext:value-type="string">
            <text:p>data/Drums/after_converting/1050_271218/Freestyle_1050_27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165" calcext:value-type="float">
            <text:p>215,165</text:p>
          </table:table-cell>
        </table:table-row>
        <table:table-row table:style-name="ro1">
          <table:table-cell office:value-type="string" calcext:value-type="string">
            <text:p>data/Drums/after_converting/1050_271218/non-predictable_1050_27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1696" calcext:value-type="float">
            <text:p>221,696</text:p>
          </table:table-cell>
        </table:table-row>
        <table:table-row table:style-name="ro1">
          <table:table-cell office:value-type="string" calcext:value-type="string">
            <text:p>data/Drums/after_converting/1050_271218/testing_251_Liro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35" calcext:value-type="float">
            <text:p>186,235</text:p>
          </table:table-cell>
        </table:table-row>
        <table:table-row table:style-name="ro1">
          <table:table-cell office:value-type="string" calcext:value-type="string">
            <text:p>data/Drums/after_converting/1050_271218/testing_253_Doro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5" calcext:value-type="float">
            <text:p>186,245</text:p>
          </table:table-cell>
        </table:table-row>
        <table:table-row table:style-name="ro1">
          <table:table-cell office:value-type="string" calcext:value-type="string">
            <text:p>data/Drums/after_converting/1042_131218/testing_228_shi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5" calcext:value-type="float">
            <text:p>186,245</text:p>
          </table:table-cell>
        </table:table-row>
        <table:table-row table:style-name="ro1">
          <table:table-cell office:value-type="string" calcext:value-type="string">
            <text:p>data/Drums/after_converting/1042_131218/testing_229_yuv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after_converting/1042_131218/Freestyle_1042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3121" calcext:value-type="float">
            <text:p>213,121</text:p>
          </table:table-cell>
        </table:table-row>
        <table:table-row table:style-name="ro1">
          <table:table-cell office:value-type="string" calcext:value-type="string">
            <text:p>data/Drums/after_converting/1042_131218/non-predictable_1042_13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3736" calcext:value-type="float">
            <text:p>223,736</text:p>
          </table:table-cell>
        </table:table-row>
        <table:table-row table:style-name="ro1">
          <table:table-cell office:value-type="string" calcext:value-type="string">
            <text:p>data/Drums/after_converting/1042_131218/testing_227_ron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83" calcext:value-type="float">
            <text:p>186,283</text:p>
          </table:table-cell>
        </table:table-row>
        <table:table-row table:style-name="ro1">
          <table:table-cell office:value-type="string" calcext:value-type="string">
            <text:p>data/Drums/after_converting/1020_300518/Freestyle_1020_30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3550" calcext:value-type="float">
            <text:p>223,550</text:p>
          </table:table-cell>
        </table:table-row>
        <table:table-row table:style-name="ro1">
          <table:table-cell office:value-type="string" calcext:value-type="string">
            <text:p>data/Drums/after_converting/1020_300518/stimuli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Drums/after_converting/1020_3005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5607" calcext:value-type="float">
            <text:p>15,607</text:p>
          </table:table-cell>
        </table:table-row>
        <table:table-row table:style-name="ro1">
          <table:table-cell office:value-type="string" calcext:value-type="string">
            <text:p>data/Drums/after_converting/1020_300518/testing_15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951" calcext:value-type="float">
            <text:p>187,951</text:p>
          </table:table-cell>
        </table:table-row>
        <table:table-row table:style-name="ro1">
          <table:table-cell office:value-type="string" calcext:value-type="string">
            <text:p>data/Drums/after_converting/1020_300518/testing_159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2" calcext:value-type="float">
            <text:p>186,222</text:p>
          </table:table-cell>
        </table:table-row>
        <table:table-row table:style-name="ro1">
          <table:table-cell office:value-type="string" calcext:value-type="string">
            <text:p>data/Drums/after_converting/1020_300518/testing_16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9" calcext:value-type="float">
            <text:p>186,269</text:p>
          </table:table-cell>
        </table:table-row>
        <table:table-row table:style-name="ro1">
          <table:table-cell office:value-type="string" calcext:value-type="string">
            <text:p>data/Drums/after_converting/1020_300518/non-predictable_1020_30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4831" calcext:value-type="float">
            <text:p>234,831</text:p>
          </table:table-cell>
        </table:table-row>
        <table:table-row table:style-name="ro1">
          <table:table-cell office:value-type="string" calcext:value-type="string">
            <text:p>data/Drums/after_converting/1012_020518/testing_135_101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013" calcext:value-type="float">
            <text:p>187,013</text:p>
          </table:table-cell>
        </table:table-row>
        <table:table-row table:style-name="ro1">
          <table:table-cell office:value-type="string" calcext:value-type="string">
            <text:p>data/Drums/after_converting/1012_0205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650" calcext:value-type="float">
            <text:p>8,650</text:p>
          </table:table-cell>
        </table:table-row>
        <table:table-row table:style-name="ro1">
          <table:table-cell office:value-type="string" calcext:value-type="string">
            <text:p>data/Drums/after_converting/1012_020518/testing_136_101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618" calcext:value-type="float">
            <text:p>186,618</text:p>
          </table:table-cell>
        </table:table-row>
        <table:table-row table:style-name="ro1">
          <table:table-cell office:value-type="string" calcext:value-type="string">
            <text:p>data/Drums/after_converting/1012_020518/Freestyle_134_101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7181" calcext:value-type="float">
            <text:p>197,181</text:p>
          </table:table-cell>
        </table:table-row>
        <table:table-row table:style-name="ro1">
          <table:table-cell office:value-type="string" calcext:value-type="string">
            <text:p>data/Drums/after_converting/1012_020518/non-predictable_134_101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4941" calcext:value-type="float">
            <text:p>214,941</text:p>
          </table:table-cell>
        </table:table-row>
        <table:table-row table:style-name="ro1">
          <table:table-cell office:value-type="string" calcext:value-type="string">
            <text:p>data/Drums/after_converting/1012_020518/testing_134_101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8" calcext:value-type="float">
            <text:p>186,248</text:p>
          </table:table-cell>
        </table:table-row>
        <table:table-row table:style-name="ro1">
          <table:table-cell office:value-type="string" calcext:value-type="string">
            <text:p>data/Drums/after_converting/1029_211118/testing_187_ofe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75" calcext:value-type="float">
            <text:p>186,275</text:p>
          </table:table-cell>
        </table:table-row>
        <table:table-row table:style-name="ro1">
          <table:table-cell office:value-type="string" calcext:value-type="string">
            <text:p>data/Drums/after_converting/1029_211118/testing_186_nath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21" calcext:value-type="float">
            <text:p>186,321</text:p>
          </table:table-cell>
        </table:table-row>
        <table:table-row table:style-name="ro1">
          <table:table-cell office:value-type="string" calcext:value-type="string">
            <text:p>data/Drums/after_converting/1029_211118/predictable_1029_21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5245" calcext:value-type="float">
            <text:p>185,245</text:p>
          </table:table-cell>
        </table:table-row>
        <table:table-row table:style-name="ro1">
          <table:table-cell office:value-type="string" calcext:value-type="string">
            <text:p>data/Drums/after_converting/1029_211118/testing_185B_li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97" calcext:value-type="float">
            <text:p>186,197</text:p>
          </table:table-cell>
        </table:table-row>
        <table:table-row table:style-name="ro1">
          <table:table-cell office:value-type="string" calcext:value-type="string">
            <text:p>data/Drums/after_converting/1029_211118/Freestyle_1029_21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8640" calcext:value-type="float">
            <text:p>208,640</text:p>
          </table:table-cell>
        </table:table-row>
        <table:table-row table:style-name="ro1">
          <table:table-cell office:value-type="string" calcext:value-type="string">
            <text:p>data/Drums/after_converting/1036_051218/testing_210_lino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8" calcext:value-type="float">
            <text:p>186,218</text:p>
          </table:table-cell>
        </table:table-row>
        <table:table-row table:style-name="ro1">
          <table:table-cell office:value-type="string" calcext:value-type="string">
            <text:p>data/Drums/after_converting/1036_051218/non-predictable_1036_05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49706" calcext:value-type="float">
            <text:p>249,706</text:p>
          </table:table-cell>
        </table:table-row>
        <table:table-row table:style-name="ro1">
          <table:table-cell office:value-type="string" calcext:value-type="string">
            <text:p>data/Drums/after_converting/1036_051218/Freestyle_1036_05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8023" calcext:value-type="float">
            <text:p>218,023</text:p>
          </table:table-cell>
        </table:table-row>
        <table:table-row table:style-name="ro1">
          <table:table-cell office:value-type="string" calcext:value-type="string">
            <text:p>data/Drums/after_converting/1036_051218/testing_209_rav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6" calcext:value-type="float">
            <text:p>186,256</text:p>
          </table:table-cell>
        </table:table-row>
        <table:table-row table:style-name="ro1">
          <table:table-cell office:value-type="string" calcext:value-type="string">
            <text:p>data/Drums/after_converting/1036_051218/testing_211_may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95" calcext:value-type="float">
            <text:p>186,495</text:p>
          </table:table-cell>
        </table:table-row>
        <table:table-row table:style-name="ro1">
          <table:table-cell office:value-type="string" calcext:value-type="string">
            <text:p>data/Drums/after_converting/1026_151118/Freestyle_102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4284" calcext:value-type="float">
            <text:p>194,284</text:p>
          </table:table-cell>
        </table:table-row>
        <table:table-row table:style-name="ro1">
          <table:table-cell office:value-type="string" calcext:value-type="string">
            <text:p>data/Drums/after_converting/1026_151118/testing_17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5" calcext:value-type="float">
            <text:p>186,215</text:p>
          </table:table-cell>
        </table:table-row>
        <table:table-row table:style-name="ro1">
          <table:table-cell office:value-type="string" calcext:value-type="string">
            <text:p>data/Drums/after_converting/1026_151118/testing_17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276" calcext:value-type="float">
            <text:p>187,276</text:p>
          </table:table-cell>
        </table:table-row>
        <table:table-row table:style-name="ro1">
          <table:table-cell office:value-type="string" calcext:value-type="string">
            <text:p>data/Drums/after_converting/1026_151118/testing_17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648" calcext:value-type="float">
            <text:p>186,648</text:p>
          </table:table-cell>
        </table:table-row>
        <table:table-row table:style-name="ro1">
          <table:table-cell office:value-type="string" calcext:value-type="string">
            <text:p>data/Drums/after_converting/1026_151118/non-predictable_102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9115" calcext:value-type="float">
            <text:p>209,115</text:p>
          </table:table-cell>
        </table:table-row>
        <table:table-row table:style-name="ro1">
          <table:table-cell office:value-type="string" calcext:value-type="string">
            <text:p>data/Drums/after_converting/1002_130318/testingBate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06" calcext:value-type="float">
            <text:p>186,106</text:p>
          </table:table-cell>
        </table:table-row>
        <table:table-row table:style-name="ro1">
          <table:table-cell office:value-type="string" calcext:value-type="string">
            <text:p>data/Drums/after_converting/1002_130318/non-predictable100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063" calcext:value-type="float">
            <text:p>187,063</text:p>
          </table:table-cell>
        </table:table-row>
        <table:table-row table:style-name="ro1">
          <table:table-cell office:value-type="string" calcext:value-type="string">
            <text:p>data/Drums/after_converting/1002_130318/testingRache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4" calcext:value-type="float">
            <text:p>186,224</text:p>
          </table:table-cell>
        </table:table-row>
        <table:table-row table:style-name="ro1">
          <table:table-cell office:value-type="string" calcext:value-type="string">
            <text:p>data/Drums/after_converting/1002_130318/testingYae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50" calcext:value-type="float">
            <text:p>186,450</text:p>
          </table:table-cell>
        </table:table-row>
        <table:table-row table:style-name="ro1">
          <table:table-cell office:value-type="string" calcext:value-type="string">
            <text:p>data/Drums/after_converting/1002_130318/Freestyle100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050" calcext:value-type="float">
            <text:p>215,050</text:p>
          </table:table-cell>
        </table:table-row>
        <table:table-row table:style-name="ro1">
          <table:table-cell office:value-type="string" calcext:value-type="string">
            <text:p>data/Drums/after_converting/1002_130318/Freestyle1002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4076" calcext:value-type="float">
            <text:p>14,076</text:p>
          </table:table-cell>
        </table:table-row>
        <table:table-row table:style-name="ro1">
          <table:table-cell office:value-type="string" calcext:value-type="string">
            <text:p>data/Drums/after_converting/1044_171218/235_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5" calcext:value-type="float">
            <text:p>186,215</text:p>
          </table:table-cell>
        </table:table-row>
        <table:table-row table:style-name="ro1">
          <table:table-cell office:value-type="string" calcext:value-type="string">
            <text:p>data/Drums/after_converting/1044_171218/Freesty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3986" calcext:value-type="float">
            <text:p>223,986</text:p>
          </table:table-cell>
        </table:table-row>
        <table:table-row table:style-name="ro1">
          <table:table-cell office:value-type="string" calcext:value-type="string">
            <text:p>data/Drums/after_converting/1044_171218/non-predictab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0979" calcext:value-type="float">
            <text:p>210,979</text:p>
          </table:table-cell>
        </table:table-row>
        <table:table-row table:style-name="ro1">
          <table:table-cell office:value-type="string" calcext:value-type="string">
            <text:p>data/Drums/after_converting/1044_171218/234_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25" calcext:value-type="float">
            <text:p>186,325</text:p>
          </table:table-cell>
        </table:table-row>
        <table:table-row table:style-name="ro1">
          <table:table-cell office:value-type="string" calcext:value-type="string">
            <text:p>data/Drums/after_converting/1044_171218/233_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4" calcext:value-type="float">
            <text:p>186,304</text:p>
          </table:table-cell>
        </table:table-row>
        <table:table-row table:style-name="ro1">
          <table:table-cell office:value-type="string" calcext:value-type="string">
            <text:p>data/Drums/after_converting/1044_171218/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after_converting/Pilot group n1/predictableManipu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1435" calcext:value-type="float">
            <text:p>211,435</text:p>
          </table:table-cell>
        </table:table-row>
        <table:table-row table:style-name="ro1">
          <table:table-cell office:value-type="string" calcext:value-type="string">
            <text:p>data/Drums/after_converting/Pilot group n1/testingTama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12" calcext:value-type="float">
            <text:p>186,112</text:p>
          </table:table-cell>
        </table:table-row>
        <table:table-row table:style-name="ro1">
          <table:table-cell office:value-type="string" calcext:value-type="string">
            <text:p>data/Drums/after_converting/Pilot group n1/testingDanie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240" calcext:value-type="float">
            <text:p>187,240</text:p>
          </table:table-cell>
        </table:table-row>
        <table:table-row table:style-name="ro1">
          <table:table-cell office:value-type="string" calcext:value-type="string">
            <text:p>data/Drums/after_converting/Pilot group n1/testingInb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75" calcext:value-type="float">
            <text:p>186,175</text:p>
          </table:table-cell>
        </table:table-row>
        <table:table-row table:style-name="ro1">
          <table:table-cell office:value-type="string" calcext:value-type="string">
            <text:p>data/Drums/after_converting/Pilot group n1/FreestyleGroup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2714" calcext:value-type="float">
            <text:p>212,714</text:p>
          </table:table-cell>
        </table:table-row>
        <table:table-row table:style-name="ro1">
          <table:table-cell office:value-type="string" calcext:value-type="string">
            <text:p>data/Drums/after_converting/1039_121018/testing_220_zofit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0" calcext:value-type="float">
            <text:p>186,250</text:p>
          </table:table-cell>
        </table:table-row>
        <table:table-row table:style-name="ro1">
          <table:table-cell office:value-type="string" calcext:value-type="string">
            <text:p>data/Drums/after_converting/1039_121018/testing_219_ed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6" calcext:value-type="float">
            <text:p>186,216</text:p>
          </table:table-cell>
        </table:table-row>
        <table:table-row table:style-name="ro1">
          <table:table-cell office:value-type="string" calcext:value-type="string">
            <text:p>data/Drums/after_converting/1039_121018/predictable_1039_1210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2242" calcext:value-type="float">
            <text:p>202,242</text:p>
          </table:table-cell>
        </table:table-row>
        <table:table-row table:style-name="ro1">
          <table:table-cell office:value-type="string" calcext:value-type="string">
            <text:p>data/Drums/after_converting/1039_121018/Freestyle_1039_1210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3720" calcext:value-type="float">
            <text:p>213,720</text:p>
          </table:table-cell>
        </table:table-row>
        <table:table-row table:style-name="ro1">
          <table:table-cell office:value-type="string" calcext:value-type="string">
            <text:p>data/Drums/after_converting/1039_121018/testing_218_ad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00" calcext:value-type="float">
            <text:p>186,300</text:p>
          </table:table-cell>
        </table:table-row>
        <table:table-row table:style-name="ro1">
          <table:table-cell office:value-type="string" calcext:value-type="string">
            <text:p>data/Drums/after_converting/1027_151118/testing_179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65" calcext:value-type="float">
            <text:p>186,465</text:p>
          </table:table-cell>
        </table:table-row>
        <table:table-row table:style-name="ro1">
          <table:table-cell office:value-type="string" calcext:value-type="string">
            <text:p>data/Drums/after_converting/1027_151118/Freestyle_102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6954" calcext:value-type="float">
            <text:p>206,954</text:p>
          </table:table-cell>
        </table:table-row>
        <table:table-row table:style-name="ro1">
          <table:table-cell office:value-type="string" calcext:value-type="string">
            <text:p>data/Drums/after_converting/1027_151118/predictable_1027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7706" calcext:value-type="float">
            <text:p>207,706</text:p>
          </table:table-cell>
        </table:table-row>
        <table:table-row table:style-name="ro1">
          <table:table-cell office:value-type="string" calcext:value-type="string">
            <text:p>data/Drums/after_converting/1027_151118/Freesty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after_converting/1027_151118/testing_18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821" calcext:value-type="float">
            <text:p>186,821</text:p>
          </table:table-cell>
        </table:table-row>
        <table:table-row table:style-name="ro1">
          <table:table-cell office:value-type="string" calcext:value-type="string">
            <text:p>data/Drums/after_converting/1027_151118/testing_18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34" calcext:value-type="float">
            <text:p>186,234</text:p>
          </table:table-cell>
        </table:table-row>
        <table:table-row table:style-name="ro1">
          <table:table-cell office:value-type="string" calcext:value-type="string">
            <text:p>data/Drums/after_converting/1015_160518/testing_143_1015_16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65" calcext:value-type="float">
            <text:p>186,365</text:p>
          </table:table-cell>
        </table:table-row>
        <table:table-row table:style-name="ro1">
          <table:table-cell office:value-type="string" calcext:value-type="string">
            <text:p>data/Drums/after_converting/1015_1605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6833" calcext:value-type="float">
            <text:p>6,833</text:p>
          </table:table-cell>
        </table:table-row>
        <table:table-row table:style-name="ro1">
          <table:table-cell office:value-type="string" calcext:value-type="string">
            <text:p>data/Drums/after_converting/1015_160518/Freestyle_1015_16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879" calcext:value-type="float">
            <text:p>215,879</text:p>
          </table:table-cell>
        </table:table-row>
        <table:table-row table:style-name="ro1">
          <table:table-cell office:value-type="string" calcext:value-type="string">
            <text:p>data/Drums/after_converting/1015_160518/testing_144_1015_16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9" calcext:value-type="float">
            <text:p>186,219</text:p>
          </table:table-cell>
        </table:table-row>
        <table:table-row table:style-name="ro1">
          <table:table-cell office:value-type="string" calcext:value-type="string">
            <text:p>data/Drums/after_converting/1015_160518/testing_145_1015_16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01" calcext:value-type="float">
            <text:p>186,201</text:p>
          </table:table-cell>
        </table:table-row>
        <table:table-row table:style-name="ro1">
          <table:table-cell office:value-type="string" calcext:value-type="string">
            <text:p>data/Drums/after_converting/1015_160518/predictable_1015_16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1594" calcext:value-type="float">
            <text:p>201,594</text:p>
          </table:table-cell>
        </table:table-row>
        <table:table-row table:style-name="ro1">
          <table:table-cell office:value-type="string" calcext:value-type="string">
            <text:p>data/Drums/after_converting/1014_090518/testing_1014_140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38" calcext:value-type="float">
            <text:p>186,438</text:p>
          </table:table-cell>
        </table:table-row>
        <table:table-row table:style-name="ro1">
          <table:table-cell office:value-type="string" calcext:value-type="string">
            <text:p>data/Drums/after_converting/1014_090518/testing_1014_141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78" calcext:value-type="float">
            <text:p>186,278</text:p>
          </table:table-cell>
        </table:table-row>
        <table:table-row table:style-name="ro1">
          <table:table-cell office:value-type="string" calcext:value-type="string">
            <text:p>data/Drums/after_converting/1014_090518/testing_1014_142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77" calcext:value-type="float">
            <text:p>186,277</text:p>
          </table:table-cell>
        </table:table-row>
        <table:table-row table:style-name="ro1">
          <table:table-cell office:value-type="string" calcext:value-type="string">
            <text:p>data/Drums/after_converting/1014_0905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2216" calcext:value-type="float">
            <text:p>12,216</text:p>
          </table:table-cell>
        </table:table-row>
        <table:table-row table:style-name="ro1">
          <table:table-cell office:value-type="string" calcext:value-type="string">
            <text:p>data/Drums/after_converting/1014_090518/Freestyle_1014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5081" calcext:value-type="float">
            <text:p>235,081</text:p>
          </table:table-cell>
        </table:table-row>
        <table:table-row table:style-name="ro1">
          <table:table-cell office:value-type="string" calcext:value-type="string">
            <text:p>data/Drums/after_converting/1014_090518/non-predictable_1014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5480" calcext:value-type="float">
            <text:p>225,480</text:p>
          </table:table-cell>
        </table:table-row>
        <table:table-row table:style-name="ro1">
          <table:table-cell office:value-type="string" calcext:value-type="string">
            <text:p>data/Drums/after_converting/1011_020518/testing_133_101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8432" calcext:value-type="float">
            <text:p>188,432</text:p>
          </table:table-cell>
        </table:table-row>
        <table:table-row table:style-name="ro1">
          <table:table-cell office:value-type="string" calcext:value-type="string">
            <text:p>data/Drums/after_converting/1011_0205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954" calcext:value-type="float">
            <text:p>8,954</text:p>
          </table:table-cell>
        </table:table-row>
        <table:table-row table:style-name="ro1">
          <table:table-cell office:value-type="string" calcext:value-type="string">
            <text:p>data/Drums/after_converting/1011_020518/testing_131_101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93" calcext:value-type="float">
            <text:p>186,293</text:p>
          </table:table-cell>
        </table:table-row>
        <table:table-row table:style-name="ro1">
          <table:table-cell office:value-type="string" calcext:value-type="string">
            <text:p>data/Drums/after_converting/1011_020518/testing_132_101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535" calcext:value-type="float">
            <text:p>186,535</text:p>
          </table:table-cell>
        </table:table-row>
        <table:table-row table:style-name="ro1">
          <table:table-cell office:value-type="string" calcext:value-type="string">
            <text:p>data/Drums/after_converting/1011_020518/predictable_1010_05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6968" calcext:value-type="float">
            <text:p>206,968</text:p>
          </table:table-cell>
        </table:table-row>
        <table:table-row table:style-name="ro1">
          <table:table-cell office:value-type="string" calcext:value-type="string">
            <text:p>data/Drums/after_converting/1011_020518/Freestyle_1010_050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0655" calcext:value-type="float">
            <text:p>210,655</text:p>
          </table:table-cell>
        </table:table-row>
        <table:table-row table:style-name="ro1">
          <table:table-cell office:value-type="string" calcext:value-type="string">
            <text:p>data/Drums/after_converting/1024_141118/Freestyle_1024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2670" calcext:value-type="float">
            <text:p>192,670</text:p>
          </table:table-cell>
        </table:table-row>
        <table:table-row table:style-name="ro1">
          <table:table-cell office:value-type="string" calcext:value-type="string">
            <text:p>data/Drums/after_converting/1024_141118/non-predictable_1024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7878" calcext:value-type="float">
            <text:p>227,878</text:p>
          </table:table-cell>
        </table:table-row>
        <table:table-row table:style-name="ro1">
          <table:table-cell office:value-type="string" calcext:value-type="string">
            <text:p>data/Drums/after_converting/1024_141118/testing_17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5" calcext:value-type="float">
            <text:p>186,225</text:p>
          </table:table-cell>
        </table:table-row>
        <table:table-row table:style-name="ro1">
          <table:table-cell office:value-type="string" calcext:value-type="string">
            <text:p>data/Drums/after_converting/1024_141118/testing_17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5934" calcext:value-type="float">
            <text:p>185,934</text:p>
          </table:table-cell>
        </table:table-row>
        <table:table-row table:style-name="ro1">
          <table:table-cell office:value-type="string" calcext:value-type="string">
            <text:p>data/Drums/after_converting/1024_141118/testing_17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66" calcext:value-type="float">
            <text:p>186,366</text:p>
          </table:table-cell>
        </table:table-row>
        <table:table-row table:style-name="ro1">
          <table:table-cell office:value-type="string" calcext:value-type="string">
            <text:p>data/Drums/after_converting/1028_211118/testing_18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49" calcext:value-type="float">
            <text:p>186,349</text:p>
          </table:table-cell>
        </table:table-row>
        <table:table-row table:style-name="ro1">
          <table:table-cell office:value-type="string" calcext:value-type="string">
            <text:p>data/Drums/after_converting/1028_211118/Freestyle_102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6312" calcext:value-type="float">
            <text:p>196,312</text:p>
          </table:table-cell>
        </table:table-row>
        <table:table-row table:style-name="ro1">
          <table:table-cell office:value-type="string" calcext:value-type="string">
            <text:p>data/Drums/after_converting/1028_211118/testing_185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53" calcext:value-type="float">
            <text:p>186,153</text:p>
          </table:table-cell>
        </table:table-row>
        <table:table-row table:style-name="ro1">
          <table:table-cell office:value-type="string" calcext:value-type="string">
            <text:p>data/Drums/after_converting/1028_211118/testing_184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83" calcext:value-type="float">
            <text:p>186,283</text:p>
          </table:table-cell>
        </table:table-row>
        <table:table-row table:style-name="ro1">
          <table:table-cell office:value-type="string" calcext:value-type="string">
            <text:p>data/Drums/after_converting/1028_211118/non-predictable_102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8536" calcext:value-type="float">
            <text:p>208,536</text:p>
          </table:table-cell>
        </table:table-row>
        <table:table-row table:style-name="ro1">
          <table:table-cell office:value-type="string" calcext:value-type="string">
            <text:p>data/Drums/after_converting/Pilot group n2/FreestyleUnpredictab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2293" calcext:value-type="float">
            <text:p>232,293</text:p>
          </table:table-cell>
        </table:table-row>
        <table:table-row table:style-name="ro1">
          <table:table-cell office:value-type="string" calcext:value-type="string">
            <text:p>data/Drums/after_converting/Pilot group n2/testingAvi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882" calcext:value-type="float">
            <text:p>186,882</text:p>
          </table:table-cell>
        </table:table-row>
        <table:table-row table:style-name="ro1">
          <table:table-cell office:value-type="string" calcext:value-type="string">
            <text:p>data/Drums/after_converting/Pilot group n2/testingMich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0" calcext:value-type="float">
            <text:p>186,210</text:p>
          </table:table-cell>
        </table:table-row>
        <table:table-row table:style-name="ro1">
          <table:table-cell office:value-type="string" calcext:value-type="string">
            <text:p>data/Drums/after_converting/Pilot group n2/non-predictableManipu2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4767" calcext:value-type="float">
            <text:p>224,767</text:p>
          </table:table-cell>
        </table:table-row>
        <table:table-row table:style-name="ro1">
          <table:table-cell office:value-type="string" calcext:value-type="string">
            <text:p>data/Drums/after_converting/Pilot group n2/testingOme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32" calcext:value-type="float">
            <text:p>186,232</text:p>
          </table:table-cell>
        </table:table-row>
        <table:table-row table:style-name="ro1">
          <table:table-cell office:value-type="string" calcext:value-type="string">
            <text:p>data/Drums/after_converting/1005_250318/testing_Noa_1005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after_converting/1005_250318/Freestyle_1005_25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2952" calcext:value-type="float">
            <text:p>222,952</text:p>
          </table:table-cell>
        </table:table-row>
        <table:table-row table:style-name="ro1">
          <table:table-cell office:value-type="string" calcext:value-type="string">
            <text:p>data/Drums/after_converting/1005_250318/testingADI_1005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1" calcext:value-type="float">
            <text:p>186,221</text:p>
          </table:table-cell>
        </table:table-row>
        <table:table-row table:style-name="ro1">
          <table:table-cell office:value-type="string" calcext:value-type="string">
            <text:p>data/Drums/after_converting/1005_250318/testing_Yael_1005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640" calcext:value-type="float">
            <text:p>186,640</text:p>
          </table:table-cell>
        </table:table-row>
        <table:table-row table:style-name="ro1">
          <table:table-cell office:value-type="string" calcext:value-type="string">
            <text:p>data/Drums/after_converting/1005_2503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6335" calcext:value-type="float">
            <text:p>16,335</text:p>
          </table:table-cell>
        </table:table-row>
        <table:table-row table:style-name="ro1">
          <table:table-cell office:value-type="string" calcext:value-type="string">
            <text:p>data/Drums/after_converting/1005_250318/non-predictable_manipu_1005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7079" calcext:value-type="float">
            <text:p>237,079</text:p>
          </table:table-cell>
        </table:table-row>
        <table:table-row table:style-name="ro1">
          <table:table-cell office:value-type="string" calcext:value-type="string">
            <text:p>data/Drums/after_converting/1005_250318/non-predictable_manipu_1005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6335" calcext:value-type="float">
            <text:p>16,335</text:p>
          </table:table-cell>
        </table:table-row>
        <table:table-row table:style-name="ro1">
          <table:table-cell office:value-type="string" calcext:value-type="string">
            <text:p>data/Drums/after_converting/1005_250318/Freestyle_1005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7588" calcext:value-type="float">
            <text:p>17,588</text:p>
          </table:table-cell>
        </table:table-row>
        <table:table-row table:style-name="ro1">
          <table:table-cell office:value-type="string" calcext:value-type="string">
            <text:p>data/Drums/after_converting/1051_020119/testing_254_ed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69" calcext:value-type="float">
            <text:p>186,169</text:p>
          </table:table-cell>
        </table:table-row>
        <table:table-row table:style-name="ro1">
          <table:table-cell office:value-type="string" calcext:value-type="string">
            <text:p>data/Drums/after_converting/1051_020119/testing_256_ami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0" calcext:value-type="float">
            <text:p>186,220</text:p>
          </table:table-cell>
        </table:table-row>
        <table:table-row table:style-name="ro1">
          <table:table-cell office:value-type="string" calcext:value-type="string">
            <text:p>data/Drums/after_converting/1051_020119/testing_255_aviv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3" calcext:value-type="float">
            <text:p>186,263</text:p>
          </table:table-cell>
        </table:table-row>
        <table:table-row table:style-name="ro1">
          <table:table-cell office:value-type="string" calcext:value-type="string">
            <text:p>data/Drums/after_converting/1051_020119/predictable_1051_020119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3806" calcext:value-type="float">
            <text:p>203,806</text:p>
          </table:table-cell>
        </table:table-row>
        <table:table-row table:style-name="ro1">
          <table:table-cell office:value-type="string" calcext:value-type="string">
            <text:p>data/Drums/after_converting/1051_020119/Freestyle_1051_020119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8600" calcext:value-type="float">
            <text:p>218,600</text:p>
          </table:table-cell>
        </table:table-row>
        <table:table-row table:style-name="ro1">
          <table:table-cell office:value-type="string" calcext:value-type="string">
            <text:p>data/Drums/after_converting/1047_191218/testing_242_ksani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4" calcext:value-type="float">
            <text:p>186,224</text:p>
          </table:table-cell>
        </table:table-row>
        <table:table-row table:style-name="ro1">
          <table:table-cell office:value-type="string" calcext:value-type="string">
            <text:p>data/Drums/after_converting/1047_191218/predictable_1047_19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2274" calcext:value-type="float">
            <text:p>202,274</text:p>
          </table:table-cell>
        </table:table-row>
        <table:table-row table:style-name="ro1">
          <table:table-cell office:value-type="string" calcext:value-type="string">
            <text:p>data/Drums/after_converting/1047_191218/testing_244_ori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86" calcext:value-type="float">
            <text:p>186,286</text:p>
          </table:table-cell>
        </table:table-row>
        <table:table-row table:style-name="ro1">
          <table:table-cell office:value-type="string" calcext:value-type="string">
            <text:p>data/Drums/after_converting/1047_191218/Freestyle_1047_19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3190" calcext:value-type="float">
            <text:p>213,190</text:p>
          </table:table-cell>
        </table:table-row>
        <table:table-row table:style-name="ro1">
          <table:table-cell office:value-type="string" calcext:value-type="string">
            <text:p>data/Drums/after_converting/1047_191218/testing_243_mich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after_converting/Pilot Shay/grouppredictablemanipu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133" calcext:value-type="float">
            <text:p>187,133</text:p>
          </table:table-cell>
        </table:table-row>
        <table:table-row table:style-name="ro1">
          <table:table-cell office:value-type="string" calcext:value-type="string">
            <text:p>data/Drums/after_converting/Pilot Shay/predictablesha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926" calcext:value-type="float">
            <text:p>186,926</text:p>
          </table:table-cell>
        </table:table-row>
        <table:table-row table:style-name="ro1">
          <table:table-cell office:value-type="string" calcext:value-type="string">
            <text:p>data/Drums/after_converting/Pilot Shay/testing_138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37" calcext:value-type="float">
            <text:p>186,337</text:p>
          </table:table-cell>
        </table:table-row>
        <table:table-row table:style-name="ro1">
          <table:table-cell office:value-type="string" calcext:value-type="string">
            <text:p>data/Drums/after_converting/Pilot Shay/testing_139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751" calcext:value-type="float">
            <text:p>186,751</text:p>
          </table:table-cell>
        </table:table-row>
        <table:table-row table:style-name="ro1">
          <table:table-cell office:value-type="string" calcext:value-type="string">
            <text:p>data/Drums/after_converting/Pilot Shay/Freestyleshay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5434" calcext:value-type="float">
            <text:p>185,434</text:p>
          </table:table-cell>
        </table:table-row>
        <table:table-row table:style-name="ro1">
          <table:table-cell office:value-type="string" calcext:value-type="string">
            <text:p>data/Drums/after_converting/1041_121218/testing_226_hadas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49" calcext:value-type="float">
            <text:p>186,249</text:p>
          </table:table-cell>
        </table:table-row>
        <table:table-row table:style-name="ro1">
          <table:table-cell office:value-type="string" calcext:value-type="string">
            <text:p>data/Drums/after_converting/1041_121218/testing_225_ed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54" calcext:value-type="float">
            <text:p>186,454</text:p>
          </table:table-cell>
        </table:table-row>
        <table:table-row table:style-name="ro1">
          <table:table-cell office:value-type="string" calcext:value-type="string">
            <text:p>data/Drums/after_converting/1041_121218/Freestyle_1041_12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5730" calcext:value-type="float">
            <text:p>215,730</text:p>
          </table:table-cell>
        </table:table-row>
        <table:table-row table:style-name="ro1">
          <table:table-cell office:value-type="string" calcext:value-type="string">
            <text:p>data/Drums/after_converting/1041_121218/testing_224_tali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31" calcext:value-type="float">
            <text:p>186,131</text:p>
          </table:table-cell>
        </table:table-row>
        <table:table-row table:style-name="ro1">
          <table:table-cell office:value-type="string" calcext:value-type="string">
            <text:p>data/Drums/after_converting/1041_121218/predictable_1041_1212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5317" calcext:value-type="float">
            <text:p>205,317</text:p>
          </table:table-cell>
        </table:table-row>
        <table:table-row table:style-name="ro1">
          <table:table-cell office:value-type="string" calcext:value-type="string">
            <text:p>data/Drums/after_converting/1016_230518/148_101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45" calcext:value-type="float">
            <text:p>186,345</text:p>
          </table:table-cell>
        </table:table-row>
        <table:table-row table:style-name="ro1">
          <table:table-cell office:value-type="string" calcext:value-type="string">
            <text:p>data/Drums/after_converting/1016_2305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1959" calcext:value-type="float">
            <text:p>11,959</text:p>
          </table:table-cell>
        </table:table-row>
        <table:table-row table:style-name="ro1">
          <table:table-cell office:value-type="string" calcext:value-type="string">
            <text:p>data/Drums/after_converting/1016_230518/147_101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96" calcext:value-type="float">
            <text:p>186,496</text:p>
          </table:table-cell>
        </table:table-row>
        <table:table-row table:style-name="ro1">
          <table:table-cell office:value-type="string" calcext:value-type="string">
            <text:p>data/Drums/after_converting/1016_230518/146_1016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6" calcext:value-type="float">
            <text:p>186,266</text:p>
          </table:table-cell>
        </table:table-row>
        <table:table-row table:style-name="ro1">
          <table:table-cell office:value-type="string" calcext:value-type="string">
            <text:p>data/Drums/after_converting/1016_230518/Freestyle_1016_23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3277" calcext:value-type="float">
            <text:p>223,277</text:p>
          </table:table-cell>
        </table:table-row>
        <table:table-row table:style-name="ro1">
          <table:table-cell office:value-type="string" calcext:value-type="string">
            <text:p>data/Drums/after_converting/1016_230518/non-predictable_1016_23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24564" calcext:value-type="float">
            <text:p>224,564</text:p>
          </table:table-cell>
        </table:table-row>
        <table:table-row table:style-name="ro1">
          <table:table-cell office:value-type="string" calcext:value-type="string">
            <text:p>data/Drums/after_converting/Pilot group n5/TestingT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68" calcext:value-type="float">
            <text:p>186,168</text:p>
          </table:table-cell>
        </table:table-row>
        <table:table-row table:style-name="ro1">
          <table:table-cell office:value-type="string" calcext:value-type="string">
            <text:p>data/Drums/after_converting/Pilot group n5/testingRik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40" calcext:value-type="float">
            <text:p>186,140</text:p>
          </table:table-cell>
        </table:table-row>
        <table:table-row table:style-name="ro1">
          <table:table-cell office:value-type="string" calcext:value-type="string">
            <text:p>data/Drums/after_converting/Pilot group n5/testingYafit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578" calcext:value-type="float">
            <text:p>184,578</text:p>
          </table:table-cell>
        </table:table-row>
        <table:table-row table:style-name="ro1">
          <table:table-cell office:value-type="string" calcext:value-type="string">
            <text:p>data/Drums/after_converting/Pilot group n5/predictableN5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2658" calcext:value-type="float">
            <text:p>202,658</text:p>
          </table:table-cell>
        </table:table-row>
        <table:table-row table:style-name="ro1">
          <table:table-cell office:value-type="string" calcext:value-type="string">
            <text:p>data/Drums/after_converting/1006_2503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791" calcext:value-type="float">
            <text:p>8,791</text:p>
          </table:table-cell>
        </table:table-row>
        <table:table-row table:style-name="ro1">
          <table:table-cell office:value-type="string" calcext:value-type="string">
            <text:p>data/Drums/after_converting/1006_250318/testing_Zohar_1006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7" calcext:value-type="float">
            <text:p>186,257</text:p>
          </table:table-cell>
        </table:table-row>
        <table:table-row table:style-name="ro1">
          <table:table-cell office:value-type="string" calcext:value-type="string">
            <text:p>data/Drums/after_converting/1006_250318/Freestyle_1006_25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9247" calcext:value-type="float">
            <text:p>199,247</text:p>
          </table:table-cell>
        </table:table-row>
        <table:table-row table:style-name="ro1">
          <table:table-cell office:value-type="string" calcext:value-type="string">
            <text:p>data/Drums/after_converting/1006_250318/predictable_manipu_1006_2503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6868" calcext:value-type="float">
            <text:p>206,868</text:p>
          </table:table-cell>
        </table:table-row>
        <table:table-row table:style-name="ro1">
          <table:table-cell office:value-type="string" calcext:value-type="string">
            <text:p>data/Drums/after_converting/1006_250318/predictable_manipu_1006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791" calcext:value-type="float">
            <text:p>8,791</text:p>
          </table:table-cell>
        </table:table-row>
        <table:table-row table:style-name="ro1">
          <table:table-cell office:value-type="string" calcext:value-type="string">
            <text:p>data/Drums/after_converting/1006_250318/testing_Linoy_1006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790" calcext:value-type="float">
            <text:p>187,790</text:p>
          </table:table-cell>
        </table:table-row>
        <table:table-row table:style-name="ro1">
          <table:table-cell office:value-type="string" calcext:value-type="string">
            <text:p>data/Drums/after_converting/1006_250318/testing_Ariel_1006_250318.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161" calcext:value-type="float">
            <text:p>187,161</text:p>
          </table:table-cell>
        </table:table-row>
        <table:table-row table:style-name="ro1">
          <table:table-cell office:value-type="string" calcext:value-type="string">
            <text:p>data/Drums/after_converting/1006_250318/Freestyle_1006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6148" calcext:value-type="float">
            <text:p>6,148</text:p>
          </table:table-cell>
        </table:table-row>
        <table:table-row table:style-name="ro1">
          <table:table-cell office:value-type="string" calcext:value-type="string">
            <text:p>data/Drums/after_converting/1017_230518/predictable101723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5783" calcext:value-type="float">
            <text:p>205,783</text:p>
          </table:table-cell>
        </table:table-row>
        <table:table-row table:style-name="ro1">
          <table:table-cell office:value-type="string" calcext:value-type="string">
            <text:p>data/Drums/after_converting/1017_2305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9016" calcext:value-type="float">
            <text:p>9,016</text:p>
          </table:table-cell>
        </table:table-row>
        <table:table-row table:style-name="ro1">
          <table:table-cell office:value-type="string" calcext:value-type="string">
            <text:p>data/Drums/after_converting/1017_230518/testing150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199" calcext:value-type="float">
            <text:p>186,199</text:p>
          </table:table-cell>
        </table:table-row>
        <table:table-row table:style-name="ro1">
          <table:table-cell office:value-type="string" calcext:value-type="string">
            <text:p>data/Drums/after_converting/1017_230518/testing149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68" calcext:value-type="float">
            <text:p>186,268</text:p>
          </table:table-cell>
        </table:table-row>
        <table:table-row table:style-name="ro1">
          <table:table-cell office:value-type="string" calcext:value-type="string">
            <text:p>data/Drums/after_converting/1017_230518/testing151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28" calcext:value-type="float">
            <text:p>186,428</text:p>
          </table:table-cell>
        </table:table-row>
        <table:table-row table:style-name="ro1">
          <table:table-cell office:value-type="string" calcext:value-type="string">
            <text:p>data/Drums/after_converting/1017_230518/Freestyle1017_23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7174" calcext:value-type="float">
            <text:p>217,174</text:p>
          </table:table-cell>
        </table:table-row>
        <table:table-row table:style-name="ro1">
          <table:table-cell office:value-type="string" calcext:value-type="string">
            <text:p>data/Drums/after_converting/1021_251018/Freestyle_1021_2510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7252" calcext:value-type="float">
            <text:p>237,252</text:p>
          </table:table-cell>
        </table:table-row>
        <table:table-row table:style-name="ro1">
          <table:table-cell office:value-type="string" calcext:value-type="string">
            <text:p>data/Drums/after_converting/1021_251018/predictable_1021_2510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0885" calcext:value-type="float">
            <text:p>210,885</text:p>
          </table:table-cell>
        </table:table-row>
        <table:table-row table:style-name="ro1">
          <table:table-cell office:value-type="string" calcext:value-type="string">
            <text:p>data/Drums/after_converting/1021_2510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0959" calcext:value-type="float">
            <text:p>10,959</text:p>
          </table:table-cell>
        </table:table-row>
        <table:table-row table:style-name="ro1">
          <table:table-cell office:value-type="string" calcext:value-type="string">
            <text:p>data/Drums/after_converting/1021_251018/testing_163_nofer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60" calcext:value-type="float">
            <text:p>186,360</text:p>
          </table:table-cell>
        </table:table-row>
        <table:table-row table:style-name="ro1">
          <table:table-cell office:value-type="string" calcext:value-type="string">
            <text:p>data/Drums/after_converting/1021_251018/stimuli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Drums/after_converting/1021_251018/Freesty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after_converting/1021_251018/predictable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5239" calcext:value-type="float">
            <text:p>185,239</text:p>
          </table:table-cell>
        </table:table-row>
        <table:table-row table:style-name="ro1">
          <table:table-cell office:value-type="string" calcext:value-type="string">
            <text:p>data/Drums/after_converting/1021_251018/testing_161_ravit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651" calcext:value-type="float">
            <text:p>184,651</text:p>
          </table:table-cell>
        </table:table-row>
        <table:table-row table:style-name="ro1">
          <table:table-cell office:value-type="string" calcext:value-type="string">
            <text:p>data/Drums/after_converting/1021_251018/testing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after_converting/1021_251018/testing_162_che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435" calcext:value-type="float">
            <text:p>186,435</text:p>
          </table:table-cell>
        </table:table-row>
        <table:table-row table:style-name="ro1">
          <table:table-cell office:value-type="string" calcext:value-type="string">
            <text:p>data/Drums/after_converting/1034_291118/testing_203_kim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18" calcext:value-type="float">
            <text:p>186,218</text:p>
          </table:table-cell>
        </table:table-row>
        <table:table-row table:style-name="ro1">
          <table:table-cell office:value-type="string" calcext:value-type="string">
            <text:p>data/Drums/after_converting/1034_291118/testing_205_gabi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811" calcext:value-type="float">
            <text:p>186,811</text:p>
          </table:table-cell>
        </table:table-row>
        <table:table-row table:style-name="ro1">
          <table:table-cell office:value-type="string" calcext:value-type="string">
            <text:p>data/Drums/after_converting/1034_291118/non-predictable_1034_29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30049" calcext:value-type="float">
            <text:p>230,049</text:p>
          </table:table-cell>
        </table:table-row>
        <table:table-row table:style-name="ro1">
          <table:table-cell office:value-type="string" calcext:value-type="string">
            <text:p>data/Drums/after_converting/1034_291118/Freestyle_1034_2911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6073" calcext:value-type="float">
            <text:p>216,073</text:p>
          </table:table-cell>
        </table:table-row>
        <table:table-row table:style-name="ro1">
          <table:table-cell office:value-type="string" calcext:value-type="string">
            <text:p>data/Drums/after_converting/1034_291118/testing_204_yonatan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24" calcext:value-type="float">
            <text:p>186,224</text:p>
          </table:table-cell>
        </table:table-row>
        <table:table-row table:style-name="ro1">
          <table:table-cell office:value-type="string" calcext:value-type="string">
            <text:p>data/Drums/after_converting/1003_210318/non-predictable1003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9488" calcext:value-type="float">
            <text:p>9,488</text:p>
          </table:table-cell>
        </table:table-row>
        <table:table-row table:style-name="ro1">
          <table:table-cell office:value-type="string" calcext:value-type="string">
            <text:p>data/Drums/after_converting/1003_210318/testingNet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5" calcext:value-type="float">
            <text:p>186,255</text:p>
          </table:table-cell>
        </table:table-row>
        <table:table-row table:style-name="ro1">
          <table:table-cell office:value-type="string" calcext:value-type="string">
            <text:p>data/Drums/after_converting/1003_210318/testingMoustafa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7301" calcext:value-type="float">
            <text:p>187,301</text:p>
          </table:table-cell>
        </table:table-row>
        <table:table-row table:style-name="ro1">
          <table:table-cell office:value-type="string" calcext:value-type="string">
            <text:p>data/Drums/after_converting/1003_210318/Freestyle100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03088" calcext:value-type="float">
            <text:p>203,088</text:p>
          </table:table-cell>
        </table:table-row>
        <table:table-row table:style-name="ro1">
          <table:table-cell office:value-type="string" calcext:value-type="string">
            <text:p>data/Drums/after_converting/1003_210318/1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9488" calcext:value-type="float">
            <text:p>9,488</text:p>
          </table:table-cell>
        </table:table-row>
        <table:table-row table:style-name="ro1">
          <table:table-cell office:value-type="string" calcext:value-type="string">
            <text:p>data/Drums/after_converting/1003_210318/testingAvital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033" calcext:value-type="float">
            <text:p>186,033</text:p>
          </table:table-cell>
        </table:table-row>
        <table:table-row table:style-name="ro1">
          <table:table-cell office:value-type="string" calcext:value-type="string">
            <text:p>data/Drums/after_converting/1003_210318/non-predictable1003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7048" calcext:value-type="float">
            <text:p>217,048</text:p>
          </table:table-cell>
        </table:table-row>
        <table:table-row table:style-name="ro1">
          <table:table-cell office:value-type="string" calcext:value-type="string">
            <text:p>data/Drums/after_converting/1003_210318/Freestyle1003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8452" calcext:value-type="float">
            <text:p>8,452</text:p>
          </table:table-cell>
        </table:table-row>
        <table:table-row table:style-name="ro1">
          <table:table-cell office:value-type="string" calcext:value-type="string">
            <text:p>data/Drums/after_converting/1013_090518/testing_138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337" calcext:value-type="float">
            <text:p>186,337</text:p>
          </table:table-cell>
        </table:table-row>
        <table:table-row table:style-name="ro1">
          <table:table-cell office:value-type="string" calcext:value-type="string">
            <text:p>data/Drums/after_converting/1013_090518/predictable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97150" calcext:value-type="float">
            <text:p>197,150</text:p>
          </table:table-cell>
        </table:table-row>
        <table:table-row table:style-name="ro1">
          <table:table-cell office:value-type="string" calcext:value-type="string">
            <text:p>data/Drums/after_converting/1013_090518/7 2-Marimba1 Classic.mid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4953" calcext:value-type="float">
            <text:p>4,953</text:p>
          </table:table-cell>
        </table:table-row>
        <table:table-row table:style-name="ro1">
          <table:table-cell office:value-type="string" calcext:value-type="string">
            <text:p>data/Drums/after_converting/1013_090518/testing_139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751" calcext:value-type="float">
            <text:p>186,751</text:p>
          </table:table-cell>
        </table:table-row>
        <table:table-row table:style-name="ro1">
          <table:table-cell office:value-type="string" calcext:value-type="string">
            <text:p>data/Drums/after_converting/1013_090518/testing_137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after_converting/1013_090518/Freestyle_1013_090518.als</text:p>
          </table:table-cell>
          <table:table-cell table:style-name="ce1" office:value-type="date" office:date-value="2020-12-01" calcext:value-type="date">
            <text:p>12/01/20</text:p>
          </table:table-cell>
          <table:table-cell office:value-type="float" office:value="214639" calcext:value-type="float">
            <text:p>214,639</text:p>
          </table:table-cell>
        </table:table-row>
        <table:table-row table:style-name="ro1">
          <table:table-cell office:value-type="string" calcext:value-type="string">
            <text:p>Articles/proposal_refs/chikersal2017deep.pdf</text:p>
          </table:table-cell>
          <table:table-cell table:style-name="ce1" office:value-type="date" office:date-value="2020-11-30" calcext:value-type="date">
            <text:p>11/30/20</text:p>
          </table:table-cell>
          <table:table-cell office:value-type="float" office:value="1282291" calcext:value-type="float">
            <text:p>1,282,291</text:p>
          </table:table-cell>
        </table:table-row>
        <table:table-row table:style-name="ro1">
          <table:table-cell office:value-type="string" calcext:value-type="string">
            <text:p>Articles/proposal_refs/monster2016physiological.pdf</text:p>
          </table:table-cell>
          <table:table-cell table:style-name="ce1" office:value-type="date" office:date-value="2020-11-30" calcext:value-type="date">
            <text:p>11/30/20</text:p>
          </table:table-cell>
          <table:table-cell office:value-type="float" office:value="708970" calcext:value-type="float">
            <text:p>708,970</text:p>
          </table:table-cell>
        </table:table-row>
        <table:table-row table:style-name="ro1">
          <table:table-cell office:value-type="string" calcext:value-type="string">
            <text:p>Articles/proposal_refs/danyluck2018intergroup.pdf</text:p>
          </table:table-cell>
          <table:table-cell table:style-name="ce1" office:value-type="date" office:date-value="2020-11-30" calcext:value-type="date">
            <text:p>11/30/20</text:p>
          </table:table-cell>
          <table:table-cell office:value-type="float" office:value="594351" calcext:value-type="float">
            <text:p>594,351</text:p>
          </table:table-cell>
        </table:table-row>
        <table:table-row table:style-name="ro1">
          <table:table-cell office:value-type="string" calcext:value-type="string">
            <text:p>code/notebooks/coupling_analysis/plot_sg_coupling_freestyle-Copy1.ipynb</text:p>
          </table:table-cell>
          <table:table-cell table:style-name="ce1" office:value-type="date" office:date-value="2020-11-27" calcext:value-type="date">
            <text:p>11/27/20</text:p>
          </table:table-cell>
          <table:table-cell office:value-type="float" office:value="357428" calcext:value-type="float">
            <text:p>357,428</text:p>
          </table:table-cell>
        </table:table-row>
        <table:table-row table:style-name="ro1">
          <table:table-cell office:value-type="string" calcext:value-type="string">
            <text:p>code/notebooks/coupling_analysis/draw ibi correlation triangles-freestyle-Copy1.ipynb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50183" calcext:value-type="float">
            <text:p>50,183</text:p>
          </table:table-cell>
        </table:table-row>
        <table:table-row table:style-name="ro1">
          <table:table-cell office:value-type="string" calcext:value-type="string">
            <text:p>code/notebooks/coupling_analysis/.ipynb_checkpoints/draw ibi correlation triangles-freestyle-Copy1-checkpoint.ipynb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49062" calcext:value-type="float">
            <text:p>49,062</text:p>
          </table:table-cell>
        </table:table-row>
        <table:table-row table:style-name="ro1">
          <table:table-cell office:value-type="string" calcext:value-type="string">
            <text:p>code/notebooks/coupling_analysis/.ipynb_checkpoints/plot_sg_coupling_freestyle-Copy1-checkpoint.ipynb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148060" calcext:value-type="float">
            <text:p>148,060</text:p>
          </table:table-cell>
        </table:table-row>
        <table:table-row table:style-name="ro1">
          <table:table-cell office:value-type="string" calcext:value-type="string">
            <text:p>code/diss3_code/signal/__pycache__/__init__.cpython-37.pyc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de/diss3_code/database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database/__pycache__/__init__.cpython-37.pyc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de/diss3_code/__pycache__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__pycache__/__init__.cpython-37.pyc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ode/diss3_code/coupling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coupling/triad.py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1332" calcext:value-type="float">
            <text:p>1,332</text:p>
          </table:table-cell>
        </table:table-row>
        <table:table-row table:style-name="ro1">
          <table:table-cell office:value-type="string" calcext:value-type="string">
            <text:p>code/diss3_code/coupling/__init__.py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diss3_code/coupling/__pycache__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coupling/__pycache__/__init__.cpython-37.pyc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de/diss3_code/coupling/__pycache__/triad.cpython-37.pyc</text:p>
          </table:table-cell>
          <table:table-cell table:style-name="ce1" office:value-type="date" office:date-value="2020-11-26" calcext:value-type="date">
            <text:p>11/26/20</text:p>
          </table:table-cell>
          <table:table-cell office:value-type="float" office:value="2056" calcext:value-type="float">
            <text:p>2,056</text:p>
          </table:table-cell>
        </table:table-row>
        <table:table-row table:style-name="ro1">
          <table:table-cell office:value-type="string" calcext:value-type="string">
            <text:p>code/notebooks/midi/.ipynb_checkpoints/calculate midi ibi-checkpoint.ipynb</text:p>
          </table:table-cell>
          <table:table-cell table:style-name="ce1" office:value-type="date" office:date-value="2020-11-25" calcext:value-type="date">
            <text:p>11/25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midi/.ipynb_checkpoints/count beats all midi-checkpoint.ipynb</text:p>
          </table:table-cell>
          <table:table-cell table:style-name="ce1" office:value-type="date" office:date-value="2020-11-25" calcext:value-type="date">
            <text:p>11/25/20</text:p>
          </table:table-cell>
          <table:table-cell office:value-type="float" office:value="1532320" calcext:value-type="float">
            <text:p>1,532,320</text:p>
          </table:table-cell>
        </table:table-row>
        <table:table-row table:style-name="ro1">
          <table:table-cell office:value-type="string" calcext:value-type="string">
            <text:p>code/diss3_code/signal/__init__.py</text:p>
          </table:table-cell>
          <table:table-cell table:style-name="ce1" office:value-type="date" office:date-value="2020-11-25" calcext:value-type="date">
            <text:p>11/2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diss3_code/database/__init__.py</text:p>
          </table:table-cell>
          <table:table-cell table:style-name="ce1" office:value-type="date" office:date-value="2020-11-25" calcext:value-type="date">
            <text:p>11/2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diss3_code/deeplearning/__init__.py</text:p>
          </table:table-cell>
          <table:table-cell table:style-name="ce1" office:value-type="date" office:date-value="2020-11-25" calcext:value-type="date">
            <text:p>11/2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notebooks/.ipynb_checkpoints/freestyle deduce bpm from experiment length-checkpoint.ipynb</text:p>
          </table:table-cell>
          <table:table-cell table:style-name="ce1" office:value-type="date" office:date-value="2020-11-24" calcext:value-type="date">
            <text:p>11/2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midi/Untitled3.ipynb</text:p>
          </table:table-cell>
          <table:table-cell table:style-name="ce1" office:value-type="date" office:date-value="2020-11-24" calcext:value-type="date">
            <text:p>11/24/20</text:p>
          </table:table-cell>
          <table:table-cell office:value-type="float" office:value="74240" calcext:value-type="float">
            <text:p>74,240</text:p>
          </table:table-cell>
        </table:table-row>
        <table:table-row table:style-name="ro1">
          <table:table-cell office:value-type="string" calcext:value-type="string">
            <text:p>code/notebooks/midi/freestyle deduce bpm from experiment length.ipynb</text:p>
          </table:table-cell>
          <table:table-cell table:style-name="ce1" office:value-type="date" office:date-value="2020-11-24" calcext:value-type="date">
            <text:p>11/24/20</text:p>
          </table:table-cell>
          <table:table-cell office:value-type="float" office:value="88633" calcext:value-type="float">
            <text:p>88,633</text:p>
          </table:table-cell>
        </table:table-row>
        <table:table-row table:style-name="ro1">
          <table:table-cell office:value-type="string" calcext:value-type="string">
            <text:p>code/notebooks/coupling_analysis/draw ibi correlation triangles-freestyle.ipynb</text:p>
          </table:table-cell>
          <table:table-cell table:style-name="ce1" office:value-type="date" office:date-value="2020-11-23" calcext:value-type="date">
            <text:p>11/23/20</text:p>
          </table:table-cell>
          <table:table-cell office:value-type="float" office:value="49062" calcext:value-type="float">
            <text:p>49,062</text:p>
          </table:table-cell>
        </table:table-row>
        <table:table-row table:style-name="ro1">
          <table:table-cell office:value-type="string" calcext:value-type="string">
            <text:p>presentations/Internal-Nov-20/bpm_diagram_draft_1001_45_43.png</text:p>
          </table:table-cell>
          <table:table-cell table:style-name="ce1" office:value-type="date" office:date-value="2020-11-23" calcext:value-type="date">
            <text:p>11/23/20</text:p>
          </table:table-cell>
          <table:table-cell office:value-type="float" office:value="112757" calcext:value-type="float">
            <text:p>112,757</text:p>
          </table:table-cell>
        </table:table-row>
        <table:table-row table:style-name="ro1">
          <table:table-cell office:value-type="string" calcext:value-type="string">
            <text:p>presentations/Internal-Nov-20/phase_lock_diagram_1010_43_48.png</text:p>
          </table:table-cell>
          <table:table-cell table:style-name="ce1" office:value-type="date" office:date-value="2020-11-23" calcext:value-type="date">
            <text:p>11/23/20</text:p>
          </table:table-cell>
          <table:table-cell office:value-type="float" office:value="105121" calcext:value-type="float">
            <text:p>105,121</text:p>
          </table:table-cell>
        </table:table-row>
        <table:table-row table:style-name="ro1">
          <table:table-cell office:value-type="string" calcext:value-type="string">
            <text:p>presentations/Internal-Nov-20/coupling_clusters_original.png</text:p>
          </table:table-cell>
          <table:table-cell table:style-name="ce1" office:value-type="date" office:date-value="2020-11-19" calcext:value-type="date">
            <text:p>11/19/20</text:p>
          </table:table-cell>
          <table:table-cell office:value-type="float" office:value="17614" calcext:value-type="float">
            <text:p>17,614</text:p>
          </table:table-cell>
        </table:table-row>
        <table:table-row table:style-name="ro1">
          <table:table-cell office:value-type="string" calcext:value-type="string">
            <text:p>presentations/proposal/coupling_clusters_original.png</text:p>
          </table:table-cell>
          <table:table-cell table:style-name="ce1" office:value-type="date" office:date-value="2020-11-19" calcext:value-type="date">
            <text:p>11/19/20</text:p>
          </table:table-cell>
          <table:table-cell office:value-type="float" office:value="17614" calcext:value-type="float">
            <text:p>17,614</text:p>
          </table:table-cell>
        </table:table-row>
        <table:table-row table:style-name="ro1">
          <table:table-cell office:value-type="string" calcext:value-type="string">
            <text:p>Articles/Multidimensional Cross Recurrence Quantification Analysis MdCRQA A Method for Quantifying Correlation between Multivariate Time Series.pdf</text:p>
          </table:table-cell>
          <table:table-cell table:style-name="ce1" office:value-type="date" office:date-value="2020-11-19" calcext:value-type="date">
            <text:p>11/19/20</text:p>
          </table:table-cell>
          <table:table-cell office:value-type="float" office:value="3170891" calcext:value-type="float">
            <text:p>3,170,891</text:p>
          </table:table-cell>
        </table:table-row>
        <table:table-row table:style-name="ro1">
          <table:table-cell office:value-type="string" calcext:value-type="string">
            <text:p>Articles/wallot 2016.pdf</text:p>
          </table:table-cell>
          <table:table-cell table:style-name="ce1" office:value-type="date" office:date-value="2020-11-19" calcext:value-type="date">
            <text:p>11/19/20</text:p>
          </table:table-cell>
          <table:table-cell office:value-type="float" office:value="3037950" calcext:value-type="float">
            <text:p>3,037,950</text:p>
          </table:table-cell>
        </table:table-row>
        <table:table-row table:style-name="ro1">
          <table:table-cell office:value-type="string" calcext:value-type="string">
            <text:p>code/notebooks/.ipynb_checkpoints/count beats all midi-checkpoint.ipynb</text:p>
          </table:table-cell>
          <table:table-cell table:style-name="ce1" office:value-type="date" office:date-value="2020-11-18" calcext:value-type="date">
            <text:p>11/18/20</text:p>
          </table:table-cell>
          <table:table-cell office:value-type="float" office:value="463536" calcext:value-type="float">
            <text:p>463,536</text:p>
          </table:table-cell>
        </table:table-row>
        <table:table-row table:style-name="ro1">
          <table:table-cell office:value-type="string" calcext:value-type="string">
            <text:p>presentations/Internal-Nov-20/phase-lock_diagram_1001_45_43.png</text:p>
          </table:table-cell>
          <table:table-cell table:style-name="ce1" office:value-type="date" office:date-value="2020-11-18" calcext:value-type="date">
            <text:p>11/18/20</text:p>
          </table:table-cell>
          <table:table-cell office:value-type="float" office:value="47761" calcext:value-type="float">
            <text:p>47,761</text:p>
          </table:table-cell>
        </table:table-row>
        <table:table-row table:style-name="ro1">
          <table:table-cell office:value-type="string" calcext:value-type="string">
            <text:p>presentations/Internal-Nov-20/triangles_coupling_modes.png</text:p>
          </table:table-cell>
          <table:table-cell table:style-name="ce1" office:value-type="date" office:date-value="2020-11-18" calcext:value-type="date">
            <text:p>11/18/20</text:p>
          </table:table-cell>
          <table:table-cell office:value-type="float" office:value="77081" calcext:value-type="float">
            <text:p>77,081</text:p>
          </table:table-cell>
        </table:table-row>
        <table:table-row table:style-name="ro1">
          <table:table-cell office:value-type="string" calcext:value-type="string">
            <text:p>presentations/Internal-Nov-20/phase-lock_diagram_1008_45_48.png</text:p>
          </table:table-cell>
          <table:table-cell table:style-name="ce1" office:value-type="date" office:date-value="2020-11-18" calcext:value-type="date">
            <text:p>11/18/20</text:p>
          </table:table-cell>
          <table:table-cell office:value-type="float" office:value="47414" calcext:value-type="float">
            <text:p>47,414</text:p>
          </table:table-cell>
        </table:table-row>
        <table:table-row table:style-name="ro1">
          <table:table-cell office:value-type="string" calcext:value-type="string">
            <text:p>presentations/proposal/triangles_coupling_modes.png</text:p>
          </table:table-cell>
          <table:table-cell table:style-name="ce1" office:value-type="date" office:date-value="2020-11-18" calcext:value-type="date">
            <text:p>11/18/20</text:p>
          </table:table-cell>
          <table:table-cell office:value-type="float" office:value="77081" calcext:value-type="float">
            <text:p>77,081</text:p>
          </table:table-cell>
        </table:table-row>
        <table:table-row table:style-name="ro1">
          <table:table-cell office:value-type="string" calcext:value-type="string">
            <text:p>code/notebooks/coupling_analysis/plot_sg_coupling_freestyle.ipynb</text:p>
          </table:table-cell>
          <table:table-cell table:style-name="ce1" office:value-type="date" office:date-value="2020-11-17" calcext:value-type="date">
            <text:p>11/17/20</text:p>
          </table:table-cell>
          <table:table-cell office:value-type="float" office:value="171311" calcext:value-type="float">
            <text:p>171,311</text:p>
          </table:table-cell>
        </table:table-row>
        <table:table-row table:style-name="ro1">
          <table:table-cell office:value-type="string" calcext:value-type="string">
            <text:p>Articles/proposal_refs/schafer1998heartbeat.pdf</text:p>
          </table:table-cell>
          <table:table-cell table:style-name="ce1" office:value-type="date" office:date-value="2020-11-17" calcext:value-type="date">
            <text:p>11/17/20</text:p>
          </table:table-cell>
          <table:table-cell office:value-type="float" office:value="653918" calcext:value-type="float">
            <text:p>653,918</text:p>
          </table:table-cell>
        </table:table-row>
        <table:table-row table:style-name="ro1">
          <table:table-cell office:value-type="string" calcext:value-type="string">
            <text:p>code/notebooks/.ipynb_checkpoints/plot_sg_coupling_freestyle-checkpoint.ipynb</text:p>
          </table:table-cell>
          <table:table-cell table:style-name="ce1" office:value-type="date" office:date-value="2020-11-11" calcext:value-type="date">
            <text:p>11/11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resentations/Internal-Nov-20/coupling_clusters.png</text:p>
          </table:table-cell>
          <table:table-cell table:style-name="ce1" office:value-type="date" office:date-value="2020-11-11" calcext:value-type="date">
            <text:p>11/11/20</text:p>
          </table:table-cell>
          <table:table-cell office:value-type="float" office:value="23160" calcext:value-type="float">
            <text:p>23,160</text:p>
          </table:table-cell>
        </table:table-row>
        <table:table-row table:style-name="ro1">
          <table:table-cell office:value-type="string" calcext:value-type="string">
            <text:p>code/notebooks/.ipynb_checkpoints/looking at cross-corr function-checkpoint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3434068" calcext:value-type="float">
            <text:p>3,434,068</text:p>
          </table:table-cell>
        </table:table-row>
        <table:table-row table:style-name="ro1">
          <table:table-cell office:value-type="string" calcext:value-type="string">
            <text:p>code/notebooks/.ipynb_checkpoints/draw correlation triangles-checkpoint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537878" calcext:value-type="float">
            <text:p>537,878</text:p>
          </table:table-cell>
        </table:table-row>
        <table:table-row table:style-name="ro1">
          <table:table-cell office:value-type="string" calcext:value-type="string">
            <text:p>code/notebooks/.ipynb_checkpoints/draw correlation triangles-freestyle-checkpoint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542720" calcext:value-type="float">
            <text:p>542,720</text:p>
          </table:table-cell>
        </table:table-row>
        <table:table-row table:style-name="ro1">
          <table:table-cell office:value-type="string" calcext:value-type="string">
            <text:p>code/notebooks/.ipynb_checkpoints/draw correlation triangles-baseline-checkpoint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532869" calcext:value-type="float">
            <text:p>532,869</text:p>
          </table:table-cell>
        </table:table-row>
        <table:table-row table:style-name="ro1">
          <table:table-cell office:value-type="string" calcext:value-type="string">
            <text:p>code/notebooks/coupling_analysis/draw correlation triangles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537878" calcext:value-type="float">
            <text:p>537,878</text:p>
          </table:table-cell>
        </table:table-row>
        <table:table-row table:style-name="ro1">
          <table:table-cell office:value-type="string" calcext:value-type="string">
            <text:p>code/notebooks/coupling_analysis/draw correlation triangles-baseline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532869" calcext:value-type="float">
            <text:p>532,869</text:p>
          </table:table-cell>
        </table:table-row>
        <table:table-row table:style-name="ro1">
          <table:table-cell office:value-type="string" calcext:value-type="string">
            <text:p>code/notebooks/looking at cross-corr function.ipynb</text:p>
          </table:table-cell>
          <table:table-cell table:style-name="ce1" office:value-type="date" office:date-value="2020-11-05" calcext:value-type="date">
            <text:p>11/05/20</text:p>
          </table:table-cell>
          <table:table-cell office:value-type="float" office:value="3434068" calcext:value-type="float">
            <text:p>3,434,068</text:p>
          </table:table-cell>
        </table:table-row>
        <table:table-row table:style-name="ro1">
          <table:table-cell office:value-type="string" calcext:value-type="string">
            <text:p>presentations/Internal-Oct-20/scholar fail.png</text:p>
          </table:table-cell>
          <table:table-cell table:style-name="ce1" office:value-type="date" office:date-value="2020-11-02" calcext:value-type="date">
            <text:p>11/02/20</text:p>
          </table:table-cell>
          <table:table-cell office:value-type="float" office:value="170844" calcext:value-type="float">
            <text:p>170,844</text:p>
          </table:table-cell>
        </table:table-row>
        <table:table-row table:style-name="ro1">
          <table:table-cell office:value-type="string" calcext:value-type="string">
            <text:p>Articles/interesting_abstract_drumming.png</text:p>
          </table:table-cell>
          <table:table-cell table:style-name="ce1" office:value-type="date" office:date-value="2020-11-01" calcext:value-type="date">
            <text:p>11/01/20</text:p>
          </table:table-cell>
          <table:table-cell office:value-type="float" office:value="131062" calcext:value-type="float">
            <text:p>131,062</text:p>
          </table:table-cell>
        </table:table-row>
        <table:table-row table:style-name="ro1">
          <table:table-cell office:value-type="string" calcext:value-type="string">
            <text:p>Articles/proposal_refs/abp2017symmetry.pdf</text:p>
          </table:table-cell>
          <table:table-cell table:style-name="ce1" office:value-type="date" office:date-value="2020-10-29" calcext:value-type="date">
            <text:p>10/29/20</text:p>
          </table:table-cell>
          <table:table-cell office:value-type="float" office:value="1673660" calcext:value-type="float">
            <text:p>1,673,660</text:p>
          </table:table-cell>
        </table:table-row>
        <table:table-row table:style-name="ro1">
          <table:table-cell office:value-type="string" calcext:value-type="string">
            <text:p>code/notebooks/Untitled2.ipynb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code/notebooks/.ipynb_checkpoints/debug_gdd-checkpoint.ipynb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.ipynb_checkpoints/Untitled2-checkpoint.ipynb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.ipynb_checkpoints/upload legacy interpolation-checkpoint.ipynb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63860" calcext:value-type="float">
            <text:p>63,860</text:p>
          </table:table-cell>
        </table:table-row>
        <table:table-row table:style-name="ro1">
          <table:table-cell office:value-type="string" calcext:value-type="string">
            <text:p>code/notebooks/debug_gdd.ipynb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42212" calcext:value-type="float">
            <text:p>42,212</text:p>
          </table:table-cell>
        </table:table-row>
        <table:table-row table:style-name="ro1">
          <table:table-cell office:value-type="string" calcext:value-type="string">
            <text:p>code/notebooks/upload legacy interpolation.ipynb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63860" calcext:value-type="float">
            <text:p>63,860</text:p>
          </table:table-cell>
        </table:table-row>
        <table:table-row table:style-name="ro1">
          <table:table-cell office:value-type="string" calcext:value-type="string">
            <text:p>queries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queries/populate_group_series_interpolation_interval.sql</text:p>
          </table:table-cell>
          <table:table-cell table:style-name="ce1" office:value-type="date" office:date-value="2020-10-26" calcext:value-type="date">
            <text:p>10/26/2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code/notebooks/.ipynb_checkpoints/midi files-1044-checkpoint.ipynb</text:p>
          </table:table-cell>
          <table:table-cell table:style-name="ce1" office:value-type="date" office:date-value="2020-10-23" calcext:value-type="date">
            <text:p>10/23/20</text:p>
          </table:table-cell>
          <table:table-cell office:value-type="float" office:value="239361" calcext:value-type="float">
            <text:p>239,361</text:p>
          </table:table-cell>
        </table:table-row>
        <table:table-row table:style-name="ro1">
          <table:table-cell office:value-type="string" calcext:value-type="string">
            <text:p>code/notebooks/.ipynb_checkpoints/looking at midi files-1041-checkpoint.ipynb</text:p>
          </table:table-cell>
          <table:table-cell table:style-name="ce1" office:value-type="date" office:date-value="2020-10-23" calcext:value-type="date">
            <text:p>10/23/20</text:p>
          </table:table-cell>
          <table:table-cell office:value-type="float" office:value="298054" calcext:value-type="float">
            <text:p>298,054</text:p>
          </table:table-cell>
        </table:table-row>
        <table:table-row table:style-name="ro1">
          <table:table-cell office:value-type="string" calcext:value-type="string">
            <text:p>code/notebooks/looking at midi files-1003.ipynb</text:p>
          </table:table-cell>
          <table:table-cell table:style-name="ce1" office:value-type="date" office:date-value="2020-10-23" calcext:value-type="date">
            <text:p>10/23/20</text:p>
          </table:table-cell>
          <table:table-cell office:value-type="float" office:value="298054" calcext:value-type="float">
            <text:p>298,054</text:p>
          </table:table-cell>
        </table:table-row>
        <table:table-row table:style-name="ro1">
          <table:table-cell office:value-type="string" calcext:value-type="string">
            <text:p>code/notebooks/looking at midi files-1041.ipynb</text:p>
          </table:table-cell>
          <table:table-cell table:style-name="ce1" office:value-type="date" office:date-value="2020-10-23" calcext:value-type="date">
            <text:p>10/23/20</text:p>
          </table:table-cell>
          <table:table-cell office:value-type="float" office:value="272836" calcext:value-type="float">
            <text:p>272,836</text:p>
          </table:table-cell>
        </table:table-row>
        <table:table-row table:style-name="ro1">
          <table:table-cell office:value-type="string" calcext:value-type="string">
            <text:p>code/notebooks/looking at correlations along time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2176356" calcext:value-type="float">
            <text:p>2,176,356</text:p>
          </table:table-cell>
        </table:table-row>
        <table:table-row table:style-name="ro1">
          <table:table-cell office:value-type="string" calcext:value-type="string">
            <text:p>code/notebooks/smooth component analysis-treatment 0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408834" calcext:value-type="float">
            <text:p>408,834</text:p>
          </table:table-cell>
        </table:table-row>
        <table:table-row table:style-name="ro1">
          <table:table-cell office:value-type="string" calcext:value-type="string">
            <text:p>code/notebooks/mean and median for components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608650" calcext:value-type="float">
            <text:p>608,650</text:p>
          </table:table-cell>
        </table:table-row>
        <table:table-row table:style-name="ro1">
          <table:table-cell office:value-type="string" calcext:value-type="string">
            <text:p>code/notebooks/linear discriminant analysis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18216" calcext:value-type="float">
            <text:p>118,216</text:p>
          </table:table-cell>
        </table:table-row>
        <table:table-row table:style-name="ro1">
          <table:table-cell office:value-type="string" calcext:value-type="string">
            <text:p>code/notebooks/sg21 match with group corr pattern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76890" calcext:value-type="float">
            <text:p>76,890</text:p>
          </table:table-cell>
        </table:table-row>
        <table:table-row table:style-name="ro1">
          <table:table-cell office:value-type="string" calcext:value-type="string">
            <text:p>code/diss3_code/Untitled1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Untitled3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13741" calcext:value-type="float">
            <text:p>113,741</text:p>
          </table:table-cell>
        </table:table-row>
        <table:table-row table:style-name="ro1">
          <table:table-cell office:value-type="string" calcext:value-type="string">
            <text:p>code/diss3_code/Untitled2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test_lstm_1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339328" calcext:value-type="float">
            <text:p>339,328</text:p>
          </table:table-cell>
        </table:table-row>
        <table:table-row table:style-name="ro1">
          <table:table-cell office:value-type="string" calcext:value-type="string">
            <text:p>code/diss3_code/Untitled.ipynb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3493" calcext:value-type="float">
            <text:p>3,493</text:p>
          </table:table-cell>
        </table:table-row>
        <table:table-row table:style-name="ro1">
          <table:table-cell office:value-type="string" calcext:value-type="string">
            <text:p>code/diss3_code/deeplearning/run_lstm.py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ode/diss3_code/deeplearning/lstm_model20.trch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34540" calcext:value-type="float">
            <text:p>34,540</text:p>
          </table:table-cell>
        </table:table-row>
        <table:table-row table:style-name="ro1">
          <table:table-cell office:value-type="string" calcext:value-type="string">
            <text:p>code/diss3_code/deeplearning/lstm_for_independence.py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2954" calcext:value-type="float">
            <text:p>2,954</text:p>
          </table:table-cell>
        </table:table-row>
        <table:table-row table:style-name="ro1">
          <table:table-cell office:value-type="string" calcext:value-type="string">
            <text:p>code/diss3_code/deeplearning/lstm_model.trch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805256" calcext:value-type="float">
            <text:p>805,256</text:p>
          </table:table-cell>
        </table:table-row>
        <table:table-row table:style-name="ro1">
          <table:table-cell office:value-type="string" calcext:value-type="string">
            <text:p>presentations/Internal-Oct-20/sg_between_101_1006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6373" calcext:value-type="float">
            <text:p>106,373</text:p>
          </table:table-cell>
        </table:table-row>
        <table:table-row table:style-name="ro1">
          <table:table-cell office:value-type="string" calcext:value-type="string">
            <text:p>presentations/Internal-Oct-20/sg_between_128_1043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0639" calcext:value-type="float">
            <text:p>100,639</text:p>
          </table:table-cell>
        </table:table-row>
        <table:table-row table:style-name="ro1">
          <table:table-cell office:value-type="string" calcext:value-type="string">
            <text:p>presentations/Internal-Oct-20/lda_2d_on_20_with_line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45787" calcext:value-type="float">
            <text:p>45,787</text:p>
          </table:table-cell>
        </table:table-row>
        <table:table-row table:style-name="ro1">
          <table:table-cell office:value-type="string" calcext:value-type="string">
            <text:p>presentations/Internal-Oct-20/sg_between_128_1042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0639" calcext:value-type="float">
            <text:p>100,639</text:p>
          </table:table-cell>
        </table:table-row>
        <table:table-row table:style-name="ro1">
          <table:table-cell office:value-type="string" calcext:value-type="string">
            <text:p>presentations/Internal-Oct-20/online_seq_notes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21698" calcext:value-type="float">
            <text:p>121,698</text:p>
          </table:table-cell>
        </table:table-row>
        <table:table-row table:style-name="ro1">
          <table:table-cell office:value-type="string" calcext:value-type="string">
            <text:p>presentations/Internal-Oct-20/sg_between_101_1007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6373" calcext:value-type="float">
            <text:p>106,373</text:p>
          </table:table-cell>
        </table:table-row>
        <table:table-row table:style-name="ro1">
          <table:table-cell office:value-type="string" calcext:value-type="string">
            <text:p>presentations/Internal-Oct-20/sg_between_118_1012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90830" calcext:value-type="float">
            <text:p>90,830</text:p>
          </table:table-cell>
        </table:table-row>
        <table:table-row table:style-name="ro1">
          <table:table-cell office:value-type="string" calcext:value-type="string">
            <text:p>presentations/Internal-Oct-20/sg_within_1048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91868" calcext:value-type="float">
            <text:p>91,868</text:p>
          </table:table-cell>
        </table:table-row>
        <table:table-row table:style-name="ro1">
          <table:table-cell office:value-type="string" calcext:value-type="string">
            <text:p>presentations/Internal-Oct-20/sg_between_118_1013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90830" calcext:value-type="float">
            <text:p>90,830</text:p>
          </table:table-cell>
        </table:table-row>
        <table:table-row table:style-name="ro1">
          <table:table-cell office:value-type="string" calcext:value-type="string">
            <text:p>presentations/Internal-Oct-20/sg_between_130_1050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2237" calcext:value-type="float">
            <text:p>102,237</text:p>
          </table:table-cell>
        </table:table-row>
        <table:table-row table:style-name="ro1">
          <table:table-cell office:value-type="string" calcext:value-type="string">
            <text:p>presentations/Internal-Oct-20/sg_between_101_1004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6373" calcext:value-type="float">
            <text:p>106,373</text:p>
          </table:table-cell>
        </table:table-row>
        <table:table-row table:style-name="ro1">
          <table:table-cell office:value-type="string" calcext:value-type="string">
            <text:p>presentations/Internal-Oct-20/sg_within_1041_1042_1043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4876" calcext:value-type="float">
            <text:p>104,876</text:p>
          </table:table-cell>
        </table:table-row>
        <table:table-row table:style-name="ro1">
          <table:table-cell office:value-type="string" calcext:value-type="string">
            <text:p>presentations/Internal-Oct-20/sg_within_1001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96316" calcext:value-type="float">
            <text:p>96,316</text:p>
          </table:table-cell>
        </table:table-row>
        <table:table-row table:style-name="ro1">
          <table:table-cell office:value-type="string" calcext:value-type="string">
            <text:p>presentations/Internal-Oct-20/sg_between_101_1009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04474" calcext:value-type="float">
            <text:p>104,474</text:p>
          </table:table-cell>
        </table:table-row>
        <table:table-row table:style-name="ro1">
          <table:table-cell office:value-type="string" calcext:value-type="string">
            <text:p>presentations/Internal-Oct-20/drumming_viz_example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1880" calcext:value-type="float">
            <text:p>11,880</text:p>
          </table:table-cell>
        </table:table-row>
        <table:table-row table:style-name="ro1">
          <table:table-cell office:value-type="string" calcext:value-type="string">
            <text:p>presentations/Internal-Oct-20/sg_between_118_1042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90830" calcext:value-type="float">
            <text:p>90,830</text:p>
          </table:table-cell>
        </table:table-row>
        <table:table-row table:style-name="ro1">
          <table:table-cell office:value-type="string" calcext:value-type="string">
            <text:p>presentations/Internal-Oct-20/lda_2d_on_20_no_line.png</text:p>
          </table:table-cell>
          <table:table-cell table:style-name="ce1" office:value-type="date" office:date-value="2020-10-21" calcext:value-type="date">
            <text:p>10/21/20</text:p>
          </table:table-cell>
          <table:table-cell office:value-type="float" office:value="17850" calcext:value-type="float">
            <text:p>17,850</text:p>
          </table:table-cell>
        </table:table-row>
        <table:table-row table:style-name="ro1">
          <table:table-cell office:value-type="string" calcext:value-type="string">
            <text:p>code/notebooks/.ipynb_checkpoints/linear discriminant analysis-checkpoint.ipynb</text:p>
          </table:table-cell>
          <table:table-cell table:style-name="ce1" office:value-type="date" office:date-value="2020-10-19" calcext:value-type="date">
            <text:p>10/19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freestyle1008_synchrony.png</text:p>
          </table:table-cell>
          <table:table-cell table:style-name="ce1" office:value-type="date" office:date-value="2020-10-15" calcext:value-type="date">
            <text:p>10/15/20</text:p>
          </table:table-cell>
          <table:table-cell office:value-type="float" office:value="51239" calcext:value-type="float">
            <text:p>51,239</text:p>
          </table:table-cell>
        </table:table-row>
        <table:table-row table:style-name="ro1">
          <table:table-cell office:value-type="string" calcext:value-type="string">
            <text:p>data/freestyle1006_random.png</text:p>
          </table:table-cell>
          <table:table-cell table:style-name="ce1" office:value-type="date" office:date-value="2020-10-15" calcext:value-type="date">
            <text:p>10/15/20</text:p>
          </table:table-cell>
          <table:table-cell office:value-type="float" office:value="56283" calcext:value-type="float">
            <text:p>56,283</text:p>
          </table:table-cell>
        </table:table-row>
        <table:table-row table:style-name="ro1">
          <table:table-cell office:value-type="string" calcext:value-type="string">
            <text:p>data/freestyle1006_echelon_pattern.png</text:p>
          </table:table-cell>
          <table:table-cell table:style-name="ce1" office:value-type="date" office:date-value="2020-10-15" calcext:value-type="date">
            <text:p>10/15/20</text:p>
          </table:table-cell>
          <table:table-cell office:value-type="float" office:value="47696" calcext:value-type="float">
            <text:p>47,696</text:p>
          </table:table-cell>
        </table:table-row>
        <table:table-row table:style-name="ro1">
          <table:table-cell office:value-type="string" calcext:value-type="string">
            <text:p>code/notebooks/.ipynb_checkpoints/looking at midi files-1003-checkpoint.ipynb</text:p>
          </table:table-cell>
          <table:table-cell table:style-name="ce1" office:value-type="date" office:date-value="2020-10-14" calcext:value-type="date">
            <text:p>10/14/20</text:p>
          </table:table-cell>
          <table:table-cell office:value-type="float" office:value="122904" calcext:value-type="float">
            <text:p>122,904</text:p>
          </table:table-cell>
        </table:table-row>
        <table:table-row table:style-name="ro1">
          <table:table-cell office:value-type="string" calcext:value-type="string">
            <text:p>data/MIDI-Freestyle.zip</text:p>
          </table:table-cell>
          <table:table-cell table:style-name="ce1" office:value-type="date" office:date-value="2020-10-13" calcext:value-type="date">
            <text:p>10/13/20</text:p>
          </table:table-cell>
          <table:table-cell office:value-type="float" office:value="335816" calcext:value-type="float">
            <text:p>335,816</text:p>
          </table:table-cell>
        </table:table-row>
        <table:table-row table:style-name="ro1">
          <table:table-cell office:value-type="string" calcext:value-type="string">
            <text:p>data/MIDI-Freestyle</text:p>
          </table:table-cell>
          <table:table-cell table:style-name="ce1" office:value-type="date" office:date-value="2020-10-13" calcext:value-type="date">
            <text:p>10/13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.ipynb_checkpoints/Untitled3-checkpoint.ipynb</text:p>
          </table:table-cell>
          <table:table-cell table:style-name="ce1" office:value-type="date" office:date-value="2020-10-04" calcext:value-type="date">
            <text:p>10/0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.ipynb_checkpoints/Untitled2-checkpoint.ipynb</text:p>
          </table:table-cell>
          <table:table-cell table:style-name="ce1" office:value-type="date" office:date-value="2020-10-04" calcext:value-type="date">
            <text:p>10/0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.ipynb_checkpoints/Untitled1-checkpoint.ipynb</text:p>
          </table:table-cell>
          <table:table-cell table:style-name="ce1" office:value-type="date" office:date-value="2020-10-04" calcext:value-type="date">
            <text:p>10/0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__pycache__/lstm_for_independence.cpython-37.pyc</text:p>
          </table:table-cell>
          <table:table-cell table:style-name="ce1" office:value-type="date" office:date-value="2020-10-04" calcext:value-type="date">
            <text:p>10/04/20</text:p>
          </table:table-cell>
          <table:table-cell office:value-type="float" office:value="2303" calcext:value-type="float">
            <text:p>2,303</text:p>
          </table:table-cell>
        </table:table-row>
        <table:table-row table:style-name="ro1">
          <table:table-cell office:value-type="string" calcext:value-type="string">
            <text:p>code/diss3_code/__pycache__/run_lstm.cpython-37.pyc</text:p>
          </table:table-cell>
          <table:table-cell table:style-name="ce1" office:value-type="date" office:date-value="2020-10-04" calcext:value-type="date">
            <text:p>10/04/20</text:p>
          </table:table-cell>
          <table:table-cell office:value-type="float" office:value="1091" calcext:value-type="float">
            <text:p>1,091</text:p>
          </table:table-cell>
        </table:table-row>
        <table:table-row table:style-name="ro1">
          <table:table-cell office:value-type="string" calcext:value-type="string">
            <text:p>code/diss3_code/.ipynb_checkpoints/Untitled-checkpoint.ipynb</text:p>
          </table:table-cell>
          <table:table-cell table:style-name="ce1" office:value-type="date" office:date-value="2020-10-03" calcext:value-type="date">
            <text:p>10/03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.ipynb_checkpoints/test_lstm_1-checkpoint.ipynb</text:p>
          </table:table-cell>
          <table:table-cell table:style-name="ce1" office:value-type="date" office:date-value="2020-10-01" calcext:value-type="date">
            <text:p>10/01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__pycache__/loader.cpython-37.pyc</text:p>
          </table:table-cell>
          <table:table-cell table:style-name="ce1" office:value-type="date" office:date-value="2020-09-30" calcext:value-type="date">
            <text:p>09/30/20</text:p>
          </table:table-cell>
          <table:table-cell office:value-type="float" office:value="4349" calcext:value-type="float">
            <text:p>4,349</text:p>
          </table:table-cell>
        </table:table-row>
        <table:table-row table:style-name="ro1">
          <table:table-cell office:value-type="string" calcext:value-type="string">
            <text:p>code/diss3_code/deeplearning/loader.py</text:p>
          </table:table-cell>
          <table:table-cell table:style-name="ce1" office:value-type="date" office:date-value="2020-09-30" calcext:value-type="date">
            <text:p>09/30/20</text:p>
          </table:table-cell>
          <table:table-cell office:value-type="float" office:value="4727" calcext:value-type="float">
            <text:p>4,727</text:p>
          </table:table-cell>
        </table:table-row>
        <table:table-row table:style-name="ro1">
          <table:table-cell office:value-type="string" calcext:value-type="string">
            <text:p>code/notebooks/__pycache__</text:p>
          </table:table-cell>
          <table:table-cell table:style-name="ce1" office:value-type="date" office:date-value="2020-09-29" calcext:value-type="date">
            <text:p>09/29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__pycache__/lstm_for_independence.cpython-37.pyc</text:p>
          </table:table-cell>
          <table:table-cell table:style-name="ce1" office:value-type="date" office:date-value="2020-09-29" calcext:value-type="date">
            <text:p>09/29/20</text:p>
          </table:table-cell>
          <table:table-cell office:value-type="float" office:value="2117" calcext:value-type="float">
            <text:p>2,117</text:p>
          </table:table-cell>
        </table:table-row>
        <table:table-row table:style-name="ro1">
          <table:table-cell office:value-type="string" calcext:value-type="string">
            <text:p>code/diss3_code/all_data.pkl</text:p>
          </table:table-cell>
          <table:table-cell table:style-name="ce1" office:value-type="date" office:date-value="2020-09-29" calcext:value-type="date">
            <text:p>09/29/20</text:p>
          </table:table-cell>
          <table:table-cell office:value-type="float" office:value="2313280" calcext:value-type="float">
            <text:p>2,313,280</text:p>
          </table:table-cell>
        </table:table-row>
        <table:table-row table:style-name="ro1">
          <table:table-cell office:value-type="string" calcext:value-type="string">
            <text:p>code/diss3_code/deeplearning/cohesion_data.pkl</text:p>
          </table:table-cell>
          <table:table-cell table:style-name="ce1" office:value-type="date" office:date-value="2020-09-29" calcext:value-type="date">
            <text:p>09/29/20</text:p>
          </table:table-cell>
          <table:table-cell office:value-type="float" office:value="4160" calcext:value-type="float">
            <text:p>4,160</text:p>
          </table:table-cell>
        </table:table-row>
        <table:table-row table:style-name="ro1">
          <table:table-cell office:value-type="string" calcext:value-type="string">
            <text:p>code/notebooks/Untitled1.ipynb</text:p>
          </table:table-cell>
          <table:table-cell table:style-name="ce1" office:value-type="date" office:date-value="2020-09-27" calcext:value-type="date">
            <text:p>09/2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.ipynb_checkpoints/Untitled1-checkpoint.ipynb</text:p>
          </table:table-cell>
          <table:table-cell table:style-name="ce1" office:value-type="date" office:date-value="2020-09-27" calcext:value-type="date">
            <text:p>09/2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database/.ipynb_checkpoints/database_setup-add freestyle-checkpoint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37263" calcext:value-type="float">
            <text:p>37,263</text:p>
          </table:table-cell>
        </table:table-row>
        <table:table-row table:style-name="ro1">
          <table:table-cell office:value-type="string" calcext:value-type="string">
            <text:p>code/notebooks/database/.ipynb_checkpoints/Untitled-checkpoint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database/.ipynb_checkpoints/interpolate and upload series3-freestyle-checkpoint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18939" calcext:value-type="float">
            <text:p>18,939</text:p>
          </table:table-cell>
        </table:table-row>
        <table:table-row table:style-name="ro1">
          <table:table-cell office:value-type="string" calcext:value-type="string">
            <text:p>code/notebooks/database/.ipynb_checkpoints/interpolate and upload series3-checkpoint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18939" calcext:value-type="float">
            <text:p>18,939</text:p>
          </table:table-cell>
        </table:table-row>
        <table:table-row table:style-name="ro1">
          <table:table-cell office:value-type="string" calcext:value-type="string">
            <text:p>code/notebooks/database/.ipynb_checkpoints/database_setup_old-checkpoint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64441" calcext:value-type="float">
            <text:p>64,441</text:p>
          </table:table-cell>
        </table:table-row>
        <table:table-row table:style-name="ro1">
          <table:table-cell office:value-type="string" calcext:value-type="string">
            <text:p>code/notebooks/database/__pycache__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notebooks/database/__pycache__/decimate.cpython-37.pyc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2218" calcext:value-type="float">
            <text:p>2,218</text:p>
          </table:table-cell>
        </table:table-row>
        <table:table-row table:style-name="ro1">
          <table:table-cell office:value-type="string" calcext:value-type="string">
            <text:p>code/notebooks/database/database_setup_old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64441" calcext:value-type="float">
            <text:p>64,441</text:p>
          </table:table-cell>
        </table:table-row>
        <table:table-row table:style-name="ro1">
          <table:table-cell office:value-type="string" calcext:value-type="string">
            <text:p>code/notebooks/database/Untitled.ipynb</text:p>
          </table:table-cell>
          <table:table-cell table:style-name="ce1" office:value-type="date" office:date-value="2020-09-24" calcext:value-type="date">
            <text:p>09/2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.ipynb_checkpoints/looking at correlations along time-checkpoint.ipynb</text:p>
          </table:table-cell>
          <table:table-cell table:style-name="ce1" office:value-type="date" office:date-value="2020-09-17" calcext:value-type="date">
            <text:p>09/17/20</text:p>
          </table:table-cell>
          <table:table-cell office:value-type="float" office:value="1769748" calcext:value-type="float">
            <text:p>1,769,748</text:p>
          </table:table-cell>
        </table:table-row>
        <table:table-row table:style-name="ro1">
          <table:table-cell office:value-type="string" calcext:value-type="string">
            <text:p>code/notebooks/__pycache__/get_db_data.cpython-37.pyc</text:p>
          </table:table-cell>
          <table:table-cell table:style-name="ce1" office:value-type="date" office:date-value="2020-09-15" calcext:value-type="date">
            <text:p>09/15/20</text:p>
          </table:table-cell>
          <table:table-cell office:value-type="float" office:value="3406" calcext:value-type="float">
            <text:p>3,406</text:p>
          </table:table-cell>
        </table:table-row>
        <table:table-row table:style-name="ro1">
          <table:table-cell office:value-type="string" calcext:value-type="string">
            <text:p>code/notebooks/.ipynb_checkpoints/sg45 match with group corr pattern-checkpoint.ipynb</text:p>
          </table:table-cell>
          <table:table-cell table:style-name="ce1" office:value-type="date" office:date-value="2020-09-14" calcext:value-type="date">
            <text:p>09/14/20</text:p>
          </table:table-cell>
          <table:table-cell office:value-type="float" office:value="76890" calcext:value-type="float">
            <text:p>76,890</text:p>
          </table:table-cell>
        </table:table-row>
        <table:table-row table:style-name="ro1">
          <table:table-cell office:value-type="string" calcext:value-type="string">
            <text:p>code/notebooks/.ipynb_checkpoints/sg21 match with group corr pattern-checkpoint.ipynb</text:p>
          </table:table-cell>
          <table:table-cell table:style-name="ce1" office:value-type="date" office:date-value="2020-09-14" calcext:value-type="date">
            <text:p>09/1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__pycache__/smooth_component_analysis.cpython-37.pyc</text:p>
          </table:table-cell>
          <table:table-cell table:style-name="ce1" office:value-type="date" office:date-value="2020-09-14" calcext:value-type="date">
            <text:p>09/14/20</text:p>
          </table:table-cell>
          <table:table-cell office:value-type="float" office:value="4180" calcext:value-type="float">
            <text:p>4,180</text:p>
          </table:table-cell>
        </table:table-row>
        <table:table-row table:style-name="ro1">
          <table:table-cell office:value-type="string" calcext:value-type="string">
            <text:p>code/notebooks/Independent Components for sg and res.ipynb</text:p>
          </table:table-cell>
          <table:table-cell table:style-name="ce1" office:value-type="date" office:date-value="2020-09-14" calcext:value-type="date">
            <text:p>09/14/20</text:p>
          </table:table-cell>
          <table:table-cell office:value-type="float" office:value="846682" calcext:value-type="float">
            <text:p>846,682</text:p>
          </table:table-cell>
        </table:table-row>
        <table:table-row table:style-name="ro1">
          <table:table-cell office:value-type="string" calcext:value-type="string">
            <text:p>code/notebooks/sg45 match with group corr pattern.ipynb</text:p>
          </table:table-cell>
          <table:table-cell table:style-name="ce1" office:value-type="date" office:date-value="2020-09-14" calcext:value-type="date">
            <text:p>09/14/20</text:p>
          </table:table-cell>
          <table:table-cell office:value-type="float" office:value="6926" calcext:value-type="float">
            <text:p>6,926</text:p>
          </table:table-cell>
        </table:table-row>
        <table:table-row table:style-name="ro1">
          <table:table-cell office:value-type="string" calcext:value-type="string">
            <text:p>code/notebooks/looking at sg correlation.ipynb</text:p>
          </table:table-cell>
          <table:table-cell table:style-name="ce1" office:value-type="date" office:date-value="2020-09-13" calcext:value-type="date">
            <text:p>09/13/20</text:p>
          </table:table-cell>
          <table:table-cell office:value-type="float" office:value="984462" calcext:value-type="float">
            <text:p>984,462</text:p>
          </table:table-cell>
        </table:table-row>
        <table:table-row table:style-name="ro1">
          <table:table-cell office:value-type="string" calcext:value-type="string">
            <text:p>code/notebooks/.ipynb_checkpoints/mean and median for components-checkpoint.ipynb</text:p>
          </table:table-cell>
          <table:table-cell table:style-name="ce1" office:value-type="date" office:date-value="2020-09-13" calcext:value-type="date">
            <text:p>09/13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.ipynb_checkpoints/Independent Components for sg and res-checkpoint.ipynb</text:p>
          </table:table-cell>
          <table:table-cell table:style-name="ce1" office:value-type="date" office:date-value="2020-09-13" calcext:value-type="date">
            <text:p>09/13/20</text:p>
          </table:table-cell>
          <table:table-cell office:value-type="float" office:value="483364" calcext:value-type="float">
            <text:p>483,364</text:p>
          </table:table-cell>
        </table:table-row>
        <table:table-row table:style-name="ro1">
          <table:table-cell office:value-type="string" calcext:value-type="string">
            <text:p>code/notebooks/.ipynb_checkpoints/looking at sg correlation-checkpoint.ipynb</text:p>
          </table:table-cell>
          <table:table-cell table:style-name="ce1" office:value-type="date" office:date-value="2020-09-10" calcext:value-type="date">
            <text:p>09/10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correlation f statistic.ipynb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456513" calcext:value-type="float">
            <text:p>456,513</text:p>
          </table:table-cell>
        </table:table-row>
        <table:table-row table:style-name="ro1">
          <table:table-cell office:value-type="string" calcext:value-type="string">
            <text:p>presentations/Internal-Sept-20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presentations/Internal-Sept-20/sg_2low_vs_high.png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14982" calcext:value-type="float">
            <text:p>14,982</text:p>
          </table:table-cell>
        </table:table-row>
        <table:table-row table:style-name="ro1">
          <table:table-cell office:value-type="string" calcext:value-type="string">
            <text:p>presentations/Internal-Sept-20/resid_correlations_by_group.png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52641" calcext:value-type="float">
            <text:p>52,641</text:p>
          </table:table-cell>
        </table:table-row>
        <table:table-row table:style-name="ro1">
          <table:table-cell office:value-type="string" calcext:value-type="string">
            <text:p>presentations/Internal-Sept-20/sg_correlations_by_group.png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46915" calcext:value-type="float">
            <text:p>46,915</text:p>
          </table:table-cell>
        </table:table-row>
        <table:table-row table:style-name="ro1">
          <table:table-cell office:value-type="string" calcext:value-type="string">
            <text:p>presentations/Internal-Sept-20/resid_2low_vs_high.png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17672" calcext:value-type="float">
            <text:p>17,672</text:p>
          </table:table-cell>
        </table:table-row>
        <table:table-row table:style-name="ro1">
          <table:table-cell office:value-type="string" calcext:value-type="string">
            <text:p>presentations/Internal-Sept-20/rmso_correlations_by_group.png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57506" calcext:value-type="float">
            <text:p>57,506</text:p>
          </table:table-cell>
        </table:table-row>
        <table:table-row table:style-name="ro1">
          <table:table-cell office:value-type="string" calcext:value-type="string">
            <text:p>presentations/Internal-Sept-20/rmso_2low_vs_high.png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float" office:value="15870" calcext:value-type="float">
            <text:p>15,870</text:p>
          </table:table-cell>
        </table:table-row>
        <table:table-row table:style-name="ro1">
          <table:table-cell office:value-type="string" calcext:value-type="string">
            <text:p>code/notebooks/.ipynb_checkpoints/smooth component analysis-treatment 0-checkpoint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485097" calcext:value-type="float">
            <text:p>485,097</text:p>
          </table:table-cell>
        </table:table-row>
        <table:table-row table:style-name="ro1">
          <table:table-cell office:value-type="string" calcext:value-type="string">
            <text:p>code/notebooks/.ipynb_checkpoints/smooth component analysis-treatment 1-checkpoint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408834" calcext:value-type="float">
            <text:p>408,834</text:p>
          </table:table-cell>
        </table:table-row>
        <table:table-row table:style-name="ro1">
          <table:table-cell office:value-type="string" calcext:value-type="string">
            <text:p>code/notebooks/.ipynb_checkpoints/Untitled-checkpoint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smooth component analysis-different groups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367845" calcext:value-type="float">
            <text:p>367,845</text:p>
          </table:table-cell>
        </table:table-row>
        <table:table-row table:style-name="ro1">
          <table:table-cell office:value-type="string" calcext:value-type="string">
            <text:p>code/notebooks/smooth component analysis-treatment 1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269964" calcext:value-type="float">
            <text:p>269,964</text:p>
          </table:table-cell>
        </table:table-row>
        <table:table-row table:style-name="ro1">
          <table:table-cell office:value-type="string" calcext:value-type="string">
            <text:p>code/notebooks/Untitled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smooth component analysis.ipynb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587819" calcext:value-type="float">
            <text:p>587,819</text:p>
          </table:table-cell>
        </table:table-row>
        <table:table-row table:style-name="ro1">
          <table:table-cell office:value-type="string" calcext:value-type="string">
            <text:p>presentations/Internal-Sept-20/resid_group1010.png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50724" calcext:value-type="float">
            <text:p>50,724</text:p>
          </table:table-cell>
        </table:table-row>
        <table:table-row table:style-name="ro1">
          <table:table-cell office:value-type="string" calcext:value-type="string">
            <text:p>presentations/Internal-Sept-20/rmso_within_and_cross2.png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23685" calcext:value-type="float">
            <text:p>23,685</text:p>
          </table:table-cell>
        </table:table-row>
        <table:table-row table:style-name="ro1">
          <table:table-cell office:value-type="string" calcext:value-type="string">
            <text:p>presentations/Internal-Sept-20/resid_within_and_cross2.png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24008" calcext:value-type="float">
            <text:p>24,008</text:p>
          </table:table-cell>
        </table:table-row>
        <table:table-row table:style-name="ro1">
          <table:table-cell office:value-type="string" calcext:value-type="string">
            <text:p>presentations/Internal-Sept-20/resid_within_and_cross1.png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23844" calcext:value-type="float">
            <text:p>23,844</text:p>
          </table:table-cell>
        </table:table-row>
        <table:table-row table:style-name="ro1">
          <table:table-cell office:value-type="string" calcext:value-type="string">
            <text:p>presentations/Internal-Sept-20/resid_group1008.png</text:p>
          </table:table-cell>
          <table:table-cell table:style-name="ce1" office:value-type="date" office:date-value="2020-09-07" calcext:value-type="date">
            <text:p>09/07/20</text:p>
          </table:table-cell>
          <table:table-cell office:value-type="float" office:value="57794" calcext:value-type="float">
            <text:p>57,794</text:p>
          </table:table-cell>
        </table:table-row>
        <table:table-row table:style-name="ro1">
          <table:table-cell office:value-type="string" calcext:value-type="string">
            <text:p>presentations/Internal-Sept-20/signals108-109n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55480" calcext:value-type="float">
            <text:p>55,480</text:p>
          </table:table-cell>
        </table:table-row>
        <table:table-row table:style-name="ro1">
          <table:table-cell office:value-type="string" calcext:value-type="string">
            <text:p>presentations/Internal-Sept-20/signals116-118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64263" calcext:value-type="float">
            <text:p>64,263</text:p>
          </table:table-cell>
        </table:table-row>
        <table:table-row table:style-name="ro1">
          <table:table-cell office:value-type="string" calcext:value-type="string">
            <text:p>presentations/Internal-Sept-20/savgol_example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34302" calcext:value-type="float">
            <text:p>34,302</text:p>
          </table:table-cell>
        </table:table-row>
        <table:table-row table:style-name="ro1">
          <table:table-cell office:value-type="string" calcext:value-type="string">
            <text:p>presentations/Internal-Sept-20/signals101-103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60995" calcext:value-type="float">
            <text:p>60,995</text:p>
          </table:table-cell>
        </table:table-row>
        <table:table-row table:style-name="ro1">
          <table:table-cell office:value-type="string" calcext:value-type="string">
            <text:p>presentations/Internal-Sept-20/signals110-112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75868" calcext:value-type="float">
            <text:p>75,868</text:p>
          </table:table-cell>
        </table:table-row>
        <table:table-row table:style-name="ro1">
          <table:table-cell office:value-type="string" calcext:value-type="string">
            <text:p>presentations/Internal-Sept-20/sg_impulse_response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25698" calcext:value-type="float">
            <text:p>25,698</text:p>
          </table:table-cell>
        </table:table-row>
        <table:table-row table:style-name="ro1">
          <table:table-cell office:value-type="string" calcext:value-type="string">
            <text:p>presentations/Internal-Sept-20/raw_and_Sg_distplot1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17376" calcext:value-type="float">
            <text:p>17,376</text:p>
          </table:table-cell>
        </table:table-row>
        <table:table-row table:style-name="ro1">
          <table:table-cell office:value-type="string" calcext:value-type="string">
            <text:p>presentations/Internal-Sept-20/rmso_within_and_cross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22814" calcext:value-type="float">
            <text:p>22,814</text:p>
          </table:table-cell>
        </table:table-row>
        <table:table-row table:style-name="ro1">
          <table:table-cell office:value-type="string" calcext:value-type="string">
            <text:p>presentations/Internal-Sept-20/residual_rms_example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36619" calcext:value-type="float">
            <text:p>36,619</text:p>
          </table:table-cell>
        </table:table-row>
        <table:table-row table:style-name="ro1">
          <table:table-cell office:value-type="string" calcext:value-type="string">
            <text:p>presentations/Internal-Sept-20/presentation1.md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presentations/Internal-Sept-20/raw_and_Sg_distplot2.png</text:p>
          </table:table-cell>
          <table:table-cell table:style-name="ce1" office:value-type="date" office:date-value="2020-09-06" calcext:value-type="date">
            <text:p>09/06/20</text:p>
          </table:table-cell>
          <table:table-cell office:value-type="float" office:value="17200" calcext:value-type="float">
            <text:p>17,200</text:p>
          </table:table-cell>
        </table:table-row>
        <table:table-row table:style-name="ro1">
          <table:table-cell office:value-type="string" calcext:value-type="string">
            <text:p>code/notebooks/.ipynb_checkpoints/correlation f statistic-checkpoint.ipynb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41081" calcext:value-type="float">
            <text:p>41,081</text:p>
          </table:table-cell>
        </table:table-row>
        <table:table-row table:style-name="ro1">
          <table:table-cell office:value-type="string" calcext:value-type="string">
            <text:p>code/notebooks/.ipynb_checkpoints/smooth component analysis-checkpoint.ipynb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46420" calcext:value-type="float">
            <text:p>246,420</text:p>
          </table:table-cell>
        </table:table-row>
        <table:table-row table:style-name="ro1">
          <table:table-cell office:value-type="string" calcext:value-type="string">
            <text:p>code/notebooks/.ipynb_checkpoints/smooth component analysis-different groups-checkpoint.ipynb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348283" calcext:value-type="float">
            <text:p>348,283</text:p>
          </table:table-cell>
        </table:table-row>
        <table:table-row table:style-name="ro1">
          <table:table-cell office:value-type="string" calcext:value-type="string">
            <text:p>presentations/Internal-Sept-20/signals122-124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ignals128-130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ignals119-121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ignals110-112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ignals125-127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ignals125-127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avol128_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528" calcext:value-type="float">
            <text:p>27,528</text:p>
          </table:table-cell>
        </table:table-row>
        <table:table-row table:style-name="ro1">
          <table:table-cell office:value-type="string" calcext:value-type="string">
            <text:p>presentations/Internal-Sept-20/signals122-124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avgol129_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8468" calcext:value-type="float">
            <text:p>28,468</text:p>
          </table:table-cell>
        </table:table-row>
        <table:table-row table:style-name="ro1">
          <table:table-cell office:value-type="string" calcext:value-type="string">
            <text:p>presentations/Internal-Sept-20/signals119-12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41821" calcext:value-type="float">
            <text:p>241,821</text:p>
          </table:table-cell>
        </table:table-row>
        <table:table-row table:style-name="ro1">
          <table:table-cell office:value-type="string" calcext:value-type="string">
            <text:p>presentations/Internal-Sept-20/signals116-118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ignals128-130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avgol128-130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30245" calcext:value-type="float">
            <text:p>30,245</text:p>
          </table:table-cell>
        </table:table-row>
        <table:table-row table:style-name="ro1">
          <table:table-cell office:value-type="string" calcext:value-type="string">
            <text:p>presentations/Internal-Sept-20/signals108-109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ignals108-109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avgol125_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078" calcext:value-type="float">
            <text:p>27,078</text:p>
          </table:table-cell>
        </table:table-row>
        <table:table-row table:style-name="ro1">
          <table:table-cell office:value-type="string" calcext:value-type="string">
            <text:p>presentations/Internal-Sept-20/signal116-118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55901" calcext:value-type="float">
            <text:p>255,901</text:p>
          </table:table-cell>
        </table:table-row>
        <table:table-row table:style-name="ro1">
          <table:table-cell office:value-type="string" calcext:value-type="string">
            <text:p>presentations/Internal-Sept-20/signals101-103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avgol131_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8886" calcext:value-type="float">
            <text:p>28,886</text:p>
          </table:table-cell>
        </table:table-row>
        <table:table-row table:style-name="ro1">
          <table:table-cell office:value-type="string" calcext:value-type="string">
            <text:p>presentations/Internal-Sept-20/signals110-112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ignals101-103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presentations/Internal-Sept-20/signals119-121end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6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presentations/Internal-Sept-20/signals125-127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41821" calcext:value-type="float">
            <text:p>241,821</text:p>
          </table:table-cell>
        </table:table-row>
        <table:table-row table:style-name="ro1">
          <table:table-cell office:value-type="string" calcext:value-type="string">
            <text:p>presentations/Internal-Sept-20/signals122-124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41821" calcext:value-type="float">
            <text:p>241,821</text:p>
          </table:table-cell>
        </table:table-row>
        <table:table-row table:style-name="ro1">
          <table:table-cell office:value-type="string" calcext:value-type="string">
            <text:p>presentations/Internal-Sept-20/savgol126_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582" calcext:value-type="float">
            <text:p>27,582</text:p>
          </table:table-cell>
        </table:table-row>
        <table:table-row table:style-name="ro1">
          <table:table-cell office:value-type="string" calcext:value-type="string">
            <text:p>presentations/Internal-Sept-20/signals108-109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55901" calcext:value-type="float">
            <text:p>255,901</text:p>
          </table:table-cell>
        </table:table-row>
        <table:table-row table:style-name="ro1">
          <table:table-cell office:value-type="string" calcext:value-type="string">
            <text:p>presentations/Internal-Sept-20/savgol130_k51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8024" calcext:value-type="float">
            <text:p>28,024</text:p>
          </table:table-cell>
        </table:table-row>
        <table:table-row table:style-name="ro1">
          <table:table-cell office:value-type="string" calcext:value-type="string">
            <text:p>presentations/Internal-Sept-20/signals116-118bl.png</text:p>
          </table:table-cell>
          <table:table-cell table:style-name="ce1" office:value-type="date" office:date-value="2020-09-03" calcext:value-type="date">
            <text:p>09/03/20</text:p>
          </table:table-cell>
          <table:table-cell office:value-type="float" office:value="271658" calcext:value-type="float">
            <text:p>271,658</text:p>
          </table:table-cell>
        </table:table-row>
        <table:table-row table:style-name="ro1">
          <table:table-cell office:value-type="string" calcext:value-type="string">
            <text:p>code/notebooks/savitzky golay group analysis.ipynb</text:p>
          </table:table-cell>
          <table:table-cell table:style-name="ce1" office:value-type="date" office:date-value="2020-09-02" calcext:value-type="date">
            <text:p>09/02/20</text:p>
          </table:table-cell>
          <table:table-cell office:value-type="float" office:value="469759" calcext:value-type="float">
            <text:p>469,759</text:p>
          </table:table-cell>
        </table:table-row>
        <table:table-row table:style-name="ro1">
          <table:table-cell office:value-type="string" calcext:value-type="string">
            <text:p>code/notebooks/savitzky golay.ipynb</text:p>
          </table:table-cell>
          <table:table-cell table:style-name="ce1" office:value-type="date" office:date-value="2020-09-01" calcext:value-type="date">
            <text:p>09/01/20</text:p>
          </table:table-cell>
          <table:table-cell office:value-type="float" office:value="841405" calcext:value-type="float">
            <text:p>841,405</text:p>
          </table:table-cell>
        </table:table-row>
        <table:table-row table:style-name="ro1">
          <table:table-cell office:value-type="string" calcext:value-type="string">
            <text:p>code/notebooks/.ipynb_checkpoints/savitzky golay group analysis-checkpoint.ipynb</text:p>
          </table:table-cell>
          <table:table-cell table:style-name="ce1" office:value-type="date" office:date-value="2020-09-01" calcext:value-type="date">
            <text:p>09/01/20</text:p>
          </table:table-cell>
          <table:table-cell office:value-type="float" office:value="158113" calcext:value-type="float">
            <text:p>158,113</text:p>
          </table:table-cell>
        </table:table-row>
        <table:table-row table:style-name="ro1">
          <table:table-cell office:value-type="string" calcext:value-type="string">
            <text:p>code/notebooks/dtw for group 1007.ipynb</text:p>
          </table:table-cell>
          <table:table-cell table:style-name="ce1" office:value-type="date" office:date-value="2020-08-28" calcext:value-type="date">
            <text:p>08/28/20</text:p>
          </table:table-cell>
          <table:table-cell office:value-type="float" office:value="565706" calcext:value-type="float">
            <text:p>565,706</text:p>
          </table:table-cell>
        </table:table-row>
        <table:table-row table:style-name="ro1">
          <table:table-cell office:value-type="string" calcext:value-type="string">
            <text:p>code/notebooks/.ipynb_checkpoints/savitzky golay-checkpoint.ipynb</text:p>
          </table:table-cell>
          <table:table-cell table:style-name="ce1" office:value-type="date" office:date-value="2020-08-28" calcext:value-type="date">
            <text:p>08/28/20</text:p>
          </table:table-cell>
          <table:table-cell office:value-type="float" office:value="68139" calcext:value-type="float">
            <text:p>68,139</text:p>
          </table:table-cell>
        </table:table-row>
        <table:table-row table:style-name="ro1">
          <table:table-cell office:value-type="string" calcext:value-type="string">
            <text:p>code/notebooks/plot_ibi_z-score_by_group.ipynb</text:p>
          </table:table-cell>
          <table:table-cell table:style-name="ce1" office:value-type="date" office:date-value="2020-08-28" calcext:value-type="date">
            <text:p>08/28/20</text:p>
          </table:table-cell>
          <table:table-cell office:value-type="float" office:value="1415130" calcext:value-type="float">
            <text:p>1,415,130</text:p>
          </table:table-cell>
        </table:table-row>
        <table:table-row table:style-name="ro1">
          <table:table-cell office:value-type="string" calcext:value-type="string">
            <text:p>code/notebooks/.ipynb_checkpoints/plot_ibi_z-score_by_group-baseline-end-checkpoint.ipynb</text:p>
          </table:table-cell>
          <table:table-cell table:style-name="ce1" office:value-type="date" office:date-value="2020-08-25" calcext:value-type="date">
            <text:p>08/25/20</text:p>
          </table:table-cell>
          <table:table-cell office:value-type="float" office:value="1408803" calcext:value-type="float">
            <text:p>1,408,803</text:p>
          </table:table-cell>
        </table:table-row>
        <table:table-row table:style-name="ro1">
          <table:table-cell office:value-type="string" calcext:value-type="string">
            <text:p>code/notebooks/.ipynb_checkpoints/dtw for group 1007-checkpoint.ipynb</text:p>
          </table:table-cell>
          <table:table-cell table:style-name="ce1" office:value-type="date" office:date-value="2020-08-25" calcext:value-type="date">
            <text:p>08/25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plot_ibi_z-score_by_group-baseline-end.ipynb</text:p>
          </table:table-cell>
          <table:table-cell table:style-name="ce1" office:value-type="date" office:date-value="2020-08-25" calcext:value-type="date">
            <text:p>08/25/20</text:p>
          </table:table-cell>
          <table:table-cell office:value-type="float" office:value="1408826" calcext:value-type="float">
            <text:p>1,408,826</text:p>
          </table:table-cell>
        </table:table-row>
        <table:table-row table:style-name="ro1">
          <table:table-cell office:value-type="string" calcext:value-type="string">
            <text:p>code/notebooks/plot_ibi_z-score_by_group-baseline.ipynb</text:p>
          </table:table-cell>
          <table:table-cell table:style-name="ce1" office:value-type="date" office:date-value="2020-08-24" calcext:value-type="date">
            <text:p>08/24/20</text:p>
          </table:table-cell>
          <table:table-cell office:value-type="float" office:value="1408803" calcext:value-type="float">
            <text:p>1,408,803</text:p>
          </table:table-cell>
        </table:table-row>
        <table:table-row table:style-name="ro1">
          <table:table-cell office:value-type="string" calcext:value-type="string">
            <text:p>code/notebooks/.ipynb_checkpoints/kalman-filter-rr-interval-checkpoint.ipynb</text:p>
          </table:table-cell>
          <table:table-cell table:style-name="ce1" office:value-type="date" office:date-value="2020-08-24" calcext:value-type="date">
            <text:p>08/24/20</text:p>
          </table:table-cell>
          <table:table-cell office:value-type="float" office:value="1413982" calcext:value-type="float">
            <text:p>1,413,982</text:p>
          </table:table-cell>
        </table:table-row>
        <table:table-row table:style-name="ro1">
          <table:table-cell office:value-type="string" calcext:value-type="string">
            <text:p>code/notebooks/.ipynb_checkpoints/plot_ibi_z-score_by_group-baseline-checkpoint.ipynb</text:p>
          </table:table-cell>
          <table:table-cell table:style-name="ce1" office:value-type="date" office:date-value="2020-08-24" calcext:value-type="date">
            <text:p>08/24/20</text:p>
          </table:table-cell>
          <table:table-cell office:value-type="float" office:value="1413982" calcext:value-type="float">
            <text:p>1,413,982</text:p>
          </table:table-cell>
        </table:table-row>
        <table:table-row table:style-name="ro1">
          <table:table-cell office:value-type="string" calcext:value-type="string">
            <text:p>code/notebooks/kalman-filter-rr-interval.ipynb</text:p>
          </table:table-cell>
          <table:table-cell table:style-name="ce1" office:value-type="date" office:date-value="2020-08-24" calcext:value-type="date">
            <text:p>08/24/20</text:p>
          </table:table-cell>
          <table:table-cell office:value-type="float" office:value="465913" calcext:value-type="float">
            <text:p>465,913</text:p>
          </table:table-cell>
        </table:table-row>
        <table:table-row table:style-name="ro1">
          <table:table-cell office:value-type="string" calcext:value-type="string">
            <text:p>code/notebooks/.ipynb_checkpoints/plot_ibi_z-score_by_group-checkpoint.ipynb</text:p>
          </table:table-cell>
          <table:table-cell table:style-name="ce1" office:value-type="date" office:date-value="2020-08-23" calcext:value-type="date">
            <text:p>08/23/20</text:p>
          </table:table-cell>
          <table:table-cell office:value-type="float" office:value="1413982" calcext:value-type="float">
            <text:p>1,413,982</text:p>
          </table:table-cell>
        </table:table-row>
        <table:table-row table:style-name="ro1">
          <table:table-cell office:value-type="string" calcext:value-type="string">
            <text:p>code/notebooks/plot_ibi_by_group.ipynb</text:p>
          </table:table-cell>
          <table:table-cell table:style-name="ce1" office:value-type="date" office:date-value="2020-08-19" calcext:value-type="date">
            <text:p>08/19/20</text:p>
          </table:table-cell>
          <table:table-cell office:value-type="float" office:value="3359633" calcext:value-type="float">
            <text:p>3,359,633</text:p>
          </table:table-cell>
        </table:table-row>
        <table:table-row table:style-name="ro1">
          <table:table-cell office:value-type="string" calcext:value-type="string">
            <text:p>code/notebooks/systematic group correlations by frequency.ipynb</text:p>
          </table:table-cell>
          <table:table-cell table:style-name="ce1" office:value-type="date" office:date-value="2020-08-19" calcext:value-type="date">
            <text:p>08/19/20</text:p>
          </table:table-cell>
          <table:table-cell office:value-type="float" office:value="304899" calcext:value-type="float">
            <text:p>304,899</text:p>
          </table:table-cell>
        </table:table-row>
        <table:table-row table:style-name="ro1">
          <table:table-cell office:value-type="string" calcext:value-type="string">
            <text:p>code/notebooks/.ipynb_checkpoints/plot_ibi_by_group-checkpoint.ipynb</text:p>
          </table:table-cell>
          <table:table-cell table:style-name="ce1" office:value-type="date" office:date-value="2020-08-19" calcext:value-type="date">
            <text:p>08/19/20</text:p>
          </table:table-cell>
          <table:table-cell office:value-type="float" office:value="2215554" calcext:value-type="float">
            <text:p>2,215,554</text:p>
          </table:table-cell>
        </table:table-row>
        <table:table-row table:style-name="ro1">
          <table:table-cell office:value-type="string" calcext:value-type="string">
            <text:p>code/notebooks/.ipynb_checkpoints/systematic group correlations by frequency-checkpoint.ipynb</text:p>
          </table:table-cell>
          <table:table-cell table:style-name="ce1" office:value-type="date" office:date-value="2020-08-19" calcext:value-type="date">
            <text:p>08/19/20</text:p>
          </table:table-cell>
          <table:table-cell office:value-type="float" office:value="304899" calcext:value-type="float">
            <text:p>304,899</text:p>
          </table:table-cell>
        </table:table-row>
        <table:table-row table:style-name="ro1">
          <table:table-cell office:value-type="string" calcext:value-type="string">
            <text:p>code/notebooks/__pycache__/analyze_signal.cpython-37.pyc</text:p>
          </table:table-cell>
          <table:table-cell table:style-name="ce1" office:value-type="date" office:date-value="2020-08-19" calcext:value-type="date">
            <text:p>08/19/20</text:p>
          </table:table-cell>
          <table:table-cell office:value-type="float" office:value="12799" calcext:value-type="float">
            <text:p>12,799</text:p>
          </table:table-cell>
        </table:table-row>
        <table:table-row table:style-name="ro1">
          <table:table-cell office:value-type="string" calcext:value-type="string">
            <text:p>code/notebooks/.ipynb_checkpoints/PSD initial experiments-Copy1-checkpoint.ipynb</text:p>
          </table:table-cell>
          <table:table-cell table:style-name="ce1" office:value-type="date" office:date-value="2020-07-22" calcext:value-type="date">
            <text:p>07/22/20</text:p>
          </table:table-cell>
          <table:table-cell office:value-type="float" office:value="130546" calcext:value-type="float">
            <text:p>130,546</text:p>
          </table:table-cell>
        </table:table-row>
        <table:table-row table:style-name="ro1">
          <table:table-cell office:value-type="string" calcext:value-type="string">
            <text:p>code/notebooks/PSD initial experiments-Copy1.ipynb</text:p>
          </table:table-cell>
          <table:table-cell table:style-name="ce1" office:value-type="date" office:date-value="2020-07-22" calcext:value-type="date">
            <text:p>07/22/20</text:p>
          </table:table-cell>
          <table:table-cell office:value-type="float" office:value="130546" calcext:value-type="float">
            <text:p>130,546</text:p>
          </table:table-cell>
        </table:table-row>
        <table:table-row table:style-name="ro1">
          <table:table-cell office:value-type="string" calcext:value-type="string">
            <text:p>Articles/generlaized cca 1971.pdf</text:p>
          </table:table-cell>
          <table:table-cell table:style-name="ce1" office:value-type="date" office:date-value="2020-07-22" calcext:value-type="date">
            <text:p>07/22/20</text:p>
          </table:table-cell>
          <table:table-cell office:value-type="float" office:value="1048205" calcext:value-type="float">
            <text:p>1,048,205</text:p>
          </table:table-cell>
        </table:table-row>
        <table:table-row table:style-name="ro1">
          <table:table-cell office:value-type="string" calcext:value-type="string">
            <text:p>Articles/deep-learning</text:p>
          </table:table-cell>
          <table:table-cell table:style-name="ce1" office:value-type="date" office:date-value="2020-07-14" calcext:value-type="date">
            <text:p>07/14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Articles/deep-learning/dl-physiology-survey.pdf</text:p>
          </table:table-cell>
          <table:table-cell table:style-name="ce1" office:value-type="date" office:date-value="2020-07-14" calcext:value-type="date">
            <text:p>07/14/20</text:p>
          </table:table-cell>
          <table:table-cell office:value-type="float" office:value="3268900" calcext:value-type="float">
            <text:p>3,268,900</text:p>
          </table:table-cell>
        </table:table-row>
        <table:table-row table:style-name="ro1">
          <table:table-cell office:value-type="string" calcext:value-type="string">
            <text:p>Articles/deep-learning/ecg-net.pdf</text:p>
          </table:table-cell>
          <table:table-cell table:style-name="ce1" office:value-type="date" office:date-value="2020-07-14" calcext:value-type="date">
            <text:p>07/14/20</text:p>
          </table:table-cell>
          <table:table-cell office:value-type="float" office:value="1277866" calcext:value-type="float">
            <text:p>1,277,866</text:p>
          </table:table-cell>
        </table:table-row>
        <table:table-row table:style-name="ro1">
          <table:table-cell office:value-type="string" calcext:value-type="string">
            <text:p>code/__init__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notebooks/database/__init__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notebooks/database/id_compare.html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19036" calcext:value-type="float">
            <text:p>19,036</text:p>
          </table:table-cell>
        </table:table-row>
        <table:table-row table:style-name="ro1">
          <table:table-cell office:value-type="string" calcext:value-type="string">
            <text:p>code/notebooks/database/interpolate and upload series4-Copy1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3745" calcext:value-type="float">
            <text:p>33,745</text:p>
          </table:table-cell>
        </table:table-row>
        <table:table-row table:style-name="ro1">
          <table:table-cell office:value-type="string" calcext:value-type="string">
            <text:p>code/notebooks/database/decimate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162" calcext:value-type="float">
            <text:p>3,162</text:p>
          </table:table-cell>
        </table:table-row>
        <table:table-row table:style-name="ro1">
          <table:table-cell office:value-type="string" calcext:value-type="string">
            <text:p>code/notebooks/.ipynb_checkpoints/dft_phase_compare-checkpoint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PSD initial experiments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86392" calcext:value-type="float">
            <text:p>386,392</text:p>
          </table:table-cell>
        </table:table-row>
        <table:table-row table:style-name="ro1">
          <table:table-cell office:value-type="string" calcext:value-type="string">
            <text:p>code/notebooks/coupling_analysis/__init__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notebooks/midi/__init__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notebooks/dft_phase_compare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59317" calcext:value-type="float">
            <text:p>59,317</text:p>
          </table:table-cell>
        </table:table-row>
        <table:table-row table:style-name="ro1">
          <table:table-cell office:value-type="string" calcext:value-type="string">
            <text:p>code/diss3_code/run_cohesion_classifier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1253" calcext:value-type="float">
            <text:p>31,253</text:p>
          </table:table-cell>
        </table:table-row>
        <table:table-row table:style-name="ro1">
          <table:table-cell office:value-type="string" calcext:value-type="string">
            <text:p>code/diss3_code/run_cohesion_classifier-Copy1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206853" calcext:value-type="float">
            <text:p>206,853</text:p>
          </table:table-cell>
        </table:table-row>
        <table:table-row table:style-name="ro1">
          <table:table-cell office:value-type="string" calcext:value-type="string">
            <text:p>code/diss3_code/__init__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diss3_code/rogue_signal_119_3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15155" calcext:value-type="float">
            <text:p>15,155</text:p>
          </table:table-cell>
        </table:table-row>
        <table:table-row table:style-name="ro1">
          <table:table-cell office:value-type="string" calcext:value-type="string">
            <text:p>code/diss3_code/__pycache__/dft_cohesion_classifier.cpython-37.pyc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code/diss3_code/__pycache__/psd.cpython-37.pyc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ode/diss3_code/layer output size verify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982" calcext:value-type="float">
            <text:p>3,982</text:p>
          </table:table-cell>
        </table:table-row>
        <table:table-row table:style-name="ro1">
          <table:table-cell office:value-type="string" calcext:value-type="string">
            <text:p>code/diss3_code/data_da10c20.pkl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129664" calcext:value-type="float">
            <text:p>129,664</text:p>
          </table:table-cell>
        </table:table-row>
        <table:table-row table:style-name="ro1">
          <table:table-cell office:value-type="string" calcext:value-type="string">
            <text:p>code/diss3_code/midi/__init__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diss3_code/dft_cohesion_classifier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code/diss3_code/deeplearning/sparse_ae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464" calcext:value-type="float">
            <text:p>3,464</text:p>
          </table:table-cell>
        </table:table-row>
        <table:table-row table:style-name="ro1">
          <table:table-cell office:value-type="string" calcext:value-type="string">
            <text:p>code/diss3_code/deeplearning/runlog_ae_11ebdc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123539" calcext:value-type="float">
            <text:p>123,539</text:p>
          </table:table-cell>
        </table:table-row>
        <table:table-row table:style-name="ro1">
          <table:table-cell office:value-type="string" calcext:value-type="string">
            <text:p>code/diss3_code/deeplearning/cohesion_classifier.py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2813" calcext:value-type="float">
            <text:p>2,813</text:p>
          </table:table-cell>
        </table:table-row>
        <table:table-row table:style-name="ro1">
          <table:table-cell office:value-type="string" calcext:value-type="string">
            <text:p>code/diss3_code/visualize_data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1316568" calcext:value-type="float">
            <text:p>1,316,568</text:p>
          </table:table-cell>
        </table:table-row>
        <table:table-row table:style-name="ro1">
          <table:table-cell office:value-type="string" calcext:value-type="string">
            <text:p>code/diss3_code/runlog_ae_502cae.ipynb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float" office:value="312552" calcext:value-type="float">
            <text:p>312,552</text:p>
          </table:table-cell>
        </table:table-row>
        <table:table-row table:style-name="ro1">
          <table:table-cell office:value-type="string" calcext:value-type="string">
            <text:p>code/notebooks/.ipynb_checkpoints/PSD initial experiments-checkpoint.ipynb</text:p>
          </table:table-cell>
          <table:table-cell table:style-name="ce1" office:value-type="date" office:date-value="2020-07-12" calcext:value-type="date">
            <text:p>07/12/20</text:p>
          </table:table-cell>
          <table:table-cell office:value-type="float" office:value="386392" calcext:value-type="float">
            <text:p>386,392</text:p>
          </table:table-cell>
        </table:table-row>
        <table:table-row table:style-name="ro1">
          <table:table-cell office:value-type="string" calcext:value-type="string">
            <text:p>code/diss3_code/.ipynb_checkpoints/layer output size verify-checkpoint.ipynb</text:p>
          </table:table-cell>
          <table:table-cell table:style-name="ce1" office:value-type="date" office:date-value="2020-07-08" calcext:value-type="date">
            <text:p>07/08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__pycache__/sparse_ae.cpython-37.pyc</text:p>
          </table:table-cell>
          <table:table-cell table:style-name="ce1" office:value-type="date" office:date-value="2020-07-08" calcext:value-type="date">
            <text:p>07/08/20</text:p>
          </table:table-cell>
          <table:table-cell office:value-type="float" office:value="2000" calcext:value-type="float">
            <text:p>2,000</text:p>
          </table:table-cell>
        </table:table-row>
        <table:table-row table:style-name="ro1">
          <table:table-cell office:value-type="string" calcext:value-type="string">
            <text:p>code/notebooks/database/.ipynb_checkpoints/interpolate and upload series4-Copy1-checkpoint.ipynb</text:p>
          </table:table-cell>
          <table:table-cell table:style-name="ce1" office:value-type="date" office:date-value="2020-07-07" calcext:value-type="date">
            <text:p>07/07/20</text:p>
          </table:table-cell>
          <table:table-cell office:value-type="float" office:value="38204" calcext:value-type="float">
            <text:p>38,204</text:p>
          </table:table-cell>
        </table:table-row>
        <table:table-row table:style-name="ro1">
          <table:table-cell office:value-type="string" calcext:value-type="string">
            <text:p>code/diss3_code/.ipynb_checkpoints/visualize_data-checkpoint.ipynb</text:p>
          </table:table-cell>
          <table:table-cell table:style-name="ce1" office:value-type="date" office:date-value="2020-07-07" calcext:value-type="date">
            <text:p>07/0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.ipynb_checkpoints/runlog_ae_502cae-checkpoint.ipynb</text:p>
          </table:table-cell>
          <table:table-cell table:style-name="ce1" office:value-type="date" office:date-value="2020-07-07" calcext:value-type="date">
            <text:p>07/07/20</text:p>
          </table:table-cell>
          <table:table-cell office:value-type="float" office:value="123539" calcext:value-type="float">
            <text:p>123,539</text:p>
          </table:table-cell>
        </table:table-row>
        <table:table-row table:style-name="ro1">
          <table:table-cell office:value-type="string" calcext:value-type="string">
            <text:p>code/diss3_code/.ipynb_checkpoints/rogue_signal_119_3-checkpoint.ipynb</text:p>
          </table:table-cell>
          <table:table-cell table:style-name="ce1" office:value-type="date" office:date-value="2020-07-07" calcext:value-type="date">
            <text:p>07/0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.ipynb_checkpoints/runlog_ae_11ebdc-checkpoint.ipynb</text:p>
          </table:table-cell>
          <table:table-cell table:style-name="ce1" office:value-type="date" office:date-value="2020-07-07" calcext:value-type="date">
            <text:p>07/0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__pycache__/cohesion_classifier.cpython-37.pyc</text:p>
          </table:table-cell>
          <table:table-cell table:style-name="ce1" office:value-type="date" office:date-value="2020-07-07" calcext:value-type="date">
            <text:p>07/07/20</text:p>
          </table:table-cell>
          <table:table-cell office:value-type="float" office:value="2479" calcext:value-type="float">
            <text:p>2,479</text:p>
          </table:table-cell>
        </table:table-row>
        <table:table-row table:style-name="ro1">
          <table:table-cell office:value-type="string" calcext:value-type="string">
            <text:p>Articles/deep-learning/guide_to_convolutional_layers.pdf</text:p>
          </table:table-cell>
          <table:table-cell table:style-name="ce1" office:value-type="date" office:date-value="2020-07-04" calcext:value-type="date">
            <text:p>07/04/20</text:p>
          </table:table-cell>
          <table:table-cell office:value-type="float" office:value="913752" calcext:value-type="float">
            <text:p>913,752</text:p>
          </table:table-cell>
        </table:table-row>
        <table:table-row table:style-name="ro1">
          <table:table-cell office:value-type="string" calcext:value-type="string">
            <text:p>code/diss3_code/.ipynb_checkpoints/run_cohesion_classifier-Copy1-checkpoint.ipynb</text:p>
          </table:table-cell>
          <table:table-cell table:style-name="ce1" office:value-type="date" office:date-value="2020-07-03" calcext:value-type="date">
            <text:p>07/03/20</text:p>
          </table:table-cell>
          <table:table-cell office:value-type="float" office:value="206853" calcext:value-type="float">
            <text:p>206,853</text:p>
          </table:table-cell>
        </table:table-row>
        <table:table-row table:style-name="ro1">
          <table:table-cell office:value-type="string" calcext:value-type="string">
            <text:p>code/diss3_code/.ipynb_checkpoints/run_cohesion_classifier-checkpoint.ipynb</text:p>
          </table:table-cell>
          <table:table-cell table:style-name="ce1" office:value-type="date" office:date-value="2020-07-03" calcext:value-type="date">
            <text:p>07/03/20</text:p>
          </table:table-cell>
          <table:table-cell office:value-type="float" office:value="31253" calcext:value-type="float">
            <text:p>31,253</text:p>
          </table:table-cell>
        </table:table-row>
        <table:table-row table:style-name="ro1">
          <table:table-cell office:value-type="string" calcext:value-type="string">
            <text:p>Articles/deep-learning/sparseAutoencoder-stanford.pdf</text:p>
          </table:table-cell>
          <table:table-cell table:style-name="ce1" office:value-type="date" office:date-value="2020-06-30" calcext:value-type="date">
            <text:p>06/30/20</text:p>
          </table:table-cell>
          <table:table-cell office:value-type="float" office:value="596707" calcext:value-type="float">
            <text:p>596,707</text:p>
          </table:table-cell>
        </table:table-row>
        <table:table-row table:style-name="ro1">
          <table:table-cell office:value-type="string" calcext:value-type="string">
            <text:p>Articles/deep-learning/compress-ECG</text:p>
          </table:table-cell>
          <table:table-cell table:style-name="ce1" office:value-type="date" office:date-value="2020-06-30" calcext:value-type="date">
            <text:p>06/30/20</text:p>
          </table:table-cell>
          <table:table-cell office:value-type="float" office:value="1702501" calcext:value-type="float">
            <text:p>1,702,501</text:p>
          </table:table-cell>
        </table:table-row>
        <table:table-row table:style-name="ro1">
          <table:table-cell office:value-type="string" calcext:value-type="string">
            <text:p>hebrew_title.png.odt</text:p>
          </table:table-cell>
          <table:table-cell table:style-name="ce1" office:value-type="date" office:date-value="2020-06-30" calcext:value-type="date">
            <text:p>06/30/20</text:p>
          </table:table-cell>
          <table:table-cell office:value-type="float" office:value="9339" calcext:value-type="float">
            <text:p>9,339</text:p>
          </table:table-cell>
        </table:table-row>
        <table:table-row table:style-name="ro1">
          <table:table-cell office:value-type="string" calcext:value-type="string">
            <text:p>Articles/deep-learning/09043749.pdf</text:p>
          </table:table-cell>
          <table:table-cell table:style-name="ce1" office:value-type="date" office:date-value="2020-06-28" calcext:value-type="date">
            <text:p>06/28/20</text:p>
          </table:table-cell>
          <table:table-cell office:value-type="float" office:value="3241556" calcext:value-type="float">
            <text:p>3,241,556</text:p>
          </table:table-cell>
        </table:table-row>
        <table:table-row table:style-name="ro1">
          <table:table-cell office:value-type="string" calcext:value-type="string">
            <text:p>Articles/deep-learning/ANN+SleepStaging-2020.pdf</text:p>
          </table:table-cell>
          <table:table-cell table:style-name="ce1" office:value-type="date" office:date-value="2020-06-28" calcext:value-type="date">
            <text:p>06/28/20</text:p>
          </table:table-cell>
          <table:table-cell office:value-type="float" office:value="887855" calcext:value-type="float">
            <text:p>887,855</text:p>
          </table:table-cell>
        </table:table-row>
        <table:table-row table:style-name="ro1">
          <table:table-cell office:value-type="string" calcext:value-type="string">
            <text:p>code/notebooks/database/.ipynb_checkpoints/add cohesion column-checkpoint.ipynb</text:p>
          </table:table-cell>
          <table:table-cell table:style-name="ce1" office:value-type="date" office:date-value="2020-06-25" calcext:value-type="date">
            <text:p>06/25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.vscode</text:p>
          </table:table-cell>
          <table:table-cell table:style-name="ce1" office:value-type="date" office:date-value="2020-06-25" calcext:value-type="date">
            <text:p>06/25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code/diss3_code/.vscode/launch.json</text:p>
          </table:table-cell>
          <table:table-cell table:style-name="ce1" office:value-type="date" office:date-value="2020-06-24" calcext:value-type="date">
            <text:p>06/24/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Articles/deep-learning/adaptive_autoencoder_speech.pdf</text:p>
          </table:table-cell>
          <table:table-cell table:style-name="ce1" office:value-type="date" office:date-value="2020-06-24" calcext:value-type="date">
            <text:p>06/24/20</text:p>
          </table:table-cell>
          <table:table-cell office:value-type="float" office:value="607774" calcext:value-type="float">
            <text:p>607,774</text:p>
          </table:table-cell>
        </table:table-row>
        <table:table-row table:style-name="ro1">
          <table:table-cell office:value-type="string" calcext:value-type="string">
            <text:p>shahar_reseach_proposal_v04_19June20.pdf</text:p>
          </table:table-cell>
          <table:table-cell table:style-name="ce1" office:value-type="date" office:date-value="2020-06-23" calcext:value-type="date">
            <text:p>06/23/20</text:p>
          </table:table-cell>
          <table:table-cell office:value-type="float" office:value="214683" calcext:value-type="float">
            <text:p>214,683</text:p>
          </table:table-cell>
        </table:table-row>
        <table:table-row table:style-name="ro1">
          <table:table-cell office:value-type="string" calcext:value-type="string">
            <text:p>shahar_research_proposal-v03-22May20-ronny.pdf</text:p>
          </table:table-cell>
          <table:table-cell table:style-name="ce1" office:value-type="date" office:date-value="2020-06-18" calcext:value-type="date">
            <text:p>06/18/20</text:p>
          </table:table-cell>
          <table:table-cell office:value-type="float" office:value="291731" calcext:value-type="float">
            <text:p>291,731</text:p>
          </table:table-cell>
        </table:table-row>
        <table:table-row table:style-name="ro1">
          <table:table-cell office:value-type="string" calcext:value-type="string">
            <text:p>code/notebooks/database/.ipynb_checkpoints/database_setup-checkpoint.ipynb</text:p>
          </table:table-cell>
          <table:table-cell table:style-name="ce1" office:value-type="date" office:date-value="2020-06-09" calcext:value-type="date">
            <text:p>06/09/20</text:p>
          </table:table-cell>
          <table:table-cell office:value-type="float" office:value="37263" calcext:value-type="float">
            <text:p>37,263</text:p>
          </table:table-cell>
        </table:table-row>
        <table:table-row table:style-name="ro1">
          <table:table-cell office:value-type="string" calcext:value-type="string">
            <text:p>code/notebooks/database/interpolate and upload series4.ipynb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8204" calcext:value-type="float">
            <text:p>38,204</text:p>
          </table:table-cell>
        </table:table-row>
        <table:table-row table:style-name="ro1">
          <table:table-cell office:value-type="string" calcext:value-type="string">
            <text:p>code/notebooks/database/.ipynb_checkpoints/interpolate and upload series4-checkpoint.ipynb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8204" calcext:value-type="float">
            <text:p>38,204</text:p>
          </table:table-cell>
        </table:table-row>
        <table:table-row table:style-name="ro1">
          <table:table-cell office:value-type="string" calcext:value-type="string">
            <text:p>code/notebooks/Load group psychology.ipynb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172625" calcext:value-type="float">
            <text:p>172,625</text:p>
          </table:table-cell>
        </table:table-row>
        <table:table-row table:style-name="ro1">
          <table:table-cell office:value-type="string" calcext:value-type="string">
            <text:p>code/notebooks/.ipynb_checkpoints/Load group psychology-checkpoint.ipynb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l-concept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ml-concept/EDA-Signal_No-dots.pn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761" calcext:value-type="float">
            <text:p>3,761</text:p>
          </table:table-cell>
        </table:table-row>
        <table:table-row table:style-name="ro1">
          <table:table-cell office:value-type="string" calcext:value-type="string">
            <text:p>ml-concept/scientist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60410" calcext:value-type="float">
            <text:p>60,410</text:p>
          </table:table-cell>
        </table:table-row>
        <table:table-row table:style-name="ro1">
          <table:table-cell office:value-type="string" calcext:value-type="string">
            <text:p>ml-concept/drummer-cartoon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74677" calcext:value-type="float">
            <text:p>74,677</text:p>
          </table:table-cell>
        </table:table-row>
        <table:table-row table:style-name="ro1">
          <table:table-cell office:value-type="string" calcext:value-type="string">
            <text:p>ml-concept/rr-signal.pn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25465" calcext:value-type="float">
            <text:p>25,465</text:p>
          </table:table-cell>
        </table:table-row>
        <table:table-row table:style-name="ro1">
          <table:table-cell office:value-type="string" calcext:value-type="string">
            <text:p>shahar_reseach_proposal-v02-May20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shahar_reseach_proposal-v02-May20/shahar_reseach_proposal-v02-May20-6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214561" calcext:value-type="float">
            <text:p>214,561</text:p>
          </table:table-cell>
        </table:table-row>
        <table:table-row table:style-name="ro1">
          <table:table-cell office:value-type="string" calcext:value-type="string">
            <text:p>shahar_reseach_proposal-v02-May20/shahar_reseach_proposal-v02-May20-1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13333" calcext:value-type="float">
            <text:p>313,333</text:p>
          </table:table-cell>
        </table:table-row>
        <table:table-row table:style-name="ro1">
          <table:table-cell office:value-type="string" calcext:value-type="string">
            <text:p>shahar_reseach_proposal-v02-May20/shahar_reseach_proposal-v02-May20-2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75207" calcext:value-type="float">
            <text:p>375,207</text:p>
          </table:table-cell>
        </table:table-row>
        <table:table-row table:style-name="ro1">
          <table:table-cell office:value-type="string" calcext:value-type="string">
            <text:p>shahar_reseach_proposal-v02-May20/shahar_reseach_proposal-v02-May20-5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04400" calcext:value-type="float">
            <text:p>304,400</text:p>
          </table:table-cell>
        </table:table-row>
        <table:table-row table:style-name="ro1">
          <table:table-cell office:value-type="string" calcext:value-type="string">
            <text:p>shahar_reseach_proposal-v02-May20/shahar_reseach_proposal-v02-May20-4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56874" calcext:value-type="float">
            <text:p>356,874</text:p>
          </table:table-cell>
        </table:table-row>
        <table:table-row table:style-name="ro1">
          <table:table-cell office:value-type="string" calcext:value-type="string">
            <text:p>shahar_reseach_proposal-v02-May20/shahar_reseach_proposal-v02-May20-3.jpg</text:p>
          </table:table-cell>
          <table:table-cell table:style-name="ce1" office:value-type="date" office:date-value="2020-05-27" calcext:value-type="date">
            <text:p>05/27/20</text:p>
          </table:table-cell>
          <table:table-cell office:value-type="float" office:value="318970" calcext:value-type="float">
            <text:p>318,970</text:p>
          </table:table-cell>
        </table:table-row>
        <table:table-row table:style-name="ro1">
          <table:table-cell office:value-type="string" calcext:value-type="string">
            <text:p>shahar_research_proposal-v03-May22.pdf</text:p>
          </table:table-cell>
          <table:table-cell table:style-name="ce1" office:value-type="date" office:date-value="2020-05-22" calcext:value-type="date">
            <text:p>05/22/20</text:p>
          </table:table-cell>
          <table:table-cell office:value-type="float" office:value="192900" calcext:value-type="float">
            <text:p>192,900</text:p>
          </table:table-cell>
        </table:table-row>
        <table:table-row table:style-name="ro1">
          <table:table-cell office:value-type="string" calcext:value-type="string">
            <text:p>Articles/proposal_refs/akinola2018measuring.pdf</text:p>
          </table:table-cell>
          <table:table-cell table:style-name="ce1" office:value-type="date" office:date-value="2020-05-17" calcext:value-type="date">
            <text:p>05/17/20</text:p>
          </table:table-cell>
          <table:table-cell office:value-type="float" office:value="255004" calcext:value-type="float">
            <text:p>255,004</text:p>
          </table:table-cell>
        </table:table-row>
        <table:table-row table:style-name="ro1">
          <table:table-cell office:value-type="string" calcext:value-type="string">
            <text:p>pdftoimage.zip</text:p>
          </table:table-cell>
          <table:table-cell table:style-name="ce1" office:value-type="date" office:date-value="2020-05-16" calcext:value-type="date">
            <text:p>05/16/20</text:p>
          </table:table-cell>
          <table:table-cell office:value-type="float" office:value="1606819" calcext:value-type="float">
            <text:p>1,606,819</text:p>
          </table:table-cell>
        </table:table-row>
        <table:table-row table:style-name="ro1">
          <table:table-cell office:value-type="string" calcext:value-type="string">
            <text:p>Articles/Visualizing_cnns_2014.pdf</text:p>
          </table:table-cell>
          <table:table-cell table:style-name="ce1" office:value-type="date" office:date-value="2020-05-14" calcext:value-type="date">
            <text:p>05/14/20</text:p>
          </table:table-cell>
          <table:table-cell office:value-type="float" office:value="36235279" calcext:value-type="float">
            <text:p>36,235,279</text:p>
          </table:table-cell>
        </table:table-row>
        <table:table-row table:style-name="ro1">
          <table:table-cell office:value-type="string" calcext:value-type="string">
            <text:p>ml-concept/How I intend to use deep learning.pdf</text:p>
          </table:table-cell>
          <table:table-cell table:style-name="ce1" office:value-type="date" office:date-value="2020-05-05" calcext:value-type="date">
            <text:p>05/05/20</text:p>
          </table:table-cell>
          <table:table-cell office:value-type="float" office:value="284327" calcext:value-type="float">
            <text:p>284,327</text:p>
          </table:table-cell>
        </table:table-row>
        <table:table-row table:style-name="ro1">
          <table:table-cell office:value-type="string" calcext:value-type="string">
            <text:p>code/notebooks/load_group_correlations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52246" calcext:value-type="float">
            <text:p>52,246</text:p>
          </table:table-cell>
        </table:table-row>
        <table:table-row table:style-name="ro1">
          <table:table-cell office:value-type="string" calcext:value-type="string">
            <text:p>code/notebooks/compare correlations randomly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34919" calcext:value-type="float">
            <text:p>34,919</text:p>
          </table:table-cell>
        </table:table-row>
        <table:table-row table:style-name="ro1">
          <table:table-cell office:value-type="string" calcext:value-type="string">
            <text:p>code/notebooks/database/database_additional_tables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4333" calcext:value-type="float">
            <text:p>4,333</text:p>
          </table:table-cell>
        </table:table-row>
        <table:table-row table:style-name="ro1">
          <table:table-cell office:value-type="string" calcext:value-type="string">
            <text:p>code/notebooks/low-freq correlations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3852608" calcext:value-type="float">
            <text:p>3,852,608</text:p>
          </table:table-cell>
        </table:table-row>
        <table:table-row table:style-name="ro1">
          <table:table-cell office:value-type="string" calcext:value-type="string">
            <text:p>code/notebooks/.ipynb_checkpoints/load group info-checkpoint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notebooks/DFT refresher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61312" calcext:value-type="float">
            <text:p>61,312</text:p>
          </table:table-cell>
        </table:table-row>
        <table:table-row table:style-name="ro1">
          <table:table-cell office:value-type="string" calcext:value-type="string">
            <text:p>code/notebooks/return-based-correlation-analysis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738399" calcext:value-type="float">
            <text:p>738,399</text:p>
          </table:table-cell>
        </table:table-row>
        <table:table-row table:style-name="ro1">
          <table:table-cell office:value-type="string" calcext:value-type="string">
            <text:p>code/notebooks/rayleigh with amplitude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410436" calcext:value-type="float">
            <text:p>410,436</text:p>
          </table:table-cell>
        </table:table-row>
        <table:table-row table:style-name="ro1">
          <table:table-cell office:value-type="string" calcext:value-type="string">
            <text:p>code/notebooks/correlation peak timing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1216066" calcext:value-type="float">
            <text:p>1,216,066</text:p>
          </table:table-cell>
        </table:table-row>
        <table:table-row table:style-name="ro1">
          <table:table-cell office:value-type="string" calcext:value-type="string">
            <text:p>code/notebooks/histogram of experiment length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4228" calcext:value-type="float">
            <text:p>4,228</text:p>
          </table:table-cell>
        </table:table-row>
        <table:table-row table:style-name="ro1">
          <table:table-cell office:value-type="string" calcext:value-type="string">
            <text:p>code/notebooks/correlation peak timing-Copy1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609867" calcext:value-type="float">
            <text:p>609,867</text:p>
          </table:table-cell>
        </table:table-row>
        <table:table-row table:style-name="ro1">
          <table:table-cell office:value-type="string" calcext:value-type="string">
            <text:p>code/notebooks/ibi_scatter_plot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235888" calcext:value-type="float">
            <text:p>235,888</text:p>
          </table:table-cell>
        </table:table-row>
        <table:table-row table:style-name="ro1">
          <table:table-cell office:value-type="string" calcext:value-type="string">
            <text:p>code/notebooks/systematic group correlations by frequency-Copy1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145164" calcext:value-type="float">
            <text:p>145,164</text:p>
          </table:table-cell>
        </table:table-row>
        <table:table-row table:style-name="ro1">
          <table:table-cell office:value-type="string" calcext:value-type="string">
            <text:p>code/notebooks/spectrums and correlations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521093" calcext:value-type="float">
            <text:p>521,093</text:p>
          </table:table-cell>
        </table:table-row>
        <table:table-row table:style-name="ro1">
          <table:table-cell office:value-type="string" calcext:value-type="string">
            <text:p>code/notebooks/low pass filter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746995" calcext:value-type="float">
            <text:p>746,995</text:p>
          </table:table-cell>
        </table:table-row>
        <table:table-row table:style-name="ro1">
          <table:table-cell office:value-type="string" calcext:value-type="string">
            <text:p>code/notebooks/data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e/notebooks/test piecewise convolve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223712" calcext:value-type="float">
            <text:p>223,712</text:p>
          </table:table-cell>
        </table:table-row>
        <table:table-row table:style-name="ro1">
          <table:table-cell office:value-type="string" calcext:value-type="string">
            <text:p>code/notebooks/ibi_scatter_plot-Copy1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63279" calcext:value-type="float">
            <text:p>63,279</text:p>
          </table:table-cell>
        </table:table-row>
        <table:table-row table:style-name="ro1">
          <table:table-cell office:value-type="string" calcext:value-type="string">
            <text:p>code/notebooks/ibi_intersession_modes.ipynb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752572" calcext:value-type="float">
            <text:p>752,572</text:p>
          </table:table-cell>
        </table:table-row>
        <table:table-row table:style-name="ro1">
          <table:table-cell office:value-type="string" calcext:value-type="string">
            <text:p>code/diss3_code/signal/decimate_tests.py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13028" calcext:value-type="float">
            <text:p>13,028</text:p>
          </table:table-cell>
        </table:table-row>
        <table:table-row table:style-name="ro1">
          <table:table-cell office:value-type="string" calcext:value-type="string">
            <text:p>code/diss3_code/signal/analyze_signal.py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10207" calcext:value-type="float">
            <text:p>10,207</text:p>
          </table:table-cell>
        </table:table-row>
        <table:table-row table:style-name="ro1">
          <table:table-cell office:value-type="string" calcext:value-type="string">
            <text:p>code/diss3_code/signal/decimate.py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3162" calcext:value-type="float">
            <text:p>3,162</text:p>
          </table:table-cell>
        </table:table-row>
        <table:table-row table:style-name="ro1">
          <table:table-cell office:value-type="string" calcext:value-type="string">
            <text:p>code/diss3_code/rayleigh.py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5443" calcext:value-type="float">
            <text:p>5,443</text:p>
          </table:table-cell>
        </table:table-row>
        <table:table-row table:style-name="ro1">
          <table:table-cell office:value-type="string" calcext:value-type="string">
            <text:p>shahar_reseach_proposal-v02-May04.pdf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630459" calcext:value-type="float">
            <text:p>630,459</text:p>
          </table:table-cell>
        </table:table-row>
        <table:table-row table:style-name="ro1">
          <table:table-cell office:value-type="string" calcext:value-type="string">
            <text:p>data/shahar S data 4.3.2020.xlsx</text:p>
          </table:table-cell>
          <table:table-cell table:style-name="ce1" office:value-type="date" office:date-value="2020-05-04" calcext:value-type="date">
            <text:p>05/04/20</text:p>
          </table:table-cell>
          <table:table-cell office:value-type="float" office:value="18499" calcext:value-type="float">
            <text:p>18,499</text:p>
          </table:table-cell>
        </table:table-row>
        <table:table-row table:style-name="ro1">
          <table:table-cell office:value-type="string" calcext:value-type="string">
            <text:p>Articles/deep-learning/designing_efficient_cnns.pdf</text:p>
          </table:table-cell>
          <table:table-cell table:style-name="ce1" office:value-type="date" office:date-value="2020-04-28" calcext:value-type="date">
            <text:p>04/28/20</text:p>
          </table:table-cell>
          <table:table-cell office:value-type="float" office:value="168374" calcext:value-type="float">
            <text:p>168,374</text:p>
          </table:table-cell>
        </table:table-row>
        <table:table-row table:style-name="ro1">
          <table:table-cell office:value-type="string" calcext:value-type="string">
            <text:p>Articles/deep-learning/sleep_apnea_heart_rate_deep_learning.pdf</text:p>
          </table:table-cell>
          <table:table-cell table:style-name="ce1" office:value-type="date" office:date-value="2020-04-28" calcext:value-type="date">
            <text:p>04/28/20</text:p>
          </table:table-cell>
          <table:table-cell office:value-type="float" office:value="1018202" calcext:value-type="float">
            <text:p>1,018,202</text:p>
          </table:table-cell>
        </table:table-row>
        <table:table-row table:style-name="ro1">
          <table:table-cell office:value-type="string" calcext:value-type="string">
            <text:p>Articles/deep-learning/deep_learning_classification_ECG.pdf</text:p>
          </table:table-cell>
          <table:table-cell table:style-name="ce1" office:value-type="date" office:date-value="2020-04-28" calcext:value-type="date">
            <text:p>04/28/20</text:p>
          </table:table-cell>
          <table:table-cell office:value-type="float" office:value="1486417" calcext:value-type="float">
            <text:p>1,486,417</text:p>
          </table:table-cell>
        </table:table-row>
        <table:table-row table:style-name="ro1">
          <table:table-cell office:value-type="string" calcext:value-type="string">
            <text:p>Articles/deep-learning/stress_detection_short_ecg.pdf</text:p>
          </table:table-cell>
          <table:table-cell table:style-name="ce1" office:value-type="date" office:date-value="2020-04-28" calcext:value-type="date">
            <text:p>04/28/20</text:p>
          </table:table-cell>
          <table:table-cell office:value-type="float" office:value="2809625" calcext:value-type="float">
            <text:p>2,809,625</text:p>
          </table:table-cell>
        </table:table-row>
        <table:table-row table:style-name="ro1">
          <table:table-cell office:value-type="string" calcext:value-type="string">
            <text:p>Articles/deep-learning/interpretability_cnns_lstms_ecg.pdf</text:p>
          </table:table-cell>
          <table:table-cell table:style-name="ce1" office:value-type="date" office:date-value="2020-04-28" calcext:value-type="date">
            <text:p>04/28/20</text:p>
          </table:table-cell>
          <table:table-cell office:value-type="float" office:value="1972064" calcext:value-type="float">
            <text:p>1,972,064</text:p>
          </table:table-cell>
        </table:table-row>
        <table:table-row table:style-name="ro1">
          <table:table-cell office:value-type="string" calcext:value-type="string">
            <text:p>DSI-Research-Grant-Proposal-(Full)-Gordon-Bartsch-14.1.2020.docx</text:p>
          </table:table-cell>
          <table:table-cell table:style-name="ce1" office:value-type="date" office:date-value="2020-03-19" calcext:value-type="date">
            <text:p>03/19/20</text:p>
          </table:table-cell>
          <table:table-cell office:value-type="float" office:value="211210" calcext:value-type="float">
            <text:p>211,210</text:p>
          </table:table-cell>
        </table:table-row>
        <table:table-row table:style-name="ro1">
          <table:table-cell office:value-type="string" calcext:value-type="string">
            <text:p>.ipynb_checkpoints</text:p>
          </table:table-cell>
          <table:table-cell table:style-name="ce1" office:value-type="date" office:date-value="2020-03-18" calcext:value-type="date">
            <text:p>03/18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.ipynb_checkpoints/systematic group correlations by frequency-Copy1-checkpoint.ipynb</text:p>
          </table:table-cell>
          <table:table-cell table:style-name="ce1" office:value-type="date" office:date-value="2020-03-18" calcext:value-type="date">
            <text:p>03/18/20</text:p>
          </table:table-cell>
          <table:table-cell office:value-type="float" office:value="304899" calcext:value-type="float">
            <text:p>304,899</text:p>
          </table:table-cell>
        </table:table-row>
        <table:table-row table:style-name="ro1">
          <table:table-cell office:value-type="string" calcext:value-type="string">
            <text:p>__pycache__</text:p>
          </table:table-cell>
          <table:table-cell table:style-name="ce1" office:value-type="date" office:date-value="2020-03-16" calcext:value-type="date">
            <text:p>03/1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__pycache__/get_db_data.cpython-37.pyc</text:p>
          </table:table-cell>
          <table:table-cell table:style-name="ce1" office:value-type="date" office:date-value="2020-03-16" calcext:value-type="date">
            <text:p>03/16/20</text:p>
          </table:table-cell>
          <table:table-cell office:value-type="float" office:value="2523" calcext:value-type="float">
            <text:p>2,523</text:p>
          </table:table-cell>
        </table:table-row>
        <table:table-row table:style-name="ro1">
          <table:table-cell office:value-type="string" calcext:value-type="string">
            <text:p>.ipynb_checkpoints/Untitled-checkpoint.ipynb</text:p>
          </table:table-cell>
          <table:table-cell table:style-name="ce1" office:value-type="date" office:date-value="2020-03-15" calcext:value-type="date">
            <text:p>03/15/20</text:p>
          </table:table-cell>
          <table:table-cell office:value-type="float" office:value="3816" calcext:value-type="float">
            <text:p>3,816</text:p>
          </table:table-cell>
        </table:table-row>
        <table:table-row table:style-name="ro1">
          <table:table-cell office:value-type="string" calcext:value-type="string">
            <text:p>.ipynb_checkpoints/database_additional_tables-checkpoint.ipynb</text:p>
          </table:table-cell>
          <table:table-cell table:style-name="ce1" office:value-type="date" office:date-value="2020-03-15" calcext:value-type="date">
            <text:p>03/15/20</text:p>
          </table:table-cell>
          <table:table-cell office:value-type="float" office:value="4319" calcext:value-type="float">
            <text:p>4,319</text:p>
          </table:table-cell>
        </table:table-row>
        <table:table-row table:style-name="ro1">
          <table:table-cell office:value-type="string" calcext:value-type="string">
            <text:p>.ipynb_checkpoints/histogram of experiment length-checkpoint.ipynb</text:p>
          </table:table-cell>
          <table:table-cell table:style-name="ce1" office:value-type="date" office:date-value="2020-03-14" calcext:value-type="date">
            <text:p>03/14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.ipynb_checkpoints/systematic group correlations by frequency-checkpoint.ipynb</text:p>
          </table:table-cell>
          <table:table-cell table:style-name="ce1" office:value-type="date" office:date-value="2020-03-12" calcext:value-type="date">
            <text:p>03/12/20</text:p>
          </table:table-cell>
          <table:table-cell office:value-type="float" office:value="229138" calcext:value-type="float">
            <text:p>229,138</text:p>
          </table:table-cell>
        </table:table-row>
        <table:table-row table:style-name="ro1">
          <table:table-cell office:value-type="string" calcext:value-type="string">
            <text:p>__pycache__/analyze_signal.cpython-37.pyc</text:p>
          </table:table-cell>
          <table:table-cell table:style-name="ce1" office:value-type="date" office:date-value="2020-03-12" calcext:value-type="date">
            <text:p>03/12/20</text:p>
          </table:table-cell>
          <table:table-cell office:value-type="float" office:value="12789" calcext:value-type="float">
            <text:p>12,789</text:p>
          </table:table-cell>
        </table:table-row>
        <table:table-row table:style-name="ro1">
          <table:table-cell office:value-type="string" calcext:value-type="string">
            <text:p>data/final_music/1007/119</text:p>
          </table:table-cell>
          <table:table-cell table:style-name="ce1" office:value-type="date" office:date-value="2020-03-12" calcext:value-type="date">
            <text:p>03/12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.ipynb_checkpoints/ibi_intersession_modes-checkpoint.ipynb</text:p>
          </table:table-cell>
          <table:table-cell table:style-name="ce1" office:value-type="date" office:date-value="2020-03-09" calcext:value-type="date">
            <text:p>03/09/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.ipynb_checkpoints/spectrums and correlations-checkpoint.ipynb</text:p>
          </table:table-cell>
          <table:table-cell table:style-name="ce1" office:value-type="date" office:date-value="2020-03-04" calcext:value-type="date">
            <text:p>03/04/20</text:p>
          </table:table-cell>
          <table:table-cell office:value-type="float" office:value="28804" calcext:value-type="float">
            <text:p>28,804</text:p>
          </table:table-cell>
        </table:table-row>
        <table:table-row table:style-name="ro1">
          <table:table-cell office:value-type="string" calcext:value-type="string">
            <text:p>.ipynb_checkpoints/interpolate and upload series4-checkpoint.ipynb</text:p>
          </table:table-cell>
          <table:table-cell table:style-name="ce1" office:value-type="date" office:date-value="2020-03-03" calcext:value-type="date">
            <text:p>03/03/20</text:p>
          </table:table-cell>
          <table:table-cell office:value-type="float" office:value="18939" calcext:value-type="float">
            <text:p>18,939</text:p>
          </table:table-cell>
        </table:table-row>
        <table:table-row table:style-name="ro1">
          <table:table-cell office:value-type="string" calcext:value-type="string">
            <text:p>.ipynb_checkpoints/PSD initial experiments-checkpoint.ipynb</text:p>
          </table:table-cell>
          <table:table-cell table:style-name="ce1" office:value-type="date" office:date-value="2020-03-03" calcext:value-type="date">
            <text:p>03/03/20</text:p>
          </table:table-cell>
          <table:table-cell office:value-type="float" office:value="174445" calcext:value-type="float">
            <text:p>174,445</text:p>
          </table:table-cell>
        </table:table-row>
        <table:table-row table:style-name="ro1">
          <table:table-cell office:value-type="string" calcext:value-type="string">
            <text:p>__pycache__/decimate.cpython-37.pyc</text:p>
          </table:table-cell>
          <table:table-cell table:style-name="ce1" office:value-type="date" office:date-value="2020-03-03" calcext:value-type="date">
            <text:p>03/03/20</text:p>
          </table:table-cell>
          <table:table-cell office:value-type="float" office:value="2199" calcext:value-type="float">
            <text:p>2,199</text:p>
          </table:table-cell>
        </table:table-row>
        <table:table-row table:style-name="ro1">
          <table:table-cell office:value-type="string" calcext:value-type="string">
            <text:p>.ipynb_checkpoints/compare correlations randomly-checkpoint.ipynb</text:p>
          </table:table-cell>
          <table:table-cell table:style-name="ce1" office:value-type="date" office:date-value="2020-03-01" calcext:value-type="date">
            <text:p>03/01/20</text:p>
          </table:table-cell>
          <table:table-cell office:value-type="float" office:value="8596" calcext:value-type="float">
            <text:p>8,596</text:p>
          </table:table-cell>
        </table:table-row>
        <table:table-row table:style-name="ro1">
          <table:table-cell office:value-type="string" calcext:value-type="string">
            <text:p>.vscode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.vscode/launch.json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.ipynb_checkpoints/test piecewise convolve-checkpoint.ipynb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207707" calcext:value-type="float">
            <text:p>207,707</text:p>
          </table:table-cell>
        </table:table-row>
        <table:table-row table:style-name="ro1">
          <table:table-cell office:value-type="string" calcext:value-type="string">
            <text:p>.ipynb_checkpoints/interpolate and upload-checkpoint.ipynb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9664" calcext:value-type="float">
            <text:p>9,664</text:p>
          </table:table-cell>
        </table:table-row>
        <table:table-row table:style-name="ro1">
          <table:table-cell office:value-type="string" calcext:value-type="string">
            <text:p>.ipynb_checkpoints/upload legacy interpolation-checkpoint.ipynb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968944" calcext:value-type="float">
            <text:p>968,944</text:p>
          </table:table-cell>
        </table:table-row>
        <table:table-row table:style-name="ro1">
          <table:table-cell office:value-type="string" calcext:value-type="string">
            <text:p>data/Time_Series_Individuals/.~lock.Music_final_MW_HRV_1050_252_FS_C_Time_Series.xlsx#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ata/Time_Series_Individuals/.~lock.Music_final_MW_HRV_1050_251_I_C_Time_Series.xlsx#</text:p>
          </table:table-cell>
          <table:table-cell table:style-name="ce1" office:value-type="date" office:date-value="2020-02-27" calcext:value-type="date">
            <text:p>02/27/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.gitignore</text:p>
          </table:table-cell>
          <table:table-cell table:style-name="ce1" office:value-type="date" office:date-value="2020-02-26" calcext:value-type="date">
            <text:p>02/26/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ipynb_checkpoints/low pass filter-checkpoint.ipynb</text:p>
          </table:table-cell>
          <table:table-cell table:style-name="ce1" office:value-type="date" office:date-value="2020-02-26" calcext:value-type="date">
            <text:p>02/26/20</text:p>
          </table:table-cell>
          <table:table-cell office:value-type="float" office:value="237383" calcext:value-type="float">
            <text:p>237,383</text:p>
          </table:table-cell>
        </table:table-row>
        <table:table-row table:style-name="ro1">
          <table:table-cell office:value-type="string" calcext:value-type="string">
            <text:p>.ipynb_checkpoints/ibi_scatter_plot-checkpoint.ipynb</text:p>
          </table:table-cell>
          <table:table-cell table:style-name="ce1" office:value-type="date" office:date-value="2020-02-25" calcext:value-type="date">
            <text:p>02/25/20</text:p>
          </table:table-cell>
          <table:table-cell office:value-type="float" office:value="235888" calcext:value-type="float">
            <text:p>235,888</text:p>
          </table:table-cell>
        </table:table-row>
        <table:table-row table:style-name="ro1">
          <table:table-cell office:value-type="string" calcext:value-type="string">
            <text:p>Articles/detrended cross-corrleation PRL2008.pdf</text:p>
          </table:table-cell>
          <table:table-cell table:style-name="ce1" office:value-type="date" office:date-value="2020-02-23" calcext:value-type="date">
            <text:p>02/23/20</text:p>
          </table:table-cell>
          <table:table-cell office:value-type="float" office:value="246134" calcext:value-type="float">
            <text:p>246,134</text:p>
          </table:table-cell>
        </table:table-row>
        <table:table-row table:style-name="ro1">
          <table:table-cell office:value-type="string" calcext:value-type="string">
            <text:p>data/Time_Series_Individuals/Music_final_MW_EDA_1001_101_BL_C_Time_Series.xlsx</text:p>
          </table:table-cell>
          <table:table-cell table:style-name="ce1" office:value-type="date" office:date-value="2020-02-23" calcext:value-type="date">
            <text:p>02/23/20</text:p>
          </table:table-cell>
          <table:table-cell office:value-type="float" office:value="18302" calcext:value-type="float">
            <text:p>18,302</text:p>
          </table:table-cell>
        </table:table-row>
        <table:table-row table:style-name="ro1">
          <table:table-cell office:value-type="string" calcext:value-type="string">
            <text:p>data/Time_Series_Individuals/Music_final_MW_HRV_1006_116_FS_C_Time_Series.xlsx</text:p>
          </table:table-cell>
          <table:table-cell table:style-name="ce1" office:value-type="date" office:date-value="2020-02-23" calcext:value-type="date">
            <text:p>02/23/20</text:p>
          </table:table-cell>
          <table:table-cell office:value-type="float" office:value="27469" calcext:value-type="float">
            <text:p>27,469</text:p>
          </table:table-cell>
        </table:table-row>
        <table:table-row table:style-name="ro1">
          <table:table-cell office:value-type="string" calcext:value-type="string">
            <text:p>.ipynb_checkpoints/ibi_scatter_plot-Copy1-checkpoint.ipynb</text:p>
          </table:table-cell>
          <table:table-cell table:style-name="ce1" office:value-type="date" office:date-value="2020-02-20" calcext:value-type="date">
            <text:p>02/20/20</text:p>
          </table:table-cell>
          <table:table-cell office:value-type="float" office:value="69246" calcext:value-type="float">
            <text:p>69,246</text:p>
          </table:table-cell>
        </table:table-row>
        <table:table-row table:style-name="ro1">
          <table:table-cell office:value-type="string" calcext:value-type="string">
            <text:p>.ipynb_checkpoints/database_setup-checkpoint.ipynb</text:p>
          </table:table-cell>
          <table:table-cell table:style-name="ce1" office:value-type="date" office:date-value="2020-02-20" calcext:value-type="date">
            <text:p>02/20/20</text:p>
          </table:table-cell>
          <table:table-cell office:value-type="float" office:value="36646" calcext:value-type="float">
            <text:p>36,646</text:p>
          </table:table-cell>
        </table:table-row>
        <table:table-row table:style-name="ro1">
          <table:table-cell office:value-type="string" calcext:value-type="string">
            <text:p>queries/interval_scatterr_plot.sql</text:p>
          </table:table-cell>
          <table:table-cell table:style-name="ce1" office:value-type="date" office:date-value="2020-02-20" calcext:value-type="date">
            <text:p>02/20/2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thoughts.md</text:p>
          </table:table-cell>
          <table:table-cell table:style-name="ce1" office:value-type="date" office:date-value="2020-02-20" calcext:value-type="date">
            <text:p>02/20/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rticles/The inverse of banded matrices 2013.pdf</text:p>
          </table:table-cell>
          <table:table-cell table:style-name="ce1" office:value-type="date" office:date-value="2020-02-19" calcext:value-type="date">
            <text:p>02/19/20</text:p>
          </table:table-cell>
          <table:table-cell office:value-type="float" office:value="258568" calcext:value-type="float">
            <text:p>258,568</text:p>
          </table:table-cell>
        </table:table-row>
        <table:table-row table:style-name="ro1">
          <table:table-cell office:value-type="string" calcext:value-type="string">
            <text:p>Articles/understanding_lomb-scargle_ 2017.pdf</text:p>
          </table:table-cell>
          <table:table-cell table:style-name="ce1" office:value-type="date" office:date-value="2020-02-19" calcext:value-type="date">
            <text:p>02/19/20</text:p>
          </table:table-cell>
          <table:table-cell office:value-type="float" office:value="1604655" calcext:value-type="float">
            <text:p>1,604,655</text:p>
          </table:table-cell>
        </table:table-row>
        <table:table-row table:style-name="ro1">
          <table:table-cell office:value-type="string" calcext:value-type="string">
            <text:p>data/Final_Music-20200217T122640Z-001.zip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175206756" calcext:value-type="float">
            <text:p>175,206,756</text:p>
          </table:table-cell>
        </table:table-row>
        <table:table-row table:style-name="ro1">
          <table:table-cell office:value-type="string" calcext:value-type="string">
            <text:p>data/final_music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6/11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6/11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6/11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1/19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1/19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1/19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0/16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0/15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0/15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9/12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9/12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9/12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5/11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5/11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5/11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0/13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0/12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9/18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9/18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9/18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5/20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5/20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5/20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9/24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9/25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9/24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1/101/.~lock.HRV_1001_101_I_C.xlsx#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ata/final_music/1001/10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1/16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1/16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1/16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1/22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1/22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1/22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8/21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8/21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8/21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3/20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3/20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3/20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0/19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0/18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0/18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5/14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5/14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5/14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4/14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4/14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4/14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2/10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2/10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2/10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8/24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8/24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8/24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6/21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6/20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6/21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8/18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8/18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8/18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0/22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0/22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0/22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3/23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3/23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3/23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1/25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1/25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1/25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7/17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7/18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7/18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6/14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6/14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6/14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2/19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2/19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2/19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6/23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6/24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6/24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4/23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4/23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4/23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7/14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7/15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7/15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7/21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7/21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7/21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3/10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3/10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3/10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4/17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4/17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4/17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0/25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0/25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50/25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2/13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2/13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2/13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2/22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2/22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2/22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6/17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6/17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6/17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4/11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4/11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4/11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9/15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9/15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9/15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9/21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9/22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9/21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8/12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8/12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8/122/.~lock.HRV_1008_122_I_C.xlsx#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ata/final_music/1008/12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8/123/.~lock.HRV_1008_123_I_C.xlsx#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ata/final_music/103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4/20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4/20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34/20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5/17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5/17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5/17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07/120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3/13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3/13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3/13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3/16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3/16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3/169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2/16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2/16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22/16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5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5/238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5/236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5/23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1/13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1/13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11/131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7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7/244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7/243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final_music/1047/242</text:p>
          </table:table-cell>
          <table:table-cell table:style-name="ce1" office:value-type="date" office:date-value="2020-02-17" calcext:value-type="date">
            <text:p>02/17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.html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94643" calcext:value-type="float">
            <text:p>94,64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analytics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45229" calcext:value-type="float">
            <text:p>45,22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PrintLayout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2279" calcext:value-type="float">
            <text:p>2,27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ContentLayout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26423" calcext:value-type="float">
            <text:p>126,42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spacer.gif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EmailItem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3120" calcext:value-type="float">
            <text:p>3,120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SimilarDocuments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997" calcext:value-type="float">
            <text:p>1,997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Chart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pdfobject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6651" calcext:value-type="float">
            <text:p>6,651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va-3a851ae4f8ad73489168e2c099a3c55d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90179" calcext:value-type="float">
            <text:p>190,17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Tab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citethis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track-3a851ae4f8ad73489168e2c099a3c55d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1484" calcext:value-type="float">
            <text:p>11,484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GTMContainerProd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j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4161" calcext:value-type="float">
            <text:p>4,161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qualtrics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264" calcext:value-type="float">
            <text:p>1,264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MainContentLeft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398" calcext:value-type="float">
            <text:p>1,398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tapestry-console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opa-da02bbb42ccc85fc5d2baff89e5014fd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92076" calcext:value-type="float">
            <text:p>92,076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os-std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680335" calcext:value-type="float">
            <text:p>680,335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gtm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643899" calcext:value-type="float">
            <text:p>643,89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t5-alerts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220" calcext:value-type="float">
            <text:p>1,220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uxf-1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337910" calcext:value-type="float">
            <text:p>337,910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DocViewBase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400" calcext:value-type="float">
            <text:p>1,400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usernameValidator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223" calcext:value-type="float">
            <text:p>1,22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tree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243" calcext:value-type="float">
            <text:p>1,24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use-tools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2642" calcext:value-type="float">
            <text:p>2,642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DonorBranding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overRide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78493" calcext:value-type="float">
            <text:p>78,49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CreateProfileOverlay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2978" calcext:value-type="float">
            <text:p>2,978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core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396336" calcext:value-type="float">
            <text:p>396,336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media-queries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27300" calcext:value-type="float">
            <text:p>27,300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jquery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3748" calcext:value-type="float">
            <text:p>3,748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a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74693" calcext:value-type="float">
            <text:p>74,69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NONE.pdf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861099" calcext:value-type="float">
            <text:p>861,09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default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6914" calcext:value-type="float">
            <text:p>6,914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MathJax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63532" calcext:value-type="float">
            <text:p>63,532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ZoneUpdater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579" calcext:value-type="float">
            <text:p>1,57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CaptureProxyHost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notice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317" calcext:value-type="float">
            <text:p>1,317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PageLayout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9039" calcext:value-type="float">
            <text:p>19,039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openLayer.cs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GoogleAnalytics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8913" calcext:value-type="float">
            <text:p>8,913</text:p>
          </table:table-cell>
        </table:table-row>
        <table:table-row table:style-name="ro1">
          <table:table-cell office:value-type="string" calcext:value-type="string">
            <text:p>Articles/A Sparse Approximate Inverse Preconditioner for Nonsymmetric Linear Systems - ProQuest_files/pqcore.js</text:p>
          </table:table-cell>
          <table:table-cell table:style-name="ce1" office:value-type="date" office:date-value="2020-02-16" calcext:value-type="date">
            <text:p>02/16/20</text:p>
          </table:table-cell>
          <table:table-cell office:value-type="float" office:value="244981" calcext:value-type="float">
            <text:p>244,981</text:p>
          </table:table-cell>
        </table:table-row>
        <table:table-row table:style-name="ro1">
          <table:table-cell office:value-type="string" calcext:value-type="string">
            <text:p>Articles/On Measuring and Modeling Physiological Synchrony in Dyads (1).pdf</text:p>
          </table:table-cell>
          <table:table-cell table:style-name="ce1" office:value-type="date" office:date-value="2020-02-10" calcext:value-type="date">
            <text:p>02/10/20</text:p>
          </table:table-cell>
          <table:table-cell office:value-type="float" office:value="1211030" calcext:value-type="float">
            <text:p>1,211,030</text:p>
          </table:table-cell>
        </table:table-row>
        <table:table-row table:style-name="ro1">
          <table:table-cell office:value-type="string" calcext:value-type="string">
            <text:p>Articles/Hempele054101.pdf</text:p>
          </table:table-cell>
          <table:table-cell table:style-name="ce1" office:value-type="date" office:date-value="2020-02-10" calcext:value-type="date">
            <text:p>02/10/20</text:p>
          </table:table-cell>
          <table:table-cell office:value-type="float" office:value="1484743" calcext:value-type="float">
            <text:p>1,484,743</text:p>
          </table:table-cell>
        </table:table-row>
        <table:table-row table:style-name="ro1">
          <table:table-cell office:value-type="string" calcext:value-type="string">
            <text:p>Articles/Quer2016.pdf</text:p>
          </table:table-cell>
          <table:table-cell table:style-name="ce1" office:value-type="date" office:date-value="2020-02-10" calcext:value-type="date">
            <text:p>02/10/20</text:p>
          </table:table-cell>
          <table:table-cell office:value-type="float" office:value="3071971" calcext:value-type="float">
            <text:p>3,071,971</text:p>
          </table:table-cell>
        </table:table-row>
        <table:table-row table:style-name="ro1">
          <table:table-cell office:value-type="string" calcext:value-type="string">
            <text:p>Articles/Hou_2014_EPL_107_58001-Networks-Short-RRI.pdf</text:p>
          </table:table-cell>
          <table:table-cell table:style-name="ce1" office:value-type="date" office:date-value="2020-02-10" calcext:value-type="date">
            <text:p>02/10/20</text:p>
          </table:table-cell>
          <table:table-cell office:value-type="float" office:value="791305" calcext:value-type="float">
            <text:p>791,305</text:p>
          </table:table-cell>
        </table:table-row>
        <table:table-row table:style-name="ro1">
          <table:table-cell office:value-type="string" calcext:value-type="string">
            <text:p>Articles/Liu2018.pdf</text:p>
          </table:table-cell>
          <table:table-cell table:style-name="ce1" office:value-type="date" office:date-value="2020-02-10" calcext:value-type="date">
            <text:p>02/10/20</text:p>
          </table:table-cell>
          <table:table-cell office:value-type="float" office:value="270132" calcext:value-type="float">
            <text:p>270,132</text:p>
          </table:table-cell>
        </table:table-row>
        <table:table-row table:style-name="ro1">
          <table:table-cell office:value-type="string" calcext:value-type="string">
            <text:p>Articles/2011 comparison correlation analysis techniques.pdf</text:p>
          </table:table-cell>
          <table:table-cell table:style-name="ce1" office:value-type="date" office:date-value="2020-02-10" calcext:value-type="date">
            <text:p>02/10/20</text:p>
          </table:table-cell>
          <table:table-cell office:value-type="float" office:value="5817686" calcext:value-type="float">
            <text:p>5,817,686</text:p>
          </table:table-cell>
        </table:table-row>
        <table:table-row table:style-name="ro1">
          <table:table-cell office:value-type="string" calcext:value-type="string">
            <text:p>Articles/on nonunfirom sampling yen 1955.pdf</text:p>
          </table:table-cell>
          <table:table-cell table:style-name="ce1" office:value-type="date" office:date-value="2020-02-07" calcext:value-type="date">
            <text:p>02/07/20</text:p>
          </table:table-cell>
          <table:table-cell office:value-type="float" office:value="800370" calcext:value-type="float">
            <text:p>800,370</text:p>
          </table:table-cell>
        </table:table-row>
        <table:table-row table:style-name="ro1">
          <table:table-cell office:value-type="string" calcext:value-type="string">
            <text:p>Articles/PSD of unevenly sampled data 1998.pdf</text:p>
          </table:table-cell>
          <table:table-cell table:style-name="ce1" office:value-type="date" office:date-value="2020-02-06" calcext:value-type="date">
            <text:p>02/06/20</text:p>
          </table:table-cell>
          <table:table-cell office:value-type="float" office:value="688634" calcext:value-type="float">
            <text:p>688,634</text:p>
          </table:table-cell>
        </table:table-row>
        <table:table-row table:style-name="ro1">
          <table:table-cell office:value-type="string" calcext:value-type="string">
            <text:p>Articles/correlations_uneven_astronomy.pdf</text:p>
          </table:table-cell>
          <table:table-cell table:style-name="ce1" office:value-type="date" office:date-value="2020-01-05" calcext:value-type="date">
            <text:p>01/05/20</text:p>
          </table:table-cell>
          <table:table-cell office:value-type="float" office:value="2384676" calcext:value-type="float">
            <text:p>2,384,676</text:p>
          </table:table-cell>
        </table:table-row>
        <table:table-row table:style-name="ro1">
          <table:table-cell office:value-type="string" calcext:value-type="string">
            <text:p>data/Time_Series_Individuals/Music_final_MW_HRV_1051_256_I_C_Time_Series.xlsx</text:p>
          </table:table-cell>
          <table:table-cell table:style-name="ce1" office:value-type="date" office:date-value="2019-11-25" calcext:value-type="date">
            <text:p>11/25/19</text:p>
          </table:table-cell>
          <table:table-cell office:value-type="float" office:value="20306" calcext:value-type="float">
            <text:p>20,306</text:p>
          </table:table-cell>
        </table:table-row>
        <table:table-row table:style-name="ro1">
          <table:table-cell office:value-type="string" calcext:value-type="string">
            <text:p>data/Drums/before_converting/1018_30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3_29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9_30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7_06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5_14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0_12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 group n4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5_19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5_05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3_13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7_1104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6_19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8_1104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 group n3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8_06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9_26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1_22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9_2604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0_22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2_08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/1001_13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/1001_130318/Freestyle1001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/1001_130318/predictable1001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Matan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Sapir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Or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4_21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8_20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0_02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2_28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3_08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50_27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2_13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0_30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2_02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9_21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6_05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6_15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2_13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4_17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 group n1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9_1210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7_15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5_16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4_09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1_02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4_14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8_21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 group n2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5_25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51_020119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7_19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 Shay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41_1212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6_23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Pilot group n5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6_25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7_23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21_2510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34_2911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03_2103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Drums/before_converting/1013_090518</text:p>
          </table:table-cell>
          <table:table-cell table:style-name="ce1" office:value-type="date" office:date-value="2019-08-14" calcext:value-type="date">
            <text:p>08/14/19</text:p>
          </table:table-cell>
          <table:table-cell office:value-type="float" office:value="4096" calcext:value-type="float">
            <text:p>4,096</text:p>
          </table:table-cell>
        </table:table-row>
        <table:table-row table:style-name="ro1">
          <table:table-cell office:value-type="string" calcext:value-type="string">
            <text:p>data/MIDI-Freestyle/Freestyle_1025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6310" calcext:value-type="float">
            <text:p>16,310</text:p>
          </table:table-cell>
        </table:table-row>
        <table:table-row table:style-name="ro1">
          <table:table-cell office:value-type="string" calcext:value-type="string">
            <text:p>data/MIDI-Freestyle/Freestyle_1021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23054" calcext:value-type="float">
            <text:p>23,054</text:p>
          </table:table-cell>
        </table:table-row>
        <table:table-row table:style-name="ro1">
          <table:table-cell office:value-type="string" calcext:value-type="string">
            <text:p>data/MIDI-Freestyle/Freestyle_1018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8964" calcext:value-type="float">
            <text:p>18,964</text:p>
          </table:table-cell>
        </table:table-row>
        <table:table-row table:style-name="ro1">
          <table:table-cell office:value-type="string" calcext:value-type="string">
            <text:p>data/MIDI-Freestyle/Freestyle_1048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6564" calcext:value-type="float">
            <text:p>16,564</text:p>
          </table:table-cell>
        </table:table-row>
        <table:table-row table:style-name="ro1">
          <table:table-cell office:value-type="string" calcext:value-type="string">
            <text:p>data/MIDI-Freestyle/Freestyle_1026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4290" calcext:value-type="float">
            <text:p>4,290</text:p>
          </table:table-cell>
        </table:table-row>
        <table:table-row table:style-name="ro1">
          <table:table-cell office:value-type="string" calcext:value-type="string">
            <text:p>data/MIDI-Freestyle/Freestyle_1024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3519" calcext:value-type="float">
            <text:p>3,519</text:p>
          </table:table-cell>
        </table:table-row>
        <table:table-row table:style-name="ro1">
          <table:table-cell office:value-type="string" calcext:value-type="string">
            <text:p>data/MIDI-Freestyle/Freestyle_1023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25110" calcext:value-type="float">
            <text:p>25,110</text:p>
          </table:table-cell>
        </table:table-row>
        <table:table-row table:style-name="ro1">
          <table:table-cell office:value-type="string" calcext:value-type="string">
            <text:p>data/MIDI-Freestyle/Freestyle_1033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0148" calcext:value-type="float">
            <text:p>10,148</text:p>
          </table:table-cell>
        </table:table-row>
        <table:table-row table:style-name="ro1">
          <table:table-cell office:value-type="string" calcext:value-type="string">
            <text:p>data/MIDI-Freestyle/Freestyle_1045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843" calcext:value-type="float">
            <text:p>15,843</text:p>
          </table:table-cell>
        </table:table-row>
        <table:table-row table:style-name="ro1">
          <table:table-cell office:value-type="string" calcext:value-type="string">
            <text:p>data/MIDI-Freestyle/Freestyle_1034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4540" calcext:value-type="float">
            <text:p>14,540</text:p>
          </table:table-cell>
        </table:table-row>
        <table:table-row table:style-name="ro1">
          <table:table-cell office:value-type="string" calcext:value-type="string">
            <text:p>data/MIDI-Freestyle/Freestyle_1046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6125" calcext:value-type="float">
            <text:p>16,125</text:p>
          </table:table-cell>
        </table:table-row>
        <table:table-row table:style-name="ro1">
          <table:table-cell office:value-type="string" calcext:value-type="string">
            <text:p>data/MIDI-Freestyle/Freestyle_1035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9426" calcext:value-type="float">
            <text:p>9,426</text:p>
          </table:table-cell>
        </table:table-row>
        <table:table-row table:style-name="ro1">
          <table:table-cell office:value-type="string" calcext:value-type="string">
            <text:p>data/MIDI-Freestyle/Freestyle_1030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863" calcext:value-type="float">
            <text:p>15,863</text:p>
          </table:table-cell>
        </table:table-row>
        <table:table-row table:style-name="ro1">
          <table:table-cell office:value-type="string" calcext:value-type="string">
            <text:p>data/MIDI-Freestyle/Freestyle_1031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3484" calcext:value-type="float">
            <text:p>13,484</text:p>
          </table:table-cell>
        </table:table-row>
        <table:table-row table:style-name="ro1">
          <table:table-cell office:value-type="string" calcext:value-type="string">
            <text:p>data/MIDI-Freestyle/Freestyle_1032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245" calcext:value-type="float">
            <text:p>15,245</text:p>
          </table:table-cell>
        </table:table-row>
        <table:table-row table:style-name="ro1">
          <table:table-cell office:value-type="string" calcext:value-type="string">
            <text:p>data/MIDI-Freestyle/Freestyle_1014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22716" calcext:value-type="float">
            <text:p>22,716</text:p>
          </table:table-cell>
        </table:table-row>
        <table:table-row table:style-name="ro1">
          <table:table-cell office:value-type="string" calcext:value-type="string">
            <text:p>data/MIDI-Freestyle/Freestyle_1016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8613" calcext:value-type="float">
            <text:p>18,613</text:p>
          </table:table-cell>
        </table:table-row>
        <table:table-row table:style-name="ro1">
          <table:table-cell office:value-type="string" calcext:value-type="string">
            <text:p>data/MIDI-Freestyle/Freestyle_1042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3580" calcext:value-type="float">
            <text:p>13,580</text:p>
          </table:table-cell>
        </table:table-row>
        <table:table-row table:style-name="ro1">
          <table:table-cell office:value-type="string" calcext:value-type="string">
            <text:p>data/MIDI-Freestyle/Freestyle_1013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4237" calcext:value-type="float">
            <text:p>14,237</text:p>
          </table:table-cell>
        </table:table-row>
        <table:table-row table:style-name="ro1">
          <table:table-cell office:value-type="string" calcext:value-type="string">
            <text:p>data/MIDI-Freestyle/Freestyle_1029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1425" calcext:value-type="float">
            <text:p>11,425</text:p>
          </table:table-cell>
        </table:table-row>
        <table:table-row table:style-name="ro1">
          <table:table-cell office:value-type="string" calcext:value-type="string">
            <text:p>data/MIDI-Freestyle/Freestyle_1047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3005" calcext:value-type="float">
            <text:p>13,005</text:p>
          </table:table-cell>
        </table:table-row>
        <table:table-row table:style-name="ro1">
          <table:table-cell office:value-type="string" calcext:value-type="string">
            <text:p>data/MIDI-Freestyle/Freestyle_1050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3277" calcext:value-type="float">
            <text:p>13,277</text:p>
          </table:table-cell>
        </table:table-row>
        <table:table-row table:style-name="ro1">
          <table:table-cell office:value-type="string" calcext:value-type="string">
            <text:p>data/MIDI-Freestyle/Freestyle_1049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7118" calcext:value-type="float">
            <text:p>7,118</text:p>
          </table:table-cell>
        </table:table-row>
        <table:table-row table:style-name="ro1">
          <table:table-cell office:value-type="string" calcext:value-type="string">
            <text:p>data/MIDI-Freestyle/Freestyle_1038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382" calcext:value-type="float">
            <text:p>15,382</text:p>
          </table:table-cell>
        </table:table-row>
        <table:table-row table:style-name="ro1">
          <table:table-cell office:value-type="string" calcext:value-type="string">
            <text:p>data/MIDI-Freestyle/Freestyle_1022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157" calcext:value-type="float">
            <text:p>15,157</text:p>
          </table:table-cell>
        </table:table-row>
        <table:table-row table:style-name="ro1">
          <table:table-cell office:value-type="string" calcext:value-type="string">
            <text:p>data/MIDI-Freestyle/Freestyle_1015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3868" calcext:value-type="float">
            <text:p>13,868</text:p>
          </table:table-cell>
        </table:table-row>
        <table:table-row table:style-name="ro1">
          <table:table-cell office:value-type="string" calcext:value-type="string">
            <text:p>data/MIDI-Freestyle/Freestyle_1051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899" calcext:value-type="float">
            <text:p>15,899</text:p>
          </table:table-cell>
        </table:table-row>
        <table:table-row table:style-name="ro1">
          <table:table-cell office:value-type="string" calcext:value-type="string">
            <text:p>data/MIDI-Freestyle/Freestyle_1044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7797" calcext:value-type="float">
            <text:p>17,797</text:p>
          </table:table-cell>
        </table:table-row>
        <table:table-row table:style-name="ro1">
          <table:table-cell office:value-type="string" calcext:value-type="string">
            <text:p>data/MIDI-Freestyle/Freestyle_1041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4164" calcext:value-type="float">
            <text:p>14,164</text:p>
          </table:table-cell>
        </table:table-row>
        <table:table-row table:style-name="ro1">
          <table:table-cell office:value-type="string" calcext:value-type="string">
            <text:p>data/MIDI-Freestyle/Freestyle_1019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1816" calcext:value-type="float">
            <text:p>11,816</text:p>
          </table:table-cell>
        </table:table-row>
        <table:table-row table:style-name="ro1">
          <table:table-cell office:value-type="string" calcext:value-type="string">
            <text:p>data/MIDI-Freestyle/Freestyle_1010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0590" calcext:value-type="float">
            <text:p>10,590</text:p>
          </table:table-cell>
        </table:table-row>
        <table:table-row table:style-name="ro1">
          <table:table-cell office:value-type="string" calcext:value-type="string">
            <text:p>data/MIDI-Freestyle/Freestyle_1027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9575" calcext:value-type="float">
            <text:p>9,575</text:p>
          </table:table-cell>
        </table:table-row>
        <table:table-row table:style-name="ro1">
          <table:table-cell office:value-type="string" calcext:value-type="string">
            <text:p>data/MIDI-Freestyle/Freestyle_1040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7754" calcext:value-type="float">
            <text:p>7,754</text:p>
          </table:table-cell>
        </table:table-row>
        <table:table-row table:style-name="ro1">
          <table:table-cell office:value-type="string" calcext:value-type="string">
            <text:p>data/MIDI-Freestyle/Freestyle_1011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1121" calcext:value-type="float">
            <text:p>11,121</text:p>
          </table:table-cell>
        </table:table-row>
        <table:table-row table:style-name="ro1">
          <table:table-cell office:value-type="string" calcext:value-type="string">
            <text:p>data/MIDI-Freestyle/Freestyle_1039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3565" calcext:value-type="float">
            <text:p>13,565</text:p>
          </table:table-cell>
        </table:table-row>
        <table:table-row table:style-name="ro1">
          <table:table-cell office:value-type="string" calcext:value-type="string">
            <text:p>data/MIDI-Freestyle/Freestyle_1012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5356" calcext:value-type="float">
            <text:p>5,356</text:p>
          </table:table-cell>
        </table:table-row>
        <table:table-row table:style-name="ro1">
          <table:table-cell office:value-type="string" calcext:value-type="string">
            <text:p>data/MIDI-Freestyle/Freestyle_1017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4574" calcext:value-type="float">
            <text:p>14,574</text:p>
          </table:table-cell>
        </table:table-row>
        <table:table-row table:style-name="ro1">
          <table:table-cell office:value-type="string" calcext:value-type="string">
            <text:p>data/MIDI-Freestyle/Freestyle_1028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5195" calcext:value-type="float">
            <text:p>5,195</text:p>
          </table:table-cell>
        </table:table-row>
        <table:table-row table:style-name="ro1">
          <table:table-cell office:value-type="string" calcext:value-type="string">
            <text:p>data/MIDI-Freestyle/Freestyle_1037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9835" calcext:value-type="float">
            <text:p>19,835</text:p>
          </table:table-cell>
        </table:table-row>
        <table:table-row table:style-name="ro1">
          <table:table-cell office:value-type="string" calcext:value-type="string">
            <text:p>data/MIDI-Freestyle/Freestyle_1036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5021" calcext:value-type="float">
            <text:p>15,021</text:p>
          </table:table-cell>
        </table:table-row>
        <table:table-row table:style-name="ro1">
          <table:table-cell office:value-type="string" calcext:value-type="string">
            <text:p>data/MIDI-Freestyle/Freestyle_1043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4255" calcext:value-type="float">
            <text:p>14,255</text:p>
          </table:table-cell>
        </table:table-row>
        <table:table-row table:style-name="ro1">
          <table:table-cell office:value-type="string" calcext:value-type="string">
            <text:p>data/MIDI-Freestyle/Freestyle_1020.mid</text:p>
          </table:table-cell>
          <table:table-cell table:style-name="ce1" office:value-type="date" office:date-value="2019-07-21" calcext:value-type="date">
            <text:p>07/21/19</text:p>
          </table:table-cell>
          <table:table-cell office:value-type="float" office:value="17998" calcext:value-type="float">
            <text:p>17,998</text:p>
          </table:table-cell>
        </table:table-row>
        <table:table-row table:style-name="ro1">
          <table:table-cell office:value-type="string" calcext:value-type="string">
            <text:p>data/Drums/before_converting/1001_130318/count.py</text:p>
          </table:table-cell>
          <table:table-cell table:style-name="ce1" office:value-type="date" office:date-value="2019-06-26" calcext:value-type="date">
            <text:p>06/26/1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data/Drums/before_converting/1001_130318/1.py</text:p>
          </table:table-cell>
          <table:table-cell table:style-name="ce1" office:value-type="date" office:date-value="2019-06-26" calcext:value-type="date">
            <text:p>06/26/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ata/Drums/before_converting/1001_130318/1001_130318_Delta_time.csv</text:p>
          </table:table-cell>
          <table:table-cell table:style-name="ce1" office:value-type="date" office:date-value="2019-06-18" calcext:value-type="date">
            <text:p>06/18/19</text:p>
          </table:table-cell>
          <table:table-cell office:value-type="float" office:value="5130" calcext:value-type="float">
            <text:p>5,130</text:p>
          </table:table-cell>
        </table:table-row>
        <table:table-row table:style-name="ro1">
          <table:table-cell office:value-type="string" calcext:value-type="string">
            <text:p>data/Drums/before_converting/1001_130318/predictable1001(1).mid</text:p>
          </table:table-cell>
          <table:table-cell table:style-name="ce1" office:value-type="date" office:date-value="2019-06-17" calcext:value-type="date">
            <text:p>06/17/19</text:p>
          </table:table-cell>
          <table:table-cell office:value-type="float" office:value="3297" calcext:value-type="float">
            <text:p>3,297</text:p>
          </table:table-cell>
        </table:table-row>
        <table:table-row table:style-name="ro1">
          <table:table-cell office:value-type="string" calcext:value-type="string">
            <text:p>data/Drums/before_converting/1001_130318/predictable1001(3).mid</text:p>
          </table:table-cell>
          <table:table-cell table:style-name="ce1" office:value-type="date" office:date-value="2019-06-17" calcext:value-type="date">
            <text:p>06/17/19</text:p>
          </table:table-cell>
          <table:table-cell office:value-type="float" office:value="2069" calcext:value-type="float">
            <text:p>2,069</text:p>
          </table:table-cell>
        </table:table-row>
        <table:table-row table:style-name="ro1">
          <table:table-cell office:value-type="string" calcext:value-type="string">
            <text:p>data/Drums/before_converting/1001_130318/1.mid</text:p>
          </table:table-cell>
          <table:table-cell table:style-name="ce1" office:value-type="date" office:date-value="2019-06-17" calcext:value-type="date">
            <text:p>06/17/19</text:p>
          </table:table-cell>
          <table:table-cell office:value-type="float" office:value="3771" calcext:value-type="float">
            <text:p>3,771</text:p>
          </table:table-cell>
        </table:table-row>
        <table:table-row table:style-name="ro1">
          <table:table-cell office:value-type="string" calcext:value-type="string">
            <text:p>data/Drums/before_converting/1001_130318/predictable1001(2).mid</text:p>
          </table:table-cell>
          <table:table-cell table:style-name="ce1" office:value-type="date" office:date-value="2019-06-17" calcext:value-type="date">
            <text:p>06/17/19</text:p>
          </table:table-cell>
          <table:table-cell office:value-type="float" office:value="5136" calcext:value-type="float">
            <text:p>5,136</text:p>
          </table:table-cell>
        </table:table-row>
        <table:table-row table:style-name="ro1">
          <table:table-cell office:value-type="string" calcext:value-type="string">
            <text:p>data/Time_Series_Individuals/Music_final_MW_HRV_1009_12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5" calcext:value-type="float">
            <text:p>4,625</text:p>
          </table:table-cell>
        </table:table-row>
        <table:table-row table:style-name="ro1">
          <table:table-cell office:value-type="string" calcext:value-type="string">
            <text:p>data/Time_Series_Individuals/Music_final_MW_EDA_1037_21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71" calcext:value-type="float">
            <text:p>15,871</text:p>
          </table:table-cell>
        </table:table-row>
        <table:table-row table:style-name="ro1">
          <table:table-cell office:value-type="string" calcext:value-type="string">
            <text:p>data/Time_Series_Individuals/Music_final_MW_EDA_1028_18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584" calcext:value-type="float">
            <text:p>14,584</text:p>
          </table:table-cell>
        </table:table-row>
        <table:table-row table:style-name="ro1">
          <table:table-cell office:value-type="string" calcext:value-type="string">
            <text:p>data/Time_Series_Individuals/Music_final_MW_HRV_1008_12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79" calcext:value-type="float">
            <text:p>23,779</text:p>
          </table:table-cell>
        </table:table-row>
        <table:table-row table:style-name="ro1">
          <table:table-cell office:value-type="string" calcext:value-type="string">
            <text:p>data/Time_Series_Individuals/Music_final_MW_HRV_1011_13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31" calcext:value-type="float">
            <text:p>23,631</text:p>
          </table:table-cell>
        </table:table-row>
        <table:table-row table:style-name="ro1">
          <table:table-cell office:value-type="string" calcext:value-type="string">
            <text:p>data/Time_Series_Individuals/Music_final_MW_EDA_1005_11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70" calcext:value-type="float">
            <text:p>5,270</text:p>
          </table:table-cell>
        </table:table-row>
        <table:table-row table:style-name="ro1">
          <table:table-cell office:value-type="string" calcext:value-type="string">
            <text:p>data/Time_Series_Individuals/Music_final_MW_EDA_1006_11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78" calcext:value-type="float">
            <text:p>17,678</text:p>
          </table:table-cell>
        </table:table-row>
        <table:table-row table:style-name="ro1">
          <table:table-cell office:value-type="string" calcext:value-type="string">
            <text:p>data/Time_Series_Individuals/Music_final_MW_EDA_1022_16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5" calcext:value-type="float">
            <text:p>5,545</text:p>
          </table:table-cell>
        </table:table-row>
        <table:table-row table:style-name="ro1">
          <table:table-cell office:value-type="string" calcext:value-type="string">
            <text:p>data/Time_Series_Individuals/Music_final_MW_EDA_1009_125_BLֹ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54" calcext:value-type="float">
            <text:p>16,854</text:p>
          </table:table-cell>
        </table:table-row>
        <table:table-row table:style-name="ro1">
          <table:table-cell office:value-type="string" calcext:value-type="string">
            <text:p>data/Time_Series_Individuals/Music_final_MW_EDA_1020_158_BLE.x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37" calcext:value-type="float">
            <text:p>17,537</text:p>
          </table:table-cell>
        </table:table-row>
        <table:table-row table:style-name="ro1">
          <table:table-cell office:value-type="string" calcext:value-type="string">
            <text:p>data/Time_Series_Individuals/Music_final_MW_HRV_1044_23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89" calcext:value-type="float">
            <text:p>6,189</text:p>
          </table:table-cell>
        </table:table-row>
        <table:table-row table:style-name="ro1">
          <table:table-cell office:value-type="string" calcext:value-type="string">
            <text:p>data/Time_Series_Individuals/Music_final_MW_EDA_1032_19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58" calcext:value-type="float">
            <text:p>17,358</text:p>
          </table:table-cell>
        </table:table-row>
        <table:table-row table:style-name="ro1">
          <table:table-cell office:value-type="string" calcext:value-type="string">
            <text:p>data/Time_Series_Individuals/Music_final_MW_EDA_1004_11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7" calcext:value-type="float">
            <text:p>5,487</text:p>
          </table:table-cell>
        </table:table-row>
        <table:table-row table:style-name="ro1">
          <table:table-cell office:value-type="string" calcext:value-type="string">
            <text:p>data/Time_Series_Individuals/Music_final_MW_HRV_1016_14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86" calcext:value-type="float">
            <text:p>24,686</text:p>
          </table:table-cell>
        </table:table-row>
        <table:table-row table:style-name="ro1">
          <table:table-cell office:value-type="string" calcext:value-type="string">
            <text:p>data/Time_Series_Individuals/Music_final_MW_HRV_1039_21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25" calcext:value-type="float">
            <text:p>20,325</text:p>
          </table:table-cell>
        </table:table-row>
        <table:table-row table:style-name="ro1">
          <table:table-cell office:value-type="string" calcext:value-type="string">
            <text:p>data/Time_Series_Individuals/Music_final_MW_HRV_1049_25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71" calcext:value-type="float">
            <text:p>4,371</text:p>
          </table:table-cell>
        </table:table-row>
        <table:table-row table:style-name="ro1">
          <table:table-cell office:value-type="string" calcext:value-type="string">
            <text:p>data/Time_Series_Individuals/Music_final_MW_HRV_1008_12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6" calcext:value-type="float">
            <text:p>5,506</text:p>
          </table:table-cell>
        </table:table-row>
        <table:table-row table:style-name="ro1">
          <table:table-cell office:value-type="string" calcext:value-type="string">
            <text:p>data/Time_Series_Individuals/Music_final_MW_HRV_1022_16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1" calcext:value-type="float">
            <text:p>5,701</text:p>
          </table:table-cell>
        </table:table-row>
        <table:table-row table:style-name="ro1">
          <table:table-cell office:value-type="string" calcext:value-type="string">
            <text:p>data/Time_Series_Individuals/Music_final_MW_EDA_1004_11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81" calcext:value-type="float">
            <text:p>4,581</text:p>
          </table:table-cell>
        </table:table-row>
        <table:table-row table:style-name="ro1">
          <table:table-cell office:value-type="string" calcext:value-type="string">
            <text:p>data/Time_Series_Individuals/Music_final_MW_EDA_1041_22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2" calcext:value-type="float">
            <text:p>17,582</text:p>
          </table:table-cell>
        </table:table-row>
        <table:table-row table:style-name="ro1">
          <table:table-cell office:value-type="string" calcext:value-type="string">
            <text:p>data/Time_Series_Individuals/Music_final_MW_EDA_1015_14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35" calcext:value-type="float">
            <text:p>4,235</text:p>
          </table:table-cell>
        </table:table-row>
        <table:table-row table:style-name="ro1">
          <table:table-cell office:value-type="string" calcext:value-type="string">
            <text:p>data/Time_Series_Individuals/Music_final_MW_HRV_1028_18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093" calcext:value-type="float">
            <text:p>4,093</text:p>
          </table:table-cell>
        </table:table-row>
        <table:table-row table:style-name="ro1">
          <table:table-cell office:value-type="string" calcext:value-type="string">
            <text:p>data/Time_Series_Individuals/Music_final_MW_EDA_1020_15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94" calcext:value-type="float">
            <text:p>17,394</text:p>
          </table:table-cell>
        </table:table-row>
        <table:table-row table:style-name="ro1">
          <table:table-cell office:value-type="string" calcext:value-type="string">
            <text:p>data/Time_Series_Individuals/Music_final_MW_HRV_1015_14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10" calcext:value-type="float">
            <text:p>6,010</text:p>
          </table:table-cell>
        </table:table-row>
        <table:table-row table:style-name="ro1">
          <table:table-cell office:value-type="string" calcext:value-type="string">
            <text:p>data/Time_Series_Individuals/Music_final_MW_EDA_1019_15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13" calcext:value-type="float">
            <text:p>15,913</text:p>
          </table:table-cell>
        </table:table-row>
        <table:table-row table:style-name="ro1">
          <table:table-cell office:value-type="string" calcext:value-type="string">
            <text:p>data/Time_Series_Individuals/Music_final_MW_EDA_1012_13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4" calcext:value-type="float">
            <text:p>5,584</text:p>
          </table:table-cell>
        </table:table-row>
        <table:table-row table:style-name="ro1">
          <table:table-cell office:value-type="string" calcext:value-type="string">
            <text:p>data/Time_Series_Individuals/Music_final_MW_EDA_1029_18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22" calcext:value-type="float">
            <text:p>17,422</text:p>
          </table:table-cell>
        </table:table-row>
        <table:table-row table:style-name="ro1">
          <table:table-cell office:value-type="string" calcext:value-type="string">
            <text:p>data/Time_Series_Individuals/Music_final_MW_EDA_1049_25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093" calcext:value-type="float">
            <text:p>4,093</text:p>
          </table:table-cell>
        </table:table-row>
        <table:table-row table:style-name="ro1">
          <table:table-cell office:value-type="string" calcext:value-type="string">
            <text:p>data/Time_Series_Individuals/Music_final_MW_HRV_1048_24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61" calcext:value-type="float">
            <text:p>20,761</text:p>
          </table:table-cell>
        </table:table-row>
        <table:table-row table:style-name="ro1">
          <table:table-cell office:value-type="string" calcext:value-type="string">
            <text:p>data/Time_Series_Individuals/Music_final_MW_HRV_1012_13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841" calcext:value-type="float">
            <text:p>22,841</text:p>
          </table:table-cell>
        </table:table-row>
        <table:table-row table:style-name="ro1">
          <table:table-cell office:value-type="string" calcext:value-type="string">
            <text:p>data/Time_Series_Individuals/Music_final_MW_HRV_1048_24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04" calcext:value-type="float">
            <text:p>5,604</text:p>
          </table:table-cell>
        </table:table-row>
        <table:table-row table:style-name="ro1">
          <table:table-cell office:value-type="string" calcext:value-type="string">
            <text:p>data/Time_Series_Individuals/Music_final_MW_EDA_1026_17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6" calcext:value-type="float">
            <text:p>5,506</text:p>
          </table:table-cell>
        </table:table-row>
        <table:table-row table:style-name="ro1">
          <table:table-cell office:value-type="string" calcext:value-type="string">
            <text:p>data/Time_Series_Individuals/Music_final_MW_HRV_1040_22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3" calcext:value-type="float">
            <text:p>20,523</text:p>
          </table:table-cell>
        </table:table-row>
        <table:table-row table:style-name="ro1">
          <table:table-cell office:value-type="string" calcext:value-type="string">
            <text:p>data/Time_Series_Individuals/Music_final_MW_EDA_1031_19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17" calcext:value-type="float">
            <text:p>16,017</text:p>
          </table:table-cell>
        </table:table-row>
        <table:table-row table:style-name="ro1">
          <table:table-cell office:value-type="string" calcext:value-type="string">
            <text:p>data/Time_Series_Individuals/Music_final_MW_EDA_1051_25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15" calcext:value-type="float">
            <text:p>5,215</text:p>
          </table:table-cell>
        </table:table-row>
        <table:table-row table:style-name="ro1">
          <table:table-cell office:value-type="string" calcext:value-type="string">
            <text:p>data/Time_Series_Individuals/Music_final_MW_EDA_1016_14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91" calcext:value-type="float">
            <text:p>15,991</text:p>
          </table:table-cell>
        </table:table-row>
        <table:table-row table:style-name="ro1">
          <table:table-cell office:value-type="string" calcext:value-type="string">
            <text:p>data/Time_Series_Individuals/Music_final_MW_EDA_1019_15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11" calcext:value-type="float">
            <text:p>18,111</text:p>
          </table:table-cell>
        </table:table-row>
        <table:table-row table:style-name="ro1">
          <table:table-cell office:value-type="string" calcext:value-type="string">
            <text:p>data/Time_Series_Individuals/Music_final_MW_HRV_1004_11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5" calcext:value-type="float">
            <text:p>5,625</text:p>
          </table:table-cell>
        </table:table-row>
        <table:table-row table:style-name="ro1">
          <table:table-cell office:value-type="string" calcext:value-type="string">
            <text:p>data/Time_Series_Individuals/Music_final_MW_EDA_1033_20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7" calcext:value-type="float">
            <text:p>5,527</text:p>
          </table:table-cell>
        </table:table-row>
        <table:table-row table:style-name="ro1">
          <table:table-cell office:value-type="string" calcext:value-type="string">
            <text:p>data/Time_Series_Individuals/Music_final_MW_HRV_1042_22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26" calcext:value-type="float">
            <text:p>20,626</text:p>
          </table:table-cell>
        </table:table-row>
        <table:table-row table:style-name="ro1">
          <table:table-cell office:value-type="string" calcext:value-type="string">
            <text:p>data/Time_Series_Individuals/Music_final_MW_EDA_1011_13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49" calcext:value-type="float">
            <text:p>15,649</text:p>
          </table:table-cell>
        </table:table-row>
        <table:table-row table:style-name="ro1">
          <table:table-cell office:value-type="string" calcext:value-type="string">
            <text:p>data/Time_Series_Individuals/Music_final_MW_EDA_1010_12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56" calcext:value-type="float">
            <text:p>17,656</text:p>
          </table:table-cell>
        </table:table-row>
        <table:table-row table:style-name="ro1">
          <table:table-cell office:value-type="string" calcext:value-type="string">
            <text:p>data/Time_Series_Individuals/Music_final_MW_HRV_1006_11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34" calcext:value-type="float">
            <text:p>5,934</text:p>
          </table:table-cell>
        </table:table-row>
        <table:table-row table:style-name="ro1">
          <table:table-cell office:value-type="string" calcext:value-type="string">
            <text:p>data/Time_Series_Individuals/Music_final_MW_HRV_1033_20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78" calcext:value-type="float">
            <text:p>4,378</text:p>
          </table:table-cell>
        </table:table-row>
        <table:table-row table:style-name="ro1">
          <table:table-cell office:value-type="string" calcext:value-type="string">
            <text:p>data/Time_Series_Individuals/Music_final_MW_EDA_1008_12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0" calcext:value-type="float">
            <text:p>5,680</text:p>
          </table:table-cell>
        </table:table-row>
        <table:table-row table:style-name="ro1">
          <table:table-cell office:value-type="string" calcext:value-type="string">
            <text:p>data/Time_Series_Individuals/Music_final_MW_EDA_1045_23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57" calcext:value-type="float">
            <text:p>15,957</text:p>
          </table:table-cell>
        </table:table-row>
        <table:table-row table:style-name="ro1">
          <table:table-cell office:value-type="string" calcext:value-type="string">
            <text:p>data/Time_Series_Individuals/Music_final_MW_HRV_1035_20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157" calcext:value-type="float">
            <text:p>20,157</text:p>
          </table:table-cell>
        </table:table-row>
        <table:table-row table:style-name="ro1">
          <table:table-cell office:value-type="string" calcext:value-type="string">
            <text:p>data/Time_Series_Individuals/Music_final_MW_EDA_1008_12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304" calcext:value-type="float">
            <text:p>18,304</text:p>
          </table:table-cell>
        </table:table-row>
        <table:table-row table:style-name="ro1">
          <table:table-cell office:value-type="string" calcext:value-type="string">
            <text:p>data/Time_Series_Individuals/Music_final_MW_EDA_1003_10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74" calcext:value-type="float">
            <text:p>15,774</text:p>
          </table:table-cell>
        </table:table-row>
        <table:table-row table:style-name="ro1">
          <table:table-cell office:value-type="string" calcext:value-type="string">
            <text:p>data/Time_Series_Individuals/Music_final_MW_HRV_1016_14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4" calcext:value-type="float">
            <text:p>4,674</text:p>
          </table:table-cell>
        </table:table-row>
        <table:table-row table:style-name="ro1">
          <table:table-cell office:value-type="string" calcext:value-type="string">
            <text:p>data/Time_Series_Individuals/Music_final_MW_HRV_1035_20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0" calcext:value-type="float">
            <text:p>5,690</text:p>
          </table:table-cell>
        </table:table-row>
        <table:table-row table:style-name="ro1">
          <table:table-cell office:value-type="string" calcext:value-type="string">
            <text:p>data/Time_Series_Individuals/Music_final_MW_HRV_1012_13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75" calcext:value-type="float">
            <text:p>20,475</text:p>
          </table:table-cell>
        </table:table-row>
        <table:table-row table:style-name="ro1">
          <table:table-cell office:value-type="string" calcext:value-type="string">
            <text:p>data/Time_Series_Individuals/Music_final_MW_EDA_1011_13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82" calcext:value-type="float">
            <text:p>17,282</text:p>
          </table:table-cell>
        </table:table-row>
        <table:table-row table:style-name="ro1">
          <table:table-cell office:value-type="string" calcext:value-type="string">
            <text:p>data/Time_Series_Individuals/Music_final_MW_HRV_1031_19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03" calcext:value-type="float">
            <text:p>23,503</text:p>
          </table:table-cell>
        </table:table-row>
        <table:table-row table:style-name="ro1">
          <table:table-cell office:value-type="string" calcext:value-type="string">
            <text:p>data/Time_Series_Individuals/Music_final_MW_EDA_1033_20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08" calcext:value-type="float">
            <text:p>15,808</text:p>
          </table:table-cell>
        </table:table-row>
        <table:table-row table:style-name="ro1">
          <table:table-cell office:value-type="string" calcext:value-type="string">
            <text:p>data/Time_Series_Individuals/Music_final_MW_EDA_1014_14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26" calcext:value-type="float">
            <text:p>17,626</text:p>
          </table:table-cell>
        </table:table-row>
        <table:table-row table:style-name="ro1">
          <table:table-cell office:value-type="string" calcext:value-type="string">
            <text:p>data/Time_Series_Individuals/Music_final_MW_EDA_1012_13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2" calcext:value-type="float">
            <text:p>5,872</text:p>
          </table:table-cell>
        </table:table-row>
        <table:table-row table:style-name="ro1">
          <table:table-cell office:value-type="string" calcext:value-type="string">
            <text:p>data/Time_Series_Individuals/Music_final_MW_HRV_1034_20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63" calcext:value-type="float">
            <text:p>20,363</text:p>
          </table:table-cell>
        </table:table-row>
        <table:table-row table:style-name="ro1">
          <table:table-cell office:value-type="string" calcext:value-type="string">
            <text:p>data/Time_Series_Individuals/Music_final_MW_EDA_1034_20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4" calcext:value-type="float">
            <text:p>17,584</text:p>
          </table:table-cell>
        </table:table-row>
        <table:table-row table:style-name="ro1">
          <table:table-cell office:value-type="string" calcext:value-type="string">
            <text:p>data/Time_Series_Individuals/Music_final_MW_HRV_1006_11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70" calcext:value-type="float">
            <text:p>4,770</text:p>
          </table:table-cell>
        </table:table-row>
        <table:table-row table:style-name="ro1">
          <table:table-cell office:value-type="string" calcext:value-type="string">
            <text:p>data/Time_Series_Individuals/Music_final_MW_HRV_1010_12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2" calcext:value-type="float">
            <text:p>5,842</text:p>
          </table:table-cell>
        </table:table-row>
        <table:table-row table:style-name="ro1">
          <table:table-cell office:value-type="string" calcext:value-type="string">
            <text:p>data/Time_Series_Individuals/Music_final_MW_EDA_1019_15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2" calcext:value-type="float">
            <text:p>4,702</text:p>
          </table:table-cell>
        </table:table-row>
        <table:table-row table:style-name="ro1">
          <table:table-cell office:value-type="string" calcext:value-type="string">
            <text:p>data/Time_Series_Individuals/Music_final_MW_HRV_1030_18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55" calcext:value-type="float">
            <text:p>20,555</text:p>
          </table:table-cell>
        </table:table-row>
        <table:table-row table:style-name="ro1">
          <table:table-cell office:value-type="string" calcext:value-type="string">
            <text:p>data/Time_Series_Individuals/Music_final_MW_EDA_1023_16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5" calcext:value-type="float">
            <text:p>5,525</text:p>
          </table:table-cell>
        </table:table-row>
        <table:table-row table:style-name="ro1">
          <table:table-cell office:value-type="string" calcext:value-type="string">
            <text:p>data/Time_Series_Individuals/Music_final_MW_EDA_1036_21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4" calcext:value-type="float">
            <text:p>4,464</text:p>
          </table:table-cell>
        </table:table-row>
        <table:table-row table:style-name="ro1">
          <table:table-cell office:value-type="string" calcext:value-type="string">
            <text:p>data/Time_Series_Individuals/Music_final_MW_HRV_1017_14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5" calcext:value-type="float">
            <text:p>4,655</text:p>
          </table:table-cell>
        </table:table-row>
        <table:table-row table:style-name="ro1">
          <table:table-cell office:value-type="string" calcext:value-type="string">
            <text:p>data/Time_Series_Individuals/Music_final_MW_HRV_1010_12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5" calcext:value-type="float">
            <text:p>5,775</text:p>
          </table:table-cell>
        </table:table-row>
        <table:table-row table:style-name="ro1">
          <table:table-cell office:value-type="string" calcext:value-type="string">
            <text:p>data/Time_Series_Individuals/Music_final_MW_EDA_1027_17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078" calcext:value-type="float">
            <text:p>15,078</text:p>
          </table:table-cell>
        </table:table-row>
        <table:table-row table:style-name="ro1">
          <table:table-cell office:value-type="string" calcext:value-type="string">
            <text:p>data/Time_Series_Individuals/Music_final_MW_EDA_1031_19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072" calcext:value-type="float">
            <text:p>15,072</text:p>
          </table:table-cell>
        </table:table-row>
        <table:table-row table:style-name="ro1">
          <table:table-cell office:value-type="string" calcext:value-type="string">
            <text:p>data/Time_Series_Individuals/Music_final_MW_EDA_1036_20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77" calcext:value-type="float">
            <text:p>17,177</text:p>
          </table:table-cell>
        </table:table-row>
        <table:table-row table:style-name="ro1">
          <table:table-cell office:value-type="string" calcext:value-type="string">
            <text:p>data/Time_Series_Individuals/Music_final_MW_EDA_1004_11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5" calcext:value-type="float">
            <text:p>5,515</text:p>
          </table:table-cell>
        </table:table-row>
        <table:table-row table:style-name="ro1">
          <table:table-cell office:value-type="string" calcext:value-type="string">
            <text:p>data/Time_Series_Individuals/Music_final_MW_EDA_1043_23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0" calcext:value-type="float">
            <text:p>17,580</text:p>
          </table:table-cell>
        </table:table-row>
        <table:table-row table:style-name="ro1">
          <table:table-cell office:value-type="string" calcext:value-type="string">
            <text:p>data/Time_Series_Individuals/Music_final_MW_HRV_1022_16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69" calcext:value-type="float">
            <text:p>20,569</text:p>
          </table:table-cell>
        </table:table-row>
        <table:table-row table:style-name="ro1">
          <table:table-cell office:value-type="string" calcext:value-type="string">
            <text:p>data/Time_Series_Individuals/Music_final_MW_HRV_1016_14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46" calcext:value-type="float">
            <text:p>6,046</text:p>
          </table:table-cell>
        </table:table-row>
        <table:table-row table:style-name="ro1">
          <table:table-cell office:value-type="string" calcext:value-type="string">
            <text:p>data/Time_Series_Individuals/Music_final_MW_EDA_1038_21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61" calcext:value-type="float">
            <text:p>15,661</text:p>
          </table:table-cell>
        </table:table-row>
        <table:table-row table:style-name="ro1">
          <table:table-cell office:value-type="string" calcext:value-type="string">
            <text:p>data/Time_Series_Individuals/Music_final_MW_HRV_1046_24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22" calcext:value-type="float">
            <text:p>23,222</text:p>
          </table:table-cell>
        </table:table-row>
        <table:table-row table:style-name="ro1">
          <table:table-cell office:value-type="string" calcext:value-type="string">
            <text:p>data/Time_Series_Individuals/Music_final_MW_EDA_1010_12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03" calcext:value-type="float">
            <text:p>5,303</text:p>
          </table:table-cell>
        </table:table-row>
        <table:table-row table:style-name="ro1">
          <table:table-cell office:value-type="string" calcext:value-type="string">
            <text:p>data/Time_Series_Individuals/Music_final_MW_EDA_1033_20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55" calcext:value-type="float">
            <text:p>5,455</text:p>
          </table:table-cell>
        </table:table-row>
        <table:table-row table:style-name="ro1">
          <table:table-cell office:value-type="string" calcext:value-type="string">
            <text:p>data/Time_Series_Individuals/Music_final_MW_HRV_1004_11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30" calcext:value-type="float">
            <text:p>23,330</text:p>
          </table:table-cell>
        </table:table-row>
        <table:table-row table:style-name="ro1">
          <table:table-cell office:value-type="string" calcext:value-type="string">
            <text:p>data/Time_Series_Individuals/Music_final_MW_HRV_1051_25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52" calcext:value-type="float">
            <text:p>23,952</text:p>
          </table:table-cell>
        </table:table-row>
        <table:table-row table:style-name="ro1">
          <table:table-cell office:value-type="string" calcext:value-type="string">
            <text:p>data/Time_Series_Individuals/Music_final_MW_EDA_1040_22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15" calcext:value-type="float">
            <text:p>17,715</text:p>
          </table:table-cell>
        </table:table-row>
        <table:table-row table:style-name="ro1">
          <table:table-cell office:value-type="string" calcext:value-type="string">
            <text:p>data/Time_Series_Individuals/Music_final_MW_EDA_1010_12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5" calcext:value-type="float">
            <text:p>4,535</text:p>
          </table:table-cell>
        </table:table-row>
        <table:table-row table:style-name="ro1">
          <table:table-cell office:value-type="string" calcext:value-type="string">
            <text:p>data/Time_Series_Individuals/Music_final_MW_HRV_1032_19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6" calcext:value-type="float">
            <text:p>5,736</text:p>
          </table:table-cell>
        </table:table-row>
        <table:table-row table:style-name="ro1">
          <table:table-cell office:value-type="string" calcext:value-type="string">
            <text:p>data/Time_Series_Individuals/Music_final_MW_HRV_1048_24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3" calcext:value-type="float">
            <text:p>5,873</text:p>
          </table:table-cell>
        </table:table-row>
        <table:table-row table:style-name="ro1">
          <table:table-cell office:value-type="string" calcext:value-type="string">
            <text:p>data/Time_Series_Individuals/Music_final_MW_HRV_1042_22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7" calcext:value-type="float">
            <text:p>4,647</text:p>
          </table:table-cell>
        </table:table-row>
        <table:table-row table:style-name="ro1">
          <table:table-cell office:value-type="string" calcext:value-type="string">
            <text:p>data/Time_Series_Individuals/Music_final_MW_HRV_1020_15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42" calcext:value-type="float">
            <text:p>23,342</text:p>
          </table:table-cell>
        </table:table-row>
        <table:table-row table:style-name="ro1">
          <table:table-cell office:value-type="string" calcext:value-type="string">
            <text:p>data/Time_Series_Individuals/Music_final_MW_EDA_1022_16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4" calcext:value-type="float">
            <text:p>5,594</text:p>
          </table:table-cell>
        </table:table-row>
        <table:table-row table:style-name="ro1">
          <table:table-cell office:value-type="string" calcext:value-type="string">
            <text:p>data/Time_Series_Individuals/Music_final_MW_EDA_1017_14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72" calcext:value-type="float">
            <text:p>16,072</text:p>
          </table:table-cell>
        </table:table-row>
        <table:table-row table:style-name="ro1">
          <table:table-cell office:value-type="string" calcext:value-type="string">
            <text:p>data/Time_Series_Individuals/Music_final_MW_HRV_1045_23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8" calcext:value-type="float">
            <text:p>5,758</text:p>
          </table:table-cell>
        </table:table-row>
        <table:table-row table:style-name="ro1">
          <table:table-cell office:value-type="string" calcext:value-type="string">
            <text:p>data/Time_Series_Individuals/Music_final_MW_EDA_1034_20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64" calcext:value-type="float">
            <text:p>5,264</text:p>
          </table:table-cell>
        </table:table-row>
        <table:table-row table:style-name="ro1">
          <table:table-cell office:value-type="string" calcext:value-type="string">
            <text:p>data/Time_Series_Individuals/Music_final_MW_HRV_1017_15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66" calcext:value-type="float">
            <text:p>23,366</text:p>
          </table:table-cell>
        </table:table-row>
        <table:table-row table:style-name="ro1">
          <table:table-cell office:value-type="string" calcext:value-type="string">
            <text:p>data/Time_Series_Individuals/Music_final_MW_EDA_1020_15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6" calcext:value-type="float">
            <text:p>4,436</text:p>
          </table:table-cell>
        </table:table-row>
        <table:table-row table:style-name="ro1">
          <table:table-cell office:value-type="string" calcext:value-type="string">
            <text:p>data/Time_Series_Individuals/Music_final_MW_HRV_1035_20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45" calcext:value-type="float">
            <text:p>24,145</text:p>
          </table:table-cell>
        </table:table-row>
        <table:table-row table:style-name="ro1">
          <table:table-cell office:value-type="string" calcext:value-type="string">
            <text:p>data/Time_Series_Individuals/Music_final_MW_EDA_1040_22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1" calcext:value-type="float">
            <text:p>4,451</text:p>
          </table:table-cell>
        </table:table-row>
        <table:table-row table:style-name="ro1">
          <table:table-cell office:value-type="string" calcext:value-type="string">
            <text:p>data/Time_Series_Individuals/Music_final_MW_EDA_1004_11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2" calcext:value-type="float">
            <text:p>5,512</text:p>
          </table:table-cell>
        </table:table-row>
        <table:table-row table:style-name="ro1">
          <table:table-cell office:value-type="string" calcext:value-type="string">
            <text:p>data/Time_Series_Individuals/Music_final_MW_HRV_1015_14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62" calcext:value-type="float">
            <text:p>24,262</text:p>
          </table:table-cell>
        </table:table-row>
        <table:table-row table:style-name="ro1">
          <table:table-cell office:value-type="string" calcext:value-type="string">
            <text:p>data/Time_Series_Individuals/Music_final_MW_EDA_1020_15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31" calcext:value-type="float">
            <text:p>5,131</text:p>
          </table:table-cell>
        </table:table-row>
        <table:table-row table:style-name="ro1">
          <table:table-cell office:value-type="string" calcext:value-type="string">
            <text:p>data/Time_Series_Individuals/Music_final_MW_EDA_1025_17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65" calcext:value-type="float">
            <text:p>5,365</text:p>
          </table:table-cell>
        </table:table-row>
        <table:table-row table:style-name="ro1">
          <table:table-cell office:value-type="string" calcext:value-type="string">
            <text:p>data/Time_Series_Individuals/Music_final_MW_HRV_1031_19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0" calcext:value-type="float">
            <text:p>5,670</text:p>
          </table:table-cell>
        </table:table-row>
        <table:table-row table:style-name="ro1">
          <table:table-cell office:value-type="string" calcext:value-type="string">
            <text:p>data/Time_Series_Individuals/Music_final_MW_EDA_1015_14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406" calcext:value-type="float">
            <text:p>18,406</text:p>
          </table:table-cell>
        </table:table-row>
        <table:table-row table:style-name="ro1">
          <table:table-cell office:value-type="string" calcext:value-type="string">
            <text:p>data/Time_Series_Individuals/Music_final_MW_EDA_1050_25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48" calcext:value-type="float">
            <text:p>17,548</text:p>
          </table:table-cell>
        </table:table-row>
        <table:table-row table:style-name="ro1">
          <table:table-cell office:value-type="string" calcext:value-type="string">
            <text:p>data/Time_Series_Individuals/Music_final_MW_EDA_1007_12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364" calcext:value-type="float">
            <text:p>18,364</text:p>
          </table:table-cell>
        </table:table-row>
        <table:table-row table:style-name="ro1">
          <table:table-cell office:value-type="string" calcext:value-type="string">
            <text:p>data/Time_Series_Individuals/Music_final_MW_EDA_1014_14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2" calcext:value-type="float">
            <text:p>5,472</text:p>
          </table:table-cell>
        </table:table-row>
        <table:table-row table:style-name="ro1">
          <table:table-cell office:value-type="string" calcext:value-type="string">
            <text:p>data/Time_Series_Individuals/Music_final_MW_EDA_1019_15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50" calcext:value-type="float">
            <text:p>18,050</text:p>
          </table:table-cell>
        </table:table-row>
        <table:table-row table:style-name="ro1">
          <table:table-cell office:value-type="string" calcext:value-type="string">
            <text:p>data/Time_Series_Individuals/Music_final_MW_EDA_1010_12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2" calcext:value-type="float">
            <text:p>5,722</text:p>
          </table:table-cell>
        </table:table-row>
        <table:table-row table:style-name="ro1">
          <table:table-cell office:value-type="string" calcext:value-type="string">
            <text:p>data/Time_Series_Individuals/Music_final_MW_EDA_1029_18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7" calcext:value-type="float">
            <text:p>5,567</text:p>
          </table:table-cell>
        </table:table-row>
        <table:table-row table:style-name="ro1">
          <table:table-cell office:value-type="string" calcext:value-type="string">
            <text:p>data/Time_Series_Individuals/Music_final_MW_HRV_1038_21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66" calcext:value-type="float">
            <text:p>20,666</text:p>
          </table:table-cell>
        </table:table-row>
        <table:table-row table:style-name="ro1">
          <table:table-cell office:value-type="string" calcext:value-type="string">
            <text:p>data/Time_Series_Individuals/Music_final_MW_EDA_1028_18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58" calcext:value-type="float">
            <text:p>15,358</text:p>
          </table:table-cell>
        </table:table-row>
        <table:table-row table:style-name="ro1">
          <table:table-cell office:value-type="string" calcext:value-type="string">
            <text:p>data/Time_Series_Individuals/Music_final_MW_HRV_1010_12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0" calcext:value-type="float">
            <text:p>4,700</text:p>
          </table:table-cell>
        </table:table-row>
        <table:table-row table:style-name="ro1">
          <table:table-cell office:value-type="string" calcext:value-type="string">
            <text:p>data/Time_Series_Individuals/Music_final_MW_HRV_1036_21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3" calcext:value-type="float">
            <text:p>5,523</text:p>
          </table:table-cell>
        </table:table-row>
        <table:table-row table:style-name="ro1">
          <table:table-cell office:value-type="string" calcext:value-type="string">
            <text:p>data/Time_Series_Individuals/Music_final_MW_EDA_1051_25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06" calcext:value-type="float">
            <text:p>5,206</text:p>
          </table:table-cell>
        </table:table-row>
        <table:table-row table:style-name="ro1">
          <table:table-cell office:value-type="string" calcext:value-type="string">
            <text:p>data/Time_Series_Individuals/Music_final_MW_EDA_1046_24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0" calcext:value-type="float">
            <text:p>4,500</text:p>
          </table:table-cell>
        </table:table-row>
        <table:table-row table:style-name="ro1">
          <table:table-cell office:value-type="string" calcext:value-type="string">
            <text:p>data/Time_Series_Individuals/Music_final_MW_EDA_1047_24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6" calcext:value-type="float">
            <text:p>5,446</text:p>
          </table:table-cell>
        </table:table-row>
        <table:table-row table:style-name="ro1">
          <table:table-cell office:value-type="string" calcext:value-type="string">
            <text:p>data/Time_Series_Individuals/Music_final_MW_EDA_1044_23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5" calcext:value-type="float">
            <text:p>5,545</text:p>
          </table:table-cell>
        </table:table-row>
        <table:table-row table:style-name="ro1">
          <table:table-cell office:value-type="string" calcext:value-type="string">
            <text:p>data/Time_Series_Individuals/Music_final_MW_HRV_1017_14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35" calcext:value-type="float">
            <text:p>23,535</text:p>
          </table:table-cell>
        </table:table-row>
        <table:table-row table:style-name="ro1">
          <table:table-cell office:value-type="string" calcext:value-type="string">
            <text:p>data/Time_Series_Individuals/Music_final_MW_EDA_1010_13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4" calcext:value-type="float">
            <text:p>5,704</text:p>
          </table:table-cell>
        </table:table-row>
        <table:table-row table:style-name="ro1">
          <table:table-cell office:value-type="string" calcext:value-type="string">
            <text:p>data/Time_Series_Individuals/Music_final_MW_EDA_1004_11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58" calcext:value-type="float">
            <text:p>17,558</text:p>
          </table:table-cell>
        </table:table-row>
        <table:table-row table:style-name="ro1">
          <table:table-cell office:value-type="string" calcext:value-type="string">
            <text:p>data/Time_Series_Individuals/Music_final_MW_EDA_1025_17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49" calcext:value-type="float">
            <text:p>17,349</text:p>
          </table:table-cell>
        </table:table-row>
        <table:table-row table:style-name="ro1">
          <table:table-cell office:value-type="string" calcext:value-type="string">
            <text:p>data/Time_Series_Individuals/Music_final_MW_EDA_1023_16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43" calcext:value-type="float">
            <text:p>16,043</text:p>
          </table:table-cell>
        </table:table-row>
        <table:table-row table:style-name="ro1">
          <table:table-cell office:value-type="string" calcext:value-type="string">
            <text:p>data/Time_Series_Individuals/Music_final_MW_EDA_1031_19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06" calcext:value-type="float">
            <text:p>5,006</text:p>
          </table:table-cell>
        </table:table-row>
        <table:table-row table:style-name="ro1">
          <table:table-cell office:value-type="string" calcext:value-type="string">
            <text:p>data/Time_Series_Individuals/Music_final_MW_EDA_1029_18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73" calcext:value-type="float">
            <text:p>6,173</text:p>
          </table:table-cell>
        </table:table-row>
        <table:table-row table:style-name="ro1">
          <table:table-cell office:value-type="string" calcext:value-type="string">
            <text:p>data/Time_Series_Individuals/Music_final_MW_HRV_1045_23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37" calcext:value-type="float">
            <text:p>23,637</text:p>
          </table:table-cell>
        </table:table-row>
        <table:table-row table:style-name="ro1">
          <table:table-cell office:value-type="string" calcext:value-type="string">
            <text:p>data/Time_Series_Individuals/Music_final_MW_HRV_1014_14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2" calcext:value-type="float">
            <text:p>5,662</text:p>
          </table:table-cell>
        </table:table-row>
        <table:table-row table:style-name="ro1">
          <table:table-cell office:value-type="string" calcext:value-type="string">
            <text:p>data/Time_Series_Individuals/Music_final_MW_EDA_1020_16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24" calcext:value-type="float">
            <text:p>5,124</text:p>
          </table:table-cell>
        </table:table-row>
        <table:table-row table:style-name="ro1">
          <table:table-cell office:value-type="string" calcext:value-type="string">
            <text:p>data/Time_Series_Individuals/Music_final_MW_HRV_1042_22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70" calcext:value-type="float">
            <text:p>20,370</text:p>
          </table:table-cell>
        </table:table-row>
        <table:table-row table:style-name="ro1">
          <table:table-cell office:value-type="string" calcext:value-type="string">
            <text:p>data/Time_Series_Individuals/Music_final_MW_EDA_1020_16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1" calcext:value-type="float">
            <text:p>5,441</text:p>
          </table:table-cell>
        </table:table-row>
        <table:table-row table:style-name="ro1">
          <table:table-cell office:value-type="string" calcext:value-type="string">
            <text:p>data/Time_Series_Individuals/Music_final_MW_EDA_1029_18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25" calcext:value-type="float">
            <text:p>17,525</text:p>
          </table:table-cell>
        </table:table-row>
        <table:table-row table:style-name="ro1">
          <table:table-cell office:value-type="string" calcext:value-type="string">
            <text:p>data/Time_Series_Individuals/Music_final_MW_HRV_1050_25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86" calcext:value-type="float">
            <text:p>5,286</text:p>
          </table:table-cell>
        </table:table-row>
        <table:table-row table:style-name="ro1">
          <table:table-cell office:value-type="string" calcext:value-type="string">
            <text:p>data/Time_Series_Individuals/Music_final_MW_EDA_1041_22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6" calcext:value-type="float">
            <text:p>5,716</text:p>
          </table:table-cell>
        </table:table-row>
        <table:table-row table:style-name="ro1">
          <table:table-cell office:value-type="string" calcext:value-type="string">
            <text:p>data/Time_Series_Individuals/Music_final_MW_EDA_1043_23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57" calcext:value-type="float">
            <text:p>5,657</text:p>
          </table:table-cell>
        </table:table-row>
        <table:table-row table:style-name="ro1">
          <table:table-cell office:value-type="string" calcext:value-type="string">
            <text:p>data/Time_Series_Individuals/Music_final_MW_HRV_1030_19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60" calcext:value-type="float">
            <text:p>4,660</text:p>
          </table:table-cell>
        </table:table-row>
        <table:table-row table:style-name="ro1">
          <table:table-cell office:value-type="string" calcext:value-type="string">
            <text:p>data/Time_Series_Individuals/Music_final_MW_EDA_1041_22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8" calcext:value-type="float">
            <text:p>5,628</text:p>
          </table:table-cell>
        </table:table-row>
        <table:table-row table:style-name="ro1">
          <table:table-cell office:value-type="string" calcext:value-type="string">
            <text:p>data/Time_Series_Individuals/Music_final_MW_HRV_1005_11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4" calcext:value-type="float">
            <text:p>5,844</text:p>
          </table:table-cell>
        </table:table-row>
        <table:table-row table:style-name="ro1">
          <table:table-cell office:value-type="string" calcext:value-type="string">
            <text:p>data/Time_Series_Individuals/Music_final_MW_HRV_1034_20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46" calcext:value-type="float">
            <text:p>23,446</text:p>
          </table:table-cell>
        </table:table-row>
        <table:table-row table:style-name="ro1">
          <table:table-cell office:value-type="string" calcext:value-type="string">
            <text:p>data/Time_Series_Individuals/Music_final_MW_HRV_1044_23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6" calcext:value-type="float">
            <text:p>5,746</text:p>
          </table:table-cell>
        </table:table-row>
        <table:table-row table:style-name="ro1">
          <table:table-cell office:value-type="string" calcext:value-type="string">
            <text:p>data/Time_Series_Individuals/Music_final_MW_EDA_1041_22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59" calcext:value-type="float">
            <text:p>15,359</text:p>
          </table:table-cell>
        </table:table-row>
        <table:table-row table:style-name="ro1">
          <table:table-cell office:value-type="string" calcext:value-type="string">
            <text:p>data/Time_Series_Individuals/Music_final_MW_HRV_1014_14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89" calcext:value-type="float">
            <text:p>23,889</text:p>
          </table:table-cell>
        </table:table-row>
        <table:table-row table:style-name="ro1">
          <table:table-cell office:value-type="string" calcext:value-type="string">
            <text:p>data/Time_Series_Individuals/Music_final_MW_EDA_1005_11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3" calcext:value-type="float">
            <text:p>5,633</text:p>
          </table:table-cell>
        </table:table-row>
        <table:table-row table:style-name="ro1">
          <table:table-cell office:value-type="string" calcext:value-type="string">
            <text:p>data/Time_Series_Individuals/Music_final_MW_HRV_1009_12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90" calcext:value-type="float">
            <text:p>20,690</text:p>
          </table:table-cell>
        </table:table-row>
        <table:table-row table:style-name="ro1">
          <table:table-cell office:value-type="string" calcext:value-type="string">
            <text:p>data/Time_Series_Individuals/Music_final_MW_HRV_1042_22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60" calcext:value-type="float">
            <text:p>20,560</text:p>
          </table:table-cell>
        </table:table-row>
        <table:table-row table:style-name="ro1">
          <table:table-cell office:value-type="string" calcext:value-type="string">
            <text:p>data/Time_Series_Individuals/Music_final_MW_EDA_1040_22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34" calcext:value-type="float">
            <text:p>15,434</text:p>
          </table:table-cell>
        </table:table-row>
        <table:table-row table:style-name="ro1">
          <table:table-cell office:value-type="string" calcext:value-type="string">
            <text:p>data/Time_Series_Individuals/Music_final_MW_EDA_1049_24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9" calcext:value-type="float">
            <text:p>5,549</text:p>
          </table:table-cell>
        </table:table-row>
        <table:table-row table:style-name="ro1">
          <table:table-cell office:value-type="string" calcext:value-type="string">
            <text:p>data/Time_Series_Individuals/Music_final_MW_HRV_1029_18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7" calcext:value-type="float">
            <text:p>5,807</text:p>
          </table:table-cell>
        </table:table-row>
        <table:table-row table:style-name="ro1">
          <table:table-cell office:value-type="string" calcext:value-type="string">
            <text:p>data/Time_Series_Individuals/Music_final_MW_EDA_1006_11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26" calcext:value-type="float">
            <text:p>4,526</text:p>
          </table:table-cell>
        </table:table-row>
        <table:table-row table:style-name="ro1">
          <table:table-cell office:value-type="string" calcext:value-type="string">
            <text:p>data/Time_Series_Individuals/Music_final_MW_HRV_1034_20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6" calcext:value-type="float">
            <text:p>4,676</text:p>
          </table:table-cell>
        </table:table-row>
        <table:table-row table:style-name="ro1">
          <table:table-cell office:value-type="string" calcext:value-type="string">
            <text:p>data/Time_Series_Individuals/Music_final_MW_HRV_1046_23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0" calcext:value-type="float">
            <text:p>5,790</text:p>
          </table:table-cell>
        </table:table-row>
        <table:table-row table:style-name="ro1">
          <table:table-cell office:value-type="string" calcext:value-type="string">
            <text:p>data/Time_Series_Individuals/Music_final_MW_EDA_1003_10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6" calcext:value-type="float">
            <text:p>5,416</text:p>
          </table:table-cell>
        </table:table-row>
        <table:table-row table:style-name="ro1">
          <table:table-cell office:value-type="string" calcext:value-type="string">
            <text:p>data/Time_Series_Individuals/Music_final_MW_EDA_1006_11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77" calcext:value-type="float">
            <text:p>17,177</text:p>
          </table:table-cell>
        </table:table-row>
        <table:table-row table:style-name="ro1">
          <table:table-cell office:value-type="string" calcext:value-type="string">
            <text:p>data/Time_Series_Individuals/Music_final_MW_HRV_1046_24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4" calcext:value-type="float">
            <text:p>4,644</text:p>
          </table:table-cell>
        </table:table-row>
        <table:table-row table:style-name="ro1">
          <table:table-cell office:value-type="string" calcext:value-type="string">
            <text:p>data/Time_Series_Individuals/Music_final_MW_EDA_1030_18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26" calcext:value-type="float">
            <text:p>17,226</text:p>
          </table:table-cell>
        </table:table-row>
        <table:table-row table:style-name="ro1">
          <table:table-cell office:value-type="string" calcext:value-type="string">
            <text:p>data/Time_Series_Individuals/Music_final_MW_HRV_1024_17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4" calcext:value-type="float">
            <text:p>5,574</text:p>
          </table:table-cell>
        </table:table-row>
        <table:table-row table:style-name="ro1">
          <table:table-cell office:value-type="string" calcext:value-type="string">
            <text:p>data/Time_Series_Individuals/Music_final_MW_EDA_1006_11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4" calcext:value-type="float">
            <text:p>4,444</text:p>
          </table:table-cell>
        </table:table-row>
        <table:table-row table:style-name="ro1">
          <table:table-cell office:value-type="string" calcext:value-type="string">
            <text:p>data/Time_Series_Individuals/Music_final_MW_HRV_1038_21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3" calcext:value-type="float">
            <text:p>5,773</text:p>
          </table:table-cell>
        </table:table-row>
        <table:table-row table:style-name="ro1">
          <table:table-cell office:value-type="string" calcext:value-type="string">
            <text:p>data/Time_Series_Individuals/Music_final_MW_HRV_1047_24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83" calcext:value-type="float">
            <text:p>23,183</text:p>
          </table:table-cell>
        </table:table-row>
        <table:table-row table:style-name="ro1">
          <table:table-cell office:value-type="string" calcext:value-type="string">
            <text:p>data/Time_Series_Individuals/Music_final_MW_HRV_1022_16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91" calcext:value-type="float">
            <text:p>23,191</text:p>
          </table:table-cell>
        </table:table-row>
        <table:table-row table:style-name="ro1">
          <table:table-cell office:value-type="string" calcext:value-type="string">
            <text:p>data/Time_Series_Individuals/Music_final_MW_EDA_1014_14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72" calcext:value-type="float">
            <text:p>17,372</text:p>
          </table:table-cell>
        </table:table-row>
        <table:table-row table:style-name="ro1">
          <table:table-cell office:value-type="string" calcext:value-type="string">
            <text:p>data/Time_Series_Individuals/Music_final_MW_HRV_1042_22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19" calcext:value-type="float">
            <text:p>23,919</text:p>
          </table:table-cell>
        </table:table-row>
        <table:table-row table:style-name="ro1">
          <table:table-cell office:value-type="string" calcext:value-type="string">
            <text:p>data/Time_Series_Individuals/Music_final_MW_EDA_1006_11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54" calcext:value-type="float">
            <text:p>16,054</text:p>
          </table:table-cell>
        </table:table-row>
        <table:table-row table:style-name="ro1">
          <table:table-cell office:value-type="string" calcext:value-type="string">
            <text:p>data/Time_Series_Individuals/Music_final_MW_HRV_1006_11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05" calcext:value-type="float">
            <text:p>20,505</text:p>
          </table:table-cell>
        </table:table-row>
        <table:table-row table:style-name="ro1">
          <table:table-cell office:value-type="string" calcext:value-type="string">
            <text:p>data/Time_Series_Individuals/Music_final_MW_HRV_1029_18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4" calcext:value-type="float">
            <text:p>4,464</text:p>
          </table:table-cell>
        </table:table-row>
        <table:table-row table:style-name="ro1">
          <table:table-cell office:value-type="string" calcext:value-type="string">
            <text:p>data/Time_Series_Individuals/Music_final_MW_HRV_1022_16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4" calcext:value-type="float">
            <text:p>5,694</text:p>
          </table:table-cell>
        </table:table-row>
        <table:table-row table:style-name="ro1">
          <table:table-cell office:value-type="string" calcext:value-type="string">
            <text:p>data/Time_Series_Individuals/Music_final_MW_HRV_1041_22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26" calcext:value-type="float">
            <text:p>4,326</text:p>
          </table:table-cell>
        </table:table-row>
        <table:table-row table:style-name="ro1">
          <table:table-cell office:value-type="string" calcext:value-type="string">
            <text:p>data/Time_Series_Individuals/Music_final_MW_HRV_1035_20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2" calcext:value-type="float">
            <text:p>4,692</text:p>
          </table:table-cell>
        </table:table-row>
        <table:table-row table:style-name="ro1">
          <table:table-cell office:value-type="string" calcext:value-type="string">
            <text:p>data/Time_Series_Individuals/Music_final_MW_HRV_1037_21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1" calcext:value-type="float">
            <text:p>4,451</text:p>
          </table:table-cell>
        </table:table-row>
        <table:table-row table:style-name="ro1">
          <table:table-cell office:value-type="string" calcext:value-type="string">
            <text:p>data/Time_Series_Individuals/Music_final_MW_EDA_1014_14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1" calcext:value-type="float">
            <text:p>5,501</text:p>
          </table:table-cell>
        </table:table-row>
        <table:table-row table:style-name="ro1">
          <table:table-cell office:value-type="string" calcext:value-type="string">
            <text:p>data/Time_Series_Individuals/Music_final_MW_HRV_1013_13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7" calcext:value-type="float">
            <text:p>20,637</text:p>
          </table:table-cell>
        </table:table-row>
        <table:table-row table:style-name="ro1">
          <table:table-cell office:value-type="string" calcext:value-type="string">
            <text:p>data/Time_Series_Individuals/Music_final_MW_HRV_1025_17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9" calcext:value-type="float">
            <text:p>5,719</text:p>
          </table:table-cell>
        </table:table-row>
        <table:table-row table:style-name="ro1">
          <table:table-cell office:value-type="string" calcext:value-type="string">
            <text:p>data/Time_Series_Individuals/Music_final_MW_EDA_1032_19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55" calcext:value-type="float">
            <text:p>15,555</text:p>
          </table:table-cell>
        </table:table-row>
        <table:table-row table:style-name="ro1">
          <table:table-cell office:value-type="string" calcext:value-type="string">
            <text:p>data/Time_Series_Individuals/Music_final_MW_HRV_1026_17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8" calcext:value-type="float">
            <text:p>20,528</text:p>
          </table:table-cell>
        </table:table-row>
        <table:table-row table:style-name="ro1">
          <table:table-cell office:value-type="string" calcext:value-type="string">
            <text:p>data/Time_Series_Individuals/Music_final_MW_HRV_1029_18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357" calcext:value-type="float">
            <text:p>6,357</text:p>
          </table:table-cell>
        </table:table-row>
        <table:table-row table:style-name="ro1">
          <table:table-cell office:value-type="string" calcext:value-type="string">
            <text:p>data/Time_Series_Individuals/Music_final_MW_EDA_1046_24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96" calcext:value-type="float">
            <text:p>17,596</text:p>
          </table:table-cell>
        </table:table-row>
        <table:table-row table:style-name="ro1">
          <table:table-cell office:value-type="string" calcext:value-type="string">
            <text:p>data/Time_Series_Individuals/Music_final_MW_HRV_1030_19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1" calcext:value-type="float">
            <text:p>5,761</text:p>
          </table:table-cell>
        </table:table-row>
        <table:table-row table:style-name="ro1">
          <table:table-cell office:value-type="string" calcext:value-type="string">
            <text:p>data/Time_Series_Individuals/Music_final_MW_HRV_1045_23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3" calcext:value-type="float">
            <text:p>5,693</text:p>
          </table:table-cell>
        </table:table-row>
        <table:table-row table:style-name="ro1">
          <table:table-cell office:value-type="string" calcext:value-type="string">
            <text:p>data/Time_Series_Individuals/Music_final_MW_EDA_1028_18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52" calcext:value-type="float">
            <text:p>18,152</text:p>
          </table:table-cell>
        </table:table-row>
        <table:table-row table:style-name="ro1">
          <table:table-cell office:value-type="string" calcext:value-type="string">
            <text:p>data/Time_Series_Individuals/Music_final_MW_EDA_1036_21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26" calcext:value-type="float">
            <text:p>16,926</text:p>
          </table:table-cell>
        </table:table-row>
        <table:table-row table:style-name="ro1">
          <table:table-cell office:value-type="string" calcext:value-type="string">
            <text:p>data/Time_Series_Individuals/Music_final_MW_EDA_1041_22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0" calcext:value-type="float">
            <text:p>5,580</text:p>
          </table:table-cell>
        </table:table-row>
        <table:table-row table:style-name="ro1">
          <table:table-cell office:value-type="string" calcext:value-type="string">
            <text:p>data/Time_Series_Individuals/Music_final_MW_HRV_1001_10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56" calcext:value-type="float">
            <text:p>6,056</text:p>
          </table:table-cell>
        </table:table-row>
        <table:table-row table:style-name="ro1">
          <table:table-cell office:value-type="string" calcext:value-type="string">
            <text:p>data/Time_Series_Individuals/Music_final_MW_EDA_1019_15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12" calcext:value-type="float">
            <text:p>18,012</text:p>
          </table:table-cell>
        </table:table-row>
        <table:table-row table:style-name="ro1">
          <table:table-cell office:value-type="string" calcext:value-type="string">
            <text:p>data/Time_Series_Individuals/Music_final_MW_HRV_1026_17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6" calcext:value-type="float">
            <text:p>5,706</text:p>
          </table:table-cell>
        </table:table-row>
        <table:table-row table:style-name="ro1">
          <table:table-cell office:value-type="string" calcext:value-type="string">
            <text:p>data/Time_Series_Individuals/Music_final_MW_EDA_1037_21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14" calcext:value-type="float">
            <text:p>17,514</text:p>
          </table:table-cell>
        </table:table-row>
        <table:table-row table:style-name="ro1">
          <table:table-cell office:value-type="string" calcext:value-type="string">
            <text:p>data/Time_Series_Individuals/Music_final_MW_HRV_1003_10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84" calcext:value-type="float">
            <text:p>20,284</text:p>
          </table:table-cell>
        </table:table-row>
        <table:table-row table:style-name="ro1">
          <table:table-cell office:value-type="string" calcext:value-type="string">
            <text:p>data/Time_Series_Individuals/Music_final_MW_EDA_1033_20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14" calcext:value-type="float">
            <text:p>17,914</text:p>
          </table:table-cell>
        </table:table-row>
        <table:table-row table:style-name="ro1">
          <table:table-cell office:value-type="string" calcext:value-type="string">
            <text:p>data/Time_Series_Individuals/Music_final_MW_HRV_1034_20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57" calcext:value-type="float">
            <text:p>23,757</text:p>
          </table:table-cell>
        </table:table-row>
        <table:table-row table:style-name="ro1">
          <table:table-cell office:value-type="string" calcext:value-type="string">
            <text:p>data/Time_Series_Individuals/Music_final_MW_EDA_1026_17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86" calcext:value-type="float">
            <text:p>17,486</text:p>
          </table:table-cell>
        </table:table-row>
        <table:table-row table:style-name="ro1">
          <table:table-cell office:value-type="string" calcext:value-type="string">
            <text:p>data/Time_Series_Individuals/Music_final_MW_HRV_1051_25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8" calcext:value-type="float">
            <text:p>4,628</text:p>
          </table:table-cell>
        </table:table-row>
        <table:table-row table:style-name="ro1">
          <table:table-cell office:value-type="string" calcext:value-type="string">
            <text:p>data/Time_Series_Individuals/Music_final_MW_HRV_1049_25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10" calcext:value-type="float">
            <text:p>23,810</text:p>
          </table:table-cell>
        </table:table-row>
        <table:table-row table:style-name="ro1">
          <table:table-cell office:value-type="string" calcext:value-type="string">
            <text:p>data/Time_Series_Individuals/Music_final_MW_HRV_1050_25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93" calcext:value-type="float">
            <text:p>5,293</text:p>
          </table:table-cell>
        </table:table-row>
        <table:table-row table:style-name="ro1">
          <table:table-cell office:value-type="string" calcext:value-type="string">
            <text:p>data/Time_Series_Individuals/Music_final_MW_HRV_1030_19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9" calcext:value-type="float">
            <text:p>5,719</text:p>
          </table:table-cell>
        </table:table-row>
        <table:table-row table:style-name="ro1">
          <table:table-cell office:value-type="string" calcext:value-type="string">
            <text:p>data/Time_Series_Individuals/Music_final_MW_EDA_1049_24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92" calcext:value-type="float">
            <text:p>4,192</text:p>
          </table:table-cell>
        </table:table-row>
        <table:table-row table:style-name="ro1">
          <table:table-cell office:value-type="string" calcext:value-type="string">
            <text:p>data/Time_Series_Individuals/Music_final_MW_EDA_1029_18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467" calcext:value-type="float">
            <text:p>18,467</text:p>
          </table:table-cell>
        </table:table-row>
        <table:table-row table:style-name="ro1">
          <table:table-cell office:value-type="string" calcext:value-type="string">
            <text:p>data/Time_Series_Individuals/Music_final_MW_EDA_1023_16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8" calcext:value-type="float">
            <text:p>5,448</text:p>
          </table:table-cell>
        </table:table-row>
        <table:table-row table:style-name="ro1">
          <table:table-cell office:value-type="string" calcext:value-type="string">
            <text:p>data/Time_Series_Individuals/Music_final_MW_EDA_1028_18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861" calcext:value-type="float">
            <text:p>14,861</text:p>
          </table:table-cell>
        </table:table-row>
        <table:table-row table:style-name="ro1">
          <table:table-cell office:value-type="string" calcext:value-type="string">
            <text:p>data/Time_Series_Individuals/Music_final_MW_EDA_1036_21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85" calcext:value-type="float">
            <text:p>15,685</text:p>
          </table:table-cell>
        </table:table-row>
        <table:table-row table:style-name="ro1">
          <table:table-cell office:value-type="string" calcext:value-type="string">
            <text:p>data/Time_Series_Individuals/Music_final_MW_HRV_1008_12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16" calcext:value-type="float">
            <text:p>5,916</text:p>
          </table:table-cell>
        </table:table-row>
        <table:table-row table:style-name="ro1">
          <table:table-cell office:value-type="string" calcext:value-type="string">
            <text:p>data/Time_Series_Individuals/Music_final_MW_HRV_1023_16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92" calcext:value-type="float">
            <text:p>20,692</text:p>
          </table:table-cell>
        </table:table-row>
        <table:table-row table:style-name="ro1">
          <table:table-cell office:value-type="string" calcext:value-type="string">
            <text:p>data/Time_Series_Individuals/Music_final_MW_HRV_1043_23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25" calcext:value-type="float">
            <text:p>23,625</text:p>
          </table:table-cell>
        </table:table-row>
        <table:table-row table:style-name="ro1">
          <table:table-cell office:value-type="string" calcext:value-type="string">
            <text:p>data/Time_Series_Individuals/Music_final_MW_EDA_1050_25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5" calcext:value-type="float">
            <text:p>5,785</text:p>
          </table:table-cell>
        </table:table-row>
        <table:table-row table:style-name="ro1">
          <table:table-cell office:value-type="string" calcext:value-type="string">
            <text:p>data/Time_Series_Individuals/Music_final_MW_HRV_1034_20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7" calcext:value-type="float">
            <text:p>5,847</text:p>
          </table:table-cell>
        </table:table-row>
        <table:table-row table:style-name="ro1">
          <table:table-cell office:value-type="string" calcext:value-type="string">
            <text:p>data/Time_Series_Individuals/Music_final_MW_HRV_1033_20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061" calcext:value-type="float">
            <text:p>21,061</text:p>
          </table:table-cell>
        </table:table-row>
        <table:table-row table:style-name="ro1">
          <table:table-cell office:value-type="string" calcext:value-type="string">
            <text:p>data/Time_Series_Individuals/Music_final_MW_HRV_1017_15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07" calcext:value-type="float">
            <text:p>4,907</text:p>
          </table:table-cell>
        </table:table-row>
        <table:table-row table:style-name="ro1">
          <table:table-cell office:value-type="string" calcext:value-type="string">
            <text:p>data/Time_Series_Individuals/Music_final_MW_HRV_1019_15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51" calcext:value-type="float">
            <text:p>24,651</text:p>
          </table:table-cell>
        </table:table-row>
        <table:table-row table:style-name="ro1">
          <table:table-cell office:value-type="string" calcext:value-type="string">
            <text:p>data/Time_Series_Individuals/Music_final_MW_EDA_1041_22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4" calcext:value-type="float">
            <text:p>5,624</text:p>
          </table:table-cell>
        </table:table-row>
        <table:table-row table:style-name="ro1">
          <table:table-cell office:value-type="string" calcext:value-type="string">
            <text:p>data/Time_Series_Individuals/Music_final_MW_HRV_1037_21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3" calcext:value-type="float">
            <text:p>5,713</text:p>
          </table:table-cell>
        </table:table-row>
        <table:table-row table:style-name="ro1">
          <table:table-cell office:value-type="string" calcext:value-type="string">
            <text:p>data/Time_Series_Individuals/Music_final_MW_HRV_1035_20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04" calcext:value-type="float">
            <text:p>20,604</text:p>
          </table:table-cell>
        </table:table-row>
        <table:table-row table:style-name="ro1">
          <table:table-cell office:value-type="string" calcext:value-type="string">
            <text:p>data/Time_Series_Individuals/Music_final_MW_HRV_1045_23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09" calcext:value-type="float">
            <text:p>23,709</text:p>
          </table:table-cell>
        </table:table-row>
        <table:table-row table:style-name="ro1">
          <table:table-cell office:value-type="string" calcext:value-type="string">
            <text:p>data/Time_Series_Individuals/Music_final_MW_EDA_1016_14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364" calcext:value-type="float">
            <text:p>18,364</text:p>
          </table:table-cell>
        </table:table-row>
        <table:table-row table:style-name="ro1">
          <table:table-cell office:value-type="string" calcext:value-type="string">
            <text:p>data/Time_Series_Individuals/Music_final_MW_EDA_1016_14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78" calcext:value-type="float">
            <text:p>15,478</text:p>
          </table:table-cell>
        </table:table-row>
        <table:table-row table:style-name="ro1">
          <table:table-cell office:value-type="string" calcext:value-type="string">
            <text:p>data/Time_Series_Individuals/Music_final_MW_HRV_1014_14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67" calcext:value-type="float">
            <text:p>4,967</text:p>
          </table:table-cell>
        </table:table-row>
        <table:table-row table:style-name="ro1">
          <table:table-cell office:value-type="string" calcext:value-type="string">
            <text:p>data/Time_Series_Individuals/Music_final_MW_EDA_1042_22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98" calcext:value-type="float">
            <text:p>15,698</text:p>
          </table:table-cell>
        </table:table-row>
        <table:table-row table:style-name="ro1">
          <table:table-cell office:value-type="string" calcext:value-type="string">
            <text:p>data/Time_Series_Individuals/Music_final_MW_HRV_1006_11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2" calcext:value-type="float">
            <text:p>4,632</text:p>
          </table:table-cell>
        </table:table-row>
        <table:table-row table:style-name="ro1">
          <table:table-cell office:value-type="string" calcext:value-type="string">
            <text:p>data/Time_Series_Individuals/Music_final_MW_EDA_1039_21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69" calcext:value-type="float">
            <text:p>4,369</text:p>
          </table:table-cell>
        </table:table-row>
        <table:table-row table:style-name="ro1">
          <table:table-cell office:value-type="string" calcext:value-type="string">
            <text:p>data/Time_Series_Individuals/Music_final_MW_EDA_1051_25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525" calcext:value-type="float">
            <text:p>16,525</text:p>
          </table:table-cell>
        </table:table-row>
        <table:table-row table:style-name="ro1">
          <table:table-cell office:value-type="string" calcext:value-type="string">
            <text:p>data/Time_Series_Individuals/Music_final_MW_HRV_1034_20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1" calcext:value-type="float">
            <text:p>5,661</text:p>
          </table:table-cell>
        </table:table-row>
        <table:table-row table:style-name="ro1">
          <table:table-cell office:value-type="string" calcext:value-type="string">
            <text:p>data/Time_Series_Individuals/Music_final_MW_EDA_1043_23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488" calcext:value-type="float">
            <text:p>16,488</text:p>
          </table:table-cell>
        </table:table-row>
        <table:table-row table:style-name="ro1">
          <table:table-cell office:value-type="string" calcext:value-type="string">
            <text:p>data/Time_Series_Individuals/Music_final_MW_HRV_1028_18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75" calcext:value-type="float">
            <text:p>23,375</text:p>
          </table:table-cell>
        </table:table-row>
        <table:table-row table:style-name="ro1">
          <table:table-cell office:value-type="string" calcext:value-type="string">
            <text:p>data/Time_Series_Individuals/Music_final_MW_HRV_1043_23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7" calcext:value-type="float">
            <text:p>5,737</text:p>
          </table:table-cell>
        </table:table-row>
        <table:table-row table:style-name="ro1">
          <table:table-cell office:value-type="string" calcext:value-type="string">
            <text:p>data/Time_Series_Individuals/Music_final_MW_EDA_1050_25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24" calcext:value-type="float">
            <text:p>17,824</text:p>
          </table:table-cell>
        </table:table-row>
        <table:table-row table:style-name="ro1">
          <table:table-cell office:value-type="string" calcext:value-type="string">
            <text:p>data/Time_Series_Individuals/Music_final_MW_EDA_1040_22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6" calcext:value-type="float">
            <text:p>5,496</text:p>
          </table:table-cell>
        </table:table-row>
        <table:table-row table:style-name="ro1">
          <table:table-cell office:value-type="string" calcext:value-type="string">
            <text:p>data/Time_Series_Individuals/Music_final_MW_HRV_1046_24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98" calcext:value-type="float">
            <text:p>20,698</text:p>
          </table:table-cell>
        </table:table-row>
        <table:table-row table:style-name="ro1">
          <table:table-cell office:value-type="string" calcext:value-type="string">
            <text:p>data/Time_Series_Individuals/Music_final_MW_HRV_1050_25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97" calcext:value-type="float">
            <text:p>5,997</text:p>
          </table:table-cell>
        </table:table-row>
        <table:table-row table:style-name="ro1">
          <table:table-cell office:value-type="string" calcext:value-type="string">
            <text:p>data/Time_Series_Individuals/Music_final_MW_HRV_1026_17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8" calcext:value-type="float">
            <text:p>5,698</text:p>
          </table:table-cell>
        </table:table-row>
        <table:table-row table:style-name="ro1">
          <table:table-cell office:value-type="string" calcext:value-type="string">
            <text:p>data/Time_Series_Individuals/Music_final_MW_HRV_1047_24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9" calcext:value-type="float">
            <text:p>4,639</text:p>
          </table:table-cell>
        </table:table-row>
        <table:table-row table:style-name="ro1">
          <table:table-cell office:value-type="string" calcext:value-type="string">
            <text:p>data/Time_Series_Individuals/Music_final_MW_EDA_1044_23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6" calcext:value-type="float">
            <text:p>5,416</text:p>
          </table:table-cell>
        </table:table-row>
        <table:table-row table:style-name="ro1">
          <table:table-cell office:value-type="string" calcext:value-type="string">
            <text:p>data/Time_Series_Individuals/Music_final_MW_HRV_1019_15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30" calcext:value-type="float">
            <text:p>6,130</text:p>
          </table:table-cell>
        </table:table-row>
        <table:table-row table:style-name="ro1">
          <table:table-cell office:value-type="string" calcext:value-type="string">
            <text:p>data/Time_Series_Individuals/Music_final_MW_EDA_1025_17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57" calcext:value-type="float">
            <text:p>5,357</text:p>
          </table:table-cell>
        </table:table-row>
        <table:table-row table:style-name="ro1">
          <table:table-cell office:value-type="string" calcext:value-type="string">
            <text:p>data/Time_Series_Individuals/Music_final_MW_HRV_1031_19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14" calcext:value-type="float">
            <text:p>4,714</text:p>
          </table:table-cell>
        </table:table-row>
        <table:table-row table:style-name="ro1">
          <table:table-cell office:value-type="string" calcext:value-type="string">
            <text:p>data/Time_Series_Individuals/Music_final_MW_HRV_1037_21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5" calcext:value-type="float">
            <text:p>5,735</text:p>
          </table:table-cell>
        </table:table-row>
        <table:table-row table:style-name="ro1">
          <table:table-cell office:value-type="string" calcext:value-type="string">
            <text:p>data/Time_Series_Individuals/Music_final_MW_HRV_1027_17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53" calcext:value-type="float">
            <text:p>23,353</text:p>
          </table:table-cell>
        </table:table-row>
        <table:table-row table:style-name="ro1">
          <table:table-cell office:value-type="string" calcext:value-type="string">
            <text:p>data/Time_Series_Individuals/Music_final_MW_EDA_1049_24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12" calcext:value-type="float">
            <text:p>4,512</text:p>
          </table:table-cell>
        </table:table-row>
        <table:table-row table:style-name="ro1">
          <table:table-cell office:value-type="string" calcext:value-type="string">
            <text:p>data/Time_Series_Individuals/Music_final_MW_EDA_1047_24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16" calcext:value-type="float">
            <text:p>17,516</text:p>
          </table:table-cell>
        </table:table-row>
        <table:table-row table:style-name="ro1">
          <table:table-cell office:value-type="string" calcext:value-type="string">
            <text:p>data/Time_Series_Individuals/Music_final_MW_EDA_1047_24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6" calcext:value-type="float">
            <text:p>5,496</text:p>
          </table:table-cell>
        </table:table-row>
        <table:table-row table:style-name="ro1">
          <table:table-cell office:value-type="string" calcext:value-type="string">
            <text:p>data/Time_Series_Individuals/Music_final_MW_HRV_1022_16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45" calcext:value-type="float">
            <text:p>20,245</text:p>
          </table:table-cell>
        </table:table-row>
        <table:table-row table:style-name="ro1">
          <table:table-cell office:value-type="string" calcext:value-type="string">
            <text:p>data/Time_Series_Individuals/Music_final_MW_EDA_1046_24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83" calcext:value-type="float">
            <text:p>17,483</text:p>
          </table:table-cell>
        </table:table-row>
        <table:table-row table:style-name="ro1">
          <table:table-cell office:value-type="string" calcext:value-type="string">
            <text:p>data/Time_Series_Individuals/Music_final_MW_HRV_1046_24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91" calcext:value-type="float">
            <text:p>5,991</text:p>
          </table:table-cell>
        </table:table-row>
        <table:table-row table:style-name="ro1">
          <table:table-cell office:value-type="string" calcext:value-type="string">
            <text:p>data/Time_Series_Individuals/Music_final_MW_HRV_1009_12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77" calcext:value-type="float">
            <text:p>20,577</text:p>
          </table:table-cell>
        </table:table-row>
        <table:table-row table:style-name="ro1">
          <table:table-cell office:value-type="string" calcext:value-type="string">
            <text:p>data/Time_Series_Individuals/Music_final_MW_EDA_1004_11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87" calcext:value-type="float">
            <text:p>15,987</text:p>
          </table:table-cell>
        </table:table-row>
        <table:table-row table:style-name="ro1">
          <table:table-cell office:value-type="string" calcext:value-type="string">
            <text:p>data/Time_Series_Individuals/Music_final_MW_EDA_1003_10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3" calcext:value-type="float">
            <text:p>4,453</text:p>
          </table:table-cell>
        </table:table-row>
        <table:table-row table:style-name="ro1">
          <table:table-cell office:value-type="string" calcext:value-type="string">
            <text:p>data/Time_Series_Individuals/Music_final_MW_HRV_1050_25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308" calcext:value-type="float">
            <text:p>24,308</text:p>
          </table:table-cell>
        </table:table-row>
        <table:table-row table:style-name="ro1">
          <table:table-cell office:value-type="string" calcext:value-type="string">
            <text:p>data/Time_Series_Individuals/Music_final_MW_HRV_1039_21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2" calcext:value-type="float">
            <text:p>4,622</text:p>
          </table:table-cell>
        </table:table-row>
        <table:table-row table:style-name="ro1">
          <table:table-cell office:value-type="string" calcext:value-type="string">
            <text:p>data/Time_Series_Individuals/Music_final_MW_EDA_1006_11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4" calcext:value-type="float">
            <text:p>5,684</text:p>
          </table:table-cell>
        </table:table-row>
        <table:table-row table:style-name="ro1">
          <table:table-cell office:value-type="string" calcext:value-type="string">
            <text:p>data/Time_Series_Individuals/Music_final_MW_EDA_1024_17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1" calcext:value-type="float">
            <text:p>5,551</text:p>
          </table:table-cell>
        </table:table-row>
        <table:table-row table:style-name="ro1">
          <table:table-cell office:value-type="string" calcext:value-type="string">
            <text:p>data/Time_Series_Individuals/Music_final_MW_HRV_1044_23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73" calcext:value-type="float">
            <text:p>6,173</text:p>
          </table:table-cell>
        </table:table-row>
        <table:table-row table:style-name="ro1">
          <table:table-cell office:value-type="string" calcext:value-type="string">
            <text:p>data/Time_Series_Individuals/Music_final_MW_HRV_1008_12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60" calcext:value-type="float">
            <text:p>6,060</text:p>
          </table:table-cell>
        </table:table-row>
        <table:table-row table:style-name="ro1">
          <table:table-cell office:value-type="string" calcext:value-type="string">
            <text:p>data/Time_Series_Individuals/Music_final_MW_EDA_1040_22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19" calcext:value-type="float">
            <text:p>15,719</text:p>
          </table:table-cell>
        </table:table-row>
        <table:table-row table:style-name="ro1">
          <table:table-cell office:value-type="string" calcext:value-type="string">
            <text:p>data/Time_Series_Individuals/Music_final_MW_EDA_1043_23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15" calcext:value-type="float">
            <text:p>17,715</text:p>
          </table:table-cell>
        </table:table-row>
        <table:table-row table:style-name="ro1">
          <table:table-cell office:value-type="string" calcext:value-type="string">
            <text:p>data/Time_Series_Individuals/Music_final_MW_EDA_1048_24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01" calcext:value-type="float">
            <text:p>17,901</text:p>
          </table:table-cell>
        </table:table-row>
        <table:table-row table:style-name="ro1">
          <table:table-cell office:value-type="string" calcext:value-type="string">
            <text:p>data/Time_Series_Individuals/Music_final_MW_HRV_1042_22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4" calcext:value-type="float">
            <text:p>5,674</text:p>
          </table:table-cell>
        </table:table-row>
        <table:table-row table:style-name="ro1">
          <table:table-cell office:value-type="string" calcext:value-type="string">
            <text:p>data/Time_Series_Individuals/Music_final_MW_EDA_1024_17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17" calcext:value-type="float">
            <text:p>17,417</text:p>
          </table:table-cell>
        </table:table-row>
        <table:table-row table:style-name="ro1">
          <table:table-cell office:value-type="string" calcext:value-type="string">
            <text:p>data/Time_Series_Individuals/Music_final_MW_EDA_1051_25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79" calcext:value-type="float">
            <text:p>15,179</text:p>
          </table:table-cell>
        </table:table-row>
        <table:table-row table:style-name="ro1">
          <table:table-cell office:value-type="string" calcext:value-type="string">
            <text:p>data/Time_Series_Individuals/Music_final_MW_EDA_1021_16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9" calcext:value-type="float">
            <text:p>4,699</text:p>
          </table:table-cell>
        </table:table-row>
        <table:table-row table:style-name="ro1">
          <table:table-cell office:value-type="string" calcext:value-type="string">
            <text:p>data/Time_Series_Individuals/Music_final_MW_HRV_1028_18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48" calcext:value-type="float">
            <text:p>20,448</text:p>
          </table:table-cell>
        </table:table-row>
        <table:table-row table:style-name="ro1">
          <table:table-cell office:value-type="string" calcext:value-type="string">
            <text:p>data/Time_Series_Individuals/Music_final_MW_HRV_1029_18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8" calcext:value-type="float">
            <text:p>4,698</text:p>
          </table:table-cell>
        </table:table-row>
        <table:table-row table:style-name="ro1">
          <table:table-cell office:value-type="string" calcext:value-type="string">
            <text:p>data/Time_Series_Individuals/Music_final_MW_EDA_1051_25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57" calcext:value-type="float">
            <text:p>15,157</text:p>
          </table:table-cell>
        </table:table-row>
        <table:table-row table:style-name="ro1">
          <table:table-cell office:value-type="string" calcext:value-type="string">
            <text:p>data/Time_Series_Individuals/Music_final_MW_HRV_1045_23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2" calcext:value-type="float">
            <text:p>5,772</text:p>
          </table:table-cell>
        </table:table-row>
        <table:table-row table:style-name="ro1">
          <table:table-cell office:value-type="string" calcext:value-type="string">
            <text:p>data/Time_Series_Individuals/Music_final_MW_HRV_1047_24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4" calcext:value-type="float">
            <text:p>5,684</text:p>
          </table:table-cell>
        </table:table-row>
        <table:table-row table:style-name="ro1">
          <table:table-cell office:value-type="string" calcext:value-type="string">
            <text:p>data/Time_Series_Individuals/Music_final_MW_EDA_1020_15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59" calcext:value-type="float">
            <text:p>15,659</text:p>
          </table:table-cell>
        </table:table-row>
        <table:table-row table:style-name="ro1">
          <table:table-cell office:value-type="string" calcext:value-type="string">
            <text:p>data/Time_Series_Individuals/Music_final_MW_HRV_1011_13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32" calcext:value-type="float">
            <text:p>4,832</text:p>
          </table:table-cell>
        </table:table-row>
        <table:table-row table:style-name="ro1">
          <table:table-cell office:value-type="string" calcext:value-type="string">
            <text:p>data/Time_Series_Individuals/Music_final_MW_EDA_1003_10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56" calcext:value-type="float">
            <text:p>16,956</text:p>
          </table:table-cell>
        </table:table-row>
        <table:table-row table:style-name="ro1">
          <table:table-cell office:value-type="string" calcext:value-type="string">
            <text:p>data/Time_Series_Individuals/Music_final_MW_EDA_1026_17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05" calcext:value-type="float">
            <text:p>15,705</text:p>
          </table:table-cell>
        </table:table-row>
        <table:table-row table:style-name="ro1">
          <table:table-cell office:value-type="string" calcext:value-type="string">
            <text:p>data/Time_Series_Individuals/Music_final_MW_EDA_1007_12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3" calcext:value-type="float">
            <text:p>5,823</text:p>
          </table:table-cell>
        </table:table-row>
        <table:table-row table:style-name="ro1">
          <table:table-cell office:value-type="string" calcext:value-type="string">
            <text:p>data/Time_Series_Individuals/Music_final_MW_HRV_1048_24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39" calcext:value-type="float">
            <text:p>23,639</text:p>
          </table:table-cell>
        </table:table-row>
        <table:table-row table:style-name="ro1">
          <table:table-cell office:value-type="string" calcext:value-type="string">
            <text:p>data/Time_Series_Individuals/Music_final_MW_HRV_1006_11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56" calcext:value-type="float">
            <text:p>23,556</text:p>
          </table:table-cell>
        </table:table-row>
        <table:table-row table:style-name="ro1">
          <table:table-cell office:value-type="string" calcext:value-type="string">
            <text:p>data/Time_Series_Individuals/Music_final_MW_HRV_1033_20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5" calcext:value-type="float">
            <text:p>5,775</text:p>
          </table:table-cell>
        </table:table-row>
        <table:table-row table:style-name="ro1">
          <table:table-cell office:value-type="string" calcext:value-type="string">
            <text:p>data/Time_Series_Individuals/Music_final_MW_EDA_1050_25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528" calcext:value-type="float">
            <text:p>16,528</text:p>
          </table:table-cell>
        </table:table-row>
        <table:table-row table:style-name="ro1">
          <table:table-cell office:value-type="string" calcext:value-type="string">
            <text:p>data/Time_Series_Individuals/Music_final_MW_EDA_1029_18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47" calcext:value-type="float">
            <text:p>15,647</text:p>
          </table:table-cell>
        </table:table-row>
        <table:table-row table:style-name="ro1">
          <table:table-cell office:value-type="string" calcext:value-type="string">
            <text:p>data/Time_Series_Individuals/Music_final_MW_HRV_1014_14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5" calcext:value-type="float">
            <text:p>5,675</text:p>
          </table:table-cell>
        </table:table-row>
        <table:table-row table:style-name="ro1">
          <table:table-cell office:value-type="string" calcext:value-type="string">
            <text:p>data/Time_Series_Individuals/Music_final_MW_HRV_1006_11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2" calcext:value-type="float">
            <text:p>4,622</text:p>
          </table:table-cell>
        </table:table-row>
        <table:table-row table:style-name="ro1">
          <table:table-cell office:value-type="string" calcext:value-type="string">
            <text:p>data/Time_Series_Individuals/Music_final_MW_HRV_1051_25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4" calcext:value-type="float">
            <text:p>5,714</text:p>
          </table:table-cell>
        </table:table-row>
        <table:table-row table:style-name="ro1">
          <table:table-cell office:value-type="string" calcext:value-type="string">
            <text:p>data/Time_Series_Individuals/Music_final_MW_EDA_1020_15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26" calcext:value-type="float">
            <text:p>5,126</text:p>
          </table:table-cell>
        </table:table-row>
        <table:table-row table:style-name="ro1">
          <table:table-cell office:value-type="string" calcext:value-type="string">
            <text:p>data/Time_Series_Individuals/Music_final_MW_HRV_1013_13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90" calcext:value-type="float">
            <text:p>24,690</text:p>
          </table:table-cell>
        </table:table-row>
        <table:table-row table:style-name="ro1">
          <table:table-cell office:value-type="string" calcext:value-type="string">
            <text:p>data/Time_Series_Individuals/Music_final_MW_EDA_1047_24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79" calcext:value-type="float">
            <text:p>15,579</text:p>
          </table:table-cell>
        </table:table-row>
        <table:table-row table:style-name="ro1">
          <table:table-cell office:value-type="string" calcext:value-type="string">
            <text:p>data/Time_Series_Individuals/Music_final_MW_HRV_1008_12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59" calcext:value-type="float">
            <text:p>6,059</text:p>
          </table:table-cell>
        </table:table-row>
        <table:table-row table:style-name="ro1">
          <table:table-cell office:value-type="string" calcext:value-type="string">
            <text:p>data/Time_Series_Individuals/Music_final_MW_EDA_1046_23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2" calcext:value-type="float">
            <text:p>4,492</text:p>
          </table:table-cell>
        </table:table-row>
        <table:table-row table:style-name="ro1">
          <table:table-cell office:value-type="string" calcext:value-type="string">
            <text:p>data/Time_Series_Individuals/Music_final_MW_HRV_1009_12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20" calcext:value-type="float">
            <text:p>6,020</text:p>
          </table:table-cell>
        </table:table-row>
        <table:table-row table:style-name="ro1">
          <table:table-cell office:value-type="string" calcext:value-type="string">
            <text:p>data/Time_Series_Individuals/Music_final_MW_HRV_1013_13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8" calcext:value-type="float">
            <text:p>4,408</text:p>
          </table:table-cell>
        </table:table-row>
        <table:table-row table:style-name="ro1">
          <table:table-cell office:value-type="string" calcext:value-type="string">
            <text:p>data/Time_Series_Individuals/Music_final_MW_EDA_1039_21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833" calcext:value-type="float">
            <text:p>14,833</text:p>
          </table:table-cell>
        </table:table-row>
        <table:table-row table:style-name="ro1">
          <table:table-cell office:value-type="string" calcext:value-type="string">
            <text:p>data/Time_Series_Individuals/Music_final_MW_EDA_1010_12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05" calcext:value-type="float">
            <text:p>16,005</text:p>
          </table:table-cell>
        </table:table-row>
        <table:table-row table:style-name="ro1">
          <table:table-cell office:value-type="string" calcext:value-type="string">
            <text:p>data/Time_Series_Individuals/Music_final_MW_HRV_1031_19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90" calcext:value-type="float">
            <text:p>23,290</text:p>
          </table:table-cell>
        </table:table-row>
        <table:table-row table:style-name="ro1">
          <table:table-cell office:value-type="string" calcext:value-type="string">
            <text:p>data/Time_Series_Individuals/Music_final_MW_EDA_1036_21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86" calcext:value-type="float">
            <text:p>16,986</text:p>
          </table:table-cell>
        </table:table-row>
        <table:table-row table:style-name="ro1">
          <table:table-cell office:value-type="string" calcext:value-type="string">
            <text:p>data/Time_Series_Individuals/Music_final_MW_HRV_1017_14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4" calcext:value-type="float">
            <text:p>5,664</text:p>
          </table:table-cell>
        </table:table-row>
        <table:table-row table:style-name="ro1">
          <table:table-cell office:value-type="string" calcext:value-type="string">
            <text:p>data/Time_Series_Individuals/Music_final_MW_EDA_1032_19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70" calcext:value-type="float">
            <text:p>15,570</text:p>
          </table:table-cell>
        </table:table-row>
        <table:table-row table:style-name="ro1">
          <table:table-cell office:value-type="string" calcext:value-type="string">
            <text:p>data/Time_Series_Individuals/Music_final_MW_HRV_1036_21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53" calcext:value-type="float">
            <text:p>20,353</text:p>
          </table:table-cell>
        </table:table-row>
        <table:table-row table:style-name="ro1">
          <table:table-cell office:value-type="string" calcext:value-type="string">
            <text:p>data/Time_Series_Individuals/Music_final_MW_EDA_1036_21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92" calcext:value-type="float">
            <text:p>5,292</text:p>
          </table:table-cell>
        </table:table-row>
        <table:table-row table:style-name="ro1">
          <table:table-cell office:value-type="string" calcext:value-type="string">
            <text:p>data/Time_Series_Individuals/Music_final_MW_EDA_1050_25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1" calcext:value-type="float">
            <text:p>5,751</text:p>
          </table:table-cell>
        </table:table-row>
        <table:table-row table:style-name="ro1">
          <table:table-cell office:value-type="string" calcext:value-type="string">
            <text:p>data/Time_Series_Individuals/Music_final_MW_HRV_1029_18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50" calcext:value-type="float">
            <text:p>23,650</text:p>
          </table:table-cell>
        </table:table-row>
        <table:table-row table:style-name="ro1">
          <table:table-cell office:value-type="string" calcext:value-type="string">
            <text:p>data/Time_Series_Individuals/Music_final_MW_EDA_1046_24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2" calcext:value-type="float">
            <text:p>4,492</text:p>
          </table:table-cell>
        </table:table-row>
        <table:table-row table:style-name="ro1">
          <table:table-cell office:value-type="string" calcext:value-type="string">
            <text:p>data/Time_Series_Individuals/Music_final_MW_HRV_1041_22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7" calcext:value-type="float">
            <text:p>5,747</text:p>
          </table:table-cell>
        </table:table-row>
        <table:table-row table:style-name="ro1">
          <table:table-cell office:value-type="string" calcext:value-type="string">
            <text:p>data/Time_Series_Individuals/Music_final_MW_HRV_1031_19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85" calcext:value-type="float">
            <text:p>5,285</text:p>
          </table:table-cell>
        </table:table-row>
        <table:table-row table:style-name="ro1">
          <table:table-cell office:value-type="string" calcext:value-type="string">
            <text:p>data/Time_Series_Individuals/Music_final_MW_EDA_1030_18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54" calcext:value-type="float">
            <text:p>17,654</text:p>
          </table:table-cell>
        </table:table-row>
        <table:table-row table:style-name="ro1">
          <table:table-cell office:value-type="string" calcext:value-type="string">
            <text:p>data/Time_Series_Individuals/Music_final_MW_EDA_1051_25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43" calcext:value-type="float">
            <text:p>4,243</text:p>
          </table:table-cell>
        </table:table-row>
        <table:table-row table:style-name="ro1">
          <table:table-cell office:value-type="string" calcext:value-type="string">
            <text:p>data/Time_Series_Individuals/Music_final_MW_EDA_1009_12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59" calcext:value-type="float">
            <text:p>16,159</text:p>
          </table:table-cell>
        </table:table-row>
        <table:table-row table:style-name="ro1">
          <table:table-cell office:value-type="string" calcext:value-type="string">
            <text:p>data/Time_Series_Individuals/Music_final_MW_HRV_1032_19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8" calcext:value-type="float">
            <text:p>5,578</text:p>
          </table:table-cell>
        </table:table-row>
        <table:table-row table:style-name="ro1">
          <table:table-cell office:value-type="string" calcext:value-type="string">
            <text:p>data/Time_Series_Individuals/Music_final_MW_HRV_1016_14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864" calcext:value-type="float">
            <text:p>22,864</text:p>
          </table:table-cell>
        </table:table-row>
        <table:table-row table:style-name="ro1">
          <table:table-cell office:value-type="string" calcext:value-type="string">
            <text:p>data/Time_Series_Individuals/Music_final_MW_EDA_1014_14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64" calcext:value-type="float">
            <text:p>17,264</text:p>
          </table:table-cell>
        </table:table-row>
        <table:table-row table:style-name="ro1">
          <table:table-cell office:value-type="string" calcext:value-type="string">
            <text:p>data/Time_Series_Individuals/Music_final_MW_HRV_1001_10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8" calcext:value-type="float">
            <text:p>4,598</text:p>
          </table:table-cell>
        </table:table-row>
        <table:table-row table:style-name="ro1">
          <table:table-cell office:value-type="string" calcext:value-type="string">
            <text:p>data/Time_Series_Individuals/Music_final_MW_EDA_1025_17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6" calcext:value-type="float">
            <text:p>4,636</text:p>
          </table:table-cell>
        </table:table-row>
        <table:table-row table:style-name="ro1">
          <table:table-cell office:value-type="string" calcext:value-type="string">
            <text:p>data/Time_Series_Individuals/Music_final_MW_EDA_1020_16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26" calcext:value-type="float">
            <text:p>15,326</text:p>
          </table:table-cell>
        </table:table-row>
        <table:table-row table:style-name="ro1">
          <table:table-cell office:value-type="string" calcext:value-type="string">
            <text:p>data/Time_Series_Individuals/Music_final_MW_EDA_1041_22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04" calcext:value-type="float">
            <text:p>17,604</text:p>
          </table:table-cell>
        </table:table-row>
        <table:table-row table:style-name="ro1">
          <table:table-cell office:value-type="string" calcext:value-type="string">
            <text:p>data/Time_Series_Individuals/Music_final_MW_HRV_1003_10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37" calcext:value-type="float">
            <text:p>20,237</text:p>
          </table:table-cell>
        </table:table-row>
        <table:table-row table:style-name="ro1">
          <table:table-cell office:value-type="string" calcext:value-type="string">
            <text:p>data/Time_Series_Individuals/Music_final_MW_HRV_1044_23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95" calcext:value-type="float">
            <text:p>24,695</text:p>
          </table:table-cell>
        </table:table-row>
        <table:table-row table:style-name="ro1">
          <table:table-cell office:value-type="string" calcext:value-type="string">
            <text:p>data/Time_Series_Individuals/Music_final_MW_HRV_1028_18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25" calcext:value-type="float">
            <text:p>23,525</text:p>
          </table:table-cell>
        </table:table-row>
        <table:table-row table:style-name="ro1">
          <table:table-cell office:value-type="string" calcext:value-type="string">
            <text:p>data/Time_Series_Individuals/Music_final_MW_EDA_1045_23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98" calcext:value-type="float">
            <text:p>15,198</text:p>
          </table:table-cell>
        </table:table-row>
        <table:table-row table:style-name="ro1">
          <table:table-cell office:value-type="string" calcext:value-type="string">
            <text:p>data/Time_Series_Individuals/Music_final_MW_EDA_1038_21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6" calcext:value-type="float">
            <text:p>5,556</text:p>
          </table:table-cell>
        </table:table-row>
        <table:table-row table:style-name="ro1">
          <table:table-cell office:value-type="string" calcext:value-type="string">
            <text:p>data/Time_Series_Individuals/Music_final_MW_EDA_1025_17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2" calcext:value-type="float">
            <text:p>5,642</text:p>
          </table:table-cell>
        </table:table-row>
        <table:table-row table:style-name="ro1">
          <table:table-cell office:value-type="string" calcext:value-type="string">
            <text:p>data/Time_Series_Individuals/Music_final_MW_HRV_1006_11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3" calcext:value-type="float">
            <text:p>5,753</text:p>
          </table:table-cell>
        </table:table-row>
        <table:table-row table:style-name="ro1">
          <table:table-cell office:value-type="string" calcext:value-type="string">
            <text:p>data/Time_Series_Individuals/Music_final_MW_HRV_1033_20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71" calcext:value-type="float">
            <text:p>4,371</text:p>
          </table:table-cell>
        </table:table-row>
        <table:table-row table:style-name="ro1">
          <table:table-cell office:value-type="string" calcext:value-type="string">
            <text:p>data/Time_Series_Individuals/Music_final_MW_HRV_1034_20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82" calcext:value-type="float">
            <text:p>5,882</text:p>
          </table:table-cell>
        </table:table-row>
        <table:table-row table:style-name="ro1">
          <table:table-cell office:value-type="string" calcext:value-type="string">
            <text:p>data/Time_Series_Individuals/Music_final_MW_HRV_1020_15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83" calcext:value-type="float">
            <text:p>23,383</text:p>
          </table:table-cell>
        </table:table-row>
        <table:table-row table:style-name="ro1">
          <table:table-cell office:value-type="string" calcext:value-type="string">
            <text:p>data/Time_Series_Individuals/Music_final_MW_EDA_1024_17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81" calcext:value-type="float">
            <text:p>17,181</text:p>
          </table:table-cell>
        </table:table-row>
        <table:table-row table:style-name="ro1">
          <table:table-cell office:value-type="string" calcext:value-type="string">
            <text:p>data/Time_Series_Individuals/Music_final_MW_EDA_1021_16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83" calcext:value-type="float">
            <text:p>15,683</text:p>
          </table:table-cell>
        </table:table-row>
        <table:table-row table:style-name="ro1">
          <table:table-cell office:value-type="string" calcext:value-type="string">
            <text:p>data/Time_Series_Individuals/Music_final_MW_EDA_1014_14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4" calcext:value-type="float">
            <text:p>5,694</text:p>
          </table:table-cell>
        </table:table-row>
        <table:table-row table:style-name="ro1">
          <table:table-cell office:value-type="string" calcext:value-type="string">
            <text:p>data/Time_Series_Individuals/Music_final_MW_HRV_1025_17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9" calcext:value-type="float">
            <text:p>5,759</text:p>
          </table:table-cell>
        </table:table-row>
        <table:table-row table:style-name="ro1">
          <table:table-cell office:value-type="string" calcext:value-type="string">
            <text:p>data/Time_Series_Individuals/Music_final_MW_HRV_1024_17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7" calcext:value-type="float">
            <text:p>4,647</text:p>
          </table:table-cell>
        </table:table-row>
        <table:table-row table:style-name="ro1">
          <table:table-cell office:value-type="string" calcext:value-type="string">
            <text:p>data/Time_Series_Individuals/Music_final_MW_EDA_1015_14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7" calcext:value-type="float">
            <text:p>17,337</text:p>
          </table:table-cell>
        </table:table-row>
        <table:table-row table:style-name="ro1">
          <table:table-cell office:value-type="string" calcext:value-type="string">
            <text:p>data/Time_Series_Individuals/Music_final_MW_EDA_1005_11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5" calcext:value-type="float">
            <text:p>4,465</text:p>
          </table:table-cell>
        </table:table-row>
        <table:table-row table:style-name="ro1">
          <table:table-cell office:value-type="string" calcext:value-type="string">
            <text:p>data/Time_Series_Individuals/Music_final_MW_EDA_1034_20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01" calcext:value-type="float">
            <text:p>15,501</text:p>
          </table:table-cell>
        </table:table-row>
        <table:table-row table:style-name="ro1">
          <table:table-cell office:value-type="string" calcext:value-type="string">
            <text:p>data/Time_Series_Individuals/Music_final_MW_HRV_1045_23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72" calcext:value-type="float">
            <text:p>19,572</text:p>
          </table:table-cell>
        </table:table-row>
        <table:table-row table:style-name="ro1">
          <table:table-cell office:value-type="string" calcext:value-type="string">
            <text:p>data/Time_Series_Individuals/Music_final_MW_EDA_1006_11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52" calcext:value-type="float">
            <text:p>17,552</text:p>
          </table:table-cell>
        </table:table-row>
        <table:table-row table:style-name="ro1">
          <table:table-cell office:value-type="string" calcext:value-type="string">
            <text:p>data/Time_Series_Individuals/Music_final_MW_HRV_1041_22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24" calcext:value-type="float">
            <text:p>23,824</text:p>
          </table:table-cell>
        </table:table-row>
        <table:table-row table:style-name="ro1">
          <table:table-cell office:value-type="string" calcext:value-type="string">
            <text:p>data/Time_Series_Individuals/Music_final_MW_HRV_1029_18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5407" calcext:value-type="float">
            <text:p>25,407</text:p>
          </table:table-cell>
        </table:table-row>
        <table:table-row table:style-name="ro1">
          <table:table-cell office:value-type="string" calcext:value-type="string">
            <text:p>data/Time_Series_Individuals/Music_final_MW_HRV_1024_17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8" calcext:value-type="float">
            <text:p>5,758</text:p>
          </table:table-cell>
        </table:table-row>
        <table:table-row table:style-name="ro1">
          <table:table-cell office:value-type="string" calcext:value-type="string">
            <text:p>data/Time_Series_Individuals/Music_final_MW_HRV_1029_18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8" calcext:value-type="float">
            <text:p>5,798</text:p>
          </table:table-cell>
        </table:table-row>
        <table:table-row table:style-name="ro1">
          <table:table-cell office:value-type="string" calcext:value-type="string">
            <text:p>data/Time_Series_Individuals/Music_final_MW_HRV_1011_13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5" calcext:value-type="float">
            <text:p>5,825</text:p>
          </table:table-cell>
        </table:table-row>
        <table:table-row table:style-name="ro1">
          <table:table-cell office:value-type="string" calcext:value-type="string">
            <text:p>data/Time_Series_Individuals/Music_final_MW_EDA_1009_12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3" calcext:value-type="float">
            <text:p>5,813</text:p>
          </table:table-cell>
        </table:table-row>
        <table:table-row table:style-name="ro1">
          <table:table-cell office:value-type="string" calcext:value-type="string">
            <text:p>data/Time_Series_Individuals/Music_final_MW_HRV_1033_20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27" calcext:value-type="float">
            <text:p>21,127</text:p>
          </table:table-cell>
        </table:table-row>
        <table:table-row table:style-name="ro1">
          <table:table-cell office:value-type="string" calcext:value-type="string">
            <text:p>data/Time_Series_Individuals/Music_final_MW_HRV_1013_13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0" calcext:value-type="float">
            <text:p>4,690</text:p>
          </table:table-cell>
        </table:table-row>
        <table:table-row table:style-name="ro1">
          <table:table-cell office:value-type="string" calcext:value-type="string">
            <text:p>data/Time_Series_Individuals/Music_final_MW_EDA_1034_20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95" calcext:value-type="float">
            <text:p>17,495</text:p>
          </table:table-cell>
        </table:table-row>
        <table:table-row table:style-name="ro1">
          <table:table-cell office:value-type="string" calcext:value-type="string">
            <text:p>data/Time_Series_Individuals/Music_final_MW_EDA_1009_12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4" calcext:value-type="float">
            <text:p>4,644</text:p>
          </table:table-cell>
        </table:table-row>
        <table:table-row table:style-name="ro1">
          <table:table-cell office:value-type="string" calcext:value-type="string">
            <text:p>data/Time_Series_Individuals/Music_final_MW_EDA_1006_11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08" calcext:value-type="float">
            <text:p>17,808</text:p>
          </table:table-cell>
        </table:table-row>
        <table:table-row table:style-name="ro1">
          <table:table-cell office:value-type="string" calcext:value-type="string">
            <text:p>data/Time_Series_Individuals/Music_final_MW_EDA_1040_22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15" calcext:value-type="float">
            <text:p>17,415</text:p>
          </table:table-cell>
        </table:table-row>
        <table:table-row table:style-name="ro1">
          <table:table-cell office:value-type="string" calcext:value-type="string">
            <text:p>data/Time_Series_Individuals/Music_final_MW_HRV_1007_11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234" calcext:value-type="float">
            <text:p>22,234</text:p>
          </table:table-cell>
        </table:table-row>
        <table:table-row table:style-name="ro1">
          <table:table-cell office:value-type="string" calcext:value-type="string">
            <text:p>data/Time_Series_Individuals/Music_final_MW_EDA_1023_16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81" calcext:value-type="float">
            <text:p>17,481</text:p>
          </table:table-cell>
        </table:table-row>
        <table:table-row table:style-name="ro1">
          <table:table-cell office:value-type="string" calcext:value-type="string">
            <text:p>data/Time_Series_Individuals/Music_final_MW_EDA_1009_12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5" calcext:value-type="float">
            <text:p>5,715</text:p>
          </table:table-cell>
        </table:table-row>
        <table:table-row table:style-name="ro1">
          <table:table-cell office:value-type="string" calcext:value-type="string">
            <text:p>data/Time_Series_Individuals/Music_final_MW_HRV_1044_23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6" calcext:value-type="float">
            <text:p>5,566</text:p>
          </table:table-cell>
        </table:table-row>
        <table:table-row table:style-name="ro1">
          <table:table-cell office:value-type="string" calcext:value-type="string">
            <text:p>data/Time_Series_Individuals/Music_final_MW_HRV_1023_16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48" calcext:value-type="float">
            <text:p>23,748</text:p>
          </table:table-cell>
        </table:table-row>
        <table:table-row table:style-name="ro1">
          <table:table-cell office:value-type="string" calcext:value-type="string">
            <text:p>data/Time_Series_Individuals/Music_final_MW_EDA_1049_25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50" calcext:value-type="float">
            <text:p>15,250</text:p>
          </table:table-cell>
        </table:table-row>
        <table:table-row table:style-name="ro1">
          <table:table-cell office:value-type="string" calcext:value-type="string">
            <text:p>data/Time_Series_Individuals/Music_final_MW_EDA_1024_17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80" calcext:value-type="float">
            <text:p>17,780</text:p>
          </table:table-cell>
        </table:table-row>
        <table:table-row table:style-name="ro1">
          <table:table-cell office:value-type="string" calcext:value-type="string">
            <text:p>data/Time_Series_Individuals/Music_final_MW_HRV_1012_13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72" calcext:value-type="float">
            <text:p>6,072</text:p>
          </table:table-cell>
        </table:table-row>
        <table:table-row table:style-name="ro1">
          <table:table-cell office:value-type="string" calcext:value-type="string">
            <text:p>data/Time_Series_Individuals/Music_final_MW_EDA_1042_22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34" calcext:value-type="float">
            <text:p>17,534</text:p>
          </table:table-cell>
        </table:table-row>
        <table:table-row table:style-name="ro1">
          <table:table-cell office:value-type="string" calcext:value-type="string">
            <text:p>data/Time_Series_Individuals/Music_final_MW_EDA_1006_11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6" calcext:value-type="float">
            <text:p>5,626</text:p>
          </table:table-cell>
        </table:table-row>
        <table:table-row table:style-name="ro1">
          <table:table-cell office:value-type="string" calcext:value-type="string">
            <text:p>data/Time_Series_Individuals/Music_final_MW_HRV_1026_17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0" calcext:value-type="float">
            <text:p>5,760</text:p>
          </table:table-cell>
        </table:table-row>
        <table:table-row table:style-name="ro1">
          <table:table-cell office:value-type="string" calcext:value-type="string">
            <text:p>data/Time_Series_Individuals/Music_final_MW_EDA_1005_11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3" calcext:value-type="float">
            <text:p>5,623</text:p>
          </table:table-cell>
        </table:table-row>
        <table:table-row table:style-name="ro1">
          <table:table-cell office:value-type="string" calcext:value-type="string">
            <text:p>data/Time_Series_Individuals/Music_final_MW_EDA_1036_20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33" calcext:value-type="float">
            <text:p>18,033</text:p>
          </table:table-cell>
        </table:table-row>
        <table:table-row table:style-name="ro1">
          <table:table-cell office:value-type="string" calcext:value-type="string">
            <text:p>data/Time_Series_Individuals/Music_final_MW_HRV_1038_21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59" calcext:value-type="float">
            <text:p>23,259</text:p>
          </table:table-cell>
        </table:table-row>
        <table:table-row table:style-name="ro1">
          <table:table-cell office:value-type="string" calcext:value-type="string">
            <text:p>data/Time_Series_Individuals/Music_final_MW_EDA_1040_22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22" calcext:value-type="float">
            <text:p>17,722</text:p>
          </table:table-cell>
        </table:table-row>
        <table:table-row table:style-name="ro1">
          <table:table-cell office:value-type="string" calcext:value-type="string">
            <text:p>data/Time_Series_Individuals/Music_final_MW_EDA_1035_20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76" calcext:value-type="float">
            <text:p>17,176</text:p>
          </table:table-cell>
        </table:table-row>
        <table:table-row table:style-name="ro1">
          <table:table-cell office:value-type="string" calcext:value-type="string">
            <text:p>data/Time_Series_Individuals/Music_final_MW_HRV_1030_18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37" calcext:value-type="float">
            <text:p>23,437</text:p>
          </table:table-cell>
        </table:table-row>
        <table:table-row table:style-name="ro1">
          <table:table-cell office:value-type="string" calcext:value-type="string">
            <text:p>data/Time_Series_Individuals/Music_final_MW_EDA_1043_23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52" calcext:value-type="float">
            <text:p>4,752</text:p>
          </table:table-cell>
        </table:table-row>
        <table:table-row table:style-name="ro1">
          <table:table-cell office:value-type="string" calcext:value-type="string">
            <text:p>data/Time_Series_Individuals/Music_final_MW_HRV_1034_20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17" calcext:value-type="float">
            <text:p>23,917</text:p>
          </table:table-cell>
        </table:table-row>
        <table:table-row table:style-name="ro1">
          <table:table-cell office:value-type="string" calcext:value-type="string">
            <text:p>data/Time_Series_Individuals/Music_final_MW_HRV_1024_17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10" calcext:value-type="float">
            <text:p>23,010</text:p>
          </table:table-cell>
        </table:table-row>
        <table:table-row table:style-name="ro1">
          <table:table-cell office:value-type="string" calcext:value-type="string">
            <text:p>data/Time_Series_Individuals/Music_final_MW_EDA_1009_12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77" calcext:value-type="float">
            <text:p>4,577</text:p>
          </table:table-cell>
        </table:table-row>
        <table:table-row table:style-name="ro1">
          <table:table-cell office:value-type="string" calcext:value-type="string">
            <text:p>data/Time_Series_Individuals/Music_final_MW_EDA_1051_25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48" calcext:value-type="float">
            <text:p>4,348</text:p>
          </table:table-cell>
        </table:table-row>
        <table:table-row table:style-name="ro1">
          <table:table-cell office:value-type="string" calcext:value-type="string">
            <text:p>data/Time_Series_Individuals/Music_final_MW_HRV_1001_10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763" calcext:value-type="float">
            <text:p>24,763</text:p>
          </table:table-cell>
        </table:table-row>
        <table:table-row table:style-name="ro1">
          <table:table-cell office:value-type="string" calcext:value-type="string">
            <text:p>data/Time_Series_Individuals/Music_final_MW_HRV_1039_22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02" calcext:value-type="float">
            <text:p>4,802</text:p>
          </table:table-cell>
        </table:table-row>
        <table:table-row table:style-name="ro1">
          <table:table-cell office:value-type="string" calcext:value-type="string">
            <text:p>data/Time_Series_Individuals/Music_final_MW_HRV_1001_10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5" calcext:value-type="float">
            <text:p>4,545</text:p>
          </table:table-cell>
        </table:table-row>
        <table:table-row table:style-name="ro1">
          <table:table-cell office:value-type="string" calcext:value-type="string">
            <text:p>data/Time_Series_Individuals/Music_final_MW_EDA_1005_11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5" calcext:value-type="float">
            <text:p>4,465</text:p>
          </table:table-cell>
        </table:table-row>
        <table:table-row table:style-name="ro1">
          <table:table-cell office:value-type="string" calcext:value-type="string">
            <text:p>data/Time_Series_Individuals/Music_final_MW_EDA_1014_14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92" calcext:value-type="float">
            <text:p>17,892</text:p>
          </table:table-cell>
        </table:table-row>
        <table:table-row table:style-name="ro1">
          <table:table-cell office:value-type="string" calcext:value-type="string">
            <text:p>data/Time_Series_Individuals/Music_final_MW_EDA_1025_17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59" calcext:value-type="float">
            <text:p>15,859</text:p>
          </table:table-cell>
        </table:table-row>
        <table:table-row table:style-name="ro1">
          <table:table-cell office:value-type="string" calcext:value-type="string">
            <text:p>data/Time_Series_Individuals/Music_final_MW_EDA_1001_10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17" calcext:value-type="float">
            <text:p>18,017</text:p>
          </table:table-cell>
        </table:table-row>
        <table:table-row table:style-name="ro1">
          <table:table-cell office:value-type="string" calcext:value-type="string">
            <text:p>data/Time_Series_Individuals/Music_final_MW_EDA_1024_17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0" calcext:value-type="float">
            <text:p>17,330</text:p>
          </table:table-cell>
        </table:table-row>
        <table:table-row table:style-name="ro1">
          <table:table-cell office:value-type="string" calcext:value-type="string">
            <text:p>data/Time_Series_Individuals/Music_final_MW_EDA_1008_12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6" calcext:value-type="float">
            <text:p>4,416</text:p>
          </table:table-cell>
        </table:table-row>
        <table:table-row table:style-name="ro1">
          <table:table-cell office:value-type="string" calcext:value-type="string">
            <text:p>data/Time_Series_Individuals/Music_final_MW_EDA_1013_13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00" calcext:value-type="float">
            <text:p>15,100</text:p>
          </table:table-cell>
        </table:table-row>
        <table:table-row table:style-name="ro1">
          <table:table-cell office:value-type="string" calcext:value-type="string">
            <text:p>data/Time_Series_Individuals/Music_final_MW_EDA_1024_17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94" calcext:value-type="float">
            <text:p>5,294</text:p>
          </table:table-cell>
        </table:table-row>
        <table:table-row table:style-name="ro1">
          <table:table-cell office:value-type="string" calcext:value-type="string">
            <text:p>data/Time_Series_Individuals/Music_final_MW_HRV_1036_21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07" calcext:value-type="float">
            <text:p>23,607</text:p>
          </table:table-cell>
        </table:table-row>
        <table:table-row table:style-name="ro1">
          <table:table-cell office:value-type="string" calcext:value-type="string">
            <text:p>data/Time_Series_Individuals/Music_final_MW_HRV_1015_14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62" calcext:value-type="float">
            <text:p>19,862</text:p>
          </table:table-cell>
        </table:table-row>
        <table:table-row table:style-name="ro1">
          <table:table-cell office:value-type="string" calcext:value-type="string">
            <text:p>data/Time_Series_Individuals/Music_final_MW_HRV_1032_19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22" calcext:value-type="float">
            <text:p>23,522</text:p>
          </table:table-cell>
        </table:table-row>
        <table:table-row table:style-name="ro1">
          <table:table-cell office:value-type="string" calcext:value-type="string">
            <text:p>data/Time_Series_Individuals/Music_final_MW_HRV_1026_17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5" calcext:value-type="float">
            <text:p>4,635</text:p>
          </table:table-cell>
        </table:table-row>
        <table:table-row table:style-name="ro1">
          <table:table-cell office:value-type="string" calcext:value-type="string">
            <text:p>data/Time_Series_Individuals/Music_final_MW_EDA_1013_13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38" calcext:value-type="float">
            <text:p>15,838</text:p>
          </table:table-cell>
        </table:table-row>
        <table:table-row table:style-name="ro1">
          <table:table-cell office:value-type="string" calcext:value-type="string">
            <text:p>data/Time_Series_Individuals/Music_final_MW_EDA_1030_18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9" calcext:value-type="float">
            <text:p>17,339</text:p>
          </table:table-cell>
        </table:table-row>
        <table:table-row table:style-name="ro1">
          <table:table-cell office:value-type="string" calcext:value-type="string">
            <text:p>data/Time_Series_Individuals/Music_final_MW_HRV_1028_18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24" calcext:value-type="float">
            <text:p>23,924</text:p>
          </table:table-cell>
        </table:table-row>
        <table:table-row table:style-name="ro1">
          <table:table-cell office:value-type="string" calcext:value-type="string">
            <text:p>data/Time_Series_Individuals/Music_final_MW_HRV_1009_12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62" calcext:value-type="float">
            <text:p>20,462</text:p>
          </table:table-cell>
        </table:table-row>
        <table:table-row table:style-name="ro1">
          <table:table-cell office:value-type="string" calcext:value-type="string">
            <text:p>data/Time_Series_Individuals/Music_final_MW_EDA_1042_22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01" calcext:value-type="float">
            <text:p>5,201</text:p>
          </table:table-cell>
        </table:table-row>
        <table:table-row table:style-name="ro1">
          <table:table-cell office:value-type="string" calcext:value-type="string">
            <text:p>data/Time_Series_Individuals/Music_final_MW_HRV_1041_22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5" calcext:value-type="float">
            <text:p>4,705</text:p>
          </table:table-cell>
        </table:table-row>
        <table:table-row table:style-name="ro1">
          <table:table-cell office:value-type="string" calcext:value-type="string">
            <text:p>data/Time_Series_Individuals/Music_final_MW_EDA_1011_13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4" calcext:value-type="float">
            <text:p>5,564</text:p>
          </table:table-cell>
        </table:table-row>
        <table:table-row table:style-name="ro1">
          <table:table-cell office:value-type="string" calcext:value-type="string">
            <text:p>data/Time_Series_Individuals/Music_final_MW_EDA_1017_15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1" calcext:value-type="float">
            <text:p>4,431</text:p>
          </table:table-cell>
        </table:table-row>
        <table:table-row table:style-name="ro1">
          <table:table-cell office:value-type="string" calcext:value-type="string">
            <text:p>data/Time_Series_Individuals/Music_final_MW_HRV_1007_12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239" calcext:value-type="float">
            <text:p>6,239</text:p>
          </table:table-cell>
        </table:table-row>
        <table:table-row table:style-name="ro1">
          <table:table-cell office:value-type="string" calcext:value-type="string">
            <text:p>data/Time_Series_Individuals/Music_final_MW_EDA_1038_21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8" calcext:value-type="float">
            <text:p>17,338</text:p>
          </table:table-cell>
        </table:table-row>
        <table:table-row table:style-name="ro1">
          <table:table-cell office:value-type="string" calcext:value-type="string">
            <text:p>data/Time_Series_Individuals/Music_final_MW_EDA_1007_12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081" calcext:value-type="float">
            <text:p>15,081</text:p>
          </table:table-cell>
        </table:table-row>
        <table:table-row table:style-name="ro1">
          <table:table-cell office:value-type="string" calcext:value-type="string">
            <text:p>data/Time_Series_Individuals/Music_final_MW_EDA_1014_14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06" calcext:value-type="float">
            <text:p>4,306</text:p>
          </table:table-cell>
        </table:table-row>
        <table:table-row table:style-name="ro1">
          <table:table-cell office:value-type="string" calcext:value-type="string">
            <text:p>data/Time_Series_Individuals/Music_final_MW_EDA_1009_12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99" calcext:value-type="float">
            <text:p>17,799</text:p>
          </table:table-cell>
        </table:table-row>
        <table:table-row table:style-name="ro1">
          <table:table-cell office:value-type="string" calcext:value-type="string">
            <text:p>data/Time_Series_Individuals/Music_final_MW_HRV_1030_18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08" calcext:value-type="float">
            <text:p>23,408</text:p>
          </table:table-cell>
        </table:table-row>
        <table:table-row table:style-name="ro1">
          <table:table-cell office:value-type="string" calcext:value-type="string">
            <text:p>data/Time_Series_Individuals/Music_final_MW_HRV_1037_21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34" calcext:value-type="float">
            <text:p>4,834</text:p>
          </table:table-cell>
        </table:table-row>
        <table:table-row table:style-name="ro1">
          <table:table-cell office:value-type="string" calcext:value-type="string">
            <text:p>data/Time_Series_Individuals/Music_final_MW_HRV_1004_11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80" calcext:value-type="float">
            <text:p>20,780</text:p>
          </table:table-cell>
        </table:table-row>
        <table:table-row table:style-name="ro1">
          <table:table-cell office:value-type="string" calcext:value-type="string">
            <text:p>data/Time_Series_Individuals/Music_final_MW_HRV_1050_25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04" calcext:value-type="float">
            <text:p>5,904</text:p>
          </table:table-cell>
        </table:table-row>
        <table:table-row table:style-name="ro1">
          <table:table-cell office:value-type="string" calcext:value-type="string">
            <text:p>data/Time_Series_Individuals/Music_final_MW_HRV_1046_23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59" calcext:value-type="float">
            <text:p>23,659</text:p>
          </table:table-cell>
        </table:table-row>
        <table:table-row table:style-name="ro1">
          <table:table-cell office:value-type="string" calcext:value-type="string">
            <text:p>data/Time_Series_Individuals/Music_final_MW_EDA_1030_18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50" calcext:value-type="float">
            <text:p>17,450</text:p>
          </table:table-cell>
        </table:table-row>
        <table:table-row table:style-name="ro1">
          <table:table-cell office:value-type="string" calcext:value-type="string">
            <text:p>data/Time_Series_Individuals/Music_final_MW_HRV_1041_22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05" calcext:value-type="float">
            <text:p>20,605</text:p>
          </table:table-cell>
        </table:table-row>
        <table:table-row table:style-name="ro1">
          <table:table-cell office:value-type="string" calcext:value-type="string">
            <text:p>data/Time_Series_Individuals/Music_final_MW_HRV_1008_12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45" calcext:value-type="float">
            <text:p>5,945</text:p>
          </table:table-cell>
        </table:table-row>
        <table:table-row table:style-name="ro1">
          <table:table-cell office:value-type="string" calcext:value-type="string">
            <text:p>data/Time_Series_Individuals/Music_final_MW_HRV_1014_14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26" calcext:value-type="float">
            <text:p>4,926</text:p>
          </table:table-cell>
        </table:table-row>
        <table:table-row table:style-name="ro1">
          <table:table-cell office:value-type="string" calcext:value-type="string">
            <text:p>data/Time_Series_Individuals/Music_final_MW_EDA_1050_25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6" calcext:value-type="float">
            <text:p>5,736</text:p>
          </table:table-cell>
        </table:table-row>
        <table:table-row table:style-name="ro1">
          <table:table-cell office:value-type="string" calcext:value-type="string">
            <text:p>data/Time_Series_Individuals/Music_final_MW_HRV_1047_24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77" calcext:value-type="float">
            <text:p>23,577</text:p>
          </table:table-cell>
        </table:table-row>
        <table:table-row table:style-name="ro1">
          <table:table-cell office:value-type="string" calcext:value-type="string">
            <text:p>data/Time_Series_Individuals/Music_final_MW_HRV_1031_19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213" calcext:value-type="float">
            <text:p>22,213</text:p>
          </table:table-cell>
        </table:table-row>
        <table:table-row table:style-name="ro1">
          <table:table-cell office:value-type="string" calcext:value-type="string">
            <text:p>data/Time_Series_Individuals/Music_final_MW_HRV_1011_13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5" calcext:value-type="float">
            <text:p>5,815</text:p>
          </table:table-cell>
        </table:table-row>
        <table:table-row table:style-name="ro1">
          <table:table-cell office:value-type="string" calcext:value-type="string">
            <text:p>data/Time_Series_Individuals/Music_final_MW_EDA_1035_20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5" calcext:value-type="float">
            <text:p>4,485</text:p>
          </table:table-cell>
        </table:table-row>
        <table:table-row table:style-name="ro1">
          <table:table-cell office:value-type="string" calcext:value-type="string">
            <text:p>data/Time_Series_Individuals/Music_final_MW_EDA_1016_14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22" calcext:value-type="float">
            <text:p>5,422</text:p>
          </table:table-cell>
        </table:table-row>
        <table:table-row table:style-name="ro1">
          <table:table-cell office:value-type="string" calcext:value-type="string">
            <text:p>data/Time_Series_Individuals/Music_final_MW_HRV_1016_14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32" calcext:value-type="float">
            <text:p>4,732</text:p>
          </table:table-cell>
        </table:table-row>
        <table:table-row table:style-name="ro1">
          <table:table-cell office:value-type="string" calcext:value-type="string">
            <text:p>data/Time_Series_Individuals/Music_final_MW_EDA_1031_19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45" calcext:value-type="float">
            <text:p>15,745</text:p>
          </table:table-cell>
        </table:table-row>
        <table:table-row table:style-name="ro1">
          <table:table-cell office:value-type="string" calcext:value-type="string">
            <text:p>data/Time_Series_Individuals/Music_final_MW_EDA_1047_24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74" calcext:value-type="float">
            <text:p>17,574</text:p>
          </table:table-cell>
        </table:table-row>
        <table:table-row table:style-name="ro1">
          <table:table-cell office:value-type="string" calcext:value-type="string">
            <text:p>data/Time_Series_Individuals/Music_final_MW_EDA_1030_19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70" calcext:value-type="float">
            <text:p>17,570</text:p>
          </table:table-cell>
        </table:table-row>
        <table:table-row table:style-name="ro1">
          <table:table-cell office:value-type="string" calcext:value-type="string">
            <text:p>data/Time_Series_Individuals/Music_final_MW_HRV_1009_12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00" calcext:value-type="float">
            <text:p>6,000</text:p>
          </table:table-cell>
        </table:table-row>
        <table:table-row table:style-name="ro1">
          <table:table-cell office:value-type="string" calcext:value-type="string">
            <text:p>data/Time_Series_Individuals/Music_final_MW_HRV_1010_12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35" calcext:value-type="float">
            <text:p>23,535</text:p>
          </table:table-cell>
        </table:table-row>
        <table:table-row table:style-name="ro1">
          <table:table-cell office:value-type="string" calcext:value-type="string">
            <text:p>data/Time_Series_Individuals/Music_final_MW_HRV_1027_18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5" calcext:value-type="float">
            <text:p>4,655</text:p>
          </table:table-cell>
        </table:table-row>
        <table:table-row table:style-name="ro1">
          <table:table-cell office:value-type="string" calcext:value-type="string">
            <text:p>data/Time_Series_Individuals/Music_final_MW_HRV_1016_14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2" calcext:value-type="float">
            <text:p>5,502</text:p>
          </table:table-cell>
        </table:table-row>
        <table:table-row table:style-name="ro1">
          <table:table-cell office:value-type="string" calcext:value-type="string">
            <text:p>data/Time_Series_Individuals/Music_final_MW_EDA_1001_10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03" calcext:value-type="float">
            <text:p>15,503</text:p>
          </table:table-cell>
        </table:table-row>
        <table:table-row table:style-name="ro1">
          <table:table-cell office:value-type="string" calcext:value-type="string">
            <text:p>data/Time_Series_Individuals/Music_final_MW_HRV_1020_16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21" calcext:value-type="float">
            <text:p>19,921</text:p>
          </table:table-cell>
        </table:table-row>
        <table:table-row table:style-name="ro1">
          <table:table-cell office:value-type="string" calcext:value-type="string">
            <text:p>data/Time_Series_Individuals/Music_final_MW_EDA_1016_14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9" calcext:value-type="float">
            <text:p>5,439</text:p>
          </table:table-cell>
        </table:table-row>
        <table:table-row table:style-name="ro1">
          <table:table-cell office:value-type="string" calcext:value-type="string">
            <text:p>data/Time_Series_Individuals/Music_final_MW_EDA_1046_23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3" calcext:value-type="float">
            <text:p>5,563</text:p>
          </table:table-cell>
        </table:table-row>
        <table:table-row table:style-name="ro1">
          <table:table-cell office:value-type="string" calcext:value-type="string">
            <text:p>data/Time_Series_Individuals/Music_final_MW_HRV_1045_23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74" calcext:value-type="float">
            <text:p>19,574</text:p>
          </table:table-cell>
        </table:table-row>
        <table:table-row table:style-name="ro1">
          <table:table-cell office:value-type="string" calcext:value-type="string">
            <text:p>data/Time_Series_Individuals/Music_final_MW_EDA_1033_20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68" calcext:value-type="float">
            <text:p>15,468</text:p>
          </table:table-cell>
        </table:table-row>
        <table:table-row table:style-name="ro1">
          <table:table-cell office:value-type="string" calcext:value-type="string">
            <text:p>data/Time_Series_Individuals/Music_final_MW_EDA_1045_23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7" calcext:value-type="float">
            <text:p>5,617</text:p>
          </table:table-cell>
        </table:table-row>
        <table:table-row table:style-name="ro1">
          <table:table-cell office:value-type="string" calcext:value-type="string">
            <text:p>data/Time_Series_Individuals/Music_final_MW_EDA_1035_20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2" calcext:value-type="float">
            <text:p>5,592</text:p>
          </table:table-cell>
        </table:table-row>
        <table:table-row table:style-name="ro1">
          <table:table-cell office:value-type="string" calcext:value-type="string">
            <text:p>data/Time_Series_Individuals/Music_final_MW_HRV_1044_23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711" calcext:value-type="float">
            <text:p>22,711</text:p>
          </table:table-cell>
        </table:table-row>
        <table:table-row table:style-name="ro1">
          <table:table-cell office:value-type="string" calcext:value-type="string">
            <text:p>data/Time_Series_Individuals/Music_final_MW_EDA_1015_14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2" calcext:value-type="float">
            <text:p>5,482</text:p>
          </table:table-cell>
        </table:table-row>
        <table:table-row table:style-name="ro1">
          <table:table-cell office:value-type="string" calcext:value-type="string">
            <text:p>data/Time_Series_Individuals/Music_final_MW_HRV_1038_21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3" calcext:value-type="float">
            <text:p>5,533</text:p>
          </table:table-cell>
        </table:table-row>
        <table:table-row table:style-name="ro1">
          <table:table-cell office:value-type="string" calcext:value-type="string">
            <text:p>data/Time_Series_Individuals/Music_final_MW_HRV_1045_23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02" calcext:value-type="float">
            <text:p>23,402</text:p>
          </table:table-cell>
        </table:table-row>
        <table:table-row table:style-name="ro1">
          <table:table-cell office:value-type="string" calcext:value-type="string">
            <text:p>data/Time_Series_Individuals/Music_final_MW_HRV_1049_25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29" calcext:value-type="float">
            <text:p>20,429</text:p>
          </table:table-cell>
        </table:table-row>
        <table:table-row table:style-name="ro1">
          <table:table-cell office:value-type="string" calcext:value-type="string">
            <text:p>data/Time_Series_Individuals/Music_final_MW_HRV_1041_22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15" calcext:value-type="float">
            <text:p>20,615</text:p>
          </table:table-cell>
        </table:table-row>
        <table:table-row table:style-name="ro1">
          <table:table-cell office:value-type="string" calcext:value-type="string">
            <text:p>data/Time_Series_Individuals/Music_final_MW_EDA_1034_20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41" calcext:value-type="float">
            <text:p>17,341</text:p>
          </table:table-cell>
        </table:table-row>
        <table:table-row table:style-name="ro1">
          <table:table-cell office:value-type="string" calcext:value-type="string">
            <text:p>data/Time_Series_Individuals/Music_final_MW_HRV_1029_18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70" calcext:value-type="float">
            <text:p>19,970</text:p>
          </table:table-cell>
        </table:table-row>
        <table:table-row table:style-name="ro1">
          <table:table-cell office:value-type="string" calcext:value-type="string">
            <text:p>data/Time_Series_Individuals/Music_final_MW_EDA_1015_14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8" calcext:value-type="float">
            <text:p>5,758</text:p>
          </table:table-cell>
        </table:table-row>
        <table:table-row table:style-name="ro1">
          <table:table-cell office:value-type="string" calcext:value-type="string">
            <text:p>data/Time_Series_Individuals/Music_final_MW_HRV_1038_21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02" calcext:value-type="float">
            <text:p>23,002</text:p>
          </table:table-cell>
        </table:table-row>
        <table:table-row table:style-name="ro1">
          <table:table-cell office:value-type="string" calcext:value-type="string">
            <text:p>data/Time_Series_Individuals/Music_final_MW_HRV_1011_13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0" calcext:value-type="float">
            <text:p>4,400</text:p>
          </table:table-cell>
        </table:table-row>
        <table:table-row table:style-name="ro1">
          <table:table-cell office:value-type="string" calcext:value-type="string">
            <text:p>data/Time_Series_Individuals/Music_final_MW_EDA_1041_22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81" calcext:value-type="float">
            <text:p>4,181</text:p>
          </table:table-cell>
        </table:table-row>
        <table:table-row table:style-name="ro1">
          <table:table-cell office:value-type="string" calcext:value-type="string">
            <text:p>data/Time_Series_Individuals/Music_final_MW_EDA_1011_13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6" calcext:value-type="float">
            <text:p>5,596</text:p>
          </table:table-cell>
        </table:table-row>
        <table:table-row table:style-name="ro1">
          <table:table-cell office:value-type="string" calcext:value-type="string">
            <text:p>data/Time_Series_Individuals/Music_final_MW_HRV_1011_13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3" calcext:value-type="float">
            <text:p>5,833</text:p>
          </table:table-cell>
        </table:table-row>
        <table:table-row table:style-name="ro1">
          <table:table-cell office:value-type="string" calcext:value-type="string">
            <text:p>data/Time_Series_Individuals/Music_final_MW_HRV_1030_18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4" calcext:value-type="float">
            <text:p>5,744</text:p>
          </table:table-cell>
        </table:table-row>
        <table:table-row table:style-name="ro1">
          <table:table-cell office:value-type="string" calcext:value-type="string">
            <text:p>data/Time_Series_Individuals/Music_final_MW_HRV_1009_12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85" calcext:value-type="float">
            <text:p>24,285</text:p>
          </table:table-cell>
        </table:table-row>
        <table:table-row table:style-name="ro1">
          <table:table-cell office:value-type="string" calcext:value-type="string">
            <text:p>data/Time_Series_Individuals/Music_final_MW_HRV_1037_21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96" calcext:value-type="float">
            <text:p>20,996</text:p>
          </table:table-cell>
        </table:table-row>
        <table:table-row table:style-name="ro1">
          <table:table-cell office:value-type="string" calcext:value-type="string">
            <text:p>data/Time_Series_Individuals/Music_final_MW_EDA_1044_23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98" calcext:value-type="float">
            <text:p>5,298</text:p>
          </table:table-cell>
        </table:table-row>
        <table:table-row table:style-name="ro1">
          <table:table-cell office:value-type="string" calcext:value-type="string">
            <text:p>data/Time_Series_Individuals/Music_final_MW_HRV_1023_16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3" calcext:value-type="float">
            <text:p>4,443</text:p>
          </table:table-cell>
        </table:table-row>
        <table:table-row table:style-name="ro1">
          <table:table-cell office:value-type="string" calcext:value-type="string">
            <text:p>data/Time_Series_Individuals/Music_final_MW_HRV_1030_18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82" calcext:value-type="float">
            <text:p>23,582</text:p>
          </table:table-cell>
        </table:table-row>
        <table:table-row table:style-name="ro1">
          <table:table-cell office:value-type="string" calcext:value-type="string">
            <text:p>data/Time_Series_Individuals/Music_final_MW_HRV_1048_24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44" calcext:value-type="float">
            <text:p>23,744</text:p>
          </table:table-cell>
        </table:table-row>
        <table:table-row table:style-name="ro1">
          <table:table-cell office:value-type="string" calcext:value-type="string">
            <text:p>data/Time_Series_Individuals/Music_final_MW_EDA_1023_16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3" calcext:value-type="float">
            <text:p>5,513</text:p>
          </table:table-cell>
        </table:table-row>
        <table:table-row table:style-name="ro1">
          <table:table-cell office:value-type="string" calcext:value-type="string">
            <text:p>data/Time_Series_Individuals/Music_final_MW_HRV_1006_11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64" calcext:value-type="float">
            <text:p>24,164</text:p>
          </table:table-cell>
        </table:table-row>
        <table:table-row table:style-name="ro1">
          <table:table-cell office:value-type="string" calcext:value-type="string">
            <text:p>data/Time_Series_Individuals/Music_final_MW_EDA_1037_21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95" calcext:value-type="float">
            <text:p>17,095</text:p>
          </table:table-cell>
        </table:table-row>
        <table:table-row table:style-name="ro1">
          <table:table-cell office:value-type="string" calcext:value-type="string">
            <text:p>data/Time_Series_Individuals/Music_final_MW_EDA_1030_18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07" calcext:value-type="float">
            <text:p>15,607</text:p>
          </table:table-cell>
        </table:table-row>
        <table:table-row table:style-name="ro1">
          <table:table-cell office:value-type="string" calcext:value-type="string">
            <text:p>data/Time_Series_Individuals/Music_final_MW_EDA_1047_24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41" calcext:value-type="float">
            <text:p>15,541</text:p>
          </table:table-cell>
        </table:table-row>
        <table:table-row table:style-name="ro1">
          <table:table-cell office:value-type="string" calcext:value-type="string">
            <text:p>data/Time_Series_Individuals/Music_final_MW_EDA_1044_23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63" calcext:value-type="float">
            <text:p>16,963</text:p>
          </table:table-cell>
        </table:table-row>
        <table:table-row table:style-name="ro1">
          <table:table-cell office:value-type="string" calcext:value-type="string">
            <text:p>data/Time_Series_Individuals/Music_final_MW_HRV_1040_22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2" calcext:value-type="float">
            <text:p>4,592</text:p>
          </table:table-cell>
        </table:table-row>
        <table:table-row table:style-name="ro1">
          <table:table-cell office:value-type="string" calcext:value-type="string">
            <text:p>data/Time_Series_Individuals/Music_final_MW_EDA_1037_21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41" calcext:value-type="float">
            <text:p>15,541</text:p>
          </table:table-cell>
        </table:table-row>
        <table:table-row table:style-name="ro1">
          <table:table-cell office:value-type="string" calcext:value-type="string">
            <text:p>data/Time_Series_Individuals/Music_final_MW_HRV_1036_21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89" calcext:value-type="float">
            <text:p>23,789</text:p>
          </table:table-cell>
        </table:table-row>
        <table:table-row table:style-name="ro1">
          <table:table-cell office:value-type="string" calcext:value-type="string">
            <text:p>data/Time_Series_Individuals/Music_final_MW_EDA_1041_22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9" calcext:value-type="float">
            <text:p>5,599</text:p>
          </table:table-cell>
        </table:table-row>
        <table:table-row table:style-name="ro1">
          <table:table-cell office:value-type="string" calcext:value-type="string">
            <text:p>data/Time_Series_Individuals/Music_final_MW_EDA_1046_23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07" calcext:value-type="float">
            <text:p>5,407</text:p>
          </table:table-cell>
        </table:table-row>
        <table:table-row table:style-name="ro1">
          <table:table-cell office:value-type="string" calcext:value-type="string">
            <text:p>data/Time_Series_Individuals/Music_final_MW_HRV_1019_15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75" calcext:value-type="float">
            <text:p>24,675</text:p>
          </table:table-cell>
        </table:table-row>
        <table:table-row table:style-name="ro1">
          <table:table-cell office:value-type="string" calcext:value-type="string">
            <text:p>data/Time_Series_Individuals/Music_final_MW_EDA_1003_10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51" calcext:value-type="float">
            <text:p>5,351</text:p>
          </table:table-cell>
        </table:table-row>
        <table:table-row table:style-name="ro1">
          <table:table-cell office:value-type="string" calcext:value-type="string">
            <text:p>data/Time_Series_Individuals/Music_final_MW_HRV_1012_13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85" calcext:value-type="float">
            <text:p>23,785</text:p>
          </table:table-cell>
        </table:table-row>
        <table:table-row table:style-name="ro1">
          <table:table-cell office:value-type="string" calcext:value-type="string">
            <text:p>data/Time_Series_Individuals/Music_final_MW_EDA_1027_17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7" calcext:value-type="float">
            <text:p>4,467</text:p>
          </table:table-cell>
        </table:table-row>
        <table:table-row table:style-name="ro1">
          <table:table-cell office:value-type="string" calcext:value-type="string">
            <text:p>data/Time_Series_Individuals/Music_final_MW_HRV_1043_23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78" calcext:value-type="float">
            <text:p>4,878</text:p>
          </table:table-cell>
        </table:table-row>
        <table:table-row table:style-name="ro1">
          <table:table-cell office:value-type="string" calcext:value-type="string">
            <text:p>data/Time_Series_Individuals/Music_final_MW_EDA_1041_22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90" calcext:value-type="float">
            <text:p>17,490</text:p>
          </table:table-cell>
        </table:table-row>
        <table:table-row table:style-name="ro1">
          <table:table-cell office:value-type="string" calcext:value-type="string">
            <text:p>data/Time_Series_Individuals/Music_final_MW_EDA_1019_15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072" calcext:value-type="float">
            <text:p>4,072</text:p>
          </table:table-cell>
        </table:table-row>
        <table:table-row table:style-name="ro1">
          <table:table-cell office:value-type="string" calcext:value-type="string">
            <text:p>data/Time_Series_Individuals/Music_final_MW_HRV_1049_24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14" calcext:value-type="float">
            <text:p>23,814</text:p>
          </table:table-cell>
        </table:table-row>
        <table:table-row table:style-name="ro1">
          <table:table-cell office:value-type="string" calcext:value-type="string">
            <text:p>data/Time_Series_Individuals/Music_final_MW_EDA_1027_18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5" calcext:value-type="float">
            <text:p>5,575</text:p>
          </table:table-cell>
        </table:table-row>
        <table:table-row table:style-name="ro1">
          <table:table-cell office:value-type="string" calcext:value-type="string">
            <text:p>data/Time_Series_Individuals/Music_final_MW_HRV_1016_14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41" calcext:value-type="float">
            <text:p>20,841</text:p>
          </table:table-cell>
        </table:table-row>
        <table:table-row table:style-name="ro1">
          <table:table-cell office:value-type="string" calcext:value-type="string">
            <text:p>data/Time_Series_Individuals/Music_final_MW_EDA_1047_24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6" calcext:value-type="float">
            <text:p>4,676</text:p>
          </table:table-cell>
        </table:table-row>
        <table:table-row table:style-name="ro1">
          <table:table-cell office:value-type="string" calcext:value-type="string">
            <text:p>data/Time_Series_Individuals/Music_final_MW_HRV_1026_17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17" calcext:value-type="float">
            <text:p>23,317</text:p>
          </table:table-cell>
        </table:table-row>
        <table:table-row table:style-name="ro1">
          <table:table-cell office:value-type="string" calcext:value-type="string">
            <text:p>data/Time_Series_Individuals/Music_final_MW_HRV_1020_16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39" calcext:value-type="float">
            <text:p>23,139</text:p>
          </table:table-cell>
        </table:table-row>
        <table:table-row table:style-name="ro1">
          <table:table-cell office:value-type="string" calcext:value-type="string">
            <text:p>data/Time_Series_Individuals/Music_final_MW_EDA_1038_21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58" calcext:value-type="float">
            <text:p>17,858</text:p>
          </table:table-cell>
        </table:table-row>
        <table:table-row table:style-name="ro1">
          <table:table-cell office:value-type="string" calcext:value-type="string">
            <text:p>data/Time_Series_Individuals/Music_final_MW_EDA_1001_10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38" calcext:value-type="float">
            <text:p>4,738</text:p>
          </table:table-cell>
        </table:table-row>
        <table:table-row table:style-name="ro1">
          <table:table-cell office:value-type="string" calcext:value-type="string">
            <text:p>data/Time_Series_Individuals/Music_final_MW_EDA_1038_21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74" calcext:value-type="float">
            <text:p>17,374</text:p>
          </table:table-cell>
        </table:table-row>
        <table:table-row table:style-name="ro1">
          <table:table-cell office:value-type="string" calcext:value-type="string">
            <text:p>data/Time_Series_Individuals/Music_final_MW_EDA_1045_23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7" calcext:value-type="float">
            <text:p>5,507</text:p>
          </table:table-cell>
        </table:table-row>
        <table:table-row table:style-name="ro1">
          <table:table-cell office:value-type="string" calcext:value-type="string">
            <text:p>data/Time_Series_Individuals/Music_final_MW_EDA_1013_13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90" calcext:value-type="float">
            <text:p>17,590</text:p>
          </table:table-cell>
        </table:table-row>
        <table:table-row table:style-name="ro1">
          <table:table-cell office:value-type="string" calcext:value-type="string">
            <text:p>data/Time_Series_Individuals/Music_final_MW_HRV_1036_20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30" calcext:value-type="float">
            <text:p>23,830</text:p>
          </table:table-cell>
        </table:table-row>
        <table:table-row table:style-name="ro1">
          <table:table-cell office:value-type="string" calcext:value-type="string">
            <text:p>data/Time_Series_Individuals/Music_final_MW_EDA_1020_16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60" calcext:value-type="float">
            <text:p>17,060</text:p>
          </table:table-cell>
        </table:table-row>
        <table:table-row table:style-name="ro1">
          <table:table-cell office:value-type="string" calcext:value-type="string">
            <text:p>data/Time_Series_Individuals/Music_final_MW_EDA_1003_10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84" calcext:value-type="float">
            <text:p>17,084</text:p>
          </table:table-cell>
        </table:table-row>
        <table:table-row table:style-name="ro1">
          <table:table-cell office:value-type="string" calcext:value-type="string">
            <text:p>data/Time_Series_Individuals/Music_final_MW_EDA_1003_10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8" calcext:value-type="float">
            <text:p>4,398</text:p>
          </table:table-cell>
        </table:table-row>
        <table:table-row table:style-name="ro1">
          <table:table-cell office:value-type="string" calcext:value-type="string">
            <text:p>data/Time_Series_Individuals/Music_final_MW_EDA_1001_10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2" calcext:value-type="float">
            <text:p>4,412</text:p>
          </table:table-cell>
        </table:table-row>
        <table:table-row table:style-name="ro1">
          <table:table-cell office:value-type="string" calcext:value-type="string">
            <text:p>data/Time_Series_Individuals/Music_final_MW_HRV_1047_24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36" calcext:value-type="float">
            <text:p>20,436</text:p>
          </table:table-cell>
        </table:table-row>
        <table:table-row table:style-name="ro1">
          <table:table-cell office:value-type="string" calcext:value-type="string">
            <text:p>data/Time_Series_Individuals/Music_final_MW_EDA_1021_16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37" calcext:value-type="float">
            <text:p>17,537</text:p>
          </table:table-cell>
        </table:table-row>
        <table:table-row table:style-name="ro1">
          <table:table-cell office:value-type="string" calcext:value-type="string">
            <text:p>data/Time_Series_Individuals/Music_final_MW_EDA_1026_17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55" calcext:value-type="float">
            <text:p>17,355</text:p>
          </table:table-cell>
        </table:table-row>
        <table:table-row table:style-name="ro1">
          <table:table-cell office:value-type="string" calcext:value-type="string">
            <text:p>data/Time_Series_Individuals/Music_final_MW_EDA_1042_22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2" calcext:value-type="float">
            <text:p>5,702</text:p>
          </table:table-cell>
        </table:table-row>
        <table:table-row table:style-name="ro1">
          <table:table-cell office:value-type="string" calcext:value-type="string">
            <text:p>data/Time_Series_Individuals/Music_final_MW_EDA_1024_17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50" calcext:value-type="float">
            <text:p>5,250</text:p>
          </table:table-cell>
        </table:table-row>
        <table:table-row table:style-name="ro1">
          <table:table-cell office:value-type="string" calcext:value-type="string">
            <text:p>data/Time_Series_Individuals/Music_final_MW_EDA_1040_22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3" calcext:value-type="float">
            <text:p>4,503</text:p>
          </table:table-cell>
        </table:table-row>
        <table:table-row table:style-name="ro1">
          <table:table-cell office:value-type="string" calcext:value-type="string">
            <text:p>data/Time_Series_Individuals/Music_final_MW_HRV_1014_14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9" calcext:value-type="float">
            <text:p>5,709</text:p>
          </table:table-cell>
        </table:table-row>
        <table:table-row table:style-name="ro1">
          <table:table-cell office:value-type="string" calcext:value-type="string">
            <text:p>data/Time_Series_Individuals/Music_final_MW_HRV_1048_24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61" calcext:value-type="float">
            <text:p>23,161</text:p>
          </table:table-cell>
        </table:table-row>
        <table:table-row table:style-name="ro1">
          <table:table-cell office:value-type="string" calcext:value-type="string">
            <text:p>data/Time_Series_Individuals/Music_final_MW_HRV_1035_20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9" calcext:value-type="float">
            <text:p>20,529</text:p>
          </table:table-cell>
        </table:table-row>
        <table:table-row table:style-name="ro1">
          <table:table-cell office:value-type="string" calcext:value-type="string">
            <text:p>data/Time_Series_Individuals/Music_final_MW_EDA_1007_12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25" calcext:value-type="float">
            <text:p>15,325</text:p>
          </table:table-cell>
        </table:table-row>
        <table:table-row table:style-name="ro1">
          <table:table-cell office:value-type="string" calcext:value-type="string">
            <text:p>data/Time_Series_Individuals/Music_final_MW_HRV_1023_16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13" calcext:value-type="float">
            <text:p>23,513</text:p>
          </table:table-cell>
        </table:table-row>
        <table:table-row table:style-name="ro1">
          <table:table-cell office:value-type="string" calcext:value-type="string">
            <text:p>data/Time_Series_Individuals/Music_final_MW_HRV_1013_13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6" calcext:value-type="float">
            <text:p>4,636</text:p>
          </table:table-cell>
        </table:table-row>
        <table:table-row table:style-name="ro1">
          <table:table-cell office:value-type="string" calcext:value-type="string">
            <text:p>data/Time_Series_Individuals/Music_final_MW_HRV_1003_10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7" calcext:value-type="float">
            <text:p>5,567</text:p>
          </table:table-cell>
        </table:table-row>
        <table:table-row table:style-name="ro1">
          <table:table-cell office:value-type="string" calcext:value-type="string">
            <text:p>data/Time_Series_Individuals/Music_final_MW_EDA_1012_13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1" calcext:value-type="float">
            <text:p>5,801</text:p>
          </table:table-cell>
        </table:table-row>
        <table:table-row table:style-name="ro1">
          <table:table-cell office:value-type="string" calcext:value-type="string">
            <text:p>data/Time_Series_Individuals/Music_final_MW_EDA_1021_16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4" calcext:value-type="float">
            <text:p>5,694</text:p>
          </table:table-cell>
        </table:table-row>
        <table:table-row table:style-name="ro1">
          <table:table-cell office:value-type="string" calcext:value-type="string">
            <text:p>data/Time_Series_Individuals/Music_final_MW_EDA_1035_20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2" calcext:value-type="float">
            <text:p>4,442</text:p>
          </table:table-cell>
        </table:table-row>
        <table:table-row table:style-name="ro1">
          <table:table-cell office:value-type="string" calcext:value-type="string">
            <text:p>data/Time_Series_Individuals/Music_final_MW_HRV_1004_11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4" calcext:value-type="float">
            <text:p>5,834</text:p>
          </table:table-cell>
        </table:table-row>
        <table:table-row table:style-name="ro1">
          <table:table-cell office:value-type="string" calcext:value-type="string">
            <text:p>data/Time_Series_Individuals/Music_final_MW_HRV_1043_23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7" calcext:value-type="float">
            <text:p>20,527</text:p>
          </table:table-cell>
        </table:table-row>
        <table:table-row table:style-name="ro1">
          <table:table-cell office:value-type="string" calcext:value-type="string">
            <text:p>data/Time_Series_Individuals/Music_final_MW_EDA_1049_25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8" calcext:value-type="float">
            <text:p>5,578</text:p>
          </table:table-cell>
        </table:table-row>
        <table:table-row table:style-name="ro1">
          <table:table-cell office:value-type="string" calcext:value-type="string">
            <text:p>data/Time_Series_Individuals/Music_final_MW_HRV_1007_11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90" calcext:value-type="float">
            <text:p>19,990</text:p>
          </table:table-cell>
        </table:table-row>
        <table:table-row table:style-name="ro1">
          <table:table-cell office:value-type="string" calcext:value-type="string">
            <text:p>data/Time_Series_Individuals/Music_final_MW_HRV_1051_25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96" calcext:value-type="float">
            <text:p>5,896</text:p>
          </table:table-cell>
        </table:table-row>
        <table:table-row table:style-name="ro1">
          <table:table-cell office:value-type="string" calcext:value-type="string">
            <text:p>data/Time_Series_Individuals/Music_final_MW_EDA_1036_21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22" calcext:value-type="float">
            <text:p>18,022</text:p>
          </table:table-cell>
        </table:table-row>
        <table:table-row table:style-name="ro1">
          <table:table-cell office:value-type="string" calcext:value-type="string">
            <text:p>data/Time_Series_Individuals/Music_final_MW_EDA_1036_21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16" calcext:value-type="float">
            <text:p>5,316</text:p>
          </table:table-cell>
        </table:table-row>
        <table:table-row table:style-name="ro1">
          <table:table-cell office:value-type="string" calcext:value-type="string">
            <text:p>data/Time_Series_Individuals/Music_final_MW_EDA_1006_11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1" calcext:value-type="float">
            <text:p>5,701</text:p>
          </table:table-cell>
        </table:table-row>
        <table:table-row table:style-name="ro1">
          <table:table-cell office:value-type="string" calcext:value-type="string">
            <text:p>data/Time_Series_Individuals/Music_final_MW_HRV_1028_18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4" calcext:value-type="float">
            <text:p>5,874</text:p>
          </table:table-cell>
        </table:table-row>
        <table:table-row table:style-name="ro1">
          <table:table-cell office:value-type="string" calcext:value-type="string">
            <text:p>data/Time_Series_Individuals/Music_final_MW_EDA_1007_11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69" calcext:value-type="float">
            <text:p>5,069</text:p>
          </table:table-cell>
        </table:table-row>
        <table:table-row table:style-name="ro1">
          <table:table-cell office:value-type="string" calcext:value-type="string">
            <text:p>data/Time_Series_Individuals/Music_final_MW_HRV_1004_11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92" calcext:value-type="float">
            <text:p>4,792</text:p>
          </table:table-cell>
        </table:table-row>
        <table:table-row table:style-name="ro1">
          <table:table-cell office:value-type="string" calcext:value-type="string">
            <text:p>data/Time_Series_Individuals/Music_final_MW_EDA_1026_17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8" calcext:value-type="float">
            <text:p>4,428</text:p>
          </table:table-cell>
        </table:table-row>
        <table:table-row table:style-name="ro1">
          <table:table-cell office:value-type="string" calcext:value-type="string">
            <text:p>data/Time_Series_Individuals/Music_final_MW_EDA_1026_17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66" calcext:value-type="float">
            <text:p>5,466</text:p>
          </table:table-cell>
        </table:table-row>
        <table:table-row table:style-name="ro1">
          <table:table-cell office:value-type="string" calcext:value-type="string">
            <text:p>data/Time_Series_Individuals/Music_final_MW_EDA_1030_18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9" calcext:value-type="float">
            <text:p>4,439</text:p>
          </table:table-cell>
        </table:table-row>
        <table:table-row table:style-name="ro1">
          <table:table-cell office:value-type="string" calcext:value-type="string">
            <text:p>data/Time_Series_Individuals/Music_final_MW_HRV_1026_17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6" calcext:value-type="float">
            <text:p>5,706</text:p>
          </table:table-cell>
        </table:table-row>
        <table:table-row table:style-name="ro1">
          <table:table-cell office:value-type="string" calcext:value-type="string">
            <text:p>data/Time_Series_Individuals/Music_final_MW_EDA_1048_24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50" calcext:value-type="float">
            <text:p>15,950</text:p>
          </table:table-cell>
        </table:table-row>
        <table:table-row table:style-name="ro1">
          <table:table-cell office:value-type="string" calcext:value-type="string">
            <text:p>data/Time_Series_Individuals/Music_final_MW_HRV_1043_23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78" calcext:value-type="float">
            <text:p>23,578</text:p>
          </table:table-cell>
        </table:table-row>
        <table:table-row table:style-name="ro1">
          <table:table-cell office:value-type="string" calcext:value-type="string">
            <text:p>data/Time_Series_Individuals/Music_final_MW_HRV_1033_20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78" calcext:value-type="float">
            <text:p>5,978</text:p>
          </table:table-cell>
        </table:table-row>
        <table:table-row table:style-name="ro1">
          <table:table-cell office:value-type="string" calcext:value-type="string">
            <text:p>data/Time_Series_Individuals/Music_final_MW_HRV_1015_14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3" calcext:value-type="float">
            <text:p>5,723</text:p>
          </table:table-cell>
        </table:table-row>
        <table:table-row table:style-name="ro1">
          <table:table-cell office:value-type="string" calcext:value-type="string">
            <text:p>data/Time_Series_Individuals/Music_final_MW_HRV_1037_21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37" calcext:value-type="float">
            <text:p>19,837</text:p>
          </table:table-cell>
        </table:table-row>
        <table:table-row table:style-name="ro1">
          <table:table-cell office:value-type="string" calcext:value-type="string">
            <text:p>data/Time_Series_Individuals/Music_final_MW_HRV_1014_14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06" calcext:value-type="float">
            <text:p>23,706</text:p>
          </table:table-cell>
        </table:table-row>
        <table:table-row table:style-name="ro1">
          <table:table-cell office:value-type="string" calcext:value-type="string">
            <text:p>data/Time_Series_Individuals/Music_final_MW_EDA_1023_16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17" calcext:value-type="float">
            <text:p>4,217</text:p>
          </table:table-cell>
        </table:table-row>
        <table:table-row table:style-name="ro1">
          <table:table-cell office:value-type="string" calcext:value-type="string">
            <text:p>data/Time_Series_Individuals/Music_final_MW_HRV_1007_11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3068" calcext:value-type="float">
            <text:p>3,068</text:p>
          </table:table-cell>
        </table:table-row>
        <table:table-row table:style-name="ro1">
          <table:table-cell office:value-type="string" calcext:value-type="string">
            <text:p>data/Time_Series_Individuals/Music_final_MW_HRV_1048_24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8" calcext:value-type="float">
            <text:p>4,658</text:p>
          </table:table-cell>
        </table:table-row>
        <table:table-row table:style-name="ro1">
          <table:table-cell office:value-type="string" calcext:value-type="string">
            <text:p>data/Time_Series_Individuals/Music_final_MW_HRV_1049_25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4" calcext:value-type="float">
            <text:p>5,744</text:p>
          </table:table-cell>
        </table:table-row>
        <table:table-row table:style-name="ro1">
          <table:table-cell office:value-type="string" calcext:value-type="string">
            <text:p>data/Time_Series_Individuals/Music_final_MW_EDA_1030_18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9" calcext:value-type="float">
            <text:p>5,419</text:p>
          </table:table-cell>
        </table:table-row>
        <table:table-row table:style-name="ro1">
          <table:table-cell office:value-type="string" calcext:value-type="string">
            <text:p>data/Time_Series_Individuals/Music_final_MW_HRV_1049_24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7" calcext:value-type="float">
            <text:p>5,827</text:p>
          </table:table-cell>
        </table:table-row>
        <table:table-row table:style-name="ro1">
          <table:table-cell office:value-type="string" calcext:value-type="string">
            <text:p>data/Time_Series_Individuals/Music_final_MW_EDA_1047_24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64" calcext:value-type="float">
            <text:p>16,064</text:p>
          </table:table-cell>
        </table:table-row>
        <table:table-row table:style-name="ro1">
          <table:table-cell office:value-type="string" calcext:value-type="string">
            <text:p>data/Time_Series_Individuals/Music_final_MW_EDA_1007_12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13" calcext:value-type="float">
            <text:p>16,913</text:p>
          </table:table-cell>
        </table:table-row>
        <table:table-row table:style-name="ro1">
          <table:table-cell office:value-type="string" calcext:value-type="string">
            <text:p>data/Time_Series_Individuals/Music_final_MW_HRV_1041_22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20" calcext:value-type="float">
            <text:p>4,320</text:p>
          </table:table-cell>
        </table:table-row>
        <table:table-row table:style-name="ro1">
          <table:table-cell office:value-type="string" calcext:value-type="string">
            <text:p>data/Time_Series_Individuals/Music_final_MW_EDA_1015_14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30" calcext:value-type="float">
            <text:p>4,230</text:p>
          </table:table-cell>
        </table:table-row>
        <table:table-row table:style-name="ro1">
          <table:table-cell office:value-type="string" calcext:value-type="string">
            <text:p>data/Time_Series_Individuals/Music_final_MW_HRV_1020_15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5" calcext:value-type="float">
            <text:p>5,625</text:p>
          </table:table-cell>
        </table:table-row>
        <table:table-row table:style-name="ro1">
          <table:table-cell office:value-type="string" calcext:value-type="string">
            <text:p>data/Time_Series_Individuals/Music_final_MW_EDA_1022_16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52" calcext:value-type="float">
            <text:p>15,352</text:p>
          </table:table-cell>
        </table:table-row>
        <table:table-row table:style-name="ro1">
          <table:table-cell office:value-type="string" calcext:value-type="string">
            <text:p>data/Time_Series_Individuals/Music_final_MW_HRV_1028_18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6" calcext:value-type="float">
            <text:p>5,666</text:p>
          </table:table-cell>
        </table:table-row>
        <table:table-row table:style-name="ro1">
          <table:table-cell office:value-type="string" calcext:value-type="string">
            <text:p>data/Time_Series_Individuals/Music_final_MW_EDA_1044_23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99" calcext:value-type="float">
            <text:p>17,099</text:p>
          </table:table-cell>
        </table:table-row>
        <table:table-row table:style-name="ro1">
          <table:table-cell office:value-type="string" calcext:value-type="string">
            <text:p>data/Time_Series_Individuals/Music_final_MW_EDA_1048_24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68" calcext:value-type="float">
            <text:p>4,568</text:p>
          </table:table-cell>
        </table:table-row>
        <table:table-row table:style-name="ro1">
          <table:table-cell office:value-type="string" calcext:value-type="string">
            <text:p>data/Time_Series_Individuals/Music_final_MW_HRV_1036_20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7" calcext:value-type="float">
            <text:p>5,547</text:p>
          </table:table-cell>
        </table:table-row>
        <table:table-row table:style-name="ro1">
          <table:table-cell office:value-type="string" calcext:value-type="string">
            <text:p>data/Time_Series_Individuals/Music_final_MW_EDA_1047_24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6" calcext:value-type="float">
            <text:p>4,436</text:p>
          </table:table-cell>
        </table:table-row>
        <table:table-row table:style-name="ro1">
          <table:table-cell office:value-type="string" calcext:value-type="string">
            <text:p>data/Time_Series_Individuals/Music_final_MW_EDA_1031_19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594" calcext:value-type="float">
            <text:p>16,594</text:p>
          </table:table-cell>
        </table:table-row>
        <table:table-row table:style-name="ro1">
          <table:table-cell office:value-type="string" calcext:value-type="string">
            <text:p>data/Time_Series_Individuals/Music_final_MW_EDA_1012_13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2" calcext:value-type="float">
            <text:p>4,532</text:p>
          </table:table-cell>
        </table:table-row>
        <table:table-row table:style-name="ro1">
          <table:table-cell office:value-type="string" calcext:value-type="string">
            <text:p>data/Time_Series_Individuals/Music_final_MW_HRV_1029_18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95" calcext:value-type="float">
            <text:p>20,595</text:p>
          </table:table-cell>
        </table:table-row>
        <table:table-row table:style-name="ro1">
          <table:table-cell office:value-type="string" calcext:value-type="string">
            <text:p>data/Time_Series_Individuals/Music_final_MW_EDA_1006_11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6" calcext:value-type="float">
            <text:p>5,516</text:p>
          </table:table-cell>
        </table:table-row>
        <table:table-row table:style-name="ro1">
          <table:table-cell office:value-type="string" calcext:value-type="string">
            <text:p>data/Time_Series_Individuals/Music_final_MW_EDA_1036_21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02" calcext:value-type="float">
            <text:p>5,602</text:p>
          </table:table-cell>
        </table:table-row>
        <table:table-row table:style-name="ro1">
          <table:table-cell office:value-type="string" calcext:value-type="string">
            <text:p>data/Time_Series_Individuals/Music_final_MW_EDA_1047_24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06" calcext:value-type="float">
            <text:p>5,406</text:p>
          </table:table-cell>
        </table:table-row>
        <table:table-row table:style-name="ro1">
          <table:table-cell office:value-type="string" calcext:value-type="string">
            <text:p>data/Time_Series_Individuals/Music_final_MW_EDA_1025_17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07" calcext:value-type="float">
            <text:p>17,807</text:p>
          </table:table-cell>
        </table:table-row>
        <table:table-row table:style-name="ro1">
          <table:table-cell office:value-type="string" calcext:value-type="string">
            <text:p>data/Time_Series_Individuals/Music_final_MW_EDA_1026_17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6" calcext:value-type="float">
            <text:p>5,516</text:p>
          </table:table-cell>
        </table:table-row>
        <table:table-row table:style-name="ro1">
          <table:table-cell office:value-type="string" calcext:value-type="string">
            <text:p>data/Time_Series_Individuals/Music_final_MW_EDA_1006_11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9" calcext:value-type="float">
            <text:p>5,419</text:p>
          </table:table-cell>
        </table:table-row>
        <table:table-row table:style-name="ro1">
          <table:table-cell office:value-type="string" calcext:value-type="string">
            <text:p>data/Time_Series_Individuals/Music_final_MW_HRV_1016_14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57" calcext:value-type="float">
            <text:p>4,757</text:p>
          </table:table-cell>
        </table:table-row>
        <table:table-row table:style-name="ro1">
          <table:table-cell office:value-type="string" calcext:value-type="string">
            <text:p>data/Time_Series_Individuals/Music_final_MW_HRV_1029_18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5345" calcext:value-type="float">
            <text:p>25,345</text:p>
          </table:table-cell>
        </table:table-row>
        <table:table-row table:style-name="ro1">
          <table:table-cell office:value-type="string" calcext:value-type="string">
            <text:p>data/Time_Series_Individuals/Music_final_MW_HRV_1020_15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44" calcext:value-type="float">
            <text:p>23,444</text:p>
          </table:table-cell>
        </table:table-row>
        <table:table-row table:style-name="ro1">
          <table:table-cell office:value-type="string" calcext:value-type="string">
            <text:p>data/Time_Series_Individuals/Music_final_MW_HRV_1007_11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77" calcext:value-type="float">
            <text:p>5,277</text:p>
          </table:table-cell>
        </table:table-row>
        <table:table-row table:style-name="ro1">
          <table:table-cell office:value-type="string" calcext:value-type="string">
            <text:p>data/Time_Series_Individuals/Music_final_MW_EDA_1016_14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45" calcext:value-type="float">
            <text:p>15,745</text:p>
          </table:table-cell>
        </table:table-row>
        <table:table-row table:style-name="ro1">
          <table:table-cell office:value-type="string" calcext:value-type="string">
            <text:p>data/Time_Series_Individuals/Music_final_MW_HRV_1036_21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5" calcext:value-type="float">
            <text:p>5,795</text:p>
          </table:table-cell>
        </table:table-row>
        <table:table-row table:style-name="ro1">
          <table:table-cell office:value-type="string" calcext:value-type="string">
            <text:p>data/Time_Series_Individuals/Music_final_MW_HRV_1045_23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5" calcext:value-type="float">
            <text:p>4,705</text:p>
          </table:table-cell>
        </table:table-row>
        <table:table-row table:style-name="ro1">
          <table:table-cell office:value-type="string" calcext:value-type="string">
            <text:p>data/Time_Series_Individuals/Music_final_MW_EDA_1019_15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514" calcext:value-type="float">
            <text:p>18,514</text:p>
          </table:table-cell>
        </table:table-row>
        <table:table-row table:style-name="ro1">
          <table:table-cell office:value-type="string" calcext:value-type="string">
            <text:p>data/Time_Series_Individuals/Music_final_MW_HRV_1009_12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06" calcext:value-type="float">
            <text:p>4,806</text:p>
          </table:table-cell>
        </table:table-row>
        <table:table-row table:style-name="ro1">
          <table:table-cell office:value-type="string" calcext:value-type="string">
            <text:p>data/Time_Series_Individuals/Music_final_MW_EDA_1047_24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6" calcext:value-type="float">
            <text:p>5,446</text:p>
          </table:table-cell>
        </table:table-row>
        <table:table-row table:style-name="ro1">
          <table:table-cell office:value-type="string" calcext:value-type="string">
            <text:p>data/Time_Series_Individuals/Music_final_MW_HRV_1049_24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707" calcext:value-type="float">
            <text:p>19,707</text:p>
          </table:table-cell>
        </table:table-row>
        <table:table-row table:style-name="ro1">
          <table:table-cell office:value-type="string" calcext:value-type="string">
            <text:p>data/Time_Series_Individuals/Music_final_MW_EDA_1032_19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26" calcext:value-type="float">
            <text:p>17,726</text:p>
          </table:table-cell>
        </table:table-row>
        <table:table-row table:style-name="ro1">
          <table:table-cell office:value-type="string" calcext:value-type="string">
            <text:p>data/Time_Series_Individuals/Music_final_MW_EDA_1009_12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22" calcext:value-type="float">
            <text:p>15,822</text:p>
          </table:table-cell>
        </table:table-row>
        <table:table-row table:style-name="ro1">
          <table:table-cell office:value-type="string" calcext:value-type="string">
            <text:p>data/Time_Series_Individuals/Music_final_MW_HRV_1004_11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7" calcext:value-type="float">
            <text:p>5,807</text:p>
          </table:table-cell>
        </table:table-row>
        <table:table-row table:style-name="ro1">
          <table:table-cell office:value-type="string" calcext:value-type="string">
            <text:p>data/Time_Series_Individuals/Music_final_MW_EDA_1039_21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71" calcext:value-type="float">
            <text:p>15,771</text:p>
          </table:table-cell>
        </table:table-row>
        <table:table-row table:style-name="ro1">
          <table:table-cell office:value-type="string" calcext:value-type="string">
            <text:p>data/Time_Series_Individuals/Music_final_MW_HRV_1020_15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24" calcext:value-type="float">
            <text:p>20,424</text:p>
          </table:table-cell>
        </table:table-row>
        <table:table-row table:style-name="ro1">
          <table:table-cell office:value-type="string" calcext:value-type="string">
            <text:p>data/Time_Series_Individuals/Music_final_MW_HRV_1017_15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6" calcext:value-type="float">
            <text:p>5,796</text:p>
          </table:table-cell>
        </table:table-row>
        <table:table-row table:style-name="ro1">
          <table:table-cell office:value-type="string" calcext:value-type="string">
            <text:p>data/Time_Series_Individuals/Music_final_MW_EDA_1040_22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6" calcext:value-type="float">
            <text:p>5,526</text:p>
          </table:table-cell>
        </table:table-row>
        <table:table-row table:style-name="ro1">
          <table:table-cell office:value-type="string" calcext:value-type="string">
            <text:p>data/Time_Series_Individuals/Music_final_MW_HRV_1017_15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61" calcext:value-type="float">
            <text:p>23,361</text:p>
          </table:table-cell>
        </table:table-row>
        <table:table-row table:style-name="ro1">
          <table:table-cell office:value-type="string" calcext:value-type="string">
            <text:p>data/Time_Series_Individuals/Music_final_MW_HRV_1007_12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099" calcext:value-type="float">
            <text:p>22,099</text:p>
          </table:table-cell>
        </table:table-row>
        <table:table-row table:style-name="ro1">
          <table:table-cell office:value-type="string" calcext:value-type="string">
            <text:p>data/Time_Series_Individuals/Music_final_MW_HRV_1043_23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71" calcext:value-type="float">
            <text:p>20,971</text:p>
          </table:table-cell>
        </table:table-row>
        <table:table-row table:style-name="ro1">
          <table:table-cell office:value-type="string" calcext:value-type="string">
            <text:p>data/Time_Series_Individuals/Music_final_MW_EDA_1034_20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49" calcext:value-type="float">
            <text:p>5,249</text:p>
          </table:table-cell>
        </table:table-row>
        <table:table-row table:style-name="ro1">
          <table:table-cell office:value-type="string" calcext:value-type="string">
            <text:p>data/Time_Series_Individuals/Music_final_MW_HRV_1006_11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30" calcext:value-type="float">
            <text:p>20,930</text:p>
          </table:table-cell>
        </table:table-row>
        <table:table-row table:style-name="ro1">
          <table:table-cell office:value-type="string" calcext:value-type="string">
            <text:p>data/Time_Series_Individuals/Music_final_MW_HRV_1027_17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91" calcext:value-type="float">
            <text:p>19,591</text:p>
          </table:table-cell>
        </table:table-row>
        <table:table-row table:style-name="ro1">
          <table:table-cell office:value-type="string" calcext:value-type="string">
            <text:p>data/Time_Series_Individuals/Music_final_MW_HRV_1022_16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1" calcext:value-type="float">
            <text:p>5,741</text:p>
          </table:table-cell>
        </table:table-row>
        <table:table-row table:style-name="ro1">
          <table:table-cell office:value-type="string" calcext:value-type="string">
            <text:p>data/Time_Series_Individuals/Music_final_MW_EDA_1033_20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83" calcext:value-type="float">
            <text:p>18,183</text:p>
          </table:table-cell>
        </table:table-row>
        <table:table-row table:style-name="ro1">
          <table:table-cell office:value-type="string" calcext:value-type="string">
            <text:p>data/Time_Series_Individuals/Music_final_MW_EDA_1001_10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52" calcext:value-type="float">
            <text:p>4,752</text:p>
          </table:table-cell>
        </table:table-row>
        <table:table-row table:style-name="ro1">
          <table:table-cell office:value-type="string" calcext:value-type="string">
            <text:p>data/Time_Series_Individuals/Music_final_MW_EDA_1023_16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13" calcext:value-type="float">
            <text:p>17,513</text:p>
          </table:table-cell>
        </table:table-row>
        <table:table-row table:style-name="ro1">
          <table:table-cell office:value-type="string" calcext:value-type="string">
            <text:p>data/Time_Series_Individuals/Music_final_MW_EDA_1026_17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0" calcext:value-type="float">
            <text:p>5,500</text:p>
          </table:table-cell>
        </table:table-row>
        <table:table-row table:style-name="ro1">
          <table:table-cell office:value-type="string" calcext:value-type="string">
            <text:p>data/Time_Series_Individuals/Music_final_MW_HRV_1011_13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42" calcext:value-type="float">
            <text:p>23,842</text:p>
          </table:table-cell>
        </table:table-row>
        <table:table-row table:style-name="ro1">
          <table:table-cell office:value-type="string" calcext:value-type="string">
            <text:p>data/Time_Series_Individuals/Music_final_MW_HRV_1022_16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77" calcext:value-type="float">
            <text:p>23,177</text:p>
          </table:table-cell>
        </table:table-row>
        <table:table-row table:style-name="ro1">
          <table:table-cell office:value-type="string" calcext:value-type="string">
            <text:p>data/Time_Series_Individuals/Music_final_MW_EDA_1034_20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85" calcext:value-type="float">
            <text:p>17,385</text:p>
          </table:table-cell>
        </table:table-row>
        <table:table-row table:style-name="ro1">
          <table:table-cell office:value-type="string" calcext:value-type="string">
            <text:p>data/Time_Series_Individuals/Music_final_MW_HRV_1035_20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96" calcext:value-type="float">
            <text:p>23,196</text:p>
          </table:table-cell>
        </table:table-row>
        <table:table-row table:style-name="ro1">
          <table:table-cell office:value-type="string" calcext:value-type="string">
            <text:p>data/Time_Series_Individuals/Music_final_MW_EDA_1042_22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22" calcext:value-type="float">
            <text:p>4,522</text:p>
          </table:table-cell>
        </table:table-row>
        <table:table-row table:style-name="ro1">
          <table:table-cell office:value-type="string" calcext:value-type="string">
            <text:p>data/Time_Series_Individuals/Music_final_MW_EDA_1037_21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67" calcext:value-type="float">
            <text:p>4,567</text:p>
          </table:table-cell>
        </table:table-row>
        <table:table-row table:style-name="ro1">
          <table:table-cell office:value-type="string" calcext:value-type="string">
            <text:p>data/Time_Series_Individuals/Music_final_MW_HRV_1006_11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98" calcext:value-type="float">
            <text:p>4,798</text:p>
          </table:table-cell>
        </table:table-row>
        <table:table-row table:style-name="ro1">
          <table:table-cell office:value-type="string" calcext:value-type="string">
            <text:p>data/Time_Series_Individuals/Music_final_MW_EDA_1039_21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65" calcext:value-type="float">
            <text:p>15,565</text:p>
          </table:table-cell>
        </table:table-row>
        <table:table-row table:style-name="ro1">
          <table:table-cell office:value-type="string" calcext:value-type="string">
            <text:p>data/Time_Series_Individuals/Music_final_MW_EDA_1037_21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3" calcext:value-type="float">
            <text:p>5,573</text:p>
          </table:table-cell>
        </table:table-row>
        <table:table-row table:style-name="ro1">
          <table:table-cell office:value-type="string" calcext:value-type="string">
            <text:p>data/Time_Series_Individuals/Music_final_MW_HRV_1020_15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07" calcext:value-type="float">
            <text:p>5,307</text:p>
          </table:table-cell>
        </table:table-row>
        <table:table-row table:style-name="ro1">
          <table:table-cell office:value-type="string" calcext:value-type="string">
            <text:p>data/Time_Series_Individuals/Music_final_MW_EDA_1025_17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21" calcext:value-type="float">
            <text:p>15,721</text:p>
          </table:table-cell>
        </table:table-row>
        <table:table-row table:style-name="ro1">
          <table:table-cell office:value-type="string" calcext:value-type="string">
            <text:p>data/Time_Series_Individuals/Music_final_MW_EDA_1033_20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28" calcext:value-type="float">
            <text:p>17,328</text:p>
          </table:table-cell>
        </table:table-row>
        <table:table-row table:style-name="ro1">
          <table:table-cell office:value-type="string" calcext:value-type="string">
            <text:p>data/Time_Series_Individuals/Music_final_MW_HRV_1013_13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53" calcext:value-type="float">
            <text:p>6,153</text:p>
          </table:table-cell>
        </table:table-row>
        <table:table-row table:style-name="ro1">
          <table:table-cell office:value-type="string" calcext:value-type="string">
            <text:p>data/Time_Series_Individuals/Music_final_MW_HRV_1048_24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86" calcext:value-type="float">
            <text:p>20,686</text:p>
          </table:table-cell>
        </table:table-row>
        <table:table-row table:style-name="ro1">
          <table:table-cell office:value-type="string" calcext:value-type="string">
            <text:p>data/Time_Series_Individuals/Music_final_MW_EDA_1011_13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98" calcext:value-type="float">
            <text:p>17,898</text:p>
          </table:table-cell>
        </table:table-row>
        <table:table-row table:style-name="ro1">
          <table:table-cell office:value-type="string" calcext:value-type="string">
            <text:p>data/Time_Series_Individuals/Music_final_MW_EDA_1013_13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93" calcext:value-type="float">
            <text:p>17,493</text:p>
          </table:table-cell>
        </table:table-row>
        <table:table-row table:style-name="ro1">
          <table:table-cell office:value-type="string" calcext:value-type="string">
            <text:p>data/Time_Series_Individuals/Music_final_MW_EDA_1008_12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8" calcext:value-type="float">
            <text:p>5,788</text:p>
          </table:table-cell>
        </table:table-row>
        <table:table-row table:style-name="ro1">
          <table:table-cell office:value-type="string" calcext:value-type="string">
            <text:p>data/Time_Series_Individuals/Music_final_MW_EDA_1019_15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10" calcext:value-type="float">
            <text:p>4,110</text:p>
          </table:table-cell>
        </table:table-row>
        <table:table-row table:style-name="ro1">
          <table:table-cell office:value-type="string" calcext:value-type="string">
            <text:p>data/Time_Series_Individuals/Music_final_MW_HRV_1049_25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719" calcext:value-type="float">
            <text:p>19,719</text:p>
          </table:table-cell>
        </table:table-row>
        <table:table-row table:style-name="ro1">
          <table:table-cell office:value-type="string" calcext:value-type="string">
            <text:p>data/Time_Series_Individuals/Music_final_MW_HRV_1003_10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2" calcext:value-type="float">
            <text:p>5,582</text:p>
          </table:table-cell>
        </table:table-row>
        <table:table-row table:style-name="ro1">
          <table:table-cell office:value-type="string" calcext:value-type="string">
            <text:p>data/Time_Series_Individuals/Music_final_MW_HRV_1046_24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01" calcext:value-type="float">
            <text:p>23,601</text:p>
          </table:table-cell>
        </table:table-row>
        <table:table-row table:style-name="ro1">
          <table:table-cell office:value-type="string" calcext:value-type="string">
            <text:p>data/Time_Series_Individuals/Music_final_MW_HRV_1009_12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90" calcext:value-type="float">
            <text:p>24,290</text:p>
          </table:table-cell>
        </table:table-row>
        <table:table-row table:style-name="ro1">
          <table:table-cell office:value-type="string" calcext:value-type="string">
            <text:p>data/Time_Series_Individuals/Music_final_MW_HRV_1036_21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2" calcext:value-type="float">
            <text:p>5,782</text:p>
          </table:table-cell>
        </table:table-row>
        <table:table-row table:style-name="ro1">
          <table:table-cell office:value-type="string" calcext:value-type="string">
            <text:p>data/Time_Series_Individuals/Music_final_MW_EDA_1017_14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1" calcext:value-type="float">
            <text:p>5,541</text:p>
          </table:table-cell>
        </table:table-row>
        <table:table-row table:style-name="ro1">
          <table:table-cell office:value-type="string" calcext:value-type="string">
            <text:p>data/Time_Series_Individuals/Music_final_MW_HRV_1009_12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40" calcext:value-type="float">
            <text:p>24,240</text:p>
          </table:table-cell>
        </table:table-row>
        <table:table-row table:style-name="ro1">
          <table:table-cell office:value-type="string" calcext:value-type="string">
            <text:p>data/Time_Series_Individuals/Music_final_MW_HRV_1013_13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23" calcext:value-type="float">
            <text:p>24,623</text:p>
          </table:table-cell>
        </table:table-row>
        <table:table-row table:style-name="ro1">
          <table:table-cell office:value-type="string" calcext:value-type="string">
            <text:p>data/Time_Series_Individuals/Music_final_MW_HRV_1048_24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4" calcext:value-type="float">
            <text:p>5,814</text:p>
          </table:table-cell>
        </table:table-row>
        <table:table-row table:style-name="ro1">
          <table:table-cell office:value-type="string" calcext:value-type="string">
            <text:p>data/Time_Series_Individuals/Music_final_MW_EDA_1023_16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52" calcext:value-type="float">
            <text:p>16,052</text:p>
          </table:table-cell>
        </table:table-row>
        <table:table-row table:style-name="ro1">
          <table:table-cell office:value-type="string" calcext:value-type="string">
            <text:p>data/Time_Series_Individuals/Music_final_MW_EDA_1011_13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5" calcext:value-type="float">
            <text:p>4,495</text:p>
          </table:table-cell>
        </table:table-row>
        <table:table-row table:style-name="ro1">
          <table:table-cell office:value-type="string" calcext:value-type="string">
            <text:p>data/Time_Series_Individuals/Music_final_MW_HRV_1051_25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58" calcext:value-type="float">
            <text:p>23,558</text:p>
          </table:table-cell>
        </table:table-row>
        <table:table-row table:style-name="ro1">
          <table:table-cell office:value-type="string" calcext:value-type="string">
            <text:p>data/Time_Series_Individuals/Music_final_MW_EDA_1013_13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6" calcext:value-type="float">
            <text:p>5,586</text:p>
          </table:table-cell>
        </table:table-row>
        <table:table-row table:style-name="ro1">
          <table:table-cell office:value-type="string" calcext:value-type="string">
            <text:p>data/Time_Series_Individuals/Music_final_MW_EDA_1046_24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6" calcext:value-type="float">
            <text:p>5,376</text:p>
          </table:table-cell>
        </table:table-row>
        <table:table-row table:style-name="ro1">
          <table:table-cell office:value-type="string" calcext:value-type="string">
            <text:p>data/Time_Series_Individuals/Music_final_MW_EDA_1045_23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76" calcext:value-type="float">
            <text:p>17,876</text:p>
          </table:table-cell>
        </table:table-row>
        <table:table-row table:style-name="ro1">
          <table:table-cell office:value-type="string" calcext:value-type="string">
            <text:p>data/Time_Series_Individuals/Music_final_MW_HRV_1044_23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52" calcext:value-type="float">
            <text:p>23,052</text:p>
          </table:table-cell>
        </table:table-row>
        <table:table-row table:style-name="ro1">
          <table:table-cell office:value-type="string" calcext:value-type="string">
            <text:p>data/Time_Series_Individuals/Music_final_MW_EDA_1011_13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9" calcext:value-type="float">
            <text:p>5,589</text:p>
          </table:table-cell>
        </table:table-row>
        <table:table-row table:style-name="ro1">
          <table:table-cell office:value-type="string" calcext:value-type="string">
            <text:p>data/Time_Series_Individuals/Music_final_MW_EDA_1032_19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36" calcext:value-type="float">
            <text:p>17,736</text:p>
          </table:table-cell>
        </table:table-row>
        <table:table-row table:style-name="ro1">
          <table:table-cell office:value-type="string" calcext:value-type="string">
            <text:p>data/Time_Series_Individuals/Music_final_MW_HRV_1043_23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3" calcext:value-type="float">
            <text:p>4,673</text:p>
          </table:table-cell>
        </table:table-row>
        <table:table-row table:style-name="ro1">
          <table:table-cell office:value-type="string" calcext:value-type="string">
            <text:p>data/Time_Series_Individuals/Music_final_MW_HRV_1020_16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5" calcext:value-type="float">
            <text:p>5,665</text:p>
          </table:table-cell>
        </table:table-row>
        <table:table-row table:style-name="ro1">
          <table:table-cell office:value-type="string" calcext:value-type="string">
            <text:p>data/Time_Series_Individuals/Music_final_MW_EDA_1045_23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91" calcext:value-type="float">
            <text:p>17,691</text:p>
          </table:table-cell>
        </table:table-row>
        <table:table-row table:style-name="ro1">
          <table:table-cell office:value-type="string" calcext:value-type="string">
            <text:p>data/Time_Series_Individuals/Music_final_MW_EDA_1046_24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8" calcext:value-type="float">
            <text:p>5,528</text:p>
          </table:table-cell>
        </table:table-row>
        <table:table-row table:style-name="ro1">
          <table:table-cell office:value-type="string" calcext:value-type="string">
            <text:p>data/Time_Series_Individuals/Music_final_MW_EDA_1026_17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13" calcext:value-type="float">
            <text:p>17,713</text:p>
          </table:table-cell>
        </table:table-row>
        <table:table-row table:style-name="ro1">
          <table:table-cell office:value-type="string" calcext:value-type="string">
            <text:p>data/Time_Series_Individuals/Music_final_MW_EDA_1013_13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43" calcext:value-type="float">
            <text:p>5,943</text:p>
          </table:table-cell>
        </table:table-row>
        <table:table-row table:style-name="ro1">
          <table:table-cell office:value-type="string" calcext:value-type="string">
            <text:p>data/Time_Series_Individuals/Music_final_MW_HRV_1005_11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81" calcext:value-type="float">
            <text:p>5,881</text:p>
          </table:table-cell>
        </table:table-row>
        <table:table-row table:style-name="ro1">
          <table:table-cell office:value-type="string" calcext:value-type="string">
            <text:p>data/Time_Series_Individuals/Music_final_MW_HRV_1031_19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27" calcext:value-type="float">
            <text:p>20,727</text:p>
          </table:table-cell>
        </table:table-row>
        <table:table-row table:style-name="ro1">
          <table:table-cell office:value-type="string" calcext:value-type="string">
            <text:p>data/Time_Series_Individuals/Music_final_MW_EDA_1029_18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6" calcext:value-type="float">
            <text:p>4,486</text:p>
          </table:table-cell>
        </table:table-row>
        <table:table-row table:style-name="ro1">
          <table:table-cell office:value-type="string" calcext:value-type="string">
            <text:p>data/Time_Series_Individuals/Music_final_MW_HRV_1017_15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7" calcext:value-type="float">
            <text:p>4,677</text:p>
          </table:table-cell>
        </table:table-row>
        <table:table-row table:style-name="ro1">
          <table:table-cell office:value-type="string" calcext:value-type="string">
            <text:p>data/Time_Series_Individuals/Music_final_MW_EDA_1007_11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53" calcext:value-type="float">
            <text:p>15,453</text:p>
          </table:table-cell>
        </table:table-row>
        <table:table-row table:style-name="ro1">
          <table:table-cell office:value-type="string" calcext:value-type="string">
            <text:p>data/Time_Series_Individuals/Music_final_MW_HRV_1014_14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4" calcext:value-type="float">
            <text:p>5,674</text:p>
          </table:table-cell>
        </table:table-row>
        <table:table-row table:style-name="ro1">
          <table:table-cell office:value-type="string" calcext:value-type="string">
            <text:p>data/Time_Series_Individuals/Music_final_MW_HRV_1028_18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6" calcext:value-type="float">
            <text:p>5,746</text:p>
          </table:table-cell>
        </table:table-row>
        <table:table-row table:style-name="ro1">
          <table:table-cell office:value-type="string" calcext:value-type="string">
            <text:p>data/Time_Series_Individuals/Music_final_MW_HRV_1013_13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44" calcext:value-type="float">
            <text:p>23,944</text:p>
          </table:table-cell>
        </table:table-row>
        <table:table-row table:style-name="ro1">
          <table:table-cell office:value-type="string" calcext:value-type="string">
            <text:p>data/Time_Series_Individuals/Music_final_MW_HRV_1012_13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5" calcext:value-type="float">
            <text:p>20,635</text:p>
          </table:table-cell>
        </table:table-row>
        <table:table-row table:style-name="ro1">
          <table:table-cell office:value-type="string" calcext:value-type="string">
            <text:p>data/Time_Series_Individuals/Music_final_MW_HRV_1045_23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4" calcext:value-type="float">
            <text:p>20,634</text:p>
          </table:table-cell>
        </table:table-row>
        <table:table-row table:style-name="ro1">
          <table:table-cell office:value-type="string" calcext:value-type="string">
            <text:p>data/Time_Series_Individuals/Music_final_MW_EDA_1015_14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85" calcext:value-type="float">
            <text:p>15,285</text:p>
          </table:table-cell>
        </table:table-row>
        <table:table-row table:style-name="ro1">
          <table:table-cell office:value-type="string" calcext:value-type="string">
            <text:p>data/Time_Series_Individuals/Music_final_MW_EDA_1038_21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51" calcext:value-type="float">
            <text:p>17,151</text:p>
          </table:table-cell>
        </table:table-row>
        <table:table-row table:style-name="ro1">
          <table:table-cell office:value-type="string" calcext:value-type="string">
            <text:p>data/Time_Series_Individuals/Music_final_MW_HRV_1035_20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322" calcext:value-type="float">
            <text:p>24,322</text:p>
          </table:table-cell>
        </table:table-row>
        <table:table-row table:style-name="ro1">
          <table:table-cell office:value-type="string" calcext:value-type="string">
            <text:p>data/Time_Series_Individuals/Music_final_MW_EDA_1040_22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83" calcext:value-type="float">
            <text:p>18,083</text:p>
          </table:table-cell>
        </table:table-row>
        <table:table-row table:style-name="ro1">
          <table:table-cell office:value-type="string" calcext:value-type="string">
            <text:p>data/Time_Series_Individuals/Music_final_MW_EDA_1039_21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55" calcext:value-type="float">
            <text:p>5,255</text:p>
          </table:table-cell>
        </table:table-row>
        <table:table-row table:style-name="ro1">
          <table:table-cell office:value-type="string" calcext:value-type="string">
            <text:p>data/Time_Series_Individuals/Music_final_MW_HRV_1039_22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11" calcext:value-type="float">
            <text:p>23,911</text:p>
          </table:table-cell>
        </table:table-row>
        <table:table-row table:style-name="ro1">
          <table:table-cell office:value-type="string" calcext:value-type="string">
            <text:p>data/Time_Series_Individuals/Music_final_MW_HRV_1012_13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1" calcext:value-type="float">
            <text:p>5,821</text:p>
          </table:table-cell>
        </table:table-row>
        <table:table-row table:style-name="ro1">
          <table:table-cell office:value-type="string" calcext:value-type="string">
            <text:p>data/Time_Series_Individuals/Music_final_MW_HRV_1011_13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05" calcext:value-type="float">
            <text:p>4,805</text:p>
          </table:table-cell>
        </table:table-row>
        <table:table-row table:style-name="ro1">
          <table:table-cell office:value-type="string" calcext:value-type="string">
            <text:p>data/Time_Series_Individuals/Music_final_MW_HRV_1028_18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3" calcext:value-type="float">
            <text:p>4,593</text:p>
          </table:table-cell>
        </table:table-row>
        <table:table-row table:style-name="ro1">
          <table:table-cell office:value-type="string" calcext:value-type="string">
            <text:p>data/Time_Series_Individuals/Music_final_MW_EDA_1041_22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26" calcext:value-type="float">
            <text:p>4,526</text:p>
          </table:table-cell>
        </table:table-row>
        <table:table-row table:style-name="ro1">
          <table:table-cell office:value-type="string" calcext:value-type="string">
            <text:p>data/Time_Series_Individuals/Music_final_MW_HRV_1044_23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9" calcext:value-type="float">
            <text:p>5,589</text:p>
          </table:table-cell>
        </table:table-row>
        <table:table-row table:style-name="ro1">
          <table:table-cell office:value-type="string" calcext:value-type="string">
            <text:p>data/Time_Series_Individuals/Music_final_MW_HRV_1048_24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90" calcext:value-type="float">
            <text:p>23,090</text:p>
          </table:table-cell>
        </table:table-row>
        <table:table-row table:style-name="ro1">
          <table:table-cell office:value-type="string" calcext:value-type="string">
            <text:p>data/Time_Series_Individuals/Music_final_MW_EDA_1032_19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0" calcext:value-type="float">
            <text:p>5,500</text:p>
          </table:table-cell>
        </table:table-row>
        <table:table-row table:style-name="ro1">
          <table:table-cell office:value-type="string" calcext:value-type="string">
            <text:p>data/Time_Series_Individuals/Music_final_MW_HRV_1029_18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1" calcext:value-type="float">
            <text:p>5,801</text:p>
          </table:table-cell>
        </table:table-row>
        <table:table-row table:style-name="ro1">
          <table:table-cell office:value-type="string" calcext:value-type="string">
            <text:p>data/Time_Series_Individuals/Music_final_MW_EDA_1008_12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70" calcext:value-type="float">
            <text:p>16,870</text:p>
          </table:table-cell>
        </table:table-row>
        <table:table-row table:style-name="ro1">
          <table:table-cell office:value-type="string" calcext:value-type="string">
            <text:p>data/Time_Series_Individuals/Music_final_MW_EDA_1034_20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25" calcext:value-type="float">
            <text:p>4,525</text:p>
          </table:table-cell>
        </table:table-row>
        <table:table-row table:style-name="ro1">
          <table:table-cell office:value-type="string" calcext:value-type="string">
            <text:p>data/Time_Series_Individuals/Music_final_MW_HRV_1010_12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19" calcext:value-type="float">
            <text:p>4,719</text:p>
          </table:table-cell>
        </table:table-row>
        <table:table-row table:style-name="ro1">
          <table:table-cell office:value-type="string" calcext:value-type="string">
            <text:p>data/Time_Series_Individuals/Music_final_MW_HRV_1016_14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556" calcext:value-type="float">
            <text:p>24,556</text:p>
          </table:table-cell>
        </table:table-row>
        <table:table-row table:style-name="ro1">
          <table:table-cell office:value-type="string" calcext:value-type="string">
            <text:p>data/Time_Series_Individuals/Music_final_MW_EDA_1021_16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0" calcext:value-type="float">
            <text:p>5,750</text:p>
          </table:table-cell>
        </table:table-row>
        <table:table-row table:style-name="ro1">
          <table:table-cell office:value-type="string" calcext:value-type="string">
            <text:p>data/Time_Series_Individuals/Music_final_MW_EDA_1041_22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22" calcext:value-type="float">
            <text:p>15,322</text:p>
          </table:table-cell>
        </table:table-row>
        <table:table-row table:style-name="ro1">
          <table:table-cell office:value-type="string" calcext:value-type="string">
            <text:p>data/Time_Series_Individuals/Music_final_MW_EDA_1021_16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2" calcext:value-type="float">
            <text:p>5,542</text:p>
          </table:table-cell>
        </table:table-row>
        <table:table-row table:style-name="ro1">
          <table:table-cell office:value-type="string" calcext:value-type="string">
            <text:p>data/Time_Series_Individuals/Music_final_MW_HRV_1045_23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3" calcext:value-type="float">
            <text:p>20,633</text:p>
          </table:table-cell>
        </table:table-row>
        <table:table-row table:style-name="ro1">
          <table:table-cell office:value-type="string" calcext:value-type="string">
            <text:p>data/Time_Series_Individuals/Music_final_MW_HRV_1016_14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788" calcext:value-type="float">
            <text:p>24,788</text:p>
          </table:table-cell>
        </table:table-row>
        <table:table-row table:style-name="ro1">
          <table:table-cell office:value-type="string" calcext:value-type="string">
            <text:p>data/Time_Series_Individuals/Music_final_MW_HRV_1009_12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03" calcext:value-type="float">
            <text:p>24,003</text:p>
          </table:table-cell>
        </table:table-row>
        <table:table-row table:style-name="ro1">
          <table:table-cell office:value-type="string" calcext:value-type="string">
            <text:p>data/Time_Series_Individuals/Music_final_MW_EDA_1041_22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08" calcext:value-type="float">
            <text:p>4,208</text:p>
          </table:table-cell>
        </table:table-row>
        <table:table-row table:style-name="ro1">
          <table:table-cell office:value-type="string" calcext:value-type="string">
            <text:p>data/Time_Series_Individuals/Music_final_MW_HRV_1024_17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1" calcext:value-type="float">
            <text:p>5,611</text:p>
          </table:table-cell>
        </table:table-row>
        <table:table-row table:style-name="ro1">
          <table:table-cell office:value-type="string" calcext:value-type="string">
            <text:p>data/Time_Series_Individuals/Music_final_MW_EDA_1051_25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87" calcext:value-type="float">
            <text:p>4,187</text:p>
          </table:table-cell>
        </table:table-row>
        <table:table-row table:style-name="ro1">
          <table:table-cell office:value-type="string" calcext:value-type="string">
            <text:p>data/Time_Series_Individuals/Music_final_MW_EDA_1032_19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40" calcext:value-type="float">
            <text:p>17,640</text:p>
          </table:table-cell>
        </table:table-row>
        <table:table-row table:style-name="ro1">
          <table:table-cell office:value-type="string" calcext:value-type="string">
            <text:p>data/Time_Series_Individuals/Music_final_MW_HRV_1013_13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8" calcext:value-type="float">
            <text:p>4,428</text:p>
          </table:table-cell>
        </table:table-row>
        <table:table-row table:style-name="ro1">
          <table:table-cell office:value-type="string" calcext:value-type="string">
            <text:p>data/Time_Series_Individuals/Music_final_MW_EDA_1010_13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36" calcext:value-type="float">
            <text:p>17,236</text:p>
          </table:table-cell>
        </table:table-row>
        <table:table-row table:style-name="ro1">
          <table:table-cell office:value-type="string" calcext:value-type="string">
            <text:p>data/Time_Series_Individuals/Music_final_MW_HRV_1020_15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197" calcext:value-type="float">
            <text:p>22,197</text:p>
          </table:table-cell>
        </table:table-row>
        <table:table-row table:style-name="ro1">
          <table:table-cell office:value-type="string" calcext:value-type="string">
            <text:p>data/Time_Series_Individuals/Music_final_MW_EDA_1019_15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47" calcext:value-type="float">
            <text:p>14,947</text:p>
          </table:table-cell>
        </table:table-row>
        <table:table-row table:style-name="ro1">
          <table:table-cell office:value-type="string" calcext:value-type="string">
            <text:p>data/Time_Series_Individuals/Music_final_MW_HRV_1012_13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68" calcext:value-type="float">
            <text:p>5,468</text:p>
          </table:table-cell>
        </table:table-row>
        <table:table-row table:style-name="ro1">
          <table:table-cell office:value-type="string" calcext:value-type="string">
            <text:p>data/Time_Series_Individuals/Music_final_MW_EDA_1048_24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72" calcext:value-type="float">
            <text:p>17,972</text:p>
          </table:table-cell>
        </table:table-row>
        <table:table-row table:style-name="ro1">
          <table:table-cell office:value-type="string" calcext:value-type="string">
            <text:p>data/Time_Series_Individuals/Music_final_MW_EDA_1032_19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1" calcext:value-type="float">
            <text:p>5,551</text:p>
          </table:table-cell>
        </table:table-row>
        <table:table-row table:style-name="ro1">
          <table:table-cell office:value-type="string" calcext:value-type="string">
            <text:p>data/Time_Series_Individuals/Music_final_MW_EDA_1025_17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0" calcext:value-type="float">
            <text:p>5,530</text:p>
          </table:table-cell>
        </table:table-row>
        <table:table-row table:style-name="ro1">
          <table:table-cell office:value-type="string" calcext:value-type="string">
            <text:p>data/Time_Series_Individuals/Music_final_MW_EDA_1004_11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9" calcext:value-type="float">
            <text:p>5,619</text:p>
          </table:table-cell>
        </table:table-row>
        <table:table-row table:style-name="ro1">
          <table:table-cell office:value-type="string" calcext:value-type="string">
            <text:p>data/Time_Series_Individuals/Music_final_MW_EDA_1033_20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91" calcext:value-type="float">
            <text:p>15,691</text:p>
          </table:table-cell>
        </table:table-row>
        <table:table-row table:style-name="ro1">
          <table:table-cell office:value-type="string" calcext:value-type="string">
            <text:p>data/Time_Series_Individuals/Music_final_MW_EDA_1003_10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61" calcext:value-type="float">
            <text:p>17,361</text:p>
          </table:table-cell>
        </table:table-row>
        <table:table-row table:style-name="ro1">
          <table:table-cell office:value-type="string" calcext:value-type="string">
            <text:p>data/Time_Series_Individuals/Music_final_MW_EDA_1021_16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0" calcext:value-type="float">
            <text:p>5,470</text:p>
          </table:table-cell>
        </table:table-row>
        <table:table-row table:style-name="ro1">
          <table:table-cell office:value-type="string" calcext:value-type="string">
            <text:p>data/Time_Series_Individuals/Music_final_MW_HRV_1016_14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3" calcext:value-type="float">
            <text:p>5,733</text:p>
          </table:table-cell>
        </table:table-row>
        <table:table-row table:style-name="ro1">
          <table:table-cell office:value-type="string" calcext:value-type="string">
            <text:p>data/Time_Series_Individuals/Music_final_MW_EDA_1004_11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0" calcext:value-type="float">
            <text:p>4,640</text:p>
          </table:table-cell>
        </table:table-row>
        <table:table-row table:style-name="ro1">
          <table:table-cell office:value-type="string" calcext:value-type="string">
            <text:p>data/Time_Series_Individuals/Music_final_MW_EDA_1005_11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98" calcext:value-type="float">
            <text:p>4,998</text:p>
          </table:table-cell>
        </table:table-row>
        <table:table-row table:style-name="ro1">
          <table:table-cell office:value-type="string" calcext:value-type="string">
            <text:p>data/Time_Series_Individuals/Music_final_MW_EDA_1049_24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24" calcext:value-type="float">
            <text:p>17,624</text:p>
          </table:table-cell>
        </table:table-row>
        <table:table-row table:style-name="ro1">
          <table:table-cell office:value-type="string" calcext:value-type="string">
            <text:p>data/Time_Series_Individuals/Music_final_MW_EDA_1027_17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15" calcext:value-type="float">
            <text:p>4,215</text:p>
          </table:table-cell>
        </table:table-row>
        <table:table-row table:style-name="ro1">
          <table:table-cell office:value-type="string" calcext:value-type="string">
            <text:p>data/Time_Series_Individuals/Music_final_MW_EDA_1043_23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25" calcext:value-type="float">
            <text:p>4,725</text:p>
          </table:table-cell>
        </table:table-row>
        <table:table-row table:style-name="ro1">
          <table:table-cell office:value-type="string" calcext:value-type="string">
            <text:p>data/Time_Series_Individuals/Music_final_MW_HRV_1036_21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3" calcext:value-type="float">
            <text:p>5,783</text:p>
          </table:table-cell>
        </table:table-row>
        <table:table-row table:style-name="ro1">
          <table:table-cell office:value-type="string" calcext:value-type="string">
            <text:p>data/Time_Series_Individuals/Music_final_MW_EDA_1049_24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15" calcext:value-type="float">
            <text:p>17,615</text:p>
          </table:table-cell>
        </table:table-row>
        <table:table-row table:style-name="ro1">
          <table:table-cell office:value-type="string" calcext:value-type="string">
            <text:p>data/Time_Series_Individuals/Music_final_MW_HRV_1007_12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65" calcext:value-type="float">
            <text:p>23,865</text:p>
          </table:table-cell>
        </table:table-row>
        <table:table-row table:style-name="ro1">
          <table:table-cell office:value-type="string" calcext:value-type="string">
            <text:p>data/Time_Series_Individuals/Music_final_MW_EDA_1033_20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7" calcext:value-type="float">
            <text:p>5,717</text:p>
          </table:table-cell>
        </table:table-row>
        <table:table-row table:style-name="ro1">
          <table:table-cell office:value-type="string" calcext:value-type="string">
            <text:p>data/Time_Series_Individuals/Music_final_MW_EDA_1037_21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66" calcext:value-type="float">
            <text:p>4,266</text:p>
          </table:table-cell>
        </table:table-row>
        <table:table-row table:style-name="ro1">
          <table:table-cell office:value-type="string" calcext:value-type="string">
            <text:p>data/Time_Series_Individuals/Music_final_MW_HRV_1019_15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03" calcext:value-type="float">
            <text:p>24,203</text:p>
          </table:table-cell>
        </table:table-row>
        <table:table-row table:style-name="ro1">
          <table:table-cell office:value-type="string" calcext:value-type="string">
            <text:p>data/Time_Series_Individuals/Music_final_MW_EDA_1010_13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1" calcext:value-type="float">
            <text:p>4,541</text:p>
          </table:table-cell>
        </table:table-row>
        <table:table-row table:style-name="ro1">
          <table:table-cell office:value-type="string" calcext:value-type="string">
            <text:p>data/Time_Series_Individuals/Music_final_MW_HRV_1035_20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8" calcext:value-type="float">
            <text:p>5,738</text:p>
          </table:table-cell>
        </table:table-row>
        <table:table-row table:style-name="ro1">
          <table:table-cell office:value-type="string" calcext:value-type="string">
            <text:p>data/Time_Series_Individuals/Music_final_MW_EDA_1032_19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1" calcext:value-type="float">
            <text:p>17,581</text:p>
          </table:table-cell>
        </table:table-row>
        <table:table-row table:style-name="ro1">
          <table:table-cell office:value-type="string" calcext:value-type="string">
            <text:p>data/Time_Series_Individuals/Music_final_MW_EDA_1035_20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57" calcext:value-type="float">
            <text:p>15,657</text:p>
          </table:table-cell>
        </table:table-row>
        <table:table-row table:style-name="ro1">
          <table:table-cell office:value-type="string" calcext:value-type="string">
            <text:p>data/Time_Series_Individuals/Music_final_MW_EDA_1015_14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457" calcext:value-type="float">
            <text:p>16,457</text:p>
          </table:table-cell>
        </table:table-row>
        <table:table-row table:style-name="ro1">
          <table:table-cell office:value-type="string" calcext:value-type="string">
            <text:p>data/Time_Series_Individuals/Music_final_MW_EDA_1017_15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51" calcext:value-type="float">
            <text:p>5,451</text:p>
          </table:table-cell>
        </table:table-row>
        <table:table-row table:style-name="ro1">
          <table:table-cell office:value-type="string" calcext:value-type="string">
            <text:p>data/Time_Series_Individuals/Music_final_MW_HRV_1046_24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68" calcext:value-type="float">
            <text:p>23,968</text:p>
          </table:table-cell>
        </table:table-row>
        <table:table-row table:style-name="ro1">
          <table:table-cell office:value-type="string" calcext:value-type="string">
            <text:p>data/Time_Series_Individuals/Music_final_MW_HRV_1014_14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417" calcext:value-type="float">
            <text:p>21,417</text:p>
          </table:table-cell>
        </table:table-row>
        <table:table-row table:style-name="ro1">
          <table:table-cell office:value-type="string" calcext:value-type="string">
            <text:p>data/Time_Series_Individuals/Music_final_MW_HRV_1041_22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08" calcext:value-type="float">
            <text:p>23,508</text:p>
          </table:table-cell>
        </table:table-row>
        <table:table-row table:style-name="ro1">
          <table:table-cell office:value-type="string" calcext:value-type="string">
            <text:p>data/Time_Series_Individuals/Music_final_MW_EDA_1012_13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78" calcext:value-type="float">
            <text:p>17,078</text:p>
          </table:table-cell>
        </table:table-row>
        <table:table-row table:style-name="ro1">
          <table:table-cell office:value-type="string" calcext:value-type="string">
            <text:p>data/Time_Series_Individuals/Music_final_MW_HRV_1010_12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5" calcext:value-type="float">
            <text:p>20,655</text:p>
          </table:table-cell>
        </table:table-row>
        <table:table-row table:style-name="ro1">
          <table:table-cell office:value-type="string" calcext:value-type="string">
            <text:p>data/Time_Series_Individuals/Music_final_MW_HRV_1040_22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31" calcext:value-type="float">
            <text:p>20,331</text:p>
          </table:table-cell>
        </table:table-row>
        <table:table-row table:style-name="ro1">
          <table:table-cell office:value-type="string" calcext:value-type="string">
            <text:p>data/Time_Series_Individuals/Music_final_MW_HRV_1016_14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15" calcext:value-type="float">
            <text:p>22,915</text:p>
          </table:table-cell>
        </table:table-row>
        <table:table-row table:style-name="ro1">
          <table:table-cell office:value-type="string" calcext:value-type="string">
            <text:p>data/Time_Series_Individuals/Music_final_MW_EDA_1012_13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76" calcext:value-type="float">
            <text:p>15,676</text:p>
          </table:table-cell>
        </table:table-row>
        <table:table-row table:style-name="ro1">
          <table:table-cell office:value-type="string" calcext:value-type="string">
            <text:p>data/Time_Series_Individuals/Music_final_MW_EDA_1043_23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0" calcext:value-type="float">
            <text:p>4,530</text:p>
          </table:table-cell>
        </table:table-row>
        <table:table-row table:style-name="ro1">
          <table:table-cell office:value-type="string" calcext:value-type="string">
            <text:p>data/Time_Series_Individuals/Music_final_MW_HRV_1003_10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9" calcext:value-type="float">
            <text:p>4,549</text:p>
          </table:table-cell>
        </table:table-row>
        <table:table-row table:style-name="ro1">
          <table:table-cell office:value-type="string" calcext:value-type="string">
            <text:p>data/Time_Series_Individuals/Music_final_MW_EDA_1043_23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04" calcext:value-type="float">
            <text:p>15,804</text:p>
          </table:table-cell>
        </table:table-row>
        <table:table-row table:style-name="ro1">
          <table:table-cell office:value-type="string" calcext:value-type="string">
            <text:p>data/Time_Series_Individuals/Music_final_MW_HRV_1005_11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8" calcext:value-type="float">
            <text:p>4,708</text:p>
          </table:table-cell>
        </table:table-row>
        <table:table-row table:style-name="ro1">
          <table:table-cell office:value-type="string" calcext:value-type="string">
            <text:p>data/Time_Series_Individuals/Music_final_MW_HRV_1050_25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22" calcext:value-type="float">
            <text:p>23,922</text:p>
          </table:table-cell>
        </table:table-row>
        <table:table-row table:style-name="ro1">
          <table:table-cell office:value-type="string" calcext:value-type="string">
            <text:p>data/Time_Series_Individuals/Music_final_MW_HRV_1023_16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51" calcext:value-type="float">
            <text:p>20,751</text:p>
          </table:table-cell>
        </table:table-row>
        <table:table-row table:style-name="ro1">
          <table:table-cell office:value-type="string" calcext:value-type="string">
            <text:p>data/Time_Series_Individuals/Music_final_MW_HRV_1008_12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57" calcext:value-type="float">
            <text:p>6,057</text:p>
          </table:table-cell>
        </table:table-row>
        <table:table-row table:style-name="ro1">
          <table:table-cell office:value-type="string" calcext:value-type="string">
            <text:p>data/Time_Series_Individuals/Music_final_MW_HRV_1016_14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65" calcext:value-type="float">
            <text:p>23,265</text:p>
          </table:table-cell>
        </table:table-row>
        <table:table-row table:style-name="ro1">
          <table:table-cell office:value-type="string" calcext:value-type="string">
            <text:p>data/Time_Series_Individuals/Music_final_MW_EDA_1050_25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63" calcext:value-type="float">
            <text:p>17,763</text:p>
          </table:table-cell>
        </table:table-row>
        <table:table-row table:style-name="ro1">
          <table:table-cell office:value-type="string" calcext:value-type="string">
            <text:p>data/Time_Series_Individuals/Music_final_MW_HRV_1048_24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63" calcext:value-type="float">
            <text:p>20,763</text:p>
          </table:table-cell>
        </table:table-row>
        <table:table-row table:style-name="ro1">
          <table:table-cell office:value-type="string" calcext:value-type="string">
            <text:p>data/Time_Series_Individuals/Music_final_MW_EDA_1016_14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404" calcext:value-type="float">
            <text:p>18,404</text:p>
          </table:table-cell>
        </table:table-row>
        <table:table-row table:style-name="ro1">
          <table:table-cell office:value-type="string" calcext:value-type="string">
            <text:p>data/Time_Series_Individuals/Music_final_MW_HRV_1028_18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09" calcext:value-type="float">
            <text:p>5,909</text:p>
          </table:table-cell>
        </table:table-row>
        <table:table-row table:style-name="ro1">
          <table:table-cell office:value-type="string" calcext:value-type="string">
            <text:p>data/Time_Series_Individuals/Music_final_MW_EDA_1012_13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73" calcext:value-type="float">
            <text:p>17,873</text:p>
          </table:table-cell>
        </table:table-row>
        <table:table-row table:style-name="ro1">
          <table:table-cell office:value-type="string" calcext:value-type="string">
            <text:p>data/Time_Series_Individuals/Music_final_MW_EDA_1033_20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91" calcext:value-type="float">
            <text:p>4,191</text:p>
          </table:table-cell>
        </table:table-row>
        <table:table-row table:style-name="ro1">
          <table:table-cell office:value-type="string" calcext:value-type="string">
            <text:p>data/Time_Series_Individuals/Music_final_MW_EDA_1009_12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3" calcext:value-type="float">
            <text:p>4,403</text:p>
          </table:table-cell>
        </table:table-row>
        <table:table-row table:style-name="ro1">
          <table:table-cell office:value-type="string" calcext:value-type="string">
            <text:p>data/Time_Series_Individuals/Music_final_MW_EDA_1020_15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91" calcext:value-type="float">
            <text:p>5,391</text:p>
          </table:table-cell>
        </table:table-row>
        <table:table-row table:style-name="ro1">
          <table:table-cell office:value-type="string" calcext:value-type="string">
            <text:p>data/Time_Series_Individuals/Music_final_MW_EDA_1047_24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2" calcext:value-type="float">
            <text:p>4,402</text:p>
          </table:table-cell>
        </table:table-row>
        <table:table-row table:style-name="ro1">
          <table:table-cell office:value-type="string" calcext:value-type="string">
            <text:p>data/Time_Series_Individuals/Music_final_MW_EDA_1033_20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4" calcext:value-type="float">
            <text:p>5,504</text:p>
          </table:table-cell>
        </table:table-row>
        <table:table-row table:style-name="ro1">
          <table:table-cell office:value-type="string" calcext:value-type="string">
            <text:p>data/Time_Series_Individuals/Music_final_MW_EDA_1021_16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49" calcext:value-type="float">
            <text:p>15,849</text:p>
          </table:table-cell>
        </table:table-row>
        <table:table-row table:style-name="ro1">
          <table:table-cell office:value-type="string" calcext:value-type="string">
            <text:p>data/Time_Series_Individuals/Music_final_MW_HRV_1022_16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88" calcext:value-type="float">
            <text:p>23,488</text:p>
          </table:table-cell>
        </table:table-row>
        <table:table-row table:style-name="ro1">
          <table:table-cell office:value-type="string" calcext:value-type="string">
            <text:p>data/Time_Series_Individuals/Music_final_MW_HRV_1039_21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69" calcext:value-type="float">
            <text:p>20,769</text:p>
          </table:table-cell>
        </table:table-row>
        <table:table-row table:style-name="ro1">
          <table:table-cell office:value-type="string" calcext:value-type="string">
            <text:p>data/Time_Series_Individuals/Music_final_MW_HRV_1049_24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1" calcext:value-type="float">
            <text:p>4,701</text:p>
          </table:table-cell>
        </table:table-row>
        <table:table-row table:style-name="ro1">
          <table:table-cell office:value-type="string" calcext:value-type="string">
            <text:p>data/Time_Series_Individuals/Music_final_MW_EDA_1029_18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41" calcext:value-type="float">
            <text:p>15,641</text:p>
          </table:table-cell>
        </table:table-row>
        <table:table-row table:style-name="ro1">
          <table:table-cell office:value-type="string" calcext:value-type="string">
            <text:p>data/Time_Series_Individuals/Music_final_MW_HRV_1036_20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26" calcext:value-type="float">
            <text:p>20,726</text:p>
          </table:table-cell>
        </table:table-row>
        <table:table-row table:style-name="ro1">
          <table:table-cell office:value-type="string" calcext:value-type="string">
            <text:p>data/Time_Series_Individuals/Music_final_MW_EDA_1026_17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36" calcext:value-type="float">
            <text:p>17,436</text:p>
          </table:table-cell>
        </table:table-row>
        <table:table-row table:style-name="ro1">
          <table:table-cell office:value-type="string" calcext:value-type="string">
            <text:p>data/Time_Series_Individuals/Music_final_MW_EDA_1037_21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0" calcext:value-type="float">
            <text:p>4,620</text:p>
          </table:table-cell>
        </table:table-row>
        <table:table-row table:style-name="ro1">
          <table:table-cell office:value-type="string" calcext:value-type="string">
            <text:p>data/Time_Series_Individuals/Music_final_MW_EDA_1050_25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6" calcext:value-type="float">
            <text:p>5,746</text:p>
          </table:table-cell>
        </table:table-row>
        <table:table-row table:style-name="ro1">
          <table:table-cell office:value-type="string" calcext:value-type="string">
            <text:p>data/Time_Series_Individuals/Music_final_MW_EDA_1013_13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0" calcext:value-type="float">
            <text:p>5,640</text:p>
          </table:table-cell>
        </table:table-row>
        <table:table-row table:style-name="ro1">
          <table:table-cell office:value-type="string" calcext:value-type="string">
            <text:p>data/Time_Series_Individuals/Music_final_MW_HRV_1040_22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9" calcext:value-type="float">
            <text:p>5,499</text:p>
          </table:table-cell>
        </table:table-row>
        <table:table-row table:style-name="ro1">
          <table:table-cell office:value-type="string" calcext:value-type="string">
            <text:p>data/Time_Series_Individuals/Music_final_MW_EDA_1033_20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92" calcext:value-type="float">
            <text:p>4,192</text:p>
          </table:table-cell>
        </table:table-row>
        <table:table-row table:style-name="ro1">
          <table:table-cell office:value-type="string" calcext:value-type="string">
            <text:p>data/Time_Series_Individuals/Music_final_MW_EDA_1050_25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66" calcext:value-type="float">
            <text:p>17,966</text:p>
          </table:table-cell>
        </table:table-row>
        <table:table-row table:style-name="ro1">
          <table:table-cell office:value-type="string" calcext:value-type="string">
            <text:p>data/Time_Series_Individuals/Music_final_MW_EDA_1003_10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4" calcext:value-type="float">
            <text:p>5,374</text:p>
          </table:table-cell>
        </table:table-row>
        <table:table-row table:style-name="ro1">
          <table:table-cell office:value-type="string" calcext:value-type="string">
            <text:p>data/Time_Series_Individuals/Music_final_MW_HRV_1025_17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19" calcext:value-type="float">
            <text:p>4,719</text:p>
          </table:table-cell>
        </table:table-row>
        <table:table-row table:style-name="ro1">
          <table:table-cell office:value-type="string" calcext:value-type="string">
            <text:p>data/Time_Series_Individuals/Music_final_MW_EDA_1017_15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00" calcext:value-type="float">
            <text:p>17,800</text:p>
          </table:table-cell>
        </table:table-row>
        <table:table-row table:style-name="ro1">
          <table:table-cell office:value-type="string" calcext:value-type="string">
            <text:p>data/Time_Series_Individuals/Music_final_MW_HRV_1027_18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3" calcext:value-type="float">
            <text:p>5,673</text:p>
          </table:table-cell>
        </table:table-row>
        <table:table-row table:style-name="ro1">
          <table:table-cell office:value-type="string" calcext:value-type="string">
            <text:p>data/Time_Series_Individuals/Music_final_MW_EDA_1045_23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19" calcext:value-type="float">
            <text:p>4,219</text:p>
          </table:table-cell>
        </table:table-row>
        <table:table-row table:style-name="ro1">
          <table:table-cell office:value-type="string" calcext:value-type="string">
            <text:p>data/Time_Series_Individuals/Music_final_MW_HRV_1048_24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1" calcext:value-type="float">
            <text:p>4,701</text:p>
          </table:table-cell>
        </table:table-row>
        <table:table-row table:style-name="ro1">
          <table:table-cell office:value-type="string" calcext:value-type="string">
            <text:p>data/Time_Series_Individuals/Music_final_MW_HRV_1047_24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364" calcext:value-type="float">
            <text:p>21,364</text:p>
          </table:table-cell>
        </table:table-row>
        <table:table-row table:style-name="ro1">
          <table:table-cell office:value-type="string" calcext:value-type="string">
            <text:p>data/Time_Series_Individuals/Music_final_MW_HRV_1017_14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8" calcext:value-type="float">
            <text:p>20,528</text:p>
          </table:table-cell>
        </table:table-row>
        <table:table-row table:style-name="ro1">
          <table:table-cell office:value-type="string" calcext:value-type="string">
            <text:p>data/Time_Series_Individuals/Music_final_MW_EDA_1028_18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30" calcext:value-type="float">
            <text:p>17,130</text:p>
          </table:table-cell>
        </table:table-row>
        <table:table-row table:style-name="ro1">
          <table:table-cell office:value-type="string" calcext:value-type="string">
            <text:p>data/Time_Series_Individuals/Music_final_MW_EDA_1012_13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7" calcext:value-type="float">
            <text:p>4,467</text:p>
          </table:table-cell>
        </table:table-row>
        <table:table-row table:style-name="ro1">
          <table:table-cell office:value-type="string" calcext:value-type="string">
            <text:p>data/Time_Series_Individuals/Music_final_MW_HRV_1031_19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43" calcext:value-type="float">
            <text:p>19,843</text:p>
          </table:table-cell>
        </table:table-row>
        <table:table-row table:style-name="ro1">
          <table:table-cell office:value-type="string" calcext:value-type="string">
            <text:p>data/Time_Series_Individuals/Music_final_MW_EDA_1010_12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65" calcext:value-type="float">
            <text:p>15,465</text:p>
          </table:table-cell>
        </table:table-row>
        <table:table-row table:style-name="ro1">
          <table:table-cell office:value-type="string" calcext:value-type="string">
            <text:p>data/Time_Series_Individuals/Music_final_MW_EDA_1046_24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4" calcext:value-type="float">
            <text:p>5,804</text:p>
          </table:table-cell>
        </table:table-row>
        <table:table-row table:style-name="ro1">
          <table:table-cell office:value-type="string" calcext:value-type="string">
            <text:p>data/Time_Series_Individuals/Music_final_MW_HRV_1048_24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6" calcext:value-type="float">
            <text:p>5,816</text:p>
          </table:table-cell>
        </table:table-row>
        <table:table-row table:style-name="ro1">
          <table:table-cell office:value-type="string" calcext:value-type="string">
            <text:p>data/Time_Series_Individuals/Music_final_MW_EDA_1039_21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62" calcext:value-type="float">
            <text:p>16,362</text:p>
          </table:table-cell>
        </table:table-row>
        <table:table-row table:style-name="ro1">
          <table:table-cell office:value-type="string" calcext:value-type="string">
            <text:p>data/Time_Series_Individuals/Music_final_MW_EDA_1042_22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55" calcext:value-type="float">
            <text:p>5,255</text:p>
          </table:table-cell>
        </table:table-row>
        <table:table-row table:style-name="ro1">
          <table:table-cell office:value-type="string" calcext:value-type="string">
            <text:p>data/Time_Series_Individuals/Music_final_MW_EDA_1013_13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514" calcext:value-type="float">
            <text:p>18,514</text:p>
          </table:table-cell>
        </table:table-row>
        <table:table-row table:style-name="ro1">
          <table:table-cell office:value-type="string" calcext:value-type="string">
            <text:p>data/Time_Series_Individuals/Music_final_MW_HRV_1026_17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61" calcext:value-type="float">
            <text:p>4,661</text:p>
          </table:table-cell>
        </table:table-row>
        <table:table-row table:style-name="ro1">
          <table:table-cell office:value-type="string" calcext:value-type="string">
            <text:p>data/Time_Series_Individuals/Music_final_MW_EDA_1034_20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5" calcext:value-type="float">
            <text:p>4,475</text:p>
          </table:table-cell>
        </table:table-row>
        <table:table-row table:style-name="ro1">
          <table:table-cell office:value-type="string" calcext:value-type="string">
            <text:p>data/Time_Series_Individuals/Music_final_MW_EDA_1045_23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63" calcext:value-type="float">
            <text:p>5,463</text:p>
          </table:table-cell>
        </table:table-row>
        <table:table-row table:style-name="ro1">
          <table:table-cell office:value-type="string" calcext:value-type="string">
            <text:p>data/Time_Series_Individuals/Music_final_MW_HRV_1026_17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38" calcext:value-type="float">
            <text:p>23,338</text:p>
          </table:table-cell>
        </table:table-row>
        <table:table-row table:style-name="ro1">
          <table:table-cell office:value-type="string" calcext:value-type="string">
            <text:p>data/Time_Series_Individuals/Music_final_MW_EDA_1003_10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21" calcext:value-type="float">
            <text:p>5,421</text:p>
          </table:table-cell>
        </table:table-row>
        <table:table-row table:style-name="ro1">
          <table:table-cell office:value-type="string" calcext:value-type="string">
            <text:p>data/Time_Series_Individuals/Music_final_MW_HRV_1007_12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15" calcext:value-type="float">
            <text:p>6,015</text:p>
          </table:table-cell>
        </table:table-row>
        <table:table-row table:style-name="ro1">
          <table:table-cell office:value-type="string" calcext:value-type="string">
            <text:p>data/Time_Series_Individuals/Music_final_MW_EDA_1049_24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24" calcext:value-type="float">
            <text:p>4,224</text:p>
          </table:table-cell>
        </table:table-row>
        <table:table-row table:style-name="ro1">
          <table:table-cell office:value-type="string" calcext:value-type="string">
            <text:p>data/Time_Series_Individuals/Music_final_MW_EDA_1047_24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94" calcext:value-type="float">
            <text:p>17,294</text:p>
          </table:table-cell>
        </table:table-row>
        <table:table-row table:style-name="ro1">
          <table:table-cell office:value-type="string" calcext:value-type="string">
            <text:p>data/Time_Series_Individuals/Music_final_MW_EDA_1009_12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00" calcext:value-type="float">
            <text:p>15,400</text:p>
          </table:table-cell>
        </table:table-row>
        <table:table-row table:style-name="ro1">
          <table:table-cell office:value-type="string" calcext:value-type="string">
            <text:p>data/Time_Series_Individuals/Music_final_MW_EDA_1042_22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99" calcext:value-type="float">
            <text:p>17,999</text:p>
          </table:table-cell>
        </table:table-row>
        <table:table-row table:style-name="ro1">
          <table:table-cell office:value-type="string" calcext:value-type="string">
            <text:p>data/Time_Series_Individuals/Music_final_MW_HRV_1025_17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25" calcext:value-type="float">
            <text:p>4,725</text:p>
          </table:table-cell>
        </table:table-row>
        <table:table-row table:style-name="ro1">
          <table:table-cell office:value-type="string" calcext:value-type="string">
            <text:p>data/Time_Series_Individuals/Music_final_MW_HRV_1037_21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046" calcext:value-type="float">
            <text:p>21,046</text:p>
          </table:table-cell>
        </table:table-row>
        <table:table-row table:style-name="ro1">
          <table:table-cell office:value-type="string" calcext:value-type="string">
            <text:p>data/Time_Series_Individuals/Music_final_MW_HRV_1028_18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49" calcext:value-type="float">
            <text:p>20,449</text:p>
          </table:table-cell>
        </table:table-row>
        <table:table-row table:style-name="ro1">
          <table:table-cell office:value-type="string" calcext:value-type="string">
            <text:p>data/Time_Series_Individuals/Music_final_MW_HRV_1031_19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77" calcext:value-type="float">
            <text:p>5,277</text:p>
          </table:table-cell>
        </table:table-row>
        <table:table-row table:style-name="ro1">
          <table:table-cell office:value-type="string" calcext:value-type="string">
            <text:p>data/Time_Series_Individuals/Music_final_MW_HRV_1050_25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80" calcext:value-type="float">
            <text:p>24,180</text:p>
          </table:table-cell>
        </table:table-row>
        <table:table-row table:style-name="ro1">
          <table:table-cell office:value-type="string" calcext:value-type="string">
            <text:p>data/Time_Series_Individuals/Music_final_MW_HRV_1045_23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0" calcext:value-type="float">
            <text:p>4,670</text:p>
          </table:table-cell>
        </table:table-row>
        <table:table-row table:style-name="ro1">
          <table:table-cell office:value-type="string" calcext:value-type="string">
            <text:p>data/Time_Series_Individuals/Music_final_MW_HRV_1046_24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1" calcext:value-type="float">
            <text:p>5,791</text:p>
          </table:table-cell>
        </table:table-row>
        <table:table-row table:style-name="ro1">
          <table:table-cell office:value-type="string" calcext:value-type="string">
            <text:p>data/Time_Series_Individuals/Music_final_MW_EDA_1013_13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48" calcext:value-type="float">
            <text:p>15,648</text:p>
          </table:table-cell>
        </table:table-row>
        <table:table-row table:style-name="ro1">
          <table:table-cell office:value-type="string" calcext:value-type="string">
            <text:p>data/Time_Series_Individuals/Music_final_MW_EDA_1043_23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4" calcext:value-type="float">
            <text:p>5,554</text:p>
          </table:table-cell>
        </table:table-row>
        <table:table-row table:style-name="ro1">
          <table:table-cell office:value-type="string" calcext:value-type="string">
            <text:p>data/Time_Series_Individuals/Music_final_MW_EDA_1040_22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29" calcext:value-type="float">
            <text:p>17,529</text:p>
          </table:table-cell>
        </table:table-row>
        <table:table-row table:style-name="ro1">
          <table:table-cell office:value-type="string" calcext:value-type="string">
            <text:p>data/Time_Series_Individuals/Music_final_MW_EDA_1050_25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65" calcext:value-type="float">
            <text:p>5,065</text:p>
          </table:table-cell>
        </table:table-row>
        <table:table-row table:style-name="ro1">
          <table:table-cell office:value-type="string" calcext:value-type="string">
            <text:p>data/Time_Series_Individuals/Music_final_MW_HRV_1037_21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15" calcext:value-type="float">
            <text:p>23,515</text:p>
          </table:table-cell>
        </table:table-row>
        <table:table-row table:style-name="ro1">
          <table:table-cell office:value-type="string" calcext:value-type="string">
            <text:p>data/Time_Series_Individuals/Music_final_MW_EDA_1050_25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83" calcext:value-type="float">
            <text:p>5,083</text:p>
          </table:table-cell>
        </table:table-row>
        <table:table-row table:style-name="ro1">
          <table:table-cell office:value-type="string" calcext:value-type="string">
            <text:p>data/Time_Series_Individuals/Music_final_MW_EDA_1016_14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8" calcext:value-type="float">
            <text:p>5,438</text:p>
          </table:table-cell>
        </table:table-row>
        <table:table-row table:style-name="ro1">
          <table:table-cell office:value-type="string" calcext:value-type="string">
            <text:p>data/Time_Series_Individuals/Music_final_MW_HRV_1041_22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3" calcext:value-type="float">
            <text:p>5,773</text:p>
          </table:table-cell>
        </table:table-row>
        <table:table-row table:style-name="ro1">
          <table:table-cell office:value-type="string" calcext:value-type="string">
            <text:p>data/Time_Series_Individuals/Music_final_MW_HRV_1027_18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7" calcext:value-type="float">
            <text:p>4,407</text:p>
          </table:table-cell>
        </table:table-row>
        <table:table-row table:style-name="ro1">
          <table:table-cell office:value-type="string" calcext:value-type="string">
            <text:p>data/Time_Series_Individuals/Music_final_MW_EDA_1050_25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16" calcext:value-type="float">
            <text:p>18,116</text:p>
          </table:table-cell>
        </table:table-row>
        <table:table-row table:style-name="ro1">
          <table:table-cell office:value-type="string" calcext:value-type="string">
            <text:p>data/Time_Series_Individuals/Music_final_MW_EDA_1032_19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1" calcext:value-type="float">
            <text:p>5,551</text:p>
          </table:table-cell>
        </table:table-row>
        <table:table-row table:style-name="ro1">
          <table:table-cell office:value-type="string" calcext:value-type="string">
            <text:p>data/Time_Series_Individuals/Music_final_MW_HRV_1050_25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19" calcext:value-type="float">
            <text:p>6,019</text:p>
          </table:table-cell>
        </table:table-row>
        <table:table-row table:style-name="ro1">
          <table:table-cell office:value-type="string" calcext:value-type="string">
            <text:p>data/Time_Series_Individuals/Music_final_MW_EDA_1046_24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8" calcext:value-type="float">
            <text:p>17,588</text:p>
          </table:table-cell>
        </table:table-row>
        <table:table-row table:style-name="ro1">
          <table:table-cell office:value-type="string" calcext:value-type="string">
            <text:p>data/Time_Series_Individuals/Music_final_MW_HRV_1031_19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44" calcext:value-type="float">
            <text:p>23,144</text:p>
          </table:table-cell>
        </table:table-row>
        <table:table-row table:style-name="ro1">
          <table:table-cell office:value-type="string" calcext:value-type="string">
            <text:p>data/Time_Series_Individuals/Music_final_MW_HRV_1051_25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2" calcext:value-type="float">
            <text:p>4,692</text:p>
          </table:table-cell>
        </table:table-row>
        <table:table-row table:style-name="ro1">
          <table:table-cell office:value-type="string" calcext:value-type="string">
            <text:p>data/Time_Series_Individuals/Music_final_MW_HRV_1033_20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73" calcext:value-type="float">
            <text:p>4,373</text:p>
          </table:table-cell>
        </table:table-row>
        <table:table-row table:style-name="ro1">
          <table:table-cell office:value-type="string" calcext:value-type="string">
            <text:p>data/Time_Series_Individuals/Music_final_MW_EDA_1048_24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30" calcext:value-type="float">
            <text:p>17,030</text:p>
          </table:table-cell>
        </table:table-row>
        <table:table-row table:style-name="ro1">
          <table:table-cell office:value-type="string" calcext:value-type="string">
            <text:p>data/Time_Series_Individuals/Music_final_MW_HRV_1019_15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70" calcext:value-type="float">
            <text:p>4,870</text:p>
          </table:table-cell>
        </table:table-row>
        <table:table-row table:style-name="ro1">
          <table:table-cell office:value-type="string" calcext:value-type="string">
            <text:p>data/Time_Series_Individuals/Music_final_MW_EDA_1012_13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40" calcext:value-type="float">
            <text:p>18,140</text:p>
          </table:table-cell>
        </table:table-row>
        <table:table-row table:style-name="ro1">
          <table:table-cell office:value-type="string" calcext:value-type="string">
            <text:p>data/Time_Series_Individuals/Music_final_MW_EDA_1026_17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2" calcext:value-type="float">
            <text:p>4,442</text:p>
          </table:table-cell>
        </table:table-row>
        <table:table-row table:style-name="ro1">
          <table:table-cell office:value-type="string" calcext:value-type="string">
            <text:p>data/Time_Series_Individuals/Music_final_MW_EDA_1016_14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7" calcext:value-type="float">
            <text:p>4,427</text:p>
          </table:table-cell>
        </table:table-row>
        <table:table-row table:style-name="ro1">
          <table:table-cell office:value-type="string" calcext:value-type="string">
            <text:p>data/Time_Series_Individuals/Music_final_MW_HRV_1047_24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74" calcext:value-type="float">
            <text:p>4,874</text:p>
          </table:table-cell>
        </table:table-row>
        <table:table-row table:style-name="ro1">
          <table:table-cell office:value-type="string" calcext:value-type="string">
            <text:p>data/Time_Series_Individuals/Music_final_MW_EDA_1036_21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5" calcext:value-type="float">
            <text:p>5,695</text:p>
          </table:table-cell>
        </table:table-row>
        <table:table-row table:style-name="ro1">
          <table:table-cell office:value-type="string" calcext:value-type="string">
            <text:p>data/Time_Series_Individuals/Music_final_MW_HRV_1040_22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71" calcext:value-type="float">
            <text:p>23,371</text:p>
          </table:table-cell>
        </table:table-row>
        <table:table-row table:style-name="ro1">
          <table:table-cell office:value-type="string" calcext:value-type="string">
            <text:p>data/Time_Series_Individuals/Music_final_MW_EDA_1044_23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42" calcext:value-type="float">
            <text:p>5,342</text:p>
          </table:table-cell>
        </table:table-row>
        <table:table-row table:style-name="ro1">
          <table:table-cell office:value-type="string" calcext:value-type="string">
            <text:p>data/Time_Series_Individuals/Music_final_MW_HRV_1012_13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0" calcext:value-type="float">
            <text:p>20,650</text:p>
          </table:table-cell>
        </table:table-row>
        <table:table-row table:style-name="ro1">
          <table:table-cell office:value-type="string" calcext:value-type="string">
            <text:p>data/Time_Series_Individuals/Music_final_MW_EDA_1040_22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90" calcext:value-type="float">
            <text:p>17,190</text:p>
          </table:table-cell>
        </table:table-row>
        <table:table-row table:style-name="ro1">
          <table:table-cell office:value-type="string" calcext:value-type="string">
            <text:p>data/Time_Series_Individuals/Music_final_MW_HRV_1047_24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7" calcext:value-type="float">
            <text:p>5,627</text:p>
          </table:table-cell>
        </table:table-row>
        <table:table-row table:style-name="ro1">
          <table:table-cell office:value-type="string" calcext:value-type="string">
            <text:p>data/Time_Series_Individuals/Music_final_MW_EDA_1036_20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8" calcext:value-type="float">
            <text:p>5,618</text:p>
          </table:table-cell>
        </table:table-row>
        <table:table-row table:style-name="ro1">
          <table:table-cell office:value-type="string" calcext:value-type="string">
            <text:p>data/Time_Series_Individuals/Music_final_MW_EDA_1050_25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89" calcext:value-type="float">
            <text:p>16,989</text:p>
          </table:table-cell>
        </table:table-row>
        <table:table-row table:style-name="ro1">
          <table:table-cell office:value-type="string" calcext:value-type="string">
            <text:p>data/Time_Series_Individuals/Music_final_MW_HRV_1006_11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48" calcext:value-type="float">
            <text:p>20,448</text:p>
          </table:table-cell>
        </table:table-row>
        <table:table-row table:style-name="ro1">
          <table:table-cell office:value-type="string" calcext:value-type="string">
            <text:p>data/Time_Series_Individuals/Music_final_MW_EDA_1035_20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8" calcext:value-type="float">
            <text:p>4,488</text:p>
          </table:table-cell>
        </table:table-row>
        <table:table-row table:style-name="ro1">
          <table:table-cell office:value-type="string" calcext:value-type="string">
            <text:p>data/Time_Series_Individuals/Music_final_MW_EDA_1014_14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57" calcext:value-type="float">
            <text:p>4,957</text:p>
          </table:table-cell>
        </table:table-row>
        <table:table-row table:style-name="ro1">
          <table:table-cell office:value-type="string" calcext:value-type="string">
            <text:p>data/Time_Series_Individuals/Music_final_MW_EDA_1005_11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64" calcext:value-type="float">
            <text:p>15,564</text:p>
          </table:table-cell>
        </table:table-row>
        <table:table-row table:style-name="ro1">
          <table:table-cell office:value-type="string" calcext:value-type="string">
            <text:p>data/Time_Series_Individuals/Music_final_MW_HRV_1047_24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202" calcext:value-type="float">
            <text:p>21,202</text:p>
          </table:table-cell>
        </table:table-row>
        <table:table-row table:style-name="ro1">
          <table:table-cell office:value-type="string" calcext:value-type="string">
            <text:p>data/Time_Series_Individuals/Music_final_MW_HRV_1013_13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85" calcext:value-type="float">
            <text:p>19,885</text:p>
          </table:table-cell>
        </table:table-row>
        <table:table-row table:style-name="ro1">
          <table:table-cell office:value-type="string" calcext:value-type="string">
            <text:p>data/Time_Series_Individuals/Music_final_MW_EDA_1014_14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63" calcext:value-type="float">
            <text:p>5,463</text:p>
          </table:table-cell>
        </table:table-row>
        <table:table-row table:style-name="ro1">
          <table:table-cell office:value-type="string" calcext:value-type="string">
            <text:p>data/Time_Series_Individuals/Music_final_MW_EDA_1045_23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90" calcext:value-type="float">
            <text:p>15,690</text:p>
          </table:table-cell>
        </table:table-row>
        <table:table-row table:style-name="ro1">
          <table:table-cell office:value-type="string" calcext:value-type="string">
            <text:p>data/Time_Series_Individuals/Music_final_MW_EDA_1017_15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73" calcext:value-type="float">
            <text:p>17,573</text:p>
          </table:table-cell>
        </table:table-row>
        <table:table-row table:style-name="ro1">
          <table:table-cell office:value-type="string" calcext:value-type="string">
            <text:p>data/Time_Series_Individuals/Music_final_MW_EDA_1005_11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627" calcext:value-type="float">
            <text:p>16,627</text:p>
          </table:table-cell>
        </table:table-row>
        <table:table-row table:style-name="ro1">
          <table:table-cell office:value-type="string" calcext:value-type="string">
            <text:p>data/Time_Series_Individuals/Music_final_MW_EDA_1028_18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3936" calcext:value-type="float">
            <text:p>3,936</text:p>
          </table:table-cell>
        </table:table-row>
        <table:table-row table:style-name="ro1">
          <table:table-cell office:value-type="string" calcext:value-type="string">
            <text:p>data/Time_Series_Individuals/Music_final_MW_EDA_1031_19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3" calcext:value-type="float">
            <text:p>5,583</text:p>
          </table:table-cell>
        </table:table-row>
        <table:table-row table:style-name="ro1">
          <table:table-cell office:value-type="string" calcext:value-type="string">
            <text:p>data/Time_Series_Individuals/Music_final_MW_EDA_1022_16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91" calcext:value-type="float">
            <text:p>17,791</text:p>
          </table:table-cell>
        </table:table-row>
        <table:table-row table:style-name="ro1">
          <table:table-cell office:value-type="string" calcext:value-type="string">
            <text:p>data/Time_Series_Individuals/Music_final_MW_HRV_1026_17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42" calcext:value-type="float">
            <text:p>23,542</text:p>
          </table:table-cell>
        </table:table-row>
        <table:table-row table:style-name="ro1">
          <table:table-cell office:value-type="string" calcext:value-type="string">
            <text:p>data/Time_Series_Individuals/Music_final_MW_HRV_1004_11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60" calcext:value-type="float">
            <text:p>23,460</text:p>
          </table:table-cell>
        </table:table-row>
        <table:table-row table:style-name="ro1">
          <table:table-cell office:value-type="string" calcext:value-type="string">
            <text:p>data/Time_Series_Individuals/Music_final_MW_HRV_1020_16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37" calcext:value-type="float">
            <text:p>5,337</text:p>
          </table:table-cell>
        </table:table-row>
        <table:table-row table:style-name="ro1">
          <table:table-cell office:value-type="string" calcext:value-type="string">
            <text:p>data/Time_Series_Individuals/Music_final_MW_EDA_1015_14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14" calcext:value-type="float">
            <text:p>4,214</text:p>
          </table:table-cell>
        </table:table-row>
        <table:table-row table:style-name="ro1">
          <table:table-cell office:value-type="string" calcext:value-type="string">
            <text:p>data/Time_Series_Individuals/Music_final_MW_HRV_1019_15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76" calcext:value-type="float">
            <text:p>6,176</text:p>
          </table:table-cell>
        </table:table-row>
        <table:table-row table:style-name="ro1">
          <table:table-cell office:value-type="string" calcext:value-type="string">
            <text:p>data/Time_Series_Individuals/Music_final_MW_HRV_1047_24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06" calcext:value-type="float">
            <text:p>20,206</text:p>
          </table:table-cell>
        </table:table-row>
        <table:table-row table:style-name="ro1">
          <table:table-cell office:value-type="string" calcext:value-type="string">
            <text:p>data/Time_Series_Individuals/Music_final_MW_EDA_1005_11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8" calcext:value-type="float">
            <text:p>4,638</text:p>
          </table:table-cell>
        </table:table-row>
        <table:table-row table:style-name="ro1">
          <table:table-cell office:value-type="string" calcext:value-type="string">
            <text:p>data/Time_Series_Individuals/Music_final_MW_EDA_1051_25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00" calcext:value-type="float">
            <text:p>4,200</text:p>
          </table:table-cell>
        </table:table-row>
        <table:table-row table:style-name="ro1">
          <table:table-cell office:value-type="string" calcext:value-type="string">
            <text:p>data/Time_Series_Individuals/Music_final_MW_HRV_1041_22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5" calcext:value-type="float">
            <text:p>4,685</text:p>
          </table:table-cell>
        </table:table-row>
        <table:table-row table:style-name="ro1">
          <table:table-cell office:value-type="string" calcext:value-type="string">
            <text:p>data/Time_Series_Individuals/Music_final_MW_EDA_1032_19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62" calcext:value-type="float">
            <text:p>17,562</text:p>
          </table:table-cell>
        </table:table-row>
        <table:table-row table:style-name="ro1">
          <table:table-cell office:value-type="string" calcext:value-type="string">
            <text:p>data/Time_Series_Individuals/Music_final_MW_EDA_1043_23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0" calcext:value-type="float">
            <text:p>4,490</text:p>
          </table:table-cell>
        </table:table-row>
        <table:table-row table:style-name="ro1">
          <table:table-cell office:value-type="string" calcext:value-type="string">
            <text:p>data/Time_Series_Individuals/Music_final_MW_HRV_1024_17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77" calcext:value-type="float">
            <text:p>23,577</text:p>
          </table:table-cell>
        </table:table-row>
        <table:table-row table:style-name="ro1">
          <table:table-cell office:value-type="string" calcext:value-type="string">
            <text:p>data/Time_Series_Individuals/Music_final_MW_EDA_1028_18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2" calcext:value-type="float">
            <text:p>5,642</text:p>
          </table:table-cell>
        </table:table-row>
        <table:table-row table:style-name="ro1">
          <table:table-cell office:value-type="string" calcext:value-type="string">
            <text:p>data/Time_Series_Individuals/Music_final_MW_HRV_1037_21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39" calcext:value-type="float">
            <text:p>4,839</text:p>
          </table:table-cell>
        </table:table-row>
        <table:table-row table:style-name="ro1">
          <table:table-cell office:value-type="string" calcext:value-type="string">
            <text:p>data/Time_Series_Individuals/Music_final_MW_HRV_1019_15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47" calcext:value-type="float">
            <text:p>19,547</text:p>
          </table:table-cell>
        </table:table-row>
        <table:table-row table:style-name="ro1">
          <table:table-cell office:value-type="string" calcext:value-type="string">
            <text:p>data/Time_Series_Individuals/Music_final_MW_EDA_1042_22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68" calcext:value-type="float">
            <text:p>15,668</text:p>
          </table:table-cell>
        </table:table-row>
        <table:table-row table:style-name="ro1">
          <table:table-cell office:value-type="string" calcext:value-type="string">
            <text:p>data/Time_Series_Individuals/Music_final_MW_EDA_1046_24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44" calcext:value-type="float">
            <text:p>17,744</text:p>
          </table:table-cell>
        </table:table-row>
        <table:table-row table:style-name="ro1">
          <table:table-cell office:value-type="string" calcext:value-type="string">
            <text:p>data/Time_Series_Individuals/Music_final_MW_HRV_1026_17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2" calcext:value-type="float">
            <text:p>5,712</text:p>
          </table:table-cell>
        </table:table-row>
        <table:table-row table:style-name="ro1">
          <table:table-cell office:value-type="string" calcext:value-type="string">
            <text:p>data/Time_Series_Individuals/Music_final_MW_HRV_1003_10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45" calcext:value-type="float">
            <text:p>22,945</text:p>
          </table:table-cell>
        </table:table-row>
        <table:table-row table:style-name="ro1">
          <table:table-cell office:value-type="string" calcext:value-type="string">
            <text:p>data/Time_Series_Individuals/Music_final_MW_HRV_1040_22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71" calcext:value-type="float">
            <text:p>23,271</text:p>
          </table:table-cell>
        </table:table-row>
        <table:table-row table:style-name="ro1">
          <table:table-cell office:value-type="string" calcext:value-type="string">
            <text:p>data/Time_Series_Individuals/Music_final_MW_HRV_1043_23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9" calcext:value-type="float">
            <text:p>5,779</text:p>
          </table:table-cell>
        </table:table-row>
        <table:table-row table:style-name="ro1">
          <table:table-cell office:value-type="string" calcext:value-type="string">
            <text:p>data/Time_Series_Individuals/Music_final_MW_HRV_1016_14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31" calcext:value-type="float">
            <text:p>6,131</text:p>
          </table:table-cell>
        </table:table-row>
        <table:table-row table:style-name="ro1">
          <table:table-cell office:value-type="string" calcext:value-type="string">
            <text:p>data/Time_Series_Individuals/Music_final_MW_HRV_1004_11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21" calcext:value-type="float">
            <text:p>4,721</text:p>
          </table:table-cell>
        </table:table-row>
        <table:table-row table:style-name="ro1">
          <table:table-cell office:value-type="string" calcext:value-type="string">
            <text:p>data/Time_Series_Individuals/Music_final_MW_HRV_1029_18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95" calcext:value-type="float">
            <text:p>20,595</text:p>
          </table:table-cell>
        </table:table-row>
        <table:table-row table:style-name="ro1">
          <table:table-cell office:value-type="string" calcext:value-type="string">
            <text:p>data/Time_Series_Individuals/Music_final_MW_HRV_1043_23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04" calcext:value-type="float">
            <text:p>23,304</text:p>
          </table:table-cell>
        </table:table-row>
        <table:table-row table:style-name="ro1">
          <table:table-cell office:value-type="string" calcext:value-type="string">
            <text:p>data/Time_Series_Individuals/Music_final_MW_HRV_1010_12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3" calcext:value-type="float">
            <text:p>5,843</text:p>
          </table:table-cell>
        </table:table-row>
        <table:table-row table:style-name="ro1">
          <table:table-cell office:value-type="string" calcext:value-type="string">
            <text:p>data/Time_Series_Individuals/Music_final_MW_EDA_1016_14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14" calcext:value-type="float">
            <text:p>5,314</text:p>
          </table:table-cell>
        </table:table-row>
        <table:table-row table:style-name="ro1">
          <table:table-cell office:value-type="string" calcext:value-type="string">
            <text:p>data/Time_Series_Individuals/Music_final_MW_EDA_1041_22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22" calcext:value-type="float">
            <text:p>15,722</text:p>
          </table:table-cell>
        </table:table-row>
        <table:table-row table:style-name="ro1">
          <table:table-cell office:value-type="string" calcext:value-type="string">
            <text:p>data/Time_Series_Individuals/Music_final_MW_EDA_1049_24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4" calcext:value-type="float">
            <text:p>5,634</text:p>
          </table:table-cell>
        </table:table-row>
        <table:table-row table:style-name="ro1">
          <table:table-cell office:value-type="string" calcext:value-type="string">
            <text:p>data/Time_Series_Individuals/Music_final_MW_EDA_1037_21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6" calcext:value-type="float">
            <text:p>5,506</text:p>
          </table:table-cell>
        </table:table-row>
        <table:table-row table:style-name="ro1">
          <table:table-cell office:value-type="string" calcext:value-type="string">
            <text:p>data/Time_Series_Individuals/Music_final_MW_HRV_1013_13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47" calcext:value-type="float">
            <text:p>20,647</text:p>
          </table:table-cell>
        </table:table-row>
        <table:table-row table:style-name="ro1">
          <table:table-cell office:value-type="string" calcext:value-type="string">
            <text:p>data/Time_Series_Individuals/Music_final_MW_HRV_1045_23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24" calcext:value-type="float">
            <text:p>23,624</text:p>
          </table:table-cell>
        </table:table-row>
        <table:table-row table:style-name="ro1">
          <table:table-cell office:value-type="string" calcext:value-type="string">
            <text:p>data/Time_Series_Individuals/Music_final_MW_HRV_1032_19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19" calcext:value-type="float">
            <text:p>23,419</text:p>
          </table:table-cell>
        </table:table-row>
        <table:table-row table:style-name="ro1">
          <table:table-cell office:value-type="string" calcext:value-type="string">
            <text:p>data/Time_Series_Individuals/Music_final_MW_EDA_1020_15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25" calcext:value-type="float">
            <text:p>15,625</text:p>
          </table:table-cell>
        </table:table-row>
        <table:table-row table:style-name="ro1">
          <table:table-cell office:value-type="string" calcext:value-type="string">
            <text:p>data/Time_Series_Individuals/Music_final_MW_EDA_1029_18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49" calcext:value-type="float">
            <text:p>15,449</text:p>
          </table:table-cell>
        </table:table-row>
        <table:table-row table:style-name="ro1">
          <table:table-cell office:value-type="string" calcext:value-type="string">
            <text:p>data/Time_Series_Individuals/Music_final_MW_HRV_1029_18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347" calcext:value-type="float">
            <text:p>6,347</text:p>
          </table:table-cell>
        </table:table-row>
        <table:table-row table:style-name="ro1">
          <table:table-cell office:value-type="string" calcext:value-type="string">
            <text:p>data/Time_Series_Individuals/Music_final_MW_HRV_1025_17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59" calcext:value-type="float">
            <text:p>23,159</text:p>
          </table:table-cell>
        </table:table-row>
        <table:table-row table:style-name="ro1">
          <table:table-cell office:value-type="string" calcext:value-type="string">
            <text:p>data/Time_Series_Individuals/Music_final_MW_EDA_1007_11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41" calcext:value-type="float">
            <text:p>6,041</text:p>
          </table:table-cell>
        </table:table-row>
        <table:table-row table:style-name="ro1">
          <table:table-cell office:value-type="string" calcext:value-type="string">
            <text:p>data/Time_Series_Individuals/Music_final_MW_HRV_1030_19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50" calcext:value-type="float">
            <text:p>23,250</text:p>
          </table:table-cell>
        </table:table-row>
        <table:table-row table:style-name="ro1">
          <table:table-cell office:value-type="string" calcext:value-type="string">
            <text:p>data/Time_Series_Individuals/Music_final_MW_EDA_1035_20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71" calcext:value-type="float">
            <text:p>18,171</text:p>
          </table:table-cell>
        </table:table-row>
        <table:table-row table:style-name="ro1">
          <table:table-cell office:value-type="string" calcext:value-type="string">
            <text:p>data/Time_Series_Individuals/Music_final_MW_EDA_1049_24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86" calcext:value-type="float">
            <text:p>15,786</text:p>
          </table:table-cell>
        </table:table-row>
        <table:table-row table:style-name="ro1">
          <table:table-cell office:value-type="string" calcext:value-type="string">
            <text:p>data/Time_Series_Individuals/Music_final_MW_HRV_1011_13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70" calcext:value-type="float">
            <text:p>4,370</text:p>
          </table:table-cell>
        </table:table-row>
        <table:table-row table:style-name="ro1">
          <table:table-cell office:value-type="string" calcext:value-type="string">
            <text:p>data/Time_Series_Individuals/Music_final_MW_EDA_1049_24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15" calcext:value-type="float">
            <text:p>15,115</text:p>
          </table:table-cell>
        </table:table-row>
        <table:table-row table:style-name="ro1">
          <table:table-cell office:value-type="string" calcext:value-type="string">
            <text:p>data/Time_Series_Individuals/Music_final_MW_EDA_1037_21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1" calcext:value-type="float">
            <text:p>5,581</text:p>
          </table:table-cell>
        </table:table-row>
        <table:table-row table:style-name="ro1">
          <table:table-cell office:value-type="string" calcext:value-type="string">
            <text:p>data/Time_Series_Individuals/Music_final_MW_EDA_1029_18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42" calcext:value-type="float">
            <text:p>15,342</text:p>
          </table:table-cell>
        </table:table-row>
        <table:table-row table:style-name="ro1">
          <table:table-cell office:value-type="string" calcext:value-type="string">
            <text:p>data/Time_Series_Individuals/Music_final_MW_HRV_1023_16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83" calcext:value-type="float">
            <text:p>23,683</text:p>
          </table:table-cell>
        </table:table-row>
        <table:table-row table:style-name="ro1">
          <table:table-cell office:value-type="string" calcext:value-type="string">
            <text:p>data/Time_Series_Individuals/Music_final_MW_EDA_1001_10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21" calcext:value-type="float">
            <text:p>15,421</text:p>
          </table:table-cell>
        </table:table-row>
        <table:table-row table:style-name="ro1">
          <table:table-cell office:value-type="string" calcext:value-type="string">
            <text:p>data/Time_Series_Individuals/Music_final_MW_EDA_1003_10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679" calcext:value-type="float">
            <text:p>16,679</text:p>
          </table:table-cell>
        </table:table-row>
        <table:table-row table:style-name="ro1">
          <table:table-cell office:value-type="string" calcext:value-type="string">
            <text:p>data/Time_Series_Individuals/Music_final_MW_HRV_1027_18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62" calcext:value-type="float">
            <text:p>22,962</text:p>
          </table:table-cell>
        </table:table-row>
        <table:table-row table:style-name="ro1">
          <table:table-cell office:value-type="string" calcext:value-type="string">
            <text:p>data/Time_Series_Individuals/Music_final_MW_HRV_1010_12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6" calcext:value-type="float">
            <text:p>5,536</text:p>
          </table:table-cell>
        </table:table-row>
        <table:table-row table:style-name="ro1">
          <table:table-cell office:value-type="string" calcext:value-type="string">
            <text:p>data/Time_Series_Individuals/Music_final_MW_HRV_1040_22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28" calcext:value-type="float">
            <text:p>20,428</text:p>
          </table:table-cell>
        </table:table-row>
        <table:table-row table:style-name="ro1">
          <table:table-cell office:value-type="string" calcext:value-type="string">
            <text:p>data/Time_Series_Individuals/Music_final_MW_HRV_1047_24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41" calcext:value-type="float">
            <text:p>20,241</text:p>
          </table:table-cell>
        </table:table-row>
        <table:table-row table:style-name="ro1">
          <table:table-cell office:value-type="string" calcext:value-type="string">
            <text:p>data/Time_Series_Individuals/Music_final_MW_HRV_1042_22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682" calcext:value-type="float">
            <text:p>22,682</text:p>
          </table:table-cell>
        </table:table-row>
        <table:table-row table:style-name="ro1">
          <table:table-cell office:value-type="string" calcext:value-type="string">
            <text:p>data/Time_Series_Individuals/Music_final_MW_EDA_1047_24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2" calcext:value-type="float">
            <text:p>4,402</text:p>
          </table:table-cell>
        </table:table-row>
        <table:table-row table:style-name="ro1">
          <table:table-cell office:value-type="string" calcext:value-type="string">
            <text:p>data/Time_Series_Individuals/Music_final_MW_HRV_1033_20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16" calcext:value-type="float">
            <text:p>19,816</text:p>
          </table:table-cell>
        </table:table-row>
        <table:table-row table:style-name="ro1">
          <table:table-cell office:value-type="string" calcext:value-type="string">
            <text:p>data/Time_Series_Individuals/Music_final_MW_EDA_1044_23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20" calcext:value-type="float">
            <text:p>16,920</text:p>
          </table:table-cell>
        </table:table-row>
        <table:table-row table:style-name="ro1">
          <table:table-cell office:value-type="string" calcext:value-type="string">
            <text:p>data/Time_Series_Individuals/Music_final_MW_HRV_1034_20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10" calcext:value-type="float">
            <text:p>5,910</text:p>
          </table:table-cell>
        </table:table-row>
        <table:table-row table:style-name="ro1">
          <table:table-cell office:value-type="string" calcext:value-type="string">
            <text:p>data/Time_Series_Individuals/Music_final_MW_HRV_1010_13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9" calcext:value-type="float">
            <text:p>4,709</text:p>
          </table:table-cell>
        </table:table-row>
        <table:table-row table:style-name="ro1">
          <table:table-cell office:value-type="string" calcext:value-type="string">
            <text:p>data/Time_Series_Individuals/Music_final_MW_HRV_1014_14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51" calcext:value-type="float">
            <text:p>23,351</text:p>
          </table:table-cell>
        </table:table-row>
        <table:table-row table:style-name="ro1">
          <table:table-cell office:value-type="string" calcext:value-type="string">
            <text:p>data/Time_Series_Individuals/Music_final_MW_HRV_1051_25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23" calcext:value-type="float">
            <text:p>20,923</text:p>
          </table:table-cell>
        </table:table-row>
        <table:table-row table:style-name="ro1">
          <table:table-cell office:value-type="string" calcext:value-type="string">
            <text:p>data/Time_Series_Individuals/Music_final_MW_HRV_1014_14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95" calcext:value-type="float">
            <text:p>23,395</text:p>
          </table:table-cell>
        </table:table-row>
        <table:table-row table:style-name="ro1">
          <table:table-cell office:value-type="string" calcext:value-type="string">
            <text:p>data/Time_Series_Individuals/Music_final_MW_EDA_1034_20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72" calcext:value-type="float">
            <text:p>17,672</text:p>
          </table:table-cell>
        </table:table-row>
        <table:table-row table:style-name="ro1">
          <table:table-cell office:value-type="string" calcext:value-type="string">
            <text:p>data/Time_Series_Individuals/Music_final_MW_EDA_1021_16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95" calcext:value-type="float">
            <text:p>15,895</text:p>
          </table:table-cell>
        </table:table-row>
        <table:table-row table:style-name="ro1">
          <table:table-cell office:value-type="string" calcext:value-type="string">
            <text:p>data/Time_Series_Individuals/Music_final_MW_EDA_1048_24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59" calcext:value-type="float">
            <text:p>5,659</text:p>
          </table:table-cell>
        </table:table-row>
        <table:table-row table:style-name="ro1">
          <table:table-cell office:value-type="string" calcext:value-type="string">
            <text:p>data/Time_Series_Individuals/Music_final_MW_HRV_1033_20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64" calcext:value-type="float">
            <text:p>24,064</text:p>
          </table:table-cell>
        </table:table-row>
        <table:table-row table:style-name="ro1">
          <table:table-cell office:value-type="string" calcext:value-type="string">
            <text:p>data/Time_Series_Individuals/Music_final_MW_EDA_1010_12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1" calcext:value-type="float">
            <text:p>5,611</text:p>
          </table:table-cell>
        </table:table-row>
        <table:table-row table:style-name="ro1">
          <table:table-cell office:value-type="string" calcext:value-type="string">
            <text:p>data/Time_Series_Individuals/Music_final_MW_HRV_1033_20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696" calcext:value-type="float">
            <text:p>19,696</text:p>
          </table:table-cell>
        </table:table-row>
        <table:table-row table:style-name="ro1">
          <table:table-cell office:value-type="string" calcext:value-type="string">
            <text:p>data/Time_Series_Individuals/Music_final_MW_HRV_1022_16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5" calcext:value-type="float">
            <text:p>4,675</text:p>
          </table:table-cell>
        </table:table-row>
        <table:table-row table:style-name="ro1">
          <table:table-cell office:value-type="string" calcext:value-type="string">
            <text:p>data/Time_Series_Individuals/Music_final_MW_EDA_1005_11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63" calcext:value-type="float">
            <text:p>17,663</text:p>
          </table:table-cell>
        </table:table-row>
        <table:table-row table:style-name="ro1">
          <table:table-cell office:value-type="string" calcext:value-type="string">
            <text:p>data/Time_Series_Individuals/Music_final_MW_EDA_1027_18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47" calcext:value-type="float">
            <text:p>4,247</text:p>
          </table:table-cell>
        </table:table-row>
        <table:table-row table:style-name="ro1">
          <table:table-cell office:value-type="string" calcext:value-type="string">
            <text:p>data/Time_Series_Individuals/Music_final_MW_EDA_1025_17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0" calcext:value-type="float">
            <text:p>4,640</text:p>
          </table:table-cell>
        </table:table-row>
        <table:table-row table:style-name="ro1">
          <table:table-cell office:value-type="string" calcext:value-type="string">
            <text:p>data/Time_Series_Individuals/Music_final_MW_EDA_1007_12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39" calcext:value-type="float">
            <text:p>18,039</text:p>
          </table:table-cell>
        </table:table-row>
        <table:table-row table:style-name="ro1">
          <table:table-cell office:value-type="string" calcext:value-type="string">
            <text:p>data/Time_Series_Individuals/Music_final_MW_HRV_1043_23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92" calcext:value-type="float">
            <text:p>20,592</text:p>
          </table:table-cell>
        </table:table-row>
        <table:table-row table:style-name="ro1">
          <table:table-cell office:value-type="string" calcext:value-type="string">
            <text:p>data/Time_Series_Individuals/Music_final_MW_EDA_1017_14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7" calcext:value-type="float">
            <text:p>5,447</text:p>
          </table:table-cell>
        </table:table-row>
        <table:table-row table:style-name="ro1">
          <table:table-cell office:value-type="string" calcext:value-type="string">
            <text:p>data/Time_Series_Individuals/Music_final_MW_HRV_1027_17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38" calcext:value-type="float">
            <text:p>20,238</text:p>
          </table:table-cell>
        </table:table-row>
        <table:table-row table:style-name="ro1">
          <table:table-cell office:value-type="string" calcext:value-type="string">
            <text:p>data/Time_Series_Individuals/Music_final_MW_EDA_1017_14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3" calcext:value-type="float">
            <text:p>4,643</text:p>
          </table:table-cell>
        </table:table-row>
        <table:table-row table:style-name="ro1">
          <table:table-cell office:value-type="string" calcext:value-type="string">
            <text:p>data/Time_Series_Individuals/Music_final_MW_HRV_1036_20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2" calcext:value-type="float">
            <text:p>5,832</text:p>
          </table:table-cell>
        </table:table-row>
        <table:table-row table:style-name="ro1">
          <table:table-cell office:value-type="string" calcext:value-type="string">
            <text:p>data/Time_Series_Individuals/Music_final_MW_HRV_1038_21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32" calcext:value-type="float">
            <text:p>23,632</text:p>
          </table:table-cell>
        </table:table-row>
        <table:table-row table:style-name="ro1">
          <table:table-cell office:value-type="string" calcext:value-type="string">
            <text:p>data/Time_Series_Individuals/Music_final_MW_EDA_1042_22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59" calcext:value-type="float">
            <text:p>5,459</text:p>
          </table:table-cell>
        </table:table-row>
        <table:table-row table:style-name="ro1">
          <table:table-cell office:value-type="string" calcext:value-type="string">
            <text:p>data/Time_Series_Individuals/Music_final_MW_HRV_1012_13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793" calcext:value-type="float">
            <text:p>22,793</text:p>
          </table:table-cell>
        </table:table-row>
        <table:table-row table:style-name="ro1">
          <table:table-cell office:value-type="string" calcext:value-type="string">
            <text:p>data/Time_Series_Individuals/Music_final_MW_HRV_1045_23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70" calcext:value-type="float">
            <text:p>4,370</text:p>
          </table:table-cell>
        </table:table-row>
        <table:table-row table:style-name="ro1">
          <table:table-cell office:value-type="string" calcext:value-type="string">
            <text:p>data/Time_Series_Individuals/Music_final_MW_EDA_1026_17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6" calcext:value-type="float">
            <text:p>5,486</text:p>
          </table:table-cell>
        </table:table-row>
        <table:table-row table:style-name="ro1">
          <table:table-cell office:value-type="string" calcext:value-type="string">
            <text:p>data/Time_Series_Individuals/Music_final_MW_HRV_1042_22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2" calcext:value-type="float">
            <text:p>5,692</text:p>
          </table:table-cell>
        </table:table-row>
        <table:table-row table:style-name="ro1">
          <table:table-cell office:value-type="string" calcext:value-type="string">
            <text:p>data/Time_Series_Individuals/Music_final_MW_HRV_1037_21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30" calcext:value-type="float">
            <text:p>20,930</text:p>
          </table:table-cell>
        </table:table-row>
        <table:table-row table:style-name="ro1">
          <table:table-cell office:value-type="string" calcext:value-type="string">
            <text:p>data/Time_Series_Individuals/Music_final_MW_EDA_1051_25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14" calcext:value-type="float">
            <text:p>5,114</text:p>
          </table:table-cell>
        </table:table-row>
        <table:table-row table:style-name="ro1">
          <table:table-cell office:value-type="string" calcext:value-type="string">
            <text:p>data/Time_Series_Individuals/Music_final_MW_HRV_1028_18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43" calcext:value-type="float">
            <text:p>23,943</text:p>
          </table:table-cell>
        </table:table-row>
        <table:table-row table:style-name="ro1">
          <table:table-cell office:value-type="string" calcext:value-type="string">
            <text:p>data/Time_Series_Individuals/Music_final_MW_EDA_1009_12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51" calcext:value-type="float">
            <text:p>16,851</text:p>
          </table:table-cell>
        </table:table-row>
        <table:table-row table:style-name="ro1">
          <table:table-cell office:value-type="string" calcext:value-type="string">
            <text:p>data/Time_Series_Individuals/Music_final_MW_HRV_1026_17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88" calcext:value-type="float">
            <text:p>23,488</text:p>
          </table:table-cell>
        </table:table-row>
        <table:table-row table:style-name="ro1">
          <table:table-cell office:value-type="string" calcext:value-type="string">
            <text:p>data/Time_Series_Individuals/Music_final_MW_HRV_1010_13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39" calcext:value-type="float">
            <text:p>20,739</text:p>
          </table:table-cell>
        </table:table-row>
        <table:table-row table:style-name="ro1">
          <table:table-cell office:value-type="string" calcext:value-type="string">
            <text:p>data/Time_Series_Individuals/Music_final_MW_EDA_1010_13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76" calcext:value-type="float">
            <text:p>17,776</text:p>
          </table:table-cell>
        </table:table-row>
        <table:table-row table:style-name="ro1">
          <table:table-cell office:value-type="string" calcext:value-type="string">
            <text:p>data/Time_Series_Individuals/Music_final_MW_HRV_1003_10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62" calcext:value-type="float">
            <text:p>4,562</text:p>
          </table:table-cell>
        </table:table-row>
        <table:table-row table:style-name="ro1">
          <table:table-cell office:value-type="string" calcext:value-type="string">
            <text:p>data/Time_Series_Individuals/Music_final_MW_HRV_1041_22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3" calcext:value-type="float">
            <text:p>5,873</text:p>
          </table:table-cell>
        </table:table-row>
        <table:table-row table:style-name="ro1">
          <table:table-cell office:value-type="string" calcext:value-type="string">
            <text:p>data/Time_Series_Individuals/Music_final_MW_HRV_1032_19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64" calcext:value-type="float">
            <text:p>23,364</text:p>
          </table:table-cell>
        </table:table-row>
        <table:table-row table:style-name="ro1">
          <table:table-cell office:value-type="string" calcext:value-type="string">
            <text:p>data/Time_Series_Individuals/Music_final_MW_HRV_1048_24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07" calcext:value-type="float">
            <text:p>23,607</text:p>
          </table:table-cell>
        </table:table-row>
        <table:table-row table:style-name="ro1">
          <table:table-cell office:value-type="string" calcext:value-type="string">
            <text:p>data/Time_Series_Individuals/Music_final_MW_EDA_1031_19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634" calcext:value-type="float">
            <text:p>16,634</text:p>
          </table:table-cell>
        </table:table-row>
        <table:table-row table:style-name="ro1">
          <table:table-cell office:value-type="string" calcext:value-type="string">
            <text:p>data/Time_Series_Individuals/Music_final_MW_EDA_1035_20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79" calcext:value-type="float">
            <text:p>4,279</text:p>
          </table:table-cell>
        </table:table-row>
        <table:table-row table:style-name="ro1">
          <table:table-cell office:value-type="string" calcext:value-type="string">
            <text:p>data/Time_Series_Individuals/Music_final_MW_HRV_1009_12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04" calcext:value-type="float">
            <text:p>20,804</text:p>
          </table:table-cell>
        </table:table-row>
        <table:table-row table:style-name="ro1">
          <table:table-cell office:value-type="string" calcext:value-type="string">
            <text:p>data/Time_Series_Individuals/Music_final_MW_EDA_1013_13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0" calcext:value-type="float">
            <text:p>4,540</text:p>
          </table:table-cell>
        </table:table-row>
        <table:table-row table:style-name="ro1">
          <table:table-cell office:value-type="string" calcext:value-type="string">
            <text:p>data/Time_Series_Individuals/Music_final_MW_EDA_1013_13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66" calcext:value-type="float">
            <text:p>15,166</text:p>
          </table:table-cell>
        </table:table-row>
        <table:table-row table:style-name="ro1">
          <table:table-cell office:value-type="string" calcext:value-type="string">
            <text:p>data/Time_Series_Individuals/Music_final_MW_HRV_1038_21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73" calcext:value-type="float">
            <text:p>23,473</text:p>
          </table:table-cell>
        </table:table-row>
        <table:table-row table:style-name="ro1">
          <table:table-cell office:value-type="string" calcext:value-type="string">
            <text:p>data/Time_Series_Individuals/Music_final_MW_HRV_1007_12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64" calcext:value-type="float">
            <text:p>24,264</text:p>
          </table:table-cell>
        </table:table-row>
        <table:table-row table:style-name="ro1">
          <table:table-cell office:value-type="string" calcext:value-type="string">
            <text:p>data/Time_Series_Individuals/Music_final_MW_HRV_1029_18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8" calcext:value-type="float">
            <text:p>4,678</text:p>
          </table:table-cell>
        </table:table-row>
        <table:table-row table:style-name="ro1">
          <table:table-cell office:value-type="string" calcext:value-type="string">
            <text:p>data/Time_Series_Individuals/Music_final_MW_HRV_1045_23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4" calcext:value-type="float">
            <text:p>5,674</text:p>
          </table:table-cell>
        </table:table-row>
        <table:table-row table:style-name="ro1">
          <table:table-cell office:value-type="string" calcext:value-type="string">
            <text:p>data/Time_Series_Individuals/Music_final_MW_HRV_1031_19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0" calcext:value-type="float">
            <text:p>4,390</text:p>
          </table:table-cell>
        </table:table-row>
        <table:table-row table:style-name="ro1">
          <table:table-cell office:value-type="string" calcext:value-type="string">
            <text:p>data/Time_Series_Individuals/Music_final_MW_HRV_1036_20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32" calcext:value-type="float">
            <text:p>23,732</text:p>
          </table:table-cell>
        </table:table-row>
        <table:table-row table:style-name="ro1">
          <table:table-cell office:value-type="string" calcext:value-type="string">
            <text:p>data/Time_Series_Individuals/Music_final_MW_EDA_1037_21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99" calcext:value-type="float">
            <text:p>17,499</text:p>
          </table:table-cell>
        </table:table-row>
        <table:table-row table:style-name="ro1">
          <table:table-cell office:value-type="string" calcext:value-type="string">
            <text:p>data/Time_Series_Individuals/Music_final_MW_EDA_1009_12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0" calcext:value-type="float">
            <text:p>4,620</text:p>
          </table:table-cell>
        </table:table-row>
        <table:table-row table:style-name="ro1">
          <table:table-cell office:value-type="string" calcext:value-type="string">
            <text:p>data/Time_Series_Individuals/Music_final_MW_EDA_1039_22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69" calcext:value-type="float">
            <text:p>4,369</text:p>
          </table:table-cell>
        </table:table-row>
        <table:table-row table:style-name="ro1">
          <table:table-cell office:value-type="string" calcext:value-type="string">
            <text:p>data/Time_Series_Individuals/Music_final_MW_EDA_1004_11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7" calcext:value-type="float">
            <text:p>4,547</text:p>
          </table:table-cell>
        </table:table-row>
        <table:table-row table:style-name="ro1">
          <table:table-cell office:value-type="string" calcext:value-type="string">
            <text:p>data/Time_Series_Individuals/Music_final_MW_HRV_1017_14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95" calcext:value-type="float">
            <text:p>21,195</text:p>
          </table:table-cell>
        </table:table-row>
        <table:table-row table:style-name="ro1">
          <table:table-cell office:value-type="string" calcext:value-type="string">
            <text:p>data/Time_Series_Individuals/Music_final_MW_HRV_1011_13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97" calcext:value-type="float">
            <text:p>4,797</text:p>
          </table:table-cell>
        </table:table-row>
        <table:table-row table:style-name="ro1">
          <table:table-cell office:value-type="string" calcext:value-type="string">
            <text:p>data/Time_Series_Individuals/Music_final_MW_HRV_1006_11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4" calcext:value-type="float">
            <text:p>20,524</text:p>
          </table:table-cell>
        </table:table-row>
        <table:table-row table:style-name="ro1">
          <table:table-cell office:value-type="string" calcext:value-type="string">
            <text:p>data/Time_Series_Individuals/Music_final_MW_EDA_1007_11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00" calcext:value-type="float">
            <text:p>17,100</text:p>
          </table:table-cell>
        </table:table-row>
        <table:table-row table:style-name="ro1">
          <table:table-cell office:value-type="string" calcext:value-type="string">
            <text:p>data/Time_Series_Individuals/Music_final_MW_HRV_1049_25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1" calcext:value-type="float">
            <text:p>5,831</text:p>
          </table:table-cell>
        </table:table-row>
        <table:table-row table:style-name="ro1">
          <table:table-cell office:value-type="string" calcext:value-type="string">
            <text:p>data/Time_Series_Individuals/Music_final_MW_HRV_1019_15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04" calcext:value-type="float">
            <text:p>6,004</text:p>
          </table:table-cell>
        </table:table-row>
        <table:table-row table:style-name="ro1">
          <table:table-cell office:value-type="string" calcext:value-type="string">
            <text:p>data/Time_Series_Individuals/Music_final_MW_EDA_1035_20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04" calcext:value-type="float">
            <text:p>17,504</text:p>
          </table:table-cell>
        </table:table-row>
        <table:table-row table:style-name="ro1">
          <table:table-cell office:value-type="string" calcext:value-type="string">
            <text:p>data/Time_Series_Individuals/Music_final_MW_EDA_1023_16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33" calcext:value-type="float">
            <text:p>15,233</text:p>
          </table:table-cell>
        </table:table-row>
        <table:table-row table:style-name="ro1">
          <table:table-cell office:value-type="string" calcext:value-type="string">
            <text:p>data/Time_Series_Individuals/Music_final_MW_HRV_1014_14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98" calcext:value-type="float">
            <text:p>23,298</text:p>
          </table:table-cell>
        </table:table-row>
        <table:table-row table:style-name="ro1">
          <table:table-cell office:value-type="string" calcext:value-type="string">
            <text:p>data/Time_Series_Individuals/Music_final_MW_EDA_1027_18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5" calcext:value-type="float">
            <text:p>4,405</text:p>
          </table:table-cell>
        </table:table-row>
        <table:table-row table:style-name="ro1">
          <table:table-cell office:value-type="string" calcext:value-type="string">
            <text:p>data/Time_Series_Individuals/Music_final_MW_HRV_1001_10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72" calcext:value-type="float">
            <text:p>4,972</text:p>
          </table:table-cell>
        </table:table-row>
        <table:table-row table:style-name="ro1">
          <table:table-cell office:value-type="string" calcext:value-type="string">
            <text:p>data/Time_Series_Individuals/Music_final_MW_HRV_1034_20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2" calcext:value-type="float">
            <text:p>5,692</text:p>
          </table:table-cell>
        </table:table-row>
        <table:table-row table:style-name="ro1">
          <table:table-cell office:value-type="string" calcext:value-type="string">
            <text:p>data/Time_Series_Individuals/Music_final_MW_EDA_1038_21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2" calcext:value-type="float">
            <text:p>4,502</text:p>
          </table:table-cell>
        </table:table-row>
        <table:table-row table:style-name="ro1">
          <table:table-cell office:value-type="string" calcext:value-type="string">
            <text:p>data/Time_Series_Individuals/Music_final_MW_HRV_1008_12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17" calcext:value-type="float">
            <text:p>20,517</text:p>
          </table:table-cell>
        </table:table-row>
        <table:table-row table:style-name="ro1">
          <table:table-cell office:value-type="string" calcext:value-type="string">
            <text:p>data/Time_Series_Individuals/Music_final_MW_EDA_1024_17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37" calcext:value-type="float">
            <text:p>16,937</text:p>
          </table:table-cell>
        </table:table-row>
        <table:table-row table:style-name="ro1">
          <table:table-cell office:value-type="string" calcext:value-type="string">
            <text:p>data/Time_Series_Individuals/Music_final_MW_HRV_1019_15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41" calcext:value-type="float">
            <text:p>6,141</text:p>
          </table:table-cell>
        </table:table-row>
        <table:table-row table:style-name="ro1">
          <table:table-cell office:value-type="string" calcext:value-type="string">
            <text:p>data/Time_Series_Individuals/Music_final_MW_EDA_1051_25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98" calcext:value-type="float">
            <text:p>16,198</text:p>
          </table:table-cell>
        </table:table-row>
        <table:table-row table:style-name="ro1">
          <table:table-cell office:value-type="string" calcext:value-type="string">
            <text:p>data/Time_Series_Individuals/Music_final_MW_EDA_1035_20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28" calcext:value-type="float">
            <text:p>5,428</text:p>
          </table:table-cell>
        </table:table-row>
        <table:table-row table:style-name="ro1">
          <table:table-cell office:value-type="string" calcext:value-type="string">
            <text:p>data/Time_Series_Individuals/Music_final_MW_EDA_1025_17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5" calcext:value-type="float">
            <text:p>5,435</text:p>
          </table:table-cell>
        </table:table-row>
        <table:table-row table:style-name="ro1">
          <table:table-cell office:value-type="string" calcext:value-type="string">
            <text:p>data/Time_Series_Individuals/Music_final_MW_EDA_1022_16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5" calcext:value-type="float">
            <text:p>5,375</text:p>
          </table:table-cell>
        </table:table-row>
        <table:table-row table:style-name="ro1">
          <table:table-cell office:value-type="string" calcext:value-type="string">
            <text:p>data/Time_Series_Individuals/Music_final_MW_EDA_1045_23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61" calcext:value-type="float">
            <text:p>15,261</text:p>
          </table:table-cell>
        </table:table-row>
        <table:table-row table:style-name="ro1">
          <table:table-cell office:value-type="string" calcext:value-type="string">
            <text:p>data/Time_Series_Individuals/Music_final_MW_HRV_1020_15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428" calcext:value-type="float">
            <text:p>22,428</text:p>
          </table:table-cell>
        </table:table-row>
        <table:table-row table:style-name="ro1">
          <table:table-cell office:value-type="string" calcext:value-type="string">
            <text:p>data/Time_Series_Individuals/Music_final_MW_EDA_1050_25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2" calcext:value-type="float">
            <text:p>5,732</text:p>
          </table:table-cell>
        </table:table-row>
        <table:table-row table:style-name="ro1">
          <table:table-cell office:value-type="string" calcext:value-type="string">
            <text:p>data/Time_Series_Individuals/Music_final_MW_EDA_1007_11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23" calcext:value-type="float">
            <text:p>4,223</text:p>
          </table:table-cell>
        </table:table-row>
        <table:table-row table:style-name="ro1">
          <table:table-cell office:value-type="string" calcext:value-type="string">
            <text:p>data/Time_Series_Individuals/Music_final_MW_EDA_1025_17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29" calcext:value-type="float">
            <text:p>15,529</text:p>
          </table:table-cell>
        </table:table-row>
        <table:table-row table:style-name="ro1">
          <table:table-cell office:value-type="string" calcext:value-type="string">
            <text:p>data/Time_Series_Individuals/Music_final_MW_EDA_1021_16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0" calcext:value-type="float">
            <text:p>5,660</text:p>
          </table:table-cell>
        </table:table-row>
        <table:table-row table:style-name="ro1">
          <table:table-cell office:value-type="string" calcext:value-type="string">
            <text:p>data/Time_Series_Individuals/Music_final_MW_EDA_1046_23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90" calcext:value-type="float">
            <text:p>17,290</text:p>
          </table:table-cell>
        </table:table-row>
        <table:table-row table:style-name="ro1">
          <table:table-cell office:value-type="string" calcext:value-type="string">
            <text:p>data/Time_Series_Individuals/Music_final_MW_EDA_1032_19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44" calcext:value-type="float">
            <text:p>17,444</text:p>
          </table:table-cell>
        </table:table-row>
        <table:table-row table:style-name="ro1">
          <table:table-cell office:value-type="string" calcext:value-type="string">
            <text:p>data/Time_Series_Individuals/Music_final_MW_EDA_1025_17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3" calcext:value-type="float">
            <text:p>4,633</text:p>
          </table:table-cell>
        </table:table-row>
        <table:table-row table:style-name="ro1">
          <table:table-cell office:value-type="string" calcext:value-type="string">
            <text:p>data/Time_Series_Individuals/Music_final_MW_EDA_1031_19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4" calcext:value-type="float">
            <text:p>4,594</text:p>
          </table:table-cell>
        </table:table-row>
        <table:table-row table:style-name="ro1">
          <table:table-cell office:value-type="string" calcext:value-type="string">
            <text:p>data/Time_Series_Individuals/Music_final_MW_HRV_1033_20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32" calcext:value-type="float">
            <text:p>20,932</text:p>
          </table:table-cell>
        </table:table-row>
        <table:table-row table:style-name="ro1">
          <table:table-cell office:value-type="string" calcext:value-type="string">
            <text:p>data/Time_Series_Individuals/Music_final_MW_EDA_1008_12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14" calcext:value-type="float">
            <text:p>18,014</text:p>
          </table:table-cell>
        </table:table-row>
        <table:table-row table:style-name="ro1">
          <table:table-cell office:value-type="string" calcext:value-type="string">
            <text:p>data/Time_Series_Individuals/Music_final_MW_EDA_1028_18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79" calcext:value-type="float">
            <text:p>5,179</text:p>
          </table:table-cell>
        </table:table-row>
        <table:table-row table:style-name="ro1">
          <table:table-cell office:value-type="string" calcext:value-type="string">
            <text:p>data/Time_Series_Individuals/Music_final_MW_HRV_1038_21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41" calcext:value-type="float">
            <text:p>23,441</text:p>
          </table:table-cell>
        </table:table-row>
        <table:table-row table:style-name="ro1">
          <table:table-cell office:value-type="string" calcext:value-type="string">
            <text:p>data/Time_Series_Individuals/Music_final_MW_EDA_1020_15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0" calcext:value-type="float">
            <text:p>5,480</text:p>
          </table:table-cell>
        </table:table-row>
        <table:table-row table:style-name="ro1">
          <table:table-cell office:value-type="string" calcext:value-type="string">
            <text:p>data/Time_Series_Individuals/Music_final_MW_EDA_1042_22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58" calcext:value-type="float">
            <text:p>17,058</text:p>
          </table:table-cell>
        </table:table-row>
        <table:table-row table:style-name="ro1">
          <table:table-cell office:value-type="string" calcext:value-type="string">
            <text:p>data/Time_Series_Individuals/Music_final_MW_HRV_1049_24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60" calcext:value-type="float">
            <text:p>20,660</text:p>
          </table:table-cell>
        </table:table-row>
        <table:table-row table:style-name="ro1">
          <table:table-cell office:value-type="string" calcext:value-type="string">
            <text:p>data/Time_Series_Individuals/Music_final_MW_EDA_1051_25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46" calcext:value-type="float">
            <text:p>14,946</text:p>
          </table:table-cell>
        </table:table-row>
        <table:table-row table:style-name="ro1">
          <table:table-cell office:value-type="string" calcext:value-type="string">
            <text:p>data/Time_Series_Individuals/Music_final_MW_EDA_1032_19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8" calcext:value-type="float">
            <text:p>4,398</text:p>
          </table:table-cell>
        </table:table-row>
        <table:table-row table:style-name="ro1">
          <table:table-cell office:value-type="string" calcext:value-type="string">
            <text:p>data/Time_Series_Individuals/Music_final_MW_EDA_1015_14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99" calcext:value-type="float">
            <text:p>16,099</text:p>
          </table:table-cell>
        </table:table-row>
        <table:table-row table:style-name="ro1">
          <table:table-cell office:value-type="string" calcext:value-type="string">
            <text:p>data/Time_Series_Individuals/Music_final_MW_EDA_1017_15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01" calcext:value-type="float">
            <text:p>15,801</text:p>
          </table:table-cell>
        </table:table-row>
        <table:table-row table:style-name="ro1">
          <table:table-cell office:value-type="string" calcext:value-type="string">
            <text:p>data/Time_Series_Individuals/Music_final_MW_EDA_1032_19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8" calcext:value-type="float">
            <text:p>5,378</text:p>
          </table:table-cell>
        </table:table-row>
        <table:table-row table:style-name="ro1">
          <table:table-cell office:value-type="string" calcext:value-type="string">
            <text:p>data/Time_Series_Individuals/Music_final_MW_EDA_1025_17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8" calcext:value-type="float">
            <text:p>4,508</text:p>
          </table:table-cell>
        </table:table-row>
        <table:table-row table:style-name="ro1">
          <table:table-cell office:value-type="string" calcext:value-type="string">
            <text:p>data/Time_Series_Individuals/Music_final_MW_HRV_1005_11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80" calcext:value-type="float">
            <text:p>23,080</text:p>
          </table:table-cell>
        </table:table-row>
        <table:table-row table:style-name="ro1">
          <table:table-cell office:value-type="string" calcext:value-type="string">
            <text:p>data/Time_Series_Individuals/Music_final_MW_HRV_1009_12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73" calcext:value-type="float">
            <text:p>20,473</text:p>
          </table:table-cell>
        </table:table-row>
        <table:table-row table:style-name="ro1">
          <table:table-cell office:value-type="string" calcext:value-type="string">
            <text:p>data/Time_Series_Individuals/Music_final_MW_EDA_1012_13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45" calcext:value-type="float">
            <text:p>17,545</text:p>
          </table:table-cell>
        </table:table-row>
        <table:table-row table:style-name="ro1">
          <table:table-cell office:value-type="string" calcext:value-type="string">
            <text:p>data/Time_Series_Individuals/Music_final_MW_EDA_1050_25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78" calcext:value-type="float">
            <text:p>17,978</text:p>
          </table:table-cell>
        </table:table-row>
        <table:table-row table:style-name="ro1">
          <table:table-cell office:value-type="string" calcext:value-type="string">
            <text:p>data/Time_Series_Individuals/Music_final_MW_EDA_1011_13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076" calcext:value-type="float">
            <text:p>15,076</text:p>
          </table:table-cell>
        </table:table-row>
        <table:table-row table:style-name="ro1">
          <table:table-cell office:value-type="string" calcext:value-type="string">
            <text:p>data/Time_Series_Individuals/Music_final_MW_HRV_1044_23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820" calcext:value-type="float">
            <text:p>24,820</text:p>
          </table:table-cell>
        </table:table-row>
        <table:table-row table:style-name="ro1">
          <table:table-cell office:value-type="string" calcext:value-type="string">
            <text:p>data/Time_Series_Individuals/Music_final_MW_EDA_1006_11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96" calcext:value-type="float">
            <text:p>15,896</text:p>
          </table:table-cell>
        </table:table-row>
        <table:table-row table:style-name="ro1">
          <table:table-cell office:value-type="string" calcext:value-type="string">
            <text:p>data/Time_Series_Individuals/Music_final_MW_HRV_1031_19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6" calcext:value-type="float">
            <text:p>4,406</text:p>
          </table:table-cell>
        </table:table-row>
        <table:table-row table:style-name="ro1">
          <table:table-cell office:value-type="string" calcext:value-type="string">
            <text:p>data/Time_Series_Individuals/Music_final_MW_EDA_1014_14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60" calcext:value-type="float">
            <text:p>5,460</text:p>
          </table:table-cell>
        </table:table-row>
        <table:table-row table:style-name="ro1">
          <table:table-cell office:value-type="string" calcext:value-type="string">
            <text:p>data/Time_Series_Individuals/Music_final_MW_EDA_1047_24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72" calcext:value-type="float">
            <text:p>17,372</text:p>
          </table:table-cell>
        </table:table-row>
        <table:table-row table:style-name="ro1">
          <table:table-cell office:value-type="string" calcext:value-type="string">
            <text:p>data/Time_Series_Individuals/Music_final_MW_EDA_1030_18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2" calcext:value-type="float">
            <text:p>5,492</text:p>
          </table:table-cell>
        </table:table-row>
        <table:table-row table:style-name="ro1">
          <table:table-cell office:value-type="string" calcext:value-type="string">
            <text:p>data/Time_Series_Individuals/Music_final_MW_EDA_1014_14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0" calcext:value-type="float">
            <text:p>5,750</text:p>
          </table:table-cell>
        </table:table-row>
        <table:table-row table:style-name="ro1">
          <table:table-cell office:value-type="string" calcext:value-type="string">
            <text:p>data/Time_Series_Individuals/Music_final_MW_HRV_1032_19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46" calcext:value-type="float">
            <text:p>20,346</text:p>
          </table:table-cell>
        </table:table-row>
        <table:table-row table:style-name="ro1">
          <table:table-cell office:value-type="string" calcext:value-type="string">
            <text:p>data/Time_Series_Individuals/Music_final_MW_HRV_1024_17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73" calcext:value-type="float">
            <text:p>23,473</text:p>
          </table:table-cell>
        </table:table-row>
        <table:table-row table:style-name="ro1">
          <table:table-cell office:value-type="string" calcext:value-type="string">
            <text:p>data/Time_Series_Individuals/Music_final_MW_HRV_1015_14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3" calcext:value-type="float">
            <text:p>4,413</text:p>
          </table:table-cell>
        </table:table-row>
        <table:table-row table:style-name="ro1">
          <table:table-cell office:value-type="string" calcext:value-type="string">
            <text:p>data/Time_Series_Individuals/Music_final_MW_EDA_1037_21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92" calcext:value-type="float">
            <text:p>16,192</text:p>
          </table:table-cell>
        </table:table-row>
        <table:table-row table:style-name="ro1">
          <table:table-cell office:value-type="string" calcext:value-type="string">
            <text:p>data/Time_Series_Individuals/Music_final_MW_EDA_1038_21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12" calcext:value-type="float">
            <text:p>5,312</text:p>
          </table:table-cell>
        </table:table-row>
        <table:table-row table:style-name="ro1">
          <table:table-cell office:value-type="string" calcext:value-type="string">
            <text:p>data/Time_Series_Individuals/Music_final_MW_EDA_1044_23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50" calcext:value-type="float">
            <text:p>17,050</text:p>
          </table:table-cell>
        </table:table-row>
        <table:table-row table:style-name="ro1">
          <table:table-cell office:value-type="string" calcext:value-type="string">
            <text:p>data/Time_Series_Individuals/Music_final_MW_HRV_1029_18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360" calcext:value-type="float">
            <text:p>6,360</text:p>
          </table:table-cell>
        </table:table-row>
        <table:table-row table:style-name="ro1">
          <table:table-cell office:value-type="string" calcext:value-type="string">
            <text:p>data/Time_Series_Individuals/Music_final_MW_HRV_1036_21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0" calcext:value-type="float">
            <text:p>4,680</text:p>
          </table:table-cell>
        </table:table-row>
        <table:table-row table:style-name="ro1">
          <table:table-cell office:value-type="string" calcext:value-type="string">
            <text:p>data/Time_Series_Individuals/Music_final_MW_EDA_1032_19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21" calcext:value-type="float">
            <text:p>15,621</text:p>
          </table:table-cell>
        </table:table-row>
        <table:table-row table:style-name="ro1">
          <table:table-cell office:value-type="string" calcext:value-type="string">
            <text:p>data/Time_Series_Individuals/Music_final_MW_EDA_1038_21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58" calcext:value-type="float">
            <text:p>5,458</text:p>
          </table:table-cell>
        </table:table-row>
        <table:table-row table:style-name="ro1">
          <table:table-cell office:value-type="string" calcext:value-type="string">
            <text:p>data/Time_Series_Individuals/Music_final_MW_HRV_1027_18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2" calcext:value-type="float">
            <text:p>5,672</text:p>
          </table:table-cell>
        </table:table-row>
        <table:table-row table:style-name="ro1">
          <table:table-cell office:value-type="string" calcext:value-type="string">
            <text:p>data/Time_Series_Individuals/Music_final_MW_EDA_1019_15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94" calcext:value-type="float">
            <text:p>14,994</text:p>
          </table:table-cell>
        </table:table-row>
        <table:table-row table:style-name="ro1">
          <table:table-cell office:value-type="string" calcext:value-type="string">
            <text:p>data/Time_Series_Individuals/Music_final_MW_HRV_1035_20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7" calcext:value-type="float">
            <text:p>20,657</text:p>
          </table:table-cell>
        </table:table-row>
        <table:table-row table:style-name="ro1">
          <table:table-cell office:value-type="string" calcext:value-type="string">
            <text:p>data/Time_Series_Individuals/Music_final_MW_EDA_1043_23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0" calcext:value-type="float">
            <text:p>5,630</text:p>
          </table:table-cell>
        </table:table-row>
        <table:table-row table:style-name="ro1">
          <table:table-cell office:value-type="string" calcext:value-type="string">
            <text:p>data/Time_Series_Individuals/Music_final_MW_EDA_1019_15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37" calcext:value-type="float">
            <text:p>17,937</text:p>
          </table:table-cell>
        </table:table-row>
        <table:table-row table:style-name="ro1">
          <table:table-cell office:value-type="string" calcext:value-type="string">
            <text:p>data/Time_Series_Individuals/Music_final_MW_HRV_1037_21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6" calcext:value-type="float">
            <text:p>5,736</text:p>
          </table:table-cell>
        </table:table-row>
        <table:table-row table:style-name="ro1">
          <table:table-cell office:value-type="string" calcext:value-type="string">
            <text:p>data/Time_Series_Individuals/Music_final_MW_HRV_1006_11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82" calcext:value-type="float">
            <text:p>20,682</text:p>
          </table:table-cell>
        </table:table-row>
        <table:table-row table:style-name="ro1">
          <table:table-cell office:value-type="string" calcext:value-type="string">
            <text:p>data/Time_Series_Individuals/Music_final_MW_EDA_1037_21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9" calcext:value-type="float">
            <text:p>5,479</text:p>
          </table:table-cell>
        </table:table-row>
        <table:table-row table:style-name="ro1">
          <table:table-cell office:value-type="string" calcext:value-type="string">
            <text:p>data/Time_Series_Individuals/Music_final_MW_HRV_1005_11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1" calcext:value-type="float">
            <text:p>5,551</text:p>
          </table:table-cell>
        </table:table-row>
        <table:table-row table:style-name="ro1">
          <table:table-cell office:value-type="string" calcext:value-type="string">
            <text:p>data/Time_Series_Individuals/Music_final_MW_EDA_1051_25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706" calcext:value-type="float">
            <text:p>16,706</text:p>
          </table:table-cell>
        </table:table-row>
        <table:table-row table:style-name="ro1">
          <table:table-cell office:value-type="string" calcext:value-type="string">
            <text:p>data/Time_Series_Individuals/Music_final_MW_HRV_1040_22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564" calcext:value-type="float">
            <text:p>22,564</text:p>
          </table:table-cell>
        </table:table-row>
        <table:table-row table:style-name="ro1">
          <table:table-cell office:value-type="string" calcext:value-type="string">
            <text:p>data/Time_Series_Individuals/Music_final_MW_EDA_1025_17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57" calcext:value-type="float">
            <text:p>17,957</text:p>
          </table:table-cell>
        </table:table-row>
        <table:table-row table:style-name="ro1">
          <table:table-cell office:value-type="string" calcext:value-type="string">
            <text:p>data/Time_Series_Individuals/Music_final_MW_HRV_1051_25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58" calcext:value-type="float">
            <text:p>5,858</text:p>
          </table:table-cell>
        </table:table-row>
        <table:table-row table:style-name="ro1">
          <table:table-cell office:value-type="string" calcext:value-type="string">
            <text:p>data/Time_Series_Individuals/Music_final_MW_HRV_1006_11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51" calcext:value-type="float">
            <text:p>5,651</text:p>
          </table:table-cell>
        </table:table-row>
        <table:table-row table:style-name="ro1">
          <table:table-cell office:value-type="string" calcext:value-type="string">
            <text:p>data/Time_Series_Individuals/Music_final_MW_EDA_1006_11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13" calcext:value-type="float">
            <text:p>15,713</text:p>
          </table:table-cell>
        </table:table-row>
        <table:table-row table:style-name="ro1">
          <table:table-cell office:value-type="string" calcext:value-type="string">
            <text:p>data/Time_Series_Individuals/Music_final_MW_EDA_1041_22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12" calcext:value-type="float">
            <text:p>4,512</text:p>
          </table:table-cell>
        </table:table-row>
        <table:table-row table:style-name="ro1">
          <table:table-cell office:value-type="string" calcext:value-type="string">
            <text:p>data/Time_Series_Individuals/Music_final_MW_HRV_1007_12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792" calcext:value-type="float">
            <text:p>24,792</text:p>
          </table:table-cell>
        </table:table-row>
        <table:table-row table:style-name="ro1">
          <table:table-cell office:value-type="string" calcext:value-type="string">
            <text:p>data/Time_Series_Individuals/Music_final_MW_EDA_1006_11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2" calcext:value-type="float">
            <text:p>4,532</text:p>
          </table:table-cell>
        </table:table-row>
        <table:table-row table:style-name="ro1">
          <table:table-cell office:value-type="string" calcext:value-type="string">
            <text:p>data/Time_Series_Individuals/Music_final_MW_EDA_1027_18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48" calcext:value-type="float">
            <text:p>15,548</text:p>
          </table:table-cell>
        </table:table-row>
        <table:table-row table:style-name="ro1">
          <table:table-cell office:value-type="string" calcext:value-type="string">
            <text:p>data/Time_Series_Individuals/Music_final_MW_HRV_1051_25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6" calcext:value-type="float">
            <text:p>4,706</text:p>
          </table:table-cell>
        </table:table-row>
        <table:table-row table:style-name="ro1">
          <table:table-cell office:value-type="string" calcext:value-type="string">
            <text:p>data/Time_Series_Individuals/Music_final_MW_EDA_1047_24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60" calcext:value-type="float">
            <text:p>4,660</text:p>
          </table:table-cell>
        </table:table-row>
        <table:table-row table:style-name="ro1">
          <table:table-cell office:value-type="string" calcext:value-type="string">
            <text:p>data/Time_Series_Individuals/Music_final_MW_HRV_1026_17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98" calcext:value-type="float">
            <text:p>23,198</text:p>
          </table:table-cell>
        </table:table-row>
        <table:table-row table:style-name="ro1">
          <table:table-cell office:value-type="string" calcext:value-type="string">
            <text:p>data/Time_Series_Individuals/Music_final_MW_HRV_1046_24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8" calcext:value-type="float">
            <text:p>20,528</text:p>
          </table:table-cell>
        </table:table-row>
        <table:table-row table:style-name="ro1">
          <table:table-cell office:value-type="string" calcext:value-type="string">
            <text:p>data/Time_Series_Individuals/Music_final_MW_EDA_1031_19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081" calcext:value-type="float">
            <text:p>15,081</text:p>
          </table:table-cell>
        </table:table-row>
        <table:table-row table:style-name="ro1">
          <table:table-cell office:value-type="string" calcext:value-type="string">
            <text:p>data/Time_Series_Individuals/Music_final_MW_HRV_1022_16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0" calcext:value-type="float">
            <text:p>4,640</text:p>
          </table:table-cell>
        </table:table-row>
        <table:table-row table:style-name="ro1">
          <table:table-cell office:value-type="string" calcext:value-type="string">
            <text:p>data/Time_Series_Individuals/Music_final_MW_EDA_1048_24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9" calcext:value-type="float">
            <text:p>4,539</text:p>
          </table:table-cell>
        </table:table-row>
        <table:table-row table:style-name="ro1">
          <table:table-cell office:value-type="string" calcext:value-type="string">
            <text:p>data/Time_Series_Individuals/Music_final_MW_HRV_1012_13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8" calcext:value-type="float">
            <text:p>5,828</text:p>
          </table:table-cell>
        </table:table-row>
        <table:table-row table:style-name="ro1">
          <table:table-cell office:value-type="string" calcext:value-type="string">
            <text:p>data/Time_Series_Individuals/Music_final_MW_HRV_1014_14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50" calcext:value-type="float">
            <text:p>4,550</text:p>
          </table:table-cell>
        </table:table-row>
        <table:table-row table:style-name="ro1">
          <table:table-cell office:value-type="string" calcext:value-type="string">
            <text:p>data/Time_Series_Individuals/Music_final_MW_EDA_1051_25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07" calcext:value-type="float">
            <text:p>16,307</text:p>
          </table:table-cell>
        </table:table-row>
        <table:table-row table:style-name="ro1">
          <table:table-cell office:value-type="string" calcext:value-type="string">
            <text:p>data/Time_Series_Individuals/Music_final_MW_EDA_1001_10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39" calcext:value-type="float">
            <text:p>16,139</text:p>
          </table:table-cell>
        </table:table-row>
        <table:table-row table:style-name="ro1">
          <table:table-cell office:value-type="string" calcext:value-type="string">
            <text:p>data/Time_Series_Individuals/Music_final_MW_HRV_1032_19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82" calcext:value-type="float">
            <text:p>23,582</text:p>
          </table:table-cell>
        </table:table-row>
        <table:table-row table:style-name="ro1">
          <table:table-cell office:value-type="string" calcext:value-type="string">
            <text:p>data/Time_Series_Individuals/Music_final_MW_HRV_1035_20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4" calcext:value-type="float">
            <text:p>4,674</text:p>
          </table:table-cell>
        </table:table-row>
        <table:table-row table:style-name="ro1">
          <table:table-cell office:value-type="string" calcext:value-type="string">
            <text:p>data/Time_Series_Individuals/Music_final_MW_EDA_1028_18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3911" calcext:value-type="float">
            <text:p>3,911</text:p>
          </table:table-cell>
        </table:table-row>
        <table:table-row table:style-name="ro1">
          <table:table-cell office:value-type="string" calcext:value-type="string">
            <text:p>data/Time_Series_Individuals/Music_final_MW_HRV_1011_13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95" calcext:value-type="float">
            <text:p>23,795</text:p>
          </table:table-cell>
        </table:table-row>
        <table:table-row table:style-name="ro1">
          <table:table-cell office:value-type="string" calcext:value-type="string">
            <text:p>data/Time_Series_Individuals/Music_final_MW_HRV_1042_22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37" calcext:value-type="float">
            <text:p>23,937</text:p>
          </table:table-cell>
        </table:table-row>
        <table:table-row table:style-name="ro1">
          <table:table-cell office:value-type="string" calcext:value-type="string">
            <text:p>data/Time_Series_Individuals/Music_final_MW_HRV_1023_16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15" calcext:value-type="float">
            <text:p>23,715</text:p>
          </table:table-cell>
        </table:table-row>
        <table:table-row table:style-name="ro1">
          <table:table-cell office:value-type="string" calcext:value-type="string">
            <text:p>data/Time_Series_Individuals/Music_final_MW_EDA_1026_17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62" calcext:value-type="float">
            <text:p>17,462</text:p>
          </table:table-cell>
        </table:table-row>
        <table:table-row table:style-name="ro1">
          <table:table-cell office:value-type="string" calcext:value-type="string">
            <text:p>data/Time_Series_Individuals/Music_final_MW_EDA_1016_14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30" calcext:value-type="float">
            <text:p>5,930</text:p>
          </table:table-cell>
        </table:table-row>
        <table:table-row table:style-name="ro1">
          <table:table-cell office:value-type="string" calcext:value-type="string">
            <text:p>data/Time_Series_Individuals/Music_final_MW_HRV_1022_16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4" calcext:value-type="float">
            <text:p>5,724</text:p>
          </table:table-cell>
        </table:table-row>
        <table:table-row table:style-name="ro1">
          <table:table-cell office:value-type="string" calcext:value-type="string">
            <text:p>data/Time_Series_Individuals/Music_final_MW_HRV_1051_25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90" calcext:value-type="float">
            <text:p>23,590</text:p>
          </table:table-cell>
        </table:table-row>
        <table:table-row table:style-name="ro1">
          <table:table-cell office:value-type="string" calcext:value-type="string">
            <text:p>data/Time_Series_Individuals/Music_final_MW_EDA_1012_13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25" calcext:value-type="float">
            <text:p>5,325</text:p>
          </table:table-cell>
        </table:table-row>
        <table:table-row table:style-name="ro1">
          <table:table-cell office:value-type="string" calcext:value-type="string">
            <text:p>data/Time_Series_Individuals/Music_final_MW_HRV_1024_17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9" calcext:value-type="float">
            <text:p>5,669</text:p>
          </table:table-cell>
        </table:table-row>
        <table:table-row table:style-name="ro1">
          <table:table-cell office:value-type="string" calcext:value-type="string">
            <text:p>data/Time_Series_Individuals/Music_final_MW_EDA_1008_12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7" calcext:value-type="float">
            <text:p>5,667</text:p>
          </table:table-cell>
        </table:table-row>
        <table:table-row table:style-name="ro1">
          <table:table-cell office:value-type="string" calcext:value-type="string">
            <text:p>data/Time_Series_Individuals/Music_final_MW_HRV_1012_13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0" calcext:value-type="float">
            <text:p>4,690</text:p>
          </table:table-cell>
        </table:table-row>
        <table:table-row table:style-name="ro1">
          <table:table-cell office:value-type="string" calcext:value-type="string">
            <text:p>data/Time_Series_Individuals/Music_final_MW_EDA_1040_22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7" calcext:value-type="float">
            <text:p>5,577</text:p>
          </table:table-cell>
        </table:table-row>
        <table:table-row table:style-name="ro1">
          <table:table-cell office:value-type="string" calcext:value-type="string">
            <text:p>data/Time_Series_Individuals/Music_final_MW_EDA_1024_17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2" calcext:value-type="float">
            <text:p>5,522</text:p>
          </table:table-cell>
        </table:table-row>
        <table:table-row table:style-name="ro1">
          <table:table-cell office:value-type="string" calcext:value-type="string">
            <text:p>data/Time_Series_Individuals/Music_final_MW_HRV_1008_12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62" calcext:value-type="float">
            <text:p>5,862</text:p>
          </table:table-cell>
        </table:table-row>
        <table:table-row table:style-name="ro1">
          <table:table-cell office:value-type="string" calcext:value-type="string">
            <text:p>data/Time_Series_Individuals/Music_final_MW_HRV_1044_23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56" calcext:value-type="float">
            <text:p>23,356</text:p>
          </table:table-cell>
        </table:table-row>
        <table:table-row table:style-name="ro1">
          <table:table-cell office:value-type="string" calcext:value-type="string">
            <text:p>data/Time_Series_Individuals/Music_final_MW_EDA_1049_25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90" calcext:value-type="float">
            <text:p>18,090</text:p>
          </table:table-cell>
        </table:table-row>
        <table:table-row table:style-name="ro1">
          <table:table-cell office:value-type="string" calcext:value-type="string">
            <text:p>data/Time_Series_Individuals/Music_final_MW_HRV_1008_12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427" calcext:value-type="float">
            <text:p>24,427</text:p>
          </table:table-cell>
        </table:table-row>
        <table:table-row table:style-name="ro1">
          <table:table-cell office:value-type="string" calcext:value-type="string">
            <text:p>data/Time_Series_Individuals/Music_final_MW_HRV_1047_24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9" calcext:value-type="float">
            <text:p>5,629</text:p>
          </table:table-cell>
        </table:table-row>
        <table:table-row table:style-name="ro1">
          <table:table-cell office:value-type="string" calcext:value-type="string">
            <text:p>data/Time_Series_Individuals/Music_final_MW_HRV_1039_21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53" calcext:value-type="float">
            <text:p>23,653</text:p>
          </table:table-cell>
        </table:table-row>
        <table:table-row table:style-name="ro1">
          <table:table-cell office:value-type="string" calcext:value-type="string">
            <text:p>data/Time_Series_Individuals/Music_final_MW_EDA_1039_21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1" calcext:value-type="float">
            <text:p>4,501</text:p>
          </table:table-cell>
        </table:table-row>
        <table:table-row table:style-name="ro1">
          <table:table-cell office:value-type="string" calcext:value-type="string">
            <text:p>data/Time_Series_Individuals/Music_final_MW_EDA_1024_17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2" calcext:value-type="float">
            <text:p>4,472</text:p>
          </table:table-cell>
        </table:table-row>
        <table:table-row table:style-name="ro1">
          <table:table-cell office:value-type="string" calcext:value-type="string">
            <text:p>data/Time_Series_Individuals/Music_final_MW_HRV_1030_19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85" calcext:value-type="float">
            <text:p>20,585</text:p>
          </table:table-cell>
        </table:table-row>
        <table:table-row table:style-name="ro1">
          <table:table-cell office:value-type="string" calcext:value-type="string">
            <text:p>data/Time_Series_Individuals/Music_final_MW_EDA_1022_16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90" calcext:value-type="float">
            <text:p>17,590</text:p>
          </table:table-cell>
        </table:table-row>
        <table:table-row table:style-name="ro1">
          <table:table-cell office:value-type="string" calcext:value-type="string">
            <text:p>data/Time_Series_Individuals/Music_final_MW_EDA_1031_19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43" calcext:value-type="float">
            <text:p>15,743</text:p>
          </table:table-cell>
        </table:table-row>
        <table:table-row table:style-name="ro1">
          <table:table-cell office:value-type="string" calcext:value-type="string">
            <text:p>data/Time_Series_Individuals/Music_final_MW_EDA_1004_11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50" calcext:value-type="float">
            <text:p>17,750</text:p>
          </table:table-cell>
        </table:table-row>
        <table:table-row table:style-name="ro1">
          <table:table-cell office:value-type="string" calcext:value-type="string">
            <text:p>data/Time_Series_Individuals/Music_final_MW_EDA_1004_11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3" calcext:value-type="float">
            <text:p>4,533</text:p>
          </table:table-cell>
        </table:table-row>
        <table:table-row table:style-name="ro1">
          <table:table-cell office:value-type="string" calcext:value-type="string">
            <text:p>data/Time_Series_Individuals/Music_final_MW_EDA_1046_24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3" calcext:value-type="float">
            <text:p>5,553</text:p>
          </table:table-cell>
        </table:table-row>
        <table:table-row table:style-name="ro1">
          <table:table-cell office:value-type="string" calcext:value-type="string">
            <text:p>data/Time_Series_Individuals/Music_final_MW_HRV_1013_13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99" calcext:value-type="float">
            <text:p>19,899</text:p>
          </table:table-cell>
        </table:table-row>
        <table:table-row table:style-name="ro1">
          <table:table-cell office:value-type="string" calcext:value-type="string">
            <text:p>data/Time_Series_Individuals/Music_final_MW_HRV_1046_23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2" calcext:value-type="float">
            <text:p>5,642</text:p>
          </table:table-cell>
        </table:table-row>
        <table:table-row table:style-name="ro1">
          <table:table-cell office:value-type="string" calcext:value-type="string">
            <text:p>data/Time_Series_Individuals/Music_final_MW_EDA_1001_10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9" calcext:value-type="float">
            <text:p>5,849</text:p>
          </table:table-cell>
        </table:table-row>
        <table:table-row table:style-name="ro1">
          <table:table-cell office:value-type="string" calcext:value-type="string">
            <text:p>data/Time_Series_Individuals/Music_final_MW_EDA_1008_12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41" calcext:value-type="float">
            <text:p>17,841</text:p>
          </table:table-cell>
        </table:table-row>
        <table:table-row table:style-name="ro1">
          <table:table-cell office:value-type="string" calcext:value-type="string">
            <text:p>data/Time_Series_Individuals/Music_final_MW_EDA_1031_19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82" calcext:value-type="float">
            <text:p>4,282</text:p>
          </table:table-cell>
        </table:table-row>
        <table:table-row table:style-name="ro1">
          <table:table-cell office:value-type="string" calcext:value-type="string">
            <text:p>data/Time_Series_Individuals/Music_final_MW_EDA_1033_20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4" calcext:value-type="float">
            <text:p>4,654</text:p>
          </table:table-cell>
        </table:table-row>
        <table:table-row table:style-name="ro1">
          <table:table-cell office:value-type="string" calcext:value-type="string">
            <text:p>data/Time_Series_Individuals/Music_final_MW_HRV_1024_17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7" calcext:value-type="float">
            <text:p>5,747</text:p>
          </table:table-cell>
        </table:table-row>
        <table:table-row table:style-name="ro1">
          <table:table-cell office:value-type="string" calcext:value-type="string">
            <text:p>data/Time_Series_Individuals/Music_final_MW_HRV_1043_23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0" calcext:value-type="float">
            <text:p>4,670</text:p>
          </table:table-cell>
        </table:table-row>
        <table:table-row table:style-name="ro1">
          <table:table-cell office:value-type="string" calcext:value-type="string">
            <text:p>data/Time_Series_Individuals/Music_final_MW_EDA_1012_13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77" calcext:value-type="float">
            <text:p>5,277</text:p>
          </table:table-cell>
        </table:table-row>
        <table:table-row table:style-name="ro1">
          <table:table-cell office:value-type="string" calcext:value-type="string">
            <text:p>data/Time_Series_Individuals/Music_final_MW_HRV_1005_11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0" calcext:value-type="float">
            <text:p>5,810</text:p>
          </table:table-cell>
        </table:table-row>
        <table:table-row table:style-name="ro1">
          <table:table-cell office:value-type="string" calcext:value-type="string">
            <text:p>data/Time_Series_Individuals/Music_final_MW_HRV_1043_23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9" calcext:value-type="float">
            <text:p>5,769</text:p>
          </table:table-cell>
        </table:table-row>
        <table:table-row table:style-name="ro1">
          <table:table-cell office:value-type="string" calcext:value-type="string">
            <text:p>data/Time_Series_Individuals/Music_final_MW_HRV_1011_13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8" calcext:value-type="float">
            <text:p>5,838</text:p>
          </table:table-cell>
        </table:table-row>
        <table:table-row table:style-name="ro1">
          <table:table-cell office:value-type="string" calcext:value-type="string">
            <text:p>data/Time_Series_Individuals/Music_final_MW_EDA_1039_22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677" calcext:value-type="float">
            <text:p>16,677</text:p>
          </table:table-cell>
        </table:table-row>
        <table:table-row table:style-name="ro1">
          <table:table-cell office:value-type="string" calcext:value-type="string">
            <text:p>data/Time_Series_Individuals/Music_final_MW_EDA_1005_11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33" calcext:value-type="float">
            <text:p>17,433</text:p>
          </table:table-cell>
        </table:table-row>
        <table:table-row table:style-name="ro1">
          <table:table-cell office:value-type="string" calcext:value-type="string">
            <text:p>data/Time_Series_Individuals/Music_final_MW_EDA_1051_25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451" calcext:value-type="float">
            <text:p>16,451</text:p>
          </table:table-cell>
        </table:table-row>
        <table:table-row table:style-name="ro1">
          <table:table-cell office:value-type="string" calcext:value-type="string">
            <text:p>data/Time_Series_Individuals/Music_final_MW_HRV_1047_24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45" calcext:value-type="float">
            <text:p>4,945</text:p>
          </table:table-cell>
        </table:table-row>
        <table:table-row table:style-name="ro1">
          <table:table-cell office:value-type="string" calcext:value-type="string">
            <text:p>data/Time_Series_Individuals/Music_final_MW_EDA_1004_11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75" calcext:value-type="float">
            <text:p>16,075</text:p>
          </table:table-cell>
        </table:table-row>
        <table:table-row table:style-name="ro1">
          <table:table-cell office:value-type="string" calcext:value-type="string">
            <text:p>data/Time_Series_Individuals/Music_final_MW_EDA_1044_23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89" calcext:value-type="float">
            <text:p>5,289</text:p>
          </table:table-cell>
        </table:table-row>
        <table:table-row table:style-name="ro1">
          <table:table-cell office:value-type="string" calcext:value-type="string">
            <text:p>data/Time_Series_Individuals/Music_final_MW_HRV_1026_17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7" calcext:value-type="float">
            <text:p>5,707</text:p>
          </table:table-cell>
        </table:table-row>
        <table:table-row table:style-name="ro1">
          <table:table-cell office:value-type="string" calcext:value-type="string">
            <text:p>data/Time_Series_Individuals/Music_final_MW_HRV_1028_18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9" calcext:value-type="float">
            <text:p>5,679</text:p>
          </table:table-cell>
        </table:table-row>
        <table:table-row table:style-name="ro1">
          <table:table-cell office:value-type="string" calcext:value-type="string">
            <text:p>data/Time_Series_Individuals/Music_final_MW_HRV_1029_18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4" calcext:value-type="float">
            <text:p>4,674</text:p>
          </table:table-cell>
        </table:table-row>
        <table:table-row table:style-name="ro1">
          <table:table-cell office:value-type="string" calcext:value-type="string">
            <text:p>data/Time_Series_Individuals/Music_final_MW_HRV_1028_18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20" calcext:value-type="float">
            <text:p>23,120</text:p>
          </table:table-cell>
        </table:table-row>
        <table:table-row table:style-name="ro1">
          <table:table-cell office:value-type="string" calcext:value-type="string">
            <text:p>data/Time_Series_Individuals/Music_final_MW_EDA_1046_23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52" calcext:value-type="float">
            <text:p>15,552</text:p>
          </table:table-cell>
        </table:table-row>
        <table:table-row table:style-name="ro1">
          <table:table-cell office:value-type="string" calcext:value-type="string">
            <text:p>data/Time_Series_Individuals/Music_final_MW_EDA_1044_23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3" calcext:value-type="float">
            <text:p>5,823</text:p>
          </table:table-cell>
        </table:table-row>
        <table:table-row table:style-name="ro1">
          <table:table-cell office:value-type="string" calcext:value-type="string">
            <text:p>data/Time_Series_Individuals/Music_final_MW_HRV_1051_25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8" calcext:value-type="float">
            <text:p>5,758</text:p>
          </table:table-cell>
        </table:table-row>
        <table:table-row table:style-name="ro1">
          <table:table-cell office:value-type="string" calcext:value-type="string">
            <text:p>data/Time_Series_Individuals/Music_final_MW_HRV_1050_25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70" calcext:value-type="float">
            <text:p>23,970</text:p>
          </table:table-cell>
        </table:table-row>
        <table:table-row table:style-name="ro1">
          <table:table-cell office:value-type="string" calcext:value-type="string">
            <text:p>data/Time_Series_Individuals/Music_final_MW_HRV_1041_22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41" calcext:value-type="float">
            <text:p>23,641</text:p>
          </table:table-cell>
        </table:table-row>
        <table:table-row table:style-name="ro1">
          <table:table-cell office:value-type="string" calcext:value-type="string">
            <text:p>data/Time_Series_Individuals/Music_final_MW_EDA_1032_19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1" calcext:value-type="float">
            <text:p>4,441</text:p>
          </table:table-cell>
        </table:table-row>
        <table:table-row table:style-name="ro1">
          <table:table-cell office:value-type="string" calcext:value-type="string">
            <text:p>data/Time_Series_Individuals/Music_final_MW_EDA_1043_23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250" calcext:value-type="float">
            <text:p>16,250</text:p>
          </table:table-cell>
        </table:table-row>
        <table:table-row table:style-name="ro1">
          <table:table-cell office:value-type="string" calcext:value-type="string">
            <text:p>data/Time_Series_Individuals/Music_final_MW_EDA_1034_20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9" calcext:value-type="float">
            <text:p>5,549</text:p>
          </table:table-cell>
        </table:table-row>
        <table:table-row table:style-name="ro1">
          <table:table-cell office:value-type="string" calcext:value-type="string">
            <text:p>data/Time_Series_Individuals/Music_final_MW_HRV_1038_21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7" calcext:value-type="float">
            <text:p>4,687</text:p>
          </table:table-cell>
        </table:table-row>
        <table:table-row table:style-name="ro1">
          <table:table-cell office:value-type="string" calcext:value-type="string">
            <text:p>data/Time_Series_Individuals/Music_final_MW_HRV_1043_23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87" calcext:value-type="float">
            <text:p>20,987</text:p>
          </table:table-cell>
        </table:table-row>
        <table:table-row table:style-name="ro1">
          <table:table-cell office:value-type="string" calcext:value-type="string">
            <text:p>data/Time_Series_Individuals/Music_final_MW_HRV_1042_22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19" calcext:value-type="float">
            <text:p>23,819</text:p>
          </table:table-cell>
        </table:table-row>
        <table:table-row table:style-name="ro1">
          <table:table-cell office:value-type="string" calcext:value-type="string">
            <text:p>data/Time_Series_Individuals/Music_final_MW_HRV_1031_19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59" calcext:value-type="float">
            <text:p>5,259</text:p>
          </table:table-cell>
        </table:table-row>
        <table:table-row table:style-name="ro1">
          <table:table-cell office:value-type="string" calcext:value-type="string">
            <text:p>data/Time_Series_Individuals/Music_final_MW_EDA_1042_22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5" calcext:value-type="float">
            <text:p>4,475</text:p>
          </table:table-cell>
        </table:table-row>
        <table:table-row table:style-name="ro1">
          <table:table-cell office:value-type="string" calcext:value-type="string">
            <text:p>data/Time_Series_Individuals/Music_final_MW_HRV_1028_18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93" calcext:value-type="float">
            <text:p>23,893</text:p>
          </table:table-cell>
        </table:table-row>
        <table:table-row table:style-name="ro1">
          <table:table-cell office:value-type="string" calcext:value-type="string">
            <text:p>data/Time_Series_Individuals/Music_final_MW_EDA_1042_22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54" calcext:value-type="float">
            <text:p>17,454</text:p>
          </table:table-cell>
        </table:table-row>
        <table:table-row table:style-name="ro1">
          <table:table-cell office:value-type="string" calcext:value-type="string">
            <text:p>data/Time_Series_Individuals/Music_final_MW_EDA_1023_16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13" calcext:value-type="float">
            <text:p>4,513</text:p>
          </table:table-cell>
        </table:table-row>
        <table:table-row table:style-name="ro1">
          <table:table-cell office:value-type="string" calcext:value-type="string">
            <text:p>data/Time_Series_Individuals/Music_final_MW_HRV_1010_13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6" calcext:value-type="float">
            <text:p>5,516</text:p>
          </table:table-cell>
        </table:table-row>
        <table:table-row table:style-name="ro1">
          <table:table-cell office:value-type="string" calcext:value-type="string">
            <text:p>data/Time_Series_Individuals/Music_final_MW_EDA_1006_11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47" calcext:value-type="float">
            <text:p>4,347</text:p>
          </table:table-cell>
        </table:table-row>
        <table:table-row table:style-name="ro1">
          <table:table-cell office:value-type="string" calcext:value-type="string">
            <text:p>data/Time_Series_Individuals/Music_final_MW_EDA_1015_14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4" calcext:value-type="float">
            <text:p>5,494</text:p>
          </table:table-cell>
        </table:table-row>
        <table:table-row table:style-name="ro1">
          <table:table-cell office:value-type="string" calcext:value-type="string">
            <text:p>data/Time_Series_Individuals/Music_final_MW_EDA_1048_24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4" calcext:value-type="float">
            <text:p>5,724</text:p>
          </table:table-cell>
        </table:table-row>
        <table:table-row table:style-name="ro1">
          <table:table-cell office:value-type="string" calcext:value-type="string">
            <text:p>data/Time_Series_Individuals/Music_final_MW_HRV_1004_11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74" calcext:value-type="float">
            <text:p>4,774</text:p>
          </table:table-cell>
        </table:table-row>
        <table:table-row table:style-name="ro1">
          <table:table-cell office:value-type="string" calcext:value-type="string">
            <text:p>data/Time_Series_Individuals/Music_final_MW_EDA_1045_23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78" calcext:value-type="float">
            <text:p>17,078</text:p>
          </table:table-cell>
        </table:table-row>
        <table:table-row table:style-name="ro1">
          <table:table-cell office:value-type="string" calcext:value-type="string">
            <text:p>data/Time_Series_Individuals/Music_final_MW_EDA_1048_24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63" calcext:value-type="float">
            <text:p>17,963</text:p>
          </table:table-cell>
        </table:table-row>
        <table:table-row table:style-name="ro1">
          <table:table-cell office:value-type="string" calcext:value-type="string">
            <text:p>data/Time_Series_Individuals/Music_final_MW_EDA_1038_21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64" calcext:value-type="float">
            <text:p>17,064</text:p>
          </table:table-cell>
        </table:table-row>
        <table:table-row table:style-name="ro1">
          <table:table-cell office:value-type="string" calcext:value-type="string">
            <text:p>data/Time_Series_Individuals/Music_final_MW_EDA_1035_20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08" calcext:value-type="float">
            <text:p>18,008</text:p>
          </table:table-cell>
        </table:table-row>
        <table:table-row table:style-name="ro1">
          <table:table-cell office:value-type="string" calcext:value-type="string">
            <text:p>data/Time_Series_Individuals/Music_final_MW_HRV_1036_21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67" calcext:value-type="float">
            <text:p>23,067</text:p>
          </table:table-cell>
        </table:table-row>
        <table:table-row table:style-name="ro1">
          <table:table-cell office:value-type="string" calcext:value-type="string">
            <text:p>data/Time_Series_Individuals/Music_final_MW_HRV_1037_21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86" calcext:value-type="float">
            <text:p>23,486</text:p>
          </table:table-cell>
        </table:table-row>
        <table:table-row table:style-name="ro1">
          <table:table-cell office:value-type="string" calcext:value-type="string">
            <text:p>data/Time_Series_Individuals/Music_final_MW_EDA_1050_25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00" calcext:value-type="float">
            <text:p>5,600</text:p>
          </table:table-cell>
        </table:table-row>
        <table:table-row table:style-name="ro1">
          <table:table-cell office:value-type="string" calcext:value-type="string">
            <text:p>data/Time_Series_Individuals/Music_final_MW_HRV_1005_11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53" calcext:value-type="float">
            <text:p>23,553</text:p>
          </table:table-cell>
        </table:table-row>
        <table:table-row table:style-name="ro1">
          <table:table-cell office:value-type="string" calcext:value-type="string">
            <text:p>data/Time_Series_Individuals/Music_final_MW_EDA_1019_15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5" calcext:value-type="float">
            <text:p>5,695</text:p>
          </table:table-cell>
        </table:table-row>
        <table:table-row table:style-name="ro1">
          <table:table-cell office:value-type="string" calcext:value-type="string">
            <text:p>data/Time_Series_Individuals/Music_final_MW_HRV_1026_17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04" calcext:value-type="float">
            <text:p>23,604</text:p>
          </table:table-cell>
        </table:table-row>
        <table:table-row table:style-name="ro1">
          <table:table-cell office:value-type="string" calcext:value-type="string">
            <text:p>data/Time_Series_Individuals/Music_final_MW_EDA_1045_23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7" calcext:value-type="float">
            <text:p>4,487</text:p>
          </table:table-cell>
        </table:table-row>
        <table:table-row table:style-name="ro1">
          <table:table-cell office:value-type="string" calcext:value-type="string">
            <text:p>data/Time_Series_Individuals/Music_final_MW_EDA_1003_10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10" calcext:value-type="float">
            <text:p>17,310</text:p>
          </table:table-cell>
        </table:table-row>
        <table:table-row table:style-name="ro1">
          <table:table-cell office:value-type="string" calcext:value-type="string">
            <text:p>data/Time_Series_Individuals/Music_final_MW_EDA_1001_10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245" calcext:value-type="float">
            <text:p>18,245</text:p>
          </table:table-cell>
        </table:table-row>
        <table:table-row table:style-name="ro1">
          <table:table-cell office:value-type="string" calcext:value-type="string">
            <text:p>data/Time_Series_Individuals/Music_final_MW_EDA_1023_16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27" calcext:value-type="float">
            <text:p>4,227</text:p>
          </table:table-cell>
        </table:table-row>
        <table:table-row table:style-name="ro1">
          <table:table-cell office:value-type="string" calcext:value-type="string">
            <text:p>data/Time_Series_Individuals/Music_final_MW_HRV_1047_24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303" calcext:value-type="float">
            <text:p>21,303</text:p>
          </table:table-cell>
        </table:table-row>
        <table:table-row table:style-name="ro1">
          <table:table-cell office:value-type="string" calcext:value-type="string">
            <text:p>data/Time_Series_Individuals/Music_final_MW_HRV_1033_20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9" calcext:value-type="float">
            <text:p>5,779</text:p>
          </table:table-cell>
        </table:table-row>
        <table:table-row table:style-name="ro1">
          <table:table-cell office:value-type="string" calcext:value-type="string">
            <text:p>data/Time_Series_Individuals/Music_final_MW_HRV_1051_25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01" calcext:value-type="float">
            <text:p>23,901</text:p>
          </table:table-cell>
        </table:table-row>
        <table:table-row table:style-name="ro1">
          <table:table-cell office:value-type="string" calcext:value-type="string">
            <text:p>data/Time_Series_Individuals/Music_final_MW_EDA_1017_15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82" calcext:value-type="float">
            <text:p>16,182</text:p>
          </table:table-cell>
        </table:table-row>
        <table:table-row table:style-name="ro1">
          <table:table-cell office:value-type="string" calcext:value-type="string">
            <text:p>data/Time_Series_Individuals/Music_final_MW_EDA_1015_14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9" calcext:value-type="float">
            <text:p>5,509</text:p>
          </table:table-cell>
        </table:table-row>
        <table:table-row table:style-name="ro1">
          <table:table-cell office:value-type="string" calcext:value-type="string">
            <text:p>data/Time_Series_Individuals/Music_final_MW_HRV_1011_13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0" calcext:value-type="float">
            <text:p>4,420</text:p>
          </table:table-cell>
        </table:table-row>
        <table:table-row table:style-name="ro1">
          <table:table-cell office:value-type="string" calcext:value-type="string">
            <text:p>data/Time_Series_Individuals/Music_final_MW_EDA_1003_10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27" calcext:value-type="float">
            <text:p>5,327</text:p>
          </table:table-cell>
        </table:table-row>
        <table:table-row table:style-name="ro1">
          <table:table-cell office:value-type="string" calcext:value-type="string">
            <text:p>data/Time_Series_Individuals/Music_final_MW_HRV_1014_14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072" calcext:value-type="float">
            <text:p>20,072</text:p>
          </table:table-cell>
        </table:table-row>
        <table:table-row table:style-name="ro1">
          <table:table-cell office:value-type="string" calcext:value-type="string">
            <text:p>data/Time_Series_Individuals/Music_final_MW_HRV_1024_17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2" calcext:value-type="float">
            <text:p>20,522</text:p>
          </table:table-cell>
        </table:table-row>
        <table:table-row table:style-name="ro1">
          <table:table-cell office:value-type="string" calcext:value-type="string">
            <text:p>data/Time_Series_Individuals/Music_final_MW_HRV_1016_14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6" calcext:value-type="float">
            <text:p>5,636</text:p>
          </table:table-cell>
        </table:table-row>
        <table:table-row table:style-name="ro1">
          <table:table-cell office:value-type="string" calcext:value-type="string">
            <text:p>data/Time_Series_Individuals/Music_final_MW_HRV_1039_21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8" calcext:value-type="float">
            <text:p>5,758</text:p>
          </table:table-cell>
        </table:table-row>
        <table:table-row table:style-name="ro1">
          <table:table-cell office:value-type="string" calcext:value-type="string">
            <text:p>data/Time_Series_Individuals/Music_final_MW_EDA_1008_12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18" calcext:value-type="float">
            <text:p>5,218</text:p>
          </table:table-cell>
        </table:table-row>
        <table:table-row table:style-name="ro1">
          <table:table-cell office:value-type="string" calcext:value-type="string">
            <text:p>data/Time_Series_Individuals/Music_final_MW_EDA_1046_24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270" calcext:value-type="float">
            <text:p>18,270</text:p>
          </table:table-cell>
        </table:table-row>
        <table:table-row table:style-name="ro1">
          <table:table-cell office:value-type="string" calcext:value-type="string">
            <text:p>data/Time_Series_Individuals/Music_final_MW_EDA_1013_13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24" calcext:value-type="float">
            <text:p>18,124</text:p>
          </table:table-cell>
        </table:table-row>
        <table:table-row table:style-name="ro1">
          <table:table-cell office:value-type="string" calcext:value-type="string">
            <text:p>data/Time_Series_Individuals/Music_final_MW_EDA_1016_14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96" calcext:value-type="float">
            <text:p>17,296</text:p>
          </table:table-cell>
        </table:table-row>
        <table:table-row table:style-name="ro1">
          <table:table-cell office:value-type="string" calcext:value-type="string">
            <text:p>data/Time_Series_Individuals/Music_final_MW_EDA_1051_25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536" calcext:value-type="float">
            <text:p>14,536</text:p>
          </table:table-cell>
        </table:table-row>
        <table:table-row table:style-name="ro1">
          <table:table-cell office:value-type="string" calcext:value-type="string">
            <text:p>data/Time_Series_Individuals/Music_final_MW_EDA_1024_17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05" calcext:value-type="float">
            <text:p>17,405</text:p>
          </table:table-cell>
        </table:table-row>
        <table:table-row table:style-name="ro1">
          <table:table-cell office:value-type="string" calcext:value-type="string">
            <text:p>data/Time_Series_Individuals/Music_final_MW_EDA_1027_18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3" calcext:value-type="float">
            <text:p>5,533</text:p>
          </table:table-cell>
        </table:table-row>
        <table:table-row table:style-name="ro1">
          <table:table-cell office:value-type="string" calcext:value-type="string">
            <text:p>data/Time_Series_Individuals/Music_final_MW_HRV_1040_22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72" calcext:value-type="float">
            <text:p>23,572</text:p>
          </table:table-cell>
        </table:table-row>
        <table:table-row table:style-name="ro1">
          <table:table-cell office:value-type="string" calcext:value-type="string">
            <text:p>data/Time_Series_Individuals/Music_final_MW_EDA_1036_20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2" calcext:value-type="float">
            <text:p>5,582</text:p>
          </table:table-cell>
        </table:table-row>
        <table:table-row table:style-name="ro1">
          <table:table-cell office:value-type="string" calcext:value-type="string">
            <text:p>data/Time_Series_Individuals/Music_final_MW_HRV_1004_11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80" calcext:value-type="float">
            <text:p>23,780</text:p>
          </table:table-cell>
        </table:table-row>
        <table:table-row table:style-name="ro1">
          <table:table-cell office:value-type="string" calcext:value-type="string">
            <text:p>data/Time_Series_Individuals/Music_final_MW_HRV_1032_19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16" calcext:value-type="float">
            <text:p>4,616</text:p>
          </table:table-cell>
        </table:table-row>
        <table:table-row table:style-name="ro1">
          <table:table-cell office:value-type="string" calcext:value-type="string">
            <text:p>data/Time_Series_Individuals/Music_final_MW_EDA_1050_25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09" calcext:value-type="float">
            <text:p>17,509</text:p>
          </table:table-cell>
        </table:table-row>
        <table:table-row table:style-name="ro1">
          <table:table-cell office:value-type="string" calcext:value-type="string">
            <text:p>data/Time_Series_Individuals/Music_final_MW_EDA_1029_18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40" calcext:value-type="float">
            <text:p>15,640</text:p>
          </table:table-cell>
        </table:table-row>
        <table:table-row table:style-name="ro1">
          <table:table-cell office:value-type="string" calcext:value-type="string">
            <text:p>data/Time_Series_Individuals/Music_final_MW_HRV_1028_18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950" calcext:value-type="float">
            <text:p>18,950</text:p>
          </table:table-cell>
        </table:table-row>
        <table:table-row table:style-name="ro1">
          <table:table-cell office:value-type="string" calcext:value-type="string">
            <text:p>data/Time_Series_Individuals/Music_final_MW_EDA_1004_11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13" calcext:value-type="float">
            <text:p>4,613</text:p>
          </table:table-cell>
        </table:table-row>
        <table:table-row table:style-name="ro1">
          <table:table-cell office:value-type="string" calcext:value-type="string">
            <text:p>data/Time_Series_Individuals/Music_final_MW_EDA_1035_20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57" calcext:value-type="float">
            <text:p>4,357</text:p>
          </table:table-cell>
        </table:table-row>
        <table:table-row table:style-name="ro1">
          <table:table-cell office:value-type="string" calcext:value-type="string">
            <text:p>data/Time_Series_Individuals/Music_final_MW_HRV_1007_12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61" calcext:value-type="float">
            <text:p>5,261</text:p>
          </table:table-cell>
        </table:table-row>
        <table:table-row table:style-name="ro1">
          <table:table-cell office:value-type="string" calcext:value-type="string">
            <text:p>data/Time_Series_Individuals/Music_final_MW_HRV_1016_14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5" calcext:value-type="float">
            <text:p>5,695</text:p>
          </table:table-cell>
        </table:table-row>
        <table:table-row table:style-name="ro1">
          <table:table-cell office:value-type="string" calcext:value-type="string">
            <text:p>data/Time_Series_Individuals/Music_final_MW_HRV_1020_15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8" calcext:value-type="float">
            <text:p>5,708</text:p>
          </table:table-cell>
        </table:table-row>
        <table:table-row table:style-name="ro1">
          <table:table-cell office:value-type="string" calcext:value-type="string">
            <text:p>data/Time_Series_Individuals/Music_final_MW_EDA_1020_158_BLE.x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4" calcext:value-type="float">
            <text:p>5,434</text:p>
          </table:table-cell>
        </table:table-row>
        <table:table-row table:style-name="ro1">
          <table:table-cell office:value-type="string" calcext:value-type="string">
            <text:p>data/Time_Series_Individuals/Music_final_MW_HRV_1050_25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6" calcext:value-type="float">
            <text:p>5,846</text:p>
          </table:table-cell>
        </table:table-row>
        <table:table-row table:style-name="ro1">
          <table:table-cell office:value-type="string" calcext:value-type="string">
            <text:p>data/Time_Series_Individuals/Music_final_MW_HRV_1007_12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37" calcext:value-type="float">
            <text:p>5,237</text:p>
          </table:table-cell>
        </table:table-row>
        <table:table-row table:style-name="ro1">
          <table:table-cell office:value-type="string" calcext:value-type="string">
            <text:p>data/Time_Series_Individuals/Music_final_MW_EDA_1031_19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5" calcext:value-type="float">
            <text:p>5,415</text:p>
          </table:table-cell>
        </table:table-row>
        <table:table-row table:style-name="ro1">
          <table:table-cell office:value-type="string" calcext:value-type="string">
            <text:p>data/Time_Series_Individuals/Music_final_MW_HRV_1020_15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4" calcext:value-type="float">
            <text:p>4,594</text:p>
          </table:table-cell>
        </table:table-row>
        <table:table-row table:style-name="ro1">
          <table:table-cell office:value-type="string" calcext:value-type="string">
            <text:p>data/Time_Series_Individuals/Music_final_MW_EDA_1020_15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6" calcext:value-type="float">
            <text:p>5,506</text:p>
          </table:table-cell>
        </table:table-row>
        <table:table-row table:style-name="ro1">
          <table:table-cell office:value-type="string" calcext:value-type="string">
            <text:p>data/Time_Series_Individuals/Music_final_MW_HRV_1006_11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0" calcext:value-type="float">
            <text:p>4,630</text:p>
          </table:table-cell>
        </table:table-row>
        <table:table-row table:style-name="ro1">
          <table:table-cell office:value-type="string" calcext:value-type="string">
            <text:p>data/Time_Series_Individuals/Music_final_MW_EDA_1048_24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89" calcext:value-type="float">
            <text:p>5,389</text:p>
          </table:table-cell>
        </table:table-row>
        <table:table-row table:style-name="ro1">
          <table:table-cell office:value-type="string" calcext:value-type="string">
            <text:p>data/Time_Series_Individuals/Music_final_MW_EDA_1029_18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9" calcext:value-type="float">
            <text:p>4,439</text:p>
          </table:table-cell>
        </table:table-row>
        <table:table-row table:style-name="ro1">
          <table:table-cell office:value-type="string" calcext:value-type="string">
            <text:p>data/Time_Series_Individuals/Music_final_MW_EDA_1051_25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72" calcext:value-type="float">
            <text:p>5,072</text:p>
          </table:table-cell>
        </table:table-row>
        <table:table-row table:style-name="ro1">
          <table:table-cell office:value-type="string" calcext:value-type="string">
            <text:p>data/Time_Series_Individuals/Music_final_MW_EDA_1050_25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95" calcext:value-type="float">
            <text:p>5,095</text:p>
          </table:table-cell>
        </table:table-row>
        <table:table-row table:style-name="ro1">
          <table:table-cell office:value-type="string" calcext:value-type="string">
            <text:p>data/Time_Series_Individuals/Music_final_MW_HRV_1023_16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54" calcext:value-type="float">
            <text:p>5,854</text:p>
          </table:table-cell>
        </table:table-row>
        <table:table-row table:style-name="ro1">
          <table:table-cell office:value-type="string" calcext:value-type="string">
            <text:p>data/Time_Series_Individuals/Music_final_MW_HRV_1043_23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344" calcext:value-type="float">
            <text:p>21,344</text:p>
          </table:table-cell>
        </table:table-row>
        <table:table-row table:style-name="ro1">
          <table:table-cell office:value-type="string" calcext:value-type="string">
            <text:p>data/Time_Series_Individuals/Music_final_MW_EDA_1040_22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34" calcext:value-type="float">
            <text:p>5,334</text:p>
          </table:table-cell>
        </table:table-row>
        <table:table-row table:style-name="ro1">
          <table:table-cell office:value-type="string" calcext:value-type="string">
            <text:p>data/Time_Series_Individuals/Music_final_MW_HRV_1027_17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5" calcext:value-type="float">
            <text:p>5,665</text:p>
          </table:table-cell>
        </table:table-row>
        <table:table-row table:style-name="ro1">
          <table:table-cell office:value-type="string" calcext:value-type="string">
            <text:p>data/Time_Series_Individuals/Music_final_MW_HRV_1010_13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90" calcext:value-type="float">
            <text:p>23,690</text:p>
          </table:table-cell>
        </table:table-row>
        <table:table-row table:style-name="ro1">
          <table:table-cell office:value-type="string" calcext:value-type="string">
            <text:p>data/Time_Series_Individuals/Music_final_MW_HRV_1012_13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09" calcext:value-type="float">
            <text:p>6,109</text:p>
          </table:table-cell>
        </table:table-row>
        <table:table-row table:style-name="ro1">
          <table:table-cell office:value-type="string" calcext:value-type="string">
            <text:p>data/Time_Series_Individuals/Music_final_MW_EDA_1005_11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51" calcext:value-type="float">
            <text:p>15,851</text:p>
          </table:table-cell>
        </table:table-row>
        <table:table-row table:style-name="ro1">
          <table:table-cell office:value-type="string" calcext:value-type="string">
            <text:p>data/Time_Series_Individuals/Music_final_MW_HRV_1006_11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17" calcext:value-type="float">
            <text:p>23,717</text:p>
          </table:table-cell>
        </table:table-row>
        <table:table-row table:style-name="ro1">
          <table:table-cell office:value-type="string" calcext:value-type="string">
            <text:p>data/Time_Series_Individuals/Music_final_MW_EDA_1024_17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5" calcext:value-type="float">
            <text:p>5,495</text:p>
          </table:table-cell>
        </table:table-row>
        <table:table-row table:style-name="ro1">
          <table:table-cell office:value-type="string" calcext:value-type="string">
            <text:p>data/Time_Series_Individuals/Music_final_MW_HRV_1033_20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43" calcext:value-type="float">
            <text:p>4,843</text:p>
          </table:table-cell>
        </table:table-row>
        <table:table-row table:style-name="ro1">
          <table:table-cell office:value-type="string" calcext:value-type="string">
            <text:p>data/Time_Series_Individuals/Music_final_MW_HRV_1013_13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59" calcext:value-type="float">
            <text:p>6,159</text:p>
          </table:table-cell>
        </table:table-row>
        <table:table-row table:style-name="ro1">
          <table:table-cell office:value-type="string" calcext:value-type="string">
            <text:p>data/Time_Series_Individuals/Music_final_MW_HRV_1041_22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603" calcext:value-type="float">
            <text:p>19,603</text:p>
          </table:table-cell>
        </table:table-row>
        <table:table-row table:style-name="ro1">
          <table:table-cell office:value-type="string" calcext:value-type="string">
            <text:p>data/Time_Series_Individuals/Music_final_MW_EDA_1032_19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58" calcext:value-type="float">
            <text:p>17,658</text:p>
          </table:table-cell>
        </table:table-row>
        <table:table-row table:style-name="ro1">
          <table:table-cell office:value-type="string" calcext:value-type="string">
            <text:p>data/Time_Series_Individuals/Music_final_MW_HRV_1041_22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81" calcext:value-type="float">
            <text:p>19,581</text:p>
          </table:table-cell>
        </table:table-row>
        <table:table-row table:style-name="ro1">
          <table:table-cell office:value-type="string" calcext:value-type="string">
            <text:p>data/Time_Series_Individuals/Music_final_MW_HRV_1017_15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31" calcext:value-type="float">
            <text:p>20,531</text:p>
          </table:table-cell>
        </table:table-row>
        <table:table-row table:style-name="ro1">
          <table:table-cell office:value-type="string" calcext:value-type="string">
            <text:p>data/Time_Series_Individuals/Music_final_MW_HRV_1037_21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42" calcext:value-type="float">
            <text:p>23,442</text:p>
          </table:table-cell>
        </table:table-row>
        <table:table-row table:style-name="ro1">
          <table:table-cell office:value-type="string" calcext:value-type="string">
            <text:p>data/Time_Series_Individuals/Music_final_MW_HRV_1042_22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42" calcext:value-type="float">
            <text:p>23,242</text:p>
          </table:table-cell>
        </table:table-row>
        <table:table-row table:style-name="ro1">
          <table:table-cell office:value-type="string" calcext:value-type="string">
            <text:p>data/Time_Series_Individuals/Music_final_MW_EDA_1044_23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53" calcext:value-type="float">
            <text:p>5,353</text:p>
          </table:table-cell>
        </table:table-row>
        <table:table-row table:style-name="ro1">
          <table:table-cell office:value-type="string" calcext:value-type="string">
            <text:p>data/Time_Series_Individuals/Music_final_MW_EDA_1014_14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96" calcext:value-type="float">
            <text:p>15,396</text:p>
          </table:table-cell>
        </table:table-row>
        <table:table-row table:style-name="ro1">
          <table:table-cell office:value-type="string" calcext:value-type="string">
            <text:p>data/Time_Series_Individuals/Music_final_MW_HRV_1023_16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2" calcext:value-type="float">
            <text:p>5,792</text:p>
          </table:table-cell>
        </table:table-row>
        <table:table-row table:style-name="ro1">
          <table:table-cell office:value-type="string" calcext:value-type="string">
            <text:p>data/Time_Series_Individuals/Music_final_MW_HRV_1030_18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2" calcext:value-type="float">
            <text:p>4,622</text:p>
          </table:table-cell>
        </table:table-row>
        <table:table-row table:style-name="ro1">
          <table:table-cell office:value-type="string" calcext:value-type="string">
            <text:p>data/Time_Series_Individuals/Music_final_MW_EDA_1050_25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36" calcext:value-type="float">
            <text:p>17,836</text:p>
          </table:table-cell>
        </table:table-row>
        <table:table-row table:style-name="ro1">
          <table:table-cell office:value-type="string" calcext:value-type="string">
            <text:p>data/Time_Series_Individuals/Music_final_MW_HRV_1047_24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66" calcext:value-type="float">
            <text:p>23,266</text:p>
          </table:table-cell>
        </table:table-row>
        <table:table-row table:style-name="ro1">
          <table:table-cell office:value-type="string" calcext:value-type="string">
            <text:p>data/Time_Series_Individuals/Music_final_MW_EDA_1031_19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60" calcext:value-type="float">
            <text:p>5,060</text:p>
          </table:table-cell>
        </table:table-row>
        <table:table-row table:style-name="ro1">
          <table:table-cell office:value-type="string" calcext:value-type="string">
            <text:p>data/Time_Series_Individuals/Music_final_MW_HRV_1014_14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0" calcext:value-type="float">
            <text:p>5,840</text:p>
          </table:table-cell>
        </table:table-row>
        <table:table-row table:style-name="ro1">
          <table:table-cell office:value-type="string" calcext:value-type="string">
            <text:p>data/Time_Series_Individuals/Music_final_MW_HRV_1031_19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5" calcext:value-type="float">
            <text:p>4,705</text:p>
          </table:table-cell>
        </table:table-row>
        <table:table-row table:style-name="ro1">
          <table:table-cell office:value-type="string" calcext:value-type="string">
            <text:p>data/Time_Series_Individuals/Music_final_MW_HRV_1009_12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71" calcext:value-type="float">
            <text:p>4,771</text:p>
          </table:table-cell>
        </table:table-row>
        <table:table-row table:style-name="ro1">
          <table:table-cell office:value-type="string" calcext:value-type="string">
            <text:p>data/Time_Series_Individuals/Music_final_MW_EDA_1011_13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63" calcext:value-type="float">
            <text:p>15,663</text:p>
          </table:table-cell>
        </table:table-row>
        <table:table-row table:style-name="ro1">
          <table:table-cell office:value-type="string" calcext:value-type="string">
            <text:p>data/Time_Series_Individuals/Music_final_MW_EDA_1030_18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22" calcext:value-type="float">
            <text:p>17,822</text:p>
          </table:table-cell>
        </table:table-row>
        <table:table-row table:style-name="ro1">
          <table:table-cell office:value-type="string" calcext:value-type="string">
            <text:p>data/Time_Series_Individuals/Music_final_MW_EDA_1019_15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88" calcext:value-type="float">
            <text:p>5,888</text:p>
          </table:table-cell>
        </table:table-row>
        <table:table-row table:style-name="ro1">
          <table:table-cell office:value-type="string" calcext:value-type="string">
            <text:p>data/Time_Series_Individuals/Music_final_MW_HRV_1030_18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54" calcext:value-type="float">
            <text:p>23,554</text:p>
          </table:table-cell>
        </table:table-row>
        <table:table-row table:style-name="ro1">
          <table:table-cell office:value-type="string" calcext:value-type="string">
            <text:p>data/Time_Series_Individuals/Music_final_MW_EDA_1032_19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3" calcext:value-type="float">
            <text:p>4,403</text:p>
          </table:table-cell>
        </table:table-row>
        <table:table-row table:style-name="ro1">
          <table:table-cell office:value-type="string" calcext:value-type="string">
            <text:p>data/Time_Series_Individuals/Music_final_MW_EDA_1040_22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6" calcext:value-type="float">
            <text:p>4,506</text:p>
          </table:table-cell>
        </table:table-row>
        <table:table-row table:style-name="ro1">
          <table:table-cell office:value-type="string" calcext:value-type="string">
            <text:p>data/Time_Series_Individuals/Music_final_MW_HRV_1041_22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91" calcext:value-type="float">
            <text:p>4,291</text:p>
          </table:table-cell>
        </table:table-row>
        <table:table-row table:style-name="ro1">
          <table:table-cell office:value-type="string" calcext:value-type="string">
            <text:p>data/Time_Series_Individuals/Music_final_MW_EDA_1016_14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81" calcext:value-type="float">
            <text:p>5,181</text:p>
          </table:table-cell>
        </table:table-row>
        <table:table-row table:style-name="ro1">
          <table:table-cell office:value-type="string" calcext:value-type="string">
            <text:p>data/Time_Series_Individuals/Music_final_MW_HRV_1001_10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2" calcext:value-type="float">
            <text:p>4,592</text:p>
          </table:table-cell>
        </table:table-row>
        <table:table-row table:style-name="ro1">
          <table:table-cell office:value-type="string" calcext:value-type="string">
            <text:p>data/Time_Series_Individuals/Music_final_MW_HRV_1034_20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44" calcext:value-type="float">
            <text:p>20,644</text:p>
          </table:table-cell>
        </table:table-row>
        <table:table-row table:style-name="ro1">
          <table:table-cell office:value-type="string" calcext:value-type="string">
            <text:p>data/Time_Series_Individuals/Music_final_MW_EDA_1009_12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3" calcext:value-type="float">
            <text:p>5,733</text:p>
          </table:table-cell>
        </table:table-row>
        <table:table-row table:style-name="ro1">
          <table:table-cell office:value-type="string" calcext:value-type="string">
            <text:p>data/Time_Series_Individuals/Music_final_MW_HRV_1039_22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66" calcext:value-type="float">
            <text:p>5,866</text:p>
          </table:table-cell>
        </table:table-row>
        <table:table-row table:style-name="ro1">
          <table:table-cell office:value-type="string" calcext:value-type="string">
            <text:p>data/Time_Series_Individuals/Music_final_MW_EDA_1021_16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9" calcext:value-type="float">
            <text:p>4,539</text:p>
          </table:table-cell>
        </table:table-row>
        <table:table-row table:style-name="ro1">
          <table:table-cell office:value-type="string" calcext:value-type="string">
            <text:p>data/Time_Series_Individuals/Music_final_MW_EDA_1043_23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0" calcext:value-type="float">
            <text:p>5,560</text:p>
          </table:table-cell>
        </table:table-row>
        <table:table-row table:style-name="ro1">
          <table:table-cell office:value-type="string" calcext:value-type="string">
            <text:p>data/Time_Series_Individuals/Music_final_MW_EDA_1027_17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3" calcext:value-type="float">
            <text:p>5,503</text:p>
          </table:table-cell>
        </table:table-row>
        <table:table-row table:style-name="ro1">
          <table:table-cell office:value-type="string" calcext:value-type="string">
            <text:p>data/Time_Series_Individuals/Music_final_MW_EDA_1008_12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77" calcext:value-type="float">
            <text:p>17,377</text:p>
          </table:table-cell>
        </table:table-row>
        <table:table-row table:style-name="ro1">
          <table:table-cell office:value-type="string" calcext:value-type="string">
            <text:p>data/Time_Series_Individuals/Music_final_MW_EDA_1036_20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98" calcext:value-type="float">
            <text:p>15,798</text:p>
          </table:table-cell>
        </table:table-row>
        <table:table-row table:style-name="ro1">
          <table:table-cell office:value-type="string" calcext:value-type="string">
            <text:p>data/Time_Series_Individuals/Music_final_MW_HRV_1041_22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84" calcext:value-type="float">
            <text:p>23,884</text:p>
          </table:table-cell>
        </table:table-row>
        <table:table-row table:style-name="ro1">
          <table:table-cell office:value-type="string" calcext:value-type="string">
            <text:p>data/Time_Series_Individuals/Music_final_MW_EDA_1032_19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42" calcext:value-type="float">
            <text:p>17,742</text:p>
          </table:table-cell>
        </table:table-row>
        <table:table-row table:style-name="ro1">
          <table:table-cell office:value-type="string" calcext:value-type="string">
            <text:p>data/Time_Series_Individuals/Music_final_MW_EDA_1044_23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5" calcext:value-type="float">
            <text:p>5,515</text:p>
          </table:table-cell>
        </table:table-row>
        <table:table-row table:style-name="ro1">
          <table:table-cell office:value-type="string" calcext:value-type="string">
            <text:p>data/Time_Series_Individuals/Music_final_MW_HRV_1042_22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639" calcext:value-type="float">
            <text:p>22,639</text:p>
          </table:table-cell>
        </table:table-row>
        <table:table-row table:style-name="ro1">
          <table:table-cell office:value-type="string" calcext:value-type="string">
            <text:p>data/Time_Series_Individuals/Music_final_MW_HRV_1044_23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48" calcext:value-type="float">
            <text:p>6,148</text:p>
          </table:table-cell>
        </table:table-row>
        <table:table-row table:style-name="ro1">
          <table:table-cell office:value-type="string" calcext:value-type="string">
            <text:p>data/Time_Series_Individuals/Music_final_MW_HRV_1040_22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3" calcext:value-type="float">
            <text:p>5,473</text:p>
          </table:table-cell>
        </table:table-row>
        <table:table-row table:style-name="ro1">
          <table:table-cell office:value-type="string" calcext:value-type="string">
            <text:p>data/Time_Series_Individuals/Music_final_MW_HRV_1006_11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76" calcext:value-type="float">
            <text:p>4,776</text:p>
          </table:table-cell>
        </table:table-row>
        <table:table-row table:style-name="ro1">
          <table:table-cell office:value-type="string" calcext:value-type="string">
            <text:p>data/Time_Series_Individuals/Music_final_MW_EDA_1029_18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94" calcext:value-type="float">
            <text:p>4,294</text:p>
          </table:table-cell>
        </table:table-row>
        <table:table-row table:style-name="ro1">
          <table:table-cell office:value-type="string" calcext:value-type="string">
            <text:p>data/Time_Series_Individuals/Music_final_MW_EDA_1010_12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18" calcext:value-type="float">
            <text:p>17,018</text:p>
          </table:table-cell>
        </table:table-row>
        <table:table-row table:style-name="ro1">
          <table:table-cell office:value-type="string" calcext:value-type="string">
            <text:p>data/Time_Series_Individuals/Music_final_MW_HRV_1001_10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36" calcext:value-type="float">
            <text:p>20,336</text:p>
          </table:table-cell>
        </table:table-row>
        <table:table-row table:style-name="ro1">
          <table:table-cell office:value-type="string" calcext:value-type="string">
            <text:p>data/Time_Series_Individuals/Music_final_MW_EDA_1012_13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88" calcext:value-type="float">
            <text:p>5,288</text:p>
          </table:table-cell>
        </table:table-row>
        <table:table-row table:style-name="ro1">
          <table:table-cell office:value-type="string" calcext:value-type="string">
            <text:p>data/Time_Series_Individuals/Music_final_MW_EDA_1030_19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99" calcext:value-type="float">
            <text:p>17,899</text:p>
          </table:table-cell>
        </table:table-row>
        <table:table-row table:style-name="ro1">
          <table:table-cell office:value-type="string" calcext:value-type="string">
            <text:p>data/Time_Series_Individuals/Music_final_MW_HRV_1001_10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42" calcext:value-type="float">
            <text:p>6,142</text:p>
          </table:table-cell>
        </table:table-row>
        <table:table-row table:style-name="ro1">
          <table:table-cell office:value-type="string" calcext:value-type="string">
            <text:p>data/Time_Series_Individuals/Music_final_MW_EDA_1022_16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6" calcext:value-type="float">
            <text:p>5,486</text:p>
          </table:table-cell>
        </table:table-row>
        <table:table-row table:style-name="ro1">
          <table:table-cell office:value-type="string" calcext:value-type="string">
            <text:p>data/Time_Series_Individuals/Music_final_MW_EDA_1034_20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7" calcext:value-type="float">
            <text:p>5,417</text:p>
          </table:table-cell>
        </table:table-row>
        <table:table-row table:style-name="ro1">
          <table:table-cell office:value-type="string" calcext:value-type="string">
            <text:p>data/Time_Series_Individuals/Music_final_MW_EDA_1005_11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2" calcext:value-type="float">
            <text:p>5,612</text:p>
          </table:table-cell>
        </table:table-row>
        <table:table-row table:style-name="ro1">
          <table:table-cell office:value-type="string" calcext:value-type="string">
            <text:p>data/Time_Series_Individuals/Music_final_MW_HRV_1047_24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28" calcext:value-type="float">
            <text:p>4,928</text:p>
          </table:table-cell>
        </table:table-row>
        <table:table-row table:style-name="ro1">
          <table:table-cell office:value-type="string" calcext:value-type="string">
            <text:p>data/Time_Series_Individuals/Music_final_MW_EDA_1047_24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3" calcext:value-type="float">
            <text:p>4,643</text:p>
          </table:table-cell>
        </table:table-row>
        <table:table-row table:style-name="ro1">
          <table:table-cell office:value-type="string" calcext:value-type="string">
            <text:p>data/Time_Series_Individuals/Music_final_MW_EDA_1020_16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1" calcext:value-type="float">
            <text:p>4,421</text:p>
          </table:table-cell>
        </table:table-row>
        <table:table-row table:style-name="ro1">
          <table:table-cell office:value-type="string" calcext:value-type="string">
            <text:p>data/Time_Series_Individuals/Music_final_MW_EDA_1038_21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07" calcext:value-type="float">
            <text:p>16,907</text:p>
          </table:table-cell>
        </table:table-row>
        <table:table-row table:style-name="ro1">
          <table:table-cell office:value-type="string" calcext:value-type="string">
            <text:p>data/Time_Series_Individuals/Music_final_MW_EDA_1017_14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3" calcext:value-type="float">
            <text:p>4,443</text:p>
          </table:table-cell>
        </table:table-row>
        <table:table-row table:style-name="ro1">
          <table:table-cell office:value-type="string" calcext:value-type="string">
            <text:p>data/Time_Series_Individuals/Music_final_MW_HRV_1008_12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29" calcext:value-type="float">
            <text:p>20,229</text:p>
          </table:table-cell>
        </table:table-row>
        <table:table-row table:style-name="ro1">
          <table:table-cell office:value-type="string" calcext:value-type="string">
            <text:p>data/Time_Series_Individuals/Music_final_MW_EDA_1034_20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73" calcext:value-type="float">
            <text:p>17,173</text:p>
          </table:table-cell>
        </table:table-row>
        <table:table-row table:style-name="ro1">
          <table:table-cell office:value-type="string" calcext:value-type="string">
            <text:p>data/Time_Series_Individuals/Music_final_MW_HRV_1022_16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74" calcext:value-type="float">
            <text:p>20,574</text:p>
          </table:table-cell>
        </table:table-row>
        <table:table-row table:style-name="ro1">
          <table:table-cell office:value-type="string" calcext:value-type="string">
            <text:p>data/Time_Series_Individuals/Music_final_MW_EDA_1036_21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3" calcext:value-type="float">
            <text:p>5,523</text:p>
          </table:table-cell>
        </table:table-row>
        <table:table-row table:style-name="ro1">
          <table:table-cell office:value-type="string" calcext:value-type="string">
            <text:p>data/Time_Series_Individuals/Music_final_MW_EDA_1031_19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23" calcext:value-type="float">
            <text:p>17,723</text:p>
          </table:table-cell>
        </table:table-row>
        <table:table-row table:style-name="ro1">
          <table:table-cell office:value-type="string" calcext:value-type="string">
            <text:p>data/Time_Series_Individuals/Music_final_MW_EDA_1030_18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1" calcext:value-type="float">
            <text:p>4,411</text:p>
          </table:table-cell>
        </table:table-row>
        <table:table-row table:style-name="ro1">
          <table:table-cell office:value-type="string" calcext:value-type="string">
            <text:p>data/Time_Series_Individuals/Music_final_MW_EDA_1027_18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80" calcext:value-type="float">
            <text:p>15,680</text:p>
          </table:table-cell>
        </table:table-row>
        <table:table-row table:style-name="ro1">
          <table:table-cell office:value-type="string" calcext:value-type="string">
            <text:p>data/Time_Series_Individuals/Music_final_MW_EDA_1035_20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67" calcext:value-type="float">
            <text:p>15,467</text:p>
          </table:table-cell>
        </table:table-row>
        <table:table-row table:style-name="ro1">
          <table:table-cell office:value-type="string" calcext:value-type="string">
            <text:p>data/Time_Series_Individuals/Music_final_MW_HRV_1035_20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38" calcext:value-type="float">
            <text:p>5,938</text:p>
          </table:table-cell>
        </table:table-row>
        <table:table-row table:style-name="ro1">
          <table:table-cell office:value-type="string" calcext:value-type="string">
            <text:p>data/Time_Series_Individuals/Music_final_MW_HRV_1042_22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66" calcext:value-type="float">
            <text:p>5,866</text:p>
          </table:table-cell>
        </table:table-row>
        <table:table-row table:style-name="ro1">
          <table:table-cell office:value-type="string" calcext:value-type="string">
            <text:p>data/Time_Series_Individuals/Music_final_MW_EDA_1023_16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40" calcext:value-type="float">
            <text:p>17,140</text:p>
          </table:table-cell>
        </table:table-row>
        <table:table-row table:style-name="ro1">
          <table:table-cell office:value-type="string" calcext:value-type="string">
            <text:p>data/Time_Series_Individuals/Music_final_MW_HRV_1040_22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8" calcext:value-type="float">
            <text:p>5,738</text:p>
          </table:table-cell>
        </table:table-row>
        <table:table-row table:style-name="ro1">
          <table:table-cell office:value-type="string" calcext:value-type="string">
            <text:p>data/Time_Series_Individuals/Music_final_MW_HRV_1028_18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04" calcext:value-type="float">
            <text:p>4,104</text:p>
          </table:table-cell>
        </table:table-row>
        <table:table-row table:style-name="ro1">
          <table:table-cell office:value-type="string" calcext:value-type="string">
            <text:p>data/Time_Series_Individuals/Music_final_MW_HRV_1016_14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897" calcext:value-type="float">
            <text:p>22,897</text:p>
          </table:table-cell>
        </table:table-row>
        <table:table-row table:style-name="ro1">
          <table:table-cell office:value-type="string" calcext:value-type="string">
            <text:p>data/Time_Series_Individuals/Music_final_MW_HRV_1031_19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33" calcext:value-type="float">
            <text:p>19,933</text:p>
          </table:table-cell>
        </table:table-row>
        <table:table-row table:style-name="ro1">
          <table:table-cell office:value-type="string" calcext:value-type="string">
            <text:p>data/Time_Series_Individuals/Music_final_MW_HRV_1026_17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9" calcext:value-type="float">
            <text:p>5,739</text:p>
          </table:table-cell>
        </table:table-row>
        <table:table-row table:style-name="ro1">
          <table:table-cell office:value-type="string" calcext:value-type="string">
            <text:p>data/Time_Series_Individuals/Music_final_MW_EDA_1048_24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09" calcext:value-type="float">
            <text:p>17,809</text:p>
          </table:table-cell>
        </table:table-row>
        <table:table-row table:style-name="ro1">
          <table:table-cell office:value-type="string" calcext:value-type="string">
            <text:p>data/Time_Series_Individuals/Music_final_MW_HRV_1032_19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32" calcext:value-type="float">
            <text:p>23,132</text:p>
          </table:table-cell>
        </table:table-row>
        <table:table-row table:style-name="ro1">
          <table:table-cell office:value-type="string" calcext:value-type="string">
            <text:p>data/Time_Series_Individuals/Music_final_MW_EDA_1042_22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5" calcext:value-type="float">
            <text:p>5,505</text:p>
          </table:table-cell>
        </table:table-row>
        <table:table-row table:style-name="ro1">
          <table:table-cell office:value-type="string" calcext:value-type="string">
            <text:p>data/Time_Series_Individuals/Music_final_MW_EDA_1016_14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12" calcext:value-type="float">
            <text:p>5,312</text:p>
          </table:table-cell>
        </table:table-row>
        <table:table-row table:style-name="ro1">
          <table:table-cell office:value-type="string" calcext:value-type="string">
            <text:p>data/Time_Series_Individuals/Music_final_MW_HRV_1022_16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15" calcext:value-type="float">
            <text:p>23,515</text:p>
          </table:table-cell>
        </table:table-row>
        <table:table-row table:style-name="ro1">
          <table:table-cell office:value-type="string" calcext:value-type="string">
            <text:p>data/Time_Series_Individuals/Music_final_MW_EDA_1037_21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5" calcext:value-type="float">
            <text:p>5,505</text:p>
          </table:table-cell>
        </table:table-row>
        <table:table-row table:style-name="ro1">
          <table:table-cell office:value-type="string" calcext:value-type="string">
            <text:p>data/Time_Series_Individuals/Music_final_MW_EDA_1039_22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47" calcext:value-type="float">
            <text:p>5,147</text:p>
          </table:table-cell>
        </table:table-row>
        <table:table-row table:style-name="ro1">
          <table:table-cell office:value-type="string" calcext:value-type="string">
            <text:p>data/Time_Series_Individuals/Music_final_MW_HRV_1038_21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0" calcext:value-type="float">
            <text:p>5,550</text:p>
          </table:table-cell>
        </table:table-row>
        <table:table-row table:style-name="ro1">
          <table:table-cell office:value-type="string" calcext:value-type="string">
            <text:p>data/Time_Series_Individuals/Music_final_MW_EDA_1035_20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21" calcext:value-type="float">
            <text:p>4,221</text:p>
          </table:table-cell>
        </table:table-row>
        <table:table-row table:style-name="ro1">
          <table:table-cell office:value-type="string" calcext:value-type="string">
            <text:p>data/Time_Series_Individuals/Music_final_MW_EDA_1043_23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19" calcext:value-type="float">
            <text:p>17,719</text:p>
          </table:table-cell>
        </table:table-row>
        <table:table-row table:style-name="ro1">
          <table:table-cell office:value-type="string" calcext:value-type="string">
            <text:p>data/Time_Series_Individuals/Music_final_MW_HRV_1034_20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837" calcext:value-type="float">
            <text:p>22,837</text:p>
          </table:table-cell>
        </table:table-row>
        <table:table-row table:style-name="ro1">
          <table:table-cell office:value-type="string" calcext:value-type="string">
            <text:p>data/Time_Series_Individuals/Music_final_MW_EDA_1001_10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8" calcext:value-type="float">
            <text:p>4,438</text:p>
          </table:table-cell>
        </table:table-row>
        <table:table-row table:style-name="ro1">
          <table:table-cell office:value-type="string" calcext:value-type="string">
            <text:p>data/Time_Series_Individuals/Music_final_MW_EDA_1042_22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93" calcext:value-type="float">
            <text:p>15,593</text:p>
          </table:table-cell>
        </table:table-row>
        <table:table-row table:style-name="ro1">
          <table:table-cell office:value-type="string" calcext:value-type="string">
            <text:p>data/Time_Series_Individuals/Music_final_MW_EDA_1048_24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64" calcext:value-type="float">
            <text:p>4,564</text:p>
          </table:table-cell>
        </table:table-row>
        <table:table-row table:style-name="ro1">
          <table:table-cell office:value-type="string" calcext:value-type="string">
            <text:p>data/Time_Series_Individuals/Music_final_MW_HRV_1032_19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18" calcext:value-type="float">
            <text:p>22,918</text:p>
          </table:table-cell>
        </table:table-row>
        <table:table-row table:style-name="ro1">
          <table:table-cell office:value-type="string" calcext:value-type="string">
            <text:p>data/Time_Series_Individuals/Music_final_MW_HRV_1001_10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56" calcext:value-type="float">
            <text:p>4,956</text:p>
          </table:table-cell>
        </table:table-row>
        <table:table-row table:style-name="ro1">
          <table:table-cell office:value-type="string" calcext:value-type="string">
            <text:p>data/Time_Series_Individuals/Music_final_MW_HRV_1030_18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25" calcext:value-type="float">
            <text:p>23,425</text:p>
          </table:table-cell>
        </table:table-row>
        <table:table-row table:style-name="ro1">
          <table:table-cell office:value-type="string" calcext:value-type="string">
            <text:p>data/Time_Series_Individuals/Music_final_MW_EDA_1010_12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34" calcext:value-type="float">
            <text:p>17,234</text:p>
          </table:table-cell>
        </table:table-row>
        <table:table-row table:style-name="ro1">
          <table:table-cell office:value-type="string" calcext:value-type="string">
            <text:p>data/Time_Series_Individuals/Music_final_MW_HRV_1034_20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66" calcext:value-type="float">
            <text:p>23,966</text:p>
          </table:table-cell>
        </table:table-row>
        <table:table-row table:style-name="ro1">
          <table:table-cell office:value-type="string" calcext:value-type="string">
            <text:p>data/Time_Series_Individuals/Music_final_MW_HRV_1012_13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9" calcext:value-type="float">
            <text:p>4,709</text:p>
          </table:table-cell>
        </table:table-row>
        <table:table-row table:style-name="ro1">
          <table:table-cell office:value-type="string" calcext:value-type="string">
            <text:p>data/Time_Series_Individuals/Music_final_MW_EDA_1019_15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8" calcext:value-type="float">
            <text:p>5,728</text:p>
          </table:table-cell>
        </table:table-row>
        <table:table-row table:style-name="ro1">
          <table:table-cell office:value-type="string" calcext:value-type="string">
            <text:p>data/Time_Series_Individuals/Music_final_MW_EDA_1017_15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84" calcext:value-type="float">
            <text:p>15,984</text:p>
          </table:table-cell>
        </table:table-row>
        <table:table-row table:style-name="ro1">
          <table:table-cell office:value-type="string" calcext:value-type="string">
            <text:p>data/Time_Series_Individuals/Music_final_MW_HRV_1032_19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63" calcext:value-type="float">
            <text:p>23,163</text:p>
          </table:table-cell>
        </table:table-row>
        <table:table-row table:style-name="ro1">
          <table:table-cell office:value-type="string" calcext:value-type="string">
            <text:p>data/Time_Series_Individuals/Music_final_MW_EDA_1023_16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27" calcext:value-type="float">
            <text:p>4,527</text:p>
          </table:table-cell>
        </table:table-row>
        <table:table-row table:style-name="ro1">
          <table:table-cell office:value-type="string" calcext:value-type="string">
            <text:p>data/Time_Series_Individuals/Music_final_MW_HRV_1031_19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3" calcext:value-type="float">
            <text:p>4,393</text:p>
          </table:table-cell>
        </table:table-row>
        <table:table-row table:style-name="ro1">
          <table:table-cell office:value-type="string" calcext:value-type="string">
            <text:p>data/Time_Series_Individuals/Music_final_MW_HRV_1030_18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5" calcext:value-type="float">
            <text:p>5,765</text:p>
          </table:table-cell>
        </table:table-row>
        <table:table-row table:style-name="ro1">
          <table:table-cell office:value-type="string" calcext:value-type="string">
            <text:p>data/Time_Series_Individuals/Music_final_MW_EDA_1037_21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08" calcext:value-type="float">
            <text:p>4,208</text:p>
          </table:table-cell>
        </table:table-row>
        <table:table-row table:style-name="ro1">
          <table:table-cell office:value-type="string" calcext:value-type="string">
            <text:p>data/Time_Series_Individuals/Music_final_MW_EDA_1039_21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52" calcext:value-type="float">
            <text:p>16,152</text:p>
          </table:table-cell>
        </table:table-row>
        <table:table-row table:style-name="ro1">
          <table:table-cell office:value-type="string" calcext:value-type="string">
            <text:p>data/Time_Series_Individuals/Music_final_MW_EDA_1033_20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23" calcext:value-type="float">
            <text:p>18,023</text:p>
          </table:table-cell>
        </table:table-row>
        <table:table-row table:style-name="ro1">
          <table:table-cell office:value-type="string" calcext:value-type="string">
            <text:p>data/Time_Series_Individuals/Music_final_MW_EDA_1029_18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437" calcext:value-type="float">
            <text:p>18,437</text:p>
          </table:table-cell>
        </table:table-row>
        <table:table-row table:style-name="ro1">
          <table:table-cell office:value-type="string" calcext:value-type="string">
            <text:p>data/Time_Series_Individuals/Music_final_MW_EDA_1015_14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239" calcext:value-type="float">
            <text:p>18,239</text:p>
          </table:table-cell>
        </table:table-row>
        <table:table-row table:style-name="ro1">
          <table:table-cell office:value-type="string" calcext:value-type="string">
            <text:p>data/Time_Series_Individuals/Music_final_MW_HRV_1005_11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28" calcext:value-type="float">
            <text:p>20,928</text:p>
          </table:table-cell>
        </table:table-row>
        <table:table-row table:style-name="ro1">
          <table:table-cell office:value-type="string" calcext:value-type="string">
            <text:p>data/Time_Series_Individuals/Music_final_MW_HRV_1049_24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732" calcext:value-type="float">
            <text:p>19,732</text:p>
          </table:table-cell>
        </table:table-row>
        <table:table-row table:style-name="ro1">
          <table:table-cell office:value-type="string" calcext:value-type="string">
            <text:p>data/Time_Series_Individuals/Music_final_MW_HRV_1042_22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07" calcext:value-type="float">
            <text:p>23,407</text:p>
          </table:table-cell>
        </table:table-row>
        <table:table-row table:style-name="ro1">
          <table:table-cell office:value-type="string" calcext:value-type="string">
            <text:p>data/Time_Series_Individuals/Music_final_MW_HRV_1046_24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2" calcext:value-type="float">
            <text:p>5,782</text:p>
          </table:table-cell>
        </table:table-row>
        <table:table-row table:style-name="ro1">
          <table:table-cell office:value-type="string" calcext:value-type="string">
            <text:p>data/Time_Series_Individuals/Music_final_MW_HRV_1027_17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61" calcext:value-type="float">
            <text:p>4,261</text:p>
          </table:table-cell>
        </table:table-row>
        <table:table-row table:style-name="ro1">
          <table:table-cell office:value-type="string" calcext:value-type="string">
            <text:p>data/Time_Series_Individuals/Music_final_MW_EDA_1047_24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6" calcext:value-type="float">
            <text:p>5,476</text:p>
          </table:table-cell>
        </table:table-row>
        <table:table-row table:style-name="ro1">
          <table:table-cell office:value-type="string" calcext:value-type="string">
            <text:p>data/Time_Series_Individuals/Music_final_MW_HRV_1051_25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40" calcext:value-type="float">
            <text:p>4,840</text:p>
          </table:table-cell>
        </table:table-row>
        <table:table-row table:style-name="ro1">
          <table:table-cell office:value-type="string" calcext:value-type="string">
            <text:p>data/Time_Series_Individuals/Music_final_MW_HRV_1030_18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9" calcext:value-type="float">
            <text:p>4,639</text:p>
          </table:table-cell>
        </table:table-row>
        <table:table-row table:style-name="ro1">
          <table:table-cell office:value-type="string" calcext:value-type="string">
            <text:p>data/Time_Series_Individuals/Music_final_MW_HRV_1007_12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72" calcext:value-type="float">
            <text:p>19,972</text:p>
          </table:table-cell>
        </table:table-row>
        <table:table-row table:style-name="ro1">
          <table:table-cell office:value-type="string" calcext:value-type="string">
            <text:p>data/Time_Series_Individuals/Music_final_MW_HRV_1010_12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28" calcext:value-type="float">
            <text:p>23,728</text:p>
          </table:table-cell>
        </table:table-row>
        <table:table-row table:style-name="ro1">
          <table:table-cell office:value-type="string" calcext:value-type="string">
            <text:p>data/Time_Series_Individuals/Music_final_MW_HRV_1040_22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1" calcext:value-type="float">
            <text:p>5,741</text:p>
          </table:table-cell>
        </table:table-row>
        <table:table-row table:style-name="ro1">
          <table:table-cell office:value-type="string" calcext:value-type="string">
            <text:p>data/Time_Series_Individuals/Music_final_MW_HRV_1019_15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93" calcext:value-type="float">
            <text:p>4,893</text:p>
          </table:table-cell>
        </table:table-row>
        <table:table-row table:style-name="ro1">
          <table:table-cell office:value-type="string" calcext:value-type="string">
            <text:p>data/Time_Series_Individuals/Music_final_MW_HRV_1016_14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9" calcext:value-type="float">
            <text:p>5,519</text:p>
          </table:table-cell>
        </table:table-row>
        <table:table-row table:style-name="ro1">
          <table:table-cell office:value-type="string" calcext:value-type="string">
            <text:p>data/Time_Series_Individuals/Music_final_MW_EDA_1036_20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35" calcext:value-type="float">
            <text:p>5,335</text:p>
          </table:table-cell>
        </table:table-row>
        <table:table-row table:style-name="ro1">
          <table:table-cell office:value-type="string" calcext:value-type="string">
            <text:p>data/Time_Series_Individuals/Music_final_MW_HRV_1013_13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34" calcext:value-type="float">
            <text:p>23,834</text:p>
          </table:table-cell>
        </table:table-row>
        <table:table-row table:style-name="ro1">
          <table:table-cell office:value-type="string" calcext:value-type="string">
            <text:p>data/Time_Series_Individuals/Music_final_MW_EDA_1007_12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65" calcext:value-type="float">
            <text:p>18,165</text:p>
          </table:table-cell>
        </table:table-row>
        <table:table-row table:style-name="ro1">
          <table:table-cell office:value-type="string" calcext:value-type="string">
            <text:p>data/Time_Series_Individuals/Music_final_MW_EDA_1043_23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583" calcext:value-type="float">
            <text:p>16,583</text:p>
          </table:table-cell>
        </table:table-row>
        <table:table-row table:style-name="ro1">
          <table:table-cell office:value-type="string" calcext:value-type="string">
            <text:p>data/Time_Series_Individuals/Music_final_MW_EDA_1013_13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63" calcext:value-type="float">
            <text:p>15,763</text:p>
          </table:table-cell>
        </table:table-row>
        <table:table-row table:style-name="ro1">
          <table:table-cell office:value-type="string" calcext:value-type="string">
            <text:p>data/Time_Series_Individuals/Music_final_MW_HRV_1036_21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6" calcext:value-type="float">
            <text:p>5,556</text:p>
          </table:table-cell>
        </table:table-row>
        <table:table-row table:style-name="ro1">
          <table:table-cell office:value-type="string" calcext:value-type="string">
            <text:p>data/Time_Series_Individuals/Music_final_MW_EDA_1027_18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4" calcext:value-type="float">
            <text:p>5,484</text:p>
          </table:table-cell>
        </table:table-row>
        <table:table-row table:style-name="ro1">
          <table:table-cell office:value-type="string" calcext:value-type="string">
            <text:p>data/Time_Series_Individuals/Music_final_MW_HRV_1041_22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73" calcext:value-type="float">
            <text:p>23,673</text:p>
          </table:table-cell>
        </table:table-row>
        <table:table-row table:style-name="ro1">
          <table:table-cell office:value-type="string" calcext:value-type="string">
            <text:p>data/Time_Series_Individuals/Music_final_MW_HRV_1042_22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0" calcext:value-type="float">
            <text:p>5,430</text:p>
          </table:table-cell>
        </table:table-row>
        <table:table-row table:style-name="ro1">
          <table:table-cell office:value-type="string" calcext:value-type="string">
            <text:p>data/Time_Series_Individuals/Music_final_MW_HRV_1041_22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1" calcext:value-type="float">
            <text:p>5,751</text:p>
          </table:table-cell>
        </table:table-row>
        <table:table-row table:style-name="ro1">
          <table:table-cell office:value-type="string" calcext:value-type="string">
            <text:p>data/Time_Series_Individuals/Music_final_MW_EDA_1026_17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05" calcext:value-type="float">
            <text:p>17,405</text:p>
          </table:table-cell>
        </table:table-row>
        <table:table-row table:style-name="ro1">
          <table:table-cell office:value-type="string" calcext:value-type="string">
            <text:p>data/Time_Series_Individuals/Music_final_MW_EDA_1008_12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7" calcext:value-type="float">
            <text:p>5,677</text:p>
          </table:table-cell>
        </table:table-row>
        <table:table-row table:style-name="ro1">
          <table:table-cell office:value-type="string" calcext:value-type="string">
            <text:p>data/Time_Series_Individuals/Music_final_MW_EDA_1047_24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69" calcext:value-type="float">
            <text:p>16,069</text:p>
          </table:table-cell>
        </table:table-row>
        <table:table-row table:style-name="ro1">
          <table:table-cell office:value-type="string" calcext:value-type="string">
            <text:p>data/Time_Series_Individuals/Music_final_MW_EDA_1043_23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0" calcext:value-type="float">
            <text:p>5,480</text:p>
          </table:table-cell>
        </table:table-row>
        <table:table-row table:style-name="ro1">
          <table:table-cell office:value-type="string" calcext:value-type="string">
            <text:p>data/Time_Series_Individuals/Music_final_MW_HRV_1008_12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27" calcext:value-type="float">
            <text:p>5,927</text:p>
          </table:table-cell>
        </table:table-row>
        <table:table-row table:style-name="ro1">
          <table:table-cell office:value-type="string" calcext:value-type="string">
            <text:p>data/Time_Series_Individuals/Music_final_MW_HRV_1049_25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0" calcext:value-type="float">
            <text:p>4,680</text:p>
          </table:table-cell>
        </table:table-row>
        <table:table-row table:style-name="ro1">
          <table:table-cell office:value-type="string" calcext:value-type="string">
            <text:p>data/Time_Series_Individuals/Music_final_MW_HRV_1025_17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55" calcext:value-type="float">
            <text:p>5,655</text:p>
          </table:table-cell>
        </table:table-row>
        <table:table-row table:style-name="ro1">
          <table:table-cell office:value-type="string" calcext:value-type="string">
            <text:p>data/Time_Series_Individuals/Music_final_MW_HRV_1009_12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93" calcext:value-type="float">
            <text:p>5,893</text:p>
          </table:table-cell>
        </table:table-row>
        <table:table-row table:style-name="ro1">
          <table:table-cell office:value-type="string" calcext:value-type="string">
            <text:p>data/Time_Series_Individuals/Music_final_MW_EDA_1027_18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81" calcext:value-type="float">
            <text:p>14,981</text:p>
          </table:table-cell>
        </table:table-row>
        <table:table-row table:style-name="ro1">
          <table:table-cell office:value-type="string" calcext:value-type="string">
            <text:p>data/Time_Series_Individuals/Music_final_MW_EDA_1016_14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2" calcext:value-type="float">
            <text:p>4,542</text:p>
          </table:table-cell>
        </table:table-row>
        <table:table-row table:style-name="ro1">
          <table:table-cell office:value-type="string" calcext:value-type="string">
            <text:p>data/Time_Series_Individuals/Music_final_MW_HRV_1004_11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1" calcext:value-type="float">
            <text:p>20,651</text:p>
          </table:table-cell>
        </table:table-row>
        <table:table-row table:style-name="ro1">
          <table:table-cell office:value-type="string" calcext:value-type="string">
            <text:p>data/Time_Series_Individuals/Music_final_MW_EDA_1034_20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2" calcext:value-type="float">
            <text:p>5,562</text:p>
          </table:table-cell>
        </table:table-row>
        <table:table-row table:style-name="ro1">
          <table:table-cell office:value-type="string" calcext:value-type="string">
            <text:p>data/Time_Series_Individuals/Music_final_MW_HRV_1017_15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7" calcext:value-type="float">
            <text:p>5,697</text:p>
          </table:table-cell>
        </table:table-row>
        <table:table-row table:style-name="ro1">
          <table:table-cell office:value-type="string" calcext:value-type="string">
            <text:p>data/Time_Series_Individuals/Music_final_MW_EDA_1009_12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61" calcext:value-type="float">
            <text:p>17,561</text:p>
          </table:table-cell>
        </table:table-row>
        <table:table-row table:style-name="ro1">
          <table:table-cell office:value-type="string" calcext:value-type="string">
            <text:p>data/Time_Series_Individuals/Music_final_MW_HRV_1049_24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3" calcext:value-type="float">
            <text:p>5,823</text:p>
          </table:table-cell>
        </table:table-row>
        <table:table-row table:style-name="ro1">
          <table:table-cell office:value-type="string" calcext:value-type="string">
            <text:p>data/Time_Series_Individuals/Music_final_MW_EDA_1031_19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8" calcext:value-type="float">
            <text:p>4,428</text:p>
          </table:table-cell>
        </table:table-row>
        <table:table-row table:style-name="ro1">
          <table:table-cell office:value-type="string" calcext:value-type="string">
            <text:p>data/Time_Series_Individuals/Music_final_MW_EDA_1034_20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3" calcext:value-type="float">
            <text:p>5,773</text:p>
          </table:table-cell>
        </table:table-row>
        <table:table-row table:style-name="ro1">
          <table:table-cell office:value-type="string" calcext:value-type="string">
            <text:p>data/Time_Series_Individuals/Music_final_MW_HRV_1039_21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14" calcext:value-type="float">
            <text:p>4,814</text:p>
          </table:table-cell>
        </table:table-row>
        <table:table-row table:style-name="ro1">
          <table:table-cell office:value-type="string" calcext:value-type="string">
            <text:p>data/Time_Series_Individuals/Music_final_MW_EDA_1013_13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7" calcext:value-type="float">
            <text:p>5,637</text:p>
          </table:table-cell>
        </table:table-row>
        <table:table-row table:style-name="ro1">
          <table:table-cell office:value-type="string" calcext:value-type="string">
            <text:p>data/Time_Series_Individuals/Music_final_MW_HRV_1014_14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16" calcext:value-type="float">
            <text:p>23,216</text:p>
          </table:table-cell>
        </table:table-row>
        <table:table-row table:style-name="ro1">
          <table:table-cell office:value-type="string" calcext:value-type="string">
            <text:p>data/Time_Series_Individuals/Music_final_MW_EDA_1046_24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23" calcext:value-type="float">
            <text:p>15,723</text:p>
          </table:table-cell>
        </table:table-row>
        <table:table-row table:style-name="ro1">
          <table:table-cell office:value-type="string" calcext:value-type="string">
            <text:p>data/Time_Series_Individuals/Music_final_MW_EDA_1016_14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42" calcext:value-type="float">
            <text:p>5,942</text:p>
          </table:table-cell>
        </table:table-row>
        <table:table-row table:style-name="ro1">
          <table:table-cell office:value-type="string" calcext:value-type="string">
            <text:p>data/Time_Series_Individuals/Music_final_MW_EDA_1042_22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5" calcext:value-type="float">
            <text:p>4,455</text:p>
          </table:table-cell>
        </table:table-row>
        <table:table-row table:style-name="ro1">
          <table:table-cell office:value-type="string" calcext:value-type="string">
            <text:p>data/Time_Series_Individuals/Music_final_MW_HRV_1019_15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11" calcext:value-type="float">
            <text:p>21,111</text:p>
          </table:table-cell>
        </table:table-row>
        <table:table-row table:style-name="ro1">
          <table:table-cell office:value-type="string" calcext:value-type="string">
            <text:p>data/Time_Series_Individuals/Music_final_MW_EDA_1036_21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4" calcext:value-type="float">
            <text:p>4,484</text:p>
          </table:table-cell>
        </table:table-row>
        <table:table-row table:style-name="ro1">
          <table:table-cell office:value-type="string" calcext:value-type="string">
            <text:p>data/Time_Series_Individuals/Music_final_MW_HRV_1003_10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76" calcext:value-type="float">
            <text:p>23,076</text:p>
          </table:table-cell>
        </table:table-row>
        <table:table-row table:style-name="ro1">
          <table:table-cell office:value-type="string" calcext:value-type="string">
            <text:p>data/Time_Series_Individuals/Music_final_MW_EDA_1027_18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68" calcext:value-type="float">
            <text:p>17,668</text:p>
          </table:table-cell>
        </table:table-row>
        <table:table-row table:style-name="ro1">
          <table:table-cell office:value-type="string" calcext:value-type="string">
            <text:p>data/Time_Series_Individuals/Music_final_MW_EDA_1014_14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52" calcext:value-type="float">
            <text:p>17,752</text:p>
          </table:table-cell>
        </table:table-row>
        <table:table-row table:style-name="ro1">
          <table:table-cell office:value-type="string" calcext:value-type="string">
            <text:p>data/Time_Series_Individuals/Music_final_MW_EDA_1014_14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6" calcext:value-type="float">
            <text:p>5,676</text:p>
          </table:table-cell>
        </table:table-row>
        <table:table-row table:style-name="ro1">
          <table:table-cell office:value-type="string" calcext:value-type="string">
            <text:p>data/Time_Series_Individuals/Music_final_MW_EDA_1044_23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84" calcext:value-type="float">
            <text:p>17,084</text:p>
          </table:table-cell>
        </table:table-row>
        <table:table-row table:style-name="ro1">
          <table:table-cell office:value-type="string" calcext:value-type="string">
            <text:p>data/Time_Series_Individuals/Music_final_MW_HRV_1045_23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1" calcext:value-type="float">
            <text:p>5,701</text:p>
          </table:table-cell>
        </table:table-row>
        <table:table-row table:style-name="ro1">
          <table:table-cell office:value-type="string" calcext:value-type="string">
            <text:p>data/Time_Series_Individuals/Music_final_MW_EDA_1045_23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46" calcext:value-type="float">
            <text:p>4,546</text:p>
          </table:table-cell>
        </table:table-row>
        <table:table-row table:style-name="ro1">
          <table:table-cell office:value-type="string" calcext:value-type="string">
            <text:p>data/Time_Series_Individuals/Music_final_MW_HRV_1001_10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102" calcext:value-type="float">
            <text:p>20,102</text:p>
          </table:table-cell>
        </table:table-row>
        <table:table-row table:style-name="ro1">
          <table:table-cell office:value-type="string" calcext:value-type="string">
            <text:p>data/Time_Series_Individuals/Music_final_MW_HRV_1033_20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43" calcext:value-type="float">
            <text:p>5,943</text:p>
          </table:table-cell>
        </table:table-row>
        <table:table-row table:style-name="ro1">
          <table:table-cell office:value-type="string" calcext:value-type="string">
            <text:p>data/Time_Series_Individuals/Music_final_MW_EDA_1009_12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8" calcext:value-type="float">
            <text:p>5,748</text:p>
          </table:table-cell>
        </table:table-row>
        <table:table-row table:style-name="ro1">
          <table:table-cell office:value-type="string" calcext:value-type="string">
            <text:p>data/Time_Series_Individuals/Music_final_MW_HRV_1041_22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3" calcext:value-type="float">
            <text:p>20,653</text:p>
          </table:table-cell>
        </table:table-row>
        <table:table-row table:style-name="ro1">
          <table:table-cell office:value-type="string" calcext:value-type="string">
            <text:p>data/Time_Series_Individuals/Music_final_MW_HRV_1044_23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76" calcext:value-type="float">
            <text:p>23,576</text:p>
          </table:table-cell>
        </table:table-row>
        <table:table-row table:style-name="ro1">
          <table:table-cell office:value-type="string" calcext:value-type="string">
            <text:p>data/Time_Series_Individuals/Music_final_MW_HRV_1008_12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01" calcext:value-type="float">
            <text:p>24,101</text:p>
          </table:table-cell>
        </table:table-row>
        <table:table-row table:style-name="ro1">
          <table:table-cell office:value-type="string" calcext:value-type="string">
            <text:p>data/Time_Series_Individuals/Music_final_MW_EDA_1029_18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93" calcext:value-type="float">
            <text:p>15,593</text:p>
          </table:table-cell>
        </table:table-row>
        <table:table-row table:style-name="ro1">
          <table:table-cell office:value-type="string" calcext:value-type="string">
            <text:p>data/Time_Series_Individuals/Music_final_MW_EDA_1043_23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7" calcext:value-type="float">
            <text:p>5,537</text:p>
          </table:table-cell>
        </table:table-row>
        <table:table-row table:style-name="ro1">
          <table:table-cell office:value-type="string" calcext:value-type="string">
            <text:p>data/Time_Series_Individuals/Music_final_MW_EDA_1011_13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41" calcext:value-type="float">
            <text:p>17,641</text:p>
          </table:table-cell>
        </table:table-row>
        <table:table-row table:style-name="ro1">
          <table:table-cell office:value-type="string" calcext:value-type="string">
            <text:p>data/Time_Series_Individuals/Music_final_MW_HRV_1012_13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568" calcext:value-type="float">
            <text:p>24,568</text:p>
          </table:table-cell>
        </table:table-row>
        <table:table-row table:style-name="ro1">
          <table:table-cell office:value-type="string" calcext:value-type="string">
            <text:p>data/Time_Series_Individuals/Music_final_MW_EDA_1041_22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05" calcext:value-type="float">
            <text:p>17,505</text:p>
          </table:table-cell>
        </table:table-row>
        <table:table-row table:style-name="ro1">
          <table:table-cell office:value-type="string" calcext:value-type="string">
            <text:p>data/Time_Series_Individuals/Music_final_MW_EDA_1010_12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1" calcext:value-type="float">
            <text:p>5,561</text:p>
          </table:table-cell>
        </table:table-row>
        <table:table-row table:style-name="ro1">
          <table:table-cell office:value-type="string" calcext:value-type="string">
            <text:p>data/Time_Series_Individuals/Music_final_MW_EDA_1043_23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6" calcext:value-type="float">
            <text:p>4,496</text:p>
          </table:table-cell>
        </table:table-row>
        <table:table-row table:style-name="ro1">
          <table:table-cell office:value-type="string" calcext:value-type="string">
            <text:p>data/Time_Series_Individuals/Music_final_MW_HRV_1042_22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729" calcext:value-type="float">
            <text:p>22,729</text:p>
          </table:table-cell>
        </table:table-row>
        <table:table-row table:style-name="ro1">
          <table:table-cell office:value-type="string" calcext:value-type="string">
            <text:p>data/Time_Series_Individuals/Music_final_MW_EDA_1022_16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81" calcext:value-type="float">
            <text:p>5,281</text:p>
          </table:table-cell>
        </table:table-row>
        <table:table-row table:style-name="ro1">
          <table:table-cell office:value-type="string" calcext:value-type="string">
            <text:p>data/Time_Series_Individuals/Music_final_MW_HRV_1027_18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02" calcext:value-type="float">
            <text:p>20,402</text:p>
          </table:table-cell>
        </table:table-row>
        <table:table-row table:style-name="ro1">
          <table:table-cell office:value-type="string" calcext:value-type="string">
            <text:p>data/Time_Series_Individuals/Music_final_MW_HRV_1048_24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92" calcext:value-type="float">
            <text:p>23,792</text:p>
          </table:table-cell>
        </table:table-row>
        <table:table-row table:style-name="ro1">
          <table:table-cell office:value-type="string" calcext:value-type="string">
            <text:p>data/Time_Series_Individuals/Music_final_MW_HRV_1035_20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1" calcext:value-type="float">
            <text:p>4,501</text:p>
          </table:table-cell>
        </table:table-row>
        <table:table-row table:style-name="ro1">
          <table:table-cell office:value-type="string" calcext:value-type="string">
            <text:p>data/Time_Series_Individuals/Music_final_MW_EDA_1041_22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15" calcext:value-type="float">
            <text:p>15,315</text:p>
          </table:table-cell>
        </table:table-row>
        <table:table-row table:style-name="ro1">
          <table:table-cell office:value-type="string" calcext:value-type="string">
            <text:p>data/Time_Series_Individuals/Music_final_MW_HRV_1050_25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12" calcext:value-type="float">
            <text:p>6,012</text:p>
          </table:table-cell>
        </table:table-row>
        <table:table-row table:style-name="ro1">
          <table:table-cell office:value-type="string" calcext:value-type="string">
            <text:p>data/Time_Series_Individuals/Music_final_MW_EDA_1007_12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71" calcext:value-type="float">
            <text:p>6,071</text:p>
          </table:table-cell>
        </table:table-row>
        <table:table-row table:style-name="ro1">
          <table:table-cell office:value-type="string" calcext:value-type="string">
            <text:p>data/Time_Series_Individuals/Music_final_MW_HRV_1051_25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3" calcext:value-type="float">
            <text:p>5,763</text:p>
          </table:table-cell>
        </table:table-row>
        <table:table-row table:style-name="ro1">
          <table:table-cell office:value-type="string" calcext:value-type="string">
            <text:p>data/Time_Series_Individuals/Music_final_MW_EDA_1017_15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9" calcext:value-type="float">
            <text:p>4,639</text:p>
          </table:table-cell>
        </table:table-row>
        <table:table-row table:style-name="ro1">
          <table:table-cell office:value-type="string" calcext:value-type="string">
            <text:p>data/Time_Series_Individuals/Music_final_MW_HRV_1044_23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4" calcext:value-type="float">
            <text:p>5,534</text:p>
          </table:table-cell>
        </table:table-row>
        <table:table-row table:style-name="ro1">
          <table:table-cell office:value-type="string" calcext:value-type="string">
            <text:p>data/Time_Series_Individuals/Music_final_MW_HRV_1024_17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62" calcext:value-type="float">
            <text:p>23,462</text:p>
          </table:table-cell>
        </table:table-row>
        <table:table-row table:style-name="ro1">
          <table:table-cell office:value-type="string" calcext:value-type="string">
            <text:p>data/Time_Series_Individuals/Music_final_MW_HRV_1031_19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4" calcext:value-type="float">
            <text:p>5,694</text:p>
          </table:table-cell>
        </table:table-row>
        <table:table-row table:style-name="ro1">
          <table:table-cell office:value-type="string" calcext:value-type="string">
            <text:p>data/Time_Series_Individuals/Music_final_MW_HRV_1036_21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86" calcext:value-type="float">
            <text:p>23,486</text:p>
          </table:table-cell>
        </table:table-row>
        <table:table-row table:style-name="ro1">
          <table:table-cell office:value-type="string" calcext:value-type="string">
            <text:p>data/Time_Series_Individuals/Music_final_MW_EDA_1031_19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23" calcext:value-type="float">
            <text:p>16,823</text:p>
          </table:table-cell>
        </table:table-row>
        <table:table-row table:style-name="ro1">
          <table:table-cell office:value-type="string" calcext:value-type="string">
            <text:p>data/Time_Series_Individuals/Music_final_MW_EDA_1027_17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39" calcext:value-type="float">
            <text:p>17,639</text:p>
          </table:table-cell>
        </table:table-row>
        <table:table-row table:style-name="ro1">
          <table:table-cell office:value-type="string" calcext:value-type="string">
            <text:p>data/Time_Series_Individuals/Music_final_MW_EDA_1007_11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595" calcext:value-type="float">
            <text:p>18,595</text:p>
          </table:table-cell>
        </table:table-row>
        <table:table-row table:style-name="ro1">
          <table:table-cell office:value-type="string" calcext:value-type="string">
            <text:p>data/Time_Series_Individuals/Music_final_MW_HRV_1043_23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16" calcext:value-type="float">
            <text:p>23,316</text:p>
          </table:table-cell>
        </table:table-row>
        <table:table-row table:style-name="ro1">
          <table:table-cell office:value-type="string" calcext:value-type="string">
            <text:p>data/Time_Series_Individuals/Music_final_MW_HRV_1043_23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93" calcext:value-type="float">
            <text:p>20,693</text:p>
          </table:table-cell>
        </table:table-row>
        <table:table-row table:style-name="ro1">
          <table:table-cell office:value-type="string" calcext:value-type="string">
            <text:p>data/Time_Series_Individuals/Music_final_MW_EDA_1037_21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80" calcext:value-type="float">
            <text:p>15,480</text:p>
          </table:table-cell>
        </table:table-row>
        <table:table-row table:style-name="ro1">
          <table:table-cell office:value-type="string" calcext:value-type="string">
            <text:p>data/Time_Series_Individuals/Music_final_MW_EDA_1042_22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46" calcext:value-type="float">
            <text:p>18,046</text:p>
          </table:table-cell>
        </table:table-row>
        <table:table-row table:style-name="ro1">
          <table:table-cell office:value-type="string" calcext:value-type="string">
            <text:p>data/Time_Series_Individuals/Music_final_MW_HRV_1011_13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5" calcext:value-type="float">
            <text:p>5,695</text:p>
          </table:table-cell>
        </table:table-row>
        <table:table-row table:style-name="ro1">
          <table:table-cell office:value-type="string" calcext:value-type="string">
            <text:p>data/Time_Series_Individuals/Music_final_MW_HRV_1031_19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94" calcext:value-type="float">
            <text:p>20,794</text:p>
          </table:table-cell>
        </table:table-row>
        <table:table-row table:style-name="ro1">
          <table:table-cell office:value-type="string" calcext:value-type="string">
            <text:p>data/Time_Series_Individuals/Music_final_MW_HRV_1039_21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69" calcext:value-type="float">
            <text:p>20,469</text:p>
          </table:table-cell>
        </table:table-row>
        <table:table-row table:style-name="ro1">
          <table:table-cell office:value-type="string" calcext:value-type="string">
            <text:p>data/Time_Series_Individuals/Music_final_MW_EDA_1022_16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7" calcext:value-type="float">
            <text:p>4,487</text:p>
          </table:table-cell>
        </table:table-row>
        <table:table-row table:style-name="ro1">
          <table:table-cell office:value-type="string" calcext:value-type="string">
            <text:p>data/Time_Series_Individuals/Music_final_MW_HRV_1045_23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96" calcext:value-type="float">
            <text:p>20,596</text:p>
          </table:table-cell>
        </table:table-row>
        <table:table-row table:style-name="ro1">
          <table:table-cell office:value-type="string" calcext:value-type="string">
            <text:p>data/Time_Series_Individuals/Music_final_MW_EDA_1008_12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4" calcext:value-type="float">
            <text:p>5,574</text:p>
          </table:table-cell>
        </table:table-row>
        <table:table-row table:style-name="ro1">
          <table:table-cell office:value-type="string" calcext:value-type="string">
            <text:p>data/Time_Series_Individuals/Music_final_MW_EDA_1009_12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5" calcext:value-type="float">
            <text:p>4,435</text:p>
          </table:table-cell>
        </table:table-row>
        <table:table-row table:style-name="ro1">
          <table:table-cell office:value-type="string" calcext:value-type="string">
            <text:p>data/Time_Series_Individuals/Music_final_MW_HRV_1019_15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18" calcext:value-type="float">
            <text:p>4,318</text:p>
          </table:table-cell>
        </table:table-row>
        <table:table-row table:style-name="ro1">
          <table:table-cell office:value-type="string" calcext:value-type="string">
            <text:p>data/Time_Series_Individuals/Music_final_MW_EDA_1050_25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3" calcext:value-type="float">
            <text:p>17,583</text:p>
          </table:table-cell>
        </table:table-row>
        <table:table-row table:style-name="ro1">
          <table:table-cell office:value-type="string" calcext:value-type="string">
            <text:p>data/Time_Series_Individuals/Music_final_MW_HRV_1015_14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335" calcext:value-type="float">
            <text:p>21,335</text:p>
          </table:table-cell>
        </table:table-row>
        <table:table-row table:style-name="ro1">
          <table:table-cell office:value-type="string" calcext:value-type="string">
            <text:p>data/Time_Series_Individuals/Music_final_MW_EDA_1021_16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62" calcext:value-type="float">
            <text:p>16,062</text:p>
          </table:table-cell>
        </table:table-row>
        <table:table-row table:style-name="ro1">
          <table:table-cell office:value-type="string" calcext:value-type="string">
            <text:p>data/Time_Series_Individuals/Music_final_MW_EDA_1020_15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27" calcext:value-type="float">
            <text:p>16,827</text:p>
          </table:table-cell>
        </table:table-row>
        <table:table-row table:style-name="ro1">
          <table:table-cell office:value-type="string" calcext:value-type="string">
            <text:p>data/Time_Series_Individuals/Music_final_MW_HRV_1039_22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14" calcext:value-type="float">
            <text:p>23,614</text:p>
          </table:table-cell>
        </table:table-row>
        <table:table-row table:style-name="ro1">
          <table:table-cell office:value-type="string" calcext:value-type="string">
            <text:p>data/Time_Series_Individuals/Music_final_MW_HRV_1043_23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38" calcext:value-type="float">
            <text:p>23,738</text:p>
          </table:table-cell>
        </table:table-row>
        <table:table-row table:style-name="ro1">
          <table:table-cell office:value-type="string" calcext:value-type="string">
            <text:p>data/Time_Series_Individuals/Music_final_MW_HRV_1022_16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9" calcext:value-type="float">
            <text:p>4,629</text:p>
          </table:table-cell>
        </table:table-row>
        <table:table-row table:style-name="ro1">
          <table:table-cell office:value-type="string" calcext:value-type="string">
            <text:p>data/Time_Series_Individuals/Music_final_MW_HRV_1029_18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5025" calcext:value-type="float">
            <text:p>25,025</text:p>
          </table:table-cell>
        </table:table-row>
        <table:table-row table:style-name="ro1">
          <table:table-cell office:value-type="string" calcext:value-type="string">
            <text:p>data/Time_Series_Individuals/Music_final_MW_EDA_1049_24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43" calcext:value-type="float">
            <text:p>15,843</text:p>
          </table:table-cell>
        </table:table-row>
        <table:table-row table:style-name="ro1">
          <table:table-cell office:value-type="string" calcext:value-type="string">
            <text:p>data/Time_Series_Individuals/Music_final_MW_HRV_1020_15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0" calcext:value-type="float">
            <text:p>5,720</text:p>
          </table:table-cell>
        </table:table-row>
        <table:table-row table:style-name="ro1">
          <table:table-cell office:value-type="string" calcext:value-type="string">
            <text:p>data/Time_Series_Individuals/Music_final_MW_EDA_1013_13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501" calcext:value-type="float">
            <text:p>18,501</text:p>
          </table:table-cell>
        </table:table-row>
        <table:table-row table:style-name="ro1">
          <table:table-cell office:value-type="string" calcext:value-type="string">
            <text:p>data/Time_Series_Individuals/Music_final_MW_EDA_1022_16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68" calcext:value-type="float">
            <text:p>17,168</text:p>
          </table:table-cell>
        </table:table-row>
        <table:table-row table:style-name="ro1">
          <table:table-cell office:value-type="string" calcext:value-type="string">
            <text:p>data/Time_Series_Individuals/Music_final_MW_EDA_1017_15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39" calcext:value-type="float">
            <text:p>16,339</text:p>
          </table:table-cell>
        </table:table-row>
        <table:table-row table:style-name="ro1">
          <table:table-cell office:value-type="string" calcext:value-type="string">
            <text:p>data/Time_Series_Individuals/Music_final_MW_HRV_1012_13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465" calcext:value-type="float">
            <text:p>24,465</text:p>
          </table:table-cell>
        </table:table-row>
        <table:table-row table:style-name="ro1">
          <table:table-cell office:value-type="string" calcext:value-type="string">
            <text:p>data/Time_Series_Individuals/Music_final_MW_EDA_1022_16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05" calcext:value-type="float">
            <text:p>17,005</text:p>
          </table:table-cell>
        </table:table-row>
        <table:table-row table:style-name="ro1">
          <table:table-cell office:value-type="string" calcext:value-type="string">
            <text:p>data/Time_Series_Individuals/Music_final_MW_EDA_1013_13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39" calcext:value-type="float">
            <text:p>4,239</text:p>
          </table:table-cell>
        </table:table-row>
        <table:table-row table:style-name="ro1">
          <table:table-cell office:value-type="string" calcext:value-type="string">
            <text:p>data/Time_Series_Individuals/Music_final_MW_HRV_1031_19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289" calcext:value-type="float">
            <text:p>22,289</text:p>
          </table:table-cell>
        </table:table-row>
        <table:table-row table:style-name="ro1">
          <table:table-cell office:value-type="string" calcext:value-type="string">
            <text:p>data/Time_Series_Individuals/Music_final_MW_HRV_1019_15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07" calcext:value-type="float">
            <text:p>20,907</text:p>
          </table:table-cell>
        </table:table-row>
        <table:table-row table:style-name="ro1">
          <table:table-cell office:value-type="string" calcext:value-type="string">
            <text:p>data/Time_Series_Individuals/Music_final_MW_EDA_1048_24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1" calcext:value-type="float">
            <text:p>5,661</text:p>
          </table:table-cell>
        </table:table-row>
        <table:table-row table:style-name="ro1">
          <table:table-cell office:value-type="string" calcext:value-type="string">
            <text:p>data/Time_Series_Individuals/Music_final_MW_EDA_1045_23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81" calcext:value-type="float">
            <text:p>15,481</text:p>
          </table:table-cell>
        </table:table-row>
        <table:table-row table:style-name="ro1">
          <table:table-cell office:value-type="string" calcext:value-type="string">
            <text:p>data/Time_Series_Individuals/Music_final_MW_HRV_1050_25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98" calcext:value-type="float">
            <text:p>23,798</text:p>
          </table:table-cell>
        </table:table-row>
        <table:table-row table:style-name="ro1">
          <table:table-cell office:value-type="string" calcext:value-type="string">
            <text:p>data/Time_Series_Individuals/Music_final_MW_EDA_1007_12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42" calcext:value-type="float">
            <text:p>5,142</text:p>
          </table:table-cell>
        </table:table-row>
        <table:table-row table:style-name="ro1">
          <table:table-cell office:value-type="string" calcext:value-type="string">
            <text:p>data/Time_Series_Individuals/Music_final_MW_HRV_1016_14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7" calcext:value-type="float">
            <text:p>20,637</text:p>
          </table:table-cell>
        </table:table-row>
        <table:table-row table:style-name="ro1">
          <table:table-cell office:value-type="string" calcext:value-type="string">
            <text:p>data/Time_Series_Individuals/Music_final_MW_HRV_1044_23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6" calcext:value-type="float">
            <text:p>5,556</text:p>
          </table:table-cell>
        </table:table-row>
        <table:table-row table:style-name="ro1">
          <table:table-cell office:value-type="string" calcext:value-type="string">
            <text:p>data/Time_Series_Individuals/Music_final_MW_HRV_1049_24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5" calcext:value-type="float">
            <text:p>5,755</text:p>
          </table:table-cell>
        </table:table-row>
        <table:table-row table:style-name="ro1">
          <table:table-cell office:value-type="string" calcext:value-type="string">
            <text:p>data/Time_Series_Individuals/Music_final_MW_HRV_1008_12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68" calcext:value-type="float">
            <text:p>23,868</text:p>
          </table:table-cell>
        </table:table-row>
        <table:table-row table:style-name="ro1">
          <table:table-cell office:value-type="string" calcext:value-type="string">
            <text:p>data/Time_Series_Individuals/Music_final_MW_EDA_1009_125_BLֹ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83" calcext:value-type="float">
            <text:p>5,383</text:p>
          </table:table-cell>
        </table:table-row>
        <table:table-row table:style-name="ro1">
          <table:table-cell office:value-type="string" calcext:value-type="string">
            <text:p>data/Time_Series_Individuals/Music_final_MW_EDA_1040_22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98" calcext:value-type="float">
            <text:p>17,798</text:p>
          </table:table-cell>
        </table:table-row>
        <table:table-row table:style-name="ro1">
          <table:table-cell office:value-type="string" calcext:value-type="string">
            <text:p>data/Time_Series_Individuals/Music_final_MW_EDA_1042_22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5" calcext:value-type="float">
            <text:p>5,675</text:p>
          </table:table-cell>
        </table:table-row>
        <table:table-row table:style-name="ro1">
          <table:table-cell office:value-type="string" calcext:value-type="string">
            <text:p>data/Time_Series_Individuals/Music_final_MW_HRV_1015_14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94" calcext:value-type="float">
            <text:p>4,994</text:p>
          </table:table-cell>
        </table:table-row>
        <table:table-row table:style-name="ro1">
          <table:table-cell office:value-type="string" calcext:value-type="string">
            <text:p>data/Time_Series_Individuals/Music_final_MW_HRV_1012_13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62" calcext:value-type="float">
            <text:p>4,662</text:p>
          </table:table-cell>
        </table:table-row>
        <table:table-row table:style-name="ro1">
          <table:table-cell office:value-type="string" calcext:value-type="string">
            <text:p>data/Time_Series_Individuals/Music_final_MW_EDA_1009_12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94" calcext:value-type="float">
            <text:p>15,394</text:p>
          </table:table-cell>
        </table:table-row>
        <table:table-row table:style-name="ro1">
          <table:table-cell office:value-type="string" calcext:value-type="string">
            <text:p>data/Time_Series_Individuals/Music_final_MW_HRV_1026_17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9" calcext:value-type="float">
            <text:p>5,739</text:p>
          </table:table-cell>
        </table:table-row>
        <table:table-row table:style-name="ro1">
          <table:table-cell office:value-type="string" calcext:value-type="string">
            <text:p>data/Time_Series_Individuals/Music_final_MW_EDA_1015_14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459" calcext:value-type="float">
            <text:p>16,459</text:p>
          </table:table-cell>
        </table:table-row>
        <table:table-row table:style-name="ro1">
          <table:table-cell office:value-type="string" calcext:value-type="string">
            <text:p>data/Time_Series_Individuals/Music_final_MW_HRV_1004_11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19" calcext:value-type="float">
            <text:p>20,519</text:p>
          </table:table-cell>
        </table:table-row>
        <table:table-row table:style-name="ro1">
          <table:table-cell office:value-type="string" calcext:value-type="string">
            <text:p>data/Time_Series_Individuals/Music_final_MW_HRV_1050_25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348" calcext:value-type="float">
            <text:p>22,348</text:p>
          </table:table-cell>
        </table:table-row>
        <table:table-row table:style-name="ro1">
          <table:table-cell office:value-type="string" calcext:value-type="string">
            <text:p>data/Time_Series_Individuals/Music_final_MW_EDA_1012_13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7" calcext:value-type="float">
            <text:p>5,837</text:p>
          </table:table-cell>
        </table:table-row>
        <table:table-row table:style-name="ro1">
          <table:table-cell office:value-type="string" calcext:value-type="string">
            <text:p>data/Time_Series_Individuals/Music_final_MW_HRV_1041_22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67" calcext:value-type="float">
            <text:p>5,867</text:p>
          </table:table-cell>
        </table:table-row>
        <table:table-row table:style-name="ro1">
          <table:table-cell office:value-type="string" calcext:value-type="string">
            <text:p>data/Time_Series_Individuals/Music_final_MW_EDA_1016_14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411" calcext:value-type="float">
            <text:p>18,411</text:p>
          </table:table-cell>
        </table:table-row>
        <table:table-row table:style-name="ro1">
          <table:table-cell office:value-type="string" calcext:value-type="string">
            <text:p>data/Time_Series_Individuals/Music_final_MW_HRV_1019_15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75" calcext:value-type="float">
            <text:p>4,875</text:p>
          </table:table-cell>
        </table:table-row>
        <table:table-row table:style-name="ro1">
          <table:table-cell office:value-type="string" calcext:value-type="string">
            <text:p>data/Time_Series_Individuals/Music_final_MW_HRV_1020_15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5" calcext:value-type="float">
            <text:p>4,595</text:p>
          </table:table-cell>
        </table:table-row>
        <table:table-row table:style-name="ro1">
          <table:table-cell office:value-type="string" calcext:value-type="string">
            <text:p>data/Time_Series_Individuals/Music_final_MW_HRV_1009_12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79" calcext:value-type="float">
            <text:p>4,779</text:p>
          </table:table-cell>
        </table:table-row>
        <table:table-row table:style-name="ro1">
          <table:table-cell office:value-type="string" calcext:value-type="string">
            <text:p>data/Time_Series_Individuals/Music_final_MW_HRV_1031_19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18" calcext:value-type="float">
            <text:p>4,718</text:p>
          </table:table-cell>
        </table:table-row>
        <table:table-row table:style-name="ro1">
          <table:table-cell office:value-type="string" calcext:value-type="string">
            <text:p>data/Time_Series_Individuals/Music_final_MW_HRV_1001_10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347" calcext:value-type="float">
            <text:p>21,347</text:p>
          </table:table-cell>
        </table:table-row>
        <table:table-row table:style-name="ro1">
          <table:table-cell office:value-type="string" calcext:value-type="string">
            <text:p>data/Time_Series_Individuals/Music_final_MW_EDA_1012_13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25" calcext:value-type="float">
            <text:p>15,725</text:p>
          </table:table-cell>
        </table:table-row>
        <table:table-row table:style-name="ro1">
          <table:table-cell office:value-type="string" calcext:value-type="string">
            <text:p>data/Time_Series_Individuals/Music_final_MW_EDA_1048_24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60" calcext:value-type="float">
            <text:p>17,460</text:p>
          </table:table-cell>
        </table:table-row>
        <table:table-row table:style-name="ro1">
          <table:table-cell office:value-type="string" calcext:value-type="string">
            <text:p>data/Time_Series_Individuals/Music_final_MW_HRV_1045_23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03" calcext:value-type="float">
            <text:p>23,503</text:p>
          </table:table-cell>
        </table:table-row>
        <table:table-row table:style-name="ro1">
          <table:table-cell office:value-type="string" calcext:value-type="string">
            <text:p>data/Time_Series_Individuals/Music_final_MW_HRV_1044_23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4" calcext:value-type="float">
            <text:p>5,724</text:p>
          </table:table-cell>
        </table:table-row>
        <table:table-row table:style-name="ro1">
          <table:table-cell office:value-type="string" calcext:value-type="string">
            <text:p>data/Time_Series_Individuals/Music_final_MW_EDA_1013_13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9" calcext:value-type="float">
            <text:p>4,479</text:p>
          </table:table-cell>
        </table:table-row>
        <table:table-row table:style-name="ro1">
          <table:table-cell office:value-type="string" calcext:value-type="string">
            <text:p>data/Time_Series_Individuals/Music_final_MW_HRV_1014_14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5" calcext:value-type="float">
            <text:p>5,695</text:p>
          </table:table-cell>
        </table:table-row>
        <table:table-row table:style-name="ro1">
          <table:table-cell office:value-type="string" calcext:value-type="string">
            <text:p>data/Time_Series_Individuals/Music_final_MW_HRV_1015_14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8" calcext:value-type="float">
            <text:p>5,738</text:p>
          </table:table-cell>
        </table:table-row>
        <table:table-row table:style-name="ro1">
          <table:table-cell office:value-type="string" calcext:value-type="string">
            <text:p>data/Time_Series_Individuals/Music_final_MW_HRV_1014_14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2" calcext:value-type="float">
            <text:p>5,642</text:p>
          </table:table-cell>
        </table:table-row>
        <table:table-row table:style-name="ro1">
          <table:table-cell office:value-type="string" calcext:value-type="string">
            <text:p>data/Time_Series_Individuals/Music_final_MW_HRV_1004_11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10" calcext:value-type="float">
            <text:p>4,810</text:p>
          </table:table-cell>
        </table:table-row>
        <table:table-row table:style-name="ro1">
          <table:table-cell office:value-type="string" calcext:value-type="string">
            <text:p>data/Time_Series_Individuals/Music_final_MW_HRV_1045_23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3" calcext:value-type="float">
            <text:p>4,413</text:p>
          </table:table-cell>
        </table:table-row>
        <table:table-row table:style-name="ro1">
          <table:table-cell office:value-type="string" calcext:value-type="string">
            <text:p>data/Time_Series_Individuals/Music_final_MW_HRV_1003_10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37" calcext:value-type="float">
            <text:p>22,937</text:p>
          </table:table-cell>
        </table:table-row>
        <table:table-row table:style-name="ro1">
          <table:table-cell office:value-type="string" calcext:value-type="string">
            <text:p>data/Time_Series_Individuals/Music_final_MW_EDA_1035_20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66" calcext:value-type="float">
            <text:p>5,866</text:p>
          </table:table-cell>
        </table:table-row>
        <table:table-row table:style-name="ro1">
          <table:table-cell office:value-type="string" calcext:value-type="string">
            <text:p>data/Time_Series_Individuals/Music_final_MW_EDA_1009_12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40" calcext:value-type="float">
            <text:p>15,740</text:p>
          </table:table-cell>
        </table:table-row>
        <table:table-row table:style-name="ro1">
          <table:table-cell office:value-type="string" calcext:value-type="string">
            <text:p>data/Time_Series_Individuals/Music_final_MW_HRV_1013_13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6" calcext:value-type="float">
            <text:p>5,826</text:p>
          </table:table-cell>
        </table:table-row>
        <table:table-row table:style-name="ro1">
          <table:table-cell office:value-type="string" calcext:value-type="string">
            <text:p>data/Time_Series_Individuals/Music_final_MW_HRV_1025_17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1" calcext:value-type="float">
            <text:p>5,631</text:p>
          </table:table-cell>
        </table:table-row>
        <table:table-row table:style-name="ro1">
          <table:table-cell office:value-type="string" calcext:value-type="string">
            <text:p>data/Time_Series_Individuals/Music_final_MW_EDA_1006_11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53" calcext:value-type="float">
            <text:p>15,753</text:p>
          </table:table-cell>
        </table:table-row>
        <table:table-row table:style-name="ro1">
          <table:table-cell office:value-type="string" calcext:value-type="string">
            <text:p>data/Time_Series_Individuals/Music_final_MW_HRV_1009_12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4" calcext:value-type="float">
            <text:p>4,634</text:p>
          </table:table-cell>
        </table:table-row>
        <table:table-row table:style-name="ro1">
          <table:table-cell office:value-type="string" calcext:value-type="string">
            <text:p>data/Time_Series_Individuals/Music_final_MW_EDA_1007_12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500" calcext:value-type="float">
            <text:p>18,500</text:p>
          </table:table-cell>
        </table:table-row>
        <table:table-row table:style-name="ro1">
          <table:table-cell office:value-type="string" calcext:value-type="string">
            <text:p>data/Time_Series_Individuals/Music_final_MW_EDA_1023_16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84" calcext:value-type="float">
            <text:p>15,284</text:p>
          </table:table-cell>
        </table:table-row>
        <table:table-row table:style-name="ro1">
          <table:table-cell office:value-type="string" calcext:value-type="string">
            <text:p>data/Time_Series_Individuals/Music_final_MW_HRV_1024_17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85" calcext:value-type="float">
            <text:p>23,585</text:p>
          </table:table-cell>
        </table:table-row>
        <table:table-row table:style-name="ro1">
          <table:table-cell office:value-type="string" calcext:value-type="string">
            <text:p>data/Time_Series_Individuals/Music_final_MW_EDA_1006_11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0" calcext:value-type="float">
            <text:p>4,530</text:p>
          </table:table-cell>
        </table:table-row>
        <table:table-row table:style-name="ro1">
          <table:table-cell office:value-type="string" calcext:value-type="string">
            <text:p>data/Time_Series_Individuals/Music_final_MW_HRV_1005_11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2" calcext:value-type="float">
            <text:p>5,522</text:p>
          </table:table-cell>
        </table:table-row>
        <table:table-row table:style-name="ro1">
          <table:table-cell office:value-type="string" calcext:value-type="string">
            <text:p>data/Time_Series_Individuals/Music_final_MW_EDA_1026_17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79" calcext:value-type="float">
            <text:p>15,679</text:p>
          </table:table-cell>
        </table:table-row>
        <table:table-row table:style-name="ro1">
          <table:table-cell office:value-type="string" calcext:value-type="string">
            <text:p>data/Time_Series_Individuals/Music_final_MW_EDA_1047_24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54" calcext:value-type="float">
            <text:p>17,654</text:p>
          </table:table-cell>
        </table:table-row>
        <table:table-row table:style-name="ro1">
          <table:table-cell office:value-type="string" calcext:value-type="string">
            <text:p>data/Time_Series_Individuals/Music_final_MW_HRV_1040_22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6" calcext:value-type="float">
            <text:p>5,706</text:p>
          </table:table-cell>
        </table:table-row>
        <table:table-row table:style-name="ro1">
          <table:table-cell office:value-type="string" calcext:value-type="string">
            <text:p>data/Time_Series_Individuals/Music_final_MW_HRV_1027_18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38" calcext:value-type="float">
            <text:p>19,838</text:p>
          </table:table-cell>
        </table:table-row>
        <table:table-row table:style-name="ro1">
          <table:table-cell office:value-type="string" calcext:value-type="string">
            <text:p>data/Time_Series_Individuals/Music_final_MW_HRV_1037_21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3" calcext:value-type="float">
            <text:p>5,723</text:p>
          </table:table-cell>
        </table:table-row>
        <table:table-row table:style-name="ro1">
          <table:table-cell office:value-type="string" calcext:value-type="string">
            <text:p>data/Time_Series_Individuals/Music_final_MW_HRV_1036_20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35" calcext:value-type="float">
            <text:p>23,035</text:p>
          </table:table-cell>
        </table:table-row>
        <table:table-row table:style-name="ro1">
          <table:table-cell office:value-type="string" calcext:value-type="string">
            <text:p>data/Time_Series_Individuals/Music_final_MW_EDA_1038_21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2" calcext:value-type="float">
            <text:p>4,482</text:p>
          </table:table-cell>
        </table:table-row>
        <table:table-row table:style-name="ro1">
          <table:table-cell office:value-type="string" calcext:value-type="string">
            <text:p>data/Time_Series_Individuals/Music_final_MW_HRV_1048_24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37" calcext:value-type="float">
            <text:p>23,737</text:p>
          </table:table-cell>
        </table:table-row>
        <table:table-row table:style-name="ro1">
          <table:table-cell office:value-type="string" calcext:value-type="string">
            <text:p>data/Time_Series_Individuals/Music_final_MW_EDA_1036_21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2" calcext:value-type="float">
            <text:p>5,562</text:p>
          </table:table-cell>
        </table:table-row>
        <table:table-row table:style-name="ro1">
          <table:table-cell office:value-type="string" calcext:value-type="string">
            <text:p>data/Time_Series_Individuals/Music_final_MW_EDA_1008_12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95" calcext:value-type="float">
            <text:p>17,195</text:p>
          </table:table-cell>
        </table:table-row>
        <table:table-row table:style-name="ro1">
          <table:table-cell office:value-type="string" calcext:value-type="string">
            <text:p>data/Time_Series_Individuals/Music_final_MW_HRV_1040_22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8" calcext:value-type="float">
            <text:p>5,688</text:p>
          </table:table-cell>
        </table:table-row>
        <table:table-row table:style-name="ro1">
          <table:table-cell office:value-type="string" calcext:value-type="string">
            <text:p>data/Time_Series_Individuals/Music_final_MW_EDA_1015_14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49" calcext:value-type="float">
            <text:p>17,749</text:p>
          </table:table-cell>
        </table:table-row>
        <table:table-row table:style-name="ro1">
          <table:table-cell office:value-type="string" calcext:value-type="string">
            <text:p>data/Time_Series_Individuals/Music_final_MW_EDA_1008_12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46" calcext:value-type="float">
            <text:p>15,646</text:p>
          </table:table-cell>
        </table:table-row>
        <table:table-row table:style-name="ro1">
          <table:table-cell office:value-type="string" calcext:value-type="string">
            <text:p>data/Time_Series_Individuals/Music_final_MW_HRV_1020_15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3" calcext:value-type="float">
            <text:p>5,663</text:p>
          </table:table-cell>
        </table:table-row>
        <table:table-row table:style-name="ro1">
          <table:table-cell office:value-type="string" calcext:value-type="string">
            <text:p>data/Time_Series_Individuals/Music_final_MW_EDA_1029_18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5" calcext:value-type="float">
            <text:p>17,335</text:p>
          </table:table-cell>
        </table:table-row>
        <table:table-row table:style-name="ro1">
          <table:table-cell office:value-type="string" calcext:value-type="string">
            <text:p>data/Time_Series_Individuals/Music_final_MW_EDA_1014_14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55" calcext:value-type="float">
            <text:p>16,355</text:p>
          </table:table-cell>
        </table:table-row>
        <table:table-row table:style-name="ro1">
          <table:table-cell office:value-type="string" calcext:value-type="string">
            <text:p>data/Time_Series_Individuals/Music_final_MW_HRV_1025_17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40" calcext:value-type="float">
            <text:p>4,840</text:p>
          </table:table-cell>
        </table:table-row>
        <table:table-row table:style-name="ro1">
          <table:table-cell office:value-type="string" calcext:value-type="string">
            <text:p>data/Time_Series_Individuals/Music_final_MW_HRV_1034_20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05" calcext:value-type="float">
            <text:p>5,505</text:p>
          </table:table-cell>
        </table:table-row>
        <table:table-row table:style-name="ro1">
          <table:table-cell office:value-type="string" calcext:value-type="string">
            <text:p>data/Time_Series_Individuals/Music_final_MW_HRV_1012_13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58" calcext:value-type="float">
            <text:p>23,858</text:p>
          </table:table-cell>
        </table:table-row>
        <table:table-row table:style-name="ro1">
          <table:table-cell office:value-type="string" calcext:value-type="string">
            <text:p>data/Time_Series_Individuals/Music_final_MW_EDA_1028_18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15" calcext:value-type="float">
            <text:p>15,615</text:p>
          </table:table-cell>
        </table:table-row>
        <table:table-row table:style-name="ro1">
          <table:table-cell office:value-type="string" calcext:value-type="string">
            <text:p>data/Time_Series_Individuals/Music_final_MW_HRV_1005_11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38" calcext:value-type="float">
            <text:p>20,838</text:p>
          </table:table-cell>
        </table:table-row>
        <table:table-row table:style-name="ro1">
          <table:table-cell office:value-type="string" calcext:value-type="string">
            <text:p>data/Time_Series_Individuals/Music_final_MW_EDA_1049_24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80" calcext:value-type="float">
            <text:p>14,980</text:p>
          </table:table-cell>
        </table:table-row>
        <table:table-row table:style-name="ro1">
          <table:table-cell office:value-type="string" calcext:value-type="string">
            <text:p>data/Time_Series_Individuals/Music_final_MW_HRV_1032_19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56" calcext:value-type="float">
            <text:p>23,456</text:p>
          </table:table-cell>
        </table:table-row>
        <table:table-row table:style-name="ro1">
          <table:table-cell office:value-type="string" calcext:value-type="string">
            <text:p>data/Time_Series_Individuals/Music_final_MW_EDA_1035_20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5" calcext:value-type="float">
            <text:p>5,755</text:p>
          </table:table-cell>
        </table:table-row>
        <table:table-row table:style-name="ro1">
          <table:table-cell office:value-type="string" calcext:value-type="string">
            <text:p>data/Time_Series_Individuals/Music_final_MW_EDA_1045_23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91" calcext:value-type="float">
            <text:p>4,191</text:p>
          </table:table-cell>
        </table:table-row>
        <table:table-row table:style-name="ro1">
          <table:table-cell office:value-type="string" calcext:value-type="string">
            <text:p>data/Time_Series_Individuals/Music_final_MW_EDA_1022_16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08" calcext:value-type="float">
            <text:p>16,808</text:p>
          </table:table-cell>
        </table:table-row>
        <table:table-row table:style-name="ro1">
          <table:table-cell office:value-type="string" calcext:value-type="string">
            <text:p>data/Time_Series_Individuals/Music_final_MW_HRV_1050_25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0" calcext:value-type="float">
            <text:p>5,870</text:p>
          </table:table-cell>
        </table:table-row>
        <table:table-row table:style-name="ro1">
          <table:table-cell office:value-type="string" calcext:value-type="string">
            <text:p>data/Time_Series_Individuals/Music_final_MW_EDA_1039_22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07" calcext:value-type="float">
            <text:p>15,107</text:p>
          </table:table-cell>
        </table:table-row>
        <table:table-row table:style-name="ro1">
          <table:table-cell office:value-type="string" calcext:value-type="string">
            <text:p>data/Time_Series_Individuals/Music_final_MW_EDA_1007_12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9" calcext:value-type="float">
            <text:p>5,849</text:p>
          </table:table-cell>
        </table:table-row>
        <table:table-row table:style-name="ro1">
          <table:table-cell office:value-type="string" calcext:value-type="string">
            <text:p>data/Time_Series_Individuals/Music_final_MW_HRV_1042_22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4" calcext:value-type="float">
            <text:p>5,844</text:p>
          </table:table-cell>
        </table:table-row>
        <table:table-row table:style-name="ro1">
          <table:table-cell office:value-type="string" calcext:value-type="string">
            <text:p>data/Time_Series_Individuals/Music_final_MW_HRV_1020_16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96" calcext:value-type="float">
            <text:p>23,096</text:p>
          </table:table-cell>
        </table:table-row>
        <table:table-row table:style-name="ro1">
          <table:table-cell office:value-type="string" calcext:value-type="string">
            <text:p>data/Time_Series_Individuals/Music_final_MW_HRV_1046_23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65" calcext:value-type="float">
            <text:p>6,065</text:p>
          </table:table-cell>
        </table:table-row>
        <table:table-row table:style-name="ro1">
          <table:table-cell office:value-type="string" calcext:value-type="string">
            <text:p>data/Time_Series_Individuals/Music_final_MW_EDA_1003_10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9" calcext:value-type="float">
            <text:p>17,339</text:p>
          </table:table-cell>
        </table:table-row>
        <table:table-row table:style-name="ro1">
          <table:table-cell office:value-type="string" calcext:value-type="string">
            <text:p>data/Time_Series_Individuals/Music_final_MW_EDA_1025_17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06" calcext:value-type="float">
            <text:p>15,706</text:p>
          </table:table-cell>
        </table:table-row>
        <table:table-row table:style-name="ro1">
          <table:table-cell office:value-type="string" calcext:value-type="string">
            <text:p>data/Time_Series_Individuals/Music_final_MW_EDA_1026_17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02" calcext:value-type="float">
            <text:p>5,402</text:p>
          </table:table-cell>
        </table:table-row>
        <table:table-row table:style-name="ro1">
          <table:table-cell office:value-type="string" calcext:value-type="string">
            <text:p>data/Time_Series_Individuals/Music_final_MW_EDA_1034_20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2" calcext:value-type="float">
            <text:p>4,442</text:p>
          </table:table-cell>
        </table:table-row>
        <table:table-row table:style-name="ro1">
          <table:table-cell office:value-type="string" calcext:value-type="string">
            <text:p>data/Time_Series_Individuals/Music_final_MW_HRV_1026_17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90" calcext:value-type="float">
            <text:p>23,490</text:p>
          </table:table-cell>
        </table:table-row>
        <table:table-row table:style-name="ro1">
          <table:table-cell office:value-type="string" calcext:value-type="string">
            <text:p>data/Time_Series_Individuals/Music_final_MW_EDA_1033_20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87" calcext:value-type="float">
            <text:p>17,687</text:p>
          </table:table-cell>
        </table:table-row>
        <table:table-row table:style-name="ro1">
          <table:table-cell office:value-type="string" calcext:value-type="string">
            <text:p>data/Time_Series_Individuals/Music_final_MW_HRV_1022_16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5" calcext:value-type="float">
            <text:p>5,725</text:p>
          </table:table-cell>
        </table:table-row>
        <table:table-row table:style-name="ro1">
          <table:table-cell office:value-type="string" calcext:value-type="string">
            <text:p>data/Time_Series_Individuals/Music_final_MW_HRV_1026_17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6" calcext:value-type="float">
            <text:p>5,706</text:p>
          </table:table-cell>
        </table:table-row>
        <table:table-row table:style-name="ro1">
          <table:table-cell office:value-type="string" calcext:value-type="string">
            <text:p>data/Time_Series_Individuals/Music_final_MW_HRV_1005_11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91" calcext:value-type="float">
            <text:p>4,791</text:p>
          </table:table-cell>
        </table:table-row>
        <table:table-row table:style-name="ro1">
          <table:table-cell office:value-type="string" calcext:value-type="string">
            <text:p>data/Time_Series_Individuals/Music_final_MW_HRV_1047_24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6" calcext:value-type="float">
            <text:p>5,626</text:p>
          </table:table-cell>
        </table:table-row>
        <table:table-row table:style-name="ro1">
          <table:table-cell office:value-type="string" calcext:value-type="string">
            <text:p>data/Time_Series_Individuals/Music_final_MW_HRV_1038_21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6" calcext:value-type="float">
            <text:p>4,696</text:p>
          </table:table-cell>
        </table:table-row>
        <table:table-row table:style-name="ro1">
          <table:table-cell office:value-type="string" calcext:value-type="string">
            <text:p>data/Time_Series_Individuals/Music_final_MW_HRV_1038_21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673" calcext:value-type="float">
            <text:p>22,673</text:p>
          </table:table-cell>
        </table:table-row>
        <table:table-row table:style-name="ro1">
          <table:table-cell office:value-type="string" calcext:value-type="string">
            <text:p>data/Time_Series_Individuals/Music_final_MW_HRV_1024_17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13" calcext:value-type="float">
            <text:p>23,513</text:p>
          </table:table-cell>
        </table:table-row>
        <table:table-row table:style-name="ro1">
          <table:table-cell office:value-type="string" calcext:value-type="string">
            <text:p>data/Time_Series_Individuals/Music_final_MW_HRV_1022_16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71" calcext:value-type="float">
            <text:p>23,371</text:p>
          </table:table-cell>
        </table:table-row>
        <table:table-row table:style-name="ro1">
          <table:table-cell office:value-type="string" calcext:value-type="string">
            <text:p>data/Time_Series_Individuals/Music_final_MW_EDA_1030_19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8" calcext:value-type="float">
            <text:p>5,548</text:p>
          </table:table-cell>
        </table:table-row>
        <table:table-row table:style-name="ro1">
          <table:table-cell office:value-type="string" calcext:value-type="string">
            <text:p>data/Time_Series_Individuals/Music_final_MW_EDA_1050_25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7" calcext:value-type="float">
            <text:p>5,667</text:p>
          </table:table-cell>
        </table:table-row>
        <table:table-row table:style-name="ro1">
          <table:table-cell office:value-type="string" calcext:value-type="string">
            <text:p>data/Time_Series_Individuals/Music_final_MW_HRV_1014_14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60" calcext:value-type="float">
            <text:p>23,460</text:p>
          </table:table-cell>
        </table:table-row>
        <table:table-row table:style-name="ro1">
          <table:table-cell office:value-type="string" calcext:value-type="string">
            <text:p>data/Time_Series_Individuals/Music_final_MW_HRV_1032_19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55" calcext:value-type="float">
            <text:p>20,355</text:p>
          </table:table-cell>
        </table:table-row>
        <table:table-row table:style-name="ro1">
          <table:table-cell office:value-type="string" calcext:value-type="string">
            <text:p>data/Time_Series_Individuals/Music_final_MW_EDA_1007_12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40" calcext:value-type="float">
            <text:p>4,240</text:p>
          </table:table-cell>
        </table:table-row>
        <table:table-row table:style-name="ro1">
          <table:table-cell office:value-type="string" calcext:value-type="string">
            <text:p>data/Time_Series_Individuals/Music_final_MW_EDA_1006_11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0" calcext:value-type="float">
            <text:p>4,430</text:p>
          </table:table-cell>
        </table:table-row>
        <table:table-row table:style-name="ro1">
          <table:table-cell office:value-type="string" calcext:value-type="string">
            <text:p>data/Time_Series_Individuals/Music_final_MW_HRV_1010_13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4" calcext:value-type="float">
            <text:p>5,784</text:p>
          </table:table-cell>
        </table:table-row>
        <table:table-row table:style-name="ro1">
          <table:table-cell office:value-type="string" calcext:value-type="string">
            <text:p>data/Time_Series_Individuals/Music_final_MW_EDA_1042_22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657" calcext:value-type="float">
            <text:p>16,657</text:p>
          </table:table-cell>
        </table:table-row>
        <table:table-row table:style-name="ro1">
          <table:table-cell office:value-type="string" calcext:value-type="string">
            <text:p>data/Time_Series_Individuals/Music_final_MW_EDA_1031_19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073" calcext:value-type="float">
            <text:p>5,073</text:p>
          </table:table-cell>
        </table:table-row>
        <table:table-row table:style-name="ro1">
          <table:table-cell office:value-type="string" calcext:value-type="string">
            <text:p>data/Time_Series_Individuals/Music_final_MW_EDA_1048_24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9" calcext:value-type="float">
            <text:p>5,689</text:p>
          </table:table-cell>
        </table:table-row>
        <table:table-row table:style-name="ro1">
          <table:table-cell office:value-type="string" calcext:value-type="string">
            <text:p>data/Time_Series_Individuals/Music_final_MW_HRV_1022_16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5" calcext:value-type="float">
            <text:p>5,555</text:p>
          </table:table-cell>
        </table:table-row>
        <table:table-row table:style-name="ro1">
          <table:table-cell office:value-type="string" calcext:value-type="string">
            <text:p>data/Time_Series_Individuals/Music_final_MW_HRV_1022_16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85" calcext:value-type="float">
            <text:p>23,085</text:p>
          </table:table-cell>
        </table:table-row>
        <table:table-row table:style-name="ro1">
          <table:table-cell office:value-type="string" calcext:value-type="string">
            <text:p>data/Time_Series_Individuals/Music_final_MW_EDA_1038_21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58" calcext:value-type="float">
            <text:p>5,358</text:p>
          </table:table-cell>
        </table:table-row>
        <table:table-row table:style-name="ro1">
          <table:table-cell office:value-type="string" calcext:value-type="string">
            <text:p>data/Time_Series_Individuals/Music_final_MW_HRV_1014_14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332" calcext:value-type="float">
            <text:p>21,332</text:p>
          </table:table-cell>
        </table:table-row>
        <table:table-row table:style-name="ro1">
          <table:table-cell office:value-type="string" calcext:value-type="string">
            <text:p>data/Time_Series_Individuals/Music_final_MW_EDA_1020_16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75" calcext:value-type="float">
            <text:p>17,375</text:p>
          </table:table-cell>
        </table:table-row>
        <table:table-row table:style-name="ro1">
          <table:table-cell office:value-type="string" calcext:value-type="string">
            <text:p>data/Time_Series_Individuals/Music_final_MW_HRV_1036_21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71" calcext:value-type="float">
            <text:p>20,771</text:p>
          </table:table-cell>
        </table:table-row>
        <table:table-row table:style-name="ro1">
          <table:table-cell office:value-type="string" calcext:value-type="string">
            <text:p>data/Time_Series_Individuals/Music_final_MW_HRV_1042_22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4" calcext:value-type="float">
            <text:p>4,634</text:p>
          </table:table-cell>
        </table:table-row>
        <table:table-row table:style-name="ro1">
          <table:table-cell office:value-type="string" calcext:value-type="string">
            <text:p>data/Time_Series_Individuals/Music_final_MW_EDA_1007_12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25" calcext:value-type="float">
            <text:p>16,825</text:p>
          </table:table-cell>
        </table:table-row>
        <table:table-row table:style-name="ro1">
          <table:table-cell office:value-type="string" calcext:value-type="string">
            <text:p>data/Time_Series_Individuals/Music_final_MW_EDA_1028_18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79" calcext:value-type="float">
            <text:p>17,479</text:p>
          </table:table-cell>
        </table:table-row>
        <table:table-row table:style-name="ro1">
          <table:table-cell office:value-type="string" calcext:value-type="string">
            <text:p>data/Time_Series_Individuals/Music_final_MW_HRV_1022_16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58" calcext:value-type="float">
            <text:p>23,458</text:p>
          </table:table-cell>
        </table:table-row>
        <table:table-row table:style-name="ro1">
          <table:table-cell office:value-type="string" calcext:value-type="string">
            <text:p>data/Time_Series_Individuals/Music_final_MW_HRV_1025_17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28" calcext:value-type="float">
            <text:p>23,528</text:p>
          </table:table-cell>
        </table:table-row>
        <table:table-row table:style-name="ro1">
          <table:table-cell office:value-type="string" calcext:value-type="string">
            <text:p>data/Time_Series_Individuals/Music_final_MW_HRV_1027_18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16" calcext:value-type="float">
            <text:p>19,816</text:p>
          </table:table-cell>
        </table:table-row>
        <table:table-row table:style-name="ro1">
          <table:table-cell office:value-type="string" calcext:value-type="string">
            <text:p>data/Time_Series_Individuals/Music_final_MW_EDA_1026_17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4" calcext:value-type="float">
            <text:p>5,514</text:p>
          </table:table-cell>
        </table:table-row>
        <table:table-row table:style-name="ro1">
          <table:table-cell office:value-type="string" calcext:value-type="string">
            <text:p>data/Time_Series_Individuals/Music_final_MW_HRV_1013_13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6" calcext:value-type="float">
            <text:p>4,416</text:p>
          </table:table-cell>
        </table:table-row>
        <table:table-row table:style-name="ro1">
          <table:table-cell office:value-type="string" calcext:value-type="string">
            <text:p>data/Time_Series_Individuals/Music_final_MW_EDA_1027_18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7" calcext:value-type="float">
            <text:p>5,447</text:p>
          </table:table-cell>
        </table:table-row>
        <table:table-row table:style-name="ro1">
          <table:table-cell office:value-type="string" calcext:value-type="string">
            <text:p>data/Time_Series_Individuals/Music_final_MW_EDA_1015_14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98" calcext:value-type="float">
            <text:p>17,598</text:p>
          </table:table-cell>
        </table:table-row>
        <table:table-row table:style-name="ro1">
          <table:table-cell office:value-type="string" calcext:value-type="string">
            <text:p>data/Time_Series_Individuals/Music_final_MW_HRV_1033_20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746" calcext:value-type="float">
            <text:p>19,746</text:p>
          </table:table-cell>
        </table:table-row>
        <table:table-row table:style-name="ro1">
          <table:table-cell office:value-type="string" calcext:value-type="string">
            <text:p>data/Time_Series_Individuals/Music_final_MW_HRV_1038_21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3" calcext:value-type="float">
            <text:p>5,723</text:p>
          </table:table-cell>
        </table:table-row>
        <table:table-row table:style-name="ro1">
          <table:table-cell office:value-type="string" calcext:value-type="string">
            <text:p>data/Time_Series_Individuals/Music_final_MW_HRV_1007_12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30" calcext:value-type="float">
            <text:p>4,430</text:p>
          </table:table-cell>
        </table:table-row>
        <table:table-row table:style-name="ro1">
          <table:table-cell office:value-type="string" calcext:value-type="string">
            <text:p>data/Time_Series_Individuals/Music_final_MW_EDA_1036_21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12" calcext:value-type="float">
            <text:p>17,312</text:p>
          </table:table-cell>
        </table:table-row>
        <table:table-row table:style-name="ro1">
          <table:table-cell office:value-type="string" calcext:value-type="string">
            <text:p>data/Time_Series_Individuals/Music_final_MW_HRV_1022_16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97" calcext:value-type="float">
            <text:p>23,497</text:p>
          </table:table-cell>
        </table:table-row>
        <table:table-row table:style-name="ro1">
          <table:table-cell office:value-type="string" calcext:value-type="string">
            <text:p>data/Time_Series_Individuals/Music_final_MW_HRV_1017_14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71" calcext:value-type="float">
            <text:p>4,871</text:p>
          </table:table-cell>
        </table:table-row>
        <table:table-row table:style-name="ro1">
          <table:table-cell office:value-type="string" calcext:value-type="string">
            <text:p>data/Time_Series_Individuals/Music_final_MW_HRV_1051_25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68" calcext:value-type="float">
            <text:p>5,868</text:p>
          </table:table-cell>
        </table:table-row>
        <table:table-row table:style-name="ro1">
          <table:table-cell office:value-type="string" calcext:value-type="string">
            <text:p>data/Time_Series_Individuals/Music_final_MW_HRV_1033_20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36" calcext:value-type="float">
            <text:p>23,536</text:p>
          </table:table-cell>
        </table:table-row>
        <table:table-row table:style-name="ro1">
          <table:table-cell office:value-type="string" calcext:value-type="string">
            <text:p>data/Time_Series_Individuals/Music_final_MW_HRV_1048_24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91" calcext:value-type="float">
            <text:p>23,891</text:p>
          </table:table-cell>
        </table:table-row>
        <table:table-row table:style-name="ro1">
          <table:table-cell office:value-type="string" calcext:value-type="string">
            <text:p>data/Time_Series_Individuals/Music_final_MW_EDA_1051_25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45" calcext:value-type="float">
            <text:p>5,245</text:p>
          </table:table-cell>
        </table:table-row>
        <table:table-row table:style-name="ro1">
          <table:table-cell office:value-type="string" calcext:value-type="string">
            <text:p>data/Time_Series_Individuals/Music_final_MW_HRV_1046_24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18" calcext:value-type="float">
            <text:p>24,218</text:p>
          </table:table-cell>
        </table:table-row>
        <table:table-row table:style-name="ro1">
          <table:table-cell office:value-type="string" calcext:value-type="string">
            <text:p>data/Time_Series_Individuals/Music_final_MW_EDA_1042_22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0" calcext:value-type="float">
            <text:p>5,730</text:p>
          </table:table-cell>
        </table:table-row>
        <table:table-row table:style-name="ro1">
          <table:table-cell office:value-type="string" calcext:value-type="string">
            <text:p>data/Time_Series_Individuals/Music_final_MW_EDA_1024_17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56" calcext:value-type="float">
            <text:p>15,456</text:p>
          </table:table-cell>
        </table:table-row>
        <table:table-row table:style-name="ro1">
          <table:table-cell office:value-type="string" calcext:value-type="string">
            <text:p>data/Time_Series_Individuals/Music_final_MW_HRV_1041_22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2" calcext:value-type="float">
            <text:p>5,842</text:p>
          </table:table-cell>
        </table:table-row>
        <table:table-row table:style-name="ro1">
          <table:table-cell office:value-type="string" calcext:value-type="string">
            <text:p>data/Time_Series_Individuals/Music_final_MW_HRV_1029_18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9" calcext:value-type="float">
            <text:p>4,489</text:p>
          </table:table-cell>
        </table:table-row>
        <table:table-row table:style-name="ro1">
          <table:table-cell office:value-type="string" calcext:value-type="string">
            <text:p>data/Time_Series_Individuals/Music_final_MW_EDA_1044_23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39" calcext:value-type="float">
            <text:p>5,939</text:p>
          </table:table-cell>
        </table:table-row>
        <table:table-row table:style-name="ro1">
          <table:table-cell office:value-type="string" calcext:value-type="string">
            <text:p>data/Time_Series_Individuals/Music_final_MW_EDA_1012_13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3" calcext:value-type="float">
            <text:p>4,503</text:p>
          </table:table-cell>
        </table:table-row>
        <table:table-row table:style-name="ro1">
          <table:table-cell office:value-type="string" calcext:value-type="string">
            <text:p>data/Time_Series_Individuals/Music_final_MW_EDA_1031_19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47" calcext:value-type="float">
            <text:p>15,447</text:p>
          </table:table-cell>
        </table:table-row>
        <table:table-row table:style-name="ro1">
          <table:table-cell office:value-type="string" calcext:value-type="string">
            <text:p>data/Time_Series_Individuals/Music_final_MW_EDA_1031_19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62" calcext:value-type="float">
            <text:p>17,062</text:p>
          </table:table-cell>
        </table:table-row>
        <table:table-row table:style-name="ro1">
          <table:table-cell office:value-type="string" calcext:value-type="string">
            <text:p>data/Time_Series_Individuals/Music_final_MW_EDA_1025_17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7" calcext:value-type="float">
            <text:p>4,507</text:p>
          </table:table-cell>
        </table:table-row>
        <table:table-row table:style-name="ro1">
          <table:table-cell office:value-type="string" calcext:value-type="string">
            <text:p>data/Time_Series_Individuals/Music_final_MW_EDA_1015_14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47" calcext:value-type="float">
            <text:p>15,247</text:p>
          </table:table-cell>
        </table:table-row>
        <table:table-row table:style-name="ro1">
          <table:table-cell office:value-type="string" calcext:value-type="string">
            <text:p>data/Time_Series_Individuals/Music_final_MW_HRV_1009_12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74" calcext:value-type="float">
            <text:p>20,374</text:p>
          </table:table-cell>
        </table:table-row>
        <table:table-row table:style-name="ro1">
          <table:table-cell office:value-type="string" calcext:value-type="string">
            <text:p>data/Time_Series_Individuals/Music_final_MW_EDA_1028_18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0" calcext:value-type="float">
            <text:p>4,400</text:p>
          </table:table-cell>
        </table:table-row>
        <table:table-row table:style-name="ro1">
          <table:table-cell office:value-type="string" calcext:value-type="string">
            <text:p>data/Time_Series_Individuals/Music_final_MW_HRV_1003_10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94" calcext:value-type="float">
            <text:p>23,094</text:p>
          </table:table-cell>
        </table:table-row>
        <table:table-row table:style-name="ro1">
          <table:table-cell office:value-type="string" calcext:value-type="string">
            <text:p>data/Time_Series_Individuals/Music_final_MW_EDA_1048_24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74" calcext:value-type="float">
            <text:p>17,874</text:p>
          </table:table-cell>
        </table:table-row>
        <table:table-row table:style-name="ro1">
          <table:table-cell office:value-type="string" calcext:value-type="string">
            <text:p>data/Time_Series_Individuals/Music_final_MW_EDA_1041_22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81" calcext:value-type="float">
            <text:p>17,681</text:p>
          </table:table-cell>
        </table:table-row>
        <table:table-row table:style-name="ro1">
          <table:table-cell office:value-type="string" calcext:value-type="string">
            <text:p>data/Time_Series_Individuals/Music_final_MW_HRV_1008_12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67" calcext:value-type="float">
            <text:p>24,067</text:p>
          </table:table-cell>
        </table:table-row>
        <table:table-row table:style-name="ro1">
          <table:table-cell office:value-type="string" calcext:value-type="string">
            <text:p>data/Time_Series_Individuals/Music_final_MW_HRV_1005_11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64" calcext:value-type="float">
            <text:p>23,964</text:p>
          </table:table-cell>
        </table:table-row>
        <table:table-row table:style-name="ro1">
          <table:table-cell office:value-type="string" calcext:value-type="string">
            <text:p>data/Time_Series_Individuals/Music_final_MW_HRV_1001_10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55" calcext:value-type="float">
            <text:p>6,055</text:p>
          </table:table-cell>
        </table:table-row>
        <table:table-row table:style-name="ro1">
          <table:table-cell office:value-type="string" calcext:value-type="string">
            <text:p>data/Time_Series_Individuals/Music_final_MW_EDA_1015_14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1" calcext:value-type="float">
            <text:p>5,751</text:p>
          </table:table-cell>
        </table:table-row>
        <table:table-row table:style-name="ro1">
          <table:table-cell office:value-type="string" calcext:value-type="string">
            <text:p>data/Time_Series_Individuals/Music_final_MW_EDA_1006_11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46" calcext:value-type="float">
            <text:p>15,846</text:p>
          </table:table-cell>
        </table:table-row>
        <table:table-row table:style-name="ro1">
          <table:table-cell office:value-type="string" calcext:value-type="string">
            <text:p>data/Time_Series_Individuals/Music_final_MW_HRV_1044_23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9" calcext:value-type="float">
            <text:p>5,549</text:p>
          </table:table-cell>
        </table:table-row>
        <table:table-row table:style-name="ro1">
          <table:table-cell office:value-type="string" calcext:value-type="string">
            <text:p>data/Time_Series_Individuals/Music_final_MW_HRV_1007_12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157" calcext:value-type="float">
            <text:p>22,157</text:p>
          </table:table-cell>
        </table:table-row>
        <table:table-row table:style-name="ro1">
          <table:table-cell office:value-type="string" calcext:value-type="string">
            <text:p>data/Time_Series_Individuals/Music_final_MW_EDA_1022_16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05" calcext:value-type="float">
            <text:p>15,505</text:p>
          </table:table-cell>
        </table:table-row>
        <table:table-row table:style-name="ro1">
          <table:table-cell office:value-type="string" calcext:value-type="string">
            <text:p>data/Time_Series_Individuals/Music_final_MW_EDA_1026_17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21" calcext:value-type="float">
            <text:p>17,521</text:p>
          </table:table-cell>
        </table:table-row>
        <table:table-row table:style-name="ro1">
          <table:table-cell office:value-type="string" calcext:value-type="string">
            <text:p>data/Time_Series_Individuals/Music_final_MW_EDA_1044_23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64" calcext:value-type="float">
            <text:p>16,964</text:p>
          </table:table-cell>
        </table:table-row>
        <table:table-row table:style-name="ro1">
          <table:table-cell office:value-type="string" calcext:value-type="string">
            <text:p>data/Time_Series_Individuals/Music_final_MW_HRV_1039_21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5" calcext:value-type="float">
            <text:p>5,695</text:p>
          </table:table-cell>
        </table:table-row>
        <table:table-row table:style-name="ro1">
          <table:table-cell office:value-type="string" calcext:value-type="string">
            <text:p>data/Time_Series_Individuals/Music_final_MW_HRV_1007_12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998" calcext:value-type="float">
            <text:p>24,998</text:p>
          </table:table-cell>
        </table:table-row>
        <table:table-row table:style-name="ro1">
          <table:table-cell office:value-type="string" calcext:value-type="string">
            <text:p>data/Time_Series_Individuals/Music_final_MW_HRV_1024_17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5" calcext:value-type="float">
            <text:p>5,725</text:p>
          </table:table-cell>
        </table:table-row>
        <table:table-row table:style-name="ro1">
          <table:table-cell office:value-type="string" calcext:value-type="string">
            <text:p>data/Time_Series_Individuals/Music_final_MW_HRV_1043_23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5" calcext:value-type="float">
            <text:p>5,765</text:p>
          </table:table-cell>
        </table:table-row>
        <table:table-row table:style-name="ro1">
          <table:table-cell office:value-type="string" calcext:value-type="string">
            <text:p>data/Time_Series_Individuals/Music_final_MW_HRV_1037_21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61" calcext:value-type="float">
            <text:p>23,361</text:p>
          </table:table-cell>
        </table:table-row>
        <table:table-row table:style-name="ro1">
          <table:table-cell office:value-type="string" calcext:value-type="string">
            <text:p>data/Time_Series_Individuals/Music_final_MW_HRV_1046_23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44" calcext:value-type="float">
            <text:p>23,344</text:p>
          </table:table-cell>
        </table:table-row>
        <table:table-row table:style-name="ro1">
          <table:table-cell office:value-type="string" calcext:value-type="string">
            <text:p>data/Time_Series_Individuals/Music_final_MW_EDA_1045_23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9" calcext:value-type="float">
            <text:p>4,459</text:p>
          </table:table-cell>
        </table:table-row>
        <table:table-row table:style-name="ro1">
          <table:table-cell office:value-type="string" calcext:value-type="string">
            <text:p>data/Time_Series_Individuals/Music_final_MW_EDA_1022_16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47" calcext:value-type="float">
            <text:p>5,347</text:p>
          </table:table-cell>
        </table:table-row>
        <table:table-row table:style-name="ro1">
          <table:table-cell office:value-type="string" calcext:value-type="string">
            <text:p>data/Time_Series_Individuals/Music_final_MW_HRV_1032_19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9" calcext:value-type="float">
            <text:p>5,699</text:p>
          </table:table-cell>
        </table:table-row>
        <table:table-row table:style-name="ro1">
          <table:table-cell office:value-type="string" calcext:value-type="string">
            <text:p>data/Time_Series_Individuals/Music_final_MW_EDA_1024_17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837" calcext:value-type="float">
            <text:p>16,837</text:p>
          </table:table-cell>
        </table:table-row>
        <table:table-row table:style-name="ro1">
          <table:table-cell office:value-type="string" calcext:value-type="string">
            <text:p>data/Time_Series_Individuals/Music_final_MW_EDA_1028_18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89" calcext:value-type="float">
            <text:p>4,289</text:p>
          </table:table-cell>
        </table:table-row>
        <table:table-row table:style-name="ro1">
          <table:table-cell office:value-type="string" calcext:value-type="string">
            <text:p>data/Time_Series_Individuals/Music_final_MW_HRV_1033_20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44" calcext:value-type="float">
            <text:p>4,844</text:p>
          </table:table-cell>
        </table:table-row>
        <table:table-row table:style-name="ro1">
          <table:table-cell office:value-type="string" calcext:value-type="string">
            <text:p>data/Time_Series_Individuals/Music_final_MW_HRV_1046_24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37" calcext:value-type="float">
            <text:p>6,037</text:p>
          </table:table-cell>
        </table:table-row>
        <table:table-row table:style-name="ro1">
          <table:table-cell office:value-type="string" calcext:value-type="string">
            <text:p>data/Time_Series_Individuals/Music_final_MW_HRV_1016_14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11" calcext:value-type="float">
            <text:p>23,311</text:p>
          </table:table-cell>
        </table:table-row>
        <table:table-row table:style-name="ro1">
          <table:table-cell office:value-type="string" calcext:value-type="string">
            <text:p>data/Time_Series_Individuals/Music_final_MW_EDA_1035_20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84" calcext:value-type="float">
            <text:p>17,084</text:p>
          </table:table-cell>
        </table:table-row>
        <table:table-row table:style-name="ro1">
          <table:table-cell office:value-type="string" calcext:value-type="string">
            <text:p>data/Time_Series_Individuals/Music_final_MW_EDA_1022_16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8" calcext:value-type="float">
            <text:p>5,378</text:p>
          </table:table-cell>
        </table:table-row>
        <table:table-row table:style-name="ro1">
          <table:table-cell office:value-type="string" calcext:value-type="string">
            <text:p>data/Time_Series_Individuals/Music_final_MW_EDA_1001_10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38" calcext:value-type="float">
            <text:p>4,338</text:p>
          </table:table-cell>
        </table:table-row>
        <table:table-row table:style-name="ro1">
          <table:table-cell office:value-type="string" calcext:value-type="string">
            <text:p>data/Time_Series_Individuals/Music_final_MW_EDA_1046_23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308" calcext:value-type="float">
            <text:p>18,308</text:p>
          </table:table-cell>
        </table:table-row>
        <table:table-row table:style-name="ro1">
          <table:table-cell office:value-type="string" calcext:value-type="string">
            <text:p>data/Time_Series_Individuals/Music_final_MW_EDA_1024_17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5" calcext:value-type="float">
            <text:p>5,565</text:p>
          </table:table-cell>
        </table:table-row>
        <table:table-row table:style-name="ro1">
          <table:table-cell office:value-type="string" calcext:value-type="string">
            <text:p>data/Time_Series_Individuals/Music_final_MW_EDA_1035_20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8" calcext:value-type="float">
            <text:p>5,488</text:p>
          </table:table-cell>
        </table:table-row>
        <table:table-row table:style-name="ro1">
          <table:table-cell office:value-type="string" calcext:value-type="string">
            <text:p>data/Time_Series_Individuals/Music_final_MW_EDA_1034_20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51" calcext:value-type="float">
            <text:p>5,451</text:p>
          </table:table-cell>
        </table:table-row>
        <table:table-row table:style-name="ro1">
          <table:table-cell office:value-type="string" calcext:value-type="string">
            <text:p>data/Time_Series_Individuals/Music_final_MW_EDA_1014_14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57" calcext:value-type="float">
            <text:p>18,057</text:p>
          </table:table-cell>
        </table:table-row>
        <table:table-row table:style-name="ro1">
          <table:table-cell office:value-type="string" calcext:value-type="string">
            <text:p>data/Time_Series_Individuals/Music_final_MW_HRV_1034_20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09" calcext:value-type="float">
            <text:p>20,709</text:p>
          </table:table-cell>
        </table:table-row>
        <table:table-row table:style-name="ro1">
          <table:table-cell office:value-type="string" calcext:value-type="string">
            <text:p>data/Time_Series_Individuals/Music_final_MW_EDA_1005_11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59" calcext:value-type="float">
            <text:p>5,359</text:p>
          </table:table-cell>
        </table:table-row>
        <table:table-row table:style-name="ro1">
          <table:table-cell office:value-type="string" calcext:value-type="string">
            <text:p>data/Time_Series_Individuals/Music_final_MW_EDA_1032_19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9" calcext:value-type="float">
            <text:p>5,539</text:p>
          </table:table-cell>
        </table:table-row>
        <table:table-row table:style-name="ro1">
          <table:table-cell office:value-type="string" calcext:value-type="string">
            <text:p>data/Time_Series_Individuals/Music_final_MW_EDA_1026_17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17" calcext:value-type="float">
            <text:p>15,417</text:p>
          </table:table-cell>
        </table:table-row>
        <table:table-row table:style-name="ro1">
          <table:table-cell office:value-type="string" calcext:value-type="string">
            <text:p>data/Time_Series_Individuals/Music_final_MW_HRV_1038_21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1" calcext:value-type="float">
            <text:p>4,701</text:p>
          </table:table-cell>
        </table:table-row>
        <table:table-row table:style-name="ro1">
          <table:table-cell office:value-type="string" calcext:value-type="string">
            <text:p>data/Time_Series_Individuals/Music_final_MW_HRV_1049_24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0" calcext:value-type="float">
            <text:p>20,650</text:p>
          </table:table-cell>
        </table:table-row>
        <table:table-row table:style-name="ro1">
          <table:table-cell office:value-type="string" calcext:value-type="string">
            <text:p>data/Time_Series_Individuals/Music_final_MW_EDA_1034_20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28" calcext:value-type="float">
            <text:p>15,728</text:p>
          </table:table-cell>
        </table:table-row>
        <table:table-row table:style-name="ro1">
          <table:table-cell office:value-type="string" calcext:value-type="string">
            <text:p>data/Time_Series_Individuals/Music_final_MW_HRV_1031_19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76" calcext:value-type="float">
            <text:p>20,676</text:p>
          </table:table-cell>
        </table:table-row>
        <table:table-row table:style-name="ro1">
          <table:table-cell office:value-type="string" calcext:value-type="string">
            <text:p>data/Time_Series_Individuals/Music_final_MW_HRV_1025_17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64" calcext:value-type="float">
            <text:p>23,564</text:p>
          </table:table-cell>
        </table:table-row>
        <table:table-row table:style-name="ro1">
          <table:table-cell office:value-type="string" calcext:value-type="string">
            <text:p>data/Time_Series_Individuals/Music_final_MW_HRV_1031_19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5" calcext:value-type="float">
            <text:p>5,665</text:p>
          </table:table-cell>
        </table:table-row>
        <table:table-row table:style-name="ro1">
          <table:table-cell office:value-type="string" calcext:value-type="string">
            <text:p>data/Time_Series_Individuals/Music_final_MW_EDA_1039_22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23" calcext:value-type="float">
            <text:p>15,323</text:p>
          </table:table-cell>
        </table:table-row>
        <table:table-row table:style-name="ro1">
          <table:table-cell office:value-type="string" calcext:value-type="string">
            <text:p>data/Time_Series_Individuals/Music_final_MW_EDA_1025_17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39" calcext:value-type="float">
            <text:p>17,839</text:p>
          </table:table-cell>
        </table:table-row>
        <table:table-row table:style-name="ro1">
          <table:table-cell office:value-type="string" calcext:value-type="string">
            <text:p>data/Time_Series_Individuals/Music_final_MW_HRV_1008_12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1" calcext:value-type="float">
            <text:p>4,651</text:p>
          </table:table-cell>
        </table:table-row>
        <table:table-row table:style-name="ro1">
          <table:table-cell office:value-type="string" calcext:value-type="string">
            <text:p>data/Time_Series_Individuals/Music_final_MW_EDA_1027_17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18" calcext:value-type="float">
            <text:p>17,418</text:p>
          </table:table-cell>
        </table:table-row>
        <table:table-row table:style-name="ro1">
          <table:table-cell office:value-type="string" calcext:value-type="string">
            <text:p>data/Time_Series_Individuals/Music_final_MW_EDA_1049_24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2" calcext:value-type="float">
            <text:p>5,662</text:p>
          </table:table-cell>
        </table:table-row>
        <table:table-row table:style-name="ro1">
          <table:table-cell office:value-type="string" calcext:value-type="string">
            <text:p>data/Time_Series_Individuals/Music_final_MW_EDA_1032_19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89" calcext:value-type="float">
            <text:p>5,389</text:p>
          </table:table-cell>
        </table:table-row>
        <table:table-row table:style-name="ro1">
          <table:table-cell office:value-type="string" calcext:value-type="string">
            <text:p>data/Time_Series_Individuals/Music_final_MW_EDA_1033_20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2" calcext:value-type="float">
            <text:p>4,642</text:p>
          </table:table-cell>
        </table:table-row>
        <table:table-row table:style-name="ro1">
          <table:table-cell office:value-type="string" calcext:value-type="string">
            <text:p>data/Time_Series_Individuals/Music_final_MW_HRV_1016_14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80" calcext:value-type="float">
            <text:p>20,680</text:p>
          </table:table-cell>
        </table:table-row>
        <table:table-row table:style-name="ro1">
          <table:table-cell office:value-type="string" calcext:value-type="string">
            <text:p>data/Time_Series_Individuals/Music_final_MW_EDA_1016_14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9" calcext:value-type="float">
            <text:p>4,499</text:p>
          </table:table-cell>
        </table:table-row>
        <table:table-row table:style-name="ro1">
          <table:table-cell office:value-type="string" calcext:value-type="string">
            <text:p>data/Time_Series_Individuals/Music_final_MW_EDA_1021_16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37" calcext:value-type="float">
            <text:p>17,637</text:p>
          </table:table-cell>
        </table:table-row>
        <table:table-row table:style-name="ro1">
          <table:table-cell office:value-type="string" calcext:value-type="string">
            <text:p>data/Time_Series_Individuals/Music_final_MW_EDA_1014_14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67" calcext:value-type="float">
            <text:p>4,967</text:p>
          </table:table-cell>
        </table:table-row>
        <table:table-row table:style-name="ro1">
          <table:table-cell office:value-type="string" calcext:value-type="string">
            <text:p>data/Time_Series_Individuals/Music_final_MW_HRV_1040_22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35" calcext:value-type="float">
            <text:p>23,035</text:p>
          </table:table-cell>
        </table:table-row>
        <table:table-row table:style-name="ro1">
          <table:table-cell office:value-type="string" calcext:value-type="string">
            <text:p>data/Time_Series_Individuals/Music_final_MW_HRV_1024_17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28" calcext:value-type="float">
            <text:p>20,528</text:p>
          </table:table-cell>
        </table:table-row>
        <table:table-row table:style-name="ro1">
          <table:table-cell office:value-type="string" calcext:value-type="string">
            <text:p>data/Time_Series_Individuals/Music_final_MW_HRV_1013_13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60" calcext:value-type="float">
            <text:p>4,660</text:p>
          </table:table-cell>
        </table:table-row>
        <table:table-row table:style-name="ro1">
          <table:table-cell office:value-type="string" calcext:value-type="string">
            <text:p>data/Time_Series_Individuals/Music_final_MW_HRV_1011_13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6" calcext:value-type="float">
            <text:p>20,636</text:p>
          </table:table-cell>
        </table:table-row>
        <table:table-row table:style-name="ro1">
          <table:table-cell office:value-type="string" calcext:value-type="string">
            <text:p>data/Time_Series_Individuals/Music_final_MW_EDA_1028_18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24" calcext:value-type="float">
            <text:p>17,624</text:p>
          </table:table-cell>
        </table:table-row>
        <table:table-row table:style-name="ro1">
          <table:table-cell office:value-type="string" calcext:value-type="string">
            <text:p>data/Time_Series_Individuals/Music_final_MW_EDA_1008_12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68" calcext:value-type="float">
            <text:p>5,268</text:p>
          </table:table-cell>
        </table:table-row>
        <table:table-row table:style-name="ro1">
          <table:table-cell office:value-type="string" calcext:value-type="string">
            <text:p>data/Time_Series_Individuals/Music_final_MW_HRV_1004_11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47" calcext:value-type="float">
            <text:p>20,847</text:p>
          </table:table-cell>
        </table:table-row>
        <table:table-row table:style-name="ro1">
          <table:table-cell office:value-type="string" calcext:value-type="string">
            <text:p>data/Time_Series_Individuals/Music_final_MW_EDA_1006_11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56" calcext:value-type="float">
            <text:p>17,856</text:p>
          </table:table-cell>
        </table:table-row>
        <table:table-row table:style-name="ro1">
          <table:table-cell office:value-type="string" calcext:value-type="string">
            <text:p>data/Time_Series_Individuals/Music_final_MW_HRV_1005_11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30" calcext:value-type="float">
            <text:p>23,730</text:p>
          </table:table-cell>
        </table:table-row>
        <table:table-row table:style-name="ro1">
          <table:table-cell office:value-type="string" calcext:value-type="string">
            <text:p>data/Time_Series_Individuals/Music_final_MW_EDA_1042_22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721" calcext:value-type="float">
            <text:p>16,721</text:p>
          </table:table-cell>
        </table:table-row>
        <table:table-row table:style-name="ro1">
          <table:table-cell office:value-type="string" calcext:value-type="string">
            <text:p>data/Time_Series_Individuals/Music_final_MW_EDA_1024_17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7" calcext:value-type="float">
            <text:p>5,487</text:p>
          </table:table-cell>
        </table:table-row>
        <table:table-row table:style-name="ro1">
          <table:table-cell office:value-type="string" calcext:value-type="string">
            <text:p>data/Time_Series_Individuals/Music_final_MW_EDA_1012_13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78" calcext:value-type="float">
            <text:p>15,478</text:p>
          </table:table-cell>
        </table:table-row>
        <table:table-row table:style-name="ro1">
          <table:table-cell office:value-type="string" calcext:value-type="string">
            <text:p>data/Time_Series_Individuals/Music_final_MW_HRV_1025_17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18" calcext:value-type="float">
            <text:p>20,718</text:p>
          </table:table-cell>
        </table:table-row>
        <table:table-row table:style-name="ro1">
          <table:table-cell office:value-type="string" calcext:value-type="string">
            <text:p>data/Time_Series_Individuals/Music_final_MW_HRV_1046_24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8" calcext:value-type="float">
            <text:p>5,638</text:p>
          </table:table-cell>
        </table:table-row>
        <table:table-row table:style-name="ro1">
          <table:table-cell office:value-type="string" calcext:value-type="string">
            <text:p>data/Time_Series_Individuals/Music_final_MW_EDA_1015_14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211" calcext:value-type="float">
            <text:p>18,211</text:p>
          </table:table-cell>
        </table:table-row>
        <table:table-row table:style-name="ro1">
          <table:table-cell office:value-type="string" calcext:value-type="string">
            <text:p>data/Time_Series_Individuals/Music_final_MW_EDA_1021_16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25" calcext:value-type="float">
            <text:p>15,825</text:p>
          </table:table-cell>
        </table:table-row>
        <table:table-row table:style-name="ro1">
          <table:table-cell office:value-type="string" calcext:value-type="string">
            <text:p>data/Time_Series_Individuals/Music_final_MW_HRV_1043_23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82" calcext:value-type="float">
            <text:p>4,882</text:p>
          </table:table-cell>
        </table:table-row>
        <table:table-row table:style-name="ro1">
          <table:table-cell office:value-type="string" calcext:value-type="string">
            <text:p>data/Time_Series_Individuals/Music_final_MW_EDA_1013_13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28" calcext:value-type="float">
            <text:p>4,228</text:p>
          </table:table-cell>
        </table:table-row>
        <table:table-row table:style-name="ro1">
          <table:table-cell office:value-type="string" calcext:value-type="string">
            <text:p>data/Time_Series_Individuals/Music_final_MW_EDA_1023_16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05" calcext:value-type="float">
            <text:p>17,305</text:p>
          </table:table-cell>
        </table:table-row>
        <table:table-row table:style-name="ro1">
          <table:table-cell office:value-type="string" calcext:value-type="string">
            <text:p>data/Time_Series_Individuals/Music_final_MW_HRV_1035_20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051" calcext:value-type="float">
            <text:p>20,051</text:p>
          </table:table-cell>
        </table:table-row>
        <table:table-row table:style-name="ro1">
          <table:table-cell office:value-type="string" calcext:value-type="string">
            <text:p>data/Time_Series_Individuals/Music_final_MW_HRV_1038_21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8" calcext:value-type="float">
            <text:p>5,778</text:p>
          </table:table-cell>
        </table:table-row>
        <table:table-row table:style-name="ro1">
          <table:table-cell office:value-type="string" calcext:value-type="string">
            <text:p>data/Time_Series_Individuals/Music_final_MW_HRV_1050_25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973" calcext:value-type="float">
            <text:p>21,973</text:p>
          </table:table-cell>
        </table:table-row>
        <table:table-row table:style-name="ro1">
          <table:table-cell office:value-type="string" calcext:value-type="string">
            <text:p>data/Time_Series_Individuals/Music_final_MW_EDA_1008_12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5" calcext:value-type="float">
            <text:p>4,395</text:p>
          </table:table-cell>
        </table:table-row>
        <table:table-row table:style-name="ro1">
          <table:table-cell office:value-type="string" calcext:value-type="string">
            <text:p>data/Time_Series_Individuals/Music_final_MW_EDA_1030_19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00" calcext:value-type="float">
            <text:p>17,200</text:p>
          </table:table-cell>
        </table:table-row>
        <table:table-row table:style-name="ro1">
          <table:table-cell office:value-type="string" calcext:value-type="string">
            <text:p>data/Time_Series_Individuals/Music_final_MW_EDA_1032_19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5" calcext:value-type="float">
            <text:p>5,515</text:p>
          </table:table-cell>
        </table:table-row>
        <table:table-row table:style-name="ro1">
          <table:table-cell office:value-type="string" calcext:value-type="string">
            <text:p>data/Time_Series_Individuals/Music_final_MW_HRV_1007_11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262" calcext:value-type="float">
            <text:p>6,262</text:p>
          </table:table-cell>
        </table:table-row>
        <table:table-row table:style-name="ro1">
          <table:table-cell office:value-type="string" calcext:value-type="string">
            <text:p>data/Time_Series_Individuals/Music_final_MW_HRV_1027_18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8" calcext:value-type="float">
            <text:p>4,638</text:p>
          </table:table-cell>
        </table:table-row>
        <table:table-row table:style-name="ro1">
          <table:table-cell office:value-type="string" calcext:value-type="string">
            <text:p>data/Time_Series_Individuals/Music_final_MW_EDA_1029_18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671" calcext:value-type="float">
            <text:p>18,671</text:p>
          </table:table-cell>
        </table:table-row>
        <table:table-row table:style-name="ro1">
          <table:table-cell office:value-type="string" calcext:value-type="string">
            <text:p>data/Time_Series_Individuals/Music_final_MW_EDA_1005_11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96" calcext:value-type="float">
            <text:p>17,896</text:p>
          </table:table-cell>
        </table:table-row>
        <table:table-row table:style-name="ro1">
          <table:table-cell office:value-type="string" calcext:value-type="string">
            <text:p>data/Time_Series_Individuals/Music_final_MW_HRV_1013_13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65" calcext:value-type="float">
            <text:p>6,165</text:p>
          </table:table-cell>
        </table:table-row>
        <table:table-row table:style-name="ro1">
          <table:table-cell office:value-type="string" calcext:value-type="string">
            <text:p>data/Time_Series_Individuals/Music_final_MW_EDA_1037_21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60" calcext:value-type="float">
            <text:p>16,060</text:p>
          </table:table-cell>
        </table:table-row>
        <table:table-row table:style-name="ro1">
          <table:table-cell office:value-type="string" calcext:value-type="string">
            <text:p>data/Time_Series_Individuals/Music_final_MW_HRV_1028_18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1" calcext:value-type="float">
            <text:p>4,621</text:p>
          </table:table-cell>
        </table:table-row>
        <table:table-row table:style-name="ro1">
          <table:table-cell office:value-type="string" calcext:value-type="string">
            <text:p>data/Time_Series_Individuals/Music_final_MW_HRV_1037_21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32" calcext:value-type="float">
            <text:p>4,832</text:p>
          </table:table-cell>
        </table:table-row>
        <table:table-row table:style-name="ro1">
          <table:table-cell office:value-type="string" calcext:value-type="string">
            <text:p>data/Time_Series_Individuals/Music_final_MW_EDA_1011_13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3" calcext:value-type="float">
            <text:p>5,563</text:p>
          </table:table-cell>
        </table:table-row>
        <table:table-row table:style-name="ro1">
          <table:table-cell office:value-type="string" calcext:value-type="string">
            <text:p>data/Time_Series_Individuals/Music_final_MW_HRV_1011_13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1" calcext:value-type="float">
            <text:p>5,811</text:p>
          </table:table-cell>
        </table:table-row>
        <table:table-row table:style-name="ro1">
          <table:table-cell office:value-type="string" calcext:value-type="string">
            <text:p>data/Time_Series_Individuals/Music_final_MW_EDA_1007_12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60" calcext:value-type="float">
            <text:p>4,260</text:p>
          </table:table-cell>
        </table:table-row>
        <table:table-row table:style-name="ro1">
          <table:table-cell office:value-type="string" calcext:value-type="string">
            <text:p>data/Time_Series_Individuals/Music_final_MW_EDA_1020_15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45" calcext:value-type="float">
            <text:p>17,245</text:p>
          </table:table-cell>
        </table:table-row>
        <table:table-row table:style-name="ro1">
          <table:table-cell office:value-type="string" calcext:value-type="string">
            <text:p>data/Time_Series_Individuals/Music_final_MW_EDA_1044_23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279" calcext:value-type="float">
            <text:p>18,279</text:p>
          </table:table-cell>
        </table:table-row>
        <table:table-row table:style-name="ro1">
          <table:table-cell office:value-type="string" calcext:value-type="string">
            <text:p>data/Time_Series_Individuals/Music_final_MW_HRV_1004_11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60" calcext:value-type="float">
            <text:p>4,760</text:p>
          </table:table-cell>
        </table:table-row>
        <table:table-row table:style-name="ro1">
          <table:table-cell office:value-type="string" calcext:value-type="string">
            <text:p>data/Time_Series_Individuals/Music_final_MW_HRV_1024_17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0" calcext:value-type="float">
            <text:p>4,630</text:p>
          </table:table-cell>
        </table:table-row>
        <table:table-row table:style-name="ro1">
          <table:table-cell office:value-type="string" calcext:value-type="string">
            <text:p>data/Time_Series_Individuals/Music_final_MW_HRV_1044_23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26" calcext:value-type="float">
            <text:p>23,126</text:p>
          </table:table-cell>
        </table:table-row>
        <table:table-row table:style-name="ro1">
          <table:table-cell office:value-type="string" calcext:value-type="string">
            <text:p>data/Time_Series_Individuals/Music_final_MW_HRV_1025_17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02" calcext:value-type="float">
            <text:p>23,402</text:p>
          </table:table-cell>
        </table:table-row>
        <table:table-row table:style-name="ro1">
          <table:table-cell office:value-type="string" calcext:value-type="string">
            <text:p>data/Time_Series_Individuals/Music_final_MW_HRV_1024_17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1" calcext:value-type="float">
            <text:p>5,751</text:p>
          </table:table-cell>
        </table:table-row>
        <table:table-row table:style-name="ro1">
          <table:table-cell office:value-type="string" calcext:value-type="string">
            <text:p>data/Time_Series_Individuals/Music_final_MW_HRV_1045_23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6" calcext:value-type="float">
            <text:p>4,696</text:p>
          </table:table-cell>
        </table:table-row>
        <table:table-row table:style-name="ro1">
          <table:table-cell office:value-type="string" calcext:value-type="string">
            <text:p>data/Time_Series_Individuals/Music_final_MW_HRV_1034_20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860" calcext:value-type="float">
            <text:p>22,860</text:p>
          </table:table-cell>
        </table:table-row>
        <table:table-row table:style-name="ro1">
          <table:table-cell office:value-type="string" calcext:value-type="string">
            <text:p>data/Time_Series_Individuals/Music_final_MW_HRV_1008_12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468" calcext:value-type="float">
            <text:p>24,468</text:p>
          </table:table-cell>
        </table:table-row>
        <table:table-row table:style-name="ro1">
          <table:table-cell office:value-type="string" calcext:value-type="string">
            <text:p>data/Time_Series_Individuals/Music_final_MW_HRV_1025_17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4" calcext:value-type="float">
            <text:p>5,794</text:p>
          </table:table-cell>
        </table:table-row>
        <table:table-row table:style-name="ro1">
          <table:table-cell office:value-type="string" calcext:value-type="string">
            <text:p>data/Time_Series_Individuals/Music_final_MW_HRV_1038_21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0" calcext:value-type="float">
            <text:p>5,720</text:p>
          </table:table-cell>
        </table:table-row>
        <table:table-row table:style-name="ro1">
          <table:table-cell office:value-type="string" calcext:value-type="string">
            <text:p>data/Time_Series_Individuals/Music_final_MW_HRV_1023_16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29" calcext:value-type="float">
            <text:p>4,729</text:p>
          </table:table-cell>
        </table:table-row>
        <table:table-row table:style-name="ro1">
          <table:table-cell office:value-type="string" calcext:value-type="string">
            <text:p>data/Time_Series_Individuals/Music_final_MW_EDA_1021_16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3" calcext:value-type="float">
            <text:p>4,673</text:p>
          </table:table-cell>
        </table:table-row>
        <table:table-row table:style-name="ro1">
          <table:table-cell office:value-type="string" calcext:value-type="string">
            <text:p>data/Time_Series_Individuals/Music_final_MW_EDA_1034_20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96" calcext:value-type="float">
            <text:p>17,496</text:p>
          </table:table-cell>
        </table:table-row>
        <table:table-row table:style-name="ro1">
          <table:table-cell office:value-type="string" calcext:value-type="string">
            <text:p>data/Time_Series_Individuals/Music_final_MW_EDA_1011_13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07" calcext:value-type="float">
            <text:p>17,307</text:p>
          </table:table-cell>
        </table:table-row>
        <table:table-row table:style-name="ro1">
          <table:table-cell office:value-type="string" calcext:value-type="string">
            <text:p>data/Time_Series_Individuals/Music_final_MW_HRV_1027_17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4" calcext:value-type="float">
            <text:p>4,624</text:p>
          </table:table-cell>
        </table:table-row>
        <table:table-row table:style-name="ro1">
          <table:table-cell office:value-type="string" calcext:value-type="string">
            <text:p>data/Time_Series_Individuals/Music_final_MW_HRV_1040_22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33" calcext:value-type="float">
            <text:p>23,533</text:p>
          </table:table-cell>
        </table:table-row>
        <table:table-row table:style-name="ro1">
          <table:table-cell office:value-type="string" calcext:value-type="string">
            <text:p>data/Time_Series_Individuals/Music_final_MW_EDA_1012_13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80" calcext:value-type="float">
            <text:p>17,280</text:p>
          </table:table-cell>
        </table:table-row>
        <table:table-row table:style-name="ro1">
          <table:table-cell office:value-type="string" calcext:value-type="string">
            <text:p>data/Time_Series_Individuals/Music_final_MW_EDA_1028_18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5" calcext:value-type="float">
            <text:p>5,415</text:p>
          </table:table-cell>
        </table:table-row>
        <table:table-row table:style-name="ro1">
          <table:table-cell office:value-type="string" calcext:value-type="string">
            <text:p>data/Time_Series_Individuals/Music_final_MW_HRV_1004_11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11" calcext:value-type="float">
            <text:p>23,111</text:p>
          </table:table-cell>
        </table:table-row>
        <table:table-row table:style-name="ro1">
          <table:table-cell office:value-type="string" calcext:value-type="string">
            <text:p>data/Time_Series_Individuals/Music_final_MW_EDA_1010_12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94" calcext:value-type="float">
            <text:p>5,294</text:p>
          </table:table-cell>
        </table:table-row>
        <table:table-row table:style-name="ro1">
          <table:table-cell office:value-type="string" calcext:value-type="string">
            <text:p>data/Time_Series_Individuals/Music_final_MW_EDA_1024_17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28" calcext:value-type="float">
            <text:p>15,528</text:p>
          </table:table-cell>
        </table:table-row>
        <table:table-row table:style-name="ro1">
          <table:table-cell office:value-type="string" calcext:value-type="string">
            <text:p>data/Time_Series_Individuals/Music_final_MW_HRV_1049_24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2" calcext:value-type="float">
            <text:p>4,692</text:p>
          </table:table-cell>
        </table:table-row>
        <table:table-row table:style-name="ro1">
          <table:table-cell office:value-type="string" calcext:value-type="string">
            <text:p>data/Time_Series_Individuals/Music_final_MW_HRV_1001_10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505" calcext:value-type="float">
            <text:p>24,505</text:p>
          </table:table-cell>
        </table:table-row>
        <table:table-row table:style-name="ro1">
          <table:table-cell office:value-type="string" calcext:value-type="string">
            <text:p>data/Time_Series_Individuals/Music_final_MW_EDA_1011_13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91" calcext:value-type="float">
            <text:p>4,191</text:p>
          </table:table-cell>
        </table:table-row>
        <table:table-row table:style-name="ro1">
          <table:table-cell office:value-type="string" calcext:value-type="string">
            <text:p>data/Time_Series_Individuals/Music_final_MW_HRV_1006_11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41" calcext:value-type="float">
            <text:p>24,041</text:p>
          </table:table-cell>
        </table:table-row>
        <table:table-row table:style-name="ro1">
          <table:table-cell office:value-type="string" calcext:value-type="string">
            <text:p>data/Time_Series_Individuals/Music_final_MW_EDA_1027_18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51" calcext:value-type="float">
            <text:p>17,351</text:p>
          </table:table-cell>
        </table:table-row>
        <table:table-row table:style-name="ro1">
          <table:table-cell office:value-type="string" calcext:value-type="string">
            <text:p>data/Time_Series_Individuals/Music_final_MW_EDA_1043_23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87" calcext:value-type="float">
            <text:p>15,887</text:p>
          </table:table-cell>
        </table:table-row>
        <table:table-row table:style-name="ro1">
          <table:table-cell office:value-type="string" calcext:value-type="string">
            <text:p>data/Time_Series_Individuals/Music_final_MW_HRV_1007_12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54" calcext:value-type="float">
            <text:p>6,154</text:p>
          </table:table-cell>
        </table:table-row>
        <table:table-row table:style-name="ro1">
          <table:table-cell office:value-type="string" calcext:value-type="string">
            <text:p>data/Time_Series_Individuals/Music_final_MW_HRV_1023_16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05" calcext:value-type="float">
            <text:p>19,905</text:p>
          </table:table-cell>
        </table:table-row>
        <table:table-row table:style-name="ro1">
          <table:table-cell office:value-type="string" calcext:value-type="string">
            <text:p>data/Time_Series_Individuals/Music_final_MW_EDA_1043_23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98" calcext:value-type="float">
            <text:p>15,798</text:p>
          </table:table-cell>
        </table:table-row>
        <table:table-row table:style-name="ro1">
          <table:table-cell office:value-type="string" calcext:value-type="string">
            <text:p>data/Time_Series_Individuals/Music_final_MW_HRV_1023_16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8" calcext:value-type="float">
            <text:p>4,448</text:p>
          </table:table-cell>
        </table:table-row>
        <table:table-row table:style-name="ro1">
          <table:table-cell office:value-type="string" calcext:value-type="string">
            <text:p>data/Time_Series_Individuals/Music_final_MW_EDA_1005_11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63" calcext:value-type="float">
            <text:p>15,763</text:p>
          </table:table-cell>
        </table:table-row>
        <table:table-row table:style-name="ro1">
          <table:table-cell office:value-type="string" calcext:value-type="string">
            <text:p>data/Time_Series_Individuals/Music_final_MW_HRV_1009_12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91" calcext:value-type="float">
            <text:p>24,191</text:p>
          </table:table-cell>
        </table:table-row>
        <table:table-row table:style-name="ro1">
          <table:table-cell office:value-type="string" calcext:value-type="string">
            <text:p>data/Time_Series_Individuals/Music_final_MW_EDA_1021_16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0" calcext:value-type="float">
            <text:p>4,450</text:p>
          </table:table-cell>
        </table:table-row>
        <table:table-row table:style-name="ro1">
          <table:table-cell office:value-type="string" calcext:value-type="string">
            <text:p>data/Time_Series_Individuals/Music_final_MW_EDA_1022_16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4" calcext:value-type="float">
            <text:p>4,444</text:p>
          </table:table-cell>
        </table:table-row>
        <table:table-row table:style-name="ro1">
          <table:table-cell office:value-type="string" calcext:value-type="string">
            <text:p>data/Time_Series_Individuals/Music_final_MW_EDA_1038_21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4" calcext:value-type="float">
            <text:p>5,534</text:p>
          </table:table-cell>
        </table:table-row>
        <table:table-row table:style-name="ro1">
          <table:table-cell office:value-type="string" calcext:value-type="string">
            <text:p>data/Time_Series_Individuals/Music_final_MW_EDA_1001_10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84" calcext:value-type="float">
            <text:p>5,884</text:p>
          </table:table-cell>
        </table:table-row>
        <table:table-row table:style-name="ro1">
          <table:table-cell office:value-type="string" calcext:value-type="string">
            <text:p>data/Time_Series_Individuals/Music_final_MW_HRV_1051_25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59" calcext:value-type="float">
            <text:p>4,859</text:p>
          </table:table-cell>
        </table:table-row>
        <table:table-row table:style-name="ro1">
          <table:table-cell office:value-type="string" calcext:value-type="string">
            <text:p>data/Time_Series_Individuals/Music_final_MW_HRV_1043_23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4" calcext:value-type="float">
            <text:p>4,674</text:p>
          </table:table-cell>
        </table:table-row>
        <table:table-row table:style-name="ro1">
          <table:table-cell office:value-type="string" calcext:value-type="string">
            <text:p>data/Time_Series_Individuals/Music_final_MW_HRV_1009_12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404" calcext:value-type="float">
            <text:p>24,404</text:p>
          </table:table-cell>
        </table:table-row>
        <table:table-row table:style-name="ro1">
          <table:table-cell office:value-type="string" calcext:value-type="string">
            <text:p>data/Time_Series_Individuals/Music_final_MW_HRV_1020_16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5" calcext:value-type="float">
            <text:p>5,665</text:p>
          </table:table-cell>
        </table:table-row>
        <table:table-row table:style-name="ro1">
          <table:table-cell office:value-type="string" calcext:value-type="string">
            <text:p>data/Time_Series_Individuals/Music_final_MW_EDA_1029_18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3" calcext:value-type="float">
            <text:p>4,463</text:p>
          </table:table-cell>
        </table:table-row>
        <table:table-row table:style-name="ro1">
          <table:table-cell office:value-type="string" calcext:value-type="string">
            <text:p>data/Time_Series_Individuals/Music_final_MW_HRV_1011_13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09" calcext:value-type="float">
            <text:p>23,709</text:p>
          </table:table-cell>
        </table:table-row>
        <table:table-row table:style-name="ro1">
          <table:table-cell office:value-type="string" calcext:value-type="string">
            <text:p>data/Time_Series_Individuals/Music_final_MW_HRV_1051_25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54" calcext:value-type="float">
            <text:p>20,854</text:p>
          </table:table-cell>
        </table:table-row>
        <table:table-row table:style-name="ro1">
          <table:table-cell office:value-type="string" calcext:value-type="string">
            <text:p>data/Time_Series_Individuals/Music_final_MW_HRV_1035_20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61" calcext:value-type="float">
            <text:p>4,361</text:p>
          </table:table-cell>
        </table:table-row>
        <table:table-row table:style-name="ro1">
          <table:table-cell office:value-type="string" calcext:value-type="string">
            <text:p>data/Time_Series_Individuals/Music_final_MW_HRV_1029_18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48" calcext:value-type="float">
            <text:p>23,648</text:p>
          </table:table-cell>
        </table:table-row>
        <table:table-row table:style-name="ro1">
          <table:table-cell office:value-type="string" calcext:value-type="string">
            <text:p>data/Time_Series_Individuals/Music_final_MW_EDA_1051_25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55" calcext:value-type="float">
            <text:p>4,355</text:p>
          </table:table-cell>
        </table:table-row>
        <table:table-row table:style-name="ro1">
          <table:table-cell office:value-type="string" calcext:value-type="string">
            <text:p>data/Time_Series_Individuals/Music_final_MW_HRV_1046_23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78" calcext:value-type="float">
            <text:p>20,578</text:p>
          </table:table-cell>
        </table:table-row>
        <table:table-row table:style-name="ro1">
          <table:table-cell office:value-type="string" calcext:value-type="string">
            <text:p>data/Time_Series_Individuals/Music_final_MW_EDA_1043_23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24" calcext:value-type="float">
            <text:p>17,724</text:p>
          </table:table-cell>
        </table:table-row>
        <table:table-row table:style-name="ro1">
          <table:table-cell office:value-type="string" calcext:value-type="string">
            <text:p>data/Time_Series_Individuals/Music_final_MW_EDA_1029_18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8" calcext:value-type="float">
            <text:p>5,568</text:p>
          </table:table-cell>
        </table:table-row>
        <table:table-row table:style-name="ro1">
          <table:table-cell office:value-type="string" calcext:value-type="string">
            <text:p>data/Time_Series_Individuals/Music_final_MW_EDA_1008_12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4" calcext:value-type="float">
            <text:p>5,814</text:p>
          </table:table-cell>
        </table:table-row>
        <table:table-row table:style-name="ro1">
          <table:table-cell office:value-type="string" calcext:value-type="string">
            <text:p>data/Time_Series_Individuals/Music_final_MW_HRV_1024_17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50" calcext:value-type="float">
            <text:p>23,250</text:p>
          </table:table-cell>
        </table:table-row>
        <table:table-row table:style-name="ro1">
          <table:table-cell office:value-type="string" calcext:value-type="string">
            <text:p>data/Time_Series_Individuals/Music_final_MW_HRV_1038_21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3" calcext:value-type="float">
            <text:p>5,703</text:p>
          </table:table-cell>
        </table:table-row>
        <table:table-row table:style-name="ro1">
          <table:table-cell office:value-type="string" calcext:value-type="string">
            <text:p>data/Time_Series_Individuals/Music_final_MW_HRV_1004_11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9" calcext:value-type="float">
            <text:p>5,739</text:p>
          </table:table-cell>
        </table:table-row>
        <table:table-row table:style-name="ro1">
          <table:table-cell office:value-type="string" calcext:value-type="string">
            <text:p>data/Time_Series_Individuals/Music_final_MW_EDA_1037_21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2" calcext:value-type="float">
            <text:p>4,622</text:p>
          </table:table-cell>
        </table:table-row>
        <table:table-row table:style-name="ro1">
          <table:table-cell office:value-type="string" calcext:value-type="string">
            <text:p>data/Time_Series_Individuals/Music_final_MW_EDA_1048_24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19" calcext:value-type="float">
            <text:p>17,419</text:p>
          </table:table-cell>
        </table:table-row>
        <table:table-row table:style-name="ro1">
          <table:table-cell office:value-type="string" calcext:value-type="string">
            <text:p>data/Time_Series_Individuals/Music_final_MW_EDA_1023_16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3" calcext:value-type="float">
            <text:p>4,593</text:p>
          </table:table-cell>
        </table:table-row>
        <table:table-row table:style-name="ro1">
          <table:table-cell office:value-type="string" calcext:value-type="string">
            <text:p>data/Time_Series_Individuals/Music_final_MW_EDA_1011_13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59" calcext:value-type="float">
            <text:p>14,959</text:p>
          </table:table-cell>
        </table:table-row>
        <table:table-row table:style-name="ro1">
          <table:table-cell office:value-type="string" calcext:value-type="string">
            <text:p>data/Time_Series_Individuals/Music_final_MW_EDA_1012_13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35" calcext:value-type="float">
            <text:p>17,935</text:p>
          </table:table-cell>
        </table:table-row>
        <table:table-row table:style-name="ro1">
          <table:table-cell office:value-type="string" calcext:value-type="string">
            <text:p>data/Time_Series_Individuals/Music_final_MW_EDA_1027_18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24" calcext:value-type="float">
            <text:p>15,124</text:p>
          </table:table-cell>
        </table:table-row>
        <table:table-row table:style-name="ro1">
          <table:table-cell office:value-type="string" calcext:value-type="string">
            <text:p>data/Time_Series_Individuals/Music_final_MW_EDA_1019_15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1" calcext:value-type="float">
            <text:p>5,781</text:p>
          </table:table-cell>
        </table:table-row>
        <table:table-row table:style-name="ro1">
          <table:table-cell office:value-type="string" calcext:value-type="string">
            <text:p>data/Time_Series_Individuals/Music_final_MW_EDA_1042_22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987" calcext:value-type="float">
            <text:p>16,987</text:p>
          </table:table-cell>
        </table:table-row>
        <table:table-row table:style-name="ro1">
          <table:table-cell office:value-type="string" calcext:value-type="string">
            <text:p>data/Time_Series_Individuals/Music_final_MW_EDA_1017_15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8" calcext:value-type="float">
            <text:p>5,578</text:p>
          </table:table-cell>
        </table:table-row>
        <table:table-row table:style-name="ro1">
          <table:table-cell office:value-type="string" calcext:value-type="string">
            <text:p>data/Time_Series_Individuals/Music_final_MW_EDA_1011_13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0707" calcext:value-type="float">
            <text:p>10,707</text:p>
          </table:table-cell>
        </table:table-row>
        <table:table-row table:style-name="ro1">
          <table:table-cell office:value-type="string" calcext:value-type="string">
            <text:p>data/Time_Series_Individuals/Music_final_MW_EDA_1010_12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73" calcext:value-type="float">
            <text:p>17,873</text:p>
          </table:table-cell>
        </table:table-row>
        <table:table-row table:style-name="ro1">
          <table:table-cell office:value-type="string" calcext:value-type="string">
            <text:p>data/Time_Series_Individuals/Music_final_MW_EDA_1022_16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37" calcext:value-type="float">
            <text:p>15,837</text:p>
          </table:table-cell>
        </table:table-row>
        <table:table-row table:style-name="ro1">
          <table:table-cell office:value-type="string" calcext:value-type="string">
            <text:p>data/Time_Series_Individuals/Music_final_MW_HRV_1042_22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0" calcext:value-type="float">
            <text:p>5,440</text:p>
          </table:table-cell>
        </table:table-row>
        <table:table-row table:style-name="ro1">
          <table:table-cell office:value-type="string" calcext:value-type="string">
            <text:p>data/Time_Series_Individuals/Music_final_MW_EDA_1049_25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41" calcext:value-type="float">
            <text:p>17,541</text:p>
          </table:table-cell>
        </table:table-row>
        <table:table-row table:style-name="ro1">
          <table:table-cell office:value-type="string" calcext:value-type="string">
            <text:p>data/Time_Series_Individuals/Music_final_MW_HRV_1037_21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8" calcext:value-type="float">
            <text:p>5,728</text:p>
          </table:table-cell>
        </table:table-row>
        <table:table-row table:style-name="ro1">
          <table:table-cell office:value-type="string" calcext:value-type="string">
            <text:p>data/Time_Series_Individuals/Music_final_MW_EDA_1035_20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16" calcext:value-type="float">
            <text:p>17,716</text:p>
          </table:table-cell>
        </table:table-row>
        <table:table-row table:style-name="ro1">
          <table:table-cell office:value-type="string" calcext:value-type="string">
            <text:p>data/Time_Series_Individuals/Music_final_MW_EDA_1025_17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3" calcext:value-type="float">
            <text:p>5,533</text:p>
          </table:table-cell>
        </table:table-row>
        <table:table-row table:style-name="ro1">
          <table:table-cell office:value-type="string" calcext:value-type="string">
            <text:p>data/Time_Series_Individuals/Music_final_MW_HRV_1032_19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56" calcext:value-type="float">
            <text:p>5,756</text:p>
          </table:table-cell>
        </table:table-row>
        <table:table-row table:style-name="ro1">
          <table:table-cell office:value-type="string" calcext:value-type="string">
            <text:p>data/Time_Series_Individuals/Music_final_MW_HRV_1034_20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6" calcext:value-type="float">
            <text:p>5,496</text:p>
          </table:table-cell>
        </table:table-row>
        <table:table-row table:style-name="ro1">
          <table:table-cell office:value-type="string" calcext:value-type="string">
            <text:p>data/Time_Series_Individuals/Music_final_MW_HRV_1048_24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4" calcext:value-type="float">
            <text:p>5,564</text:p>
          </table:table-cell>
        </table:table-row>
        <table:table-row table:style-name="ro1">
          <table:table-cell office:value-type="string" calcext:value-type="string">
            <text:p>data/Time_Series_Individuals/Music_final_MW_EDA_1046_24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533" calcext:value-type="float">
            <text:p>18,533</text:p>
          </table:table-cell>
        </table:table-row>
        <table:table-row table:style-name="ro1">
          <table:table-cell office:value-type="string" calcext:value-type="string">
            <text:p>data/Time_Series_Individuals/Music_final_MW_HRV_1010_12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799" calcext:value-type="float">
            <text:p>22,799</text:p>
          </table:table-cell>
        </table:table-row>
        <table:table-row table:style-name="ro1">
          <table:table-cell office:value-type="string" calcext:value-type="string">
            <text:p>data/Time_Series_Individuals/Music_final_MW_EDA_1047_24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61" calcext:value-type="float">
            <text:p>15,661</text:p>
          </table:table-cell>
        </table:table-row>
        <table:table-row table:style-name="ro1">
          <table:table-cell office:value-type="string" calcext:value-type="string">
            <text:p>data/Time_Series_Individuals/Music_final_MW_HRV_1030_18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94" calcext:value-type="float">
            <text:p>20,394</text:p>
          </table:table-cell>
        </table:table-row>
        <table:table-row table:style-name="ro1">
          <table:table-cell office:value-type="string" calcext:value-type="string">
            <text:p>data/Time_Series_Individuals/Music_final_MW_HRV_1038_21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9" calcext:value-type="float">
            <text:p>5,779</text:p>
          </table:table-cell>
        </table:table-row>
        <table:table-row table:style-name="ro1">
          <table:table-cell office:value-type="string" calcext:value-type="string">
            <text:p>data/Time_Series_Individuals/Music_final_MW_EDA_1035_20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77" calcext:value-type="float">
            <text:p>15,477</text:p>
          </table:table-cell>
        </table:table-row>
        <table:table-row table:style-name="ro1">
          <table:table-cell office:value-type="string" calcext:value-type="string">
            <text:p>data/Time_Series_Individuals/Music_final_MW_HRV_1027_18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07" calcext:value-type="float">
            <text:p>4,407</text:p>
          </table:table-cell>
        </table:table-row>
        <table:table-row table:style-name="ro1">
          <table:table-cell office:value-type="string" calcext:value-type="string">
            <text:p>data/Time_Series_Individuals/Music_final_MW_HRV_1025_17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39" calcext:value-type="float">
            <text:p>20,939</text:p>
          </table:table-cell>
        </table:table-row>
        <table:table-row table:style-name="ro1">
          <table:table-cell office:value-type="string" calcext:value-type="string">
            <text:p>data/Time_Series_Individuals/Music_final_MW_EDA_1020_15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1" calcext:value-type="float">
            <text:p>4,451</text:p>
          </table:table-cell>
        </table:table-row>
        <table:table-row table:style-name="ro1">
          <table:table-cell office:value-type="string" calcext:value-type="string">
            <text:p>data/Time_Series_Individuals/Music_final_MW_HRV_1043_23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55" calcext:value-type="float">
            <text:p>23,555</text:p>
          </table:table-cell>
        </table:table-row>
        <table:table-row table:style-name="ro1">
          <table:table-cell office:value-type="string" calcext:value-type="string">
            <text:p>data/Time_Series_Individuals/Music_final_MW_HRV_1030_19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23" calcext:value-type="float">
            <text:p>23,623</text:p>
          </table:table-cell>
        </table:table-row>
        <table:table-row table:style-name="ro1">
          <table:table-cell office:value-type="string" calcext:value-type="string">
            <text:p>data/Time_Series_Individuals/Music_final_MW_HRV_1008_12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04" calcext:value-type="float">
            <text:p>22,904</text:p>
          </table:table-cell>
        </table:table-row>
        <table:table-row table:style-name="ro1">
          <table:table-cell office:value-type="string" calcext:value-type="string">
            <text:p>data/Time_Series_Individuals/Music_final_MW_HRV_1024_17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5" calcext:value-type="float">
            <text:p>5,775</text:p>
          </table:table-cell>
        </table:table-row>
        <table:table-row table:style-name="ro1">
          <table:table-cell office:value-type="string" calcext:value-type="string">
            <text:p>data/Time_Series_Individuals/Music_final_MW_EDA_1034_20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05" calcext:value-type="float">
            <text:p>15,905</text:p>
          </table:table-cell>
        </table:table-row>
        <table:table-row table:style-name="ro1">
          <table:table-cell office:value-type="string" calcext:value-type="string">
            <text:p>data/Time_Series_Individuals/Music_final_MW_EDA_1030_18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63" calcext:value-type="float">
            <text:p>5,463</text:p>
          </table:table-cell>
        </table:table-row>
        <table:table-row table:style-name="ro1">
          <table:table-cell office:value-type="string" calcext:value-type="string">
            <text:p>data/Time_Series_Individuals/Music_final_MW_EDA_1041_22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87" calcext:value-type="float">
            <text:p>4,187</text:p>
          </table:table-cell>
        </table:table-row>
        <table:table-row table:style-name="ro1">
          <table:table-cell office:value-type="string" calcext:value-type="string">
            <text:p>data/Time_Series_Individuals/Music_final_MW_EDA_1019_15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17" calcext:value-type="float">
            <text:p>16,017</text:p>
          </table:table-cell>
        </table:table-row>
        <table:table-row table:style-name="ro1">
          <table:table-cell office:value-type="string" calcext:value-type="string">
            <text:p>data/Time_Series_Individuals/Music_final_MW_HRV_1048_24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22" calcext:value-type="float">
            <text:p>4,722</text:p>
          </table:table-cell>
        </table:table-row>
        <table:table-row table:style-name="ro1">
          <table:table-cell office:value-type="string" calcext:value-type="string">
            <text:p>data/Time_Series_Individuals/Music_final_MW_EDA_1020_15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08" calcext:value-type="float">
            <text:p>17,308</text:p>
          </table:table-cell>
        </table:table-row>
        <table:table-row table:style-name="ro1">
          <table:table-cell office:value-type="string" calcext:value-type="string">
            <text:p>data/Time_Series_Individuals/Music_final_MW_EDA_1038_21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09" calcext:value-type="float">
            <text:p>16,009</text:p>
          </table:table-cell>
        </table:table-row>
        <table:table-row table:style-name="ro1">
          <table:table-cell office:value-type="string" calcext:value-type="string">
            <text:p>data/Time_Series_Individuals/Music_final_MW_HRV_1005_11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87" calcext:value-type="float">
            <text:p>23,887</text:p>
          </table:table-cell>
        </table:table-row>
        <table:table-row table:style-name="ro1">
          <table:table-cell office:value-type="string" calcext:value-type="string">
            <text:p>data/Time_Series_Individuals/Music_final_MW_EDA_1024_17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32" calcext:value-type="float">
            <text:p>5,332</text:p>
          </table:table-cell>
        </table:table-row>
        <table:table-row table:style-name="ro1">
          <table:table-cell office:value-type="string" calcext:value-type="string">
            <text:p>data/Time_Series_Individuals/Music_final_MW_HRV_1032_19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12" calcext:value-type="float">
            <text:p>23,212</text:p>
          </table:table-cell>
        </table:table-row>
        <table:table-row table:style-name="ro1">
          <table:table-cell office:value-type="string" calcext:value-type="string">
            <text:p>data/Time_Series_Individuals/Music_final_MW_HRV_1039_22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03" calcext:value-type="float">
            <text:p>4,603</text:p>
          </table:table-cell>
        </table:table-row>
        <table:table-row table:style-name="ro1">
          <table:table-cell office:value-type="string" calcext:value-type="string">
            <text:p>data/Time_Series_Individuals/Music_final_MW_HRV_1032_19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6" calcext:value-type="float">
            <text:p>5,416</text:p>
          </table:table-cell>
        </table:table-row>
        <table:table-row table:style-name="ro1">
          <table:table-cell office:value-type="string" calcext:value-type="string">
            <text:p>data/Time_Series_Individuals/Music_final_MW_HRV_1041_22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21" calcext:value-type="float">
            <text:p>23,921</text:p>
          </table:table-cell>
        </table:table-row>
        <table:table-row table:style-name="ro1">
          <table:table-cell office:value-type="string" calcext:value-type="string">
            <text:p>data/Time_Series_Individuals/Music_final_MW_HRV_1039_21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37" calcext:value-type="float">
            <text:p>23,737</text:p>
          </table:table-cell>
        </table:table-row>
        <table:table-row table:style-name="ro1">
          <table:table-cell office:value-type="string" calcext:value-type="string">
            <text:p>data/Time_Series_Individuals/Music_final_MW_EDA_1015_14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73" calcext:value-type="float">
            <text:p>4,773</text:p>
          </table:table-cell>
        </table:table-row>
        <table:table-row table:style-name="ro1">
          <table:table-cell office:value-type="string" calcext:value-type="string">
            <text:p>data/Time_Series_Individuals/Music_final_MW_EDA_1003_10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31" calcext:value-type="float">
            <text:p>17,331</text:p>
          </table:table-cell>
        </table:table-row>
        <table:table-row table:style-name="ro1">
          <table:table-cell office:value-type="string" calcext:value-type="string">
            <text:p>data/Time_Series_Individuals/Music_final_MW_HRV_1003_10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10" calcext:value-type="float">
            <text:p>22,910</text:p>
          </table:table-cell>
        </table:table-row>
        <table:table-row table:style-name="ro1">
          <table:table-cell office:value-type="string" calcext:value-type="string">
            <text:p>data/Time_Series_Individuals/Music_final_MW_HRV_1020_16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56" calcext:value-type="float">
            <text:p>4,556</text:p>
          </table:table-cell>
        </table:table-row>
        <table:table-row table:style-name="ro1">
          <table:table-cell office:value-type="string" calcext:value-type="string">
            <text:p>data/Time_Series_Individuals/Music_final_MW_HRV_1036_20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5" calcext:value-type="float">
            <text:p>5,795</text:p>
          </table:table-cell>
        </table:table-row>
        <table:table-row table:style-name="ro1">
          <table:table-cell office:value-type="string" calcext:value-type="string">
            <text:p>data/Time_Series_Individuals/Music_final_MW_EDA_1019_15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7" calcext:value-type="float">
            <text:p>4,657</text:p>
          </table:table-cell>
        </table:table-row>
        <table:table-row table:style-name="ro1">
          <table:table-cell office:value-type="string" calcext:value-type="string">
            <text:p>data/Time_Series_Individuals/Music_final_MW_HRV_1011_13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58" calcext:value-type="float">
            <text:p>23,758</text:p>
          </table:table-cell>
        </table:table-row>
        <table:table-row table:style-name="ro1">
          <table:table-cell office:value-type="string" calcext:value-type="string">
            <text:p>data/Time_Series_Individuals/Music_final_MW_HRV_1030_18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1" calcext:value-type="float">
            <text:p>5,671</text:p>
          </table:table-cell>
        </table:table-row>
        <table:table-row table:style-name="ro1">
          <table:table-cell office:value-type="string" calcext:value-type="string">
            <text:p>data/Time_Series_Individuals/Music_final_MW_EDA_1030_18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61" calcext:value-type="float">
            <text:p>15,761</text:p>
          </table:table-cell>
        </table:table-row>
        <table:table-row table:style-name="ro1">
          <table:table-cell office:value-type="string" calcext:value-type="string">
            <text:p>data/Time_Series_Individuals/Music_final_MW_EDA_1040_22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72" calcext:value-type="float">
            <text:p>17,672</text:p>
          </table:table-cell>
        </table:table-row>
        <table:table-row table:style-name="ro1">
          <table:table-cell office:value-type="string" calcext:value-type="string">
            <text:p>data/Time_Series_Individuals/Music_final_MW_EDA_1030_19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71" calcext:value-type="float">
            <text:p>15,571</text:p>
          </table:table-cell>
        </table:table-row>
        <table:table-row table:style-name="ro1">
          <table:table-cell office:value-type="string" calcext:value-type="string">
            <text:p>data/Time_Series_Individuals/Music_final_MW_HRV_1039_21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94" calcext:value-type="float">
            <text:p>5,894</text:p>
          </table:table-cell>
        </table:table-row>
        <table:table-row table:style-name="ro1">
          <table:table-cell office:value-type="string" calcext:value-type="string">
            <text:p>data/Time_Series_Individuals/Music_final_MW_HRV_1013_13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30" calcext:value-type="float">
            <text:p>20,430</text:p>
          </table:table-cell>
        </table:table-row>
        <table:table-row table:style-name="ro1">
          <table:table-cell office:value-type="string" calcext:value-type="string">
            <text:p>data/Time_Series_Individuals/Music_final_MW_EDA_1010_13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17" calcext:value-type="float">
            <text:p>5,317</text:p>
          </table:table-cell>
        </table:table-row>
        <table:table-row table:style-name="ro1">
          <table:table-cell office:value-type="string" calcext:value-type="string">
            <text:p>data/Time_Series_Individuals/Music_final_MW_HRV_1007_12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36" calcext:value-type="float">
            <text:p>6,036</text:p>
          </table:table-cell>
        </table:table-row>
        <table:table-row table:style-name="ro1">
          <table:table-cell office:value-type="string" calcext:value-type="string">
            <text:p>data/Time_Series_Individuals/Music_final_MW_HRV_1045_23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84" calcext:value-type="float">
            <text:p>4,384</text:p>
          </table:table-cell>
        </table:table-row>
        <table:table-row table:style-name="ro1">
          <table:table-cell office:value-type="string" calcext:value-type="string">
            <text:p>data/Time_Series_Individuals/Music_final_MW_HRV_1016_14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59" calcext:value-type="float">
            <text:p>6,159</text:p>
          </table:table-cell>
        </table:table-row>
        <table:table-row table:style-name="ro1">
          <table:table-cell office:value-type="string" calcext:value-type="string">
            <text:p>data/Time_Series_Individuals/Music_final_MW_EDA_1029_18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71" calcext:value-type="float">
            <text:p>4,271</text:p>
          </table:table-cell>
        </table:table-row>
        <table:table-row table:style-name="ro1">
          <table:table-cell office:value-type="string" calcext:value-type="string">
            <text:p>data/Time_Series_Individuals/Music_final_MW_HRV_1017_14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6" calcext:value-type="float">
            <text:p>5,716</text:p>
          </table:table-cell>
        </table:table-row>
        <table:table-row table:style-name="ro1">
          <table:table-cell office:value-type="string" calcext:value-type="string">
            <text:p>data/Time_Series_Individuals/Music_final_MW_HRV_1012_13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00" calcext:value-type="float">
            <text:p>23,800</text:p>
          </table:table-cell>
        </table:table-row>
        <table:table-row table:style-name="ro1">
          <table:table-cell office:value-type="string" calcext:value-type="string">
            <text:p>data/Time_Series_Individuals/Music_final_MW_HRV_1040_22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51" calcext:value-type="float">
            <text:p>5,651</text:p>
          </table:table-cell>
        </table:table-row>
        <table:table-row table:style-name="ro1">
          <table:table-cell office:value-type="string" calcext:value-type="string">
            <text:p>data/Time_Series_Individuals/Music_final_MW_HRV_1038_21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97" calcext:value-type="float">
            <text:p>23,697</text:p>
          </table:table-cell>
        </table:table-row>
        <table:table-row table:style-name="ro1">
          <table:table-cell office:value-type="string" calcext:value-type="string">
            <text:p>data/Time_Series_Individuals/Music_final_MW_EDA_1023_16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70" calcext:value-type="float">
            <text:p>17,770</text:p>
          </table:table-cell>
        </table:table-row>
        <table:table-row table:style-name="ro1">
          <table:table-cell office:value-type="string" calcext:value-type="string">
            <text:p>data/Time_Series_Individuals/Music_final_MW_EDA_1023_16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4" calcext:value-type="float">
            <text:p>5,574</text:p>
          </table:table-cell>
        </table:table-row>
        <table:table-row table:style-name="ro1">
          <table:table-cell office:value-type="string" calcext:value-type="string">
            <text:p>data/Time_Series_Individuals/Music_final_MW_EDA_1017_15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9" calcext:value-type="float">
            <text:p>4,709</text:p>
          </table:table-cell>
        </table:table-row>
        <table:table-row table:style-name="ro1">
          <table:table-cell office:value-type="string" calcext:value-type="string">
            <text:p>data/Time_Series_Individuals/Music_final_MW_EDA_1013_13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59" calcext:value-type="float">
            <text:p>5,959</text:p>
          </table:table-cell>
        </table:table-row>
        <table:table-row table:style-name="ro1">
          <table:table-cell office:value-type="string" calcext:value-type="string">
            <text:p>data/Time_Series_Individuals/Music_final_MW_HRV_1049_24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42" calcext:value-type="float">
            <text:p>23,542</text:p>
          </table:table-cell>
        </table:table-row>
        <table:table-row table:style-name="ro1">
          <table:table-cell office:value-type="string" calcext:value-type="string">
            <text:p>data/Time_Series_Individuals/Music_final_MW_HRV_1025_17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55" calcext:value-type="float">
            <text:p>23,255</text:p>
          </table:table-cell>
        </table:table-row>
        <table:table-row table:style-name="ro1">
          <table:table-cell office:value-type="string" calcext:value-type="string">
            <text:p>data/Time_Series_Individuals/Music_final_MW_HRV_1045_23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51" calcext:value-type="float">
            <text:p>23,151</text:p>
          </table:table-cell>
        </table:table-row>
        <table:table-row table:style-name="ro1">
          <table:table-cell office:value-type="string" calcext:value-type="string">
            <text:p>data/Time_Series_Individuals/Music_final_MW_EDA_1044_23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61" calcext:value-type="float">
            <text:p>18,061</text:p>
          </table:table-cell>
        </table:table-row>
        <table:table-row table:style-name="ro1">
          <table:table-cell office:value-type="string" calcext:value-type="string">
            <text:p>data/Time_Series_Individuals/Music_final_MW_HRV_1029_18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51" calcext:value-type="float">
            <text:p>20,651</text:p>
          </table:table-cell>
        </table:table-row>
        <table:table-row table:style-name="ro1">
          <table:table-cell office:value-type="string" calcext:value-type="string">
            <text:p>data/Time_Series_Individuals/Music_final_MW_HRV_1027_18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39" calcext:value-type="float">
            <text:p>23,239</text:p>
          </table:table-cell>
        </table:table-row>
        <table:table-row table:style-name="ro1">
          <table:table-cell office:value-type="string" calcext:value-type="string">
            <text:p>data/Time_Series_Individuals/Music_final_MW_HRV_1050_25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23" calcext:value-type="float">
            <text:p>5,223</text:p>
          </table:table-cell>
        </table:table-row>
        <table:table-row table:style-name="ro1">
          <table:table-cell office:value-type="string" calcext:value-type="string">
            <text:p>data/Time_Series_Individuals/Music_final_MW_EDA_1025_17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29" calcext:value-type="float">
            <text:p>4,529</text:p>
          </table:table-cell>
        </table:table-row>
        <table:table-row table:style-name="ro1">
          <table:table-cell office:value-type="string" calcext:value-type="string">
            <text:p>data/Time_Series_Individuals/Music_final_MW_EDA_1031_19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54" calcext:value-type="float">
            <text:p>4,554</text:p>
          </table:table-cell>
        </table:table-row>
        <table:table-row table:style-name="ro1">
          <table:table-cell office:value-type="string" calcext:value-type="string">
            <text:p>data/Time_Series_Individuals/Music_final_MW_HRV_1012_13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8" calcext:value-type="float">
            <text:p>5,488</text:p>
          </table:table-cell>
        </table:table-row>
        <table:table-row table:style-name="ro1">
          <table:table-cell office:value-type="string" calcext:value-type="string">
            <text:p>data/Time_Series_Individuals/Music_final_MW_HRV_1028_18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22" calcext:value-type="float">
            <text:p>20,222</text:p>
          </table:table-cell>
        </table:table-row>
        <table:table-row table:style-name="ro1">
          <table:table-cell office:value-type="string" calcext:value-type="string">
            <text:p>data/Time_Series_Individuals/Music_final_MW_HRV_1047_24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4" calcext:value-type="float">
            <text:p>5,644</text:p>
          </table:table-cell>
        </table:table-row>
        <table:table-row table:style-name="ro1">
          <table:table-cell office:value-type="string" calcext:value-type="string">
            <text:p>data/Time_Series_Individuals/Music_final_MW_HRV_1005_11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6" calcext:value-type="float">
            <text:p>5,846</text:p>
          </table:table-cell>
        </table:table-row>
        <table:table-row table:style-name="ro1">
          <table:table-cell office:value-type="string" calcext:value-type="string">
            <text:p>data/Time_Series_Individuals/Music_final_MW_HRV_1030_19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30" calcext:value-type="float">
            <text:p>23,630</text:p>
          </table:table-cell>
        </table:table-row>
        <table:table-row table:style-name="ro1">
          <table:table-cell office:value-type="string" calcext:value-type="string">
            <text:p>data/Time_Series_Individuals/Music_final_MW_HRV_1044_23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867" calcext:value-type="float">
            <text:p>22,867</text:p>
          </table:table-cell>
        </table:table-row>
        <table:table-row table:style-name="ro1">
          <table:table-cell office:value-type="string" calcext:value-type="string">
            <text:p>data/Time_Series_Individuals/Music_final_MW_HRV_1030_18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3" calcext:value-type="float">
            <text:p>5,683</text:p>
          </table:table-cell>
        </table:table-row>
        <table:table-row table:style-name="ro1">
          <table:table-cell office:value-type="string" calcext:value-type="string">
            <text:p>data/Time_Series_Individuals/Music_final_MW_HRV_1026_17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7" calcext:value-type="float">
            <text:p>4,637</text:p>
          </table:table-cell>
        </table:table-row>
        <table:table-row table:style-name="ro1">
          <table:table-cell office:value-type="string" calcext:value-type="string">
            <text:p>data/Time_Series_Individuals/Music_final_MW_HRV_1013_13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4" calcext:value-type="float">
            <text:p>5,874</text:p>
          </table:table-cell>
        </table:table-row>
        <table:table-row table:style-name="ro1">
          <table:table-cell office:value-type="string" calcext:value-type="string">
            <text:p>data/Time_Series_Individuals/Music_final_MW_EDA_1021_16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33" calcext:value-type="float">
            <text:p>17,933</text:p>
          </table:table-cell>
        </table:table-row>
        <table:table-row table:style-name="ro1">
          <table:table-cell office:value-type="string" calcext:value-type="string">
            <text:p>data/Time_Series_Individuals/Music_final_MW_EDA_1001_10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93" calcext:value-type="float">
            <text:p>5,893</text:p>
          </table:table-cell>
        </table:table-row>
        <table:table-row table:style-name="ro1">
          <table:table-cell office:value-type="string" calcext:value-type="string">
            <text:p>data/Time_Series_Individuals/Music_final_MW_HRV_1025_17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21" calcext:value-type="float">
            <text:p>20,721</text:p>
          </table:table-cell>
        </table:table-row>
        <table:table-row table:style-name="ro1">
          <table:table-cell office:value-type="string" calcext:value-type="string">
            <text:p>data/Time_Series_Individuals/Music_final_MW_EDA_1027_18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73" calcext:value-type="float">
            <text:p>4,173</text:p>
          </table:table-cell>
        </table:table-row>
        <table:table-row table:style-name="ro1">
          <table:table-cell office:value-type="string" calcext:value-type="string">
            <text:p>data/Time_Series_Individuals/Music_final_MW_EDA_1011_13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04" calcext:value-type="float">
            <text:p>4,504</text:p>
          </table:table-cell>
        </table:table-row>
        <table:table-row table:style-name="ro1">
          <table:table-cell office:value-type="string" calcext:value-type="string">
            <text:p>data/Time_Series_Individuals/Music_final_MW_EDA_1044_23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793" calcext:value-type="float">
            <text:p>16,793</text:p>
          </table:table-cell>
        </table:table-row>
        <table:table-row table:style-name="ro1">
          <table:table-cell office:value-type="string" calcext:value-type="string">
            <text:p>data/Time_Series_Individuals/Music_final_MW_EDA_1033_20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3" calcext:value-type="float">
            <text:p>4,643</text:p>
          </table:table-cell>
        </table:table-row>
        <table:table-row table:style-name="ro1">
          <table:table-cell office:value-type="string" calcext:value-type="string">
            <text:p>data/Time_Series_Individuals/Music_final_MW_EDA_1039_21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8" calcext:value-type="float">
            <text:p>5,438</text:p>
          </table:table-cell>
        </table:table-row>
        <table:table-row table:style-name="ro1">
          <table:table-cell office:value-type="string" calcext:value-type="string">
            <text:p>data/Time_Series_Individuals/Music_final_MW_EDA_1035_20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04" calcext:value-type="float">
            <text:p>15,204</text:p>
          </table:table-cell>
        </table:table-row>
        <table:table-row table:style-name="ro1">
          <table:table-cell office:value-type="string" calcext:value-type="string">
            <text:p>data/Time_Series_Individuals/Music_final_MW_EDA_1004_11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05" calcext:value-type="float">
            <text:p>5,605</text:p>
          </table:table-cell>
        </table:table-row>
        <table:table-row table:style-name="ro1">
          <table:table-cell office:value-type="string" calcext:value-type="string">
            <text:p>data/Time_Series_Individuals/Music_final_MW_HRV_1035_20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50" calcext:value-type="float">
            <text:p>24,150</text:p>
          </table:table-cell>
        </table:table-row>
        <table:table-row table:style-name="ro1">
          <table:table-cell office:value-type="string" calcext:value-type="string">
            <text:p>data/Time_Series_Individuals/Music_final_MW_HRV_1028_18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961" calcext:value-type="float">
            <text:p>18,961</text:p>
          </table:table-cell>
        </table:table-row>
        <table:table-row table:style-name="ro1">
          <table:table-cell office:value-type="string" calcext:value-type="string">
            <text:p>data/Time_Series_Individuals/Music_final_MW_HRV_1046_23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510" calcext:value-type="float">
            <text:p>24,510</text:p>
          </table:table-cell>
        </table:table-row>
        <table:table-row table:style-name="ro1">
          <table:table-cell office:value-type="string" calcext:value-type="string">
            <text:p>data/Time_Series_Individuals/Music_final_MW_EDA_1027_18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30" calcext:value-type="float">
            <text:p>17,630</text:p>
          </table:table-cell>
        </table:table-row>
        <table:table-row table:style-name="ro1">
          <table:table-cell office:value-type="string" calcext:value-type="string">
            <text:p>data/Time_Series_Individuals/Music_final_MW_EDA_1049_24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77" calcext:value-type="float">
            <text:p>17,477</text:p>
          </table:table-cell>
        </table:table-row>
        <table:table-row table:style-name="ro1">
          <table:table-cell office:value-type="string" calcext:value-type="string">
            <text:p>data/Time_Series_Individuals/Music_final_MW_HRV_1010_12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0" calcext:value-type="float">
            <text:p>5,510</text:p>
          </table:table-cell>
        </table:table-row>
        <table:table-row table:style-name="ro1">
          <table:table-cell office:value-type="string" calcext:value-type="string">
            <text:p>data/Time_Series_Individuals/Music_final_MW_HRV_1044_23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9" calcext:value-type="float">
            <text:p>5,559</text:p>
          </table:table-cell>
        </table:table-row>
        <table:table-row table:style-name="ro1">
          <table:table-cell office:value-type="string" calcext:value-type="string">
            <text:p>data/Time_Series_Individuals/Music_final_MW_HRV_1025_17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096" calcext:value-type="float">
            <text:p>21,096</text:p>
          </table:table-cell>
        </table:table-row>
        <table:table-row table:style-name="ro1">
          <table:table-cell office:value-type="string" calcext:value-type="string">
            <text:p>data/Time_Series_Individuals/Music_final_MW_HRV_1015_14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76" calcext:value-type="float">
            <text:p>23,376</text:p>
          </table:table-cell>
        </table:table-row>
        <table:table-row table:style-name="ro1">
          <table:table-cell office:value-type="string" calcext:value-type="string">
            <text:p>data/Time_Series_Individuals/Music_final_MW_EDA_1023_16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7" calcext:value-type="float">
            <text:p>5,527</text:p>
          </table:table-cell>
        </table:table-row>
        <table:table-row table:style-name="ro1">
          <table:table-cell office:value-type="string" calcext:value-type="string">
            <text:p>data/Time_Series_Individuals/Music_final_MW_HRV_1006_11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18" calcext:value-type="float">
            <text:p>5,918</text:p>
          </table:table-cell>
        </table:table-row>
        <table:table-row table:style-name="ro1">
          <table:table-cell office:value-type="string" calcext:value-type="string">
            <text:p>data/Time_Series_Individuals/Music_final_MW_EDA_1028_18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3879" calcext:value-type="float">
            <text:p>3,879</text:p>
          </table:table-cell>
        </table:table-row>
        <table:table-row table:style-name="ro1">
          <table:table-cell office:value-type="string" calcext:value-type="string">
            <text:p>data/Time_Series_Individuals/Music_final_MW_EDA_1017_15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9" calcext:value-type="float">
            <text:p>5,589</text:p>
          </table:table-cell>
        </table:table-row>
        <table:table-row table:style-name="ro1">
          <table:table-cell office:value-type="string" calcext:value-type="string">
            <text:p>data/Time_Series_Individuals/Music_final_MW_EDA_1013_13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72" calcext:value-type="float">
            <text:p>4,272</text:p>
          </table:table-cell>
        </table:table-row>
        <table:table-row table:style-name="ro1">
          <table:table-cell office:value-type="string" calcext:value-type="string">
            <text:p>data/Time_Series_Individuals/Music_final_MW_HRV_1033_20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53" calcext:value-type="float">
            <text:p>24,153</text:p>
          </table:table-cell>
        </table:table-row>
        <table:table-row table:style-name="ro1">
          <table:table-cell office:value-type="string" calcext:value-type="string">
            <text:p>data/Time_Series_Individuals/Music_final_MW_EDA_1004_11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444" calcext:value-type="float">
            <text:p>16,444</text:p>
          </table:table-cell>
        </table:table-row>
        <table:table-row table:style-name="ro1">
          <table:table-cell office:value-type="string" calcext:value-type="string">
            <text:p>data/Time_Series_Individuals/Music_final_MW_HRV_1023_16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52" calcext:value-type="float">
            <text:p>19,952</text:p>
          </table:table-cell>
        </table:table-row>
        <table:table-row table:style-name="ro1">
          <table:table-cell office:value-type="string" calcext:value-type="string">
            <text:p>data/Time_Series_Individuals/Music_final_MW_EDA_1045_23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74" calcext:value-type="float">
            <text:p>17,174</text:p>
          </table:table-cell>
        </table:table-row>
        <table:table-row table:style-name="ro1">
          <table:table-cell office:value-type="string" calcext:value-type="string">
            <text:p>data/Time_Series_Individuals/Music_final_MW_HRV_1011_13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655" calcext:value-type="float">
            <text:p>19,655</text:p>
          </table:table-cell>
        </table:table-row>
        <table:table-row table:style-name="ro1">
          <table:table-cell office:value-type="string" calcext:value-type="string">
            <text:p>data/Time_Series_Individuals/Music_final_MW_HRV_1006_11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33" calcext:value-type="float">
            <text:p>24,033</text:p>
          </table:table-cell>
        </table:table-row>
        <table:table-row table:style-name="ro1">
          <table:table-cell office:value-type="string" calcext:value-type="string">
            <text:p>data/Time_Series_Individuals/Music_final_MW_HRV_1025_17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64" calcext:value-type="float">
            <text:p>20,764</text:p>
          </table:table-cell>
        </table:table-row>
        <table:table-row table:style-name="ro1">
          <table:table-cell office:value-type="string" calcext:value-type="string">
            <text:p>data/Time_Series_Individuals/Music_final_MW_EDA_1006_11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59" calcext:value-type="float">
            <text:p>5,659</text:p>
          </table:table-cell>
        </table:table-row>
        <table:table-row table:style-name="ro1">
          <table:table-cell office:value-type="string" calcext:value-type="string">
            <text:p>data/Time_Series_Individuals/Music_final_MW_EDA_1011_13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7" calcext:value-type="float">
            <text:p>4,487</text:p>
          </table:table-cell>
        </table:table-row>
        <table:table-row table:style-name="ro1">
          <table:table-cell office:value-type="string" calcext:value-type="string">
            <text:p>data/Time_Series_Individuals/Music_final_MW_EDA_1048_24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5" calcext:value-type="float">
            <text:p>5,375</text:p>
          </table:table-cell>
        </table:table-row>
        <table:table-row table:style-name="ro1">
          <table:table-cell office:value-type="string" calcext:value-type="string">
            <text:p>data/Time_Series_Individuals/Music_final_MW_EDA_1015_14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51" calcext:value-type="float">
            <text:p>4,751</text:p>
          </table:table-cell>
        </table:table-row>
        <table:table-row table:style-name="ro1">
          <table:table-cell office:value-type="string" calcext:value-type="string">
            <text:p>data/Time_Series_Individuals/Music_final_MW_HRV_1027_18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1" calcext:value-type="float">
            <text:p>5,681</text:p>
          </table:table-cell>
        </table:table-row>
        <table:table-row table:style-name="ro1">
          <table:table-cell office:value-type="string" calcext:value-type="string">
            <text:p>data/Time_Series_Individuals/Music_final_MW_HRV_1042_22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9" calcext:value-type="float">
            <text:p>4,679</text:p>
          </table:table-cell>
        </table:table-row>
        <table:table-row table:style-name="ro1">
          <table:table-cell office:value-type="string" calcext:value-type="string">
            <text:p>data/Time_Series_Individuals/Music_final_MW_HRV_1009_12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77" calcext:value-type="float">
            <text:p>5,977</text:p>
          </table:table-cell>
        </table:table-row>
        <table:table-row table:style-name="ro1">
          <table:table-cell office:value-type="string" calcext:value-type="string">
            <text:p>data/Time_Series_Individuals/Music_final_MW_HRV_1005_11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51" calcext:value-type="float">
            <text:p>23,951</text:p>
          </table:table-cell>
        </table:table-row>
        <table:table-row table:style-name="ro1">
          <table:table-cell office:value-type="string" calcext:value-type="string">
            <text:p>data/Time_Series_Individuals/Music_final_MW_HRV_1020_15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99" calcext:value-type="float">
            <text:p>23,299</text:p>
          </table:table-cell>
        </table:table-row>
        <table:table-row table:style-name="ro1">
          <table:table-cell office:value-type="string" calcext:value-type="string">
            <text:p>data/Time_Series_Individuals/Music_final_MW_EDA_1034_20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05" calcext:value-type="float">
            <text:p>17,505</text:p>
          </table:table-cell>
        </table:table-row>
        <table:table-row table:style-name="ro1">
          <table:table-cell office:value-type="string" calcext:value-type="string">
            <text:p>data/Time_Series_Individuals/Music_final_MW_HRV_1012_13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580" calcext:value-type="float">
            <text:p>24,580</text:p>
          </table:table-cell>
        </table:table-row>
        <table:table-row table:style-name="ro1">
          <table:table-cell office:value-type="string" calcext:value-type="string">
            <text:p>data/Time_Series_Individuals/Music_final_MW_EDA_1039_21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790" calcext:value-type="float">
            <text:p>14,790</text:p>
          </table:table-cell>
        </table:table-row>
        <table:table-row table:style-name="ro1">
          <table:table-cell office:value-type="string" calcext:value-type="string">
            <text:p>data/Time_Series_Individuals/Music_final_MW_EDA_1039_22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60" calcext:value-type="float">
            <text:p>5,360</text:p>
          </table:table-cell>
        </table:table-row>
        <table:table-row table:style-name="ro1">
          <table:table-cell office:value-type="string" calcext:value-type="string">
            <text:p>data/Time_Series_Individuals/Music_final_MW_EDA_1039_21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68" calcext:value-type="float">
            <text:p>4,468</text:p>
          </table:table-cell>
        </table:table-row>
        <table:table-row table:style-name="ro1">
          <table:table-cell office:value-type="string" calcext:value-type="string">
            <text:p>data/Time_Series_Individuals/Music_final_MW_EDA_1049_25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4" calcext:value-type="float">
            <text:p>5,484</text:p>
          </table:table-cell>
        </table:table-row>
        <table:table-row table:style-name="ro1">
          <table:table-cell office:value-type="string" calcext:value-type="string">
            <text:p>data/Time_Series_Individuals/Music_final_MW_HRV_1044_23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1" calcext:value-type="float">
            <text:p>5,731</text:p>
          </table:table-cell>
        </table:table-row>
        <table:table-row table:style-name="ro1">
          <table:table-cell office:value-type="string" calcext:value-type="string">
            <text:p>data/Time_Series_Individuals/Music_final_MW_HRV_1025_17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44" calcext:value-type="float">
            <text:p>23,344</text:p>
          </table:table-cell>
        </table:table-row>
        <table:table-row table:style-name="ro1">
          <table:table-cell office:value-type="string" calcext:value-type="string">
            <text:p>data/Time_Series_Individuals/Music_final_MW_HRV_1048_24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7" calcext:value-type="float">
            <text:p>5,587</text:p>
          </table:table-cell>
        </table:table-row>
        <table:table-row table:style-name="ro1">
          <table:table-cell office:value-type="string" calcext:value-type="string">
            <text:p>data/Time_Series_Individuals/Music_final_MW_EDA_1048_24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74" calcext:value-type="float">
            <text:p>15,874</text:p>
          </table:table-cell>
        </table:table-row>
        <table:table-row table:style-name="ro1">
          <table:table-cell office:value-type="string" calcext:value-type="string">
            <text:p>data/Time_Series_Individuals/Music_final_MW_HRV_1004_11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70" calcext:value-type="float">
            <text:p>23,370</text:p>
          </table:table-cell>
        </table:table-row>
        <table:table-row table:style-name="ro1">
          <table:table-cell office:value-type="string" calcext:value-type="string">
            <text:p>data/Time_Series_Individuals/Music_final_MW_EDA_1036_20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19" calcext:value-type="float">
            <text:p>17,419</text:p>
          </table:table-cell>
        </table:table-row>
        <table:table-row table:style-name="ro1">
          <table:table-cell office:value-type="string" calcext:value-type="string">
            <text:p>data/Time_Series_Individuals/Music_final_MW_EDA_1051_25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84" calcext:value-type="float">
            <text:p>5,184</text:p>
          </table:table-cell>
        </table:table-row>
        <table:table-row table:style-name="ro1">
          <table:table-cell office:value-type="string" calcext:value-type="string">
            <text:p>data/Time_Series_Individuals/Music_final_MW_HRV_1014_14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51" calcext:value-type="float">
            <text:p>5,851</text:p>
          </table:table-cell>
        </table:table-row>
        <table:table-row table:style-name="ro1">
          <table:table-cell office:value-type="string" calcext:value-type="string">
            <text:p>data/Time_Series_Individuals/Music_final_MW_EDA_1029_18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114" calcext:value-type="float">
            <text:p>6,114</text:p>
          </table:table-cell>
        </table:table-row>
        <table:table-row table:style-name="ro1">
          <table:table-cell office:value-type="string" calcext:value-type="string">
            <text:p>data/Time_Series_Individuals/Music_final_MW_EDA_1038_21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50" calcext:value-type="float">
            <text:p>17,350</text:p>
          </table:table-cell>
        </table:table-row>
        <table:table-row table:style-name="ro1">
          <table:table-cell office:value-type="string" calcext:value-type="string">
            <text:p>data/Time_Series_Individuals/Music_final_MW_HRV_1033_20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9" calcext:value-type="float">
            <text:p>5,739</text:p>
          </table:table-cell>
        </table:table-row>
        <table:table-row table:style-name="ro1">
          <table:table-cell office:value-type="string" calcext:value-type="string">
            <text:p>data/Time_Series_Individuals/Music_final_MW_HRV_1004_11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4" calcext:value-type="float">
            <text:p>5,724</text:p>
          </table:table-cell>
        </table:table-row>
        <table:table-row table:style-name="ro1">
          <table:table-cell office:value-type="string" calcext:value-type="string">
            <text:p>data/Time_Series_Individuals/Music_final_MW_EDA_1050_25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1" calcext:value-type="float">
            <text:p>5,841</text:p>
          </table:table-cell>
        </table:table-row>
        <table:table-row table:style-name="ro1">
          <table:table-cell office:value-type="string" calcext:value-type="string">
            <text:p>data/Time_Series_Individuals/Music_final_MW_EDA_1049_24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36" calcext:value-type="float">
            <text:p>4,536</text:p>
          </table:table-cell>
        </table:table-row>
        <table:table-row table:style-name="ro1">
          <table:table-cell office:value-type="string" calcext:value-type="string">
            <text:p>data/Time_Series_Individuals/Music_final_MW_HRV_1026_17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81" calcext:value-type="float">
            <text:p>20,381</text:p>
          </table:table-cell>
        </table:table-row>
        <table:table-row table:style-name="ro1">
          <table:table-cell office:value-type="string" calcext:value-type="string">
            <text:p>data/Time_Series_Individuals/Music_final_MW_HRV_1048_24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4" calcext:value-type="float">
            <text:p>5,804</text:p>
          </table:table-cell>
        </table:table-row>
        <table:table-row table:style-name="ro1">
          <table:table-cell office:value-type="string" calcext:value-type="string">
            <text:p>data/Time_Series_Individuals/Music_final_MW_EDA_1028_18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9" calcext:value-type="float">
            <text:p>5,489</text:p>
          </table:table-cell>
        </table:table-row>
        <table:table-row table:style-name="ro1">
          <table:table-cell office:value-type="string" calcext:value-type="string">
            <text:p>data/Time_Series_Individuals/Music_final_MW_HRV_1037_21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45" calcext:value-type="float">
            <text:p>23,445</text:p>
          </table:table-cell>
        </table:table-row>
        <table:table-row table:style-name="ro1">
          <table:table-cell office:value-type="string" calcext:value-type="string">
            <text:p>data/Time_Series_Individuals/Music_final_MW_EDA_1038_21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9" calcext:value-type="float">
            <text:p>4,479</text:p>
          </table:table-cell>
        </table:table-row>
        <table:table-row table:style-name="ro1">
          <table:table-cell office:value-type="string" calcext:value-type="string">
            <text:p>data/Time_Series_Individuals/Music_final_MW_EDA_1040_22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6" calcext:value-type="float">
            <text:p>5,536</text:p>
          </table:table-cell>
        </table:table-row>
        <table:table-row table:style-name="ro1">
          <table:table-cell office:value-type="string" calcext:value-type="string">
            <text:p>data/Time_Series_Individuals/Music_final_MW_EDA_1049_24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58" calcext:value-type="float">
            <text:p>17,458</text:p>
          </table:table-cell>
        </table:table-row>
        <table:table-row table:style-name="ro1">
          <table:table-cell office:value-type="string" calcext:value-type="string">
            <text:p>data/Time_Series_Individuals/Music_final_MW_HRV_1014_14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32" calcext:value-type="float">
            <text:p>23,932</text:p>
          </table:table-cell>
        </table:table-row>
        <table:table-row table:style-name="ro1">
          <table:table-cell office:value-type="string" calcext:value-type="string">
            <text:p>data/Time_Series_Individuals/Music_final_MW_HRV_1046_24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04" calcext:value-type="float">
            <text:p>5,604</text:p>
          </table:table-cell>
        </table:table-row>
        <table:table-row table:style-name="ro1">
          <table:table-cell office:value-type="string" calcext:value-type="string">
            <text:p>data/Time_Series_Individuals/Music_final_MW_HRV_1034_20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02" calcext:value-type="float">
            <text:p>23,402</text:p>
          </table:table-cell>
        </table:table-row>
        <table:table-row table:style-name="ro1">
          <table:table-cell office:value-type="string" calcext:value-type="string">
            <text:p>data/Time_Series_Individuals/Music_final_MW_HRV_1023_16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00" calcext:value-type="float">
            <text:p>23,700</text:p>
          </table:table-cell>
        </table:table-row>
        <table:table-row table:style-name="ro1">
          <table:table-cell office:value-type="string" calcext:value-type="string">
            <text:p>data/Time_Series_Individuals/Music_final_MW_HRV_1041_22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10" calcext:value-type="float">
            <text:p>4,710</text:p>
          </table:table-cell>
        </table:table-row>
        <table:table-row table:style-name="ro1">
          <table:table-cell office:value-type="string" calcext:value-type="string">
            <text:p>data/Time_Series_Individuals/Music_final_MW_HRV_1041_22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335" calcext:value-type="float">
            <text:p>19,335</text:p>
          </table:table-cell>
        </table:table-row>
        <table:table-row table:style-name="ro1">
          <table:table-cell office:value-type="string" calcext:value-type="string">
            <text:p>data/Time_Series_Individuals/Music_final_MW_EDA_1045_23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20" calcext:value-type="float">
            <text:p>17,520</text:p>
          </table:table-cell>
        </table:table-row>
        <table:table-row table:style-name="ro1">
          <table:table-cell office:value-type="string" calcext:value-type="string">
            <text:p>data/Time_Series_Individuals/Music_final_MW_EDA_1045_23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6" calcext:value-type="float">
            <text:p>5,446</text:p>
          </table:table-cell>
        </table:table-row>
        <table:table-row table:style-name="ro1">
          <table:table-cell office:value-type="string" calcext:value-type="string">
            <text:p>data/Time_Series_Individuals/Music_final_MW_EDA_1039_21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7" calcext:value-type="float">
            <text:p>5,417</text:p>
          </table:table-cell>
        </table:table-row>
        <table:table-row table:style-name="ro1">
          <table:table-cell office:value-type="string" calcext:value-type="string">
            <text:p>data/Time_Series_Individuals/Music_final_MW_EDA_1005_11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40" calcext:value-type="float">
            <text:p>5,640</text:p>
          </table:table-cell>
        </table:table-row>
        <table:table-row table:style-name="ro1">
          <table:table-cell office:value-type="string" calcext:value-type="string">
            <text:p>data/Time_Series_Individuals/Music_final_MW_EDA_1017_14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01" calcext:value-type="float">
            <text:p>15,601</text:p>
          </table:table-cell>
        </table:table-row>
        <table:table-row table:style-name="ro1">
          <table:table-cell office:value-type="string" calcext:value-type="string">
            <text:p>data/Time_Series_Individuals/Music_final_MW_HRV_1045_23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70" calcext:value-type="float">
            <text:p>19,570</text:p>
          </table:table-cell>
        </table:table-row>
        <table:table-row table:style-name="ro1">
          <table:table-cell office:value-type="string" calcext:value-type="string">
            <text:p>data/Time_Series_Individuals/Music_final_MW_EDA_1010_12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4" calcext:value-type="float">
            <text:p>4,494</text:p>
          </table:table-cell>
        </table:table-row>
        <table:table-row table:style-name="ro1">
          <table:table-cell office:value-type="string" calcext:value-type="string">
            <text:p>data/Time_Series_Individuals/Music_final_MW_EDA_1049_25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91" calcext:value-type="float">
            <text:p>15,291</text:p>
          </table:table-cell>
        </table:table-row>
        <table:table-row table:style-name="ro1">
          <table:table-cell office:value-type="string" calcext:value-type="string">
            <text:p>data/Time_Series_Individuals/Music_final_MW_HRV_1042_22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60" calcext:value-type="float">
            <text:p>23,360</text:p>
          </table:table-cell>
        </table:table-row>
        <table:table-row table:style-name="ro1">
          <table:table-cell office:value-type="string" calcext:value-type="string">
            <text:p>data/Time_Series_Individuals/Music_final_MW_HRV_1035_20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77" calcext:value-type="float">
            <text:p>19,877</text:p>
          </table:table-cell>
        </table:table-row>
        <table:table-row table:style-name="ro1">
          <table:table-cell office:value-type="string" calcext:value-type="string">
            <text:p>data/Time_Series_Individuals/Music_final_MW_EDA_1024_17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62" calcext:value-type="float">
            <text:p>17,862</text:p>
          </table:table-cell>
        </table:table-row>
        <table:table-row table:style-name="ro1">
          <table:table-cell office:value-type="string" calcext:value-type="string">
            <text:p>data/Time_Series_Individuals/Music_final_MW_HRV_1010_13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53" calcext:value-type="float">
            <text:p>22,953</text:p>
          </table:table-cell>
        </table:table-row>
        <table:table-row table:style-name="ro1">
          <table:table-cell office:value-type="string" calcext:value-type="string">
            <text:p>data/Time_Series_Individuals/Music_final_MW_EDA_1016_14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40" calcext:value-type="float">
            <text:p>17,040</text:p>
          </table:table-cell>
        </table:table-row>
        <table:table-row table:style-name="ro1">
          <table:table-cell office:value-type="string" calcext:value-type="string">
            <text:p>data/Time_Series_Individuals/Music_final_MW_HRV_1019_15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625" calcext:value-type="float">
            <text:p>19,625</text:p>
          </table:table-cell>
        </table:table-row>
        <table:table-row table:style-name="ro1">
          <table:table-cell office:value-type="string" calcext:value-type="string">
            <text:p>data/Time_Series_Individuals/Music_final_MW_EDA_1031_19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50" calcext:value-type="float">
            <text:p>4,250</text:p>
          </table:table-cell>
        </table:table-row>
        <table:table-row table:style-name="ro1">
          <table:table-cell office:value-type="string" calcext:value-type="string">
            <text:p>data/Time_Series_Individuals/Music_final_MW_HRV_1025_17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21" calcext:value-type="float">
            <text:p>4,821</text:p>
          </table:table-cell>
        </table:table-row>
        <table:table-row table:style-name="ro1">
          <table:table-cell office:value-type="string" calcext:value-type="string">
            <text:p>data/Time_Series_Individuals/Music_final_MW_EDA_1039_21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53" calcext:value-type="float">
            <text:p>5,253</text:p>
          </table:table-cell>
        </table:table-row>
        <table:table-row table:style-name="ro1">
          <table:table-cell office:value-type="string" calcext:value-type="string">
            <text:p>data/Time_Series_Individuals/Music_final_MW_EDA_1045_23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64" calcext:value-type="float">
            <text:p>17,764</text:p>
          </table:table-cell>
        </table:table-row>
        <table:table-row table:style-name="ro1">
          <table:table-cell office:value-type="string" calcext:value-type="string">
            <text:p>data/Time_Series_Individuals/Music_final_MW_EDA_1015_14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13" calcext:value-type="float">
            <text:p>4,813</text:p>
          </table:table-cell>
        </table:table-row>
        <table:table-row table:style-name="ro1">
          <table:table-cell office:value-type="string" calcext:value-type="string">
            <text:p>data/Time_Series_Individuals/Music_final_MW_HRV_1007_12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7" calcext:value-type="float">
            <text:p>4,397</text:p>
          </table:table-cell>
        </table:table-row>
        <table:table-row table:style-name="ro1">
          <table:table-cell office:value-type="string" calcext:value-type="string">
            <text:p>data/Time_Series_Individuals/Music_final_MW_HRV_1019_15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93" calcext:value-type="float">
            <text:p>4,293</text:p>
          </table:table-cell>
        </table:table-row>
        <table:table-row table:style-name="ro1">
          <table:table-cell office:value-type="string" calcext:value-type="string">
            <text:p>data/Time_Series_Individuals/Music_final_MW_EDA_1037_21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79" calcext:value-type="float">
            <text:p>15,279</text:p>
          </table:table-cell>
        </table:table-row>
        <table:table-row table:style-name="ro1">
          <table:table-cell office:value-type="string" calcext:value-type="string">
            <text:p>data/Time_Series_Individuals/Music_final_MW_HRV_1033_20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40" calcext:value-type="float">
            <text:p>23,640</text:p>
          </table:table-cell>
        </table:table-row>
        <table:table-row table:style-name="ro1">
          <table:table-cell office:value-type="string" calcext:value-type="string">
            <text:p>data/Time_Series_Individuals/Music_final_MW_HRV_1004_11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11" calcext:value-type="float">
            <text:p>20,811</text:p>
          </table:table-cell>
        </table:table-row>
        <table:table-row table:style-name="ro1">
          <table:table-cell office:value-type="string" calcext:value-type="string">
            <text:p>data/Time_Series_Individuals/Music_final_MW_HRV_1026_17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15" calcext:value-type="float">
            <text:p>20,515</text:p>
          </table:table-cell>
        </table:table-row>
        <table:table-row table:style-name="ro1">
          <table:table-cell office:value-type="string" calcext:value-type="string">
            <text:p>data/Time_Series_Individuals/Music_final_MW_HRV_1047_24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3" calcext:value-type="float">
            <text:p>4,623</text:p>
          </table:table-cell>
        </table:table-row>
        <table:table-row table:style-name="ro1">
          <table:table-cell office:value-type="string" calcext:value-type="string">
            <text:p>data/Time_Series_Individuals/Music_final_MW_HRV_1036_21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47" calcext:value-type="float">
            <text:p>23,047</text:p>
          </table:table-cell>
        </table:table-row>
        <table:table-row table:style-name="ro1">
          <table:table-cell office:value-type="string" calcext:value-type="string">
            <text:p>data/Time_Series_Individuals/Music_final_MW_HRV_1051_25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85" calcext:value-type="float">
            <text:p>23,185</text:p>
          </table:table-cell>
        </table:table-row>
        <table:table-row table:style-name="ro1">
          <table:table-cell office:value-type="string" calcext:value-type="string">
            <text:p>data/Time_Series_Individuals/Music_final_MW_HRV_1029_18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081" calcext:value-type="float">
            <text:p>20,081</text:p>
          </table:table-cell>
        </table:table-row>
        <table:table-row table:style-name="ro1">
          <table:table-cell office:value-type="string" calcext:value-type="string">
            <text:p>data/Time_Series_Individuals/Music_final_MW_HRV_1005_11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3" calcext:value-type="float">
            <text:p>5,743</text:p>
          </table:table-cell>
        </table:table-row>
        <table:table-row table:style-name="ro1">
          <table:table-cell office:value-type="string" calcext:value-type="string">
            <text:p>data/Time_Series_Individuals/Music_final_MW_EDA_1041_22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38" calcext:value-type="float">
            <text:p>15,838</text:p>
          </table:table-cell>
        </table:table-row>
        <table:table-row table:style-name="ro1">
          <table:table-cell office:value-type="string" calcext:value-type="string">
            <text:p>data/Time_Series_Individuals/Music_final_MW_HRV_1013_13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8" calcext:value-type="float">
            <text:p>5,878</text:p>
          </table:table-cell>
        </table:table-row>
        <table:table-row table:style-name="ro1">
          <table:table-cell office:value-type="string" calcext:value-type="string">
            <text:p>data/Time_Series_Individuals/Music_final_MW_EDA_1033_20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2" calcext:value-type="float">
            <text:p>5,772</text:p>
          </table:table-cell>
        </table:table-row>
        <table:table-row table:style-name="ro1">
          <table:table-cell office:value-type="string" calcext:value-type="string">
            <text:p>data/Time_Series_Individuals/Music_final_MW_EDA_1048_24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68" calcext:value-type="float">
            <text:p>5,368</text:p>
          </table:table-cell>
        </table:table-row>
        <table:table-row table:style-name="ro1">
          <table:table-cell office:value-type="string" calcext:value-type="string">
            <text:p>data/Time_Series_Individuals/Music_final_MW_HRV_1024_17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14" calcext:value-type="float">
            <text:p>20,414</text:p>
          </table:table-cell>
        </table:table-row>
        <table:table-row table:style-name="ro1">
          <table:table-cell office:value-type="string" calcext:value-type="string">
            <text:p>data/Time_Series_Individuals/Music_final_MW_HRV_1008_12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44" calcext:value-type="float">
            <text:p>4,644</text:p>
          </table:table-cell>
        </table:table-row>
        <table:table-row table:style-name="ro1">
          <table:table-cell office:value-type="string" calcext:value-type="string">
            <text:p>data/Time_Series_Individuals/Music_final_MW_EDA_1023_16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042" calcext:value-type="float">
            <text:p>15,042</text:p>
          </table:table-cell>
        </table:table-row>
        <table:table-row table:style-name="ro1">
          <table:table-cell office:value-type="string" calcext:value-type="string">
            <text:p>data/Time_Series_Individuals/Music_final_MW_HRV_1004_11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04" calcext:value-type="float">
            <text:p>23,804</text:p>
          </table:table-cell>
        </table:table-row>
        <table:table-row table:style-name="ro1">
          <table:table-cell office:value-type="string" calcext:value-type="string">
            <text:p>data/Time_Series_Individuals/Music_final_MW_EDA_1001_10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41" calcext:value-type="float">
            <text:p>4,741</text:p>
          </table:table-cell>
        </table:table-row>
        <table:table-row table:style-name="ro1">
          <table:table-cell office:value-type="string" calcext:value-type="string">
            <text:p>data/Time_Series_Individuals/Music_final_MW_HRV_1032_19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8" calcext:value-type="float">
            <text:p>4,598</text:p>
          </table:table-cell>
        </table:table-row>
        <table:table-row table:style-name="ro1">
          <table:table-cell office:value-type="string" calcext:value-type="string">
            <text:p>data/Time_Series_Individuals/Music_final_MW_HRV_1042_22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28" calcext:value-type="float">
            <text:p>5,428</text:p>
          </table:table-cell>
        </table:table-row>
        <table:table-row table:style-name="ro1">
          <table:table-cell office:value-type="string" calcext:value-type="string">
            <text:p>data/Time_Series_Individuals/Music_final_MW_EDA_1044_23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027" calcext:value-type="float">
            <text:p>18,027</text:p>
          </table:table-cell>
        </table:table-row>
        <table:table-row table:style-name="ro1">
          <table:table-cell office:value-type="string" calcext:value-type="string">
            <text:p>data/Time_Series_Individuals/Music_final_MW_EDA_1034_20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99" calcext:value-type="float">
            <text:p>5,399</text:p>
          </table:table-cell>
        </table:table-row>
        <table:table-row table:style-name="ro1">
          <table:table-cell office:value-type="string" calcext:value-type="string">
            <text:p>data/Time_Series_Individuals/Music_final_MW_EDA_1011_13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10" calcext:value-type="float">
            <text:p>4,210</text:p>
          </table:table-cell>
        </table:table-row>
        <table:table-row table:style-name="ro1">
          <table:table-cell office:value-type="string" calcext:value-type="string">
            <text:p>data/Time_Series_Individuals/Music_final_MW_EDA_1049_25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89" calcext:value-type="float">
            <text:p>4,389</text:p>
          </table:table-cell>
        </table:table-row>
        <table:table-row table:style-name="ro1">
          <table:table-cell office:value-type="string" calcext:value-type="string">
            <text:p>data/Time_Series_Individuals/Music_final_MW_EDA_1024_17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8" calcext:value-type="float">
            <text:p>5,578</text:p>
          </table:table-cell>
        </table:table-row>
        <table:table-row table:style-name="ro1">
          <table:table-cell office:value-type="string" calcext:value-type="string">
            <text:p>data/Time_Series_Individuals/Music_final_MW_EDA_1048_24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1" calcext:value-type="float">
            <text:p>5,671</text:p>
          </table:table-cell>
        </table:table-row>
        <table:table-row table:style-name="ro1">
          <table:table-cell office:value-type="string" calcext:value-type="string">
            <text:p>data/Time_Series_Individuals/Music_final_MW_EDA_1051_25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23" calcext:value-type="float">
            <text:p>14,923</text:p>
          </table:table-cell>
        </table:table-row>
        <table:table-row table:style-name="ro1">
          <table:table-cell office:value-type="string" calcext:value-type="string">
            <text:p>data/Time_Series_Individuals/Music_final_MW_EDA_1004_11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62" calcext:value-type="float">
            <text:p>17,962</text:p>
          </table:table-cell>
        </table:table-row>
        <table:table-row table:style-name="ro1">
          <table:table-cell office:value-type="string" calcext:value-type="string">
            <text:p>data/Time_Series_Individuals/Music_final_MW_HRV_1022_16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2" calcext:value-type="float">
            <text:p>5,572</text:p>
          </table:table-cell>
        </table:table-row>
        <table:table-row table:style-name="ro1">
          <table:table-cell office:value-type="string" calcext:value-type="string">
            <text:p>data/Time_Series_Individuals/Music_final_MW_HRV_1027_17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89" calcext:value-type="float">
            <text:p>23,389</text:p>
          </table:table-cell>
        </table:table-row>
        <table:table-row table:style-name="ro1">
          <table:table-cell office:value-type="string" calcext:value-type="string">
            <text:p>data/Time_Series_Individuals/Music_final_MW_EDA_1016_14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16" calcext:value-type="float">
            <text:p>5,916</text:p>
          </table:table-cell>
        </table:table-row>
        <table:table-row table:style-name="ro1">
          <table:table-cell office:value-type="string" calcext:value-type="string">
            <text:p>data/Time_Series_Individuals/Music_final_MW_HRV_1049_24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05" calcext:value-type="float">
            <text:p>23,605</text:p>
          </table:table-cell>
        </table:table-row>
        <table:table-row table:style-name="ro1">
          <table:table-cell office:value-type="string" calcext:value-type="string">
            <text:p>data/Time_Series_Individuals/Music_final_MW_EDA_1051_25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95" calcext:value-type="float">
            <text:p>16,195</text:p>
          </table:table-cell>
        </table:table-row>
        <table:table-row table:style-name="ro1">
          <table:table-cell office:value-type="string" calcext:value-type="string">
            <text:p>data/Time_Series_Individuals/Music_final_MW_HRV_1037_21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754" calcext:value-type="float">
            <text:p>19,754</text:p>
          </table:table-cell>
        </table:table-row>
        <table:table-row table:style-name="ro1">
          <table:table-cell office:value-type="string" calcext:value-type="string">
            <text:p>data/Time_Series_Individuals/Music_final_MW_HRV_1034_20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0" calcext:value-type="float">
            <text:p>5,710</text:p>
          </table:table-cell>
        </table:table-row>
        <table:table-row table:style-name="ro1">
          <table:table-cell office:value-type="string" calcext:value-type="string">
            <text:p>data/Time_Series_Individuals/Music_final_MW_HRV_1044_23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77" calcext:value-type="float">
            <text:p>22,977</text:p>
          </table:table-cell>
        </table:table-row>
        <table:table-row table:style-name="ro1">
          <table:table-cell office:value-type="string" calcext:value-type="string">
            <text:p>data/Time_Series_Individuals/Music_final_MW_EDA_1009_12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67" calcext:value-type="float">
            <text:p>15,767</text:p>
          </table:table-cell>
        </table:table-row>
        <table:table-row table:style-name="ro1">
          <table:table-cell office:value-type="string" calcext:value-type="string">
            <text:p>data/Time_Series_Individuals/Music_final_MW_EDA_1038_21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2" calcext:value-type="float">
            <text:p>5,512</text:p>
          </table:table-cell>
        </table:table-row>
        <table:table-row table:style-name="ro1">
          <table:table-cell office:value-type="string" calcext:value-type="string">
            <text:p>data/Time_Series_Individuals/Music_final_MW_HRV_1027_18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2" calcext:value-type="float">
            <text:p>5,702</text:p>
          </table:table-cell>
        </table:table-row>
        <table:table-row table:style-name="ro1">
          <table:table-cell office:value-type="string" calcext:value-type="string">
            <text:p>data/Time_Series_Individuals/Music_final_MW_HRV_1038_21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42" calcext:value-type="float">
            <text:p>23,042</text:p>
          </table:table-cell>
        </table:table-row>
        <table:table-row table:style-name="ro1">
          <table:table-cell office:value-type="string" calcext:value-type="string">
            <text:p>data/Time_Series_Individuals/Music_final_MW_EDA_1034_20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74" calcext:value-type="float">
            <text:p>17,574</text:p>
          </table:table-cell>
        </table:table-row>
        <table:table-row table:style-name="ro1">
          <table:table-cell office:value-type="string" calcext:value-type="string">
            <text:p>data/Time_Series_Individuals/Music_final_MW_EDA_1029_18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74" calcext:value-type="float">
            <text:p>6,074</text:p>
          </table:table-cell>
        </table:table-row>
        <table:table-row table:style-name="ro1">
          <table:table-cell office:value-type="string" calcext:value-type="string">
            <text:p>data/Time_Series_Individuals/Music_final_MW_EDA_1033_20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34" calcext:value-type="float">
            <text:p>15,534</text:p>
          </table:table-cell>
        </table:table-row>
        <table:table-row table:style-name="ro1">
          <table:table-cell office:value-type="string" calcext:value-type="string">
            <text:p>data/Time_Series_Individuals/Music_final_MW_EDA_1026_17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00" calcext:value-type="float">
            <text:p>17,300</text:p>
          </table:table-cell>
        </table:table-row>
        <table:table-row table:style-name="ro1">
          <table:table-cell office:value-type="string" calcext:value-type="string">
            <text:p>data/Time_Series_Individuals/Music_final_MW_HRV_1012_13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35" calcext:value-type="float">
            <text:p>23,035</text:p>
          </table:table-cell>
        </table:table-row>
        <table:table-row table:style-name="ro1">
          <table:table-cell office:value-type="string" calcext:value-type="string">
            <text:p>data/Time_Series_Individuals/Music_final_MW_EDA_1046_24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2" calcext:value-type="float">
            <text:p>5,832</text:p>
          </table:table-cell>
        </table:table-row>
        <table:table-row table:style-name="ro1">
          <table:table-cell office:value-type="string" calcext:value-type="string">
            <text:p>data/Time_Series_Individuals/Music_final_MW_HRV_1034_20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2" calcext:value-type="float">
            <text:p>5,522</text:p>
          </table:table-cell>
        </table:table-row>
        <table:table-row table:style-name="ro1">
          <table:table-cell office:value-type="string" calcext:value-type="string">
            <text:p>data/Time_Series_Individuals/Music_final_MW_HRV_1035_20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50" calcext:value-type="float">
            <text:p>23,250</text:p>
          </table:table-cell>
        </table:table-row>
        <table:table-row table:style-name="ro1">
          <table:table-cell office:value-type="string" calcext:value-type="string">
            <text:p>data/Time_Series_Individuals/Music_final_MW_EDA_1033_20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83" calcext:value-type="float">
            <text:p>4,183</text:p>
          </table:table-cell>
        </table:table-row>
        <table:table-row table:style-name="ro1">
          <table:table-cell office:value-type="string" calcext:value-type="string">
            <text:p>data/Time_Series_Individuals/Music_final_MW_HRV_1008_12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541" calcext:value-type="float">
            <text:p>24,541</text:p>
          </table:table-cell>
        </table:table-row>
        <table:table-row table:style-name="ro1">
          <table:table-cell office:value-type="string" calcext:value-type="string">
            <text:p>data/Time_Series_Individuals/Music_final_MW_HRV_1027_18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03" calcext:value-type="float">
            <text:p>23,203</text:p>
          </table:table-cell>
        </table:table-row>
        <table:table-row table:style-name="ro1">
          <table:table-cell office:value-type="string" calcext:value-type="string">
            <text:p>data/Time_Series_Individuals/Music_final_MW_EDA_1011_13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29" calcext:value-type="float">
            <text:p>17,229</text:p>
          </table:table-cell>
        </table:table-row>
        <table:table-row table:style-name="ro1">
          <table:table-cell office:value-type="string" calcext:value-type="string">
            <text:p>data/Time_Series_Individuals/Music_final_MW_HRV_1035_20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53" calcext:value-type="float">
            <text:p>23,553</text:p>
          </table:table-cell>
        </table:table-row>
        <table:table-row table:style-name="ro1">
          <table:table-cell office:value-type="string" calcext:value-type="string">
            <text:p>data/Time_Series_Individuals/Music_final_MW_HRV_1045_23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6" calcext:value-type="float">
            <text:p>5,686</text:p>
          </table:table-cell>
        </table:table-row>
        <table:table-row table:style-name="ro1">
          <table:table-cell office:value-type="string" calcext:value-type="string">
            <text:p>data/Time_Series_Individuals/Music_final_MW_EDA_1019_15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55" calcext:value-type="float">
            <text:p>17,855</text:p>
          </table:table-cell>
        </table:table-row>
        <table:table-row table:style-name="ro1">
          <table:table-cell office:value-type="string" calcext:value-type="string">
            <text:p>data/Time_Series_Individuals/Music_final_MW_EDA_1046_24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6" calcext:value-type="float">
            <text:p>5,436</text:p>
          </table:table-cell>
        </table:table-row>
        <table:table-row table:style-name="ro1">
          <table:table-cell office:value-type="string" calcext:value-type="string">
            <text:p>data/Time_Series_Individuals/Music_final_MW_EDA_1030_19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6" calcext:value-type="float">
            <text:p>4,446</text:p>
          </table:table-cell>
        </table:table-row>
        <table:table-row table:style-name="ro1">
          <table:table-cell office:value-type="string" calcext:value-type="string">
            <text:p>data/Time_Series_Individuals/Music_final_MW_EDA_1021_16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7" calcext:value-type="float">
            <text:p>4,457</text:p>
          </table:table-cell>
        </table:table-row>
        <table:table-row table:style-name="ro1">
          <table:table-cell office:value-type="string" calcext:value-type="string">
            <text:p>data/Time_Series_Individuals/Music_final_MW_EDA_1030_18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1" calcext:value-type="float">
            <text:p>5,581</text:p>
          </table:table-cell>
        </table:table-row>
        <table:table-row table:style-name="ro1">
          <table:table-cell office:value-type="string" calcext:value-type="string">
            <text:p>data/Time_Series_Individuals/Music_final_MW_HRV_1049_24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84" calcext:value-type="float">
            <text:p>23,784</text:p>
          </table:table-cell>
        </table:table-row>
        <table:table-row table:style-name="ro1">
          <table:table-cell office:value-type="string" calcext:value-type="string">
            <text:p>data/Time_Series_Individuals/Music_final_MW_EDA_1043_23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91" calcext:value-type="float">
            <text:p>17,991</text:p>
          </table:table-cell>
        </table:table-row>
        <table:table-row table:style-name="ro1">
          <table:table-cell office:value-type="string" calcext:value-type="string">
            <text:p>data/Time_Series_Individuals/Music_final_MW_HRV_1035_20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85" calcext:value-type="float">
            <text:p>5,985</text:p>
          </table:table-cell>
        </table:table-row>
        <table:table-row table:style-name="ro1">
          <table:table-cell office:value-type="string" calcext:value-type="string">
            <text:p>data/Time_Series_Individuals/Music_final_MW_EDA_1004_11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3" calcext:value-type="float">
            <text:p>4,653</text:p>
          </table:table-cell>
        </table:table-row>
        <table:table-row table:style-name="ro1">
          <table:table-cell office:value-type="string" calcext:value-type="string">
            <text:p>data/Time_Series_Individuals/Music_final_MW_HRV_1050_25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59" calcext:value-type="float">
            <text:p>5,859</text:p>
          </table:table-cell>
        </table:table-row>
        <table:table-row table:style-name="ro1">
          <table:table-cell office:value-type="string" calcext:value-type="string">
            <text:p>data/Time_Series_Individuals/Music_final_MW_HRV_1007_11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4" calcext:value-type="float">
            <text:p>4,444</text:p>
          </table:table-cell>
        </table:table-row>
        <table:table-row table:style-name="ro1">
          <table:table-cell office:value-type="string" calcext:value-type="string">
            <text:p>data/Time_Series_Individuals/Music_final_MW_HRV_1032_19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0" calcext:value-type="float">
            <text:p>5,670</text:p>
          </table:table-cell>
        </table:table-row>
        <table:table-row table:style-name="ro1">
          <table:table-cell office:value-type="string" calcext:value-type="string">
            <text:p>data/Time_Series_Individuals/Music_final_MW_HRV_1042_22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68" calcext:value-type="float">
            <text:p>5,668</text:p>
          </table:table-cell>
        </table:table-row>
        <table:table-row table:style-name="ro1">
          <table:table-cell office:value-type="string" calcext:value-type="string">
            <text:p>data/Time_Series_Individuals/Music_final_MW_HRV_1050_25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47" calcext:value-type="float">
            <text:p>24,047</text:p>
          </table:table-cell>
        </table:table-row>
        <table:table-row table:style-name="ro1">
          <table:table-cell office:value-type="string" calcext:value-type="string">
            <text:p>data/Time_Series_Individuals/Music_final_MW_EDA_1017_14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75" calcext:value-type="float">
            <text:p>17,575</text:p>
          </table:table-cell>
        </table:table-row>
        <table:table-row table:style-name="ro1">
          <table:table-cell office:value-type="string" calcext:value-type="string">
            <text:p>data/Time_Series_Individuals/Music_final_MW_EDA_1030_19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3" calcext:value-type="float">
            <text:p>5,633</text:p>
          </table:table-cell>
        </table:table-row>
        <table:table-row table:style-name="ro1">
          <table:table-cell office:value-type="string" calcext:value-type="string">
            <text:p>data/Time_Series_Individuals/Music_final_MW_HRV_1036_21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10" calcext:value-type="float">
            <text:p>4,610</text:p>
          </table:table-cell>
        </table:table-row>
        <table:table-row table:style-name="ro1">
          <table:table-cell office:value-type="string" calcext:value-type="string">
            <text:p>data/Time_Series_Individuals/Music_final_MW_EDA_1033_20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182" calcext:value-type="float">
            <text:p>15,182</text:p>
          </table:table-cell>
        </table:table-row>
        <table:table-row table:style-name="ro1">
          <table:table-cell office:value-type="string" calcext:value-type="string">
            <text:p>data/Time_Series_Individuals/Music_final_MW_EDA_1038_21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2" calcext:value-type="float">
            <text:p>5,482</text:p>
          </table:table-cell>
        </table:table-row>
        <table:table-row table:style-name="ro1">
          <table:table-cell office:value-type="string" calcext:value-type="string">
            <text:p>data/Time_Series_Individuals/Music_final_MW_EDA_1016_14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47" calcext:value-type="float">
            <text:p>17,547</text:p>
          </table:table-cell>
        </table:table-row>
        <table:table-row table:style-name="ro1">
          <table:table-cell office:value-type="string" calcext:value-type="string">
            <text:p>data/Time_Series_Individuals/Music_final_MW_HRV_1046_24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90" calcext:value-type="float">
            <text:p>23,190</text:p>
          </table:table-cell>
        </table:table-row>
        <table:table-row table:style-name="ro1">
          <table:table-cell office:value-type="string" calcext:value-type="string">
            <text:p>data/Time_Series_Individuals/Music_final_MW_HRV_1038_21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4" calcext:value-type="float">
            <text:p>5,584</text:p>
          </table:table-cell>
        </table:table-row>
        <table:table-row table:style-name="ro1">
          <table:table-cell office:value-type="string" calcext:value-type="string">
            <text:p>data/Time_Series_Individuals/Music_final_MW_HRV_1023_16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16" calcext:value-type="float">
            <text:p>19,916</text:p>
          </table:table-cell>
        </table:table-row>
        <table:table-row table:style-name="ro1">
          <table:table-cell office:value-type="string" calcext:value-type="string">
            <text:p>data/Time_Series_Individuals/Music_final_MW_EDA_1039_22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5" calcext:value-type="float">
            <text:p>4,445</text:p>
          </table:table-cell>
        </table:table-row>
        <table:table-row table:style-name="ro1">
          <table:table-cell office:value-type="string" calcext:value-type="string">
            <text:p>data/Time_Series_Individuals/Music_final_MW_EDA_1023_16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1" calcext:value-type="float">
            <text:p>5,481</text:p>
          </table:table-cell>
        </table:table-row>
        <table:table-row table:style-name="ro1">
          <table:table-cell office:value-type="string" calcext:value-type="string">
            <text:p>data/Time_Series_Individuals/Music_final_MW_HRV_1051_25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95" calcext:value-type="float">
            <text:p>20,495</text:p>
          </table:table-cell>
        </table:table-row>
        <table:table-row table:style-name="ro1">
          <table:table-cell office:value-type="string" calcext:value-type="string">
            <text:p>data/Time_Series_Individuals/Music_final_MW_EDA_1037_21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36" calcext:value-type="float">
            <text:p>17,736</text:p>
          </table:table-cell>
        </table:table-row>
        <table:table-row table:style-name="ro1">
          <table:table-cell office:value-type="string" calcext:value-type="string">
            <text:p>data/Time_Series_Individuals/Music_final_MW_HRV_1035_20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0" calcext:value-type="float">
            <text:p>5,720</text:p>
          </table:table-cell>
        </table:table-row>
        <table:table-row table:style-name="ro1">
          <table:table-cell office:value-type="string" calcext:value-type="string">
            <text:p>data/Time_Series_Individuals/Music_final_MW_HRV_1023_16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0" calcext:value-type="float">
            <text:p>5,740</text:p>
          </table:table-cell>
        </table:table-row>
        <table:table-row table:style-name="ro1">
          <table:table-cell office:value-type="string" calcext:value-type="string">
            <text:p>data/Time_Series_Individuals/Music_final_MW_EDA_1047_24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57" calcext:value-type="float">
            <text:p>17,157</text:p>
          </table:table-cell>
        </table:table-row>
        <table:table-row table:style-name="ro1">
          <table:table-cell office:value-type="string" calcext:value-type="string">
            <text:p>data/Time_Series_Individuals/Music_final_MW_EDA_1048_24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23" calcext:value-type="float">
            <text:p>5,723</text:p>
          </table:table-cell>
        </table:table-row>
        <table:table-row table:style-name="ro1">
          <table:table-cell office:value-type="string" calcext:value-type="string">
            <text:p>data/Time_Series_Individuals/Music_final_MW_EDA_1035_20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72" calcext:value-type="float">
            <text:p>5,772</text:p>
          </table:table-cell>
        </table:table-row>
        <table:table-row table:style-name="ro1">
          <table:table-cell office:value-type="string" calcext:value-type="string">
            <text:p>data/Time_Series_Individuals/Music_final_MW_EDA_1043_23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73" calcext:value-type="float">
            <text:p>17,873</text:p>
          </table:table-cell>
        </table:table-row>
        <table:table-row table:style-name="ro1">
          <table:table-cell office:value-type="string" calcext:value-type="string">
            <text:p>data/Time_Series_Individuals/Music_final_MW_EDA_1020_16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543" calcext:value-type="float">
            <text:p>16,543</text:p>
          </table:table-cell>
        </table:table-row>
        <table:table-row table:style-name="ro1">
          <table:table-cell office:value-type="string" calcext:value-type="string">
            <text:p>data/Time_Series_Individuals/Music_final_MW_EDA_1042_22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4" calcext:value-type="float">
            <text:p>5,444</text:p>
          </table:table-cell>
        </table:table-row>
        <table:table-row table:style-name="ro1">
          <table:table-cell office:value-type="string" calcext:value-type="string">
            <text:p>data/Time_Series_Individuals/Music_final_MW_HRV_1039_21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00" calcext:value-type="float">
            <text:p>21,100</text:p>
          </table:table-cell>
        </table:table-row>
        <table:table-row table:style-name="ro1">
          <table:table-cell office:value-type="string" calcext:value-type="string">
            <text:p>data/Time_Series_Individuals/Music_final_MW_EDA_1024_17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0" calcext:value-type="float">
            <text:p>4,420</text:p>
          </table:table-cell>
        </table:table-row>
        <table:table-row table:style-name="ro1">
          <table:table-cell office:value-type="string" calcext:value-type="string">
            <text:p>data/Time_Series_Individuals/Music_final_MW_HRV_1004_11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29" calcext:value-type="float">
            <text:p>5,829</text:p>
          </table:table-cell>
        </table:table-row>
        <table:table-row table:style-name="ro1">
          <table:table-cell office:value-type="string" calcext:value-type="string">
            <text:p>data/Time_Series_Individuals/Music_final_MW_HRV_1017_15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018" calcext:value-type="float">
            <text:p>21,018</text:p>
          </table:table-cell>
        </table:table-row>
        <table:table-row table:style-name="ro1">
          <table:table-cell office:value-type="string" calcext:value-type="string">
            <text:p>data/Time_Series_Individuals/Music_final_MW_HRV_1049_25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78" calcext:value-type="float">
            <text:p>23,578</text:p>
          </table:table-cell>
        </table:table-row>
        <table:table-row table:style-name="ro1">
          <table:table-cell office:value-type="string" calcext:value-type="string">
            <text:p>data/Time_Series_Individuals/Music_final_MW_HRV_1005_11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0" calcext:value-type="float">
            <text:p>5,530</text:p>
          </table:table-cell>
        </table:table-row>
        <table:table-row table:style-name="ro1">
          <table:table-cell office:value-type="string" calcext:value-type="string">
            <text:p>data/Time_Series_Individuals/Music_final_MW_EDA_1049_24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9" calcext:value-type="float">
            <text:p>5,709</text:p>
          </table:table-cell>
        </table:table-row>
        <table:table-row table:style-name="ro1">
          <table:table-cell office:value-type="string" calcext:value-type="string">
            <text:p>data/Time_Series_Individuals/Music_final_MW_HRV_1015_14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90" calcext:value-type="float">
            <text:p>19,590</text:p>
          </table:table-cell>
        </table:table-row>
        <table:table-row table:style-name="ro1">
          <table:table-cell office:value-type="string" calcext:value-type="string">
            <text:p>data/Time_Series_Individuals/Music_final_MW_EDA_1015_14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4" calcext:value-type="float">
            <text:p>5,814</text:p>
          </table:table-cell>
        </table:table-row>
        <table:table-row table:style-name="ro1">
          <table:table-cell office:value-type="string" calcext:value-type="string">
            <text:p>data/Time_Series_Individuals/Music_final_MW_EDA_1001_10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47" calcext:value-type="float">
            <text:p>16,147</text:p>
          </table:table-cell>
        </table:table-row>
        <table:table-row table:style-name="ro1">
          <table:table-cell office:value-type="string" calcext:value-type="string">
            <text:p>data/Time_Series_Individuals/Music_final_MW_HRV_1024_17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8" calcext:value-type="float">
            <text:p>4,628</text:p>
          </table:table-cell>
        </table:table-row>
        <table:table-row table:style-name="ro1">
          <table:table-cell office:value-type="string" calcext:value-type="string">
            <text:p>data/Time_Series_Individuals/Music_final_MW_EDA_1044_23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72" calcext:value-type="float">
            <text:p>5,272</text:p>
          </table:table-cell>
        </table:table-row>
        <table:table-row table:style-name="ro1">
          <table:table-cell office:value-type="string" calcext:value-type="string">
            <text:p>data/Time_Series_Individuals/Music_final_MW_HRV_1014_14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10" calcext:value-type="float">
            <text:p>23,210</text:p>
          </table:table-cell>
        </table:table-row>
        <table:table-row table:style-name="ro1">
          <table:table-cell office:value-type="string" calcext:value-type="string">
            <text:p>data/Time_Series_Individuals/Music_final_MW_HRV_1015_14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71" calcext:value-type="float">
            <text:p>4,971</text:p>
          </table:table-cell>
        </table:table-row>
        <table:table-row table:style-name="ro1">
          <table:table-cell office:value-type="string" calcext:value-type="string">
            <text:p>data/Time_Series_Individuals/Music_final_MW_HRV_1011_13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949" calcext:value-type="float">
            <text:p>20,949</text:p>
          </table:table-cell>
        </table:table-row>
        <table:table-row table:style-name="ro1">
          <table:table-cell office:value-type="string" calcext:value-type="string">
            <text:p>data/Time_Series_Individuals/Music_final_MW_HRV_1040_22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19" calcext:value-type="float">
            <text:p>4,619</text:p>
          </table:table-cell>
        </table:table-row>
        <table:table-row table:style-name="ro1">
          <table:table-cell office:value-type="string" calcext:value-type="string">
            <text:p>data/Time_Series_Individuals/Music_final_MW_HRV_1028_18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62" calcext:value-type="float">
            <text:p>4,562</text:p>
          </table:table-cell>
        </table:table-row>
        <table:table-row table:style-name="ro1">
          <table:table-cell office:value-type="string" calcext:value-type="string">
            <text:p>data/Time_Series_Individuals/Music_final_MW_EDA_1004_11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24" calcext:value-type="float">
            <text:p>15,924</text:p>
          </table:table-cell>
        </table:table-row>
        <table:table-row table:style-name="ro1">
          <table:table-cell office:value-type="string" calcext:value-type="string">
            <text:p>data/Time_Series_Individuals/Music_final_MW_EDA_1050_25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675" calcext:value-type="float">
            <text:p>16,675</text:p>
          </table:table-cell>
        </table:table-row>
        <table:table-row table:style-name="ro1">
          <table:table-cell office:value-type="string" calcext:value-type="string">
            <text:p>data/Time_Series_Individuals/Music_final_MW_EDA_1030_18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0" calcext:value-type="float">
            <text:p>5,410</text:p>
          </table:table-cell>
        </table:table-row>
        <table:table-row table:style-name="ro1">
          <table:table-cell office:value-type="string" calcext:value-type="string">
            <text:p>data/Time_Series_Individuals/Music_final_MW_EDA_1040_22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09" calcext:value-type="float">
            <text:p>15,809</text:p>
          </table:table-cell>
        </table:table-row>
        <table:table-row table:style-name="ro1">
          <table:table-cell office:value-type="string" calcext:value-type="string">
            <text:p>data/Time_Series_Individuals/Music_final_MW_HRV_1036_20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90" calcext:value-type="float">
            <text:p>4,690</text:p>
          </table:table-cell>
        </table:table-row>
        <table:table-row table:style-name="ro1">
          <table:table-cell office:value-type="string" calcext:value-type="string">
            <text:p>data/Time_Series_Individuals/Music_final_MW_EDA_1012_13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51" calcext:value-type="float">
            <text:p>5,551</text:p>
          </table:table-cell>
        </table:table-row>
        <table:table-row table:style-name="ro1">
          <table:table-cell office:value-type="string" calcext:value-type="string">
            <text:p>data/Time_Series_Individuals/Music_final_MW_EDA_1009_12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88" calcext:value-type="float">
            <text:p>17,988</text:p>
          </table:table-cell>
        </table:table-row>
        <table:table-row table:style-name="ro1">
          <table:table-cell office:value-type="string" calcext:value-type="string">
            <text:p>data/Time_Series_Individuals/Music_final_MW_EDA_1014_14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59" calcext:value-type="float">
            <text:p>17,059</text:p>
          </table:table-cell>
        </table:table-row>
        <table:table-row table:style-name="ro1">
          <table:table-cell office:value-type="string" calcext:value-type="string">
            <text:p>data/Time_Series_Individuals/Music_final_MW_EDA_1013_13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64" calcext:value-type="float">
            <text:p>4,564</text:p>
          </table:table-cell>
        </table:table-row>
        <table:table-row table:style-name="ro1">
          <table:table-cell office:value-type="string" calcext:value-type="string">
            <text:p>data/Time_Series_Individuals/Music_final_MW_HRV_1039_21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1" calcext:value-type="float">
            <text:p>5,841</text:p>
          </table:table-cell>
        </table:table-row>
        <table:table-row table:style-name="ro1">
          <table:table-cell office:value-type="string" calcext:value-type="string">
            <text:p>data/Time_Series_Individuals/Music_final_MW_HRV_1001_10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73" calcext:value-type="float">
            <text:p>4,973</text:p>
          </table:table-cell>
        </table:table-row>
        <table:table-row table:style-name="ro1">
          <table:table-cell office:value-type="string" calcext:value-type="string">
            <text:p>data/Time_Series_Individuals/Music_final_MW_HRV_1017_14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34" calcext:value-type="float">
            <text:p>23,434</text:p>
          </table:table-cell>
        </table:table-row>
        <table:table-row table:style-name="ro1">
          <table:table-cell office:value-type="string" calcext:value-type="string">
            <text:p>data/Time_Series_Individuals/Music_final_MW_HRV_1031_19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068" calcext:value-type="float">
            <text:p>22,068</text:p>
          </table:table-cell>
        </table:table-row>
        <table:table-row table:style-name="ro1">
          <table:table-cell office:value-type="string" calcext:value-type="string">
            <text:p>data/Time_Series_Individuals/Music_final_MW_HRV_1046_24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00" calcext:value-type="float">
            <text:p>23,800</text:p>
          </table:table-cell>
        </table:table-row>
        <table:table-row table:style-name="ro1">
          <table:table-cell office:value-type="string" calcext:value-type="string">
            <text:p>data/Time_Series_Individuals/Music_final_MW_HRV_1023_16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2" calcext:value-type="float">
            <text:p>5,782</text:p>
          </table:table-cell>
        </table:table-row>
        <table:table-row table:style-name="ro1">
          <table:table-cell office:value-type="string" calcext:value-type="string">
            <text:p>data/Time_Series_Individuals/Music_final_MW_EDA_1029_18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72" calcext:value-type="float">
            <text:p>4,272</text:p>
          </table:table-cell>
        </table:table-row>
        <table:table-row table:style-name="ro1">
          <table:table-cell office:value-type="string" calcext:value-type="string">
            <text:p>data/Time_Series_Individuals/Music_final_MW_EDA_1012_13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69" calcext:value-type="float">
            <text:p>17,469</text:p>
          </table:table-cell>
        </table:table-row>
        <table:table-row table:style-name="ro1">
          <table:table-cell office:value-type="string" calcext:value-type="string">
            <text:p>data/Time_Series_Individuals/Music_final_MW_HRV_1024_17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6" calcext:value-type="float">
            <text:p>5,576</text:p>
          </table:table-cell>
        </table:table-row>
        <table:table-row table:style-name="ro1">
          <table:table-cell office:value-type="string" calcext:value-type="string">
            <text:p>data/Time_Series_Individuals/Music_final_MW_HRV_1010_12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779" calcext:value-type="float">
            <text:p>20,779</text:p>
          </table:table-cell>
        </table:table-row>
        <table:table-row table:style-name="ro1">
          <table:table-cell office:value-type="string" calcext:value-type="string">
            <text:p>data/Time_Series_Individuals/Music_final_MW_EDA_1008_12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29" calcext:value-type="float">
            <text:p>5,329</text:p>
          </table:table-cell>
        </table:table-row>
        <table:table-row table:style-name="ro1">
          <table:table-cell office:value-type="string" calcext:value-type="string">
            <text:p>data/Time_Series_Individuals/Music_final_MW_HRV_1030_19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9" calcext:value-type="float">
            <text:p>5,769</text:p>
          </table:table-cell>
        </table:table-row>
        <table:table-row table:style-name="ro1">
          <table:table-cell office:value-type="string" calcext:value-type="string">
            <text:p>data/Time_Series_Individuals/Music_final_MW_HRV_1023_16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31" calcext:value-type="float">
            <text:p>4,731</text:p>
          </table:table-cell>
        </table:table-row>
        <table:table-row table:style-name="ro1">
          <table:table-cell office:value-type="string" calcext:value-type="string">
            <text:p>data/Time_Series_Individuals/Music_final_MW_HRV_1019_15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17" calcext:value-type="float">
            <text:p>6,017</text:p>
          </table:table-cell>
        </table:table-row>
        <table:table-row table:style-name="ro1">
          <table:table-cell office:value-type="string" calcext:value-type="string">
            <text:p>data/Time_Series_Individuals/Music_final_MW_EDA_1045_23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7" calcext:value-type="float">
            <text:p>5,547</text:p>
          </table:table-cell>
        </table:table-row>
        <table:table-row table:style-name="ro1">
          <table:table-cell office:value-type="string" calcext:value-type="string">
            <text:p>data/Time_Series_Individuals/Music_final_MW_HRV_1013_13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63" calcext:value-type="float">
            <text:p>19,863</text:p>
          </table:table-cell>
        </table:table-row>
        <table:table-row table:style-name="ro1">
          <table:table-cell office:value-type="string" calcext:value-type="string">
            <text:p>data/Time_Series_Individuals/Music_final_MW_EDA_1028_18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2" calcext:value-type="float">
            <text:p>5,432</text:p>
          </table:table-cell>
        </table:table-row>
        <table:table-row table:style-name="ro1">
          <table:table-cell office:value-type="string" calcext:value-type="string">
            <text:p>data/Time_Series_Individuals/Music_final_MW_EDA_1006_11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24" calcext:value-type="float">
            <text:p>17,824</text:p>
          </table:table-cell>
        </table:table-row>
        <table:table-row table:style-name="ro1">
          <table:table-cell office:value-type="string" calcext:value-type="string">
            <text:p>data/Time_Series_Individuals/Music_final_MW_EDA_1051_25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761" calcext:value-type="float">
            <text:p>14,761</text:p>
          </table:table-cell>
        </table:table-row>
        <table:table-row table:style-name="ro1">
          <table:table-cell office:value-type="string" calcext:value-type="string">
            <text:p>data/Time_Series_Individuals/Music_final_MW_HRV_1047_24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4" calcext:value-type="float">
            <text:p>5,714</text:p>
          </table:table-cell>
        </table:table-row>
        <table:table-row table:style-name="ro1">
          <table:table-cell office:value-type="string" calcext:value-type="string">
            <text:p>data/Time_Series_Individuals/Music_final_MW_HRV_1038_21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18" calcext:value-type="float">
            <text:p>23,518</text:p>
          </table:table-cell>
        </table:table-row>
        <table:table-row table:style-name="ro1">
          <table:table-cell office:value-type="string" calcext:value-type="string">
            <text:p>data/Time_Series_Individuals/Music_final_MW_EDA_1031_19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3" calcext:value-type="float">
            <text:p>5,533</text:p>
          </table:table-cell>
        </table:table-row>
        <table:table-row table:style-name="ro1">
          <table:table-cell office:value-type="string" calcext:value-type="string">
            <text:p>data/Time_Series_Individuals/Music_final_MW_EDA_1017_14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69" calcext:value-type="float">
            <text:p>17,469</text:p>
          </table:table-cell>
        </table:table-row>
        <table:table-row table:style-name="ro1">
          <table:table-cell office:value-type="string" calcext:value-type="string">
            <text:p>data/Time_Series_Individuals/Music_final_MW_HRV_1033_20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304" calcext:value-type="float">
            <text:p>24,304</text:p>
          </table:table-cell>
        </table:table-row>
        <table:table-row table:style-name="ro1">
          <table:table-cell office:value-type="string" calcext:value-type="string">
            <text:p>data/Time_Series_Individuals/Music_final_MW_EDA_1047_24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0" calcext:value-type="float">
            <text:p>5,440</text:p>
          </table:table-cell>
        </table:table-row>
        <table:table-row table:style-name="ro1">
          <table:table-cell office:value-type="string" calcext:value-type="string">
            <text:p>data/Time_Series_Individuals/Music_final_MW_HRV_1040_22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26" calcext:value-type="float">
            <text:p>4,626</text:p>
          </table:table-cell>
        </table:table-row>
        <table:table-row table:style-name="ro1">
          <table:table-cell office:value-type="string" calcext:value-type="string">
            <text:p>data/Time_Series_Individuals/Music_final_MW_EDA_1005_11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442" calcext:value-type="float">
            <text:p>16,442</text:p>
          </table:table-cell>
        </table:table-row>
        <table:table-row table:style-name="ro1">
          <table:table-cell office:value-type="string" calcext:value-type="string">
            <text:p>data/Time_Series_Individuals/Music_final_MW_EDA_1010_12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07" calcext:value-type="float">
            <text:p>17,707</text:p>
          </table:table-cell>
        </table:table-row>
        <table:table-row table:style-name="ro1">
          <table:table-cell office:value-type="string" calcext:value-type="string">
            <text:p>data/Time_Series_Individuals/Music_final_MW_EDA_1017_15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81" calcext:value-type="float">
            <text:p>17,581</text:p>
          </table:table-cell>
        </table:table-row>
        <table:table-row table:style-name="ro1">
          <table:table-cell office:value-type="string" calcext:value-type="string">
            <text:p>data/Time_Series_Individuals/Music_final_MW_EDA_1004_112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9" calcext:value-type="float">
            <text:p>5,629</text:p>
          </table:table-cell>
        </table:table-row>
        <table:table-row table:style-name="ro1">
          <table:table-cell office:value-type="string" calcext:value-type="string">
            <text:p>data/Time_Series_Individuals/Music_final_MW_EDA_1010_13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25" calcext:value-type="float">
            <text:p>17,625</text:p>
          </table:table-cell>
        </table:table-row>
        <table:table-row table:style-name="ro1">
          <table:table-cell office:value-type="string" calcext:value-type="string">
            <text:p>data/Time_Series_Individuals/Music_final_MW_EDA_1007_12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78" calcext:value-type="float">
            <text:p>6,078</text:p>
          </table:table-cell>
        </table:table-row>
        <table:table-row table:style-name="ro1">
          <table:table-cell office:value-type="string" calcext:value-type="string">
            <text:p>data/Time_Series_Individuals/Music_final_MW_EDA_1026_17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89" calcext:value-type="float">
            <text:p>5,289</text:p>
          </table:table-cell>
        </table:table-row>
        <table:table-row table:style-name="ro1">
          <table:table-cell office:value-type="string" calcext:value-type="string">
            <text:p>data/Time_Series_Individuals/Music_final_MW_HRV_1003_10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3" calcext:value-type="float">
            <text:p>5,563</text:p>
          </table:table-cell>
        </table:table-row>
        <table:table-row table:style-name="ro1">
          <table:table-cell office:value-type="string" calcext:value-type="string">
            <text:p>data/Time_Series_Individuals/Music_final_MW_HRV_1022_16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87" calcext:value-type="float">
            <text:p>23,487</text:p>
          </table:table-cell>
        </table:table-row>
        <table:table-row table:style-name="ro1">
          <table:table-cell office:value-type="string" calcext:value-type="string">
            <text:p>data/Time_Series_Individuals/Music_final_MW_HRV_1032_19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34" calcext:value-type="float">
            <text:p>5,634</text:p>
          </table:table-cell>
        </table:table-row>
        <table:table-row table:style-name="ro1">
          <table:table-cell office:value-type="string" calcext:value-type="string">
            <text:p>data/Time_Series_Individuals/Music_final_MW_EDA_1014_14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95" calcext:value-type="float">
            <text:p>17,995</text:p>
          </table:table-cell>
        </table:table-row>
        <table:table-row table:style-name="ro1">
          <table:table-cell office:value-type="string" calcext:value-type="string">
            <text:p>data/Time_Series_Individuals/Music_final_MW_EDA_1003_10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82" calcext:value-type="float">
            <text:p>4,482</text:p>
          </table:table-cell>
        </table:table-row>
        <table:table-row table:style-name="ro1">
          <table:table-cell office:value-type="string" calcext:value-type="string">
            <text:p>data/Time_Series_Individuals/Music_final_MW_EDA_1032_19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9" calcext:value-type="float">
            <text:p>5,599</text:p>
          </table:table-cell>
        </table:table-row>
        <table:table-row table:style-name="ro1">
          <table:table-cell office:value-type="string" calcext:value-type="string">
            <text:p>data/Time_Series_Individuals/Music_final_MW_HRV_1008_12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52" calcext:value-type="float">
            <text:p>5,952</text:p>
          </table:table-cell>
        </table:table-row>
        <table:table-row table:style-name="ro1">
          <table:table-cell office:value-type="string" calcext:value-type="string">
            <text:p>data/Time_Series_Individuals/Music_final_MW_EDA_1005_11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68" calcext:value-type="float">
            <text:p>15,768</text:p>
          </table:table-cell>
        </table:table-row>
        <table:table-row table:style-name="ro1">
          <table:table-cell office:value-type="string" calcext:value-type="string">
            <text:p>data/Time_Series_Individuals/Music_final_MW_HRV_1040_22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345" calcext:value-type="float">
            <text:p>22,345</text:p>
          </table:table-cell>
        </table:table-row>
        <table:table-row table:style-name="ro1">
          <table:table-cell office:value-type="string" calcext:value-type="string">
            <text:p>data/Time_Series_Individuals/Music_final_MW_EDA_1019_15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998" calcext:value-type="float">
            <text:p>14,998</text:p>
          </table:table-cell>
        </table:table-row>
        <table:table-row table:style-name="ro1">
          <table:table-cell office:value-type="string" calcext:value-type="string">
            <text:p>data/Time_Series_Individuals/Music_final_MW_HRV_1040_22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4" calcext:value-type="float">
            <text:p>5,684</text:p>
          </table:table-cell>
        </table:table-row>
        <table:table-row table:style-name="ro1">
          <table:table-cell office:value-type="string" calcext:value-type="string">
            <text:p>data/Time_Series_Individuals/Music_final_MW_EDA_1008_12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28" calcext:value-type="float">
            <text:p>17,328</text:p>
          </table:table-cell>
        </table:table-row>
        <table:table-row table:style-name="ro1">
          <table:table-cell office:value-type="string" calcext:value-type="string">
            <text:p>data/Time_Series_Individuals/Music_final_MW_EDA_1028_18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55" calcext:value-type="float">
            <text:p>17,555</text:p>
          </table:table-cell>
        </table:table-row>
        <table:table-row table:style-name="ro1">
          <table:table-cell office:value-type="string" calcext:value-type="string">
            <text:p>data/Time_Series_Individuals/Music_final_MW_HRV_1022_16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5" calcext:value-type="float">
            <text:p>5,585</text:p>
          </table:table-cell>
        </table:table-row>
        <table:table-row table:style-name="ro1">
          <table:table-cell office:value-type="string" calcext:value-type="string">
            <text:p>data/Time_Series_Individuals/Music_final_MW_HRV_1006_11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33" calcext:value-type="float">
            <text:p>5,933</text:p>
          </table:table-cell>
        </table:table-row>
        <table:table-row table:style-name="ro1">
          <table:table-cell office:value-type="string" calcext:value-type="string">
            <text:p>data/Time_Series_Individuals/Music_final_MW_HRV_1043_23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2" calcext:value-type="float">
            <text:p>5,762</text:p>
          </table:table-cell>
        </table:table-row>
        <table:table-row table:style-name="ro1">
          <table:table-cell office:value-type="string" calcext:value-type="string">
            <text:p>data/Time_Series_Individuals/Music_final_MW_HRV_1001_10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14" calcext:value-type="float">
            <text:p>21,114</text:p>
          </table:table-cell>
        </table:table-row>
        <table:table-row table:style-name="ro1">
          <table:table-cell office:value-type="string" calcext:value-type="string">
            <text:p>data/Time_Series_Individuals/Music_final_MW_HRV_1034_20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59" calcext:value-type="float">
            <text:p>4,659</text:p>
          </table:table-cell>
        </table:table-row>
        <table:table-row table:style-name="ro1">
          <table:table-cell office:value-type="string" calcext:value-type="string">
            <text:p>data/Time_Series_Individuals/Music_final_MW_EDA_1035_20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55" calcext:value-type="float">
            <text:p>15,555</text:p>
          </table:table-cell>
        </table:table-row>
        <table:table-row table:style-name="ro1">
          <table:table-cell office:value-type="string" calcext:value-type="string">
            <text:p>data/Time_Series_Individuals/Music_final_MW_EDA_1038_21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52" calcext:value-type="float">
            <text:p>17,552</text:p>
          </table:table-cell>
        </table:table-row>
        <table:table-row table:style-name="ro1">
          <table:table-cell office:value-type="string" calcext:value-type="string">
            <text:p>data/Time_Series_Individuals/Music_final_MW_HRV_1009_12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2" calcext:value-type="float">
            <text:p>4,632</text:p>
          </table:table-cell>
        </table:table-row>
        <table:table-row table:style-name="ro1">
          <table:table-cell office:value-type="string" calcext:value-type="string">
            <text:p>data/Time_Series_Individuals/Music_final_MW_EDA_1041_22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03" calcext:value-type="float">
            <text:p>16,003</text:p>
          </table:table-cell>
        </table:table-row>
        <table:table-row table:style-name="ro1">
          <table:table-cell office:value-type="string" calcext:value-type="string">
            <text:p>data/Time_Series_Individuals/Music_final_MW_HRV_1027_17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1" calcext:value-type="float">
            <text:p>5,691</text:p>
          </table:table-cell>
        </table:table-row>
        <table:table-row table:style-name="ro1">
          <table:table-cell office:value-type="string" calcext:value-type="string">
            <text:p>data/Time_Series_Individuals/Music_final_MW_EDA_1037_21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5" calcext:value-type="float">
            <text:p>5,485</text:p>
          </table:table-cell>
        </table:table-row>
        <table:table-row table:style-name="ro1">
          <table:table-cell office:value-type="string" calcext:value-type="string">
            <text:p>data/Time_Series_Individuals/Music_final_MW_EDA_1038_21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99" calcext:value-type="float">
            <text:p>15,499</text:p>
          </table:table-cell>
        </table:table-row>
        <table:table-row table:style-name="ro1">
          <table:table-cell office:value-type="string" calcext:value-type="string">
            <text:p>data/Time_Series_Individuals/Music_final_MW_EDA_1004_11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99" calcext:value-type="float">
            <text:p>17,699</text:p>
          </table:table-cell>
        </table:table-row>
        <table:table-row table:style-name="ro1">
          <table:table-cell office:value-type="string" calcext:value-type="string">
            <text:p>data/Time_Series_Individuals/Music_final_MW_EDA_1030_18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6" calcext:value-type="float">
            <text:p>5,616</text:p>
          </table:table-cell>
        </table:table-row>
        <table:table-row table:style-name="ro1">
          <table:table-cell office:value-type="string" calcext:value-type="string">
            <text:p>data/Time_Series_Individuals/Music_final_MW_HRV_1036_21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56" calcext:value-type="float">
            <text:p>23,656</text:p>
          </table:table-cell>
        </table:table-row>
        <table:table-row table:style-name="ro1">
          <table:table-cell office:value-type="string" calcext:value-type="string">
            <text:p>data/Time_Series_Individuals/Music_final_MW_EDA_1009_12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104" calcext:value-type="float">
            <text:p>18,104</text:p>
          </table:table-cell>
        </table:table-row>
        <table:table-row table:style-name="ro1">
          <table:table-cell office:value-type="string" calcext:value-type="string">
            <text:p>data/Time_Series_Individuals/Music_final_MW_EDA_1012_13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0" calcext:value-type="float">
            <text:p>5,560</text:p>
          </table:table-cell>
        </table:table-row>
        <table:table-row table:style-name="ro1">
          <table:table-cell office:value-type="string" calcext:value-type="string">
            <text:p>data/Time_Series_Individuals/Music_final_MW_EDA_1001_10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169" calcext:value-type="float">
            <text:p>16,169</text:p>
          </table:table-cell>
        </table:table-row>
        <table:table-row table:style-name="ro1">
          <table:table-cell office:value-type="string" calcext:value-type="string">
            <text:p>data/Time_Series_Individuals/Music_final_MW_EDA_1042_22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29" calcext:value-type="float">
            <text:p>17,829</text:p>
          </table:table-cell>
        </table:table-row>
        <table:table-row table:style-name="ro1">
          <table:table-cell office:value-type="string" calcext:value-type="string">
            <text:p>data/Time_Series_Individuals/Music_final_MW_EDA_1017_15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91" calcext:value-type="float">
            <text:p>5,491</text:p>
          </table:table-cell>
        </table:table-row>
        <table:table-row table:style-name="ro1">
          <table:table-cell office:value-type="string" calcext:value-type="string">
            <text:p>data/Time_Series_Individuals/Music_final_MW_HRV_1008_12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13" calcext:value-type="float">
            <text:p>24,013</text:p>
          </table:table-cell>
        </table:table-row>
        <table:table-row table:style-name="ro1">
          <table:table-cell office:value-type="string" calcext:value-type="string">
            <text:p>data/Time_Series_Individuals/Music_final_MW_EDA_1019_15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8" calcext:value-type="float">
            <text:p>5,808</text:p>
          </table:table-cell>
        </table:table-row>
        <table:table-row table:style-name="ro1">
          <table:table-cell office:value-type="string" calcext:value-type="string">
            <text:p>data/Time_Series_Individuals/Music_final_MW_EDA_1046_23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43" calcext:value-type="float">
            <text:p>17,043</text:p>
          </table:table-cell>
        </table:table-row>
        <table:table-row table:style-name="ro1">
          <table:table-cell office:value-type="string" calcext:value-type="string">
            <text:p>data/Time_Series_Individuals/Music_final_MW_HRV_1005_11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55" calcext:value-type="float">
            <text:p>23,855</text:p>
          </table:table-cell>
        </table:table-row>
        <table:table-row table:style-name="ro1">
          <table:table-cell office:value-type="string" calcext:value-type="string">
            <text:p>data/Time_Series_Individuals/Music_final_MW_HRV_1015_14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91" calcext:value-type="float">
            <text:p>23,391</text:p>
          </table:table-cell>
        </table:table-row>
        <table:table-row table:style-name="ro1">
          <table:table-cell office:value-type="string" calcext:value-type="string">
            <text:p>data/Time_Series_Individuals/Music_final_MW_EDA_1044_23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62" calcext:value-type="float">
            <text:p>17,462</text:p>
          </table:table-cell>
        </table:table-row>
        <table:table-row table:style-name="ro1">
          <table:table-cell office:value-type="string" calcext:value-type="string">
            <text:p>data/Time_Series_Individuals/Music_final_MW_EDA_1050_25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1" calcext:value-type="float">
            <text:p>5,801</text:p>
          </table:table-cell>
        </table:table-row>
        <table:table-row table:style-name="ro1">
          <table:table-cell office:value-type="string" calcext:value-type="string">
            <text:p>data/Time_Series_Individuals/Music_final_MW_HRV_1019_15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01" calcext:value-type="float">
            <text:p>6,001</text:p>
          </table:table-cell>
        </table:table-row>
        <table:table-row table:style-name="ro1">
          <table:table-cell office:value-type="string" calcext:value-type="string">
            <text:p>data/Time_Series_Individuals/Music_final_MW_EDA_1028_18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7" calcext:value-type="float">
            <text:p>5,587</text:p>
          </table:table-cell>
        </table:table-row>
        <table:table-row table:style-name="ro1">
          <table:table-cell office:value-type="string" calcext:value-type="string">
            <text:p>data/Time_Series_Individuals/Music_final_MW_EDA_1023_16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66" calcext:value-type="float">
            <text:p>16,366</text:p>
          </table:table-cell>
        </table:table-row>
        <table:table-row table:style-name="ro1">
          <table:table-cell office:value-type="string" calcext:value-type="string">
            <text:p>data/Time_Series_Individuals/Music_final_MW_EDA_1045_23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81" calcext:value-type="float">
            <text:p>4,281</text:p>
          </table:table-cell>
        </table:table-row>
        <table:table-row table:style-name="ro1">
          <table:table-cell office:value-type="string" calcext:value-type="string">
            <text:p>data/Time_Series_Individuals/Music_final_MW_HRV_1040_22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44" calcext:value-type="float">
            <text:p>22,944</text:p>
          </table:table-cell>
        </table:table-row>
        <table:table-row table:style-name="ro1">
          <table:table-cell office:value-type="string" calcext:value-type="string">
            <text:p>data/Time_Series_Individuals/Music_final_MW_EDA_1016_14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78" calcext:value-type="float">
            <text:p>17,678</text:p>
          </table:table-cell>
        </table:table-row>
        <table:table-row table:style-name="ro1">
          <table:table-cell office:value-type="string" calcext:value-type="string">
            <text:p>data/Time_Series_Individuals/Music_final_MW_EDA_1025_17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75" calcext:value-type="float">
            <text:p>17,375</text:p>
          </table:table-cell>
        </table:table-row>
        <table:table-row table:style-name="ro1">
          <table:table-cell office:value-type="string" calcext:value-type="string">
            <text:p>data/Time_Series_Individuals/Music_final_MW_HRV_1007_11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948" calcext:value-type="float">
            <text:p>24,948</text:p>
          </table:table-cell>
        </table:table-row>
        <table:table-row table:style-name="ro1">
          <table:table-cell office:value-type="string" calcext:value-type="string">
            <text:p>data/Time_Series_Individuals/Music_final_MW_EDA_1026_17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60" calcext:value-type="float">
            <text:p>5,360</text:p>
          </table:table-cell>
        </table:table-row>
        <table:table-row table:style-name="ro1">
          <table:table-cell office:value-type="string" calcext:value-type="string">
            <text:p>data/Time_Series_Individuals/Music_final_MW_HRV_1047_24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2" calcext:value-type="float">
            <text:p>4,632</text:p>
          </table:table-cell>
        </table:table-row>
        <table:table-row table:style-name="ro1">
          <table:table-cell office:value-type="string" calcext:value-type="string">
            <text:p>data/Time_Series_Individuals/Music_final_MW_EDA_1020_15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057" calcext:value-type="float">
            <text:p>17,057</text:p>
          </table:table-cell>
        </table:table-row>
        <table:table-row table:style-name="ro1">
          <table:table-cell office:value-type="string" calcext:value-type="string">
            <text:p>data/Time_Series_Individuals/Music_final_MW_HRV_1039_218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91" calcext:value-type="float">
            <text:p>4,591</text:p>
          </table:table-cell>
        </table:table-row>
        <table:table-row table:style-name="ro1">
          <table:table-cell office:value-type="string" calcext:value-type="string">
            <text:p>data/Time_Series_Individuals/Music_final_MW_EDA_1036_21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09" calcext:value-type="float">
            <text:p>15,609</text:p>
          </table:table-cell>
        </table:table-row>
        <table:table-row table:style-name="ro1">
          <table:table-cell office:value-type="string" calcext:value-type="string">
            <text:p>data/Time_Series_Individuals/Music_final_MW_HRV_1016_14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61" calcext:value-type="float">
            <text:p>23,461</text:p>
          </table:table-cell>
        </table:table-row>
        <table:table-row table:style-name="ro1">
          <table:table-cell office:value-type="string" calcext:value-type="string">
            <text:p>data/Time_Series_Individuals/Music_final_MW_EDA_1012_13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34" calcext:value-type="float">
            <text:p>17,234</text:p>
          </table:table-cell>
        </table:table-row>
        <table:table-row table:style-name="ro1">
          <table:table-cell office:value-type="string" calcext:value-type="string">
            <text:p>data/Time_Series_Individuals/Music_final_MW_HRV_1037_21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55" calcext:value-type="float">
            <text:p>23,455</text:p>
          </table:table-cell>
        </table:table-row>
        <table:table-row table:style-name="ro1">
          <table:table-cell office:value-type="string" calcext:value-type="string">
            <text:p>data/Time_Series_Individuals/Music_final_MW_EDA_1006_11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10" calcext:value-type="float">
            <text:p>15,610</text:p>
          </table:table-cell>
        </table:table-row>
        <table:table-row table:style-name="ro1">
          <table:table-cell office:value-type="string" calcext:value-type="string">
            <text:p>data/Time_Series_Individuals/Music_final_MW_HRV_1048_24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41" calcext:value-type="float">
            <text:p>5,841</text:p>
          </table:table-cell>
        </table:table-row>
        <table:table-row table:style-name="ro1">
          <table:table-cell office:value-type="string" calcext:value-type="string">
            <text:p>data/Time_Series_Individuals/Music_final_MW_HRV_1049_24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34" calcext:value-type="float">
            <text:p>5,734</text:p>
          </table:table-cell>
        </table:table-row>
        <table:table-row table:style-name="ro1">
          <table:table-cell office:value-type="string" calcext:value-type="string">
            <text:p>data/Time_Series_Individuals/Music_final_MW_HRV_1005_11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37" calcext:value-type="float">
            <text:p>20,837</text:p>
          </table:table-cell>
        </table:table-row>
        <table:table-row table:style-name="ro1">
          <table:table-cell office:value-type="string" calcext:value-type="string">
            <text:p>data/Time_Series_Individuals/Music_final_MW_HRV_1039_21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37" calcext:value-type="float">
            <text:p>23,937</text:p>
          </table:table-cell>
        </table:table-row>
        <table:table-row table:style-name="ro1">
          <table:table-cell office:value-type="string" calcext:value-type="string">
            <text:p>data/Time_Series_Individuals/Music_final_MW_HRV_1039_21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07" calcext:value-type="float">
            <text:p>4,807</text:p>
          </table:table-cell>
        </table:table-row>
        <table:table-row table:style-name="ro1">
          <table:table-cell office:value-type="string" calcext:value-type="string">
            <text:p>data/Time_Series_Individuals/Music_final_MW_HRV_1051_25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849" calcext:value-type="float">
            <text:p>23,849</text:p>
          </table:table-cell>
        </table:table-row>
        <table:table-row table:style-name="ro1">
          <table:table-cell office:value-type="string" calcext:value-type="string">
            <text:p>data/Time_Series_Individuals/Music_final_MW_EDA_1048_24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03" calcext:value-type="float">
            <text:p>15,703</text:p>
          </table:table-cell>
        </table:table-row>
        <table:table-row table:style-name="ro1">
          <table:table-cell office:value-type="string" calcext:value-type="string">
            <text:p>data/Time_Series_Individuals/Music_final_MW_EDA_1037_21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50" calcext:value-type="float">
            <text:p>4,250</text:p>
          </table:table-cell>
        </table:table-row>
        <table:table-row table:style-name="ro1">
          <table:table-cell office:value-type="string" calcext:value-type="string">
            <text:p>data/Time_Series_Individuals/Music_final_MW_EDA_1039_21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56" calcext:value-type="float">
            <text:p>16,356</text:p>
          </table:table-cell>
        </table:table-row>
        <table:table-row table:style-name="ro1">
          <table:table-cell office:value-type="string" calcext:value-type="string">
            <text:p>data/Time_Series_Individuals/Music_final_MW_HRV_1050_25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97" calcext:value-type="float">
            <text:p>24,097</text:p>
          </table:table-cell>
        </table:table-row>
        <table:table-row table:style-name="ro1">
          <table:table-cell office:value-type="string" calcext:value-type="string">
            <text:p>data/Time_Series_Individuals/Music_final_MW_HRV_1030_18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7" calcext:value-type="float">
            <text:p>5,707</text:p>
          </table:table-cell>
        </table:table-row>
        <table:table-row table:style-name="ro1">
          <table:table-cell office:value-type="string" calcext:value-type="string">
            <text:p>data/Time_Series_Individuals/Music_final_MW_HRV_1034_20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2" calcext:value-type="float">
            <text:p>4,682</text:p>
          </table:table-cell>
        </table:table-row>
        <table:table-row table:style-name="ro1">
          <table:table-cell office:value-type="string" calcext:value-type="string">
            <text:p>data/Time_Series_Individuals/Music_final_MW_HRV_1023_16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7" calcext:value-type="float">
            <text:p>4,427</text:p>
          </table:table-cell>
        </table:table-row>
        <table:table-row table:style-name="ro1">
          <table:table-cell office:value-type="string" calcext:value-type="string">
            <text:p>data/Time_Series_Individuals/Music_final_MW_HRV_1004_11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45" calcext:value-type="float">
            <text:p>4,845</text:p>
          </table:table-cell>
        </table:table-row>
        <table:table-row table:style-name="ro1">
          <table:table-cell office:value-type="string" calcext:value-type="string">
            <text:p>data/Time_Series_Individuals/Music_final_MW_HRV_1019_15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35" calcext:value-type="float">
            <text:p>4,335</text:p>
          </table:table-cell>
        </table:table-row>
        <table:table-row table:style-name="ro1">
          <table:table-cell office:value-type="string" calcext:value-type="string">
            <text:p>data/Time_Series_Individuals/Music_final_MW_EDA_1008_12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605" calcext:value-type="float">
            <text:p>15,605</text:p>
          </table:table-cell>
        </table:table-row>
        <table:table-row table:style-name="ro1">
          <table:table-cell office:value-type="string" calcext:value-type="string">
            <text:p>data/Time_Series_Individuals/Music_final_MW_EDA_1046_23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1" calcext:value-type="float">
            <text:p>5,831</text:p>
          </table:table-cell>
        </table:table-row>
        <table:table-row table:style-name="ro1">
          <table:table-cell office:value-type="string" calcext:value-type="string">
            <text:p>data/Time_Series_Individuals/Music_final_MW_EDA_1036_21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24" calcext:value-type="float">
            <text:p>17,324</text:p>
          </table:table-cell>
        </table:table-row>
        <table:table-row table:style-name="ro1">
          <table:table-cell office:value-type="string" calcext:value-type="string">
            <text:p>data/Time_Series_Individuals/Music_final_MW_EDA_1022_16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4" calcext:value-type="float">
            <text:p>4,414</text:p>
          </table:table-cell>
        </table:table-row>
        <table:table-row table:style-name="ro1">
          <table:table-cell office:value-type="string" calcext:value-type="string">
            <text:p>data/Time_Series_Individuals/Music_final_MW_HRV_1040_22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3" calcext:value-type="float">
            <text:p>5,473</text:p>
          </table:table-cell>
        </table:table-row>
        <table:table-row table:style-name="ro1">
          <table:table-cell office:value-type="string" calcext:value-type="string">
            <text:p>data/Time_Series_Individuals/Music_final_MW_EDA_1003_10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31" calcext:value-type="float">
            <text:p>5,431</text:p>
          </table:table-cell>
        </table:table-row>
        <table:table-row table:style-name="ro1">
          <table:table-cell office:value-type="string" calcext:value-type="string">
            <text:p>data/Time_Series_Individuals/Music_final_MW_EDA_1039_21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83" calcext:value-type="float">
            <text:p>15,983</text:p>
          </table:table-cell>
        </table:table-row>
        <table:table-row table:style-name="ro1">
          <table:table-cell office:value-type="string" calcext:value-type="string">
            <text:p>data/Time_Series_Individuals/Music_final_MW_EDA_1003_10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22" calcext:value-type="float">
            <text:p>15,722</text:p>
          </table:table-cell>
        </table:table-row>
        <table:table-row table:style-name="ro1">
          <table:table-cell office:value-type="string" calcext:value-type="string">
            <text:p>data/Time_Series_Individuals/Music_final_MW_EDA_1039_22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44" calcext:value-type="float">
            <text:p>16,344</text:p>
          </table:table-cell>
        </table:table-row>
        <table:table-row table:style-name="ro1">
          <table:table-cell office:value-type="string" calcext:value-type="string">
            <text:p>data/Time_Series_Individuals/Music_final_MW_EDA_1016_14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91" calcext:value-type="float">
            <text:p>17,291</text:p>
          </table:table-cell>
        </table:table-row>
        <table:table-row table:style-name="ro1">
          <table:table-cell office:value-type="string" calcext:value-type="string">
            <text:p>data/Time_Series_Individuals/Music_final_MW_HRV_1011_13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95" calcext:value-type="float">
            <text:p>20,895</text:p>
          </table:table-cell>
        </table:table-row>
        <table:table-row table:style-name="ro1">
          <table:table-cell office:value-type="string" calcext:value-type="string">
            <text:p>data/Time_Series_Individuals/Music_final_MW_EDA_1047_24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094" calcext:value-type="float">
            <text:p>16,094</text:p>
          </table:table-cell>
        </table:table-row>
        <table:table-row table:style-name="ro1">
          <table:table-cell office:value-type="string" calcext:value-type="string">
            <text:p>data/Time_Series_Individuals/Music_final_MW_HRV_1001_10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443" calcext:value-type="float">
            <text:p>21,443</text:p>
          </table:table-cell>
        </table:table-row>
        <table:table-row table:style-name="ro1">
          <table:table-cell office:value-type="string" calcext:value-type="string">
            <text:p>data/Time_Series_Individuals/Music_final_MW_EDA_1030_189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57" calcext:value-type="float">
            <text:p>17,457</text:p>
          </table:table-cell>
        </table:table-row>
        <table:table-row table:style-name="ro1">
          <table:table-cell office:value-type="string" calcext:value-type="string">
            <text:p>data/Time_Series_Individuals/Music_final_MW_EDA_1008_12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13" calcext:value-type="float">
            <text:p>4,413</text:p>
          </table:table-cell>
        </table:table-row>
        <table:table-row table:style-name="ro1">
          <table:table-cell office:value-type="string" calcext:value-type="string">
            <text:p>data/Time_Series_Individuals/Music_final_MW_EDA_1013_13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12" calcext:value-type="float">
            <text:p>15,212</text:p>
          </table:table-cell>
        </table:table-row>
        <table:table-row table:style-name="ro1">
          <table:table-cell office:value-type="string" calcext:value-type="string">
            <text:p>data/Time_Series_Individuals/Music_final_MW_EDA_1024_17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46" calcext:value-type="float">
            <text:p>17,446</text:p>
          </table:table-cell>
        </table:table-row>
        <table:table-row table:style-name="ro1">
          <table:table-cell office:value-type="string" calcext:value-type="string">
            <text:p>data/Time_Series_Individuals/Music_final_MW_EDA_1030_19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72" calcext:value-type="float">
            <text:p>5,472</text:p>
          </table:table-cell>
        </table:table-row>
        <table:table-row table:style-name="ro1">
          <table:table-cell office:value-type="string" calcext:value-type="string">
            <text:p>data/Time_Series_Individuals/Music_final_MW_HRV_1050_25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84" calcext:value-type="float">
            <text:p>5,784</text:p>
          </table:table-cell>
        </table:table-row>
        <table:table-row table:style-name="ro1">
          <table:table-cell office:value-type="string" calcext:value-type="string">
            <text:p>data/Time_Series_Individuals/Music_final_MW_HRV_1003_10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19" calcext:value-type="float">
            <text:p>5,619</text:p>
          </table:table-cell>
        </table:table-row>
        <table:table-row table:style-name="ro1">
          <table:table-cell office:value-type="string" calcext:value-type="string">
            <text:p>data/Time_Series_Individuals/Music_final_MW_EDA_1028_18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78" calcext:value-type="float">
            <text:p>15,578</text:p>
          </table:table-cell>
        </table:table-row>
        <table:table-row table:style-name="ro1">
          <table:table-cell office:value-type="string" calcext:value-type="string">
            <text:p>data/Time_Series_Individuals/Music_final_MW_HRV_1035_20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72" calcext:value-type="float">
            <text:p>5,972</text:p>
          </table:table-cell>
        </table:table-row>
        <table:table-row table:style-name="ro1">
          <table:table-cell office:value-type="string" calcext:value-type="string">
            <text:p>data/Time_Series_Individuals/Music_final_MW_HRV_1033_20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70" calcext:value-type="float">
            <text:p>5,970</text:p>
          </table:table-cell>
        </table:table-row>
        <table:table-row table:style-name="ro1">
          <table:table-cell office:value-type="string" calcext:value-type="string">
            <text:p>data/Time_Series_Individuals/Music_final_MW_HRV_1019_156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289" calcext:value-type="float">
            <text:p>24,289</text:p>
          </table:table-cell>
        </table:table-row>
        <table:table-row table:style-name="ro1">
          <table:table-cell office:value-type="string" calcext:value-type="string">
            <text:p>data/Time_Series_Individuals/Music_final_MW_EDA_1019_15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20" calcext:value-type="float">
            <text:p>5,920</text:p>
          </table:table-cell>
        </table:table-row>
        <table:table-row table:style-name="ro1">
          <table:table-cell office:value-type="string" calcext:value-type="string">
            <text:p>data/Time_Series_Individuals/Music_final_MW_HRV_1022_16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76" calcext:value-type="float">
            <text:p>5,676</text:p>
          </table:table-cell>
        </table:table-row>
        <table:table-row table:style-name="ro1">
          <table:table-cell office:value-type="string" calcext:value-type="string">
            <text:p>data/Time_Series_Individuals/Music_final_MW_HRV_1014_14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54" calcext:value-type="float">
            <text:p>5,854</text:p>
          </table:table-cell>
        </table:table-row>
        <table:table-row table:style-name="ro1">
          <table:table-cell office:value-type="string" calcext:value-type="string">
            <text:p>data/Time_Series_Individuals/Music_final_MW_HRV_1026_17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37" calcext:value-type="float">
            <text:p>23,537</text:p>
          </table:table-cell>
        </table:table-row>
        <table:table-row table:style-name="ro1">
          <table:table-cell office:value-type="string" calcext:value-type="string">
            <text:p>data/Time_Series_Individuals/Music_final_MW_EDA_1021_16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26" calcext:value-type="float">
            <text:p>17,826</text:p>
          </table:table-cell>
        </table:table-row>
        <table:table-row table:style-name="ro1">
          <table:table-cell office:value-type="string" calcext:value-type="string">
            <text:p>data/Time_Series_Individuals/Music_final_MW_EDA_1019_15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82" calcext:value-type="float">
            <text:p>15,782</text:p>
          </table:table-cell>
        </table:table-row>
        <table:table-row table:style-name="ro1">
          <table:table-cell office:value-type="string" calcext:value-type="string">
            <text:p>data/Time_Series_Individuals/Music_final_MW_EDA_1044_23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92" calcext:value-type="float">
            <text:p>5,292</text:p>
          </table:table-cell>
        </table:table-row>
        <table:table-row table:style-name="ro1">
          <table:table-cell office:value-type="string" calcext:value-type="string">
            <text:p>data/Time_Series_Individuals/Music_final_MW_EDA_1017_15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91" calcext:value-type="float">
            <text:p>4,491</text:p>
          </table:table-cell>
        </table:table-row>
        <table:table-row table:style-name="ro1">
          <table:table-cell office:value-type="string" calcext:value-type="string">
            <text:p>data/Time_Series_Individuals/Music_final_MW_EDA_1041_225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17" calcext:value-type="float">
            <text:p>4,517</text:p>
          </table:table-cell>
        </table:table-row>
        <table:table-row table:style-name="ro1">
          <table:table-cell office:value-type="string" calcext:value-type="string">
            <text:p>data/Time_Series_Individuals/Music_final_MW_EDA_1028_18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4670" calcext:value-type="float">
            <text:p>14,670</text:p>
          </table:table-cell>
        </table:table-row>
        <table:table-row table:style-name="ro1">
          <table:table-cell office:value-type="string" calcext:value-type="string">
            <text:p>data/Time_Series_Individuals/Music_final_MW_HRV_1015_14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88" calcext:value-type="float">
            <text:p>5,988</text:p>
          </table:table-cell>
        </table:table-row>
        <table:table-row table:style-name="ro1">
          <table:table-cell office:value-type="string" calcext:value-type="string">
            <text:p>data/Time_Series_Individuals/Music_final_MW_EDA_1041_22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75" calcext:value-type="float">
            <text:p>17,475</text:p>
          </table:table-cell>
        </table:table-row>
        <table:table-row table:style-name="ro1">
          <table:table-cell office:value-type="string" calcext:value-type="string">
            <text:p>data/Time_Series_Individuals/Music_final_MW_HRV_1026_17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68" calcext:value-type="float">
            <text:p>23,368</text:p>
          </table:table-cell>
        </table:table-row>
        <table:table-row table:style-name="ro1">
          <table:table-cell office:value-type="string" calcext:value-type="string">
            <text:p>data/Time_Series_Individuals/Music_final_MW_HRV_1047_24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12" calcext:value-type="float">
            <text:p>23,112</text:p>
          </table:table-cell>
        </table:table-row>
        <table:table-row table:style-name="ro1">
          <table:table-cell office:value-type="string" calcext:value-type="string">
            <text:p>data/Time_Series_Individuals/Music_final_MW_HRV_1006_11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43" calcext:value-type="float">
            <text:p>23,343</text:p>
          </table:table-cell>
        </table:table-row>
        <table:table-row table:style-name="ro1">
          <table:table-cell office:value-type="string" calcext:value-type="string">
            <text:p>data/Time_Series_Individuals/Music_final_MW_HRV_1035_20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4" calcext:value-type="float">
            <text:p>4,684</text:p>
          </table:table-cell>
        </table:table-row>
        <table:table-row table:style-name="ro1">
          <table:table-cell office:value-type="string" calcext:value-type="string">
            <text:p>data/Time_Series_Individuals/Music_final_MW_HRV_1049_24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66" calcext:value-type="float">
            <text:p>4,366</text:p>
          </table:table-cell>
        </table:table-row>
        <table:table-row table:style-name="ro1">
          <table:table-cell office:value-type="string" calcext:value-type="string">
            <text:p>data/Time_Series_Individuals/Music_final_MW_HRV_1006_11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1" calcext:value-type="float">
            <text:p>5,761</text:p>
          </table:table-cell>
        </table:table-row>
        <table:table-row table:style-name="ro1">
          <table:table-cell office:value-type="string" calcext:value-type="string">
            <text:p>data/Time_Series_Individuals/Music_final_MW_HRV_1024_17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62" calcext:value-type="float">
            <text:p>23,162</text:p>
          </table:table-cell>
        </table:table-row>
        <table:table-row table:style-name="ro1">
          <table:table-cell office:value-type="string" calcext:value-type="string">
            <text:p>data/Time_Series_Individuals/Music_final_MW_HRV_1032_19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97" calcext:value-type="float">
            <text:p>5,697</text:p>
          </table:table-cell>
        </table:table-row>
        <table:table-row table:style-name="ro1">
          <table:table-cell office:value-type="string" calcext:value-type="string">
            <text:p>data/Time_Series_Individuals/Music_final_MW_HRV_1050_25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11" calcext:value-type="float">
            <text:p>24,011</text:p>
          </table:table-cell>
        </table:table-row>
        <table:table-row table:style-name="ro1">
          <table:table-cell office:value-type="string" calcext:value-type="string">
            <text:p>data/Time_Series_Individuals/Music_final_MW_HRV_1030_18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5" calcext:value-type="float">
            <text:p>5,705</text:p>
          </table:table-cell>
        </table:table-row>
        <table:table-row table:style-name="ro1">
          <table:table-cell office:value-type="string" calcext:value-type="string">
            <text:p>data/Time_Series_Individuals/Music_final_MW_HRV_1010_13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1" calcext:value-type="float">
            <text:p>5,811</text:p>
          </table:table-cell>
        </table:table-row>
        <table:table-row table:style-name="ro1">
          <table:table-cell office:value-type="string" calcext:value-type="string">
            <text:p>data/Time_Series_Individuals/Music_final_MW_EDA_1015_14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66" calcext:value-type="float">
            <text:p>15,466</text:p>
          </table:table-cell>
        </table:table-row>
        <table:table-row table:style-name="ro1">
          <table:table-cell office:value-type="string" calcext:value-type="string">
            <text:p>data/Time_Series_Individuals/Music_final_MW_HRV_1035_20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7" calcext:value-type="float">
            <text:p>4,477</text:p>
          </table:table-cell>
        </table:table-row>
        <table:table-row table:style-name="ro1">
          <table:table-cell office:value-type="string" calcext:value-type="string">
            <text:p>data/Time_Series_Individuals/Music_final_MW_HRV_1010_12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92" calcext:value-type="float">
            <text:p>23,792</text:p>
          </table:table-cell>
        </table:table-row>
        <table:table-row table:style-name="ro1">
          <table:table-cell office:value-type="string" calcext:value-type="string">
            <text:p>data/Time_Series_Individuals/Music_final_MW_HRV_1039_22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21" calcext:value-type="float">
            <text:p>21,121</text:p>
          </table:table-cell>
        </table:table-row>
        <table:table-row table:style-name="ro1">
          <table:table-cell office:value-type="string" calcext:value-type="string">
            <text:p>data/Time_Series_Individuals/Music_final_MW_EDA_1026_17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34" calcext:value-type="float">
            <text:p>17,134</text:p>
          </table:table-cell>
        </table:table-row>
        <table:table-row table:style-name="ro1">
          <table:table-cell office:value-type="string" calcext:value-type="string">
            <text:p>data/Time_Series_Individuals/Music_final_MW_HRV_1038_21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87" calcext:value-type="float">
            <text:p>20,687</text:p>
          </table:table-cell>
        </table:table-row>
        <table:table-row table:style-name="ro1">
          <table:table-cell office:value-type="string" calcext:value-type="string">
            <text:p>data/Time_Series_Individuals/Music_final_MW_HRV_1036_211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32" calcext:value-type="float">
            <text:p>5,832</text:p>
          </table:table-cell>
        </table:table-row>
        <table:table-row table:style-name="ro1">
          <table:table-cell office:value-type="string" calcext:value-type="string">
            <text:p>data/Time_Series_Individuals/Music_final_MW_HRV_1044_234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25" calcext:value-type="float">
            <text:p>23,625</text:p>
          </table:table-cell>
        </table:table-row>
        <table:table-row table:style-name="ro1">
          <table:table-cell office:value-type="string" calcext:value-type="string">
            <text:p>data/Time_Series_Individuals/Music_final_MW_HRV_1033_20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01" calcext:value-type="float">
            <text:p>23,701</text:p>
          </table:table-cell>
        </table:table-row>
        <table:table-row table:style-name="ro1">
          <table:table-cell office:value-type="string" calcext:value-type="string">
            <text:p>data/Time_Series_Individuals/Music_final_MW_EDA_1033_20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68" calcext:value-type="float">
            <text:p>15,968</text:p>
          </table:table-cell>
        </table:table-row>
        <table:table-row table:style-name="ro1">
          <table:table-cell office:value-type="string" calcext:value-type="string">
            <text:p>data/Time_Series_Individuals/Music_final_MW_EDA_1010_13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02" calcext:value-type="float">
            <text:p>15,802</text:p>
          </table:table-cell>
        </table:table-row>
        <table:table-row table:style-name="ro1">
          <table:table-cell office:value-type="string" calcext:value-type="string">
            <text:p>data/Time_Series_Individuals/Music_final_MW_HRV_1049_24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26" calcext:value-type="float">
            <text:p>4,326</text:p>
          </table:table-cell>
        </table:table-row>
        <table:table-row table:style-name="ro1">
          <table:table-cell office:value-type="string" calcext:value-type="string">
            <text:p>data/Time_Series_Individuals/Music_final_MW_HRV_1048_24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30" calcext:value-type="float">
            <text:p>23,030</text:p>
          </table:table-cell>
        </table:table-row>
        <table:table-row table:style-name="ro1">
          <table:table-cell office:value-type="string" calcext:value-type="string">
            <text:p>data/Time_Series_Individuals/Music_final_MW_HRV_1010_12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97" calcext:value-type="float">
            <text:p>5,797</text:p>
          </table:table-cell>
        </table:table-row>
        <table:table-row table:style-name="ro1">
          <table:table-cell office:value-type="string" calcext:value-type="string">
            <text:p>data/Time_Series_Individuals/Music_final_MW_EDA_1036_21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65" calcext:value-type="float">
            <text:p>17,765</text:p>
          </table:table-cell>
        </table:table-row>
        <table:table-row table:style-name="ro1">
          <table:table-cell office:value-type="string" calcext:value-type="string">
            <text:p>data/Time_Series_Individuals/Music_final_MW_EDA_1010_12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09" calcext:value-type="float">
            <text:p>17,409</text:p>
          </table:table-cell>
        </table:table-row>
        <table:table-row table:style-name="ro1">
          <table:table-cell office:value-type="string" calcext:value-type="string">
            <text:p>data/Time_Series_Individuals/Music_final_MW_HRV_1013_13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672" calcext:value-type="float">
            <text:p>24,672</text:p>
          </table:table-cell>
        </table:table-row>
        <table:table-row table:style-name="ro1">
          <table:table-cell office:value-type="string" calcext:value-type="string">
            <text:p>data/Time_Series_Individuals/Music_final_MW_EDA_1019_15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49" calcext:value-type="float">
            <text:p>4,149</text:p>
          </table:table-cell>
        </table:table-row>
        <table:table-row table:style-name="ro1">
          <table:table-cell office:value-type="string" calcext:value-type="string">
            <text:p>data/Time_Series_Individuals/Music_final_MW_EDA_1040_22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72" calcext:value-type="float">
            <text:p>5,272</text:p>
          </table:table-cell>
        </table:table-row>
        <table:table-row table:style-name="ro1">
          <table:table-cell office:value-type="string" calcext:value-type="string">
            <text:p>data/Time_Series_Individuals/Music_final_MW_EDA_1019_156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15" calcext:value-type="float">
            <text:p>4,615</text:p>
          </table:table-cell>
        </table:table-row>
        <table:table-row table:style-name="ro1">
          <table:table-cell office:value-type="string" calcext:value-type="string">
            <text:p>data/Time_Series_Individuals/Music_final_MW_EDA_1022_16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40" calcext:value-type="float">
            <text:p>17,340</text:p>
          </table:table-cell>
        </table:table-row>
        <table:table-row table:style-name="ro1">
          <table:table-cell office:value-type="string" calcext:value-type="string">
            <text:p>data/Time_Series_Individuals/Music_final_MW_EDA_1022_16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93" calcext:value-type="float">
            <text:p>17,293</text:p>
          </table:table-cell>
        </table:table-row>
        <table:table-row table:style-name="ro1">
          <table:table-cell office:value-type="string" calcext:value-type="string">
            <text:p>data/Time_Series_Individuals/Music_final_MW_EDA_1048_24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64" calcext:value-type="float">
            <text:p>17,764</text:p>
          </table:table-cell>
        </table:table-row>
        <table:table-row table:style-name="ro1">
          <table:table-cell office:value-type="string" calcext:value-type="string">
            <text:p>data/Time_Series_Individuals/Music_final_MW_EDA_1009_12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7" calcext:value-type="float">
            <text:p>4,457</text:p>
          </table:table-cell>
        </table:table-row>
        <table:table-row table:style-name="ro1">
          <table:table-cell office:value-type="string" calcext:value-type="string">
            <text:p>data/Time_Series_Individuals/Music_final_MW_HRV_1051_25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35" calcext:value-type="float">
            <text:p>20,635</text:p>
          </table:table-cell>
        </table:table-row>
        <table:table-row table:style-name="ro1">
          <table:table-cell office:value-type="string" calcext:value-type="string">
            <text:p>data/Time_Series_Individuals/Music_final_MW_HRV_1025_17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825" calcext:value-type="float">
            <text:p>20,825</text:p>
          </table:table-cell>
        </table:table-row>
        <table:table-row table:style-name="ro1">
          <table:table-cell office:value-type="string" calcext:value-type="string">
            <text:p>data/Time_Series_Individuals/Music_final_MW_EDA_1023_16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245" calcext:value-type="float">
            <text:p>4,245</text:p>
          </table:table-cell>
        </table:table-row>
        <table:table-row table:style-name="ro1">
          <table:table-cell office:value-type="string" calcext:value-type="string">
            <text:p>data/Time_Series_Individuals/Music_final_MW_EDA_1010_129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8" calcext:value-type="float">
            <text:p>5,628</text:p>
          </table:table-cell>
        </table:table-row>
        <table:table-row table:style-name="ro1">
          <table:table-cell office:value-type="string" calcext:value-type="string">
            <text:p>data/Time_Series_Individuals/Music_final_MW_HRV_1019_157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590" calcext:value-type="float">
            <text:p>19,590</text:p>
          </table:table-cell>
        </table:table-row>
        <table:table-row table:style-name="ro1">
          <table:table-cell office:value-type="string" calcext:value-type="string">
            <text:p>data/Time_Series_Individuals/Music_final_MW_EDA_1014_142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52" calcext:value-type="float">
            <text:p>5,452</text:p>
          </table:table-cell>
        </table:table-row>
        <table:table-row table:style-name="ro1">
          <table:table-cell office:value-type="string" calcext:value-type="string">
            <text:p>data/Time_Series_Individuals/Music_final_MW_HRV_1015_145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124" calcext:value-type="float">
            <text:p>24,124</text:p>
          </table:table-cell>
        </table:table-row>
        <table:table-row table:style-name="ro1">
          <table:table-cell office:value-type="string" calcext:value-type="string">
            <text:p>data/Time_Series_Individuals/Music_final_MW_EDA_1028_18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55" calcext:value-type="float">
            <text:p>4,455</text:p>
          </table:table-cell>
        </table:table-row>
        <table:table-row table:style-name="ro1">
          <table:table-cell office:value-type="string" calcext:value-type="string">
            <text:p>data/Time_Series_Individuals/Music_final_MW_HRV_1019_15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316" calcext:value-type="float">
            <text:p>24,316</text:p>
          </table:table-cell>
        </table:table-row>
        <table:table-row table:style-name="ro1">
          <table:table-cell office:value-type="string" calcext:value-type="string">
            <text:p>data/Time_Series_Individuals/Music_final_MW_HRV_1029_186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9" calcext:value-type="float">
            <text:p>4,479</text:p>
          </table:table-cell>
        </table:table-row>
        <table:table-row table:style-name="ro1">
          <table:table-cell office:value-type="string" calcext:value-type="string">
            <text:p>data/Time_Series_Individuals/Music_final_MW_EDA_1014_14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17" calcext:value-type="float">
            <text:p>5,417</text:p>
          </table:table-cell>
        </table:table-row>
        <table:table-row table:style-name="ro1">
          <table:table-cell office:value-type="string" calcext:value-type="string">
            <text:p>data/Time_Series_Individuals/Music_final_MW_EDA_1040_22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754" calcext:value-type="float">
            <text:p>16,754</text:p>
          </table:table-cell>
        </table:table-row>
        <table:table-row table:style-name="ro1">
          <table:table-cell office:value-type="string" calcext:value-type="string">
            <text:p>data/Time_Series_Individuals/Music_final_MW_EDA_1045_23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40" calcext:value-type="float">
            <text:p>15,840</text:p>
          </table:table-cell>
        </table:table-row>
        <table:table-row table:style-name="ro1">
          <table:table-cell office:value-type="string" calcext:value-type="string">
            <text:p>data/Time_Series_Individuals/Music_final_MW_HRV_1005_11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50" calcext:value-type="float">
            <text:p>23,050</text:p>
          </table:table-cell>
        </table:table-row>
        <table:table-row table:style-name="ro1">
          <table:table-cell office:value-type="string" calcext:value-type="string">
            <text:p>data/Time_Series_Individuals/Music_final_MW_EDA_1040_22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262" calcext:value-type="float">
            <text:p>5,262</text:p>
          </table:table-cell>
        </table:table-row>
        <table:table-row table:style-name="ro1">
          <table:table-cell office:value-type="string" calcext:value-type="string">
            <text:p>data/Time_Series_Individuals/Music_final_MW_HRV_1003_10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3" calcext:value-type="float">
            <text:p>5,523</text:p>
          </table:table-cell>
        </table:table-row>
        <table:table-row table:style-name="ro1">
          <table:table-cell office:value-type="string" calcext:value-type="string">
            <text:p>data/Time_Series_Individuals/Music_final_MW_EDA_1027_18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77" calcext:value-type="float">
            <text:p>4,477</text:p>
          </table:table-cell>
        </table:table-row>
        <table:table-row table:style-name="ro1">
          <table:table-cell office:value-type="string" calcext:value-type="string">
            <text:p>data/Time_Series_Individuals/Music_final_MW_EDA_1029_18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3" calcext:value-type="float">
            <text:p>5,593</text:p>
          </table:table-cell>
        </table:table-row>
        <table:table-row table:style-name="ro1">
          <table:table-cell office:value-type="string" calcext:value-type="string">
            <text:p>data/Time_Series_Individuals/Music_final_MW_EDA_1017_15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82" calcext:value-type="float">
            <text:p>17,482</text:p>
          </table:table-cell>
        </table:table-row>
        <table:table-row table:style-name="ro1">
          <table:table-cell office:value-type="string" calcext:value-type="string">
            <text:p>data/Time_Series_Individuals/Music_final_MW_HRV_1025_17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43" calcext:value-type="float">
            <text:p>4,843</text:p>
          </table:table-cell>
        </table:table-row>
        <table:table-row table:style-name="ro1">
          <table:table-cell office:value-type="string" calcext:value-type="string">
            <text:p>data/Time_Series_Individuals/Music_final_MW_EDA_1016_14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19" calcext:value-type="float">
            <text:p>17,119</text:p>
          </table:table-cell>
        </table:table-row>
        <table:table-row table:style-name="ro1">
          <table:table-cell office:value-type="string" calcext:value-type="string">
            <text:p>data/Time_Series_Individuals/Music_final_MW_EDA_1023_16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64" calcext:value-type="float">
            <text:p>17,664</text:p>
          </table:table-cell>
        </table:table-row>
        <table:table-row table:style-name="ro1">
          <table:table-cell office:value-type="string" calcext:value-type="string">
            <text:p>data/Time_Series_Individuals/Music_final_MW_HRV_1028_18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3971" calcext:value-type="float">
            <text:p>3,971</text:p>
          </table:table-cell>
        </table:table-row>
        <table:table-row table:style-name="ro1">
          <table:table-cell office:value-type="string" calcext:value-type="string">
            <text:p>data/Time_Series_Individuals/Music_final_MW_HRV_1009_12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18" calcext:value-type="float">
            <text:p>6,018</text:p>
          </table:table-cell>
        </table:table-row>
        <table:table-row table:style-name="ro1">
          <table:table-cell office:value-type="string" calcext:value-type="string">
            <text:p>data/Time_Series_Individuals/Music_final_MW_HRV_1003_10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8" calcext:value-type="float">
            <text:p>5,528</text:p>
          </table:table-cell>
        </table:table-row>
        <table:table-row table:style-name="ro1">
          <table:table-cell office:value-type="string" calcext:value-type="string">
            <text:p>data/Time_Series_Individuals/Music_final_MW_EDA_1011_13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69" calcext:value-type="float">
            <text:p>4,169</text:p>
          </table:table-cell>
        </table:table-row>
        <table:table-row table:style-name="ro1">
          <table:table-cell office:value-type="string" calcext:value-type="string">
            <text:p>data/Time_Series_Individuals/Music_final_MW_HRV_1008_12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30" calcext:value-type="float">
            <text:p>4,630</text:p>
          </table:table-cell>
        </table:table-row>
        <table:table-row table:style-name="ro1">
          <table:table-cell office:value-type="string" calcext:value-type="string">
            <text:p>data/Time_Series_Individuals/Music_final_MW_EDA_1011_13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267" calcext:value-type="float">
            <text:p>15,267</text:p>
          </table:table-cell>
        </table:table-row>
        <table:table-row table:style-name="ro1">
          <table:table-cell office:value-type="string" calcext:value-type="string">
            <text:p>data/Time_Series_Individuals/Music_final_MW_EDA_1027_17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88" calcext:value-type="float">
            <text:p>5,588</text:p>
          </table:table-cell>
        </table:table-row>
        <table:table-row table:style-name="ro1">
          <table:table-cell office:value-type="string" calcext:value-type="string">
            <text:p>data/Time_Series_Individuals/Music_final_MW_EDA_1024_17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69" calcext:value-type="float">
            <text:p>15,369</text:p>
          </table:table-cell>
        </table:table-row>
        <table:table-row table:style-name="ro1">
          <table:table-cell office:value-type="string" calcext:value-type="string">
            <text:p>data/Time_Series_Individuals/Music_final_MW_HRV_1039_22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214" calcext:value-type="float">
            <text:p>20,214</text:p>
          </table:table-cell>
        </table:table-row>
        <table:table-row table:style-name="ro1">
          <table:table-cell office:value-type="string" calcext:value-type="string">
            <text:p>data/Time_Series_Individuals/Music_final_MW_HRV_1001_10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42" calcext:value-type="float">
            <text:p>20,342</text:p>
          </table:table-cell>
        </table:table-row>
        <table:table-row table:style-name="ro1">
          <table:table-cell office:value-type="string" calcext:value-type="string">
            <text:p>data/Time_Series_Individuals/Music_final_MW_EDA_1046_24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923" calcext:value-type="float">
            <text:p>15,923</text:p>
          </table:table-cell>
        </table:table-row>
        <table:table-row table:style-name="ro1">
          <table:table-cell office:value-type="string" calcext:value-type="string">
            <text:p>data/Time_Series_Individuals/Music_final_MW_HRV_1015_14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67" calcext:value-type="float">
            <text:p>4,367</text:p>
          </table:table-cell>
        </table:table-row>
        <table:table-row table:style-name="ro1">
          <table:table-cell office:value-type="string" calcext:value-type="string">
            <text:p>data/Time_Series_Individuals/Music_final_MW_HRV_1010_128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750" calcext:value-type="float">
            <text:p>23,750</text:p>
          </table:table-cell>
        </table:table-row>
        <table:table-row table:style-name="ro1">
          <table:table-cell office:value-type="string" calcext:value-type="string">
            <text:p>data/Time_Series_Individuals/Music_final_MW_EDA_1032_19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87" calcext:value-type="float">
            <text:p>5,387</text:p>
          </table:table-cell>
        </table:table-row>
        <table:table-row table:style-name="ro1">
          <table:table-cell office:value-type="string" calcext:value-type="string">
            <text:p>data/Time_Series_Individuals/Music_final_MW_HRV_1037_21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994" calcext:value-type="float">
            <text:p>19,994</text:p>
          </table:table-cell>
        </table:table-row>
        <table:table-row table:style-name="ro1">
          <table:table-cell office:value-type="string" calcext:value-type="string">
            <text:p>data/Time_Series_Individuals/Music_final_MW_EDA_1038_21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62" calcext:value-type="float">
            <text:p>5,362</text:p>
          </table:table-cell>
        </table:table-row>
        <table:table-row table:style-name="ro1">
          <table:table-cell office:value-type="string" calcext:value-type="string">
            <text:p>data/Time_Series_Individuals/Music_final_MW_HRV_1043_23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1" calcext:value-type="float">
            <text:p>5,801</text:p>
          </table:table-cell>
        </table:table-row>
        <table:table-row table:style-name="ro1">
          <table:table-cell office:value-type="string" calcext:value-type="string">
            <text:p>data/Time_Series_Individuals/Music_final_MW_EDA_1033_202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10" calcext:value-type="float">
            <text:p>5,710</text:p>
          </table:table-cell>
        </table:table-row>
        <table:table-row table:style-name="ro1">
          <table:table-cell office:value-type="string" calcext:value-type="string">
            <text:p>data/Time_Series_Individuals/Music_final_MW_EDA_1042_227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36" calcext:value-type="float">
            <text:p>5,136</text:p>
          </table:table-cell>
        </table:table-row>
        <table:table-row table:style-name="ro1">
          <table:table-cell office:value-type="string" calcext:value-type="string">
            <text:p>data/Time_Series_Individuals/Music_final_MW_HRV_1043_23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901" calcext:value-type="float">
            <text:p>4,901</text:p>
          </table:table-cell>
        </table:table-row>
        <table:table-row table:style-name="ro1">
          <table:table-cell office:value-type="string" calcext:value-type="string">
            <text:p>data/Time_Series_Individuals/Music_final_MW_HRV_1016_14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70" calcext:value-type="float">
            <text:p>5,370</text:p>
          </table:table-cell>
        </table:table-row>
        <table:table-row table:style-name="ro1">
          <table:table-cell office:value-type="string" calcext:value-type="string">
            <text:p>data/Time_Series_Individuals/Music_final_MW_EDA_1013_139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31" calcext:value-type="float">
            <text:p>5,931</text:p>
          </table:table-cell>
        </table:table-row>
        <table:table-row table:style-name="ro1">
          <table:table-cell office:value-type="string" calcext:value-type="string">
            <text:p>data/Time_Series_Individuals/Music_final_MW_HRV_1039_220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6" calcext:value-type="float">
            <text:p>5,766</text:p>
          </table:table-cell>
        </table:table-row>
        <table:table-row table:style-name="ro1">
          <table:table-cell office:value-type="string" calcext:value-type="string">
            <text:p>data/Time_Series_Individuals/Music_final_MW_EDA_1011_13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488" calcext:value-type="float">
            <text:p>15,488</text:p>
          </table:table-cell>
        </table:table-row>
        <table:table-row table:style-name="ro1">
          <table:table-cell office:value-type="string" calcext:value-type="string">
            <text:p>data/Time_Series_Individuals/Music_final_MW_HRV_1051_25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17" calcext:value-type="float">
            <text:p>4,817</text:p>
          </table:table-cell>
        </table:table-row>
        <table:table-row table:style-name="ro1">
          <table:table-cell office:value-type="string" calcext:value-type="string">
            <text:p>data/Time_Series_Individuals/Music_final_MW_HRV_1051_256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93" calcext:value-type="float">
            <text:p>20,593</text:p>
          </table:table-cell>
        </table:table-row>
        <table:table-row table:style-name="ro1">
          <table:table-cell office:value-type="string" calcext:value-type="string">
            <text:p>data/Time_Series_Individuals/Music_final_MW_HRV_1046_23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74" calcext:value-type="float">
            <text:p>4,674</text:p>
          </table:table-cell>
        </table:table-row>
        <table:table-row table:style-name="ro1">
          <table:table-cell office:value-type="string" calcext:value-type="string">
            <text:p>data/Time_Series_Individuals/Music_final_MW_EDA_1031_19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98" calcext:value-type="float">
            <text:p>17,298</text:p>
          </table:table-cell>
        </table:table-row>
        <table:table-row table:style-name="ro1">
          <table:table-cell office:value-type="string" calcext:value-type="string">
            <text:p>data/Time_Series_Individuals/Music_final_MW_HRV_1044_23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705" calcext:value-type="float">
            <text:p>24,705</text:p>
          </table:table-cell>
        </table:table-row>
        <table:table-row table:style-name="ro1">
          <table:table-cell office:value-type="string" calcext:value-type="string">
            <text:p>data/Time_Series_Individuals/Music_final_MW_EDA_1009_125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83" calcext:value-type="float">
            <text:p>5,383</text:p>
          </table:table-cell>
        </table:table-row>
        <table:table-row table:style-name="ro1">
          <table:table-cell office:value-type="string" calcext:value-type="string">
            <text:p>data/Time_Series_Individuals/Music_final_MW_HRV_1005_11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70" calcext:value-type="float">
            <text:p>5,870</text:p>
          </table:table-cell>
        </table:table-row>
        <table:table-row table:style-name="ro1">
          <table:table-cell office:value-type="string" calcext:value-type="string">
            <text:p>data/Time_Series_Individuals/Music_final_MW_EDA_1025_17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26" calcext:value-type="float">
            <text:p>15,826</text:p>
          </table:table-cell>
        </table:table-row>
        <table:table-row table:style-name="ro1">
          <table:table-cell office:value-type="string" calcext:value-type="string">
            <text:p>data/Time_Series_Individuals/Music_final_MW_HRV_1047_24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15" calcext:value-type="float">
            <text:p>23,215</text:p>
          </table:table-cell>
        </table:table-row>
        <table:table-row table:style-name="ro1">
          <table:table-cell office:value-type="string" calcext:value-type="string">
            <text:p>data/Time_Series_Individuals/Music_final_MW_HRV_1012_13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6070" calcext:value-type="float">
            <text:p>6,070</text:p>
          </table:table-cell>
        </table:table-row>
        <table:table-row table:style-name="ro1">
          <table:table-cell office:value-type="string" calcext:value-type="string">
            <text:p>data/Time_Series_Individuals/Music_final_MW_EDA_1004_11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814" calcext:value-type="float">
            <text:p>17,814</text:p>
          </table:table-cell>
        </table:table-row>
        <table:table-row table:style-name="ro1">
          <table:table-cell office:value-type="string" calcext:value-type="string">
            <text:p>data/Time_Series_Individuals/Music_final_MW_HRV_1027_18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01" calcext:value-type="float">
            <text:p>23,001</text:p>
          </table:table-cell>
        </table:table-row>
        <table:table-row table:style-name="ro1">
          <table:table-cell office:value-type="string" calcext:value-type="string">
            <text:p>data/Time_Series_Individuals/Music_final_MW_HRV_1029_18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026" calcext:value-type="float">
            <text:p>20,026</text:p>
          </table:table-cell>
        </table:table-row>
        <table:table-row table:style-name="ro1">
          <table:table-cell office:value-type="string" calcext:value-type="string">
            <text:p>data/Time_Series_Individuals/Music_final_MW_EDA_1036_209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54" calcext:value-type="float">
            <text:p>4,554</text:p>
          </table:table-cell>
        </table:table-row>
        <table:table-row table:style-name="ro1">
          <table:table-cell office:value-type="string" calcext:value-type="string">
            <text:p>data/Time_Series_Individuals/Music_final_MW_EDA_1022_16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9" calcext:value-type="float">
            <text:p>5,489</text:p>
          </table:table-cell>
        </table:table-row>
        <table:table-row table:style-name="ro1">
          <table:table-cell office:value-type="string" calcext:value-type="string">
            <text:p>data/Time_Series_Individuals/Music_final_MW_EDA_1025_173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13" calcext:value-type="float">
            <text:p>17,313</text:p>
          </table:table-cell>
        </table:table-row>
        <table:table-row table:style-name="ro1">
          <table:table-cell office:value-type="string" calcext:value-type="string">
            <text:p>data/Time_Series_Individuals/Music_final_MW_HRV_1011_13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310" calcext:value-type="float">
            <text:p>23,310</text:p>
          </table:table-cell>
        </table:table-row>
        <table:table-row table:style-name="ro1">
          <table:table-cell office:value-type="string" calcext:value-type="string">
            <text:p>data/Time_Series_Individuals/Music_final_MW_EDA_1010_13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07" calcext:value-type="float">
            <text:p>5,707</text:p>
          </table:table-cell>
        </table:table-row>
        <table:table-row table:style-name="ro1">
          <table:table-cell office:value-type="string" calcext:value-type="string">
            <text:p>data/Time_Series_Individuals/Music_final_MW_HRV_1004_11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005" calcext:value-type="float">
            <text:p>21,005</text:p>
          </table:table-cell>
        </table:table-row>
        <table:table-row table:style-name="ro1">
          <table:table-cell office:value-type="string" calcext:value-type="string">
            <text:p>data/Time_Series_Individuals/Music_final_MW_HRV_1044_235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124" calcext:value-type="float">
            <text:p>23,124</text:p>
          </table:table-cell>
        </table:table-row>
        <table:table-row table:style-name="ro1">
          <table:table-cell office:value-type="string" calcext:value-type="string">
            <text:p>data/Time_Series_Individuals/Music_final_MW_EDA_1001_10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66" calcext:value-type="float">
            <text:p>15,566</text:p>
          </table:table-cell>
        </table:table-row>
        <table:table-row table:style-name="ro1">
          <table:table-cell office:value-type="string" calcext:value-type="string">
            <text:p>data/Time_Series_Individuals/Music_final_MW_EDA_1013_13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28" calcext:value-type="float">
            <text:p>17,528</text:p>
          </table:table-cell>
        </table:table-row>
        <table:table-row table:style-name="ro1">
          <table:table-cell office:value-type="string" calcext:value-type="string">
            <text:p>data/Time_Series_Individuals/Music_final_MW_EDA_1004_112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789" calcext:value-type="float">
            <text:p>15,789</text:p>
          </table:table-cell>
        </table:table-row>
        <table:table-row table:style-name="ro1">
          <table:table-cell office:value-type="string" calcext:value-type="string">
            <text:p>data/Time_Series_Individuals/Music_final_MW_HRV_1013_13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944" calcext:value-type="float">
            <text:p>23,944</text:p>
          </table:table-cell>
        </table:table-row>
        <table:table-row table:style-name="ro1">
          <table:table-cell office:value-type="string" calcext:value-type="string">
            <text:p>data/Time_Series_Individuals/Music_final_MW_HRV_1010_13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55" calcext:value-type="float">
            <text:p>23,655</text:p>
          </table:table-cell>
        </table:table-row>
        <table:table-row table:style-name="ro1">
          <table:table-cell office:value-type="string" calcext:value-type="string">
            <text:p>data/Time_Series_Individuals/Music_final_MW_HRV_1027_18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18" calcext:value-type="float">
            <text:p>20,518</text:p>
          </table:table-cell>
        </table:table-row>
        <table:table-row table:style-name="ro1">
          <table:table-cell office:value-type="string" calcext:value-type="string">
            <text:p>data/Time_Series_Individuals/Music_final_MW_HRV_1015_14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89" calcext:value-type="float">
            <text:p>21,189</text:p>
          </table:table-cell>
        </table:table-row>
        <table:table-row table:style-name="ro1">
          <table:table-cell office:value-type="string" calcext:value-type="string">
            <text:p>data/Time_Series_Individuals/Music_final_MW_EDA_1021_16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30" calcext:value-type="float">
            <text:p>4,730</text:p>
          </table:table-cell>
        </table:table-row>
        <table:table-row table:style-name="ro1">
          <table:table-cell office:value-type="string" calcext:value-type="string">
            <text:p>data/Time_Series_Individuals/Music_final_MW_EDA_1007_12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122" calcext:value-type="float">
            <text:p>5,122</text:p>
          </table:table-cell>
        </table:table-row>
        <table:table-row table:style-name="ro1">
          <table:table-cell office:value-type="string" calcext:value-type="string">
            <text:p>data/Time_Series_Individuals/Music_final_MW_EDA_1020_160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49" calcext:value-type="float">
            <text:p>5,449</text:p>
          </table:table-cell>
        </table:table-row>
        <table:table-row table:style-name="ro1">
          <table:table-cell office:value-type="string" calcext:value-type="string">
            <text:p>data/Time_Series_Individuals/Music_final_MW_HRV_1028_18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757" calcext:value-type="float">
            <text:p>18,757</text:p>
          </table:table-cell>
        </table:table-row>
        <table:table-row table:style-name="ro1">
          <table:table-cell office:value-type="string" calcext:value-type="string">
            <text:p>data/Time_Series_Individuals/Music_final_MW_EDA_1004_11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09" calcext:value-type="float">
            <text:p>16,309</text:p>
          </table:table-cell>
        </table:table-row>
        <table:table-row table:style-name="ro1">
          <table:table-cell office:value-type="string" calcext:value-type="string">
            <text:p>data/Time_Series_Individuals/Music_final_MW_HRV_1020_15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511" calcext:value-type="float">
            <text:p>20,511</text:p>
          </table:table-cell>
        </table:table-row>
        <table:table-row table:style-name="ro1">
          <table:table-cell office:value-type="string" calcext:value-type="string">
            <text:p>data/Time_Series_Individuals/Music_final_MW_EDA_1014_141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01" calcext:value-type="float">
            <text:p>17,701</text:p>
          </table:table-cell>
        </table:table-row>
        <table:table-row table:style-name="ro1">
          <table:table-cell office:value-type="string" calcext:value-type="string">
            <text:p>data/Time_Series_Individuals/Music_final_MW_EDA_1031_191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28" calcext:value-type="float">
            <text:p>4,128</text:p>
          </table:table-cell>
        </table:table-row>
        <table:table-row table:style-name="ro1">
          <table:table-cell office:value-type="string" calcext:value-type="string">
            <text:p>data/Time_Series_Individuals/Music_final_MW_EDA_1034_20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4" calcext:value-type="float">
            <text:p>5,624</text:p>
          </table:table-cell>
        </table:table-row>
        <table:table-row table:style-name="ro1">
          <table:table-cell office:value-type="string" calcext:value-type="string">
            <text:p>data/Time_Series_Individuals/Music_final_MW_EDA_1037_21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10" calcext:value-type="float">
            <text:p>17,210</text:p>
          </table:table-cell>
        </table:table-row>
        <table:table-row table:style-name="ro1">
          <table:table-cell office:value-type="string" calcext:value-type="string">
            <text:p>data/Time_Series_Individuals/Music_final_MW_HRV_1031_19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767" calcext:value-type="float">
            <text:p>19,767</text:p>
          </table:table-cell>
        </table:table-row>
        <table:table-row table:style-name="ro1">
          <table:table-cell office:value-type="string" calcext:value-type="string">
            <text:p>data/Time_Series_Individuals/Music_final_MW_EDA_1043_230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25" calcext:value-type="float">
            <text:p>4,725</text:p>
          </table:table-cell>
        </table:table-row>
        <table:table-row table:style-name="ro1">
          <table:table-cell office:value-type="string" calcext:value-type="string">
            <text:p>data/Time_Series_Individuals/Music_final_MW_HRV_1050_25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089" calcext:value-type="float">
            <text:p>24,089</text:p>
          </table:table-cell>
        </table:table-row>
        <table:table-row table:style-name="ro1">
          <table:table-cell office:value-type="string" calcext:value-type="string">
            <text:p>data/Time_Series_Individuals/Music_final_MW_EDA_1025_17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64" calcext:value-type="float">
            <text:p>15,564</text:p>
          </table:table-cell>
        </table:table-row>
        <table:table-row table:style-name="ro1">
          <table:table-cell office:value-type="string" calcext:value-type="string">
            <text:p>data/Time_Series_Individuals/Music_final_MW_EDA_1040_22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34" calcext:value-type="float">
            <text:p>5,534</text:p>
          </table:table-cell>
        </table:table-row>
        <table:table-row table:style-name="ro1">
          <table:table-cell office:value-type="string" calcext:value-type="string">
            <text:p>data/Time_Series_Individuals/Music_final_MW_EDA_1009_125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62" calcext:value-type="float">
            <text:p>5,762</text:p>
          </table:table-cell>
        </table:table-row>
        <table:table-row table:style-name="ro1">
          <table:table-cell office:value-type="string" calcext:value-type="string">
            <text:p>data/Time_Series_Individuals/Music_final_MW_HRV_1008_12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470" calcext:value-type="float">
            <text:p>20,470</text:p>
          </table:table-cell>
        </table:table-row>
        <table:table-row table:style-name="ro1">
          <table:table-cell office:value-type="string" calcext:value-type="string">
            <text:p>data/Time_Series_Individuals/Music_final_MW_EDA_1045_238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22" calcext:value-type="float">
            <text:p>5,622</text:p>
          </table:table-cell>
        </table:table-row>
        <table:table-row table:style-name="ro1">
          <table:table-cell office:value-type="string" calcext:value-type="string">
            <text:p>data/Time_Series_Individuals/Music_final_MW_EDA_1004_112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15" calcext:value-type="float">
            <text:p>17,515</text:p>
          </table:table-cell>
        </table:table-row>
        <table:table-row table:style-name="ro1">
          <table:table-cell office:value-type="string" calcext:value-type="string">
            <text:p>data/Time_Series_Individuals/Music_final_MW_HRV_1033_202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880" calcext:value-type="float">
            <text:p>4,880</text:p>
          </table:table-cell>
        </table:table-row>
        <table:table-row table:style-name="ro1">
          <table:table-cell office:value-type="string" calcext:value-type="string">
            <text:p>data/Time_Series_Individuals/Music_final_MW_EDA_1051_25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174" calcext:value-type="float">
            <text:p>4,174</text:p>
          </table:table-cell>
        </table:table-row>
        <table:table-row table:style-name="ro1">
          <table:table-cell office:value-type="string" calcext:value-type="string">
            <text:p>data/Time_Series_Individuals/Music_final_MW_HRV_1009_12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95" calcext:value-type="float">
            <text:p>5,995</text:p>
          </table:table-cell>
        </table:table-row>
        <table:table-row table:style-name="ro1">
          <table:table-cell office:value-type="string" calcext:value-type="string">
            <text:p>data/Time_Series_Individuals/Music_final_MW_EDA_1041_22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96" calcext:value-type="float">
            <text:p>5,596</text:p>
          </table:table-cell>
        </table:table-row>
        <table:table-row table:style-name="ro1">
          <table:table-cell office:value-type="string" calcext:value-type="string">
            <text:p>data/Time_Series_Individuals/Music_final_MW_HRV_1046_241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687" calcext:value-type="float">
            <text:p>4,687</text:p>
          </table:table-cell>
        </table:table-row>
        <table:table-row table:style-name="ro1">
          <table:table-cell office:value-type="string" calcext:value-type="string">
            <text:p>data/Time_Series_Individuals/Music_final_MW_EDA_1014_140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564" calcext:value-type="float">
            <text:p>16,564</text:p>
          </table:table-cell>
        </table:table-row>
        <table:table-row table:style-name="ro1">
          <table:table-cell office:value-type="string" calcext:value-type="string">
            <text:p>data/Time_Series_Individuals/Music_final_MW_HRV_1034_205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255" calcext:value-type="float">
            <text:p>23,255</text:p>
          </table:table-cell>
        </table:table-row>
        <table:table-row table:style-name="ro1">
          <table:table-cell office:value-type="string" calcext:value-type="string">
            <text:p>data/Time_Series_Individuals/Music_final_MW_EDA_1021_16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539" calcext:value-type="float">
            <text:p>17,539</text:p>
          </table:table-cell>
        </table:table-row>
        <table:table-row table:style-name="ro1">
          <table:table-cell office:value-type="string" calcext:value-type="string">
            <text:p>data/Time_Series_Individuals/Music_final_MW_HRV_1034_204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55" calcext:value-type="float">
            <text:p>22,955</text:p>
          </table:table-cell>
        </table:table-row>
        <table:table-row table:style-name="ro1">
          <table:table-cell office:value-type="string" calcext:value-type="string">
            <text:p>data/Time_Series_Individuals/Music_final_MW_HRV_1010_128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41" calcext:value-type="float">
            <text:p>22,941</text:p>
          </table:table-cell>
        </table:table-row>
        <table:table-row table:style-name="ro1">
          <table:table-cell office:value-type="string" calcext:value-type="string">
            <text:p>data/Time_Series_Individuals/Music_final_MW_HRV_1005_11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35" calcext:value-type="float">
            <text:p>4,735</text:p>
          </table:table-cell>
        </table:table-row>
        <table:table-row table:style-name="ro1">
          <table:table-cell office:value-type="string" calcext:value-type="string">
            <text:p>data/Time_Series_Individuals/Music_final_MW_HRV_1024_17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68" calcext:value-type="float">
            <text:p>23,468</text:p>
          </table:table-cell>
        </table:table-row>
        <table:table-row table:style-name="ro1">
          <table:table-cell office:value-type="string" calcext:value-type="string">
            <text:p>data/Time_Series_Individuals/Music_final_MW_HRV_1042_228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59" calcext:value-type="float">
            <text:p>5,859</text:p>
          </table:table-cell>
        </table:table-row>
        <table:table-row table:style-name="ro1">
          <table:table-cell office:value-type="string" calcext:value-type="string">
            <text:p>data/Time_Series_Individuals/Music_final_MW_HRV_1038_21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611" calcext:value-type="float">
            <text:p>20,611</text:p>
          </table:table-cell>
        </table:table-row>
        <table:table-row table:style-name="ro1">
          <table:table-cell office:value-type="string" calcext:value-type="string">
            <text:p>data/Time_Series_Individuals/Music_final_MW_EDA_1005_11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212" calcext:value-type="float">
            <text:p>17,212</text:p>
          </table:table-cell>
        </table:table-row>
        <table:table-row table:style-name="ro1">
          <table:table-cell office:value-type="string" calcext:value-type="string">
            <text:p>data/Time_Series_Individuals/Music_final_MW_HRV_1011_13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25" calcext:value-type="float">
            <text:p>19,825</text:p>
          </table:table-cell>
        </table:table-row>
        <table:table-row table:style-name="ro1">
          <table:table-cell office:value-type="string" calcext:value-type="string">
            <text:p>data/Time_Series_Individuals/Music_final_MW_EDA_1008_12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728" calcext:value-type="float">
            <text:p>17,728</text:p>
          </table:table-cell>
        </table:table-row>
        <table:table-row table:style-name="ro1">
          <table:table-cell office:value-type="string" calcext:value-type="string">
            <text:p>data/Time_Series_Individuals/Music_final_MW_EDA_1003_107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95" calcext:value-type="float">
            <text:p>15,595</text:p>
          </table:table-cell>
        </table:table-row>
        <table:table-row table:style-name="ro1">
          <table:table-cell office:value-type="string" calcext:value-type="string">
            <text:p>data/Time_Series_Individuals/Music_final_MW_HRV_1025_173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704" calcext:value-type="float">
            <text:p>4,704</text:p>
          </table:table-cell>
        </table:table-row>
        <table:table-row table:style-name="ro1">
          <table:table-cell office:value-type="string" calcext:value-type="string">
            <text:p>data/Time_Series_Individuals/Music_final_MW_EDA_1003_108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20" calcext:value-type="float">
            <text:p>5,320</text:p>
          </table:table-cell>
        </table:table-row>
        <table:table-row table:style-name="ro1">
          <table:table-cell office:value-type="string" calcext:value-type="string">
            <text:p>data/Time_Series_Individuals/Music_final_MW_HRV_1037_21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24" calcext:value-type="float">
            <text:p>4,424</text:p>
          </table:table-cell>
        </table:table-row>
        <table:table-row table:style-name="ro1">
          <table:table-cell office:value-type="string" calcext:value-type="string">
            <text:p>data/Time_Series_Individuals/Music_final_MW_EDA_1024_170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91" calcext:value-type="float">
            <text:p>4,391</text:p>
          </table:table-cell>
        </table:table-row>
        <table:table-row table:style-name="ro1">
          <table:table-cell office:value-type="string" calcext:value-type="string">
            <text:p>data/Time_Series_Individuals/Music_final_MW_EDA_1021_161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6305" calcext:value-type="float">
            <text:p>16,305</text:p>
          </table:table-cell>
        </table:table-row>
        <table:table-row table:style-name="ro1">
          <table:table-cell office:value-type="string" calcext:value-type="string">
            <text:p>data/Time_Series_Individuals/Music_final_MW_HRV_1003_10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066" calcext:value-type="float">
            <text:p>23,066</text:p>
          </table:table-cell>
        </table:table-row>
        <table:table-row table:style-name="ro1">
          <table:table-cell office:value-type="string" calcext:value-type="string">
            <text:p>data/Time_Series_Individuals/Music_final_MW_HRV_1019_155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1161" calcext:value-type="float">
            <text:p>21,161</text:p>
          </table:table-cell>
        </table:table-row>
        <table:table-row table:style-name="ro1">
          <table:table-cell office:value-type="string" calcext:value-type="string">
            <text:p>data/Time_Series_Individuals/Music_final_MW_EDA_1008_12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389" calcext:value-type="float">
            <text:p>15,389</text:p>
          </table:table-cell>
        </table:table-row>
        <table:table-row table:style-name="ro1">
          <table:table-cell office:value-type="string" calcext:value-type="string">
            <text:p>data/Time_Series_Individuals/Music_final_MW_HRV_1032_194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572" calcext:value-type="float">
            <text:p>4,572</text:p>
          </table:table-cell>
        </table:table-row>
        <table:table-row table:style-name="ro1">
          <table:table-cell office:value-type="string" calcext:value-type="string">
            <text:p>data/Time_Series_Individuals/Music_final_MW_HRV_1032_194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71" calcext:value-type="float">
            <text:p>5,571</text:p>
          </table:table-cell>
        </table:table-row>
        <table:table-row table:style-name="ro1">
          <table:table-cell office:value-type="string" calcext:value-type="string">
            <text:p>data/Time_Series_Individuals/Music_final_MW_HRV_1019_15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340" calcext:value-type="float">
            <text:p>24,340</text:p>
          </table:table-cell>
        </table:table-row>
        <table:table-row table:style-name="ro1">
          <table:table-cell office:value-type="string" calcext:value-type="string">
            <text:p>data/Time_Series_Individuals/Music_final_MW_HRV_1029_187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39" calcext:value-type="float">
            <text:p>23,639</text:p>
          </table:table-cell>
        </table:table-row>
        <table:table-row table:style-name="ro1">
          <table:table-cell office:value-type="string" calcext:value-type="string">
            <text:p>data/Time_Series_Individuals/Music_final_MW_EDA_1012_136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04" calcext:value-type="float">
            <text:p>17,404</text:p>
          </table:table-cell>
        </table:table-row>
        <table:table-row table:style-name="ro1">
          <table:table-cell office:value-type="string" calcext:value-type="string">
            <text:p>data/Time_Series_Individuals/Music_final_MW_HRV_1048_246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742" calcext:value-type="float">
            <text:p>5,742</text:p>
          </table:table-cell>
        </table:table-row>
        <table:table-row table:style-name="ro1">
          <table:table-cell office:value-type="string" calcext:value-type="string">
            <text:p>data/Time_Series_Individuals/Music_final_MW_EDA_1026_177_FS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5" calcext:value-type="float">
            <text:p>4,445</text:p>
          </table:table-cell>
        </table:table-row>
        <table:table-row table:style-name="ro1">
          <table:table-cell office:value-type="string" calcext:value-type="string">
            <text:p>data/Time_Series_Individuals/Music_final_MW_EDA_1038_217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161" calcext:value-type="float">
            <text:p>17,161</text:p>
          </table:table-cell>
        </table:table-row>
        <table:table-row table:style-name="ro1">
          <table:table-cell office:value-type="string" calcext:value-type="string">
            <text:p>data/Time_Series_Individuals/Music_final_MW_EDA_1022_16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47" calcext:value-type="float">
            <text:p>17,447</text:p>
          </table:table-cell>
        </table:table-row>
        <table:table-row table:style-name="ro1">
          <table:table-cell office:value-type="string" calcext:value-type="string">
            <text:p>data/Time_Series_Individuals/Music_final_MW_HRV_1007_12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34" calcext:value-type="float">
            <text:p>19,834</text:p>
          </table:table-cell>
        </table:table-row>
        <table:table-row table:style-name="ro1">
          <table:table-cell office:value-type="string" calcext:value-type="string">
            <text:p>data/Time_Series_Individuals/Music_final_MW_EDA_1033_200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308" calcext:value-type="float">
            <text:p>17,308</text:p>
          </table:table-cell>
        </table:table-row>
        <table:table-row table:style-name="ro1">
          <table:table-cell office:value-type="string" calcext:value-type="string">
            <text:p>data/Time_Series_Individuals/Music_final_MW_EDA_1040_22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17" calcext:value-type="float">
            <text:p>5,517</text:p>
          </table:table-cell>
        </table:table-row>
        <table:table-row table:style-name="ro1">
          <table:table-cell office:value-type="string" calcext:value-type="string">
            <text:p>data/Time_Series_Individuals/Music_final_MW_HRV_1030_189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527" calcext:value-type="float">
            <text:p>23,527</text:p>
          </table:table-cell>
        </table:table-row>
        <table:table-row table:style-name="ro1">
          <table:table-cell office:value-type="string" calcext:value-type="string">
            <text:p>data/Time_Series_Individuals/Music_final_MW_EDA_1038_217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487" calcext:value-type="float">
            <text:p>5,487</text:p>
          </table:table-cell>
        </table:table-row>
        <table:table-row table:style-name="ro1">
          <table:table-cell office:value-type="string" calcext:value-type="string">
            <text:p>data/Time_Series_Individuals/Music_final_MW_HRV_1023_167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05" calcext:value-type="float">
            <text:p>5,805</text:p>
          </table:table-cell>
        </table:table-row>
        <table:table-row table:style-name="ro1">
          <table:table-cell office:value-type="string" calcext:value-type="string">
            <text:p>data/Time_Series_Individuals/Music_final_MW_HRV_1011_13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9855" calcext:value-type="float">
            <text:p>19,855</text:p>
          </table:table-cell>
        </table:table-row>
        <table:table-row table:style-name="ro1">
          <table:table-cell office:value-type="string" calcext:value-type="string">
            <text:p>data/Time_Series_Individuals/Music_final_MW_HRV_1028_184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87" calcext:value-type="float">
            <text:p>5,887</text:p>
          </table:table-cell>
        </table:table-row>
        <table:table-row table:style-name="ro1">
          <table:table-cell office:value-type="string" calcext:value-type="string">
            <text:p>data/Time_Series_Individuals/Music_final_MW_EDA_1037_212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30" calcext:value-type="float">
            <text:p>17,630</text:p>
          </table:table-cell>
        </table:table-row>
        <table:table-row table:style-name="ro1">
          <table:table-cell office:value-type="string" calcext:value-type="string">
            <text:p>data/Time_Series_Individuals/Music_final_MW_HRV_1039_218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673" calcext:value-type="float">
            <text:p>23,673</text:p>
          </table:table-cell>
        </table:table-row>
        <table:table-row table:style-name="ro1">
          <table:table-cell office:value-type="string" calcext:value-type="string">
            <text:p>data/Time_Series_Individuals/Music_final_MW_HRV_1037_213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449" calcext:value-type="float">
            <text:p>4,449</text:p>
          </table:table-cell>
        </table:table-row>
        <table:table-row table:style-name="ro1">
          <table:table-cell office:value-type="string" calcext:value-type="string">
            <text:p>data/Time_Series_Individuals/Music_final_MW_HRV_1005_113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936" calcext:value-type="float">
            <text:p>22,936</text:p>
          </table:table-cell>
        </table:table-row>
        <table:table-row table:style-name="ro1">
          <table:table-cell office:value-type="string" calcext:value-type="string">
            <text:p>data/Time_Series_Individuals/Music_final_MW_EDA_1008_122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935" calcext:value-type="float">
            <text:p>17,935</text:p>
          </table:table-cell>
        </table:table-row>
        <table:table-row table:style-name="ro1">
          <table:table-cell office:value-type="string" calcext:value-type="string">
            <text:p>data/Time_Series_Individuals/Music_final_MW_HRV_1037_213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687" calcext:value-type="float">
            <text:p>5,687</text:p>
          </table:table-cell>
        </table:table-row>
        <table:table-row table:style-name="ro1">
          <table:table-cell office:value-type="string" calcext:value-type="string">
            <text:p>data/Time_Series_Individuals/Music_final_MW_EDA_1009_126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8475" calcext:value-type="float">
            <text:p>18,475</text:p>
          </table:table-cell>
        </table:table-row>
        <table:table-row table:style-name="ro1">
          <table:table-cell office:value-type="string" calcext:value-type="string">
            <text:p>data/Time_Series_Individuals/Music_final_MW_HRV_1007_119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892" calcext:value-type="float">
            <text:p>15,892</text:p>
          </table:table-cell>
        </table:table-row>
        <table:table-row table:style-name="ro1">
          <table:table-cell office:value-type="string" calcext:value-type="string">
            <text:p>data/Time_Series_Individuals/Music_final_MW_EDA_1027_180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11" calcext:value-type="float">
            <text:p>17,611</text:p>
          </table:table-cell>
        </table:table-row>
        <table:table-row table:style-name="ro1">
          <table:table-cell office:value-type="string" calcext:value-type="string">
            <text:p>data/Time_Series_Individuals/Music_final_MW_HRV_1025_17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41" calcext:value-type="float">
            <text:p>5,541</text:p>
          </table:table-cell>
        </table:table-row>
        <table:table-row table:style-name="ro1">
          <table:table-cell office:value-type="string" calcext:value-type="string">
            <text:p>data/Time_Series_Individuals/Music_final_MW_EDA_1044_234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22" calcext:value-type="float">
            <text:p>5,922</text:p>
          </table:table-cell>
        </table:table-row>
        <table:table-row table:style-name="ro1">
          <table:table-cell office:value-type="string" calcext:value-type="string">
            <text:p>data/Time_Series_Individuals/Music_final_MW_EDA_1028_18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692" calcext:value-type="float">
            <text:p>17,692</text:p>
          </table:table-cell>
        </table:table-row>
        <table:table-row table:style-name="ro1">
          <table:table-cell office:value-type="string" calcext:value-type="string">
            <text:p>data/Time_Series_Individuals/Music_final_MW_EDA_1011_133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63" calcext:value-type="float">
            <text:p>5,563</text:p>
          </table:table-cell>
        </table:table-row>
        <table:table-row table:style-name="ro1">
          <table:table-cell office:value-type="string" calcext:value-type="string">
            <text:p>data/Time_Series_Individuals/Music_final_MW_EDA_1039_21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4361" calcext:value-type="float">
            <text:p>4,361</text:p>
          </table:table-cell>
        </table:table-row>
        <table:table-row table:style-name="ro1">
          <table:table-cell office:value-type="string" calcext:value-type="string">
            <text:p>data/Time_Series_Individuals/Music_final_MW_HRV_1001_101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4758" calcext:value-type="float">
            <text:p>24,758</text:p>
          </table:table-cell>
        </table:table-row>
        <table:table-row table:style-name="ro1">
          <table:table-cell office:value-type="string" calcext:value-type="string">
            <text:p>data/Time_Series_Individuals/Music_final_MW_EDA_1044_233_BL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7459" calcext:value-type="float">
            <text:p>17,459</text:p>
          </table:table-cell>
        </table:table-row>
        <table:table-row table:style-name="ro1">
          <table:table-cell office:value-type="string" calcext:value-type="string">
            <text:p>data/Time_Series_Individuals/Music_final_MW_HRV_1032_194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0354" calcext:value-type="float">
            <text:p>20,354</text:p>
          </table:table-cell>
        </table:table-row>
        <table:table-row table:style-name="ro1">
          <table:table-cell office:value-type="string" calcext:value-type="string">
            <text:p>data/Time_Series_Individuals/Music_final_MW_EDA_1035_208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86" calcext:value-type="float">
            <text:p>15,586</text:p>
          </table:table-cell>
        </table:table-row>
        <table:table-row table:style-name="ro1">
          <table:table-cell office:value-type="string" calcext:value-type="string">
            <text:p>data/Time_Series_Individuals/Music_final_MW_HRV_1050_253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266" calcext:value-type="float">
            <text:p>22,266</text:p>
          </table:table-cell>
        </table:table-row>
        <table:table-row table:style-name="ro1">
          <table:table-cell office:value-type="string" calcext:value-type="string">
            <text:p>data/Time_Series_Individuals/Music_final_MW_EDA_1011_13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7032" calcext:value-type="float">
            <text:p>27,032</text:p>
          </table:table-cell>
        </table:table-row>
        <table:table-row table:style-name="ro1">
          <table:table-cell office:value-type="string" calcext:value-type="string">
            <text:p>data/Time_Series_Individuals/Music_final_MW_HRV_1047_244_BLE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3482" calcext:value-type="float">
            <text:p>23,482</text:p>
          </table:table-cell>
        </table:table-row>
        <table:table-row table:style-name="ro1">
          <table:table-cell office:value-type="string" calcext:value-type="string">
            <text:p>data/Time_Series_Individuals/Music_final_MW_HRV_1012_135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529" calcext:value-type="float">
            <text:p>5,529</text:p>
          </table:table-cell>
        </table:table-row>
        <table:table-row table:style-name="ro1">
          <table:table-cell office:value-type="string" calcext:value-type="string">
            <text:p>data/Time_Series_Individuals/Music_final_MW_EDA_1027_179_FS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15593" calcext:value-type="float">
            <text:p>15,593</text:p>
          </table:table-cell>
        </table:table-row>
        <table:table-row table:style-name="ro1">
          <table:table-cell office:value-type="string" calcext:value-type="string">
            <text:p>data/Time_Series_Individuals/Music_final_MW_HRV_1020_159_I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369" calcext:value-type="float">
            <text:p>5,369</text:p>
          </table:table-cell>
        </table:table-row>
        <table:table-row table:style-name="ro1">
          <table:table-cell office:value-type="string" calcext:value-type="string">
            <text:p>data/Time_Series_Individuals/Music_final_MW_HRV_1040_221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567" calcext:value-type="float">
            <text:p>22,567</text:p>
          </table:table-cell>
        </table:table-row>
        <table:table-row table:style-name="ro1">
          <table:table-cell office:value-type="string" calcext:value-type="string">
            <text:p>data/Time_Series_Individuals/Music_final_MW_HRV_1012_136_BLE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814" calcext:value-type="float">
            <text:p>5,814</text:p>
          </table:table-cell>
        </table:table-row>
        <table:table-row table:style-name="ro1">
          <table:table-cell office:value-type="string" calcext:value-type="string">
            <text:p>data/Time_Series_Individuals/Music_final_MW_HRV_1050_251_BL_C_Time_Series.mat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5911" calcext:value-type="float">
            <text:p>5,911</text:p>
          </table:table-cell>
        </table:table-row>
        <table:table-row table:style-name="ro1">
          <table:table-cell office:value-type="string" calcext:value-type="string">
            <text:p>data/Time_Series_Individuals/Music_final_MW_HRV_1020_160_I_C_Time_Series.xlsx</text:p>
          </table:table-cell>
          <table:table-cell table:style-name="ce1" office:value-type="date" office:date-value="2019-06-04" calcext:value-type="date">
            <text:p>06/04/19</text:p>
          </table:table-cell>
          <table:table-cell office:value-type="float" office:value="22226" calcext:value-type="float">
            <text:p>22,226</text:p>
          </table:table-cell>
        </table:table-row>
        <table:table-row table:style-name="ro1">
          <table:table-cell office:value-type="string" calcext:value-type="string">
            <text:p>data/Drums/before_converting/1007_110418/predictable_1007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8941" calcext:value-type="float">
            <text:p>8,941</text:p>
          </table:table-cell>
        </table:table-row>
        <table:table-row table:style-name="ro1">
          <table:table-cell office:value-type="string" calcext:value-type="string">
            <text:p>data/Drums/before_converting/1007_110418/Freestyle_1007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3427" calcext:value-type="float">
            <text:p>13,427</text:p>
          </table:table-cell>
        </table:table-row>
        <table:table-row table:style-name="ro1">
          <table:table-cell office:value-type="string" calcext:value-type="string">
            <text:p>data/Drums/before_converting/1008_110418/Freestyle_08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9220" calcext:value-type="float">
            <text:p>19,220</text:p>
          </table:table-cell>
        </table:table-row>
        <table:table-row table:style-name="ro1">
          <table:table-cell office:value-type="string" calcext:value-type="string">
            <text:p>data/Drums/before_converting/1008_110418/non-predictable_08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3525" calcext:value-type="float">
            <text:p>13,525</text:p>
          </table:table-cell>
        </table:table-row>
        <table:table-row table:style-name="ro1">
          <table:table-cell office:value-type="string" calcext:value-type="string">
            <text:p>data/Drums/before_converting/1009_260418/Freestyle_1009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8278" calcext:value-type="float">
            <text:p>18,278</text:p>
          </table:table-cell>
        </table:table-row>
        <table:table-row table:style-name="ro1">
          <table:table-cell office:value-type="string" calcext:value-type="string">
            <text:p>data/Drums/before_converting/1009_260418/predictable_1009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7702" calcext:value-type="float">
            <text:p>7,702</text:p>
          </table:table-cell>
        </table:table-row>
        <table:table-row table:style-name="ro1">
          <table:table-cell office:value-type="string" calcext:value-type="string">
            <text:p>data/Drums/before_converting/1004_210318/predictable1004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6704" calcext:value-type="float">
            <text:p>6,704</text:p>
          </table:table-cell>
        </table:table-row>
        <table:table-row table:style-name="ro1">
          <table:table-cell office:value-type="string" calcext:value-type="string">
            <text:p>data/Drums/before_converting/1004_210318/Freestyle1004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7132" calcext:value-type="float">
            <text:p>17,132</text:p>
          </table:table-cell>
        </table:table-row>
        <table:table-row table:style-name="ro1">
          <table:table-cell office:value-type="string" calcext:value-type="string">
            <text:p>data/Drums/before_converting/1005_250318/non-predictable_manipu_1005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6335" calcext:value-type="float">
            <text:p>16,335</text:p>
          </table:table-cell>
        </table:table-row>
        <table:table-row table:style-name="ro1">
          <table:table-cell office:value-type="string" calcext:value-type="string">
            <text:p>data/Drums/before_converting/1005_250318/Freestyle_1005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7588" calcext:value-type="float">
            <text:p>17,588</text:p>
          </table:table-cell>
        </table:table-row>
        <table:table-row table:style-name="ro1">
          <table:table-cell office:value-type="string" calcext:value-type="string">
            <text:p>data/Drums/before_converting/1006_250318/predictable_manipu_1006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8791" calcext:value-type="float">
            <text:p>8,791</text:p>
          </table:table-cell>
        </table:table-row>
        <table:table-row table:style-name="ro1">
          <table:table-cell office:value-type="string" calcext:value-type="string">
            <text:p>data/Drums/before_converting/1006_250318/Freestyle_1006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6148" calcext:value-type="float">
            <text:p>6,148</text:p>
          </table:table-cell>
        </table:table-row>
        <table:table-row table:style-name="ro1">
          <table:table-cell office:value-type="string" calcext:value-type="string">
            <text:p>data/MIDI-Freestyle/Freestyle_1009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8278" calcext:value-type="float">
            <text:p>18,278</text:p>
          </table:table-cell>
        </table:table-row>
        <table:table-row table:style-name="ro1">
          <table:table-cell office:value-type="string" calcext:value-type="string">
            <text:p>data/MIDI-Freestyle/Freestyle_1008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9220" calcext:value-type="float">
            <text:p>19,220</text:p>
          </table:table-cell>
        </table:table-row>
        <table:table-row table:style-name="ro1">
          <table:table-cell office:value-type="string" calcext:value-type="string">
            <text:p>data/MIDI-Freestyle/Freestyle_1004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7132" calcext:value-type="float">
            <text:p>17,132</text:p>
          </table:table-cell>
        </table:table-row>
        <table:table-row table:style-name="ro1">
          <table:table-cell office:value-type="string" calcext:value-type="string">
            <text:p>data/MIDI-Freestyle/Freestyle_1007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3427" calcext:value-type="float">
            <text:p>13,427</text:p>
          </table:table-cell>
        </table:table-row>
        <table:table-row table:style-name="ro1">
          <table:table-cell office:value-type="string" calcext:value-type="string">
            <text:p>data/MIDI-Freestyle/Freestyle_1005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17588" calcext:value-type="float">
            <text:p>17,588</text:p>
          </table:table-cell>
        </table:table-row>
        <table:table-row table:style-name="ro1">
          <table:table-cell office:value-type="string" calcext:value-type="string">
            <text:p>data/MIDI-Freestyle/Freestyle_1006.mid</text:p>
          </table:table-cell>
          <table:table-cell table:style-name="ce1" office:value-type="date" office:date-value="2019-05-20" calcext:value-type="date">
            <text:p>05/20/19</text:p>
          </table:table-cell>
          <table:table-cell office:value-type="float" office:value="6148" calcext:value-type="float">
            <text:p>6,148</text:p>
          </table:table-cell>
        </table:table-row>
        <table:table-row table:style-name="ro1">
          <table:table-cell office:value-type="string" calcext:value-type="string">
            <text:p>data/Drums/before_converting/1001_130318/predictable1001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10327" calcext:value-type="float">
            <text:p>10,327</text:p>
          </table:table-cell>
        </table:table-row>
        <table:table-row table:style-name="ro1">
          <table:table-cell office:value-type="string" calcext:value-type="string">
            <text:p>data/Drums/before_converting/1001_130318/Freestyle1001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18749" calcext:value-type="float">
            <text:p>18,749</text:p>
          </table:table-cell>
        </table:table-row>
        <table:table-row table:style-name="ro1">
          <table:table-cell office:value-type="string" calcext:value-type="string">
            <text:p>data/Drums/before_converting/1002_130318/Freestyle1002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14076" calcext:value-type="float">
            <text:p>14,076</text:p>
          </table:table-cell>
        </table:table-row>
        <table:table-row table:style-name="ro1">
          <table:table-cell office:value-type="string" calcext:value-type="string">
            <text:p>data/Drums/before_converting/1003_210318/non-predictable1003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9488" calcext:value-type="float">
            <text:p>9,488</text:p>
          </table:table-cell>
        </table:table-row>
        <table:table-row table:style-name="ro1">
          <table:table-cell office:value-type="string" calcext:value-type="string">
            <text:p>data/Drums/before_converting/1003_210318/Freestyle1003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8452" calcext:value-type="float">
            <text:p>8,452</text:p>
          </table:table-cell>
        </table:table-row>
        <table:table-row table:style-name="ro1">
          <table:table-cell office:value-type="string" calcext:value-type="string">
            <text:p>data/MIDI-Freestyle/Freestyle_1002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14076" calcext:value-type="float">
            <text:p>14,076</text:p>
          </table:table-cell>
        </table:table-row>
        <table:table-row table:style-name="ro1">
          <table:table-cell office:value-type="string" calcext:value-type="string">
            <text:p>data/MIDI-Freestyle/Freestyle_1003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8452" calcext:value-type="float">
            <text:p>8,452</text:p>
          </table:table-cell>
        </table:table-row>
        <table:table-row table:style-name="ro1">
          <table:table-cell office:value-type="string" calcext:value-type="string">
            <text:p>data/MIDI-Freestyle/Freestyle_1001.mid</text:p>
          </table:table-cell>
          <table:table-cell table:style-name="ce1" office:value-type="date" office:date-value="2019-05-18" calcext:value-type="date">
            <text:p>05/18/19</text:p>
          </table:table-cell>
          <table:table-cell office:value-type="float" office:value="18749" calcext:value-type="float">
            <text:p>18,749</text:p>
          </table:table-cell>
        </table:table-row>
        <table:table-row table:style-name="ro1">
          <table:table-cell office:value-type="string" calcext:value-type="string">
            <text:p>data/final_music/Final_Music - Shortcut.lnk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data/final_music/1006/116/EDA_1006_11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012" calcext:value-type="float">
            <text:p>42,012</text:p>
          </table:table-cell>
        </table:table-row>
        <table:table-row table:style-name="ro1">
          <table:table-cell office:value-type="string" calcext:value-type="string">
            <text:p>data/final_music/1006/116/HRV_1006_11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502" calcext:value-type="float">
            <text:p>258,502</text:p>
          </table:table-cell>
        </table:table-row>
        <table:table-row table:style-name="ro1">
          <table:table-cell office:value-type="string" calcext:value-type="string">
            <text:p>data/final_music/1006/116/EDA_1006_11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869" calcext:value-type="float">
            <text:p>37,869</text:p>
          </table:table-cell>
        </table:table-row>
        <table:table-row table:style-name="ro1">
          <table:table-cell office:value-type="string" calcext:value-type="string">
            <text:p>data/final_music/1006/116/HRV_1006_11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5428" calcext:value-type="float">
            <text:p>255,428</text:p>
          </table:table-cell>
        </table:table-row>
        <table:table-row table:style-name="ro1">
          <table:table-cell office:value-type="string" calcext:value-type="string">
            <text:p>data/final_music/1006/116/EDA_1006_11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881" calcext:value-type="float">
            <text:p>41,881</text:p>
          </table:table-cell>
        </table:table-row>
        <table:table-row table:style-name="ro1">
          <table:table-cell office:value-type="string" calcext:value-type="string">
            <text:p>data/final_music/1006/116/HRV_1006_11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330" calcext:value-type="float">
            <text:p>320,330</text:p>
          </table:table-cell>
        </table:table-row>
        <table:table-row table:style-name="ro1">
          <table:table-cell office:value-type="string" calcext:value-type="string">
            <text:p>data/final_music/1006/116/EDA_1006_11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04" calcext:value-type="float">
            <text:p>37,904</text:p>
          </table:table-cell>
        </table:table-row>
        <table:table-row table:style-name="ro1">
          <table:table-cell office:value-type="string" calcext:value-type="string">
            <text:p>data/final_music/1006/116/HRV_1006_11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167" calcext:value-type="float">
            <text:p>318,167</text:p>
          </table:table-cell>
        </table:table-row>
        <table:table-row table:style-name="ro1">
          <table:table-cell office:value-type="string" calcext:value-type="string">
            <text:p>data/final_music/1006/117/HRV_1006_11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168" calcext:value-type="float">
            <text:p>324,168</text:p>
          </table:table-cell>
        </table:table-row>
        <table:table-row table:style-name="ro1">
          <table:table-cell office:value-type="string" calcext:value-type="string">
            <text:p>data/final_music/1006/117/HRV_1006_11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612" calcext:value-type="float">
            <text:p>258,612</text:p>
          </table:table-cell>
        </table:table-row>
        <table:table-row table:style-name="ro1">
          <table:table-cell office:value-type="string" calcext:value-type="string">
            <text:p>data/final_music/1006/117/EDA_1006_11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52" calcext:value-type="float">
            <text:p>39,252</text:p>
          </table:table-cell>
        </table:table-row>
        <table:table-row table:style-name="ro1">
          <table:table-cell office:value-type="string" calcext:value-type="string">
            <text:p>data/final_music/1006/117/HRV_1006_11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938" calcext:value-type="float">
            <text:p>307,938</text:p>
          </table:table-cell>
        </table:table-row>
        <table:table-row table:style-name="ro1">
          <table:table-cell office:value-type="string" calcext:value-type="string">
            <text:p>data/final_music/1006/117/EDA_1006_11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746" calcext:value-type="float">
            <text:p>39,746</text:p>
          </table:table-cell>
        </table:table-row>
        <table:table-row table:style-name="ro1">
          <table:table-cell office:value-type="string" calcext:value-type="string">
            <text:p>data/final_music/1006/117/EDA_1006_11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396" calcext:value-type="float">
            <text:p>41,396</text:p>
          </table:table-cell>
        </table:table-row>
        <table:table-row table:style-name="ro1">
          <table:table-cell office:value-type="string" calcext:value-type="string">
            <text:p>data/final_music/1006/117/EDA_1006_11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926" calcext:value-type="float">
            <text:p>38,926</text:p>
          </table:table-cell>
        </table:table-row>
        <table:table-row table:style-name="ro1">
          <table:table-cell office:value-type="string" calcext:value-type="string">
            <text:p>data/final_music/1006/117/HRV_1006_11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3507" calcext:value-type="float">
            <text:p>253,507</text:p>
          </table:table-cell>
        </table:table-row>
        <table:table-row table:style-name="ro1">
          <table:table-cell office:value-type="string" calcext:value-type="string">
            <text:p>data/final_music/1006/118/EDA_1006_11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137" calcext:value-type="float">
            <text:p>28,137</text:p>
          </table:table-cell>
        </table:table-row>
        <table:table-row table:style-name="ro1">
          <table:table-cell office:value-type="string" calcext:value-type="string">
            <text:p>data/final_music/1006/118/HRV_1006_11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630" calcext:value-type="float">
            <text:p>328,630</text:p>
          </table:table-cell>
        </table:table-row>
        <table:table-row table:style-name="ro1">
          <table:table-cell office:value-type="string" calcext:value-type="string">
            <text:p>data/final_music/1006/118/EDA_1006_11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082" calcext:value-type="float">
            <text:p>38,082</text:p>
          </table:table-cell>
        </table:table-row>
        <table:table-row table:style-name="ro1">
          <table:table-cell office:value-type="string" calcext:value-type="string">
            <text:p>data/final_music/1006/118/EDA_1006_11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982" calcext:value-type="float">
            <text:p>41,982</text:p>
          </table:table-cell>
        </table:table-row>
        <table:table-row table:style-name="ro1">
          <table:table-cell office:value-type="string" calcext:value-type="string">
            <text:p>data/final_music/1006/118/HRV_1006_11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827" calcext:value-type="float">
            <text:p>312,827</text:p>
          </table:table-cell>
        </table:table-row>
        <table:table-row table:style-name="ro1">
          <table:table-cell office:value-type="string" calcext:value-type="string">
            <text:p>data/final_music/1006/118/EDA_1006_11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899" calcext:value-type="float">
            <text:p>40,899</text:p>
          </table:table-cell>
        </table:table-row>
        <table:table-row table:style-name="ro1">
          <table:table-cell office:value-type="string" calcext:value-type="string">
            <text:p>data/final_music/1006/118/HRV_1006_11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526" calcext:value-type="float">
            <text:p>264,526</text:p>
          </table:table-cell>
        </table:table-row>
        <table:table-row table:style-name="ro1">
          <table:table-cell office:value-type="string" calcext:value-type="string">
            <text:p>data/final_music/1006/118/HRV_1006_11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625" calcext:value-type="float">
            <text:p>257,625</text:p>
          </table:table-cell>
        </table:table-row>
        <table:table-row table:style-name="ro1">
          <table:table-cell office:value-type="string" calcext:value-type="string">
            <text:p>data/final_music/1031/192/HRV_1031_19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558" calcext:value-type="float">
            <text:p>266,558</text:p>
          </table:table-cell>
        </table:table-row>
        <table:table-row table:style-name="ro1">
          <table:table-cell office:value-type="string" calcext:value-type="string">
            <text:p>data/final_music/1031/192/HRV_1031_19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635" calcext:value-type="float">
            <text:p>257,635</text:p>
          </table:table-cell>
        </table:table-row>
        <table:table-row table:style-name="ro1">
          <table:table-cell office:value-type="string" calcext:value-type="string">
            <text:p>data/final_music/1031/192/EDA_1031_19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898" calcext:value-type="float">
            <text:p>27,898</text:p>
          </table:table-cell>
        </table:table-row>
        <table:table-row table:style-name="ro1">
          <table:table-cell office:value-type="string" calcext:value-type="string">
            <text:p>data/final_music/1031/192/HRV_1031_19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427" calcext:value-type="float">
            <text:p>320,427</text:p>
          </table:table-cell>
        </table:table-row>
        <table:table-row table:style-name="ro1">
          <table:table-cell office:value-type="string" calcext:value-type="string">
            <text:p>data/final_music/1031/192/EDA_1031_19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85" calcext:value-type="float">
            <text:p>26,585</text:p>
          </table:table-cell>
        </table:table-row>
        <table:table-row table:style-name="ro1">
          <table:table-cell office:value-type="string" calcext:value-type="string">
            <text:p>data/final_music/1031/192/HRV_1031_19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283" calcext:value-type="float">
            <text:p>297,283</text:p>
          </table:table-cell>
        </table:table-row>
        <table:table-row table:style-name="ro1">
          <table:table-cell office:value-type="string" calcext:value-type="string">
            <text:p>data/final_music/1031/192/EDA_1031_19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80" calcext:value-type="float">
            <text:p>29,380</text:p>
          </table:table-cell>
        </table:table-row>
        <table:table-row table:style-name="ro1">
          <table:table-cell office:value-type="string" calcext:value-type="string">
            <text:p>data/final_music/1031/192/EDA_1031_19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34" calcext:value-type="float">
            <text:p>27,934</text:p>
          </table:table-cell>
        </table:table-row>
        <table:table-row table:style-name="ro1">
          <table:table-cell office:value-type="string" calcext:value-type="string">
            <text:p>data/final_music/1031/191/HRV_1031_19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556" calcext:value-type="float">
            <text:p>322,556</text:p>
          </table:table-cell>
        </table:table-row>
        <table:table-row table:style-name="ro1">
          <table:table-cell office:value-type="string" calcext:value-type="string">
            <text:p>data/final_music/1031/191/EDA_1031_19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29" calcext:value-type="float">
            <text:p>29,329</text:p>
          </table:table-cell>
        </table:table-row>
        <table:table-row table:style-name="ro1">
          <table:table-cell office:value-type="string" calcext:value-type="string">
            <text:p>data/final_music/1031/191/EDA_1031_19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110" calcext:value-type="float">
            <text:p>28,110</text:p>
          </table:table-cell>
        </table:table-row>
        <table:table-row table:style-name="ro1">
          <table:table-cell office:value-type="string" calcext:value-type="string">
            <text:p>data/final_music/1031/191/HRV_1031_19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2638" calcext:value-type="float">
            <text:p>252,638</text:p>
          </table:table-cell>
        </table:table-row>
        <table:table-row table:style-name="ro1">
          <table:table-cell office:value-type="string" calcext:value-type="string">
            <text:p>data/final_music/1031/191/HRV_1031_19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845" calcext:value-type="float">
            <text:p>268,845</text:p>
          </table:table-cell>
        </table:table-row>
        <table:table-row table:style-name="ro1">
          <table:table-cell office:value-type="string" calcext:value-type="string">
            <text:p>data/final_music/1031/191/HRV_1031_19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380" calcext:value-type="float">
            <text:p>298,380</text:p>
          </table:table-cell>
        </table:table-row>
        <table:table-row table:style-name="ro1">
          <table:table-cell office:value-type="string" calcext:value-type="string">
            <text:p>data/final_music/1031/191/EDA_1031_19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94" calcext:value-type="float">
            <text:p>26,494</text:p>
          </table:table-cell>
        </table:table-row>
        <table:table-row table:style-name="ro1">
          <table:table-cell office:value-type="string" calcext:value-type="string">
            <text:p>data/final_music/1031/191/EDA_1031_19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66" calcext:value-type="float">
            <text:p>29,566</text:p>
          </table:table-cell>
        </table:table-row>
        <table:table-row table:style-name="ro1">
          <table:table-cell office:value-type="string" calcext:value-type="string">
            <text:p>data/final_music/1031/193/HRV_1031_19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352" calcext:value-type="float">
            <text:p>320,352</text:p>
          </table:table-cell>
        </table:table-row>
        <table:table-row table:style-name="ro1">
          <table:table-cell office:value-type="string" calcext:value-type="string">
            <text:p>data/final_music/1031/193/HRV_1031_19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111" calcext:value-type="float">
            <text:p>266,111</text:p>
          </table:table-cell>
        </table:table-row>
        <table:table-row table:style-name="ro1">
          <table:table-cell office:value-type="string" calcext:value-type="string">
            <text:p>data/final_music/1031/193/EDA_1031_19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54" calcext:value-type="float">
            <text:p>30,954</text:p>
          </table:table-cell>
        </table:table-row>
        <table:table-row table:style-name="ro1">
          <table:table-cell office:value-type="string" calcext:value-type="string">
            <text:p>data/final_music/1031/193/HRV_1031_19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354" calcext:value-type="float">
            <text:p>300,354</text:p>
          </table:table-cell>
        </table:table-row>
        <table:table-row table:style-name="ro1">
          <table:table-cell office:value-type="string" calcext:value-type="string">
            <text:p>data/final_music/1031/193/HRV_1031_19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11577" calcext:value-type="float">
            <text:p>211,577</text:p>
          </table:table-cell>
        </table:table-row>
        <table:table-row table:style-name="ro1">
          <table:table-cell office:value-type="string" calcext:value-type="string">
            <text:p>data/final_music/1031/193/EDA_1031_19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91" calcext:value-type="float">
            <text:p>29,091</text:p>
          </table:table-cell>
        </table:table-row>
        <table:table-row table:style-name="ro1">
          <table:table-cell office:value-type="string" calcext:value-type="string">
            <text:p>data/final_music/1031/193/EDA_1031_19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733" calcext:value-type="float">
            <text:p>28,733</text:p>
          </table:table-cell>
        </table:table-row>
        <table:table-row table:style-name="ro1">
          <table:table-cell office:value-type="string" calcext:value-type="string">
            <text:p>data/final_music/1031/193/EDA_1031_19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69" calcext:value-type="float">
            <text:p>27,069</text:p>
          </table:table-cell>
        </table:table-row>
        <table:table-row table:style-name="ro1">
          <table:table-cell office:value-type="string" calcext:value-type="string">
            <text:p>data/final_music/1020/160/EDA_1020_16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698" calcext:value-type="float">
            <text:p>42,698</text:p>
          </table:table-cell>
        </table:table-row>
        <table:table-row table:style-name="ro1">
          <table:table-cell office:value-type="string" calcext:value-type="string">
            <text:p>data/final_music/1020/160/HRV_1020_16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962" calcext:value-type="float">
            <text:p>305,962</text:p>
          </table:table-cell>
        </table:table-row>
        <table:table-row table:style-name="ro1">
          <table:table-cell office:value-type="string" calcext:value-type="string">
            <text:p>data/final_music/1020/160/HRV_1020_16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9989" calcext:value-type="float">
            <text:p>249,989</text:p>
          </table:table-cell>
        </table:table-row>
        <table:table-row table:style-name="ro1">
          <table:table-cell office:value-type="string" calcext:value-type="string">
            <text:p>data/final_music/1020/160/EDA_1020_16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891" calcext:value-type="float">
            <text:p>36,891</text:p>
          </table:table-cell>
        </table:table-row>
        <table:table-row table:style-name="ro1">
          <table:table-cell office:value-type="string" calcext:value-type="string">
            <text:p>data/final_music/1020/160/HRV_1020_16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7717" calcext:value-type="float">
            <text:p>287,717</text:p>
          </table:table-cell>
        </table:table-row>
        <table:table-row table:style-name="ro1">
          <table:table-cell office:value-type="string" calcext:value-type="string">
            <text:p>data/final_music/1020/160/HRV_1020_16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389" calcext:value-type="float">
            <text:p>317,389</text:p>
          </table:table-cell>
        </table:table-row>
        <table:table-row table:style-name="ro1">
          <table:table-cell office:value-type="string" calcext:value-type="string">
            <text:p>data/final_music/1020/160/EDA_1020_16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087" calcext:value-type="float">
            <text:p>40,087</text:p>
          </table:table-cell>
        </table:table-row>
        <table:table-row table:style-name="ro1">
          <table:table-cell office:value-type="string" calcext:value-type="string">
            <text:p>data/final_music/1020/160/EDA_1020_16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168" calcext:value-type="float">
            <text:p>40,168</text:p>
          </table:table-cell>
        </table:table-row>
        <table:table-row table:style-name="ro1">
          <table:table-cell office:value-type="string" calcext:value-type="string">
            <text:p>data/final_music/1020/159/EDA_1020_15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049" calcext:value-type="float">
            <text:p>40,049</text:p>
          </table:table-cell>
        </table:table-row>
        <table:table-row table:style-name="ro1">
          <table:table-cell office:value-type="string" calcext:value-type="string">
            <text:p>data/final_music/1020/159/HRV_1020_15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329" calcext:value-type="float">
            <text:p>311,329</text:p>
          </table:table-cell>
        </table:table-row>
        <table:table-row table:style-name="ro1">
          <table:table-cell office:value-type="string" calcext:value-type="string">
            <text:p>data/final_music/1020/159/EDA_1020_15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797" calcext:value-type="float">
            <text:p>40,797</text:p>
          </table:table-cell>
        </table:table-row>
        <table:table-row table:style-name="ro1">
          <table:table-cell office:value-type="string" calcext:value-type="string">
            <text:p>data/final_music/1020/159/HRV_1020_15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624" calcext:value-type="float">
            <text:p>314,624</text:p>
          </table:table-cell>
        </table:table-row>
        <table:table-row table:style-name="ro1">
          <table:table-cell office:value-type="string" calcext:value-type="string">
            <text:p>data/final_music/1020/159/HRV_1020_15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8649" calcext:value-type="float">
            <text:p>248,649</text:p>
          </table:table-cell>
        </table:table-row>
        <table:table-row table:style-name="ro1">
          <table:table-cell office:value-type="string" calcext:value-type="string">
            <text:p>data/final_music/1020/159/HRV_1020_15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8438" calcext:value-type="float">
            <text:p>288,438</text:p>
          </table:table-cell>
        </table:table-row>
        <table:table-row table:style-name="ro1">
          <table:table-cell office:value-type="string" calcext:value-type="string">
            <text:p>data/final_music/1020/159/EDA_1020_15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459" calcext:value-type="float">
            <text:p>37,459</text:p>
          </table:table-cell>
        </table:table-row>
        <table:table-row table:style-name="ro1">
          <table:table-cell office:value-type="string" calcext:value-type="string">
            <text:p>data/final_music/1020/159/EDA_1020_15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085" calcext:value-type="float">
            <text:p>39,085</text:p>
          </table:table-cell>
        </table:table-row>
        <table:table-row table:style-name="ro1">
          <table:table-cell office:value-type="string" calcext:value-type="string">
            <text:p>data/final_music/1020/158/EDA_1020_158_BLE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714" calcext:value-type="float">
            <text:p>40,714</text:p>
          </table:table-cell>
        </table:table-row>
        <table:table-row table:style-name="ro1">
          <table:table-cell office:value-type="string" calcext:value-type="string">
            <text:p>data/final_music/1020/158/EDA_1020_15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763" calcext:value-type="float">
            <text:p>39,763</text:p>
          </table:table-cell>
        </table:table-row>
        <table:table-row table:style-name="ro1">
          <table:table-cell office:value-type="string" calcext:value-type="string">
            <text:p>data/final_music/1020/158/HRV_1020_15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5895" calcext:value-type="float">
            <text:p>285,895</text:p>
          </table:table-cell>
        </table:table-row>
        <table:table-row table:style-name="ro1">
          <table:table-cell office:value-type="string" calcext:value-type="string">
            <text:p>data/final_music/1020/158/EDA_1020_15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266" calcext:value-type="float">
            <text:p>36,266</text:p>
          </table:table-cell>
        </table:table-row>
        <table:table-row table:style-name="ro1">
          <table:table-cell office:value-type="string" calcext:value-type="string">
            <text:p>data/final_music/1020/158/HRV_1020_15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664" calcext:value-type="float">
            <text:p>246,664</text:p>
          </table:table-cell>
        </table:table-row>
        <table:table-row table:style-name="ro1">
          <table:table-cell office:value-type="string" calcext:value-type="string">
            <text:p>data/final_music/1020/158/HRV_1020_15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547" calcext:value-type="float">
            <text:p>304,547</text:p>
          </table:table-cell>
        </table:table-row>
        <table:table-row table:style-name="ro1">
          <table:table-cell office:value-type="string" calcext:value-type="string">
            <text:p>data/final_music/1020/158/HRV_1020_15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961" calcext:value-type="float">
            <text:p>307,961</text:p>
          </table:table-cell>
        </table:table-row>
        <table:table-row table:style-name="ro1">
          <table:table-cell office:value-type="string" calcext:value-type="string">
            <text:p>data/final_music/1020/158/EDA_1020_15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907" calcext:value-type="float">
            <text:p>40,907</text:p>
          </table:table-cell>
        </table:table-row>
        <table:table-row table:style-name="ro1">
          <table:table-cell office:value-type="string" calcext:value-type="string">
            <text:p>data/final_music/1009/126/EDA_1009_12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34" calcext:value-type="float">
            <text:p>40,534</text:p>
          </table:table-cell>
        </table:table-row>
        <table:table-row table:style-name="ro1">
          <table:table-cell office:value-type="string" calcext:value-type="string">
            <text:p>data/final_music/1009/126/HRV_1009_12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276" calcext:value-type="float">
            <text:p>259,276</text:p>
          </table:table-cell>
        </table:table-row>
        <table:table-row table:style-name="ro1">
          <table:table-cell office:value-type="string" calcext:value-type="string">
            <text:p>data/final_music/1009/126/EDA_1009_12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554" calcext:value-type="float">
            <text:p>38,554</text:p>
          </table:table-cell>
        </table:table-row>
        <table:table-row table:style-name="ro1">
          <table:table-cell office:value-type="string" calcext:value-type="string">
            <text:p>data/final_music/1009/126/HRV_1009_12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783" calcext:value-type="float">
            <text:p>258,783</text:p>
          </table:table-cell>
        </table:table-row>
        <table:table-row table:style-name="ro1">
          <table:table-cell office:value-type="string" calcext:value-type="string">
            <text:p>data/final_music/1009/126/EDA_1009_12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309" calcext:value-type="float">
            <text:p>44,309</text:p>
          </table:table-cell>
        </table:table-row>
        <table:table-row table:style-name="ro1">
          <table:table-cell office:value-type="string" calcext:value-type="string">
            <text:p>data/final_music/1009/126/EDA_1009_12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923" calcext:value-type="float">
            <text:p>43,923</text:p>
          </table:table-cell>
        </table:table-row>
        <table:table-row table:style-name="ro1">
          <table:table-cell office:value-type="string" calcext:value-type="string">
            <text:p>data/final_music/1009/126/HRV_1009_12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09680" calcext:value-type="float">
            <text:p>209,680</text:p>
          </table:table-cell>
        </table:table-row>
        <table:table-row table:style-name="ro1">
          <table:table-cell office:value-type="string" calcext:value-type="string">
            <text:p>data/final_music/1009/126/HRV_1009_12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04616" calcext:value-type="float">
            <text:p>204,616</text:p>
          </table:table-cell>
        </table:table-row>
        <table:table-row table:style-name="ro1">
          <table:table-cell office:value-type="string" calcext:value-type="string">
            <text:p>data/final_music/1009/127/EDA_1009_12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844" calcext:value-type="float">
            <text:p>39,844</text:p>
          </table:table-cell>
        </table:table-row>
        <table:table-row table:style-name="ro1">
          <table:table-cell office:value-type="string" calcext:value-type="string">
            <text:p>data/final_music/1009/127/HRV_1009_12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972" calcext:value-type="float">
            <text:p>258,972</text:p>
          </table:table-cell>
        </table:table-row>
        <table:table-row table:style-name="ro1">
          <table:table-cell office:value-type="string" calcext:value-type="string">
            <text:p>data/final_music/1009/127/EDA_1009_12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30" calcext:value-type="float">
            <text:p>37,930</text:p>
          </table:table-cell>
        </table:table-row>
        <table:table-row table:style-name="ro1">
          <table:table-cell office:value-type="string" calcext:value-type="string">
            <text:p>data/final_music/1009/127/HRV_1009_12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8869" calcext:value-type="float">
            <text:p>338,869</text:p>
          </table:table-cell>
        </table:table-row>
        <table:table-row table:style-name="ro1">
          <table:table-cell office:value-type="string" calcext:value-type="string">
            <text:p>data/final_music/1009/127/HRV_1009_12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4895" calcext:value-type="float">
            <text:p>334,895</text:p>
          </table:table-cell>
        </table:table-row>
        <table:table-row table:style-name="ro1">
          <table:table-cell office:value-type="string" calcext:value-type="string">
            <text:p>data/final_music/1009/127/HRV_1009_12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467" calcext:value-type="float">
            <text:p>264,467</text:p>
          </table:table-cell>
        </table:table-row>
        <table:table-row table:style-name="ro1">
          <table:table-cell office:value-type="string" calcext:value-type="string">
            <text:p>data/final_music/1009/127/EDA_1009_12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614" calcext:value-type="float">
            <text:p>42,614</text:p>
          </table:table-cell>
        </table:table-row>
        <table:table-row table:style-name="ro1">
          <table:table-cell office:value-type="string" calcext:value-type="string">
            <text:p>data/final_music/1009/127/EDA_1009_12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923" calcext:value-type="float">
            <text:p>42,923</text:p>
          </table:table-cell>
        </table:table-row>
        <table:table-row table:style-name="ro1">
          <table:table-cell office:value-type="string" calcext:value-type="string">
            <text:p>data/final_music/1009/125/HRV_1009_12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5698" calcext:value-type="float">
            <text:p>255,698</text:p>
          </table:table-cell>
        </table:table-row>
        <table:table-row table:style-name="ro1">
          <table:table-cell office:value-type="string" calcext:value-type="string">
            <text:p>data/final_music/1009/125/HRV_1009_12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339" calcext:value-type="float">
            <text:p>326,339</text:p>
          </table:table-cell>
        </table:table-row>
        <table:table-row table:style-name="ro1">
          <table:table-cell office:value-type="string" calcext:value-type="string">
            <text:p>data/final_music/1009/125/EDA_1009_12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92" calcext:value-type="float">
            <text:p>37,992</text:p>
          </table:table-cell>
        </table:table-row>
        <table:table-row table:style-name="ro1">
          <table:table-cell office:value-type="string" calcext:value-type="string">
            <text:p>data/final_music/1009/125/HRV_1009_12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839" calcext:value-type="float">
            <text:p>327,839</text:p>
          </table:table-cell>
        </table:table-row>
        <table:table-row table:style-name="ro1">
          <table:table-cell office:value-type="string" calcext:value-type="string">
            <text:p>data/final_music/1009/125/EDA_1009_125_BLֹ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111" calcext:value-type="float">
            <text:p>39,111</text:p>
          </table:table-cell>
        </table:table-row>
        <table:table-row table:style-name="ro1">
          <table:table-cell office:value-type="string" calcext:value-type="string">
            <text:p>data/final_music/1009/125/EDA_1009_12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105" calcext:value-type="float">
            <text:p>40,105</text:p>
          </table:table-cell>
        </table:table-row>
        <table:table-row table:style-name="ro1">
          <table:table-cell office:value-type="string" calcext:value-type="string">
            <text:p>data/final_music/1009/125/HRV_1009_12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762" calcext:value-type="float">
            <text:p>268,762</text:p>
          </table:table-cell>
        </table:table-row>
        <table:table-row table:style-name="ro1">
          <table:table-cell office:value-type="string" calcext:value-type="string">
            <text:p>data/final_music/1009/125/EDA_1009_12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067" calcext:value-type="float">
            <text:p>43,067</text:p>
          </table:table-cell>
        </table:table-row>
        <table:table-row table:style-name="ro1">
          <table:table-cell office:value-type="string" calcext:value-type="string">
            <text:p>data/final_music/1005/113/EDA_1005_11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446" calcext:value-type="float">
            <text:p>38,446</text:p>
          </table:table-cell>
        </table:table-row>
        <table:table-row table:style-name="ro1">
          <table:table-cell office:value-type="string" calcext:value-type="string">
            <text:p>data/final_music/1005/113/EDA_1005_11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198" calcext:value-type="float">
            <text:p>40,198</text:p>
          </table:table-cell>
        </table:table-row>
        <table:table-row table:style-name="ro1">
          <table:table-cell office:value-type="string" calcext:value-type="string">
            <text:p>data/final_music/1005/113/EDA_1005_11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50" calcext:value-type="float">
            <text:p>39,250</text:p>
          </table:table-cell>
        </table:table-row>
        <table:table-row table:style-name="ro1">
          <table:table-cell office:value-type="string" calcext:value-type="string">
            <text:p>data/final_music/1005/113/HRV_1005_11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614" calcext:value-type="float">
            <text:p>259,614</text:p>
          </table:table-cell>
        </table:table-row>
        <table:table-row table:style-name="ro1">
          <table:table-cell office:value-type="string" calcext:value-type="string">
            <text:p>data/final_music/1005/113/HRV_1005_11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002" calcext:value-type="float">
            <text:p>300,002</text:p>
          </table:table-cell>
        </table:table-row>
        <table:table-row table:style-name="ro1">
          <table:table-cell office:value-type="string" calcext:value-type="string">
            <text:p>data/final_music/1005/113/HRV_1005_11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033" calcext:value-type="float">
            <text:p>316,033</text:p>
          </table:table-cell>
        </table:table-row>
        <table:table-row table:style-name="ro1">
          <table:table-cell office:value-type="string" calcext:value-type="string">
            <text:p>data/final_music/1005/113/HRV_1005_11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793" calcext:value-type="float">
            <text:p>321,793</text:p>
          </table:table-cell>
        </table:table-row>
        <table:table-row table:style-name="ro1">
          <table:table-cell office:value-type="string" calcext:value-type="string">
            <text:p>data/final_music/1005/113/EDA_1005_11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68" calcext:value-type="float">
            <text:p>32,168</text:p>
          </table:table-cell>
        </table:table-row>
        <table:table-row table:style-name="ro1">
          <table:table-cell office:value-type="string" calcext:value-type="string">
            <text:p>data/final_music/1005/114/EDA_1005_11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722" calcext:value-type="float">
            <text:p>36,722</text:p>
          </table:table-cell>
        </table:table-row>
        <table:table-row table:style-name="ro1">
          <table:table-cell office:value-type="string" calcext:value-type="string">
            <text:p>data/final_music/1005/114/HRV_1005_11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803" calcext:value-type="float">
            <text:p>268,803</text:p>
          </table:table-cell>
        </table:table-row>
        <table:table-row table:style-name="ro1">
          <table:table-cell office:value-type="string" calcext:value-type="string">
            <text:p>data/final_music/1005/114/HRV_1005_11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501" calcext:value-type="float">
            <text:p>301,501</text:p>
          </table:table-cell>
        </table:table-row>
        <table:table-row table:style-name="ro1">
          <table:table-cell office:value-type="string" calcext:value-type="string">
            <text:p>data/final_music/1005/114/EDA_1005_11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82" calcext:value-type="float">
            <text:p>39,282</text:p>
          </table:table-cell>
        </table:table-row>
        <table:table-row table:style-name="ro1">
          <table:table-cell office:value-type="string" calcext:value-type="string">
            <text:p>data/final_music/1005/114/EDA_1005_11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745" calcext:value-type="float">
            <text:p>39,745</text:p>
          </table:table-cell>
        </table:table-row>
        <table:table-row table:style-name="ro1">
          <table:table-cell office:value-type="string" calcext:value-type="string">
            <text:p>data/final_music/1005/114/HRV_1005_11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953" calcext:value-type="float">
            <text:p>311,953</text:p>
          </table:table-cell>
        </table:table-row>
        <table:table-row table:style-name="ro1">
          <table:table-cell office:value-type="string" calcext:value-type="string">
            <text:p>data/final_music/1005/114/HRV_1005_11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817" calcext:value-type="float">
            <text:p>315,817</text:p>
          </table:table-cell>
        </table:table-row>
        <table:table-row table:style-name="ro1">
          <table:table-cell office:value-type="string" calcext:value-type="string">
            <text:p>data/final_music/1005/114/EDA_1005_11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346" calcext:value-type="float">
            <text:p>39,346</text:p>
          </table:table-cell>
        </table:table-row>
        <table:table-row table:style-name="ro1">
          <table:table-cell office:value-type="string" calcext:value-type="string">
            <text:p>data/final_music/1005/115/HRV_1005_11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822" calcext:value-type="float">
            <text:p>315,822</text:p>
          </table:table-cell>
        </table:table-row>
        <table:table-row table:style-name="ro1">
          <table:table-cell office:value-type="string" calcext:value-type="string">
            <text:p>data/final_music/1005/115/HRV_1005_11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134" calcext:value-type="float">
            <text:p>307,134</text:p>
          </table:table-cell>
        </table:table-row>
        <table:table-row table:style-name="ro1">
          <table:table-cell office:value-type="string" calcext:value-type="string">
            <text:p>data/final_music/1005/115/HRV_1005_11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470" calcext:value-type="float">
            <text:p>314,470</text:p>
          </table:table-cell>
        </table:table-row>
        <table:table-row table:style-name="ro1">
          <table:table-cell office:value-type="string" calcext:value-type="string">
            <text:p>data/final_music/1005/115/EDA_1005_11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51" calcext:value-type="float">
            <text:p>39,251</text:p>
          </table:table-cell>
        </table:table-row>
        <table:table-row table:style-name="ro1">
          <table:table-cell office:value-type="string" calcext:value-type="string">
            <text:p>data/final_music/1005/115/HRV_1005_11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6641" calcext:value-type="float">
            <text:p>256,641</text:p>
          </table:table-cell>
        </table:table-row>
        <table:table-row table:style-name="ro1">
          <table:table-cell office:value-type="string" calcext:value-type="string">
            <text:p>data/final_music/1005/115/EDA_1005_11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5021" calcext:value-type="float">
            <text:p>45,021</text:p>
          </table:table-cell>
        </table:table-row>
        <table:table-row table:style-name="ro1">
          <table:table-cell office:value-type="string" calcext:value-type="string">
            <text:p>data/final_music/1010/130/EDA_1010_13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694" calcext:value-type="float">
            <text:p>40,694</text:p>
          </table:table-cell>
        </table:table-row>
        <table:table-row table:style-name="ro1">
          <table:table-cell office:value-type="string" calcext:value-type="string">
            <text:p>data/final_music/1010/130/HRV_1010_13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686" calcext:value-type="float">
            <text:p>299,686</text:p>
          </table:table-cell>
        </table:table-row>
        <table:table-row table:style-name="ro1">
          <table:table-cell office:value-type="string" calcext:value-type="string">
            <text:p>data/final_music/1010/130/HRV_1010_13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354" calcext:value-type="float">
            <text:p>316,354</text:p>
          </table:table-cell>
        </table:table-row>
        <table:table-row table:style-name="ro1">
          <table:table-cell office:value-type="string" calcext:value-type="string">
            <text:p>data/final_music/1010/130/HRV_1010_13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5729" calcext:value-type="float">
            <text:p>255,729</text:p>
          </table:table-cell>
        </table:table-row>
        <table:table-row table:style-name="ro1">
          <table:table-cell office:value-type="string" calcext:value-type="string">
            <text:p>data/final_music/1010/130/EDA_1010_13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176" calcext:value-type="float">
            <text:p>41,176</text:p>
          </table:table-cell>
        </table:table-row>
        <table:table-row table:style-name="ro1">
          <table:table-cell office:value-type="string" calcext:value-type="string">
            <text:p>data/final_music/1010/130/EDA_1010_13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820" calcext:value-type="float">
            <text:p>41,820</text:p>
          </table:table-cell>
        </table:table-row>
        <table:table-row table:style-name="ro1">
          <table:table-cell office:value-type="string" calcext:value-type="string">
            <text:p>data/final_music/1010/130/HRV_1010_13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118" calcext:value-type="float">
            <text:p>315,118</text:p>
          </table:table-cell>
        </table:table-row>
        <table:table-row table:style-name="ro1">
          <table:table-cell office:value-type="string" calcext:value-type="string">
            <text:p>data/final_music/1010/130/EDA_1010_13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297" calcext:value-type="float">
            <text:p>38,297</text:p>
          </table:table-cell>
        </table:table-row>
        <table:table-row table:style-name="ro1">
          <table:table-cell office:value-type="string" calcext:value-type="string">
            <text:p>data/final_music/1010/128/EDA_1010_12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5821" calcext:value-type="float">
            <text:p>35,821</text:p>
          </table:table-cell>
        </table:table-row>
        <table:table-row table:style-name="ro1">
          <table:table-cell office:value-type="string" calcext:value-type="string">
            <text:p>data/final_music/1010/128/HRV_1010_12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292" calcext:value-type="float">
            <text:p>317,292</text:p>
          </table:table-cell>
        </table:table-row>
        <table:table-row table:style-name="ro1">
          <table:table-cell office:value-type="string" calcext:value-type="string">
            <text:p>data/final_music/1010/128/HRV_1010_12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337" calcext:value-type="float">
            <text:p>312,337</text:p>
          </table:table-cell>
        </table:table-row>
        <table:table-row table:style-name="ro1">
          <table:table-cell office:value-type="string" calcext:value-type="string">
            <text:p>data/final_music/1010/128/HRV_1010_12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150" calcext:value-type="float">
            <text:p>257,150</text:p>
          </table:table-cell>
        </table:table-row>
        <table:table-row table:style-name="ro1">
          <table:table-cell office:value-type="string" calcext:value-type="string">
            <text:p>data/final_music/1010/128/EDA_1010_12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971" calcext:value-type="float">
            <text:p>39,971</text:p>
          </table:table-cell>
        </table:table-row>
        <table:table-row table:style-name="ro1">
          <table:table-cell office:value-type="string" calcext:value-type="string">
            <text:p>data/final_music/1010/128/HRV_1010_12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173" calcext:value-type="float">
            <text:p>306,173</text:p>
          </table:table-cell>
        </table:table-row>
        <table:table-row table:style-name="ro1">
          <table:table-cell office:value-type="string" calcext:value-type="string">
            <text:p>data/final_music/1010/128/EDA_1010_12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658" calcext:value-type="float">
            <text:p>41,658</text:p>
          </table:table-cell>
        </table:table-row>
        <table:table-row table:style-name="ro1">
          <table:table-cell office:value-type="string" calcext:value-type="string">
            <text:p>data/final_music/1010/128/EDA_1010_12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921" calcext:value-type="float">
            <text:p>41,921</text:p>
          </table:table-cell>
        </table:table-row>
        <table:table-row table:style-name="ro1">
          <table:table-cell office:value-type="string" calcext:value-type="string">
            <text:p>data/final_music/1010/129/EDA_1010_12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151" calcext:value-type="float">
            <text:p>41,151</text:p>
          </table:table-cell>
        </table:table-row>
        <table:table-row table:style-name="ro1">
          <table:table-cell office:value-type="string" calcext:value-type="string">
            <text:p>data/final_music/1010/129/EDA_1010_12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26" calcext:value-type="float">
            <text:p>39,226</text:p>
          </table:table-cell>
        </table:table-row>
        <table:table-row table:style-name="ro1">
          <table:table-cell office:value-type="string" calcext:value-type="string">
            <text:p>data/final_music/1010/129/EDA_1010_12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291" calcext:value-type="float">
            <text:p>38,291</text:p>
          </table:table-cell>
        </table:table-row>
        <table:table-row table:style-name="ro1">
          <table:table-cell office:value-type="string" calcext:value-type="string">
            <text:p>data/final_music/1010/129/HRV_1010_12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154" calcext:value-type="float">
            <text:p>311,154</text:p>
          </table:table-cell>
        </table:table-row>
        <table:table-row table:style-name="ro1">
          <table:table-cell office:value-type="string" calcext:value-type="string">
            <text:p>data/final_music/1010/129/HRV_1010_12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006" calcext:value-type="float">
            <text:p>311,006</text:p>
          </table:table-cell>
        </table:table-row>
        <table:table-row table:style-name="ro1">
          <table:table-cell office:value-type="string" calcext:value-type="string">
            <text:p>data/final_music/1010/129/HRV_1010_12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986" calcext:value-type="float">
            <text:p>257,986</text:p>
          </table:table-cell>
        </table:table-row>
        <table:table-row table:style-name="ro1">
          <table:table-cell office:value-type="string" calcext:value-type="string">
            <text:p>data/final_music/1010/129/EDA_1010_12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512" calcext:value-type="float">
            <text:p>41,512</text:p>
          </table:table-cell>
        </table:table-row>
        <table:table-row table:style-name="ro1">
          <table:table-cell office:value-type="string" calcext:value-type="string">
            <text:p>data/final_music/1010/129/HRV_1010_12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860" calcext:value-type="float">
            <text:p>301,860</text:p>
          </table:table-cell>
        </table:table-row>
        <table:table-row table:style-name="ro1">
          <table:table-cell office:value-type="string" calcext:value-type="string">
            <text:p>data/final_music/1029/185/HRV_1029_18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378" calcext:value-type="float">
            <text:p>327,378</text:p>
          </table:table-cell>
        </table:table-row>
        <table:table-row table:style-name="ro1">
          <table:table-cell office:value-type="string" calcext:value-type="string">
            <text:p>data/final_music/1029/185/EDA_1029_18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02" calcext:value-type="float">
            <text:p>28,602</text:p>
          </table:table-cell>
        </table:table-row>
        <table:table-row table:style-name="ro1">
          <table:table-cell office:value-type="string" calcext:value-type="string">
            <text:p>data/final_music/1029/185/HRV_1029_18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672" calcext:value-type="float">
            <text:p>264,672</text:p>
          </table:table-cell>
        </table:table-row>
        <table:table-row table:style-name="ro1">
          <table:table-cell office:value-type="string" calcext:value-type="string">
            <text:p>data/final_music/1029/185/HRV_1029_18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1554" calcext:value-type="float">
            <text:p>361,554</text:p>
          </table:table-cell>
        </table:table-row>
        <table:table-row table:style-name="ro1">
          <table:table-cell office:value-type="string" calcext:value-type="string">
            <text:p>data/final_music/1029/185/EDA_1029_18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558" calcext:value-type="float">
            <text:p>36,558</text:p>
          </table:table-cell>
        </table:table-row>
        <table:table-row table:style-name="ro1">
          <table:table-cell office:value-type="string" calcext:value-type="string">
            <text:p>data/final_music/1029/185/HRV_1029_18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2332" calcext:value-type="float">
            <text:p>252,332</text:p>
          </table:table-cell>
        </table:table-row>
        <table:table-row table:style-name="ro1">
          <table:table-cell office:value-type="string" calcext:value-type="string">
            <text:p>data/final_music/1029/185/EDA_1029_18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085" calcext:value-type="float">
            <text:p>34,085</text:p>
          </table:table-cell>
        </table:table-row>
        <table:table-row table:style-name="ro1">
          <table:table-cell office:value-type="string" calcext:value-type="string">
            <text:p>data/final_music/1029/185/EDA_1029_18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32" calcext:value-type="float">
            <text:p>30,732</text:p>
          </table:table-cell>
        </table:table-row>
        <table:table-row table:style-name="ro1">
          <table:table-cell office:value-type="string" calcext:value-type="string">
            <text:p>data/final_music/1029/186/EDA_1029_18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56" calcext:value-type="float">
            <text:p>30,956</text:p>
          </table:table-cell>
        </table:table-row>
        <table:table-row table:style-name="ro1">
          <table:table-cell office:value-type="string" calcext:value-type="string">
            <text:p>data/final_music/1029/186/EDA_1029_18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724" calcext:value-type="float">
            <text:p>26,724</text:p>
          </table:table-cell>
        </table:table-row>
        <table:table-row table:style-name="ro1">
          <table:table-cell office:value-type="string" calcext:value-type="string">
            <text:p>data/final_music/1029/186/EDA_1029_18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21" calcext:value-type="float">
            <text:p>27,121</text:p>
          </table:table-cell>
        </table:table-row>
        <table:table-row table:style-name="ro1">
          <table:table-cell office:value-type="string" calcext:value-type="string">
            <text:p>data/final_music/1029/186/HRV_1029_18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193" calcext:value-type="float">
            <text:p>325,193</text:p>
          </table:table-cell>
        </table:table-row>
        <table:table-row table:style-name="ro1">
          <table:table-cell office:value-type="string" calcext:value-type="string">
            <text:p>data/final_music/1029/186/HRV_1029_18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2058" calcext:value-type="float">
            <text:p>252,058</text:p>
          </table:table-cell>
        </table:table-row>
        <table:table-row table:style-name="ro1">
          <table:table-cell office:value-type="string" calcext:value-type="string">
            <text:p>data/final_music/1029/186/EDA_1029_18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14" calcext:value-type="float">
            <text:p>31,814</text:p>
          </table:table-cell>
        </table:table-row>
        <table:table-row table:style-name="ro1">
          <table:table-cell office:value-type="string" calcext:value-type="string">
            <text:p>data/final_music/1029/186/HRV_1029_18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3122" calcext:value-type="float">
            <text:p>363,122</text:p>
          </table:table-cell>
        </table:table-row>
        <table:table-row table:style-name="ro1">
          <table:table-cell office:value-type="string" calcext:value-type="string">
            <text:p>data/final_music/1029/186/HRV_1029_18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650" calcext:value-type="float">
            <text:p>264,650</text:p>
          </table:table-cell>
        </table:table-row>
        <table:table-row table:style-name="ro1">
          <table:table-cell office:value-type="string" calcext:value-type="string">
            <text:p>data/final_music/1029/187/HRV_1029_18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513" calcext:value-type="float">
            <text:p>270,513</text:p>
          </table:table-cell>
        </table:table-row>
        <table:table-row table:style-name="ro1">
          <table:table-cell office:value-type="string" calcext:value-type="string">
            <text:p>data/final_music/1029/187/EDA_1029_18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66" calcext:value-type="float">
            <text:p>27,966</text:p>
          </table:table-cell>
        </table:table-row>
        <table:table-row table:style-name="ro1">
          <table:table-cell office:value-type="string" calcext:value-type="string">
            <text:p>data/final_music/1029/187/EDA_1029_18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12" calcext:value-type="float">
            <text:p>28,612</text:p>
          </table:table-cell>
        </table:table-row>
        <table:table-row table:style-name="ro1">
          <table:table-cell office:value-type="string" calcext:value-type="string">
            <text:p>data/final_music/1029/187/EDA_1029_18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81" calcext:value-type="float">
            <text:p>29,681</text:p>
          </table:table-cell>
        </table:table-row>
        <table:table-row table:style-name="ro1">
          <table:table-cell office:value-type="string" calcext:value-type="string">
            <text:p>data/final_music/1029/187/HRV_1029_18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2095" calcext:value-type="float">
            <text:p>252,095</text:p>
          </table:table-cell>
        </table:table-row>
        <table:table-row table:style-name="ro1">
          <table:table-cell office:value-type="string" calcext:value-type="string">
            <text:p>data/final_music/1029/187/HRV_1029_18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3463" calcext:value-type="float">
            <text:p>363,463</text:p>
          </table:table-cell>
        </table:table-row>
        <table:table-row table:style-name="ro1">
          <table:table-cell office:value-type="string" calcext:value-type="string">
            <text:p>data/final_music/1029/187/HRV_1029_18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782" calcext:value-type="float">
            <text:p>320,782</text:p>
          </table:table-cell>
        </table:table-row>
        <table:table-row table:style-name="ro1">
          <table:table-cell office:value-type="string" calcext:value-type="string">
            <text:p>data/final_music/1029/187/EDA_1029_18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92" calcext:value-type="float">
            <text:p>31,592</text:p>
          </table:table-cell>
        </table:table-row>
        <table:table-row table:style-name="ro1">
          <table:table-cell office:value-type="string" calcext:value-type="string">
            <text:p>data/final_music/1035/206/EDA_1035_20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774" calcext:value-type="float">
            <text:p>27,774</text:p>
          </table:table-cell>
        </table:table-row>
        <table:table-row table:style-name="ro1">
          <table:table-cell office:value-type="string" calcext:value-type="string">
            <text:p>data/final_music/1035/206/HRV_1035_20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129" calcext:value-type="float">
            <text:p>266,129</text:p>
          </table:table-cell>
        </table:table-row>
        <table:table-row table:style-name="ro1">
          <table:table-cell office:value-type="string" calcext:value-type="string">
            <text:p>data/final_music/1035/206/HRV_1035_20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780" calcext:value-type="float">
            <text:p>332,780</text:p>
          </table:table-cell>
        </table:table-row>
        <table:table-row table:style-name="ro1">
          <table:table-cell office:value-type="string" calcext:value-type="string">
            <text:p>data/final_music/1035/206/EDA_1035_20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07" calcext:value-type="float">
            <text:p>29,907</text:p>
          </table:table-cell>
        </table:table-row>
        <table:table-row table:style-name="ro1">
          <table:table-cell office:value-type="string" calcext:value-type="string">
            <text:p>data/final_music/1035/206/HRV_1035_20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913" calcext:value-type="float">
            <text:p>320,913</text:p>
          </table:table-cell>
        </table:table-row>
        <table:table-row table:style-name="ro1">
          <table:table-cell office:value-type="string" calcext:value-type="string">
            <text:p>data/final_music/1035/206/EDA_1035_20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87" calcext:value-type="float">
            <text:p>32,287</text:p>
          </table:table-cell>
        </table:table-row>
        <table:table-row table:style-name="ro1">
          <table:table-cell office:value-type="string" calcext:value-type="string">
            <text:p>data/final_music/1035/206/EDA_1035_20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827" calcext:value-type="float">
            <text:p>28,827</text:p>
          </table:table-cell>
        </table:table-row>
        <table:table-row table:style-name="ro1">
          <table:table-cell office:value-type="string" calcext:value-type="string">
            <text:p>data/final_music/1035/206/HRV_1035_20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3762" calcext:value-type="float">
            <text:p>253,762</text:p>
          </table:table-cell>
        </table:table-row>
        <table:table-row table:style-name="ro1">
          <table:table-cell office:value-type="string" calcext:value-type="string">
            <text:p>data/final_music/1035/207/HRV_1035_20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3747" calcext:value-type="float">
            <text:p>253,747</text:p>
          </table:table-cell>
        </table:table-row>
        <table:table-row table:style-name="ro1">
          <table:table-cell office:value-type="string" calcext:value-type="string">
            <text:p>data/final_music/1035/207/EDA_1035_20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15" calcext:value-type="float">
            <text:p>31,415</text:p>
          </table:table-cell>
        </table:table-row>
        <table:table-row table:style-name="ro1">
          <table:table-cell office:value-type="string" calcext:value-type="string">
            <text:p>data/final_music/1035/207/HRV_1035_20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6812" calcext:value-type="float">
            <text:p>336,812</text:p>
          </table:table-cell>
        </table:table-row>
        <table:table-row table:style-name="ro1">
          <table:table-cell office:value-type="string" calcext:value-type="string">
            <text:p>data/final_music/1035/207/EDA_1035_20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129" calcext:value-type="float">
            <text:p>28,129</text:p>
          </table:table-cell>
        </table:table-row>
        <table:table-row table:style-name="ro1">
          <table:table-cell office:value-type="string" calcext:value-type="string">
            <text:p>data/final_music/1035/207/EDA_1035_20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490" calcext:value-type="float">
            <text:p>27,490</text:p>
          </table:table-cell>
        </table:table-row>
        <table:table-row table:style-name="ro1">
          <table:table-cell office:value-type="string" calcext:value-type="string">
            <text:p>data/final_music/1035/207/HRV_1035_20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536" calcext:value-type="float">
            <text:p>320,536</text:p>
          </table:table-cell>
        </table:table-row>
        <table:table-row table:style-name="ro1">
          <table:table-cell office:value-type="string" calcext:value-type="string">
            <text:p>data/final_music/1035/207/EDA_1035_20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33" calcext:value-type="float">
            <text:p>30,333</text:p>
          </table:table-cell>
        </table:table-row>
        <table:table-row table:style-name="ro1">
          <table:table-cell office:value-type="string" calcext:value-type="string">
            <text:p>data/final_music/1035/207/HRV_1035_20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762" calcext:value-type="float">
            <text:p>264,762</text:p>
          </table:table-cell>
        </table:table-row>
        <table:table-row table:style-name="ro1">
          <table:table-cell office:value-type="string" calcext:value-type="string">
            <text:p>data/final_music/1035/208/HRV_1035_20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9860" calcext:value-type="float">
            <text:p>249,860</text:p>
          </table:table-cell>
        </table:table-row>
        <table:table-row table:style-name="ro1">
          <table:table-cell office:value-type="string" calcext:value-type="string">
            <text:p>data/final_music/1035/208/HRV_1035_20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1819" calcext:value-type="float">
            <text:p>331,819</text:p>
          </table:table-cell>
        </table:table-row>
        <table:table-row table:style-name="ro1">
          <table:table-cell office:value-type="string" calcext:value-type="string">
            <text:p>data/final_music/1035/208/EDA_1035_20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76" calcext:value-type="float">
            <text:p>26,876</text:p>
          </table:table-cell>
        </table:table-row>
        <table:table-row table:style-name="ro1">
          <table:table-cell office:value-type="string" calcext:value-type="string">
            <text:p>data/final_music/1035/208/EDA_1035_20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33" calcext:value-type="float">
            <text:p>28,933</text:p>
          </table:table-cell>
        </table:table-row>
        <table:table-row table:style-name="ro1">
          <table:table-cell office:value-type="string" calcext:value-type="string">
            <text:p>data/final_music/1035/208/EDA_1035_20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75" calcext:value-type="float">
            <text:p>29,075</text:p>
          </table:table-cell>
        </table:table-row>
        <table:table-row table:style-name="ro1">
          <table:table-cell office:value-type="string" calcext:value-type="string">
            <text:p>data/final_music/1035/208/EDA_1035_20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44" calcext:value-type="float">
            <text:p>30,144</text:p>
          </table:table-cell>
        </table:table-row>
        <table:table-row table:style-name="ro1">
          <table:table-cell office:value-type="string" calcext:value-type="string">
            <text:p>data/final_music/1035/208/HRV_1035_20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201" calcext:value-type="float">
            <text:p>314,201</text:p>
          </table:table-cell>
        </table:table-row>
        <table:table-row table:style-name="ro1">
          <table:table-cell office:value-type="string" calcext:value-type="string">
            <text:p>data/final_music/1035/208/HRV_1035_20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071" calcext:value-type="float">
            <text:p>264,071</text:p>
          </table:table-cell>
        </table:table-row>
        <table:table-row table:style-name="ro1">
          <table:table-cell office:value-type="string" calcext:value-type="string">
            <text:p>data/final_music/1049/249/HRV_1049_24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921" calcext:value-type="float">
            <text:p>323,921</text:p>
          </table:table-cell>
        </table:table-row>
        <table:table-row table:style-name="ro1">
          <table:table-cell office:value-type="string" calcext:value-type="string">
            <text:p>data/final_music/1049/249/EDA_1049_24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69" calcext:value-type="float">
            <text:p>29,269</text:p>
          </table:table-cell>
        </table:table-row>
        <table:table-row table:style-name="ro1">
          <table:table-cell office:value-type="string" calcext:value-type="string">
            <text:p>data/final_music/1049/249/EDA_1049_24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72" calcext:value-type="float">
            <text:p>26,372</text:p>
          </table:table-cell>
        </table:table-row>
        <table:table-row table:style-name="ro1">
          <table:table-cell office:value-type="string" calcext:value-type="string">
            <text:p>data/final_music/1049/249/HRV_1049_24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4812" calcext:value-type="float">
            <text:p>244,812</text:p>
          </table:table-cell>
        </table:table-row>
        <table:table-row table:style-name="ro1">
          <table:table-cell office:value-type="string" calcext:value-type="string">
            <text:p>data/final_music/1049/249/EDA_1049_24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28" calcext:value-type="float">
            <text:p>29,428</text:p>
          </table:table-cell>
        </table:table-row>
        <table:table-row table:style-name="ro1">
          <table:table-cell office:value-type="string" calcext:value-type="string">
            <text:p>data/final_music/1049/249/EDA_1049_24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21" calcext:value-type="float">
            <text:p>29,821</text:p>
          </table:table-cell>
        </table:table-row>
        <table:table-row table:style-name="ro1">
          <table:table-cell office:value-type="string" calcext:value-type="string">
            <text:p>data/final_music/1049/249/HRV_1049_24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040" calcext:value-type="float">
            <text:p>264,040</text:p>
          </table:table-cell>
        </table:table-row>
        <table:table-row table:style-name="ro1">
          <table:table-cell office:value-type="string" calcext:value-type="string">
            <text:p>data/final_music/1049/249/HRV_1049_24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931" calcext:value-type="float">
            <text:p>326,931</text:p>
          </table:table-cell>
        </table:table-row>
        <table:table-row table:style-name="ro1">
          <table:table-cell office:value-type="string" calcext:value-type="string">
            <text:p>data/final_music/1049/250/EDA_1049_25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55" calcext:value-type="float">
            <text:p>29,655</text:p>
          </table:table-cell>
        </table:table-row>
        <table:table-row table:style-name="ro1">
          <table:table-cell office:value-type="string" calcext:value-type="string">
            <text:p>data/final_music/1049/250/EDA_1049_25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60" calcext:value-type="float">
            <text:p>26,060</text:p>
          </table:table-cell>
        </table:table-row>
        <table:table-row table:style-name="ro1">
          <table:table-cell office:value-type="string" calcext:value-type="string">
            <text:p>data/final_music/1049/250/HRV_1049_25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9452" calcext:value-type="float">
            <text:p>249,452</text:p>
          </table:table-cell>
        </table:table-row>
        <table:table-row table:style-name="ro1">
          <table:table-cell office:value-type="string" calcext:value-type="string">
            <text:p>data/final_music/1049/250/HRV_1049_25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745" calcext:value-type="float">
            <text:p>317,745</text:p>
          </table:table-cell>
        </table:table-row>
        <table:table-row table:style-name="ro1">
          <table:table-cell office:value-type="string" calcext:value-type="string">
            <text:p>data/final_music/1049/250/EDA_1049_25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74" calcext:value-type="float">
            <text:p>27,674</text:p>
          </table:table-cell>
        </table:table-row>
        <table:table-row table:style-name="ro1">
          <table:table-cell office:value-type="string" calcext:value-type="string">
            <text:p>data/final_music/1049/250/HRV_1049_25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004" calcext:value-type="float">
            <text:p>323,004</text:p>
          </table:table-cell>
        </table:table-row>
        <table:table-row table:style-name="ro1">
          <table:table-cell office:value-type="string" calcext:value-type="string">
            <text:p>data/final_music/1049/250/EDA_1049_25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84" calcext:value-type="float">
            <text:p>30,084</text:p>
          </table:table-cell>
        </table:table-row>
        <table:table-row table:style-name="ro1">
          <table:table-cell office:value-type="string" calcext:value-type="string">
            <text:p>data/final_music/1049/250/HRV_1049_25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929" calcext:value-type="float">
            <text:p>268,929</text:p>
          </table:table-cell>
        </table:table-row>
        <table:table-row table:style-name="ro1">
          <table:table-cell office:value-type="string" calcext:value-type="string">
            <text:p>data/final_music/1049/248/HRV_1049_24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2883" calcext:value-type="float">
            <text:p>242,883</text:p>
          </table:table-cell>
        </table:table-row>
        <table:table-row table:style-name="ro1">
          <table:table-cell office:value-type="string" calcext:value-type="string">
            <text:p>data/final_music/1049/248/HRV_1049_24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363" calcext:value-type="float">
            <text:p>265,363</text:p>
          </table:table-cell>
        </table:table-row>
        <table:table-row table:style-name="ro1">
          <table:table-cell office:value-type="string" calcext:value-type="string">
            <text:p>data/final_music/1049/248/EDA_1049_24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11" calcext:value-type="float">
            <text:p>29,911</text:p>
          </table:table-cell>
        </table:table-row>
        <table:table-row table:style-name="ro1">
          <table:table-cell office:value-type="string" calcext:value-type="string">
            <text:p>data/final_music/1049/248/EDA_1049_24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632" calcext:value-type="float">
            <text:p>25,632</text:p>
          </table:table-cell>
        </table:table-row>
        <table:table-row table:style-name="ro1">
          <table:table-cell office:value-type="string" calcext:value-type="string">
            <text:p>data/final_music/1049/248/HRV_1049_24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132" calcext:value-type="float">
            <text:p>318,132</text:p>
          </table:table-cell>
        </table:table-row>
        <table:table-row table:style-name="ro1">
          <table:table-cell office:value-type="string" calcext:value-type="string">
            <text:p>data/final_music/1049/248/HRV_1049_24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002" calcext:value-type="float">
            <text:p>324,002</text:p>
          </table:table-cell>
        </table:table-row>
        <table:table-row table:style-name="ro1">
          <table:table-cell office:value-type="string" calcext:value-type="string">
            <text:p>data/final_music/1049/248/EDA_1049_24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77" calcext:value-type="float">
            <text:p>29,777</text:p>
          </table:table-cell>
        </table:table-row>
        <table:table-row table:style-name="ro1">
          <table:table-cell office:value-type="string" calcext:value-type="string">
            <text:p>data/final_music/1049/248/EDA_1049_24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720" calcext:value-type="float">
            <text:p>27,720</text:p>
          </table:table-cell>
        </table:table-row>
        <table:table-row table:style-name="ro1">
          <table:table-cell office:value-type="string" calcext:value-type="string">
            <text:p>data/final_music/1001/101/HRV_1001_10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194715" calcext:value-type="float">
            <text:p>194,715</text:p>
          </table:table-cell>
        </table:table-row>
        <table:table-row table:style-name="ro1">
          <table:table-cell office:value-type="string" calcext:value-type="string">
            <text:p>data/final_music/1001/101/HRV_1001_10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06450" calcext:value-type="float">
            <text:p>206,450</text:p>
          </table:table-cell>
        </table:table-row>
        <table:table-row table:style-name="ro1">
          <table:table-cell office:value-type="string" calcext:value-type="string">
            <text:p>data/final_music/1001/101/HRV_1001_10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197" calcext:value-type="float">
            <text:p>275,197</text:p>
          </table:table-cell>
        </table:table-row>
        <table:table-row table:style-name="ro1">
          <table:table-cell office:value-type="string" calcext:value-type="string">
            <text:p>data/final_music/1001/101/EDA_1001_10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014" calcext:value-type="float">
            <text:p>38,014</text:p>
          </table:table-cell>
        </table:table-row>
        <table:table-row table:style-name="ro1">
          <table:table-cell office:value-type="string" calcext:value-type="string">
            <text:p>data/final_music/1001/101/EDA_1001_10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071" calcext:value-type="float">
            <text:p>36,071</text:p>
          </table:table-cell>
        </table:table-row>
        <table:table-row table:style-name="ro1">
          <table:table-cell office:value-type="string" calcext:value-type="string">
            <text:p>data/final_music/1001/101/EDA_1001_10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037" calcext:value-type="float">
            <text:p>43,037</text:p>
          </table:table-cell>
        </table:table-row>
        <table:table-row table:style-name="ro1">
          <table:table-cell office:value-type="string" calcext:value-type="string">
            <text:p>data/final_music/1001/103/EDA_1001_10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786" calcext:value-type="float">
            <text:p>39,786</text:p>
          </table:table-cell>
        </table:table-row>
        <table:table-row table:style-name="ro1">
          <table:table-cell office:value-type="string" calcext:value-type="string">
            <text:p>data/final_music/1001/103/HRV_1001_10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715" calcext:value-type="float">
            <text:p>268,715</text:p>
          </table:table-cell>
        </table:table-row>
        <table:table-row table:style-name="ro1">
          <table:table-cell office:value-type="string" calcext:value-type="string">
            <text:p>data/final_music/1001/103/HRV_1001_10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9969" calcext:value-type="float">
            <text:p>249,969</text:p>
          </table:table-cell>
        </table:table-row>
        <table:table-row table:style-name="ro1">
          <table:table-cell office:value-type="string" calcext:value-type="string">
            <text:p>data/final_music/1001/103/HRV_1001_10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1301" calcext:value-type="float">
            <text:p>331,301</text:p>
          </table:table-cell>
        </table:table-row>
        <table:table-row table:style-name="ro1">
          <table:table-cell office:value-type="string" calcext:value-type="string">
            <text:p>data/final_music/1001/103/EDA_1001_10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5070" calcext:value-type="float">
            <text:p>45,070</text:p>
          </table:table-cell>
        </table:table-row>
        <table:table-row table:style-name="ro1">
          <table:table-cell office:value-type="string" calcext:value-type="string">
            <text:p>data/final_music/1001/103/EDA_1001_10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772" calcext:value-type="float">
            <text:p>38,772</text:p>
          </table:table-cell>
        </table:table-row>
        <table:table-row table:style-name="ro1">
          <table:table-cell office:value-type="string" calcext:value-type="string">
            <text:p>data/final_music/1001/102/HRV_1001_10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7574" calcext:value-type="float">
            <text:p>337,574</text:p>
          </table:table-cell>
        </table:table-row>
        <table:table-row table:style-name="ro1">
          <table:table-cell office:value-type="string" calcext:value-type="string">
            <text:p>data/final_music/1001/102/EDA_1001_10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545" calcext:value-type="float">
            <text:p>37,545</text:p>
          </table:table-cell>
        </table:table-row>
        <table:table-row table:style-name="ro1">
          <table:table-cell office:value-type="string" calcext:value-type="string">
            <text:p>data/final_music/1001/102/HRV_1001_10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575" calcext:value-type="float">
            <text:p>271,575</text:p>
          </table:table-cell>
        </table:table-row>
        <table:table-row table:style-name="ro1">
          <table:table-cell office:value-type="string" calcext:value-type="string">
            <text:p>data/final_music/1001/102/HRV_1001_10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0422" calcext:value-type="float">
            <text:p>250,422</text:p>
          </table:table-cell>
        </table:table-row>
        <table:table-row table:style-name="ro1">
          <table:table-cell office:value-type="string" calcext:value-type="string">
            <text:p>data/final_music/1001/102/EDA_1001_10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508" calcext:value-type="float">
            <text:p>38,508</text:p>
          </table:table-cell>
        </table:table-row>
        <table:table-row table:style-name="ro1">
          <table:table-cell office:value-type="string" calcext:value-type="string">
            <text:p>data/final_music/1001/102/EDA_1001_10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578" calcext:value-type="float">
            <text:p>44,578</text:p>
          </table:table-cell>
        </table:table-row>
        <table:table-row table:style-name="ro1">
          <table:table-cell office:value-type="string" calcext:value-type="string">
            <text:p>data/final_music/1021/163/EDA_1021_16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71" calcext:value-type="float">
            <text:p>30,071</text:p>
          </table:table-cell>
        </table:table-row>
        <table:table-row table:style-name="ro1">
          <table:table-cell office:value-type="string" calcext:value-type="string">
            <text:p>data/final_music/1021/163/EDA_1021_16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59" calcext:value-type="float">
            <text:p>29,259</text:p>
          </table:table-cell>
        </table:table-row>
        <table:table-row table:style-name="ro1">
          <table:table-cell office:value-type="string" calcext:value-type="string">
            <text:p>data/final_music/1021/163/EDA_1021_16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17" calcext:value-type="float">
            <text:p>27,517</text:p>
          </table:table-cell>
        </table:table-row>
        <table:table-row table:style-name="ro1">
          <table:table-cell office:value-type="string" calcext:value-type="string">
            <text:p>data/final_music/1021/163/EDA_1021_16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68" calcext:value-type="float">
            <text:p>29,668</text:p>
          </table:table-cell>
        </table:table-row>
        <table:table-row table:style-name="ro1">
          <table:table-cell office:value-type="string" calcext:value-type="string">
            <text:p>data/final_music/1021/162/EDA_1021_16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649" calcext:value-type="float">
            <text:p>38,649</text:p>
          </table:table-cell>
        </table:table-row>
        <table:table-row table:style-name="ro1">
          <table:table-cell office:value-type="string" calcext:value-type="string">
            <text:p>data/final_music/1021/162/EDA_1021_16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755" calcext:value-type="float">
            <text:p>41,755</text:p>
          </table:table-cell>
        </table:table-row>
        <table:table-row table:style-name="ro1">
          <table:table-cell office:value-type="string" calcext:value-type="string">
            <text:p>data/final_music/1021/162/EDA_1021_16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22" calcext:value-type="float">
            <text:p>40,522</text:p>
          </table:table-cell>
        </table:table-row>
        <table:table-row table:style-name="ro1">
          <table:table-cell office:value-type="string" calcext:value-type="string">
            <text:p>data/final_music/1021/161/EDA_1021_16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970" calcext:value-type="float">
            <text:p>41,970</text:p>
          </table:table-cell>
        </table:table-row>
        <table:table-row table:style-name="ro1">
          <table:table-cell office:value-type="string" calcext:value-type="string">
            <text:p>data/final_music/1021/161/EDA_1021_16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672" calcext:value-type="float">
            <text:p>41,672</text:p>
          </table:table-cell>
        </table:table-row>
        <table:table-row table:style-name="ro1">
          <table:table-cell office:value-type="string" calcext:value-type="string">
            <text:p>data/final_music/1021/161/EDA_1021_16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160" calcext:value-type="float">
            <text:p>41,160</text:p>
          </table:table-cell>
        </table:table-row>
        <table:table-row table:style-name="ro1">
          <table:table-cell office:value-type="string" calcext:value-type="string">
            <text:p>data/final_music/1021/161/EDA_1021_16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62" calcext:value-type="float">
            <text:p>37,962</text:p>
          </table:table-cell>
        </table:table-row>
        <table:table-row table:style-name="ro1">
          <table:table-cell office:value-type="string" calcext:value-type="string">
            <text:p>data/final_music/1041/225/HRV_1041_22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836" calcext:value-type="float">
            <text:p>325,836</text:p>
          </table:table-cell>
        </table:table-row>
        <table:table-row table:style-name="ro1">
          <table:table-cell office:value-type="string" calcext:value-type="string">
            <text:p>data/final_music/1041/225/EDA_1041_22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97" calcext:value-type="float">
            <text:p>26,597</text:p>
          </table:table-cell>
        </table:table-row>
        <table:table-row table:style-name="ro1">
          <table:table-cell office:value-type="string" calcext:value-type="string">
            <text:p>data/final_music/1041/225/HRV_1041_22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988" calcext:value-type="float">
            <text:p>327,988</text:p>
          </table:table-cell>
        </table:table-row>
        <table:table-row table:style-name="ro1">
          <table:table-cell office:value-type="string" calcext:value-type="string">
            <text:p>data/final_music/1041/225/HRV_1041_22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5040" calcext:value-type="float">
            <text:p>245,040</text:p>
          </table:table-cell>
        </table:table-row>
        <table:table-row table:style-name="ro1">
          <table:table-cell office:value-type="string" calcext:value-type="string">
            <text:p>data/final_music/1041/225/EDA_1041_22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19" calcext:value-type="float">
            <text:p>30,319</text:p>
          </table:table-cell>
        </table:table-row>
        <table:table-row table:style-name="ro1">
          <table:table-cell office:value-type="string" calcext:value-type="string">
            <text:p>data/final_music/1041/225/HRV_1041_22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439" calcext:value-type="float">
            <text:p>268,439</text:p>
          </table:table-cell>
        </table:table-row>
        <table:table-row table:style-name="ro1">
          <table:table-cell office:value-type="string" calcext:value-type="string">
            <text:p>data/final_music/1041/225/EDA_1041_22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95" calcext:value-type="float">
            <text:p>29,495</text:p>
          </table:table-cell>
        </table:table-row>
        <table:table-row table:style-name="ro1">
          <table:table-cell office:value-type="string" calcext:value-type="string">
            <text:p>data/final_music/1041/225/EDA_1041_22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85" calcext:value-type="float">
            <text:p>29,485</text:p>
          </table:table-cell>
        </table:table-row>
        <table:table-row table:style-name="ro1">
          <table:table-cell office:value-type="string" calcext:value-type="string">
            <text:p>data/final_music/1041/224/HRV_1041_22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4505" calcext:value-type="float">
            <text:p>244,505</text:p>
          </table:table-cell>
        </table:table-row>
        <table:table-row table:style-name="ro1">
          <table:table-cell office:value-type="string" calcext:value-type="string">
            <text:p>data/final_music/1041/224/EDA_1041_22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226" calcext:value-type="float">
            <text:p>30,226</text:p>
          </table:table-cell>
        </table:table-row>
        <table:table-row table:style-name="ro1">
          <table:table-cell office:value-type="string" calcext:value-type="string">
            <text:p>data/final_music/1041/224/EDA_1041_22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84" calcext:value-type="float">
            <text:p>29,384</text:p>
          </table:table-cell>
        </table:table-row>
        <table:table-row table:style-name="ro1">
          <table:table-cell office:value-type="string" calcext:value-type="string">
            <text:p>data/final_music/1041/224/HRV_1041_22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635" calcext:value-type="float">
            <text:p>332,635</text:p>
          </table:table-cell>
        </table:table-row>
        <table:table-row table:style-name="ro1">
          <table:table-cell office:value-type="string" calcext:value-type="string">
            <text:p>data/final_music/1041/224/EDA_1041_22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191" calcext:value-type="float">
            <text:p>29,191</text:p>
          </table:table-cell>
        </table:table-row>
        <table:table-row table:style-name="ro1">
          <table:table-cell office:value-type="string" calcext:value-type="string">
            <text:p>data/final_music/1041/224/EDA_1041_22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57" calcext:value-type="float">
            <text:p>26,457</text:p>
          </table:table-cell>
        </table:table-row>
        <table:table-row table:style-name="ro1">
          <table:table-cell office:value-type="string" calcext:value-type="string">
            <text:p>data/final_music/1041/224/HRV_1041_22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437" calcext:value-type="float">
            <text:p>264,437</text:p>
          </table:table-cell>
        </table:table-row>
        <table:table-row table:style-name="ro1">
          <table:table-cell office:value-type="string" calcext:value-type="string">
            <text:p>data/final_music/1041/224/HRV_1041_22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751" calcext:value-type="float">
            <text:p>324,751</text:p>
          </table:table-cell>
        </table:table-row>
        <table:table-row table:style-name="ro1">
          <table:table-cell office:value-type="string" calcext:value-type="string">
            <text:p>data/final_music/1041/226/EDA_1041_22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21" calcext:value-type="float">
            <text:p>26,121</text:p>
          </table:table-cell>
        </table:table-row>
        <table:table-row table:style-name="ro1">
          <table:table-cell office:value-type="string" calcext:value-type="string">
            <text:p>data/final_music/1041/226/HRV_1041_22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5949" calcext:value-type="float">
            <text:p>245,949</text:p>
          </table:table-cell>
        </table:table-row>
        <table:table-row table:style-name="ro1">
          <table:table-cell office:value-type="string" calcext:value-type="string">
            <text:p>data/final_music/1041/226/EDA_1041_22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96" calcext:value-type="float">
            <text:p>29,796</text:p>
          </table:table-cell>
        </table:table-row>
        <table:table-row table:style-name="ro1">
          <table:table-cell office:value-type="string" calcext:value-type="string">
            <text:p>data/final_music/1041/226/EDA_1041_22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7203" calcext:value-type="float">
            <text:p>47,203</text:p>
          </table:table-cell>
        </table:table-row>
        <table:table-row table:style-name="ro1">
          <table:table-cell office:value-type="string" calcext:value-type="string">
            <text:p>data/final_music/1041/226/EDA_1041_22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487" calcext:value-type="float">
            <text:p>27,487</text:p>
          </table:table-cell>
        </table:table-row>
        <table:table-row table:style-name="ro1">
          <table:table-cell office:value-type="string" calcext:value-type="string">
            <text:p>data/final_music/1041/226/HRV_1041_22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844" calcext:value-type="float">
            <text:p>268,844</text:p>
          </table:table-cell>
        </table:table-row>
        <table:table-row table:style-name="ro1">
          <table:table-cell office:value-type="string" calcext:value-type="string">
            <text:p>data/final_music/1041/226/HRV_1041_22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199" calcext:value-type="float">
            <text:p>324,199</text:p>
          </table:table-cell>
        </table:table-row>
        <table:table-row table:style-name="ro1">
          <table:table-cell office:value-type="string" calcext:value-type="string">
            <text:p>data/final_music/1041/226/HRV_1041_22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778" calcext:value-type="float">
            <text:p>333,778</text:p>
          </table:table-cell>
        </table:table-row>
        <table:table-row table:style-name="ro1">
          <table:table-cell office:value-type="string" calcext:value-type="string">
            <text:p>data/final_music/1038/217/EDA_1038_21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52" calcext:value-type="float">
            <text:p>29,052</text:p>
          </table:table-cell>
        </table:table-row>
        <table:table-row table:style-name="ro1">
          <table:table-cell office:value-type="string" calcext:value-type="string">
            <text:p>data/final_music/1038/217/HRV_1038_21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983" calcext:value-type="float">
            <text:p>265,983</text:p>
          </table:table-cell>
        </table:table-row>
        <table:table-row table:style-name="ro1">
          <table:table-cell office:value-type="string" calcext:value-type="string">
            <text:p>data/final_music/1038/217/HRV_1038_21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967" calcext:value-type="float">
            <text:p>320,967</text:p>
          </table:table-cell>
        </table:table-row>
        <table:table-row table:style-name="ro1">
          <table:table-cell office:value-type="string" calcext:value-type="string">
            <text:p>data/final_music/1038/217/HRV_1038_21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283" calcext:value-type="float">
            <text:p>325,283</text:p>
          </table:table-cell>
        </table:table-row>
        <table:table-row table:style-name="ro1">
          <table:table-cell office:value-type="string" calcext:value-type="string">
            <text:p>data/final_music/1038/217/HRV_1038_21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045" calcext:value-type="float">
            <text:p>321,045</text:p>
          </table:table-cell>
        </table:table-row>
        <table:table-row table:style-name="ro1">
          <table:table-cell office:value-type="string" calcext:value-type="string">
            <text:p>data/final_music/1038/217/EDA_1038_21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750" calcext:value-type="float">
            <text:p>28,750</text:p>
          </table:table-cell>
        </table:table-row>
        <table:table-row table:style-name="ro1">
          <table:table-cell office:value-type="string" calcext:value-type="string">
            <text:p>data/final_music/1038/217/EDA_1038_21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843" calcext:value-type="float">
            <text:p>28,843</text:p>
          </table:table-cell>
        </table:table-row>
        <table:table-row table:style-name="ro1">
          <table:table-cell office:value-type="string" calcext:value-type="string">
            <text:p>data/final_music/1038/217/EDA_1038_21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88" calcext:value-type="float">
            <text:p>31,088</text:p>
          </table:table-cell>
        </table:table-row>
        <table:table-row table:style-name="ro1">
          <table:table-cell office:value-type="string" calcext:value-type="string">
            <text:p>data/final_music/1038/215/HRV_1038_21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314" calcext:value-type="float">
            <text:p>318,314</text:p>
          </table:table-cell>
        </table:table-row>
        <table:table-row table:style-name="ro1">
          <table:table-cell office:value-type="string" calcext:value-type="string">
            <text:p>data/final_music/1038/215/HRV_1038_21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510" calcext:value-type="float">
            <text:p>264,510</text:p>
          </table:table-cell>
        </table:table-row>
        <table:table-row table:style-name="ro1">
          <table:table-cell office:value-type="string" calcext:value-type="string">
            <text:p>data/final_music/1038/215/EDA_1038_21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184" calcext:value-type="float">
            <text:p>29,184</text:p>
          </table:table-cell>
        </table:table-row>
        <table:table-row table:style-name="ro1">
          <table:table-cell office:value-type="string" calcext:value-type="string">
            <text:p>data/final_music/1038/215/EDA_1038_21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86" calcext:value-type="float">
            <text:p>30,886</text:p>
          </table:table-cell>
        </table:table-row>
        <table:table-row table:style-name="ro1">
          <table:table-cell office:value-type="string" calcext:value-type="string">
            <text:p>data/final_music/1038/215/HRV_1038_21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598" calcext:value-type="float">
            <text:p>307,598</text:p>
          </table:table-cell>
        </table:table-row>
        <table:table-row table:style-name="ro1">
          <table:table-cell office:value-type="string" calcext:value-type="string">
            <text:p>data/final_music/1038/215/HRV_1038_21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368" calcext:value-type="float">
            <text:p>324,368</text:p>
          </table:table-cell>
        </table:table-row>
        <table:table-row table:style-name="ro1">
          <table:table-cell office:value-type="string" calcext:value-type="string">
            <text:p>data/final_music/1038/215/EDA_1038_21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23" calcext:value-type="float">
            <text:p>32,423</text:p>
          </table:table-cell>
        </table:table-row>
        <table:table-row table:style-name="ro1">
          <table:table-cell office:value-type="string" calcext:value-type="string">
            <text:p>data/final_music/1038/215/EDA_1038_21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74" calcext:value-type="float">
            <text:p>31,174</text:p>
          </table:table-cell>
        </table:table-row>
        <table:table-row table:style-name="ro1">
          <table:table-cell office:value-type="string" calcext:value-type="string">
            <text:p>data/final_music/1038/216/EDA_1038_21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85" calcext:value-type="float">
            <text:p>29,985</text:p>
          </table:table-cell>
        </table:table-row>
        <table:table-row table:style-name="ro1">
          <table:table-cell office:value-type="string" calcext:value-type="string">
            <text:p>data/final_music/1038/216/HRV_1038_21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086" calcext:value-type="float">
            <text:p>319,086</text:p>
          </table:table-cell>
        </table:table-row>
        <table:table-row table:style-name="ro1">
          <table:table-cell office:value-type="string" calcext:value-type="string">
            <text:p>data/final_music/1038/216/EDA_1038_21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6647" calcext:value-type="float">
            <text:p>46,647</text:p>
          </table:table-cell>
        </table:table-row>
        <table:table-row table:style-name="ro1">
          <table:table-cell office:value-type="string" calcext:value-type="string">
            <text:p>data/final_music/1038/216/HRV_1038_21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563" calcext:value-type="float">
            <text:p>325,563</text:p>
          </table:table-cell>
        </table:table-row>
        <table:table-row table:style-name="ro1">
          <table:table-cell office:value-type="string" calcext:value-type="string">
            <text:p>data/final_music/1038/216/HRV_1038_21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992" calcext:value-type="float">
            <text:p>321,992</text:p>
          </table:table-cell>
        </table:table-row>
        <table:table-row table:style-name="ro1">
          <table:table-cell office:value-type="string" calcext:value-type="string">
            <text:p>data/final_music/1038/216/EDA_1038_21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54" calcext:value-type="float">
            <text:p>30,854</text:p>
          </table:table-cell>
        </table:table-row>
        <table:table-row table:style-name="ro1">
          <table:table-cell office:value-type="string" calcext:value-type="string">
            <text:p>data/final_music/1038/216/EDA_1038_21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65" calcext:value-type="float">
            <text:p>29,565</text:p>
          </table:table-cell>
        </table:table-row>
        <table:table-row table:style-name="ro1">
          <table:table-cell office:value-type="string" calcext:value-type="string">
            <text:p>data/final_music/1038/216/HRV_1038_21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880" calcext:value-type="float">
            <text:p>266,880</text:p>
          </table:table-cell>
        </table:table-row>
        <table:table-row table:style-name="ro1">
          <table:table-cell office:value-type="string" calcext:value-type="string">
            <text:p>data/final_music/1033/200/HRV_1033_20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1825" calcext:value-type="float">
            <text:p>331,825</text:p>
          </table:table-cell>
        </table:table-row>
        <table:table-row table:style-name="ro1">
          <table:table-cell office:value-type="string" calcext:value-type="string">
            <text:p>data/final_music/1033/200/HRV_1033_20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481" calcext:value-type="float">
            <text:p>322,481</text:p>
          </table:table-cell>
        </table:table-row>
        <table:table-row table:style-name="ro1">
          <table:table-cell office:value-type="string" calcext:value-type="string">
            <text:p>data/final_music/1033/200/HRV_1033_20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9259" calcext:value-type="float">
            <text:p>249,259</text:p>
          </table:table-cell>
        </table:table-row>
        <table:table-row table:style-name="ro1">
          <table:table-cell office:value-type="string" calcext:value-type="string">
            <text:p>data/final_music/1033/200/EDA_1033_20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47" calcext:value-type="float">
            <text:p>29,747</text:p>
          </table:table-cell>
        </table:table-row>
        <table:table-row table:style-name="ro1">
          <table:table-cell office:value-type="string" calcext:value-type="string">
            <text:p>data/final_music/1033/200/EDA_1033_20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91" calcext:value-type="float">
            <text:p>31,191</text:p>
          </table:table-cell>
        </table:table-row>
        <table:table-row table:style-name="ro1">
          <table:table-cell office:value-type="string" calcext:value-type="string">
            <text:p>data/final_music/1033/200/EDA_1033_20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29" calcext:value-type="float">
            <text:p>27,929</text:p>
          </table:table-cell>
        </table:table-row>
        <table:table-row table:style-name="ro1">
          <table:table-cell office:value-type="string" calcext:value-type="string">
            <text:p>data/final_music/1033/200/HRV_1033_20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8326" calcext:value-type="float">
            <text:p>278,326</text:p>
          </table:table-cell>
        </table:table-row>
        <table:table-row table:style-name="ro1">
          <table:table-cell office:value-type="string" calcext:value-type="string">
            <text:p>data/final_music/1033/200/EDA_1033_20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92" calcext:value-type="float">
            <text:p>32,892</text:p>
          </table:table-cell>
        </table:table-row>
        <table:table-row table:style-name="ro1">
          <table:table-cell office:value-type="string" calcext:value-type="string">
            <text:p>data/final_music/1033/201/EDA_1033_20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61" calcext:value-type="float">
            <text:p>27,261</text:p>
          </table:table-cell>
        </table:table-row>
        <table:table-row table:style-name="ro1">
          <table:table-cell office:value-type="string" calcext:value-type="string">
            <text:p>data/final_music/1033/201/HRV_1033_20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939" calcext:value-type="float">
            <text:p>246,939</text:p>
          </table:table-cell>
        </table:table-row>
        <table:table-row table:style-name="ro1">
          <table:table-cell office:value-type="string" calcext:value-type="string">
            <text:p>data/final_music/1033/201/EDA_1033_20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38" calcext:value-type="float">
            <text:p>30,738</text:p>
          </table:table-cell>
        </table:table-row>
        <table:table-row table:style-name="ro1">
          <table:table-cell office:value-type="string" calcext:value-type="string">
            <text:p>data/final_music/1033/201/HRV_1033_20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409" calcext:value-type="float">
            <text:p>323,409</text:p>
          </table:table-cell>
        </table:table-row>
        <table:table-row table:style-name="ro1">
          <table:table-cell office:value-type="string" calcext:value-type="string">
            <text:p>data/final_music/1033/201/HRV_1033_20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5983" calcext:value-type="float">
            <text:p>335,983</text:p>
          </table:table-cell>
        </table:table-row>
        <table:table-row table:style-name="ro1">
          <table:table-cell office:value-type="string" calcext:value-type="string">
            <text:p>data/final_music/1033/201/EDA_1033_20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41" calcext:value-type="float">
            <text:p>31,541</text:p>
          </table:table-cell>
        </table:table-row>
        <table:table-row table:style-name="ro1">
          <table:table-cell office:value-type="string" calcext:value-type="string">
            <text:p>data/final_music/1033/201/EDA_1033_20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63" calcext:value-type="float">
            <text:p>29,263</text:p>
          </table:table-cell>
        </table:table-row>
        <table:table-row table:style-name="ro1">
          <table:table-cell office:value-type="string" calcext:value-type="string">
            <text:p>data/final_music/1033/201/HRV_1033_20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542" calcext:value-type="float">
            <text:p>271,542</text:p>
          </table:table-cell>
        </table:table-row>
        <table:table-row table:style-name="ro1">
          <table:table-cell office:value-type="string" calcext:value-type="string">
            <text:p>data/final_music/1033/202/EDA_1033_20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65" calcext:value-type="float">
            <text:p>32,265</text:p>
          </table:table-cell>
        </table:table-row>
        <table:table-row table:style-name="ro1">
          <table:table-cell office:value-type="string" calcext:value-type="string">
            <text:p>data/final_music/1033/202/HRV_1033_20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200" calcext:value-type="float">
            <text:p>279,200</text:p>
          </table:table-cell>
        </table:table-row>
        <table:table-row table:style-name="ro1">
          <table:table-cell office:value-type="string" calcext:value-type="string">
            <text:p>data/final_music/1033/202/HRV_1033_20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8010" calcext:value-type="float">
            <text:p>248,010</text:p>
          </table:table-cell>
        </table:table-row>
        <table:table-row table:style-name="ro1">
          <table:table-cell office:value-type="string" calcext:value-type="string">
            <text:p>data/final_music/1033/202/HRV_1033_20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347" calcext:value-type="float">
            <text:p>325,347</text:p>
          </table:table-cell>
        </table:table-row>
        <table:table-row table:style-name="ro1">
          <table:table-cell office:value-type="string" calcext:value-type="string">
            <text:p>data/final_music/1033/202/EDA_1033_20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04" calcext:value-type="float">
            <text:p>29,004</text:p>
          </table:table-cell>
        </table:table-row>
        <table:table-row table:style-name="ro1">
          <table:table-cell office:value-type="string" calcext:value-type="string">
            <text:p>data/final_music/1033/202/EDA_1033_20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487" calcext:value-type="float">
            <text:p>25,487</text:p>
          </table:table-cell>
        </table:table-row>
        <table:table-row table:style-name="ro1">
          <table:table-cell office:value-type="string" calcext:value-type="string">
            <text:p>data/final_music/1033/202/EDA_1033_20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00" calcext:value-type="float">
            <text:p>30,600</text:p>
          </table:table-cell>
        </table:table-row>
        <table:table-row table:style-name="ro1">
          <table:table-cell office:value-type="string" calcext:value-type="string">
            <text:p>data/final_music/1033/202/HRV_1033_20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7761" calcext:value-type="float">
            <text:p>337,761</text:p>
          </table:table-cell>
        </table:table-row>
        <table:table-row table:style-name="ro1">
          <table:table-cell office:value-type="string" calcext:value-type="string">
            <text:p>data/final_music/1030/190/EDA_1030_19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90" calcext:value-type="float">
            <text:p>30,690</text:p>
          </table:table-cell>
        </table:table-row>
        <table:table-row table:style-name="ro1">
          <table:table-cell office:value-type="string" calcext:value-type="string">
            <text:p>data/final_music/1030/190/EDA_1030_19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63" calcext:value-type="float">
            <text:p>31,863</text:p>
          </table:table-cell>
        </table:table-row>
        <table:table-row table:style-name="ro1">
          <table:table-cell office:value-type="string" calcext:value-type="string">
            <text:p>data/final_music/1030/190/HRV_1030_19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577" calcext:value-type="float">
            <text:p>329,577</text:p>
          </table:table-cell>
        </table:table-row>
        <table:table-row table:style-name="ro1">
          <table:table-cell office:value-type="string" calcext:value-type="string">
            <text:p>data/final_music/1030/190/EDA_1030_19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71" calcext:value-type="float">
            <text:p>30,171</text:p>
          </table:table-cell>
        </table:table-row>
        <table:table-row table:style-name="ro1">
          <table:table-cell office:value-type="string" calcext:value-type="string">
            <text:p>data/final_music/1030/190/HRV_1030_19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759" calcext:value-type="float">
            <text:p>327,759</text:p>
          </table:table-cell>
        </table:table-row>
        <table:table-row table:style-name="ro1">
          <table:table-cell office:value-type="string" calcext:value-type="string">
            <text:p>data/final_music/1030/190/EDA_1030_19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72" calcext:value-type="float">
            <text:p>27,672</text:p>
          </table:table-cell>
        </table:table-row>
        <table:table-row table:style-name="ro1">
          <table:table-cell office:value-type="string" calcext:value-type="string">
            <text:p>data/final_music/1030/190/HRV_1030_19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767" calcext:value-type="float">
            <text:p>262,767</text:p>
          </table:table-cell>
        </table:table-row>
        <table:table-row table:style-name="ro1">
          <table:table-cell office:value-type="string" calcext:value-type="string">
            <text:p>data/final_music/1030/190/HRV_1030_19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412" calcext:value-type="float">
            <text:p>323,412</text:p>
          </table:table-cell>
        </table:table-row>
        <table:table-row table:style-name="ro1">
          <table:table-cell office:value-type="string" calcext:value-type="string">
            <text:p>data/final_music/1030/188/EDA_1030_18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48" calcext:value-type="float">
            <text:p>30,948</text:p>
          </table:table-cell>
        </table:table-row>
        <table:table-row table:style-name="ro1">
          <table:table-cell office:value-type="string" calcext:value-type="string">
            <text:p>data/final_music/1030/188/HRV_1030_18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802" calcext:value-type="float">
            <text:p>262,802</text:p>
          </table:table-cell>
        </table:table-row>
        <table:table-row table:style-name="ro1">
          <table:table-cell office:value-type="string" calcext:value-type="string">
            <text:p>data/final_music/1030/188/EDA_1030_18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67" calcext:value-type="float">
            <text:p>28,067</text:p>
          </table:table-cell>
        </table:table-row>
        <table:table-row table:style-name="ro1">
          <table:table-cell office:value-type="string" calcext:value-type="string">
            <text:p>data/final_music/1030/188/HRV_1030_18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745" calcext:value-type="float">
            <text:p>321,745</text:p>
          </table:table-cell>
        </table:table-row>
        <table:table-row table:style-name="ro1">
          <table:table-cell office:value-type="string" calcext:value-type="string">
            <text:p>data/final_music/1030/188/EDA_1030_18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06" calcext:value-type="float">
            <text:p>29,806</text:p>
          </table:table-cell>
        </table:table-row>
        <table:table-row table:style-name="ro1">
          <table:table-cell office:value-type="string" calcext:value-type="string">
            <text:p>data/final_music/1030/188/HRV_1030_18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948" calcext:value-type="float">
            <text:p>326,948</text:p>
          </table:table-cell>
        </table:table-row>
        <table:table-row table:style-name="ro1">
          <table:table-cell office:value-type="string" calcext:value-type="string">
            <text:p>data/final_music/1030/188/EDA_1030_18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04" calcext:value-type="float">
            <text:p>30,104</text:p>
          </table:table-cell>
        </table:table-row>
        <table:table-row table:style-name="ro1">
          <table:table-cell office:value-type="string" calcext:value-type="string">
            <text:p>data/final_music/1030/188/HRV_1030_18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483" calcext:value-type="float">
            <text:p>323,483</text:p>
          </table:table-cell>
        </table:table-row>
        <table:table-row table:style-name="ro1">
          <table:table-cell office:value-type="string" calcext:value-type="string">
            <text:p>data/final_music/1030/189/EDA_1030_18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55" calcext:value-type="float">
            <text:p>31,655</text:p>
          </table:table-cell>
        </table:table-row>
        <table:table-row table:style-name="ro1">
          <table:table-cell office:value-type="string" calcext:value-type="string">
            <text:p>data/final_music/1030/189/HRV_1030_18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442" calcext:value-type="float">
            <text:p>269,442</text:p>
          </table:table-cell>
        </table:table-row>
        <table:table-row table:style-name="ro1">
          <table:table-cell office:value-type="string" calcext:value-type="string">
            <text:p>data/final_music/1030/189/EDA_1030_18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32" calcext:value-type="float">
            <text:p>32,032</text:p>
          </table:table-cell>
        </table:table-row>
        <table:table-row table:style-name="ro1">
          <table:table-cell office:value-type="string" calcext:value-type="string">
            <text:p>data/final_music/1030/189/HRV_1030_18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592" calcext:value-type="float">
            <text:p>329,592</text:p>
          </table:table-cell>
        </table:table-row>
        <table:table-row table:style-name="ro1">
          <table:table-cell office:value-type="string" calcext:value-type="string">
            <text:p>data/final_music/1030/189/HRV_1030_18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358" calcext:value-type="float">
            <text:p>329,358</text:p>
          </table:table-cell>
        </table:table-row>
        <table:table-row table:style-name="ro1">
          <table:table-cell office:value-type="string" calcext:value-type="string">
            <text:p>data/final_music/1030/189/HRV_1030_18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652" calcext:value-type="float">
            <text:p>325,652</text:p>
          </table:table-cell>
        </table:table-row>
        <table:table-row table:style-name="ro1">
          <table:table-cell office:value-type="string" calcext:value-type="string">
            <text:p>data/final_music/1030/189/EDA_1030_18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49" calcext:value-type="float">
            <text:p>32,949</text:p>
          </table:table-cell>
        </table:table-row>
        <table:table-row table:style-name="ro1">
          <table:table-cell office:value-type="string" calcext:value-type="string">
            <text:p>data/final_music/1030/189/EDA_1030_18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713" calcext:value-type="float">
            <text:p>28,713</text:p>
          </table:table-cell>
        </table:table-row>
        <table:table-row table:style-name="ro1">
          <table:table-cell office:value-type="string" calcext:value-type="string">
            <text:p>data/final_music/1015/143/EDA_1015_14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149" calcext:value-type="float">
            <text:p>43,149</text:p>
          </table:table-cell>
        </table:table-row>
        <table:table-row table:style-name="ro1">
          <table:table-cell office:value-type="string" calcext:value-type="string">
            <text:p>data/final_music/1015/143/EDA_1015_14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787" calcext:value-type="float">
            <text:p>34,787</text:p>
          </table:table-cell>
        </table:table-row>
        <table:table-row table:style-name="ro1">
          <table:table-cell office:value-type="string" calcext:value-type="string">
            <text:p>data/final_music/1015/143/EDA_1015_14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345" calcext:value-type="float">
            <text:p>38,345</text:p>
          </table:table-cell>
        </table:table-row>
        <table:table-row table:style-name="ro1">
          <table:table-cell office:value-type="string" calcext:value-type="string">
            <text:p>data/final_music/1015/143/EDA_1015_14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119" calcext:value-type="float">
            <text:p>42,119</text:p>
          </table:table-cell>
        </table:table-row>
        <table:table-row table:style-name="ro1">
          <table:table-cell office:value-type="string" calcext:value-type="string">
            <text:p>data/final_music/1015/144/HRV_1015_14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8342" calcext:value-type="float">
            <text:p>278,342</text:p>
          </table:table-cell>
        </table:table-row>
        <table:table-row table:style-name="ro1">
          <table:table-cell office:value-type="string" calcext:value-type="string">
            <text:p>data/final_music/1015/144/EDA_1015_14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694" calcext:value-type="float">
            <text:p>42,694</text:p>
          </table:table-cell>
        </table:table-row>
        <table:table-row table:style-name="ro1">
          <table:table-cell office:value-type="string" calcext:value-type="string">
            <text:p>data/final_music/1015/144/HRV_1015_14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893" calcext:value-type="float">
            <text:p>324,893</text:p>
          </table:table-cell>
        </table:table-row>
        <table:table-row table:style-name="ro1">
          <table:table-cell office:value-type="string" calcext:value-type="string">
            <text:p>data/final_music/1015/144/HRV_1015_14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0818" calcext:value-type="float">
            <text:p>240,818</text:p>
          </table:table-cell>
        </table:table-row>
        <table:table-row table:style-name="ro1">
          <table:table-cell office:value-type="string" calcext:value-type="string">
            <text:p>data/final_music/1015/144/HRV_1015_14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385" calcext:value-type="float">
            <text:p>317,385</text:p>
          </table:table-cell>
        </table:table-row>
        <table:table-row table:style-name="ro1">
          <table:table-cell office:value-type="string" calcext:value-type="string">
            <text:p>data/final_music/1015/144/EDA_1015_14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822" calcext:value-type="float">
            <text:p>34,822</text:p>
          </table:table-cell>
        </table:table-row>
        <table:table-row table:style-name="ro1">
          <table:table-cell office:value-type="string" calcext:value-type="string">
            <text:p>data/final_music/1015/144/EDA_1015_14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439" calcext:value-type="float">
            <text:p>40,439</text:p>
          </table:table-cell>
        </table:table-row>
        <table:table-row table:style-name="ro1">
          <table:table-cell office:value-type="string" calcext:value-type="string">
            <text:p>data/final_music/1015/144/EDA_1015_14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620" calcext:value-type="float">
            <text:p>39,620</text:p>
          </table:table-cell>
        </table:table-row>
        <table:table-row table:style-name="ro1">
          <table:table-cell office:value-type="string" calcext:value-type="string">
            <text:p>data/final_music/1015/145/EDA_1015_14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787" calcext:value-type="float">
            <text:p>43,787</text:p>
          </table:table-cell>
        </table:table-row>
        <table:table-row table:style-name="ro1">
          <table:table-cell office:value-type="string" calcext:value-type="string">
            <text:p>data/final_music/1015/145/EDA_1015_14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633" calcext:value-type="float">
            <text:p>39,633</text:p>
          </table:table-cell>
        </table:table-row>
        <table:table-row table:style-name="ro1">
          <table:table-cell office:value-type="string" calcext:value-type="string">
            <text:p>data/final_music/1015/145/HRV_1015_14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1522" calcext:value-type="float">
            <text:p>281,522</text:p>
          </table:table-cell>
        </table:table-row>
        <table:table-row table:style-name="ro1">
          <table:table-cell office:value-type="string" calcext:value-type="string">
            <text:p>data/final_music/1015/145/HRV_1015_14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5973" calcext:value-type="float">
            <text:p>245,973</text:p>
          </table:table-cell>
        </table:table-row>
        <table:table-row table:style-name="ro1">
          <table:table-cell office:value-type="string" calcext:value-type="string">
            <text:p>data/final_music/1015/145/EDA_1015_14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312" calcext:value-type="float">
            <text:p>37,312</text:p>
          </table:table-cell>
        </table:table-row>
        <table:table-row table:style-name="ro1">
          <table:table-cell office:value-type="string" calcext:value-type="string">
            <text:p>data/final_music/1015/145/EDA_1015_14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595" calcext:value-type="float">
            <text:p>43,595</text:p>
          </table:table-cell>
        </table:table-row>
        <table:table-row table:style-name="ro1">
          <table:table-cell office:value-type="string" calcext:value-type="string">
            <text:p>data/final_music/1015/145/HRV_1015_14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6200" calcext:value-type="float">
            <text:p>336,200</text:p>
          </table:table-cell>
        </table:table-row>
        <table:table-row table:style-name="ro1">
          <table:table-cell office:value-type="string" calcext:value-type="string">
            <text:p>data/final_music/1015/145/HRV_1015_14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633" calcext:value-type="float">
            <text:p>315,633</text:p>
          </table:table-cell>
        </table:table-row>
        <table:table-row table:style-name="ro1">
          <table:table-cell office:value-type="string" calcext:value-type="string">
            <text:p>data/final_music/1014/141/EDA_1014_14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19" calcext:value-type="float">
            <text:p>40,519</text:p>
          </table:table-cell>
        </table:table-row>
        <table:table-row table:style-name="ro1">
          <table:table-cell office:value-type="string" calcext:value-type="string">
            <text:p>data/final_music/1014/141/HRV_1014_14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343" calcext:value-type="float">
            <text:p>308,343</text:p>
          </table:table-cell>
        </table:table-row>
        <table:table-row table:style-name="ro1">
          <table:table-cell office:value-type="string" calcext:value-type="string">
            <text:p>data/final_music/1014/141/EDA_1014_14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491" calcext:value-type="float">
            <text:p>41,491</text:p>
          </table:table-cell>
        </table:table-row>
        <table:table-row table:style-name="ro1">
          <table:table-cell office:value-type="string" calcext:value-type="string">
            <text:p>data/final_music/1014/141/EDA_1014_14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736" calcext:value-type="float">
            <text:p>40,736</text:p>
          </table:table-cell>
        </table:table-row>
        <table:table-row table:style-name="ro1">
          <table:table-cell office:value-type="string" calcext:value-type="string">
            <text:p>data/final_music/1014/141/HRV_1014_14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885" calcext:value-type="float">
            <text:p>318,885</text:p>
          </table:table-cell>
        </table:table-row>
        <table:table-row table:style-name="ro1">
          <table:table-cell office:value-type="string" calcext:value-type="string">
            <text:p>data/final_music/1014/141/EDA_1014_14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684" calcext:value-type="float">
            <text:p>40,684</text:p>
          </table:table-cell>
        </table:table-row>
        <table:table-row table:style-name="ro1">
          <table:table-cell office:value-type="string" calcext:value-type="string">
            <text:p>data/final_music/1014/141/HRV_1014_14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3625" calcext:value-type="float">
            <text:p>283,625</text:p>
          </table:table-cell>
        </table:table-row>
        <table:table-row table:style-name="ro1">
          <table:table-cell office:value-type="string" calcext:value-type="string">
            <text:p>data/final_music/1014/141/HRV_1014_14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064" calcext:value-type="float">
            <text:p>308,064</text:p>
          </table:table-cell>
        </table:table-row>
        <table:table-row table:style-name="ro1">
          <table:table-cell office:value-type="string" calcext:value-type="string">
            <text:p>data/final_music/1014/142/HRV_1014_14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900" calcext:value-type="float">
            <text:p>309,900</text:p>
          </table:table-cell>
        </table:table-row>
        <table:table-row table:style-name="ro1">
          <table:table-cell office:value-type="string" calcext:value-type="string">
            <text:p>data/final_music/1014/142/EDA_1014_14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758" calcext:value-type="float">
            <text:p>39,758</text:p>
          </table:table-cell>
        </table:table-row>
        <table:table-row table:style-name="ro1">
          <table:table-cell office:value-type="string" calcext:value-type="string">
            <text:p>data/final_music/1014/142/HRV_1014_14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253" calcext:value-type="float">
            <text:p>269,253</text:p>
          </table:table-cell>
        </table:table-row>
        <table:table-row table:style-name="ro1">
          <table:table-cell office:value-type="string" calcext:value-type="string">
            <text:p>data/final_music/1014/142/EDA_1014_14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782" calcext:value-type="float">
            <text:p>40,782</text:p>
          </table:table-cell>
        </table:table-row>
        <table:table-row table:style-name="ro1">
          <table:table-cell office:value-type="string" calcext:value-type="string">
            <text:p>data/final_music/1014/142/HRV_1014_14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855" calcext:value-type="float">
            <text:p>320,855</text:p>
          </table:table-cell>
        </table:table-row>
        <table:table-row table:style-name="ro1">
          <table:table-cell office:value-type="string" calcext:value-type="string">
            <text:p>data/final_music/1014/142/EDA_1014_14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609" calcext:value-type="float">
            <text:p>42,609</text:p>
          </table:table-cell>
        </table:table-row>
        <table:table-row table:style-name="ro1">
          <table:table-cell office:value-type="string" calcext:value-type="string">
            <text:p>data/final_music/1014/142/EDA_1014_14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187" calcext:value-type="float">
            <text:p>41,187</text:p>
          </table:table-cell>
        </table:table-row>
        <table:table-row table:style-name="ro1">
          <table:table-cell office:value-type="string" calcext:value-type="string">
            <text:p>data/final_music/1014/142/HRV_1014_14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397" calcext:value-type="float">
            <text:p>317,397</text:p>
          </table:table-cell>
        </table:table-row>
        <table:table-row table:style-name="ro1">
          <table:table-cell office:value-type="string" calcext:value-type="string">
            <text:p>data/final_music/1014/140/EDA_1014_14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629" calcext:value-type="float">
            <text:p>42,629</text:p>
          </table:table-cell>
        </table:table-row>
        <table:table-row table:style-name="ro1">
          <table:table-cell office:value-type="string" calcext:value-type="string">
            <text:p>data/final_music/1014/140/HRV_1014_14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837" calcext:value-type="float">
            <text:p>313,837</text:p>
          </table:table-cell>
        </table:table-row>
        <table:table-row table:style-name="ro1">
          <table:table-cell office:value-type="string" calcext:value-type="string">
            <text:p>data/final_music/1014/140/HRV_1014_14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522" calcext:value-type="float">
            <text:p>276,522</text:p>
          </table:table-cell>
        </table:table-row>
        <table:table-row table:style-name="ro1">
          <table:table-cell office:value-type="string" calcext:value-type="string">
            <text:p>data/final_music/1014/140/EDA_1014_14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850" calcext:value-type="float">
            <text:p>40,850</text:p>
          </table:table-cell>
        </table:table-row>
        <table:table-row table:style-name="ro1">
          <table:table-cell office:value-type="string" calcext:value-type="string">
            <text:p>data/final_music/1014/140/HRV_1014_14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183" calcext:value-type="float">
            <text:p>316,183</text:p>
          </table:table-cell>
        </table:table-row>
        <table:table-row table:style-name="ro1">
          <table:table-cell office:value-type="string" calcext:value-type="string">
            <text:p>data/final_music/1014/140/HRV_1014_14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693" calcext:value-type="float">
            <text:p>310,693</text:p>
          </table:table-cell>
        </table:table-row>
        <table:table-row table:style-name="ro1">
          <table:table-cell office:value-type="string" calcext:value-type="string">
            <text:p>data/final_music/1014/140/EDA_1014_14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697" calcext:value-type="float">
            <text:p>40,697</text:p>
          </table:table-cell>
        </table:table-row>
        <table:table-row table:style-name="ro1">
          <table:table-cell office:value-type="string" calcext:value-type="string">
            <text:p>data/final_music/1014/140/EDA_1014_14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445" calcext:value-type="float">
            <text:p>39,445</text:p>
          </table:table-cell>
        </table:table-row>
        <table:table-row table:style-name="ro1">
          <table:table-cell office:value-type="string" calcext:value-type="string">
            <text:p>data/final_music/1048/246/EDA_1048_24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63" calcext:value-type="float">
            <text:p>30,163</text:p>
          </table:table-cell>
        </table:table-row>
        <table:table-row table:style-name="ro1">
          <table:table-cell office:value-type="string" calcext:value-type="string">
            <text:p>data/final_music/1048/246/EDA_1048_24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16" calcext:value-type="float">
            <text:p>28,916</text:p>
          </table:table-cell>
        </table:table-row>
        <table:table-row table:style-name="ro1">
          <table:table-cell office:value-type="string" calcext:value-type="string">
            <text:p>data/final_music/1048/246/HRV_1048_24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356" calcext:value-type="float">
            <text:p>262,356</text:p>
          </table:table-cell>
        </table:table-row>
        <table:table-row table:style-name="ro1">
          <table:table-cell office:value-type="string" calcext:value-type="string">
            <text:p>data/final_music/1048/246/EDA_1048_24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23" calcext:value-type="float">
            <text:p>30,323</text:p>
          </table:table-cell>
        </table:table-row>
        <table:table-row table:style-name="ro1">
          <table:table-cell office:value-type="string" calcext:value-type="string">
            <text:p>data/final_music/1048/246/HRV_1048_24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112" calcext:value-type="float">
            <text:p>324,112</text:p>
          </table:table-cell>
        </table:table-row>
        <table:table-row table:style-name="ro1">
          <table:table-cell office:value-type="string" calcext:value-type="string">
            <text:p>data/final_music/1048/246/EDA_1048_24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93" calcext:value-type="float">
            <text:p>26,393</text:p>
          </table:table-cell>
        </table:table-row>
        <table:table-row table:style-name="ro1">
          <table:table-cell office:value-type="string" calcext:value-type="string">
            <text:p>data/final_music/1048/246/HRV_1048_24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797" calcext:value-type="float">
            <text:p>306,797</text:p>
          </table:table-cell>
        </table:table-row>
        <table:table-row table:style-name="ro1">
          <table:table-cell office:value-type="string" calcext:value-type="string">
            <text:p>data/final_music/1048/246/HRV_1048_24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887" calcext:value-type="float">
            <text:p>324,887</text:p>
          </table:table-cell>
        </table:table-row>
        <table:table-row table:style-name="ro1">
          <table:table-cell office:value-type="string" calcext:value-type="string">
            <text:p>data/final_music/1048/245/EDA_1048_24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12" calcext:value-type="float">
            <text:p>29,012</text:p>
          </table:table-cell>
        </table:table-row>
        <table:table-row table:style-name="ro1">
          <table:table-cell office:value-type="string" calcext:value-type="string">
            <text:p>data/final_music/1048/245/HRV_1048_24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117" calcext:value-type="float">
            <text:p>327,117</text:p>
          </table:table-cell>
        </table:table-row>
        <table:table-row table:style-name="ro1">
          <table:table-cell office:value-type="string" calcext:value-type="string">
            <text:p>data/final_music/1048/245/HRV_1048_24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348" calcext:value-type="float">
            <text:p>315,348</text:p>
          </table:table-cell>
        </table:table-row>
        <table:table-row table:style-name="ro1">
          <table:table-cell office:value-type="string" calcext:value-type="string">
            <text:p>data/final_music/1048/245/EDA_1048_24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01" calcext:value-type="float">
            <text:p>31,501</text:p>
          </table:table-cell>
        </table:table-row>
        <table:table-row table:style-name="ro1">
          <table:table-cell office:value-type="string" calcext:value-type="string">
            <text:p>data/final_music/1048/245/EDA_1048_24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82" calcext:value-type="float">
            <text:p>31,582</text:p>
          </table:table-cell>
        </table:table-row>
        <table:table-row table:style-name="ro1">
          <table:table-cell office:value-type="string" calcext:value-type="string">
            <text:p>data/final_music/1048/245/EDA_1048_24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53" calcext:value-type="float">
            <text:p>29,953</text:p>
          </table:table-cell>
        </table:table-row>
        <table:table-row table:style-name="ro1">
          <table:table-cell office:value-type="string" calcext:value-type="string">
            <text:p>data/final_music/1048/245/HRV_1048_24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967" calcext:value-type="float">
            <text:p>332,967</text:p>
          </table:table-cell>
        </table:table-row>
        <table:table-row table:style-name="ro1">
          <table:table-cell office:value-type="string" calcext:value-type="string">
            <text:p>data/final_music/1048/245/HRV_1048_24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560" calcext:value-type="float">
            <text:p>269,560</text:p>
          </table:table-cell>
        </table:table-row>
        <table:table-row table:style-name="ro1">
          <table:table-cell office:value-type="string" calcext:value-type="string">
            <text:p>data/final_music/1048/247/HRV_1048_24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073" calcext:value-type="float">
            <text:p>328,073</text:p>
          </table:table-cell>
        </table:table-row>
        <table:table-row table:style-name="ro1">
          <table:table-cell office:value-type="string" calcext:value-type="string">
            <text:p>data/final_music/1048/247/HRV_1048_24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260" calcext:value-type="float">
            <text:p>313,260</text:p>
          </table:table-cell>
        </table:table-row>
        <table:table-row table:style-name="ro1">
          <table:table-cell office:value-type="string" calcext:value-type="string">
            <text:p>data/final_music/1048/247/EDA_1048_24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512" calcext:value-type="float">
            <text:p>28,512</text:p>
          </table:table-cell>
        </table:table-row>
        <table:table-row table:style-name="ro1">
          <table:table-cell office:value-type="string" calcext:value-type="string">
            <text:p>data/final_music/1048/247/EDA_1048_24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20" calcext:value-type="float">
            <text:p>30,820</text:p>
          </table:table-cell>
        </table:table-row>
        <table:table-row table:style-name="ro1">
          <table:table-cell office:value-type="string" calcext:value-type="string">
            <text:p>data/final_music/1048/247/HRV_1048_24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535" calcext:value-type="float">
            <text:p>326,535</text:p>
          </table:table-cell>
        </table:table-row>
        <table:table-row table:style-name="ro1">
          <table:table-cell office:value-type="string" calcext:value-type="string">
            <text:p>data/final_music/1048/247/EDA_1048_24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60" calcext:value-type="float">
            <text:p>30,060</text:p>
          </table:table-cell>
        </table:table-row>
        <table:table-row table:style-name="ro1">
          <table:table-cell office:value-type="string" calcext:value-type="string">
            <text:p>data/final_music/1048/247/EDA_1048_24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37" calcext:value-type="float">
            <text:p>29,637</text:p>
          </table:table-cell>
        </table:table-row>
        <table:table-row table:style-name="ro1">
          <table:table-cell office:value-type="string" calcext:value-type="string">
            <text:p>data/final_music/1048/247/HRV_1048_24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660" calcext:value-type="float">
            <text:p>264,660</text:p>
          </table:table-cell>
        </table:table-row>
        <table:table-row table:style-name="ro1">
          <table:table-cell office:value-type="string" calcext:value-type="string">
            <text:p>data/final_music/1036/211/HRV_1036_21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585" calcext:value-type="float">
            <text:p>264,585</text:p>
          </table:table-cell>
        </table:table-row>
        <table:table-row table:style-name="ro1">
          <table:table-cell office:value-type="string" calcext:value-type="string">
            <text:p>data/final_music/1036/211/HRV_1036_21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197" calcext:value-type="float">
            <text:p>325,197</text:p>
          </table:table-cell>
        </table:table-row>
        <table:table-row table:style-name="ro1">
          <table:table-cell office:value-type="string" calcext:value-type="string">
            <text:p>data/final_music/1036/211/HRV_1036_21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394" calcext:value-type="float">
            <text:p>308,394</text:p>
          </table:table-cell>
        </table:table-row>
        <table:table-row table:style-name="ro1">
          <table:table-cell office:value-type="string" calcext:value-type="string">
            <text:p>data/final_music/1036/211/EDA_1036_21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94" calcext:value-type="float">
            <text:p>30,394</text:p>
          </table:table-cell>
        </table:table-row>
        <table:table-row table:style-name="ro1">
          <table:table-cell office:value-type="string" calcext:value-type="string">
            <text:p>data/final_music/1036/211/EDA_1036_21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09" calcext:value-type="float">
            <text:p>30,509</text:p>
          </table:table-cell>
        </table:table-row>
        <table:table-row table:style-name="ro1">
          <table:table-cell office:value-type="string" calcext:value-type="string">
            <text:p>data/final_music/1036/211/HRV_1036_21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792" calcext:value-type="float">
            <text:p>325,792</text:p>
          </table:table-cell>
        </table:table-row>
        <table:table-row table:style-name="ro1">
          <table:table-cell office:value-type="string" calcext:value-type="string">
            <text:p>data/final_music/1036/211/EDA_1036_21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54" calcext:value-type="float">
            <text:p>30,654</text:p>
          </table:table-cell>
        </table:table-row>
        <table:table-row table:style-name="ro1">
          <table:table-cell office:value-type="string" calcext:value-type="string">
            <text:p>data/final_music/1036/211/EDA_1036_21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39" calcext:value-type="float">
            <text:p>28,939</text:p>
          </table:table-cell>
        </table:table-row>
        <table:table-row table:style-name="ro1">
          <table:table-cell office:value-type="string" calcext:value-type="string">
            <text:p>data/final_music/1036/209/HRV_1036_20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389" calcext:value-type="float">
            <text:p>322,389</text:p>
          </table:table-cell>
        </table:table-row>
        <table:table-row table:style-name="ro1">
          <table:table-cell office:value-type="string" calcext:value-type="string">
            <text:p>data/final_music/1036/209/EDA_1036_20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57" calcext:value-type="float">
            <text:p>31,357</text:p>
          </table:table-cell>
        </table:table-row>
        <table:table-row table:style-name="ro1">
          <table:table-cell office:value-type="string" calcext:value-type="string">
            <text:p>data/final_music/1036/209/HRV_1036_20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926" calcext:value-type="float">
            <text:p>265,926</text:p>
          </table:table-cell>
        </table:table-row>
        <table:table-row table:style-name="ro1">
          <table:table-cell office:value-type="string" calcext:value-type="string">
            <text:p>data/final_music/1036/209/HRV_1036_20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259" calcext:value-type="float">
            <text:p>320,259</text:p>
          </table:table-cell>
        </table:table-row>
        <table:table-row table:style-name="ro1">
          <table:table-cell office:value-type="string" calcext:value-type="string">
            <text:p>data/final_music/1036/209/EDA_1036_20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39" calcext:value-type="float">
            <text:p>30,339</text:p>
          </table:table-cell>
        </table:table-row>
        <table:table-row table:style-name="ro1">
          <table:table-cell office:value-type="string" calcext:value-type="string">
            <text:p>data/final_music/1036/209/EDA_1036_20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39" calcext:value-type="float">
            <text:p>30,739</text:p>
          </table:table-cell>
        </table:table-row>
        <table:table-row table:style-name="ro1">
          <table:table-cell office:value-type="string" calcext:value-type="string">
            <text:p>data/final_music/1036/209/HRV_1036_20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185" calcext:value-type="float">
            <text:p>306,185</text:p>
          </table:table-cell>
        </table:table-row>
        <table:table-row table:style-name="ro1">
          <table:table-cell office:value-type="string" calcext:value-type="string">
            <text:p>data/final_music/1036/209/EDA_1036_20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19" calcext:value-type="float">
            <text:p>28,619</text:p>
          </table:table-cell>
        </table:table-row>
        <table:table-row table:style-name="ro1">
          <table:table-cell office:value-type="string" calcext:value-type="string">
            <text:p>data/final_music/1036/210/EDA_1036_21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97" calcext:value-type="float">
            <text:p>28,697</text:p>
          </table:table-cell>
        </table:table-row>
        <table:table-row table:style-name="ro1">
          <table:table-cell office:value-type="string" calcext:value-type="string">
            <text:p>data/final_music/1036/210/HRV_1036_21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669" calcext:value-type="float">
            <text:p>308,669</text:p>
          </table:table-cell>
        </table:table-row>
        <table:table-row table:style-name="ro1">
          <table:table-cell office:value-type="string" calcext:value-type="string">
            <text:p>data/final_music/1036/210/EDA_1036_21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68" calcext:value-type="float">
            <text:p>26,668</text:p>
          </table:table-cell>
        </table:table-row>
        <table:table-row table:style-name="ro1">
          <table:table-cell office:value-type="string" calcext:value-type="string">
            <text:p>data/final_music/1036/210/HRV_1036_21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418" calcext:value-type="float">
            <text:p>319,418</text:p>
          </table:table-cell>
        </table:table-row>
        <table:table-row table:style-name="ro1">
          <table:table-cell office:value-type="string" calcext:value-type="string">
            <text:p>data/final_music/1036/210/HRV_1036_21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091" calcext:value-type="float">
            <text:p>325,091</text:p>
          </table:table-cell>
        </table:table-row>
        <table:table-row table:style-name="ro1">
          <table:table-cell office:value-type="string" calcext:value-type="string">
            <text:p>data/final_music/1036/210/EDA_1036_21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59" calcext:value-type="float">
            <text:p>29,859</text:p>
          </table:table-cell>
        </table:table-row>
        <table:table-row table:style-name="ro1">
          <table:table-cell office:value-type="string" calcext:value-type="string">
            <text:p>data/final_music/1036/210/EDA_1036_21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57" calcext:value-type="float">
            <text:p>29,557</text:p>
          </table:table-cell>
        </table:table-row>
        <table:table-row table:style-name="ro1">
          <table:table-cell office:value-type="string" calcext:value-type="string">
            <text:p>data/final_music/1036/210/HRV_1036_21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418" calcext:value-type="float">
            <text:p>264,418</text:p>
          </table:table-cell>
        </table:table-row>
        <table:table-row table:style-name="ro1">
          <table:table-cell office:value-type="string" calcext:value-type="string">
            <text:p>data/final_music/1028/184/HRV_1028_18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453" calcext:value-type="float">
            <text:p>319,453</text:p>
          </table:table-cell>
        </table:table-row>
        <table:table-row table:style-name="ro1">
          <table:table-cell office:value-type="string" calcext:value-type="string">
            <text:p>data/final_music/1028/184/HRV_1028_18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932" calcext:value-type="float">
            <text:p>327,932</text:p>
          </table:table-cell>
        </table:table-row>
        <table:table-row table:style-name="ro1">
          <table:table-cell office:value-type="string" calcext:value-type="string">
            <text:p>data/final_music/1028/184/EDA_1028_18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47" calcext:value-type="float">
            <text:p>30,447</text:p>
          </table:table-cell>
        </table:table-row>
        <table:table-row table:style-name="ro1">
          <table:table-cell office:value-type="string" calcext:value-type="string">
            <text:p>data/final_music/1028/184/HRV_1028_18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4444" calcext:value-type="float">
            <text:p>234,444</text:p>
          </table:table-cell>
        </table:table-row>
        <table:table-row table:style-name="ro1">
          <table:table-cell office:value-type="string" calcext:value-type="string">
            <text:p>data/final_music/1028/184/EDA_1028_18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70" calcext:value-type="float">
            <text:p>32,870</text:p>
          </table:table-cell>
        </table:table-row>
        <table:table-row table:style-name="ro1">
          <table:table-cell office:value-type="string" calcext:value-type="string">
            <text:p>data/final_music/1028/184/HRV_1028_18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999" calcext:value-type="float">
            <text:p>266,999</text:p>
          </table:table-cell>
        </table:table-row>
        <table:table-row table:style-name="ro1">
          <table:table-cell office:value-type="string" calcext:value-type="string">
            <text:p>data/final_music/1028/184/EDA_1028_18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20" calcext:value-type="float">
            <text:p>26,920</text:p>
          </table:table-cell>
        </table:table-row>
        <table:table-row table:style-name="ro1">
          <table:table-cell office:value-type="string" calcext:value-type="string">
            <text:p>data/final_music/1028/184/EDA_1028_18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21" calcext:value-type="float">
            <text:p>31,321</text:p>
          </table:table-cell>
        </table:table-row>
        <table:table-row table:style-name="ro1">
          <table:table-cell office:value-type="string" calcext:value-type="string">
            <text:p>data/final_music/1028/182/EDA_1028_18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97" calcext:value-type="float">
            <text:p>25,897</text:p>
          </table:table-cell>
        </table:table-row>
        <table:table-row table:style-name="ro1">
          <table:table-cell office:value-type="string" calcext:value-type="string">
            <text:p>data/final_music/1028/182/HRV_1028_18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675" calcext:value-type="float">
            <text:p>257,675</text:p>
          </table:table-cell>
        </table:table-row>
        <table:table-row table:style-name="ro1">
          <table:table-cell office:value-type="string" calcext:value-type="string">
            <text:p>data/final_music/1028/182/HRV_1028_18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27298" calcext:value-type="float">
            <text:p>227,298</text:p>
          </table:table-cell>
        </table:table-row>
        <table:table-row table:style-name="ro1">
          <table:table-cell office:value-type="string" calcext:value-type="string">
            <text:p>data/final_music/1028/182/HRV_1028_18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963" calcext:value-type="float">
            <text:p>322,963</text:p>
          </table:table-cell>
        </table:table-row>
        <table:table-row table:style-name="ro1">
          <table:table-cell office:value-type="string" calcext:value-type="string">
            <text:p>data/final_music/1028/182/HRV_1028_18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085" calcext:value-type="float">
            <text:p>317,085</text:p>
          </table:table-cell>
        </table:table-row>
        <table:table-row table:style-name="ro1">
          <table:table-cell office:value-type="string" calcext:value-type="string">
            <text:p>data/final_music/1028/182/EDA_1028_18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06" calcext:value-type="float">
            <text:p>29,306</text:p>
          </table:table-cell>
        </table:table-row>
        <table:table-row table:style-name="ro1">
          <table:table-cell office:value-type="string" calcext:value-type="string">
            <text:p>data/final_music/1028/182/EDA_1028_18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81" calcext:value-type="float">
            <text:p>32,881</text:p>
          </table:table-cell>
        </table:table-row>
        <table:table-row table:style-name="ro1">
          <table:table-cell office:value-type="string" calcext:value-type="string">
            <text:p>data/final_music/1028/182/EDA_1028_18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01" calcext:value-type="float">
            <text:p>32,701</text:p>
          </table:table-cell>
        </table:table-row>
        <table:table-row table:style-name="ro1">
          <table:table-cell office:value-type="string" calcext:value-type="string">
            <text:p>data/final_music/1028/183/HRV_1028_18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4231" calcext:value-type="float">
            <text:p>234,231</text:p>
          </table:table-cell>
        </table:table-row>
        <table:table-row table:style-name="ro1">
          <table:table-cell office:value-type="string" calcext:value-type="string">
            <text:p>data/final_music/1028/183/HRV_1028_18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8606" calcext:value-type="float">
            <text:p>338,606</text:p>
          </table:table-cell>
        </table:table-row>
        <table:table-row table:style-name="ro1">
          <table:table-cell office:value-type="string" calcext:value-type="string">
            <text:p>data/final_music/1028/183/EDA_1028_18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15" calcext:value-type="float">
            <text:p>26,115</text:p>
          </table:table-cell>
        </table:table-row>
        <table:table-row table:style-name="ro1">
          <table:table-cell office:value-type="string" calcext:value-type="string">
            <text:p>data/final_music/1028/183/HRV_1028_18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980" calcext:value-type="float">
            <text:p>260,980</text:p>
          </table:table-cell>
        </table:table-row>
        <table:table-row table:style-name="ro1">
          <table:table-cell office:value-type="string" calcext:value-type="string">
            <text:p>data/final_music/1028/183/HRV_1028_18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202" calcext:value-type="float">
            <text:p>324,202</text:p>
          </table:table-cell>
        </table:table-row>
        <table:table-row table:style-name="ro1">
          <table:table-cell office:value-type="string" calcext:value-type="string">
            <text:p>data/final_music/1028/183/EDA_1028_18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16" calcext:value-type="float">
            <text:p>29,616</text:p>
          </table:table-cell>
        </table:table-row>
        <table:table-row table:style-name="ro1">
          <table:table-cell office:value-type="string" calcext:value-type="string">
            <text:p>data/final_music/1028/183/EDA_1028_18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273" calcext:value-type="float">
            <text:p>42,273</text:p>
          </table:table-cell>
        </table:table-row>
        <table:table-row table:style-name="ro1">
          <table:table-cell office:value-type="string" calcext:value-type="string">
            <text:p>data/final_music/1028/183/EDA_1028_18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45" calcext:value-type="float">
            <text:p>25,745</text:p>
          </table:table-cell>
        </table:table-row>
        <table:table-row table:style-name="ro1">
          <table:table-cell office:value-type="string" calcext:value-type="string">
            <text:p>data/final_music/1040/223/EDA_1040_22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24" calcext:value-type="float">
            <text:p>30,724</text:p>
          </table:table-cell>
        </table:table-row>
        <table:table-row table:style-name="ro1">
          <table:table-cell office:value-type="string" calcext:value-type="string">
            <text:p>data/final_music/1040/223/EDA_1040_22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61" calcext:value-type="float">
            <text:p>26,561</text:p>
          </table:table-cell>
        </table:table-row>
        <table:table-row table:style-name="ro1">
          <table:table-cell office:value-type="string" calcext:value-type="string">
            <text:p>data/final_music/1040/223/HRV_1040_22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685" calcext:value-type="float">
            <text:p>326,685</text:p>
          </table:table-cell>
        </table:table-row>
        <table:table-row table:style-name="ro1">
          <table:table-cell office:value-type="string" calcext:value-type="string">
            <text:p>data/final_music/1040/223/HRV_1040_22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885" calcext:value-type="float">
            <text:p>321,885</text:p>
          </table:table-cell>
        </table:table-row>
        <table:table-row table:style-name="ro1">
          <table:table-cell office:value-type="string" calcext:value-type="string">
            <text:p>data/final_music/1040/223/HRV_1040_22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570" calcext:value-type="float">
            <text:p>261,570</text:p>
          </table:table-cell>
        </table:table-row>
        <table:table-row table:style-name="ro1">
          <table:table-cell office:value-type="string" calcext:value-type="string">
            <text:p>data/final_music/1040/223/HRV_1040_22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812" calcext:value-type="float">
            <text:p>308,812</text:p>
          </table:table-cell>
        </table:table-row>
        <table:table-row table:style-name="ro1">
          <table:table-cell office:value-type="string" calcext:value-type="string">
            <text:p>data/final_music/1040/223/EDA_1040_22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31" calcext:value-type="float">
            <text:p>29,931</text:p>
          </table:table-cell>
        </table:table-row>
        <table:table-row table:style-name="ro1">
          <table:table-cell office:value-type="string" calcext:value-type="string">
            <text:p>data/final_music/1040/223/EDA_1040_22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53" calcext:value-type="float">
            <text:p>30,153</text:p>
          </table:table-cell>
        </table:table-row>
        <table:table-row table:style-name="ro1">
          <table:table-cell office:value-type="string" calcext:value-type="string">
            <text:p>data/final_music/1040/221/HRV_1040_22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953" calcext:value-type="float">
            <text:p>322,953</text:p>
          </table:table-cell>
        </table:table-row>
        <table:table-row table:style-name="ro1">
          <table:table-cell office:value-type="string" calcext:value-type="string">
            <text:p>data/final_music/1040/221/HRV_1040_22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910" calcext:value-type="float">
            <text:p>309,910</text:p>
          </table:table-cell>
        </table:table-row>
        <table:table-row table:style-name="ro1">
          <table:table-cell office:value-type="string" calcext:value-type="string">
            <text:p>data/final_music/1040/221/HRV_1040_22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913" calcext:value-type="float">
            <text:p>261,913</text:p>
          </table:table-cell>
        </table:table-row>
        <table:table-row table:style-name="ro1">
          <table:table-cell office:value-type="string" calcext:value-type="string">
            <text:p>data/final_music/1040/221/EDA_1040_22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57" calcext:value-type="float">
            <text:p>29,657</text:p>
          </table:table-cell>
        </table:table-row>
        <table:table-row table:style-name="ro1">
          <table:table-cell office:value-type="string" calcext:value-type="string">
            <text:p>data/final_music/1040/221/EDA_1040_22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290" calcext:value-type="float">
            <text:p>28,290</text:p>
          </table:table-cell>
        </table:table-row>
        <table:table-row table:style-name="ro1">
          <table:table-cell office:value-type="string" calcext:value-type="string">
            <text:p>data/final_music/1040/221/HRV_1040_22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997" calcext:value-type="float">
            <text:p>322,997</text:p>
          </table:table-cell>
        </table:table-row>
        <table:table-row table:style-name="ro1">
          <table:table-cell office:value-type="string" calcext:value-type="string">
            <text:p>data/final_music/1040/221/EDA_1040_22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96" calcext:value-type="float">
            <text:p>29,696</text:p>
          </table:table-cell>
        </table:table-row>
        <table:table-row table:style-name="ro1">
          <table:table-cell office:value-type="string" calcext:value-type="string">
            <text:p>data/final_music/1040/221/EDA_1040_22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94" calcext:value-type="float">
            <text:p>29,594</text:p>
          </table:table-cell>
        </table:table-row>
        <table:table-row table:style-name="ro1">
          <table:table-cell office:value-type="string" calcext:value-type="string">
            <text:p>data/final_music/1040/222/HRV_1040_22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938" calcext:value-type="float">
            <text:p>306,938</text:p>
          </table:table-cell>
        </table:table-row>
        <table:table-row table:style-name="ro1">
          <table:table-cell office:value-type="string" calcext:value-type="string">
            <text:p>data/final_music/1040/222/EDA_1040_22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49" calcext:value-type="float">
            <text:p>27,349</text:p>
          </table:table-cell>
        </table:table-row>
        <table:table-row table:style-name="ro1">
          <table:table-cell office:value-type="string" calcext:value-type="string">
            <text:p>data/final_music/1040/222/EDA_1040_22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29" calcext:value-type="float">
            <text:p>30,629</text:p>
          </table:table-cell>
        </table:table-row>
        <table:table-row table:style-name="ro1">
          <table:table-cell office:value-type="string" calcext:value-type="string">
            <text:p>data/final_music/1040/222/HRV_1040_22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090" calcext:value-type="float">
            <text:p>315,090</text:p>
          </table:table-cell>
        </table:table-row>
        <table:table-row table:style-name="ro1">
          <table:table-cell office:value-type="string" calcext:value-type="string">
            <text:p>data/final_music/1040/222/HRV_1040_22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774" calcext:value-type="float">
            <text:p>321,774</text:p>
          </table:table-cell>
        </table:table-row>
        <table:table-row table:style-name="ro1">
          <table:table-cell office:value-type="string" calcext:value-type="string">
            <text:p>data/final_music/1040/222/HRV_1040_22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575" calcext:value-type="float">
            <text:p>257,575</text:p>
          </table:table-cell>
        </table:table-row>
        <table:table-row table:style-name="ro1">
          <table:table-cell office:value-type="string" calcext:value-type="string">
            <text:p>data/final_music/1040/222/EDA_1040_22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14" calcext:value-type="float">
            <text:p>29,714</text:p>
          </table:table-cell>
        </table:table-row>
        <table:table-row table:style-name="ro1">
          <table:table-cell office:value-type="string" calcext:value-type="string">
            <text:p>data/final_music/1040/222/EDA_1040_22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23" calcext:value-type="float">
            <text:p>29,823</text:p>
          </table:table-cell>
        </table:table-row>
        <table:table-row table:style-name="ro1">
          <table:table-cell office:value-type="string" calcext:value-type="string">
            <text:p>data/final_music/1043/230/EDA_1043_23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58" calcext:value-type="float">
            <text:p>28,658</text:p>
          </table:table-cell>
        </table:table-row>
        <table:table-row table:style-name="ro1">
          <table:table-cell office:value-type="string" calcext:value-type="string">
            <text:p>data/final_music/1043/230/HRV_1043_23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6002" calcext:value-type="float">
            <text:p>336,002</text:p>
          </table:table-cell>
        </table:table-row>
        <table:table-row table:style-name="ro1">
          <table:table-cell office:value-type="string" calcext:value-type="string">
            <text:p>data/final_music/1043/230/HRV_1043_23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439" calcext:value-type="float">
            <text:p>280,439</text:p>
          </table:table-cell>
        </table:table-row>
        <table:table-row table:style-name="ro1">
          <table:table-cell office:value-type="string" calcext:value-type="string">
            <text:p>data/final_music/1043/230/EDA_1043_23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33" calcext:value-type="float">
            <text:p>31,133</text:p>
          </table:table-cell>
        </table:table-row>
        <table:table-row table:style-name="ro1">
          <table:table-cell office:value-type="string" calcext:value-type="string">
            <text:p>data/final_music/1043/230/HRV_1043_23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932" calcext:value-type="float">
            <text:p>324,932</text:p>
          </table:table-cell>
        </table:table-row>
        <table:table-row table:style-name="ro1">
          <table:table-cell office:value-type="string" calcext:value-type="string">
            <text:p>data/final_music/1043/230/EDA_1043_23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30" calcext:value-type="float">
            <text:p>27,230</text:p>
          </table:table-cell>
        </table:table-row>
        <table:table-row table:style-name="ro1">
          <table:table-cell office:value-type="string" calcext:value-type="string">
            <text:p>data/final_music/1043/230/HRV_1043_23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778" calcext:value-type="float">
            <text:p>264,778</text:p>
          </table:table-cell>
        </table:table-row>
        <table:table-row table:style-name="ro1">
          <table:table-cell office:value-type="string" calcext:value-type="string">
            <text:p>data/final_music/1043/230/EDA_1043_23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62" calcext:value-type="float">
            <text:p>31,662</text:p>
          </table:table-cell>
        </table:table-row>
        <table:table-row table:style-name="ro1">
          <table:table-cell office:value-type="string" calcext:value-type="string">
            <text:p>data/final_music/1043/231/HRV_1043_23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7456" calcext:value-type="float">
            <text:p>277,456</text:p>
          </table:table-cell>
        </table:table-row>
        <table:table-row table:style-name="ro1">
          <table:table-cell office:value-type="string" calcext:value-type="string">
            <text:p>data/final_music/1043/231/EDA_1043_23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79" calcext:value-type="float">
            <text:p>31,079</text:p>
          </table:table-cell>
        </table:table-row>
        <table:table-row table:style-name="ro1">
          <table:table-cell office:value-type="string" calcext:value-type="string">
            <text:p>data/final_music/1043/231/EDA_1043_23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61" calcext:value-type="float">
            <text:p>29,461</text:p>
          </table:table-cell>
        </table:table-row>
        <table:table-row table:style-name="ro1">
          <table:table-cell office:value-type="string" calcext:value-type="string">
            <text:p>data/final_music/1043/231/HRV_1043_23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025" calcext:value-type="float">
            <text:p>269,025</text:p>
          </table:table-cell>
        </table:table-row>
        <table:table-row table:style-name="ro1">
          <table:table-cell office:value-type="string" calcext:value-type="string">
            <text:p>data/final_music/1043/231/HRV_1043_23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712" calcext:value-type="float">
            <text:p>327,712</text:p>
          </table:table-cell>
        </table:table-row>
        <table:table-row table:style-name="ro1">
          <table:table-cell office:value-type="string" calcext:value-type="string">
            <text:p>data/final_music/1043/231/EDA_1043_23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48" calcext:value-type="float">
            <text:p>31,248</text:p>
          </table:table-cell>
        </table:table-row>
        <table:table-row table:style-name="ro1">
          <table:table-cell office:value-type="string" calcext:value-type="string">
            <text:p>data/final_music/1043/231/EDA_1043_23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93" calcext:value-type="float">
            <text:p>29,093</text:p>
          </table:table-cell>
        </table:table-row>
        <table:table-row table:style-name="ro1">
          <table:table-cell office:value-type="string" calcext:value-type="string">
            <text:p>data/final_music/1043/231/HRV_1043_23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844" calcext:value-type="float">
            <text:p>322,844</text:p>
          </table:table-cell>
        </table:table-row>
        <table:table-row table:style-name="ro1">
          <table:table-cell office:value-type="string" calcext:value-type="string">
            <text:p>data/final_music/1043/232/EDA_1043_23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473" calcext:value-type="float">
            <text:p>27,473</text:p>
          </table:table-cell>
        </table:table-row>
        <table:table-row table:style-name="ro1">
          <table:table-cell office:value-type="string" calcext:value-type="string">
            <text:p>data/final_music/1043/232/HRV_1043_23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537" calcext:value-type="float">
            <text:p>326,537</text:p>
          </table:table-cell>
        </table:table-row>
        <table:table-row table:style-name="ro1">
          <table:table-cell office:value-type="string" calcext:value-type="string">
            <text:p>data/final_music/1043/232/HRV_1043_23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732" calcext:value-type="float">
            <text:p>327,732</text:p>
          </table:table-cell>
        </table:table-row>
        <table:table-row table:style-name="ro1">
          <table:table-cell office:value-type="string" calcext:value-type="string">
            <text:p>data/final_music/1043/232/EDA_1043_23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32" calcext:value-type="float">
            <text:p>27,032</text:p>
          </table:table-cell>
        </table:table-row>
        <table:table-row table:style-name="ro1">
          <table:table-cell office:value-type="string" calcext:value-type="string">
            <text:p>data/final_music/1043/232/EDA_1043_23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40" calcext:value-type="float">
            <text:p>31,340</text:p>
          </table:table-cell>
        </table:table-row>
        <table:table-row table:style-name="ro1">
          <table:table-cell office:value-type="string" calcext:value-type="string">
            <text:p>data/final_music/1043/232/HRV_1043_23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270" calcext:value-type="float">
            <text:p>263,270</text:p>
          </table:table-cell>
        </table:table-row>
        <table:table-row table:style-name="ro1">
          <table:table-cell office:value-type="string" calcext:value-type="string">
            <text:p>data/final_music/1043/232/EDA_1043_23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83" calcext:value-type="float">
            <text:p>29,883</text:p>
          </table:table-cell>
        </table:table-row>
        <table:table-row table:style-name="ro1">
          <table:table-cell office:value-type="string" calcext:value-type="string">
            <text:p>data/final_music/1043/232/HRV_1043_23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949" calcext:value-type="float">
            <text:p>273,949</text:p>
          </table:table-cell>
        </table:table-row>
        <table:table-row table:style-name="ro1">
          <table:table-cell office:value-type="string" calcext:value-type="string">
            <text:p>data/final_music/1051/254/HRV_1051_25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942" calcext:value-type="float">
            <text:p>266,942</text:p>
          </table:table-cell>
        </table:table-row>
        <table:table-row table:style-name="ro1">
          <table:table-cell office:value-type="string" calcext:value-type="string">
            <text:p>data/final_music/1051/254/EDA_1051_25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48" calcext:value-type="float">
            <text:p>27,548</text:p>
          </table:table-cell>
        </table:table-row>
        <table:table-row table:style-name="ro1">
          <table:table-cell office:value-type="string" calcext:value-type="string">
            <text:p>data/final_music/1051/254/EDA_1051_25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86" calcext:value-type="float">
            <text:p>27,686</text:p>
          </table:table-cell>
        </table:table-row>
        <table:table-row table:style-name="ro1">
          <table:table-cell office:value-type="string" calcext:value-type="string">
            <text:p>data/final_music/1051/254/HRV_1051_25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024" calcext:value-type="float">
            <text:p>323,024</text:p>
          </table:table-cell>
        </table:table-row>
        <table:table-row table:style-name="ro1">
          <table:table-cell office:value-type="string" calcext:value-type="string">
            <text:p>data/final_music/1051/254/HRV_1051_25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8932" calcext:value-type="float">
            <text:p>278,932</text:p>
          </table:table-cell>
        </table:table-row>
        <table:table-row table:style-name="ro1">
          <table:table-cell office:value-type="string" calcext:value-type="string">
            <text:p>data/final_music/1051/254/EDA_1051_25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596" calcext:value-type="float">
            <text:p>28,596</text:p>
          </table:table-cell>
        </table:table-row>
        <table:table-row table:style-name="ro1">
          <table:table-cell office:value-type="string" calcext:value-type="string">
            <text:p>data/final_music/1051/254/HRV_1051_25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465" calcext:value-type="float">
            <text:p>332,465</text:p>
          </table:table-cell>
        </table:table-row>
        <table:table-row table:style-name="ro1">
          <table:table-cell office:value-type="string" calcext:value-type="string">
            <text:p>data/final_music/1051/254/EDA_1051_25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29" calcext:value-type="float">
            <text:p>27,329</text:p>
          </table:table-cell>
        </table:table-row>
        <table:table-row table:style-name="ro1">
          <table:table-cell office:value-type="string" calcext:value-type="string">
            <text:p>data/final_music/1051/256/EDA_1051_25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12" calcext:value-type="float">
            <text:p>27,312</text:p>
          </table:table-cell>
        </table:table-row>
        <table:table-row table:style-name="ro1">
          <table:table-cell office:value-type="string" calcext:value-type="string">
            <text:p>data/final_music/1051/256/HRV_1051_25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249" calcext:value-type="float">
            <text:p>326,249</text:p>
          </table:table-cell>
        </table:table-row>
        <table:table-row table:style-name="ro1">
          <table:table-cell office:value-type="string" calcext:value-type="string">
            <text:p>data/final_music/1051/256/EDA_1051_25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67" calcext:value-type="float">
            <text:p>29,267</text:p>
          </table:table-cell>
        </table:table-row>
        <table:table-row table:style-name="ro1">
          <table:table-cell office:value-type="string" calcext:value-type="string">
            <text:p>data/final_music/1051/256/EDA_1051_25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14" calcext:value-type="float">
            <text:p>26,914</text:p>
          </table:table-cell>
        </table:table-row>
        <table:table-row table:style-name="ro1">
          <table:table-cell office:value-type="string" calcext:value-type="string">
            <text:p>data/final_music/1051/256/HRV_1051_25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15905" calcext:value-type="float">
            <text:p>215,905</text:p>
          </table:table-cell>
        </table:table-row>
        <table:table-row table:style-name="ro1">
          <table:table-cell office:value-type="string" calcext:value-type="string">
            <text:p>data/final_music/1051/256/HRV_1051_25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667" calcext:value-type="float">
            <text:p>266,667</text:p>
          </table:table-cell>
        </table:table-row>
        <table:table-row table:style-name="ro1">
          <table:table-cell office:value-type="string" calcext:value-type="string">
            <text:p>data/final_music/1051/256/HRV_1051_25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109" calcext:value-type="float">
            <text:p>312,109</text:p>
          </table:table-cell>
        </table:table-row>
        <table:table-row table:style-name="ro1">
          <table:table-cell office:value-type="string" calcext:value-type="string">
            <text:p>data/final_music/1051/256/EDA_1051_25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104" calcext:value-type="float">
            <text:p>29,104</text:p>
          </table:table-cell>
        </table:table-row>
        <table:table-row table:style-name="ro1">
          <table:table-cell office:value-type="string" calcext:value-type="string">
            <text:p>data/final_music/1051/255/HRV_1051_25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730" calcext:value-type="float">
            <text:p>327,730</text:p>
          </table:table-cell>
        </table:table-row>
        <table:table-row table:style-name="ro1">
          <table:table-cell office:value-type="string" calcext:value-type="string">
            <text:p>data/final_music/1051/255/HRV_1051_25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166" calcext:value-type="float">
            <text:p>262,166</text:p>
          </table:table-cell>
        </table:table-row>
        <table:table-row table:style-name="ro1">
          <table:table-cell office:value-type="string" calcext:value-type="string">
            <text:p>data/final_music/1051/255/EDA_1051_25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14" calcext:value-type="float">
            <text:p>27,514</text:p>
          </table:table-cell>
        </table:table-row>
        <table:table-row table:style-name="ro1">
          <table:table-cell office:value-type="string" calcext:value-type="string">
            <text:p>data/final_music/1051/255/HRV_1051_25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197" calcext:value-type="float">
            <text:p>270,197</text:p>
          </table:table-cell>
        </table:table-row>
        <table:table-row table:style-name="ro1">
          <table:table-cell office:value-type="string" calcext:value-type="string">
            <text:p>data/final_music/1051/255/HRV_1051_25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290" calcext:value-type="float">
            <text:p>320,290</text:p>
          </table:table-cell>
        </table:table-row>
        <table:table-row table:style-name="ro1">
          <table:table-cell office:value-type="string" calcext:value-type="string">
            <text:p>data/final_music/1051/255/EDA_1051_25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67" calcext:value-type="float">
            <text:p>26,967</text:p>
          </table:table-cell>
        </table:table-row>
        <table:table-row table:style-name="ro1">
          <table:table-cell office:value-type="string" calcext:value-type="string">
            <text:p>data/final_music/1051/255/EDA_1051_25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592" calcext:value-type="float">
            <text:p>24,592</text:p>
          </table:table-cell>
        </table:table-row>
        <table:table-row table:style-name="ro1">
          <table:table-cell office:value-type="string" calcext:value-type="string">
            <text:p>data/final_music/1051/255/EDA_1051_25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161" calcext:value-type="float">
            <text:p>25,161</text:p>
          </table:table-cell>
        </table:table-row>
        <table:table-row table:style-name="ro1">
          <table:table-cell office:value-type="string" calcext:value-type="string">
            <text:p>data/final_music/1027/179/EDA_1027_17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22" calcext:value-type="float">
            <text:p>29,622</text:p>
          </table:table-cell>
        </table:table-row>
        <table:table-row table:style-name="ro1">
          <table:table-cell office:value-type="string" calcext:value-type="string">
            <text:p>data/final_music/1027/179/HRV_1027_17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1107" calcext:value-type="float">
            <text:p>251,107</text:p>
          </table:table-cell>
        </table:table-row>
        <table:table-row table:style-name="ro1">
          <table:table-cell office:value-type="string" calcext:value-type="string">
            <text:p>data/final_music/1027/179/EDA_1027_17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15" calcext:value-type="float">
            <text:p>27,515</text:p>
          </table:table-cell>
        </table:table-row>
        <table:table-row table:style-name="ro1">
          <table:table-cell office:value-type="string" calcext:value-type="string">
            <text:p>data/final_music/1027/179/HRV_1027_17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984" calcext:value-type="float">
            <text:p>263,984</text:p>
          </table:table-cell>
        </table:table-row>
        <table:table-row table:style-name="ro1">
          <table:table-cell office:value-type="string" calcext:value-type="string">
            <text:p>data/final_music/1027/179/HRV_1027_17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406" calcext:value-type="float">
            <text:p>319,406</text:p>
          </table:table-cell>
        </table:table-row>
        <table:table-row table:style-name="ro1">
          <table:table-cell office:value-type="string" calcext:value-type="string">
            <text:p>data/final_music/1027/179/EDA_1027_17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62" calcext:value-type="float">
            <text:p>26,162</text:p>
          </table:table-cell>
        </table:table-row>
        <table:table-row table:style-name="ro1">
          <table:table-cell office:value-type="string" calcext:value-type="string">
            <text:p>data/final_music/1027/179/EDA_1027_17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070" calcext:value-type="float">
            <text:p>41,070</text:p>
          </table:table-cell>
        </table:table-row>
        <table:table-row table:style-name="ro1">
          <table:table-cell office:value-type="string" calcext:value-type="string">
            <text:p>data/final_music/1027/179/HRV_1027_17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640" calcext:value-type="float">
            <text:p>323,640</text:p>
          </table:table-cell>
        </table:table-row>
        <table:table-row table:style-name="ro1">
          <table:table-cell office:value-type="string" calcext:value-type="string">
            <text:p>data/final_music/1027/181/EDA_1027_18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766" calcext:value-type="float">
            <text:p>26,766</text:p>
          </table:table-cell>
        </table:table-row>
        <table:table-row table:style-name="ro1">
          <table:table-cell office:value-type="string" calcext:value-type="string">
            <text:p>data/final_music/1027/181/HRV_1027_18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3122" calcext:value-type="float">
            <text:p>253,122</text:p>
          </table:table-cell>
        </table:table-row>
        <table:table-row table:style-name="ro1">
          <table:table-cell office:value-type="string" calcext:value-type="string">
            <text:p>data/final_music/1027/181/HRV_1027_18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410" calcext:value-type="float">
            <text:p>322,410</text:p>
          </table:table-cell>
        </table:table-row>
        <table:table-row table:style-name="ro1">
          <table:table-cell office:value-type="string" calcext:value-type="string">
            <text:p>data/final_music/1027/181/EDA_1027_18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210" calcext:value-type="float">
            <text:p>28,210</text:p>
          </table:table-cell>
        </table:table-row>
        <table:table-row table:style-name="ro1">
          <table:table-cell office:value-type="string" calcext:value-type="string">
            <text:p>data/final_music/1027/181/HRV_1027_18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792" calcext:value-type="float">
            <text:p>261,792</text:p>
          </table:table-cell>
        </table:table-row>
        <table:table-row table:style-name="ro1">
          <table:table-cell office:value-type="string" calcext:value-type="string">
            <text:p>data/final_music/1027/181/EDA_1027_18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21" calcext:value-type="float">
            <text:p>29,821</text:p>
          </table:table-cell>
        </table:table-row>
        <table:table-row table:style-name="ro1">
          <table:table-cell office:value-type="string" calcext:value-type="string">
            <text:p>data/final_music/1027/181/EDA_1027_18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54" calcext:value-type="float">
            <text:p>29,754</text:p>
          </table:table-cell>
        </table:table-row>
        <table:table-row table:style-name="ro1">
          <table:table-cell office:value-type="string" calcext:value-type="string">
            <text:p>data/final_music/1027/181/HRV_1027_18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862" calcext:value-type="float">
            <text:p>323,862</text:p>
          </table:table-cell>
        </table:table-row>
        <table:table-row table:style-name="ro1">
          <table:table-cell office:value-type="string" calcext:value-type="string">
            <text:p>data/final_music/1027/180/HRV_1027_18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798" calcext:value-type="float">
            <text:p>325,798</text:p>
          </table:table-cell>
        </table:table-row>
        <table:table-row table:style-name="ro1">
          <table:table-cell office:value-type="string" calcext:value-type="string">
            <text:p>data/final_music/1027/180/HRV_1027_18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519" calcext:value-type="float">
            <text:p>326,519</text:p>
          </table:table-cell>
        </table:table-row>
        <table:table-row table:style-name="ro1">
          <table:table-cell office:value-type="string" calcext:value-type="string">
            <text:p>data/final_music/1027/180/EDA_1027_18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83" calcext:value-type="float">
            <text:p>29,883</text:p>
          </table:table-cell>
        </table:table-row>
        <table:table-row table:style-name="ro1">
          <table:table-cell office:value-type="string" calcext:value-type="string">
            <text:p>data/final_music/1027/180/HRV_1027_18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8490" calcext:value-type="float">
            <text:p>248,490</text:p>
          </table:table-cell>
        </table:table-row>
        <table:table-row table:style-name="ro1">
          <table:table-cell office:value-type="string" calcext:value-type="string">
            <text:p>data/final_music/1027/180/EDA_1027_18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675" calcext:value-type="float">
            <text:p>39,675</text:p>
          </table:table-cell>
        </table:table-row>
        <table:table-row table:style-name="ro1">
          <table:table-cell office:value-type="string" calcext:value-type="string">
            <text:p>data/final_music/1027/180/EDA_1027_18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118" calcext:value-type="float">
            <text:p>28,118</text:p>
          </table:table-cell>
        </table:table-row>
        <table:table-row table:style-name="ro1">
          <table:table-cell office:value-type="string" calcext:value-type="string">
            <text:p>data/final_music/1027/180/HRV_1027_18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363" calcext:value-type="float">
            <text:p>268,363</text:p>
          </table:table-cell>
        </table:table-row>
        <table:table-row table:style-name="ro1">
          <table:table-cell office:value-type="string" calcext:value-type="string">
            <text:p>data/final_music/1027/180/EDA_1027_18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72" calcext:value-type="float">
            <text:p>29,572</text:p>
          </table:table-cell>
        </table:table-row>
        <table:table-row table:style-name="ro1">
          <table:table-cell office:value-type="string" calcext:value-type="string">
            <text:p>data/final_music/1016/146/EDA_1016_14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221" calcext:value-type="float">
            <text:p>42,221</text:p>
          </table:table-cell>
        </table:table-row>
        <table:table-row table:style-name="ro1">
          <table:table-cell office:value-type="string" calcext:value-type="string">
            <text:p>data/final_music/1016/146/HRV_1016_14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407" calcext:value-type="float">
            <text:p>266,407</text:p>
          </table:table-cell>
        </table:table-row>
        <table:table-row table:style-name="ro1">
          <table:table-cell office:value-type="string" calcext:value-type="string">
            <text:p>data/final_music/1016/146/HRV_1016_14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318" calcext:value-type="float">
            <text:p>318,318</text:p>
          </table:table-cell>
        </table:table-row>
        <table:table-row table:style-name="ro1">
          <table:table-cell office:value-type="string" calcext:value-type="string">
            <text:p>data/final_music/1016/146/EDA_1016_14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576" calcext:value-type="float">
            <text:p>41,576</text:p>
          </table:table-cell>
        </table:table-row>
        <table:table-row table:style-name="ro1">
          <table:table-cell office:value-type="string" calcext:value-type="string">
            <text:p>data/final_music/1016/146/EDA_1016_14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062" calcext:value-type="float">
            <text:p>38,062</text:p>
          </table:table-cell>
        </table:table-row>
        <table:table-row table:style-name="ro1">
          <table:table-cell office:value-type="string" calcext:value-type="string">
            <text:p>data/final_music/1016/146/EDA_1016_14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53" calcext:value-type="float">
            <text:p>40,553</text:p>
          </table:table-cell>
        </table:table-row>
        <table:table-row table:style-name="ro1">
          <table:table-cell office:value-type="string" calcext:value-type="string">
            <text:p>data/final_music/1016/146/HRV_1016_14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5039" calcext:value-type="float">
            <text:p>335,039</text:p>
          </table:table-cell>
        </table:table-row>
        <table:table-row table:style-name="ro1">
          <table:table-cell office:value-type="string" calcext:value-type="string">
            <text:p>data/final_music/1016/146/HRV_1016_14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823" calcext:value-type="float">
            <text:p>301,823</text:p>
          </table:table-cell>
        </table:table-row>
        <table:table-row table:style-name="ro1">
          <table:table-cell office:value-type="string" calcext:value-type="string">
            <text:p>data/final_music/1016/148/HRV_1016_14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3878" calcext:value-type="float">
            <text:p>253,878</text:p>
          </table:table-cell>
        </table:table-row>
        <table:table-row table:style-name="ro1">
          <table:table-cell office:value-type="string" calcext:value-type="string">
            <text:p>data/final_music/1016/148/EDA_1016_14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788" calcext:value-type="float">
            <text:p>36,788</text:p>
          </table:table-cell>
        </table:table-row>
        <table:table-row table:style-name="ro1">
          <table:table-cell office:value-type="string" calcext:value-type="string">
            <text:p>data/final_music/1016/148/HRV_1016_14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174" calcext:value-type="float">
            <text:p>322,174</text:p>
          </table:table-cell>
        </table:table-row>
        <table:table-row table:style-name="ro1">
          <table:table-cell office:value-type="string" calcext:value-type="string">
            <text:p>data/final_music/1016/148/EDA_1016_14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152" calcext:value-type="float">
            <text:p>42,152</text:p>
          </table:table-cell>
        </table:table-row>
        <table:table-row table:style-name="ro1">
          <table:table-cell office:value-type="string" calcext:value-type="string">
            <text:p>data/final_music/1016/148/HRV_1016_14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266" calcext:value-type="float">
            <text:p>299,266</text:p>
          </table:table-cell>
        </table:table-row>
        <table:table-row table:style-name="ro1">
          <table:table-cell office:value-type="string" calcext:value-type="string">
            <text:p>data/final_music/1016/148/HRV_1016_14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469" calcext:value-type="float">
            <text:p>301,469</text:p>
          </table:table-cell>
        </table:table-row>
        <table:table-row table:style-name="ro1">
          <table:table-cell office:value-type="string" calcext:value-type="string">
            <text:p>data/final_music/1016/148/EDA_1016_14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536" calcext:value-type="float">
            <text:p>39,536</text:p>
          </table:table-cell>
        </table:table-row>
        <table:table-row table:style-name="ro1">
          <table:table-cell office:value-type="string" calcext:value-type="string">
            <text:p>data/final_music/1016/148/EDA_1016_14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283" calcext:value-type="float">
            <text:p>44,283</text:p>
          </table:table-cell>
        </table:table-row>
        <table:table-row table:style-name="ro1">
          <table:table-cell office:value-type="string" calcext:value-type="string">
            <text:p>data/final_music/1016/147/EDA_1016_14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781" calcext:value-type="float">
            <text:p>42,781</text:p>
          </table:table-cell>
        </table:table-row>
        <table:table-row table:style-name="ro1">
          <table:table-cell office:value-type="string" calcext:value-type="string">
            <text:p>data/final_music/1016/147/EDA_1016_14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488" calcext:value-type="float">
            <text:p>40,488</text:p>
          </table:table-cell>
        </table:table-row>
        <table:table-row table:style-name="ro1">
          <table:table-cell office:value-type="string" calcext:value-type="string">
            <text:p>data/final_music/1016/147/HRV_1016_14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083" calcext:value-type="float">
            <text:p>333,083</text:p>
          </table:table-cell>
        </table:table-row>
        <table:table-row table:style-name="ro1">
          <table:table-cell office:value-type="string" calcext:value-type="string">
            <text:p>data/final_music/1016/147/HRV_1016_14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075" calcext:value-type="float">
            <text:p>260,075</text:p>
          </table:table-cell>
        </table:table-row>
        <table:table-row table:style-name="ro1">
          <table:table-cell office:value-type="string" calcext:value-type="string">
            <text:p>data/final_music/1016/147/EDA_1016_14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018" calcext:value-type="float">
            <text:p>43,018</text:p>
          </table:table-cell>
        </table:table-row>
        <table:table-row table:style-name="ro1">
          <table:table-cell office:value-type="string" calcext:value-type="string">
            <text:p>data/final_music/1016/147/EDA_1016_14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879" calcext:value-type="float">
            <text:p>44,879</text:p>
          </table:table-cell>
        </table:table-row>
        <table:table-row table:style-name="ro1">
          <table:table-cell office:value-type="string" calcext:value-type="string">
            <text:p>data/final_music/1016/147/HRV_1016_14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718" calcext:value-type="float">
            <text:p>310,718</text:p>
          </table:table-cell>
        </table:table-row>
        <table:table-row table:style-name="ro1">
          <table:table-cell office:value-type="string" calcext:value-type="string">
            <text:p>data/final_music/1016/147/HRV_1016_14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429" calcext:value-type="float">
            <text:p>296,429</text:p>
          </table:table-cell>
        </table:table-row>
        <table:table-row table:style-name="ro1">
          <table:table-cell office:value-type="string" calcext:value-type="string">
            <text:p>data/final_music/1032/195/EDA_1032_19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82" calcext:value-type="float">
            <text:p>29,982</text:p>
          </table:table-cell>
        </table:table-row>
        <table:table-row table:style-name="ro1">
          <table:table-cell office:value-type="string" calcext:value-type="string">
            <text:p>data/final_music/1032/195/EDA_1032_19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64" calcext:value-type="float">
            <text:p>26,664</text:p>
          </table:table-cell>
        </table:table-row>
        <table:table-row table:style-name="ro1">
          <table:table-cell office:value-type="string" calcext:value-type="string">
            <text:p>data/final_music/1032/195/EDA_1032_19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62" calcext:value-type="float">
            <text:p>29,762</text:p>
          </table:table-cell>
        </table:table-row>
        <table:table-row table:style-name="ro1">
          <table:table-cell office:value-type="string" calcext:value-type="string">
            <text:p>data/final_music/1032/195/HRV_1032_19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956" calcext:value-type="float">
            <text:p>321,956</text:p>
          </table:table-cell>
        </table:table-row>
        <table:table-row table:style-name="ro1">
          <table:table-cell office:value-type="string" calcext:value-type="string">
            <text:p>data/final_music/1032/195/HRV_1032_19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232" calcext:value-type="float">
            <text:p>259,232</text:p>
          </table:table-cell>
        </table:table-row>
        <table:table-row table:style-name="ro1">
          <table:table-cell office:value-type="string" calcext:value-type="string">
            <text:p>data/final_music/1032/195/HRV_1032_19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011" calcext:value-type="float">
            <text:p>313,011</text:p>
          </table:table-cell>
        </table:table-row>
        <table:table-row table:style-name="ro1">
          <table:table-cell office:value-type="string" calcext:value-type="string">
            <text:p>data/final_music/1032/195/HRV_1032_19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971" calcext:value-type="float">
            <text:p>327,971</text:p>
          </table:table-cell>
        </table:table-row>
        <table:table-row table:style-name="ro1">
          <table:table-cell office:value-type="string" calcext:value-type="string">
            <text:p>data/final_music/1032/195/EDA_1032_19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86" calcext:value-type="float">
            <text:p>29,386</text:p>
          </table:table-cell>
        </table:table-row>
        <table:table-row table:style-name="ro1">
          <table:table-cell office:value-type="string" calcext:value-type="string">
            <text:p>data/final_music/1032/194/EDA_1032_19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30" calcext:value-type="float">
            <text:p>29,730</text:p>
          </table:table-cell>
        </table:table-row>
        <table:table-row table:style-name="ro1">
          <table:table-cell office:value-type="string" calcext:value-type="string">
            <text:p>data/final_music/1032/194/HRV_1032_19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655" calcext:value-type="float">
            <text:p>316,655</text:p>
          </table:table-cell>
        </table:table-row>
        <table:table-row table:style-name="ro1">
          <table:table-cell office:value-type="string" calcext:value-type="string">
            <text:p>data/final_music/1032/194/EDA_1032_19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32" calcext:value-type="float">
            <text:p>28,932</text:p>
          </table:table-cell>
        </table:table-row>
        <table:table-row table:style-name="ro1">
          <table:table-cell office:value-type="string" calcext:value-type="string">
            <text:p>data/final_music/1032/194/HRV_1032_19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382" calcext:value-type="float">
            <text:p>327,382</text:p>
          </table:table-cell>
        </table:table-row>
        <table:table-row table:style-name="ro1">
          <table:table-cell office:value-type="string" calcext:value-type="string">
            <text:p>data/final_music/1032/194/EDA_1032_19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07" calcext:value-type="float">
            <text:p>30,507</text:p>
          </table:table-cell>
        </table:table-row>
        <table:table-row table:style-name="ro1">
          <table:table-cell office:value-type="string" calcext:value-type="string">
            <text:p>data/final_music/1032/194/HRV_1032_19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535" calcext:value-type="float">
            <text:p>320,535</text:p>
          </table:table-cell>
        </table:table-row>
        <table:table-row table:style-name="ro1">
          <table:table-cell office:value-type="string" calcext:value-type="string">
            <text:p>data/final_music/1032/194/HRV_1032_19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301" calcext:value-type="float">
            <text:p>263,301</text:p>
          </table:table-cell>
        </table:table-row>
        <table:table-row table:style-name="ro1">
          <table:table-cell office:value-type="string" calcext:value-type="string">
            <text:p>data/final_music/1032/194/EDA_1032_19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219" calcext:value-type="float">
            <text:p>28,219</text:p>
          </table:table-cell>
        </table:table-row>
        <table:table-row table:style-name="ro1">
          <table:table-cell office:value-type="string" calcext:value-type="string">
            <text:p>data/final_music/1032/196/EDA_1032_19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17" calcext:value-type="float">
            <text:p>29,817</text:p>
          </table:table-cell>
        </table:table-row>
        <table:table-row table:style-name="ro1">
          <table:table-cell office:value-type="string" calcext:value-type="string">
            <text:p>data/final_music/1032/196/HRV_1032_19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522" calcext:value-type="float">
            <text:p>324,522</text:p>
          </table:table-cell>
        </table:table-row>
        <table:table-row table:style-name="ro1">
          <table:table-cell office:value-type="string" calcext:value-type="string">
            <text:p>data/final_music/1032/196/HRV_1032_19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326" calcext:value-type="float">
            <text:p>318,326</text:p>
          </table:table-cell>
        </table:table-row>
        <table:table-row table:style-name="ro1">
          <table:table-cell office:value-type="string" calcext:value-type="string">
            <text:p>data/final_music/1032/196/HRV_1032_19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251" calcext:value-type="float">
            <text:p>258,251</text:p>
          </table:table-cell>
        </table:table-row>
        <table:table-row table:style-name="ro1">
          <table:table-cell office:value-type="string" calcext:value-type="string">
            <text:p>data/final_music/1032/196/EDA_1032_19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178" calcext:value-type="float">
            <text:p>29,178</text:p>
          </table:table-cell>
        </table:table-row>
        <table:table-row table:style-name="ro1">
          <table:table-cell office:value-type="string" calcext:value-type="string">
            <text:p>data/final_music/1032/196/EDA_1032_19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92" calcext:value-type="float">
            <text:p>31,592</text:p>
          </table:table-cell>
        </table:table-row>
        <table:table-row table:style-name="ro1">
          <table:table-cell office:value-type="string" calcext:value-type="string">
            <text:p>data/final_music/1032/196/EDA_1032_19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574" calcext:value-type="float">
            <text:p>28,574</text:p>
          </table:table-cell>
        </table:table-row>
        <table:table-row table:style-name="ro1">
          <table:table-cell office:value-type="string" calcext:value-type="string">
            <text:p>data/final_music/1032/196/HRV_1032_19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558" calcext:value-type="float">
            <text:p>326,558</text:p>
          </table:table-cell>
        </table:table-row>
        <table:table-row table:style-name="ro1">
          <table:table-cell office:value-type="string" calcext:value-type="string">
            <text:p>data/final_music/1046/239/EDA_1046_23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73" calcext:value-type="float">
            <text:p>32,373</text:p>
          </table:table-cell>
        </table:table-row>
        <table:table-row table:style-name="ro1">
          <table:table-cell office:value-type="string" calcext:value-type="string">
            <text:p>data/final_music/1046/239/EDA_1046_23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09" calcext:value-type="float">
            <text:p>31,909</text:p>
          </table:table-cell>
        </table:table-row>
        <table:table-row table:style-name="ro1">
          <table:table-cell office:value-type="string" calcext:value-type="string">
            <text:p>data/final_music/1046/239/EDA_1046_23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69" calcext:value-type="float">
            <text:p>29,769</text:p>
          </table:table-cell>
        </table:table-row>
        <table:table-row table:style-name="ro1">
          <table:table-cell office:value-type="string" calcext:value-type="string">
            <text:p>data/final_music/1046/239/HRV_1046_23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0290" calcext:value-type="float">
            <text:p>340,290</text:p>
          </table:table-cell>
        </table:table-row>
        <table:table-row table:style-name="ro1">
          <table:table-cell office:value-type="string" calcext:value-type="string">
            <text:p>data/final_music/1046/239/HRV_1046_23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392" calcext:value-type="float">
            <text:p>328,392</text:p>
          </table:table-cell>
        </table:table-row>
        <table:table-row table:style-name="ro1">
          <table:table-cell office:value-type="string" calcext:value-type="string">
            <text:p>data/final_music/1046/239/EDA_1046_23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56" calcext:value-type="float">
            <text:p>31,456</text:p>
          </table:table-cell>
        </table:table-row>
        <table:table-row table:style-name="ro1">
          <table:table-cell office:value-type="string" calcext:value-type="string">
            <text:p>data/final_music/1046/239/HRV_1046_23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766" calcext:value-type="float">
            <text:p>260,766</text:p>
          </table:table-cell>
        </table:table-row>
        <table:table-row table:style-name="ro1">
          <table:table-cell office:value-type="string" calcext:value-type="string">
            <text:p>data/final_music/1046/239/HRV_1046_23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542" calcext:value-type="float">
            <text:p>318,542</text:p>
          </table:table-cell>
        </table:table-row>
        <table:table-row table:style-name="ro1">
          <table:table-cell office:value-type="string" calcext:value-type="string">
            <text:p>data/final_music/1046/241/EDA_1046_24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04" calcext:value-type="float">
            <text:p>32,004</text:p>
          </table:table-cell>
        </table:table-row>
        <table:table-row table:style-name="ro1">
          <table:table-cell office:value-type="string" calcext:value-type="string">
            <text:p>data/final_music/1046/241/EDA_1046_24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25" calcext:value-type="float">
            <text:p>29,525</text:p>
          </table:table-cell>
        </table:table-row>
        <table:table-row table:style-name="ro1">
          <table:table-cell office:value-type="string" calcext:value-type="string">
            <text:p>data/final_music/1046/241/HRV_1046_24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895" calcext:value-type="float">
            <text:p>322,895</text:p>
          </table:table-cell>
        </table:table-row>
        <table:table-row table:style-name="ro1">
          <table:table-cell office:value-type="string" calcext:value-type="string">
            <text:p>data/final_music/1046/241/HRV_1046_24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8118" calcext:value-type="float">
            <text:p>338,118</text:p>
          </table:table-cell>
        </table:table-row>
        <table:table-row table:style-name="ro1">
          <table:table-cell office:value-type="string" calcext:value-type="string">
            <text:p>data/final_music/1046/241/HRV_1046_24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882" calcext:value-type="float">
            <text:p>313,882</text:p>
          </table:table-cell>
        </table:table-row>
        <table:table-row table:style-name="ro1">
          <table:table-cell office:value-type="string" calcext:value-type="string">
            <text:p>data/final_music/1046/241/EDA_1046_24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11" calcext:value-type="float">
            <text:p>31,811</text:p>
          </table:table-cell>
        </table:table-row>
        <table:table-row table:style-name="ro1">
          <table:table-cell office:value-type="string" calcext:value-type="string">
            <text:p>data/final_music/1046/241/HRV_1046_24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114" calcext:value-type="float">
            <text:p>265,114</text:p>
          </table:table-cell>
        </table:table-row>
        <table:table-row table:style-name="ro1">
          <table:table-cell office:value-type="string" calcext:value-type="string">
            <text:p>data/final_music/1046/241/EDA_1046_24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41" calcext:value-type="float">
            <text:p>32,841</text:p>
          </table:table-cell>
        </table:table-row>
        <table:table-row table:style-name="ro1">
          <table:table-cell office:value-type="string" calcext:value-type="string">
            <text:p>data/final_music/1046/240/HRV_1046_24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844" calcext:value-type="float">
            <text:p>315,844</text:p>
          </table:table-cell>
        </table:table-row>
        <table:table-row table:style-name="ro1">
          <table:table-cell office:value-type="string" calcext:value-type="string">
            <text:p>data/final_music/1046/240/HRV_1046_24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564" calcext:value-type="float">
            <text:p>322,564</text:p>
          </table:table-cell>
        </table:table-row>
        <table:table-row table:style-name="ro1">
          <table:table-cell office:value-type="string" calcext:value-type="string">
            <text:p>data/final_music/1046/240/EDA_1046_24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67" calcext:value-type="float">
            <text:p>31,267</text:p>
          </table:table-cell>
        </table:table-row>
        <table:table-row table:style-name="ro1">
          <table:table-cell office:value-type="string" calcext:value-type="string">
            <text:p>data/final_music/1046/240/EDA_1046_24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44" calcext:value-type="float">
            <text:p>30,844</text:p>
          </table:table-cell>
        </table:table-row>
        <table:table-row table:style-name="ro1">
          <table:table-cell office:value-type="string" calcext:value-type="string">
            <text:p>data/final_music/1046/240/EDA_1046_24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89" calcext:value-type="float">
            <text:p>30,489</text:p>
          </table:table-cell>
        </table:table-row>
        <table:table-row table:style-name="ro1">
          <table:table-cell office:value-type="string" calcext:value-type="string">
            <text:p>data/final_music/1046/240/EDA_1046_24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72" calcext:value-type="float">
            <text:p>31,972</text:p>
          </table:table-cell>
        </table:table-row>
        <table:table-row table:style-name="ro1">
          <table:table-cell office:value-type="string" calcext:value-type="string">
            <text:p>data/final_music/1046/240/HRV_1046_24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0385" calcext:value-type="float">
            <text:p>340,385</text:p>
          </table:table-cell>
        </table:table-row>
        <table:table-row table:style-name="ro1">
          <table:table-cell office:value-type="string" calcext:value-type="string">
            <text:p>data/final_music/1046/240/HRV_1046_24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371" calcext:value-type="float">
            <text:p>265,371</text:p>
          </table:table-cell>
        </table:table-row>
        <table:table-row table:style-name="ro1">
          <table:table-cell office:value-type="string" calcext:value-type="string">
            <text:p>data/final_music/1044/233/EDA_1044_23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26" calcext:value-type="float">
            <text:p>31,226</text:p>
          </table:table-cell>
        </table:table-row>
        <table:table-row table:style-name="ro1">
          <table:table-cell office:value-type="string" calcext:value-type="string">
            <text:p>data/final_music/1044/233/HRV_1044_23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9876" calcext:value-type="float">
            <text:p>339,876</text:p>
          </table:table-cell>
        </table:table-row>
        <table:table-row table:style-name="ro1">
          <table:table-cell office:value-type="string" calcext:value-type="string">
            <text:p>data/final_music/1044/233/EDA_1044_23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46" calcext:value-type="float">
            <text:p>32,446</text:p>
          </table:table-cell>
        </table:table-row>
        <table:table-row table:style-name="ro1">
          <table:table-cell office:value-type="string" calcext:value-type="string">
            <text:p>data/final_music/1044/233/HRV_1044_23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719" calcext:value-type="float">
            <text:p>313,719</text:p>
          </table:table-cell>
        </table:table-row>
        <table:table-row table:style-name="ro1">
          <table:table-cell office:value-type="string" calcext:value-type="string">
            <text:p>data/final_music/1044/233/HRV_1044_23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471" calcext:value-type="float">
            <text:p>314,471</text:p>
          </table:table-cell>
        </table:table-row>
        <table:table-row table:style-name="ro1">
          <table:table-cell office:value-type="string" calcext:value-type="string">
            <text:p>data/final_music/1044/233/EDA_1044_23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281" calcext:value-type="float">
            <text:p>30,281</text:p>
          </table:table-cell>
        </table:table-row>
        <table:table-row table:style-name="ro1">
          <table:table-cell office:value-type="string" calcext:value-type="string">
            <text:p>data/final_music/1044/233/EDA_1044_23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85" calcext:value-type="float">
            <text:p>31,585</text:p>
          </table:table-cell>
        </table:table-row>
        <table:table-row table:style-name="ro1">
          <table:table-cell office:value-type="string" calcext:value-type="string">
            <text:p>data/final_music/1044/233/HRV_1044_23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303" calcext:value-type="float">
            <text:p>318,303</text:p>
          </table:table-cell>
        </table:table-row>
        <table:table-row table:style-name="ro1">
          <table:table-cell office:value-type="string" calcext:value-type="string">
            <text:p>data/final_music/1044/235/HRV_1044_23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637" calcext:value-type="float">
            <text:p>310,637</text:p>
          </table:table-cell>
        </table:table-row>
        <table:table-row table:style-name="ro1">
          <table:table-cell office:value-type="string" calcext:value-type="string">
            <text:p>data/final_music/1044/235/EDA_1044_23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44" calcext:value-type="float">
            <text:p>31,644</text:p>
          </table:table-cell>
        </table:table-row>
        <table:table-row table:style-name="ro1">
          <table:table-cell office:value-type="string" calcext:value-type="string">
            <text:p>data/final_music/1044/235/EDA_1044_23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893" calcext:value-type="float">
            <text:p>28,893</text:p>
          </table:table-cell>
        </table:table-row>
        <table:table-row table:style-name="ro1">
          <table:table-cell office:value-type="string" calcext:value-type="string">
            <text:p>data/final_music/1044/235/EDA_1044_23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57" calcext:value-type="float">
            <text:p>30,657</text:p>
          </table:table-cell>
        </table:table-row>
        <table:table-row table:style-name="ro1">
          <table:table-cell office:value-type="string" calcext:value-type="string">
            <text:p>data/final_music/1044/235/HRV_1044_23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4610" calcext:value-type="float">
            <text:p>344,610</text:p>
          </table:table-cell>
        </table:table-row>
        <table:table-row table:style-name="ro1">
          <table:table-cell office:value-type="string" calcext:value-type="string">
            <text:p>data/final_music/1044/235/HRV_1044_23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037" calcext:value-type="float">
            <text:p>320,037</text:p>
          </table:table-cell>
        </table:table-row>
        <table:table-row table:style-name="ro1">
          <table:table-cell office:value-type="string" calcext:value-type="string">
            <text:p>data/final_music/1044/235/HRV_1044_23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849" calcext:value-type="float">
            <text:p>311,849</text:p>
          </table:table-cell>
        </table:table-row>
        <table:table-row table:style-name="ro1">
          <table:table-cell office:value-type="string" calcext:value-type="string">
            <text:p>data/final_music/1044/235/EDA_1044_23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452" calcext:value-type="float">
            <text:p>33,452</text:p>
          </table:table-cell>
        </table:table-row>
        <table:table-row table:style-name="ro1">
          <table:table-cell office:value-type="string" calcext:value-type="string">
            <text:p>data/final_music/1044/234/HRV_1044_23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5711" calcext:value-type="float">
            <text:p>345,711</text:p>
          </table:table-cell>
        </table:table-row>
        <table:table-row table:style-name="ro1">
          <table:table-cell office:value-type="string" calcext:value-type="string">
            <text:p>data/final_music/1044/234/EDA_1044_23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16" calcext:value-type="float">
            <text:p>30,916</text:p>
          </table:table-cell>
        </table:table-row>
        <table:table-row table:style-name="ro1">
          <table:table-cell office:value-type="string" calcext:value-type="string">
            <text:p>data/final_music/1044/234/HRV_1044_23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363" calcext:value-type="float">
            <text:p>312,363</text:p>
          </table:table-cell>
        </table:table-row>
        <table:table-row table:style-name="ro1">
          <table:table-cell office:value-type="string" calcext:value-type="string">
            <text:p>data/final_music/1044/234/EDA_1044_23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25" calcext:value-type="float">
            <text:p>31,125</text:p>
          </table:table-cell>
        </table:table-row>
        <table:table-row table:style-name="ro1">
          <table:table-cell office:value-type="string" calcext:value-type="string">
            <text:p>data/final_music/1044/234/EDA_1044_23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16" calcext:value-type="float">
            <text:p>31,016</text:p>
          </table:table-cell>
        </table:table-row>
        <table:table-row table:style-name="ro1">
          <table:table-cell office:value-type="string" calcext:value-type="string">
            <text:p>data/final_music/1044/234/HRV_1044_23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299" calcext:value-type="float">
            <text:p>310,299</text:p>
          </table:table-cell>
        </table:table-row>
        <table:table-row table:style-name="ro1">
          <table:table-cell office:value-type="string" calcext:value-type="string">
            <text:p>data/final_music/1044/234/EDA_1044_23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71" calcext:value-type="float">
            <text:p>33,271</text:p>
          </table:table-cell>
        </table:table-row>
        <table:table-row table:style-name="ro1">
          <table:table-cell office:value-type="string" calcext:value-type="string">
            <text:p>data/final_music/1044/234/HRV_1044_23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991" calcext:value-type="float">
            <text:p>321,991</text:p>
          </table:table-cell>
        </table:table-row>
        <table:table-row table:style-name="ro1">
          <table:table-cell office:value-type="string" calcext:value-type="string">
            <text:p>data/final_music/1017/149/HRV_1017_14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549" calcext:value-type="float">
            <text:p>305,549</text:p>
          </table:table-cell>
        </table:table-row>
        <table:table-row table:style-name="ro1">
          <table:table-cell office:value-type="string" calcext:value-type="string">
            <text:p>data/final_music/1017/149/EDA_1017_14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870" calcext:value-type="float">
            <text:p>39,870</text:p>
          </table:table-cell>
        </table:table-row>
        <table:table-row table:style-name="ro1">
          <table:table-cell office:value-type="string" calcext:value-type="string">
            <text:p>data/final_music/1017/149/HRV_1017_14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612" calcext:value-type="float">
            <text:p>261,612</text:p>
          </table:table-cell>
        </table:table-row>
        <table:table-row table:style-name="ro1">
          <table:table-cell office:value-type="string" calcext:value-type="string">
            <text:p>data/final_music/1017/149/HRV_1017_14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7245" calcext:value-type="float">
            <text:p>277,245</text:p>
          </table:table-cell>
        </table:table-row>
        <table:table-row table:style-name="ro1">
          <table:table-cell office:value-type="string" calcext:value-type="string">
            <text:p>data/final_music/1017/149/EDA_1017_14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172" calcext:value-type="float">
            <text:p>40,172</text:p>
          </table:table-cell>
        </table:table-row>
        <table:table-row table:style-name="ro1">
          <table:table-cell office:value-type="string" calcext:value-type="string">
            <text:p>data/final_music/1017/149/HRV_1017_14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422" calcext:value-type="float">
            <text:p>315,422</text:p>
          </table:table-cell>
        </table:table-row>
        <table:table-row table:style-name="ro1">
          <table:table-cell office:value-type="string" calcext:value-type="string">
            <text:p>data/final_music/1017/149/EDA_1017_14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981" calcext:value-type="float">
            <text:p>41,981</text:p>
          </table:table-cell>
        </table:table-row>
        <table:table-row table:style-name="ro1">
          <table:table-cell office:value-type="string" calcext:value-type="string">
            <text:p>data/final_music/1017/149/EDA_1017_14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200" calcext:value-type="float">
            <text:p>44,200</text:p>
          </table:table-cell>
        </table:table-row>
        <table:table-row table:style-name="ro1">
          <table:table-cell office:value-type="string" calcext:value-type="string">
            <text:p>data/final_music/1017/151/EDA_1017_15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328" calcext:value-type="float">
            <text:p>41,328</text:p>
          </table:table-cell>
        </table:table-row>
        <table:table-row table:style-name="ro1">
          <table:table-cell office:value-type="string" calcext:value-type="string">
            <text:p>data/final_music/1017/151/EDA_1017_15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491" calcext:value-type="float">
            <text:p>41,491</text:p>
          </table:table-cell>
        </table:table-row>
        <table:table-row table:style-name="ro1">
          <table:table-cell office:value-type="string" calcext:value-type="string">
            <text:p>data/final_music/1017/151/HRV_1017_15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603" calcext:value-type="float">
            <text:p>276,603</text:p>
          </table:table-cell>
        </table:table-row>
        <table:table-row table:style-name="ro1">
          <table:table-cell office:value-type="string" calcext:value-type="string">
            <text:p>data/final_music/1017/151/HRV_1017_15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4163" calcext:value-type="float">
            <text:p>254,163</text:p>
          </table:table-cell>
        </table:table-row>
        <table:table-row table:style-name="ro1">
          <table:table-cell office:value-type="string" calcext:value-type="string">
            <text:p>data/final_music/1017/151/HRV_1017_15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061" calcext:value-type="float">
            <text:p>312,061</text:p>
          </table:table-cell>
        </table:table-row>
        <table:table-row table:style-name="ro1">
          <table:table-cell office:value-type="string" calcext:value-type="string">
            <text:p>data/final_music/1017/151/EDA_1017_15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319" calcext:value-type="float">
            <text:p>41,319</text:p>
          </table:table-cell>
        </table:table-row>
        <table:table-row table:style-name="ro1">
          <table:table-cell office:value-type="string" calcext:value-type="string">
            <text:p>data/final_music/1017/151/HRV_1017_15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245" calcext:value-type="float">
            <text:p>307,245</text:p>
          </table:table-cell>
        </table:table-row>
        <table:table-row table:style-name="ro1">
          <table:table-cell office:value-type="string" calcext:value-type="string">
            <text:p>data/final_music/1017/151/EDA_1017_15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77" calcext:value-type="float">
            <text:p>40,577</text:p>
          </table:table-cell>
        </table:table-row>
        <table:table-row table:style-name="ro1">
          <table:table-cell office:value-type="string" calcext:value-type="string">
            <text:p>data/final_music/1017/150/EDA_1017_15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333" calcext:value-type="float">
            <text:p>40,333</text:p>
          </table:table-cell>
        </table:table-row>
        <table:table-row table:style-name="ro1">
          <table:table-cell office:value-type="string" calcext:value-type="string">
            <text:p>data/final_music/1017/150/EDA_1017_15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896" calcext:value-type="float">
            <text:p>38,896</text:p>
          </table:table-cell>
        </table:table-row>
        <table:table-row table:style-name="ro1">
          <table:table-cell office:value-type="string" calcext:value-type="string">
            <text:p>data/final_music/1017/150/EDA_1017_15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650" calcext:value-type="float">
            <text:p>39,650</text:p>
          </table:table-cell>
        </table:table-row>
        <table:table-row table:style-name="ro1">
          <table:table-cell office:value-type="string" calcext:value-type="string">
            <text:p>data/final_music/1017/150/EDA_1017_15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877" calcext:value-type="float">
            <text:p>39,877</text:p>
          </table:table-cell>
        </table:table-row>
        <table:table-row table:style-name="ro1">
          <table:table-cell office:value-type="string" calcext:value-type="string">
            <text:p>data/final_music/1037/212/HRV_1037_21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426" calcext:value-type="float">
            <text:p>323,426</text:p>
          </table:table-cell>
        </table:table-row>
        <table:table-row table:style-name="ro1">
          <table:table-cell office:value-type="string" calcext:value-type="string">
            <text:p>data/final_music/1037/212/EDA_1037_21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24" calcext:value-type="float">
            <text:p>29,224</text:p>
          </table:table-cell>
        </table:table-row>
        <table:table-row table:style-name="ro1">
          <table:table-cell office:value-type="string" calcext:value-type="string">
            <text:p>data/final_music/1037/212/EDA_1037_21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77" calcext:value-type="float">
            <text:p>32,077</text:p>
          </table:table-cell>
        </table:table-row>
        <table:table-row table:style-name="ro1">
          <table:table-cell office:value-type="string" calcext:value-type="string">
            <text:p>data/final_music/1037/212/HRV_1037_21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867" calcext:value-type="float">
            <text:p>270,867</text:p>
          </table:table-cell>
        </table:table-row>
        <table:table-row table:style-name="ro1">
          <table:table-cell office:value-type="string" calcext:value-type="string">
            <text:p>data/final_music/1037/212/EDA_1037_21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13" calcext:value-type="float">
            <text:p>29,513</text:p>
          </table:table-cell>
        </table:table-row>
        <table:table-row table:style-name="ro1">
          <table:table-cell office:value-type="string" calcext:value-type="string">
            <text:p>data/final_music/1037/212/HRV_1037_21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140" calcext:value-type="float">
            <text:p>316,140</text:p>
          </table:table-cell>
        </table:table-row>
        <table:table-row table:style-name="ro1">
          <table:table-cell office:value-type="string" calcext:value-type="string">
            <text:p>data/final_music/1037/212/HRV_1037_21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7432" calcext:value-type="float">
            <text:p>247,432</text:p>
          </table:table-cell>
        </table:table-row>
        <table:table-row table:style-name="ro1">
          <table:table-cell office:value-type="string" calcext:value-type="string">
            <text:p>data/final_music/1037/212/EDA_1037_21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35" calcext:value-type="float">
            <text:p>30,935</text:p>
          </table:table-cell>
        </table:table-row>
        <table:table-row table:style-name="ro1">
          <table:table-cell office:value-type="string" calcext:value-type="string">
            <text:p>data/final_music/1037/213/EDA_1037_21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44" calcext:value-type="float">
            <text:p>27,544</text:p>
          </table:table-cell>
        </table:table-row>
        <table:table-row table:style-name="ro1">
          <table:table-cell office:value-type="string" calcext:value-type="string">
            <text:p>data/final_music/1037/213/HRV_1037_21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8519" calcext:value-type="float">
            <text:p>248,519</text:p>
          </table:table-cell>
        </table:table-row>
        <table:table-row table:style-name="ro1">
          <table:table-cell office:value-type="string" calcext:value-type="string">
            <text:p>data/final_music/1037/213/HRV_1037_21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805" calcext:value-type="float">
            <text:p>319,805</text:p>
          </table:table-cell>
        </table:table-row>
        <table:table-row table:style-name="ro1">
          <table:table-cell office:value-type="string" calcext:value-type="string">
            <text:p>data/final_music/1037/213/HRV_1037_21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746" calcext:value-type="float">
            <text:p>320,746</text:p>
          </table:table-cell>
        </table:table-row>
        <table:table-row table:style-name="ro1">
          <table:table-cell office:value-type="string" calcext:value-type="string">
            <text:p>data/final_music/1037/213/EDA_1037_21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56" calcext:value-type="float">
            <text:p>29,756</text:p>
          </table:table-cell>
        </table:table-row>
        <table:table-row table:style-name="ro1">
          <table:table-cell office:value-type="string" calcext:value-type="string">
            <text:p>data/final_music/1037/213/EDA_1037_21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73" calcext:value-type="float">
            <text:p>29,973</text:p>
          </table:table-cell>
        </table:table-row>
        <table:table-row table:style-name="ro1">
          <table:table-cell office:value-type="string" calcext:value-type="string">
            <text:p>data/final_music/1037/213/EDA_1037_21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29" calcext:value-type="float">
            <text:p>29,429</text:p>
          </table:table-cell>
        </table:table-row>
        <table:table-row table:style-name="ro1">
          <table:table-cell office:value-type="string" calcext:value-type="string">
            <text:p>data/final_music/1037/213/HRV_1037_21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927" calcext:value-type="float">
            <text:p>276,927</text:p>
          </table:table-cell>
        </table:table-row>
        <table:table-row table:style-name="ro1">
          <table:table-cell office:value-type="string" calcext:value-type="string">
            <text:p>data/final_music/1037/214/EDA_1037_21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24" calcext:value-type="float">
            <text:p>29,324</text:p>
          </table:table-cell>
        </table:table-row>
        <table:table-row table:style-name="ro1">
          <table:table-cell office:value-type="string" calcext:value-type="string">
            <text:p>data/final_music/1037/214/EDA_1037_21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49" calcext:value-type="float">
            <text:p>30,749</text:p>
          </table:table-cell>
        </table:table-row>
        <table:table-row table:style-name="ro1">
          <table:table-cell office:value-type="string" calcext:value-type="string">
            <text:p>data/final_music/1037/214/HRV_1037_21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817" calcext:value-type="float">
            <text:p>262,817</text:p>
          </table:table-cell>
        </table:table-row>
        <table:table-row table:style-name="ro1">
          <table:table-cell office:value-type="string" calcext:value-type="string">
            <text:p>data/final_music/1037/214/EDA_1037_21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24" calcext:value-type="float">
            <text:p>27,024</text:p>
          </table:table-cell>
        </table:table-row>
        <table:table-row table:style-name="ro1">
          <table:table-cell office:value-type="string" calcext:value-type="string">
            <text:p>data/final_music/1037/214/HRV_1037_21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22872" calcext:value-type="float">
            <text:p>222,872</text:p>
          </table:table-cell>
        </table:table-row>
        <table:table-row table:style-name="ro1">
          <table:table-cell office:value-type="string" calcext:value-type="string">
            <text:p>data/final_music/1037/214/HRV_1037_21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04601" calcext:value-type="float">
            <text:p>204,601</text:p>
          </table:table-cell>
        </table:table-row>
        <table:table-row table:style-name="ro1">
          <table:table-cell office:value-type="string" calcext:value-type="string">
            <text:p>data/final_music/1037/214/EDA_1037_21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06" calcext:value-type="float">
            <text:p>31,306</text:p>
          </table:table-cell>
        </table:table-row>
        <table:table-row table:style-name="ro1">
          <table:table-cell office:value-type="string" calcext:value-type="string">
            <text:p>data/final_music/1037/214/HRV_1037_21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140" calcext:value-type="float">
            <text:p>327,140</text:p>
          </table:table-cell>
        </table:table-row>
        <table:table-row table:style-name="ro1">
          <table:table-cell office:value-type="string" calcext:value-type="string">
            <text:p>data/final_music/1003/109/HRV_1003_10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1275" calcext:value-type="float">
            <text:p>251,275</text:p>
          </table:table-cell>
        </table:table-row>
        <table:table-row table:style-name="ro1">
          <table:table-cell office:value-type="string" calcext:value-type="string">
            <text:p>data/final_music/1003/109/EDA_1003_10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162" calcext:value-type="float">
            <text:p>41,162</text:p>
          </table:table-cell>
        </table:table-row>
        <table:table-row table:style-name="ro1">
          <table:table-cell office:value-type="string" calcext:value-type="string">
            <text:p>data/final_music/1003/109/EDA_1003_10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263" calcext:value-type="float">
            <text:p>41,263</text:p>
          </table:table-cell>
        </table:table-row>
        <table:table-row table:style-name="ro1">
          <table:table-cell office:value-type="string" calcext:value-type="string">
            <text:p>data/final_music/1003/109/HRV_1003_10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524" calcext:value-type="float">
            <text:p>306,524</text:p>
          </table:table-cell>
        </table:table-row>
        <table:table-row table:style-name="ro1">
          <table:table-cell office:value-type="string" calcext:value-type="string">
            <text:p>data/final_music/1003/109/HRV_1003_10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121" calcext:value-type="float">
            <text:p>299,121</text:p>
          </table:table-cell>
        </table:table-row>
        <table:table-row table:style-name="ro1">
          <table:table-cell office:value-type="string" calcext:value-type="string">
            <text:p>data/final_music/1003/109/EDA_1003_10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259" calcext:value-type="float">
            <text:p>41,259</text:p>
          </table:table-cell>
        </table:table-row>
        <table:table-row table:style-name="ro1">
          <table:table-cell office:value-type="string" calcext:value-type="string">
            <text:p>data/final_music/1003/109/EDA_1003_10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310" calcext:value-type="float">
            <text:p>38,310</text:p>
          </table:table-cell>
        </table:table-row>
        <table:table-row table:style-name="ro1">
          <table:table-cell office:value-type="string" calcext:value-type="string">
            <text:p>data/final_music/1003/109/HRV_1003_10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071" calcext:value-type="float">
            <text:p>303,071</text:p>
          </table:table-cell>
        </table:table-row>
        <table:table-row table:style-name="ro1">
          <table:table-cell office:value-type="string" calcext:value-type="string">
            <text:p>data/final_music/1003/107/EDA_1003_10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508" calcext:value-type="float">
            <text:p>37,508</text:p>
          </table:table-cell>
        </table:table-row>
        <table:table-row table:style-name="ro1">
          <table:table-cell office:value-type="string" calcext:value-type="string">
            <text:p>data/final_music/1003/107/EDA_1003_10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325" calcext:value-type="float">
            <text:p>43,325</text:p>
          </table:table-cell>
        </table:table-row>
        <table:table-row table:style-name="ro1">
          <table:table-cell office:value-type="string" calcext:value-type="string">
            <text:p>data/final_music/1003/108/EDA_1003_10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04" calcext:value-type="float">
            <text:p>39,204</text:p>
          </table:table-cell>
        </table:table-row>
        <table:table-row table:style-name="ro1">
          <table:table-cell office:value-type="string" calcext:value-type="string">
            <text:p>data/final_music/1003/108/HRV_1003_10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8828" calcext:value-type="float">
            <text:p>248,828</text:p>
          </table:table-cell>
        </table:table-row>
        <table:table-row table:style-name="ro1">
          <table:table-cell office:value-type="string" calcext:value-type="string">
            <text:p>data/final_music/1003/108/EDA_1003_10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129" calcext:value-type="float">
            <text:p>41,129</text:p>
          </table:table-cell>
        </table:table-row>
        <table:table-row table:style-name="ro1">
          <table:table-cell office:value-type="string" calcext:value-type="string">
            <text:p>data/final_music/1003/108/HRV_1003_10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340" calcext:value-type="float">
            <text:p>315,340</text:p>
          </table:table-cell>
        </table:table-row>
        <table:table-row table:style-name="ro1">
          <table:table-cell office:value-type="string" calcext:value-type="string">
            <text:p>data/final_music/1003/108/HRV_1003_10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192" calcext:value-type="float">
            <text:p>297,192</text:p>
          </table:table-cell>
        </table:table-row>
        <table:table-row table:style-name="ro1">
          <table:table-cell office:value-type="string" calcext:value-type="string">
            <text:p>data/final_music/1003/108/EDA_1003_10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769" calcext:value-type="float">
            <text:p>37,769</text:p>
          </table:table-cell>
        </table:table-row>
        <table:table-row table:style-name="ro1">
          <table:table-cell office:value-type="string" calcext:value-type="string">
            <text:p>data/final_music/1003/108/HRV_1003_10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232" calcext:value-type="float">
            <text:p>311,232</text:p>
          </table:table-cell>
        </table:table-row>
        <table:table-row table:style-name="ro1">
          <table:table-cell office:value-type="string" calcext:value-type="string">
            <text:p>data/final_music/1003/108/EDA_1003_10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371" calcext:value-type="float">
            <text:p>36,371</text:p>
          </table:table-cell>
        </table:table-row>
        <table:table-row table:style-name="ro1">
          <table:table-cell office:value-type="string" calcext:value-type="string">
            <text:p>data/final_music/1024/171/EDA_1024_17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76" calcext:value-type="float">
            <text:p>30,076</text:p>
          </table:table-cell>
        </table:table-row>
        <table:table-row table:style-name="ro1">
          <table:table-cell office:value-type="string" calcext:value-type="string">
            <text:p>data/final_music/1024/171/HRV_1024_17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940" calcext:value-type="float">
            <text:p>259,940</text:p>
          </table:table-cell>
        </table:table-row>
        <table:table-row table:style-name="ro1">
          <table:table-cell office:value-type="string" calcext:value-type="string">
            <text:p>data/final_music/1024/171/HRV_1024_17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158" calcext:value-type="float">
            <text:p>313,158</text:p>
          </table:table-cell>
        </table:table-row>
        <table:table-row table:style-name="ro1">
          <table:table-cell office:value-type="string" calcext:value-type="string">
            <text:p>data/final_music/1024/171/EDA_1024_17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34" calcext:value-type="float">
            <text:p>27,334</text:p>
          </table:table-cell>
        </table:table-row>
        <table:table-row table:style-name="ro1">
          <table:table-cell office:value-type="string" calcext:value-type="string">
            <text:p>data/final_music/1024/171/EDA_1024_17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44" calcext:value-type="float">
            <text:p>30,844</text:p>
          </table:table-cell>
        </table:table-row>
        <table:table-row table:style-name="ro1">
          <table:table-cell office:value-type="string" calcext:value-type="string">
            <text:p>data/final_music/1024/171/HRV_1024_17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705" calcext:value-type="float">
            <text:p>333,705</text:p>
          </table:table-cell>
        </table:table-row>
        <table:table-row table:style-name="ro1">
          <table:table-cell office:value-type="string" calcext:value-type="string">
            <text:p>data/final_music/1024/171/HRV_1024_17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541" calcext:value-type="float">
            <text:p>322,541</text:p>
          </table:table-cell>
        </table:table-row>
        <table:table-row table:style-name="ro1">
          <table:table-cell office:value-type="string" calcext:value-type="string">
            <text:p>data/final_music/1024/171/EDA_1024_17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43" calcext:value-type="float">
            <text:p>29,843</text:p>
          </table:table-cell>
        </table:table-row>
        <table:table-row table:style-name="ro1">
          <table:table-cell office:value-type="string" calcext:value-type="string">
            <text:p>data/final_music/1024/172/HRV_1024_17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642" calcext:value-type="float">
            <text:p>327,642</text:p>
          </table:table-cell>
        </table:table-row>
        <table:table-row table:style-name="ro1">
          <table:table-cell office:value-type="string" calcext:value-type="string">
            <text:p>data/final_music/1024/172/HRV_1024_17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315" calcext:value-type="float">
            <text:p>325,315</text:p>
          </table:table-cell>
        </table:table-row>
        <table:table-row table:style-name="ro1">
          <table:table-cell office:value-type="string" calcext:value-type="string">
            <text:p>data/final_music/1024/172/EDA_1024_17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29" calcext:value-type="float">
            <text:p>30,529</text:p>
          </table:table-cell>
        </table:table-row>
        <table:table-row table:style-name="ro1">
          <table:table-cell office:value-type="string" calcext:value-type="string">
            <text:p>data/final_music/1024/172/EDA_1024_17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38" calcext:value-type="float">
            <text:p>30,638</text:p>
          </table:table-cell>
        </table:table-row>
        <table:table-row table:style-name="ro1">
          <table:table-cell office:value-type="string" calcext:value-type="string">
            <text:p>data/final_music/1024/172/EDA_1024_17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96" calcext:value-type="float">
            <text:p>29,696</text:p>
          </table:table-cell>
        </table:table-row>
        <table:table-row table:style-name="ro1">
          <table:table-cell office:value-type="string" calcext:value-type="string">
            <text:p>data/final_music/1024/172/HRV_1024_17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663" calcext:value-type="float">
            <text:p>260,663</text:p>
          </table:table-cell>
        </table:table-row>
        <table:table-row table:style-name="ro1">
          <table:table-cell office:value-type="string" calcext:value-type="string">
            <text:p>data/final_music/1024/172/EDA_1024_17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70" calcext:value-type="float">
            <text:p>27,270</text:p>
          </table:table-cell>
        </table:table-row>
        <table:table-row table:style-name="ro1">
          <table:table-cell office:value-type="string" calcext:value-type="string">
            <text:p>data/final_music/1024/172/HRV_1024_17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272" calcext:value-type="float">
            <text:p>320,272</text:p>
          </table:table-cell>
        </table:table-row>
        <table:table-row table:style-name="ro1">
          <table:table-cell office:value-type="string" calcext:value-type="string">
            <text:p>data/final_music/1024/170/HRV_1024_17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337" calcext:value-type="float">
            <text:p>323,337</text:p>
          </table:table-cell>
        </table:table-row>
        <table:table-row table:style-name="ro1">
          <table:table-cell office:value-type="string" calcext:value-type="string">
            <text:p>data/final_music/1024/170/HRV_1024_17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348" calcext:value-type="float">
            <text:p>318,348</text:p>
          </table:table-cell>
        </table:table-row>
        <table:table-row table:style-name="ro1">
          <table:table-cell office:value-type="string" calcext:value-type="string">
            <text:p>data/final_music/1024/170/HRV_1024_17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134" calcext:value-type="float">
            <text:p>263,134</text:p>
          </table:table-cell>
        </table:table-row>
        <table:table-row table:style-name="ro1">
          <table:table-cell office:value-type="string" calcext:value-type="string">
            <text:p>data/final_music/1024/170/EDA_1024_17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63" calcext:value-type="float">
            <text:p>28,663</text:p>
          </table:table-cell>
        </table:table-row>
        <table:table-row table:style-name="ro1">
          <table:table-cell office:value-type="string" calcext:value-type="string">
            <text:p>data/final_music/1024/170/EDA_1024_17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39" calcext:value-type="float">
            <text:p>29,739</text:p>
          </table:table-cell>
        </table:table-row>
        <table:table-row table:style-name="ro1">
          <table:table-cell office:value-type="string" calcext:value-type="string">
            <text:p>data/final_music/1024/170/EDA_1024_17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32" calcext:value-type="float">
            <text:p>30,032</text:p>
          </table:table-cell>
        </table:table-row>
        <table:table-row table:style-name="ro1">
          <table:table-cell office:value-type="string" calcext:value-type="string">
            <text:p>data/final_music/1024/170/EDA_1024_17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50" calcext:value-type="float">
            <text:p>30,350</text:p>
          </table:table-cell>
        </table:table-row>
        <table:table-row table:style-name="ro1">
          <table:table-cell office:value-type="string" calcext:value-type="string">
            <text:p>data/final_music/1024/170/HRV_1024_17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162" calcext:value-type="float">
            <text:p>328,162</text:p>
          </table:table-cell>
        </table:table-row>
        <table:table-row table:style-name="ro1">
          <table:table-cell office:value-type="string" calcext:value-type="string">
            <text:p>data/final_music/1050/252/EDA_1050_25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01" calcext:value-type="float">
            <text:p>29,901</text:p>
          </table:table-cell>
        </table:table-row>
        <table:table-row table:style-name="ro1">
          <table:table-cell office:value-type="string" calcext:value-type="string">
            <text:p>data/final_music/1050/252/HRV_1050_25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999" calcext:value-type="float">
            <text:p>297,999</text:p>
          </table:table-cell>
        </table:table-row>
        <table:table-row table:style-name="ro1">
          <table:table-cell office:value-type="string" calcext:value-type="string">
            <text:p>data/final_music/1050/252/HRV_1050_25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283" calcext:value-type="float">
            <text:p>327,283</text:p>
          </table:table-cell>
        </table:table-row>
        <table:table-row table:style-name="ro1">
          <table:table-cell office:value-type="string" calcext:value-type="string">
            <text:p>data/final_music/1050/252/EDA_1050_25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12" calcext:value-type="float">
            <text:p>32,712</text:p>
          </table:table-cell>
        </table:table-row>
        <table:table-row table:style-name="ro1">
          <table:table-cell office:value-type="string" calcext:value-type="string">
            <text:p>data/final_music/1050/252/EDA_1050_25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40" calcext:value-type="float">
            <text:p>32,940</text:p>
          </table:table-cell>
        </table:table-row>
        <table:table-row table:style-name="ro1">
          <table:table-cell office:value-type="string" calcext:value-type="string">
            <text:p>data/final_music/1050/252/EDA_1050_25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81" calcext:value-type="float">
            <text:p>30,781</text:p>
          </table:table-cell>
        </table:table-row>
        <table:table-row table:style-name="ro1">
          <table:table-cell office:value-type="string" calcext:value-type="string">
            <text:p>data/final_music/1050/252/HRV_1050_25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607" calcext:value-type="float">
            <text:p>326,607</text:p>
          </table:table-cell>
        </table:table-row>
        <table:table-row table:style-name="ro1">
          <table:table-cell office:value-type="string" calcext:value-type="string">
            <text:p>data/final_music/1050/252/HRV_1050_25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0522" calcext:value-type="float">
            <text:p>340,522</text:p>
          </table:table-cell>
        </table:table-row>
        <table:table-row table:style-name="ro1">
          <table:table-cell office:value-type="string" calcext:value-type="string">
            <text:p>data/final_music/1050/251/HRV_1050_25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8679" calcext:value-type="float">
            <text:p>338,679</text:p>
          </table:table-cell>
        </table:table-row>
        <table:table-row table:style-name="ro1">
          <table:table-cell office:value-type="string" calcext:value-type="string">
            <text:p>data/final_music/1050/251/EDA_1050_25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42" calcext:value-type="float">
            <text:p>30,842</text:p>
          </table:table-cell>
        </table:table-row>
        <table:table-row table:style-name="ro1">
          <table:table-cell office:value-type="string" calcext:value-type="string">
            <text:p>data/final_music/1050/251/HRV_1050_25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2889" calcext:value-type="float">
            <text:p>302,889</text:p>
          </table:table-cell>
        </table:table-row>
        <table:table-row table:style-name="ro1">
          <table:table-cell office:value-type="string" calcext:value-type="string">
            <text:p>data/final_music/1050/251/EDA_1050_25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90" calcext:value-type="float">
            <text:p>30,490</text:p>
          </table:table-cell>
        </table:table-row>
        <table:table-row table:style-name="ro1">
          <table:table-cell office:value-type="string" calcext:value-type="string">
            <text:p>data/final_music/1050/251/HRV_1050_25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086" calcext:value-type="float">
            <text:p>327,086</text:p>
          </table:table-cell>
        </table:table-row>
        <table:table-row table:style-name="ro1">
          <table:table-cell office:value-type="string" calcext:value-type="string">
            <text:p>data/final_music/1050/251/EDA_1050_25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54" calcext:value-type="float">
            <text:p>29,954</text:p>
          </table:table-cell>
        </table:table-row>
        <table:table-row table:style-name="ro1">
          <table:table-cell office:value-type="string" calcext:value-type="string">
            <text:p>data/final_music/1050/251/EDA_1050_25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167" calcext:value-type="float">
            <text:p>29,167</text:p>
          </table:table-cell>
        </table:table-row>
        <table:table-row table:style-name="ro1">
          <table:table-cell office:value-type="string" calcext:value-type="string">
            <text:p>data/final_music/1050/251/HRV_1050_25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8605" calcext:value-type="float">
            <text:p>338,605</text:p>
          </table:table-cell>
        </table:table-row>
        <table:table-row table:style-name="ro1">
          <table:table-cell office:value-type="string" calcext:value-type="string">
            <text:p>data/final_music/1050/253/HRV_1050_25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6577" calcext:value-type="float">
            <text:p>336,577</text:p>
          </table:table-cell>
        </table:table-row>
        <table:table-row table:style-name="ro1">
          <table:table-cell office:value-type="string" calcext:value-type="string">
            <text:p>data/final_music/1050/253/HRV_1050_25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4937" calcext:value-type="float">
            <text:p>334,937</text:p>
          </table:table-cell>
        </table:table-row>
        <table:table-row table:style-name="ro1">
          <table:table-cell office:value-type="string" calcext:value-type="string">
            <text:p>data/final_music/1050/253/EDA_1050_25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43" calcext:value-type="float">
            <text:p>29,943</text:p>
          </table:table-cell>
        </table:table-row>
        <table:table-row table:style-name="ro1">
          <table:table-cell office:value-type="string" calcext:value-type="string">
            <text:p>data/final_music/1050/253/HRV_1050_25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8044" calcext:value-type="float">
            <text:p>338,044</text:p>
          </table:table-cell>
        </table:table-row>
        <table:table-row table:style-name="ro1">
          <table:table-cell office:value-type="string" calcext:value-type="string">
            <text:p>data/final_music/1050/253/EDA_1050_25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65" calcext:value-type="float">
            <text:p>31,665</text:p>
          </table:table-cell>
        </table:table-row>
        <table:table-row table:style-name="ro1">
          <table:table-cell office:value-type="string" calcext:value-type="string">
            <text:p>data/final_music/1050/253/EDA_1050_25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30" calcext:value-type="float">
            <text:p>30,930</text:p>
          </table:table-cell>
        </table:table-row>
        <table:table-row table:style-name="ro1">
          <table:table-cell office:value-type="string" calcext:value-type="string">
            <text:p>data/final_music/1050/253/HRV_1050_25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899" calcext:value-type="float">
            <text:p>303,899</text:p>
          </table:table-cell>
        </table:table-row>
        <table:table-row table:style-name="ro1">
          <table:table-cell office:value-type="string" calcext:value-type="string">
            <text:p>data/final_music/1050/253/EDA_1050_25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52" calcext:value-type="float">
            <text:p>30,752</text:p>
          </table:table-cell>
        </table:table-row>
        <table:table-row table:style-name="ro1">
          <table:table-cell office:value-type="string" calcext:value-type="string">
            <text:p>data/final_music/1012/134/HRV_1012_13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812" calcext:value-type="float">
            <text:p>298,812</text:p>
          </table:table-cell>
        </table:table-row>
        <table:table-row table:style-name="ro1">
          <table:table-cell office:value-type="string" calcext:value-type="string">
            <text:p>data/final_music/1012/134/EDA_1012_13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833" calcext:value-type="float">
            <text:p>44,833</text:p>
          </table:table-cell>
        </table:table-row>
        <table:table-row table:style-name="ro1">
          <table:table-cell office:value-type="string" calcext:value-type="string">
            <text:p>data/final_music/1012/134/HRV_1012_13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495" calcext:value-type="float">
            <text:p>327,495</text:p>
          </table:table-cell>
        </table:table-row>
        <table:table-row table:style-name="ro1">
          <table:table-cell office:value-type="string" calcext:value-type="string">
            <text:p>data/final_music/1012/134/EDA_1012_13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241" calcext:value-type="float">
            <text:p>42,241</text:p>
          </table:table-cell>
        </table:table-row>
        <table:table-row table:style-name="ro1">
          <table:table-cell office:value-type="string" calcext:value-type="string">
            <text:p>data/final_music/1012/134/HRV_1012_13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5865" calcext:value-type="float">
            <text:p>255,865</text:p>
          </table:table-cell>
        </table:table-row>
        <table:table-row table:style-name="ro1">
          <table:table-cell office:value-type="string" calcext:value-type="string">
            <text:p>data/final_music/1012/134/EDA_1012_13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960" calcext:value-type="float">
            <text:p>38,960</text:p>
          </table:table-cell>
        </table:table-row>
        <table:table-row table:style-name="ro1">
          <table:table-cell office:value-type="string" calcext:value-type="string">
            <text:p>data/final_music/1012/134/HRV_1012_13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603" calcext:value-type="float">
            <text:p>312,603</text:p>
          </table:table-cell>
        </table:table-row>
        <table:table-row table:style-name="ro1">
          <table:table-cell office:value-type="string" calcext:value-type="string">
            <text:p>data/final_music/1012/134/EDA_1012_13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109" calcext:value-type="float">
            <text:p>42,109</text:p>
          </table:table-cell>
        </table:table-row>
        <table:table-row table:style-name="ro1">
          <table:table-cell office:value-type="string" calcext:value-type="string">
            <text:p>data/final_music/1012/135/HRV_1012_13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760" calcext:value-type="float">
            <text:p>315,760</text:p>
          </table:table-cell>
        </table:table-row>
        <table:table-row table:style-name="ro1">
          <table:table-cell office:value-type="string" calcext:value-type="string">
            <text:p>data/final_music/1012/135/HRV_1012_13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551" calcext:value-type="float">
            <text:p>289,551</text:p>
          </table:table-cell>
        </table:table-row>
        <table:table-row table:style-name="ro1">
          <table:table-cell office:value-type="string" calcext:value-type="string">
            <text:p>data/final_music/1012/135/HRV_1012_13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8834" calcext:value-type="float">
            <text:p>308,834</text:p>
          </table:table-cell>
        </table:table-row>
        <table:table-row table:style-name="ro1">
          <table:table-cell office:value-type="string" calcext:value-type="string">
            <text:p>data/final_music/1012/135/EDA_1012_13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805" calcext:value-type="float">
            <text:p>36,805</text:p>
          </table:table-cell>
        </table:table-row>
        <table:table-row table:style-name="ro1">
          <table:table-cell office:value-type="string" calcext:value-type="string">
            <text:p>data/final_music/1012/135/EDA_1012_13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883" calcext:value-type="float">
            <text:p>41,883</text:p>
          </table:table-cell>
        </table:table-row>
        <table:table-row table:style-name="ro1">
          <table:table-cell office:value-type="string" calcext:value-type="string">
            <text:p>data/final_music/1012/135/EDA_1012_13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937" calcext:value-type="float">
            <text:p>40,937</text:p>
          </table:table-cell>
        </table:table-row>
        <table:table-row table:style-name="ro1">
          <table:table-cell office:value-type="string" calcext:value-type="string">
            <text:p>data/final_music/1012/135/HRV_1012_13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835" calcext:value-type="float">
            <text:p>259,835</text:p>
          </table:table-cell>
        </table:table-row>
        <table:table-row table:style-name="ro1">
          <table:table-cell office:value-type="string" calcext:value-type="string">
            <text:p>data/final_music/1012/135/EDA_1012_13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500" calcext:value-type="float">
            <text:p>41,500</text:p>
          </table:table-cell>
        </table:table-row>
        <table:table-row table:style-name="ro1">
          <table:table-cell office:value-type="string" calcext:value-type="string">
            <text:p>data/final_music/1012/136/EDA_1012_13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468" calcext:value-type="float">
            <text:p>40,468</text:p>
          </table:table-cell>
        </table:table-row>
        <table:table-row table:style-name="ro1">
          <table:table-cell office:value-type="string" calcext:value-type="string">
            <text:p>data/final_music/1012/136/EDA_1012_13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006" calcext:value-type="float">
            <text:p>38,006</text:p>
          </table:table-cell>
        </table:table-row>
        <table:table-row table:style-name="ro1">
          <table:table-cell office:value-type="string" calcext:value-type="string">
            <text:p>data/final_music/1012/136/HRV_1012_13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763" calcext:value-type="float">
            <text:p>299,763</text:p>
          </table:table-cell>
        </table:table-row>
        <table:table-row table:style-name="ro1">
          <table:table-cell office:value-type="string" calcext:value-type="string">
            <text:p>data/final_music/1012/136/EDA_1012_13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133" calcext:value-type="float">
            <text:p>43,133</text:p>
          </table:table-cell>
        </table:table-row>
        <table:table-row table:style-name="ro1">
          <table:table-cell office:value-type="string" calcext:value-type="string">
            <text:p>data/final_music/1012/136/HRV_1012_13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400" calcext:value-type="float">
            <text:p>314,400</text:p>
          </table:table-cell>
        </table:table-row>
        <table:table-row table:style-name="ro1">
          <table:table-cell office:value-type="string" calcext:value-type="string">
            <text:p>data/final_music/1012/136/EDA_1012_13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415" calcext:value-type="float">
            <text:p>41,415</text:p>
          </table:table-cell>
        </table:table-row>
        <table:table-row table:style-name="ro1">
          <table:table-cell office:value-type="string" calcext:value-type="string">
            <text:p>data/final_music/1012/136/HRV_1012_13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6768" calcext:value-type="float">
            <text:p>256,768</text:p>
          </table:table-cell>
        </table:table-row>
        <table:table-row table:style-name="ro1">
          <table:table-cell office:value-type="string" calcext:value-type="string">
            <text:p>data/final_music/1012/136/HRV_1012_13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1275" calcext:value-type="float">
            <text:p>331,275</text:p>
          </table:table-cell>
        </table:table-row>
        <table:table-row table:style-name="ro1">
          <table:table-cell office:value-type="string" calcext:value-type="string">
            <text:p>data/final_music/1042/228/HRV_1042_22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874" calcext:value-type="float">
            <text:p>321,874</text:p>
          </table:table-cell>
        </table:table-row>
        <table:table-row table:style-name="ro1">
          <table:table-cell office:value-type="string" calcext:value-type="string">
            <text:p>data/final_music/1042/228/EDA_1042_22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492" calcext:value-type="float">
            <text:p>28,492</text:p>
          </table:table-cell>
        </table:table-row>
        <table:table-row table:style-name="ro1">
          <table:table-cell office:value-type="string" calcext:value-type="string">
            <text:p>data/final_music/1042/228/HRV_1042_22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071" calcext:value-type="float">
            <text:p>265,071</text:p>
          </table:table-cell>
        </table:table-row>
        <table:table-row table:style-name="ro1">
          <table:table-cell office:value-type="string" calcext:value-type="string">
            <text:p>data/final_music/1042/228/HRV_1042_22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1327" calcext:value-type="float">
            <text:p>331,327</text:p>
          </table:table-cell>
        </table:table-row>
        <table:table-row table:style-name="ro1">
          <table:table-cell office:value-type="string" calcext:value-type="string">
            <text:p>data/final_music/1042/228/EDA_1042_22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51" calcext:value-type="float">
            <text:p>30,551</text:p>
          </table:table-cell>
        </table:table-row>
        <table:table-row table:style-name="ro1">
          <table:table-cell office:value-type="string" calcext:value-type="string">
            <text:p>data/final_music/1042/228/EDA_1042_22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03" calcext:value-type="float">
            <text:p>29,703</text:p>
          </table:table-cell>
        </table:table-row>
        <table:table-row table:style-name="ro1">
          <table:table-cell office:value-type="string" calcext:value-type="string">
            <text:p>data/final_music/1042/228/HRV_1042_22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678" calcext:value-type="float">
            <text:p>306,678</text:p>
          </table:table-cell>
        </table:table-row>
        <table:table-row table:style-name="ro1">
          <table:table-cell office:value-type="string" calcext:value-type="string">
            <text:p>data/final_music/1042/228/EDA_1042_22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48" calcext:value-type="float">
            <text:p>29,648</text:p>
          </table:table-cell>
        </table:table-row>
        <table:table-row table:style-name="ro1">
          <table:table-cell office:value-type="string" calcext:value-type="string">
            <text:p>data/final_music/1042/227/HRV_1042_22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505" calcext:value-type="float">
            <text:p>305,505</text:p>
          </table:table-cell>
        </table:table-row>
        <table:table-row table:style-name="ro1">
          <table:table-cell office:value-type="string" calcext:value-type="string">
            <text:p>data/final_music/1042/227/HRV_1042_22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5434" calcext:value-type="float">
            <text:p>265,434</text:p>
          </table:table-cell>
        </table:table-row>
        <table:table-row table:style-name="ro1">
          <table:table-cell office:value-type="string" calcext:value-type="string">
            <text:p>data/final_music/1042/227/EDA_1042_22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85" calcext:value-type="float">
            <text:p>31,385</text:p>
          </table:table-cell>
        </table:table-row>
        <table:table-row table:style-name="ro1">
          <table:table-cell office:value-type="string" calcext:value-type="string">
            <text:p>data/final_music/1042/227/HRV_1042_22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137" calcext:value-type="float">
            <text:p>328,137</text:p>
          </table:table-cell>
        </table:table-row>
        <table:table-row table:style-name="ro1">
          <table:table-cell office:value-type="string" calcext:value-type="string">
            <text:p>data/final_music/1042/227/EDA_1042_22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86" calcext:value-type="float">
            <text:p>31,186</text:p>
          </table:table-cell>
        </table:table-row>
        <table:table-row table:style-name="ro1">
          <table:table-cell office:value-type="string" calcext:value-type="string">
            <text:p>data/final_music/1042/227/HRV_1042_22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891" calcext:value-type="float">
            <text:p>319,891</text:p>
          </table:table-cell>
        </table:table-row>
        <table:table-row table:style-name="ro1">
          <table:table-cell office:value-type="string" calcext:value-type="string">
            <text:p>data/final_music/1042/227/EDA_1042_22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85" calcext:value-type="float">
            <text:p>31,485</text:p>
          </table:table-cell>
        </table:table-row>
        <table:table-row table:style-name="ro1">
          <table:table-cell office:value-type="string" calcext:value-type="string">
            <text:p>data/final_music/1042/227/EDA_1042_22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77" calcext:value-type="float">
            <text:p>30,677</text:p>
          </table:table-cell>
        </table:table-row>
        <table:table-row table:style-name="ro1">
          <table:table-cell office:value-type="string" calcext:value-type="string">
            <text:p>data/final_music/1042/229/EDA_1042_22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44" calcext:value-type="float">
            <text:p>30,044</text:p>
          </table:table-cell>
        </table:table-row>
        <table:table-row table:style-name="ro1">
          <table:table-cell office:value-type="string" calcext:value-type="string">
            <text:p>data/final_music/1042/229/HRV_1042_22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064" calcext:value-type="float">
            <text:p>305,064</text:p>
          </table:table-cell>
        </table:table-row>
        <table:table-row table:style-name="ro1">
          <table:table-cell office:value-type="string" calcext:value-type="string">
            <text:p>data/final_music/1042/229/HRV_1042_22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116" calcext:value-type="float">
            <text:p>263,116</text:p>
          </table:table-cell>
        </table:table-row>
        <table:table-row table:style-name="ro1">
          <table:table-cell office:value-type="string" calcext:value-type="string">
            <text:p>data/final_music/1042/229/EDA_1042_22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75" calcext:value-type="float">
            <text:p>31,575</text:p>
          </table:table-cell>
        </table:table-row>
        <table:table-row table:style-name="ro1">
          <table:table-cell office:value-type="string" calcext:value-type="string">
            <text:p>data/final_music/1042/229/HRV_1042_22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481" calcext:value-type="float">
            <text:p>322,481</text:p>
          </table:table-cell>
        </table:table-row>
        <table:table-row table:style-name="ro1">
          <table:table-cell office:value-type="string" calcext:value-type="string">
            <text:p>data/final_music/1042/229/HRV_1042_22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4636" calcext:value-type="float">
            <text:p>334,636</text:p>
          </table:table-cell>
        </table:table-row>
        <table:table-row table:style-name="ro1">
          <table:table-cell office:value-type="string" calcext:value-type="string">
            <text:p>data/final_music/1042/229/EDA_1042_22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58" calcext:value-type="float">
            <text:p>26,158</text:p>
          </table:table-cell>
        </table:table-row>
        <table:table-row table:style-name="ro1">
          <table:table-cell office:value-type="string" calcext:value-type="string">
            <text:p>data/final_music/1042/229/EDA_1042_22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89" calcext:value-type="float">
            <text:p>28,989</text:p>
          </table:table-cell>
        </table:table-row>
        <table:table-row table:style-name="ro1">
          <table:table-cell office:value-type="string" calcext:value-type="string">
            <text:p>data/final_music/1026/178/HRV_1026_17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431" calcext:value-type="float">
            <text:p>317,431</text:p>
          </table:table-cell>
        </table:table-row>
        <table:table-row table:style-name="ro1">
          <table:table-cell office:value-type="string" calcext:value-type="string">
            <text:p>data/final_music/1026/178/EDA_1026_17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616" calcext:value-type="float">
            <text:p>42,616</text:p>
          </table:table-cell>
        </table:table-row>
        <table:table-row table:style-name="ro1">
          <table:table-cell office:value-type="string" calcext:value-type="string">
            <text:p>data/final_music/1026/178/EDA_1026_17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995" calcext:value-type="float">
            <text:p>29,995</text:p>
          </table:table-cell>
        </table:table-row>
        <table:table-row table:style-name="ro1">
          <table:table-cell office:value-type="string" calcext:value-type="string">
            <text:p>data/final_music/1026/178/HRV_1026_17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522" calcext:value-type="float">
            <text:p>263,522</text:p>
          </table:table-cell>
        </table:table-row>
        <table:table-row table:style-name="ro1">
          <table:table-cell office:value-type="string" calcext:value-type="string">
            <text:p>data/final_music/1026/178/HRV_1026_17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613" calcext:value-type="float">
            <text:p>321,613</text:p>
          </table:table-cell>
        </table:table-row>
        <table:table-row table:style-name="ro1">
          <table:table-cell office:value-type="string" calcext:value-type="string">
            <text:p>data/final_music/1026/178/EDA_1026_17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307" calcext:value-type="float">
            <text:p>43,307</text:p>
          </table:table-cell>
        </table:table-row>
        <table:table-row table:style-name="ro1">
          <table:table-cell office:value-type="string" calcext:value-type="string">
            <text:p>data/final_music/1026/178/EDA_1026_17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857" calcext:value-type="float">
            <text:p>28,857</text:p>
          </table:table-cell>
        </table:table-row>
        <table:table-row table:style-name="ro1">
          <table:table-cell office:value-type="string" calcext:value-type="string">
            <text:p>data/final_music/1026/178/HRV_1026_17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981" calcext:value-type="float">
            <text:p>320,981</text:p>
          </table:table-cell>
        </table:table-row>
        <table:table-row table:style-name="ro1">
          <table:table-cell office:value-type="string" calcext:value-type="string">
            <text:p>data/final_music/1026/176/HRV_1026_17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413" calcext:value-type="float">
            <text:p>269,413</text:p>
          </table:table-cell>
        </table:table-row>
        <table:table-row table:style-name="ro1">
          <table:table-cell office:value-type="string" calcext:value-type="string">
            <text:p>data/final_music/1026/176/HRV_1026_17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125" calcext:value-type="float">
            <text:p>324,125</text:p>
          </table:table-cell>
        </table:table-row>
        <table:table-row table:style-name="ro1">
          <table:table-cell office:value-type="string" calcext:value-type="string">
            <text:p>data/final_music/1026/176/HRV_1026_17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322" calcext:value-type="float">
            <text:p>323,322</text:p>
          </table:table-cell>
        </table:table-row>
        <table:table-row table:style-name="ro1">
          <table:table-cell office:value-type="string" calcext:value-type="string">
            <text:p>data/final_music/1026/176/EDA_1026_17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815" calcext:value-type="float">
            <text:p>40,815</text:p>
          </table:table-cell>
        </table:table-row>
        <table:table-row table:style-name="ro1">
          <table:table-cell office:value-type="string" calcext:value-type="string">
            <text:p>data/final_music/1026/176/EDA_1026_17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857" calcext:value-type="float">
            <text:p>40,857</text:p>
          </table:table-cell>
        </table:table-row>
        <table:table-row table:style-name="ro1">
          <table:table-cell office:value-type="string" calcext:value-type="string">
            <text:p>data/final_music/1026/176/HRV_1026_17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807" calcext:value-type="float">
            <text:p>326,807</text:p>
          </table:table-cell>
        </table:table-row>
        <table:table-row table:style-name="ro1">
          <table:table-cell office:value-type="string" calcext:value-type="string">
            <text:p>data/final_music/1026/176/EDA_1026_17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705" calcext:value-type="float">
            <text:p>41,705</text:p>
          </table:table-cell>
        </table:table-row>
        <table:table-row table:style-name="ro1">
          <table:table-cell office:value-type="string" calcext:value-type="string">
            <text:p>data/final_music/1026/176/EDA_1026_17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47" calcext:value-type="float">
            <text:p>29,047</text:p>
          </table:table-cell>
        </table:table-row>
        <table:table-row table:style-name="ro1">
          <table:table-cell office:value-type="string" calcext:value-type="string">
            <text:p>data/final_music/1026/177/HRV_1026_17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207" calcext:value-type="float">
            <text:p>326,207</text:p>
          </table:table-cell>
        </table:table-row>
        <table:table-row table:style-name="ro1">
          <table:table-cell office:value-type="string" calcext:value-type="string">
            <text:p>data/final_music/1026/177/HRV_1026_17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213" calcext:value-type="float">
            <text:p>263,213</text:p>
          </table:table-cell>
        </table:table-row>
        <table:table-row table:style-name="ro1">
          <table:table-cell office:value-type="string" calcext:value-type="string">
            <text:p>data/final_music/1026/177/EDA_1026_17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252" calcext:value-type="float">
            <text:p>40,252</text:p>
          </table:table-cell>
        </table:table-row>
        <table:table-row table:style-name="ro1">
          <table:table-cell office:value-type="string" calcext:value-type="string">
            <text:p>data/final_music/1026/177/EDA_1026_17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421" calcext:value-type="float">
            <text:p>27,421</text:p>
          </table:table-cell>
        </table:table-row>
        <table:table-row table:style-name="ro1">
          <table:table-cell office:value-type="string" calcext:value-type="string">
            <text:p>data/final_music/1026/177/HRV_1026_17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296" calcext:value-type="float">
            <text:p>329,296</text:p>
          </table:table-cell>
        </table:table-row>
        <table:table-row table:style-name="ro1">
          <table:table-cell office:value-type="string" calcext:value-type="string">
            <text:p>data/final_music/1026/177/HRV_1026_17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740" calcext:value-type="float">
            <text:p>323,740</text:p>
          </table:table-cell>
        </table:table-row>
        <table:table-row table:style-name="ro1">
          <table:table-cell office:value-type="string" calcext:value-type="string">
            <text:p>data/final_music/1026/177/EDA_1026_17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693" calcext:value-type="float">
            <text:p>29,693</text:p>
          </table:table-cell>
        </table:table-row>
        <table:table-row table:style-name="ro1">
          <table:table-cell office:value-type="string" calcext:value-type="string">
            <text:p>data/final_music/1026/177/EDA_1026_17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85" calcext:value-type="float">
            <text:p>29,585</text:p>
          </table:table-cell>
        </table:table-row>
        <table:table-row table:style-name="ro1">
          <table:table-cell office:value-type="string" calcext:value-type="string">
            <text:p>data/final_music/1004/112/HRV_1004_11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9791" calcext:value-type="float">
            <text:p>309,791</text:p>
          </table:table-cell>
        </table:table-row>
        <table:table-row table:style-name="ro1">
          <table:table-cell office:value-type="string" calcext:value-type="string">
            <text:p>data/final_music/1004/112/EDA_1004_11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044" calcext:value-type="float">
            <text:p>42,044</text:p>
          </table:table-cell>
        </table:table-row>
        <table:table-row table:style-name="ro1">
          <table:table-cell office:value-type="string" calcext:value-type="string">
            <text:p>data/final_music/1004/112/HRV_1004_11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517" calcext:value-type="float">
            <text:p>260,517</text:p>
          </table:table-cell>
        </table:table-row>
        <table:table-row table:style-name="ro1">
          <table:table-cell office:value-type="string" calcext:value-type="string">
            <text:p>data/final_music/1004/112/EDA_1004_11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430" calcext:value-type="float">
            <text:p>37,430</text:p>
          </table:table-cell>
        </table:table-row>
        <table:table-row table:style-name="ro1">
          <table:table-cell office:value-type="string" calcext:value-type="string">
            <text:p>data/final_music/1004/112/EDA_1004_11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452" calcext:value-type="float">
            <text:p>41,452</text:p>
          </table:table-cell>
        </table:table-row>
        <table:table-row table:style-name="ro1">
          <table:table-cell office:value-type="string" calcext:value-type="string">
            <text:p>data/final_music/1004/112/HRV_1004_11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394" calcext:value-type="float">
            <text:p>312,394</text:p>
          </table:table-cell>
        </table:table-row>
        <table:table-row table:style-name="ro1">
          <table:table-cell office:value-type="string" calcext:value-type="string">
            <text:p>data/final_music/1004/112/EDA_1004_11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698" calcext:value-type="float">
            <text:p>37,698</text:p>
          </table:table-cell>
        </table:table-row>
        <table:table-row table:style-name="ro1">
          <table:table-cell office:value-type="string" calcext:value-type="string">
            <text:p>data/final_music/1004/112/HRV_1004_11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379" calcext:value-type="float">
            <text:p>264,379</text:p>
          </table:table-cell>
        </table:table-row>
        <table:table-row table:style-name="ro1">
          <table:table-cell office:value-type="string" calcext:value-type="string">
            <text:p>data/final_music/1004/110/EDA_1004_11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880" calcext:value-type="float">
            <text:p>38,880</text:p>
          </table:table-cell>
        </table:table-row>
        <table:table-row table:style-name="ro1">
          <table:table-cell office:value-type="string" calcext:value-type="string">
            <text:p>data/final_music/1004/110/HRV_1004_11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071" calcext:value-type="float">
            <text:p>312,071</text:p>
          </table:table-cell>
        </table:table-row>
        <table:table-row table:style-name="ro1">
          <table:table-cell office:value-type="string" calcext:value-type="string">
            <text:p>data/final_music/1004/110/HRV_1004_11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0805" calcext:value-type="float">
            <text:p>330,805</text:p>
          </table:table-cell>
        </table:table-row>
        <table:table-row table:style-name="ro1">
          <table:table-cell office:value-type="string" calcext:value-type="string">
            <text:p>data/final_music/1004/110/HRV_1004_11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171" calcext:value-type="float">
            <text:p>264,171</text:p>
          </table:table-cell>
        </table:table-row>
        <table:table-row table:style-name="ro1">
          <table:table-cell office:value-type="string" calcext:value-type="string">
            <text:p>data/final_music/1004/110/EDA_1004_11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066" calcext:value-type="float">
            <text:p>41,066</text:p>
          </table:table-cell>
        </table:table-row>
        <table:table-row table:style-name="ro1">
          <table:table-cell office:value-type="string" calcext:value-type="string">
            <text:p>data/final_music/1004/110/EDA_1004_11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583" calcext:value-type="float">
            <text:p>42,583</text:p>
          </table:table-cell>
        </table:table-row>
        <table:table-row table:style-name="ro1">
          <table:table-cell office:value-type="string" calcext:value-type="string">
            <text:p>data/final_music/1004/110/EDA_1004_11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433" calcext:value-type="float">
            <text:p>38,433</text:p>
          </table:table-cell>
        </table:table-row>
        <table:table-row table:style-name="ro1">
          <table:table-cell office:value-type="string" calcext:value-type="string">
            <text:p>data/final_music/1004/110/HRV_1004_11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946" calcext:value-type="float">
            <text:p>271,946</text:p>
          </table:table-cell>
        </table:table-row>
        <table:table-row table:style-name="ro1">
          <table:table-cell office:value-type="string" calcext:value-type="string">
            <text:p>data/final_music/1004/111/EDA_1004_11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276" calcext:value-type="float">
            <text:p>42,276</text:p>
          </table:table-cell>
        </table:table-row>
        <table:table-row table:style-name="ro1">
          <table:table-cell office:value-type="string" calcext:value-type="string">
            <text:p>data/final_music/1004/111/HRV_1004_11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824" calcext:value-type="float">
            <text:p>319,824</text:p>
          </table:table-cell>
        </table:table-row>
        <table:table-row table:style-name="ro1">
          <table:table-cell office:value-type="string" calcext:value-type="string">
            <text:p>data/final_music/1004/111/EDA_1004_11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980" calcext:value-type="float">
            <text:p>38,980</text:p>
          </table:table-cell>
        </table:table-row>
        <table:table-row table:style-name="ro1">
          <table:table-cell office:value-type="string" calcext:value-type="string">
            <text:p>data/final_music/1004/111/EDA_1004_11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042" calcext:value-type="float">
            <text:p>38,042</text:p>
          </table:table-cell>
        </table:table-row>
        <table:table-row table:style-name="ro1">
          <table:table-cell office:value-type="string" calcext:value-type="string">
            <text:p>data/final_music/1004/111/EDA_1004_11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341" calcext:value-type="float">
            <text:p>41,341</text:p>
          </table:table-cell>
        </table:table-row>
        <table:table-row table:style-name="ro1">
          <table:table-cell office:value-type="string" calcext:value-type="string">
            <text:p>data/final_music/1004/111/HRV_1004_11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839" calcext:value-type="float">
            <text:p>317,839</text:p>
          </table:table-cell>
        </table:table-row>
        <table:table-row table:style-name="ro1">
          <table:table-cell office:value-type="string" calcext:value-type="string">
            <text:p>data/final_music/1004/111/HRV_1004_11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708" calcext:value-type="float">
            <text:p>266,708</text:p>
          </table:table-cell>
        </table:table-row>
        <table:table-row table:style-name="ro1">
          <table:table-cell office:value-type="string" calcext:value-type="string">
            <text:p>data/final_music/1004/111/HRV_1004_11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847" calcext:value-type="float">
            <text:p>273,847</text:p>
          </table:table-cell>
        </table:table-row>
        <table:table-row table:style-name="ro1">
          <table:table-cell office:value-type="string" calcext:value-type="string">
            <text:p>data/final_music/1019/156/EDA_1019_15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858" calcext:value-type="float">
            <text:p>42,858</text:p>
          </table:table-cell>
        </table:table-row>
        <table:table-row table:style-name="ro1">
          <table:table-cell office:value-type="string" calcext:value-type="string">
            <text:p>data/final_music/1019/156/HRV_1019_15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178" calcext:value-type="float">
            <text:p>326,178</text:p>
          </table:table-cell>
        </table:table-row>
        <table:table-row table:style-name="ro1">
          <table:table-cell office:value-type="string" calcext:value-type="string">
            <text:p>data/final_music/1019/156/EDA_1019_15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333" calcext:value-type="float">
            <text:p>43,333</text:p>
          </table:table-cell>
        </table:table-row>
        <table:table-row table:style-name="ro1">
          <table:table-cell office:value-type="string" calcext:value-type="string">
            <text:p>data/final_music/1019/156/HRV_1019_15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3670" calcext:value-type="float">
            <text:p>233,670</text:p>
          </table:table-cell>
        </table:table-row>
        <table:table-row table:style-name="ro1">
          <table:table-cell office:value-type="string" calcext:value-type="string">
            <text:p>data/final_music/1019/156/HRV_1019_15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225" calcext:value-type="float">
            <text:p>266,225</text:p>
          </table:table-cell>
        </table:table-row>
        <table:table-row table:style-name="ro1">
          <table:table-cell office:value-type="string" calcext:value-type="string">
            <text:p>data/final_music/1019/156/EDA_1019_15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056" calcext:value-type="float">
            <text:p>37,056</text:p>
          </table:table-cell>
        </table:table-row>
        <table:table-row table:style-name="ro1">
          <table:table-cell office:value-type="string" calcext:value-type="string">
            <text:p>data/final_music/1019/156/EDA_1019_15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510" calcext:value-type="float">
            <text:p>44,510</text:p>
          </table:table-cell>
        </table:table-row>
        <table:table-row table:style-name="ro1">
          <table:table-cell office:value-type="string" calcext:value-type="string">
            <text:p>data/final_music/1019/156/HRV_1019_15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805" calcext:value-type="float">
            <text:p>326,805</text:p>
          </table:table-cell>
        </table:table-row>
        <table:table-row table:style-name="ro1">
          <table:table-cell office:value-type="string" calcext:value-type="string">
            <text:p>data/final_music/1019/157/HRV_1019_15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6106" calcext:value-type="float">
            <text:p>336,106</text:p>
          </table:table-cell>
        </table:table-row>
        <table:table-row table:style-name="ro1">
          <table:table-cell office:value-type="string" calcext:value-type="string">
            <text:p>data/final_music/1019/157/EDA_1019_15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708" calcext:value-type="float">
            <text:p>42,708</text:p>
          </table:table-cell>
        </table:table-row>
        <table:table-row table:style-name="ro1">
          <table:table-cell office:value-type="string" calcext:value-type="string">
            <text:p>data/final_music/1019/157/HRV_1019_15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297" calcext:value-type="float">
            <text:p>270,297</text:p>
          </table:table-cell>
        </table:table-row>
        <table:table-row table:style-name="ro1">
          <table:table-cell office:value-type="string" calcext:value-type="string">
            <text:p>data/final_music/1019/157/EDA_1019_15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688" calcext:value-type="float">
            <text:p>37,688</text:p>
          </table:table-cell>
        </table:table-row>
        <table:table-row table:style-name="ro1">
          <table:table-cell office:value-type="string" calcext:value-type="string">
            <text:p>data/final_music/1019/157/HRV_1019_15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5589" calcext:value-type="float">
            <text:p>325,589</text:p>
          </table:table-cell>
        </table:table-row>
        <table:table-row table:style-name="ro1">
          <table:table-cell office:value-type="string" calcext:value-type="string">
            <text:p>data/final_music/1019/157/HRV_1019_15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4054" calcext:value-type="float">
            <text:p>234,054</text:p>
          </table:table-cell>
        </table:table-row>
        <table:table-row table:style-name="ro1">
          <table:table-cell office:value-type="string" calcext:value-type="string">
            <text:p>data/final_music/1019/157/EDA_1019_15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667" calcext:value-type="float">
            <text:p>34,667</text:p>
          </table:table-cell>
        </table:table-row>
        <table:table-row table:style-name="ro1">
          <table:table-cell office:value-type="string" calcext:value-type="string">
            <text:p>data/final_music/1019/157/EDA_1019_15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794" calcext:value-type="float">
            <text:p>41,794</text:p>
          </table:table-cell>
        </table:table-row>
        <table:table-row table:style-name="ro1">
          <table:table-cell office:value-type="string" calcext:value-type="string">
            <text:p>data/final_music/1019/155/HRV_1019_15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9575" calcext:value-type="float">
            <text:p>239,575</text:p>
          </table:table-cell>
        </table:table-row>
        <table:table-row table:style-name="ro1">
          <table:table-cell office:value-type="string" calcext:value-type="string">
            <text:p>data/final_music/1019/155/HRV_1019_15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0095" calcext:value-type="float">
            <text:p>330,095</text:p>
          </table:table-cell>
        </table:table-row>
        <table:table-row table:style-name="ro1">
          <table:table-cell office:value-type="string" calcext:value-type="string">
            <text:p>data/final_music/1019/155/HRV_1019_15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237" calcext:value-type="float">
            <text:p>268,237</text:p>
          </table:table-cell>
        </table:table-row>
        <table:table-row table:style-name="ro1">
          <table:table-cell office:value-type="string" calcext:value-type="string">
            <text:p>data/final_music/1019/155/EDA_1019_15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317" calcext:value-type="float">
            <text:p>42,317</text:p>
          </table:table-cell>
        </table:table-row>
        <table:table-row table:style-name="ro1">
          <table:table-cell office:value-type="string" calcext:value-type="string">
            <text:p>data/final_music/1019/155/EDA_1019_15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824" calcext:value-type="float">
            <text:p>34,824</text:p>
          </table:table-cell>
        </table:table-row>
        <table:table-row table:style-name="ro1">
          <table:table-cell office:value-type="string" calcext:value-type="string">
            <text:p>data/final_music/1019/155/EDA_1019_15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273" calcext:value-type="float">
            <text:p>43,273</text:p>
          </table:table-cell>
        </table:table-row>
        <table:table-row table:style-name="ro1">
          <table:table-cell office:value-type="string" calcext:value-type="string">
            <text:p>data/final_music/1019/155/HRV_1019_15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4024" calcext:value-type="float">
            <text:p>334,024</text:p>
          </table:table-cell>
        </table:table-row>
        <table:table-row table:style-name="ro1">
          <table:table-cell office:value-type="string" calcext:value-type="string">
            <text:p>data/final_music/1019/155/EDA_1019_15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211" calcext:value-type="float">
            <text:p>38,211</text:p>
          </table:table-cell>
        </table:table-row>
        <table:table-row table:style-name="ro1">
          <table:table-cell office:value-type="string" calcext:value-type="string">
            <text:p>data/final_music/1039/218/HRV_1039_21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168" calcext:value-type="float">
            <text:p>279,168</text:p>
          </table:table-cell>
        </table:table-row>
        <table:table-row table:style-name="ro1">
          <table:table-cell office:value-type="string" calcext:value-type="string">
            <text:p>data/final_music/1039/218/EDA_1039_21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28" calcext:value-type="float">
            <text:p>26,628</text:p>
          </table:table-cell>
        </table:table-row>
        <table:table-row table:style-name="ro1">
          <table:table-cell office:value-type="string" calcext:value-type="string">
            <text:p>data/final_music/1039/218/EDA_1039_21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574" calcext:value-type="float">
            <text:p>28,574</text:p>
          </table:table-cell>
        </table:table-row>
        <table:table-row table:style-name="ro1">
          <table:table-cell office:value-type="string" calcext:value-type="string">
            <text:p>data/final_music/1039/218/HRV_1039_21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0096" calcext:value-type="float">
            <text:p>330,096</text:p>
          </table:table-cell>
        </table:table-row>
        <table:table-row table:style-name="ro1">
          <table:table-cell office:value-type="string" calcext:value-type="string">
            <text:p>data/final_music/1039/218/EDA_1039_21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657" calcext:value-type="float">
            <text:p>25,657</text:p>
          </table:table-cell>
        </table:table-row>
        <table:table-row table:style-name="ro1">
          <table:table-cell office:value-type="string" calcext:value-type="string">
            <text:p>data/final_music/1039/218/EDA_1039_21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89" calcext:value-type="float">
            <text:p>27,189</text:p>
          </table:table-cell>
        </table:table-row>
        <table:table-row table:style-name="ro1">
          <table:table-cell office:value-type="string" calcext:value-type="string">
            <text:p>data/final_music/1039/218/HRV_1039_21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503" calcext:value-type="float">
            <text:p>263,503</text:p>
          </table:table-cell>
        </table:table-row>
        <table:table-row table:style-name="ro1">
          <table:table-cell office:value-type="string" calcext:value-type="string">
            <text:p>data/final_music/1039/218/HRV_1039_21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625" calcext:value-type="float">
            <text:p>333,625</text:p>
          </table:table-cell>
        </table:table-row>
        <table:table-row table:style-name="ro1">
          <table:table-cell office:value-type="string" calcext:value-type="string">
            <text:p>data/final_music/1039/220/EDA_1039_22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62" calcext:value-type="float">
            <text:p>30,762</text:p>
          </table:table-cell>
        </table:table-row>
        <table:table-row table:style-name="ro1">
          <table:table-cell office:value-type="string" calcext:value-type="string">
            <text:p>data/final_music/1039/220/HRV_1039_22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141" calcext:value-type="float">
            <text:p>324,141</text:p>
          </table:table-cell>
        </table:table-row>
        <table:table-row table:style-name="ro1">
          <table:table-cell office:value-type="string" calcext:value-type="string">
            <text:p>data/final_music/1039/220/HRV_1039_22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283" calcext:value-type="float">
            <text:p>260,283</text:p>
          </table:table-cell>
        </table:table-row>
        <table:table-row table:style-name="ro1">
          <table:table-cell office:value-type="string" calcext:value-type="string">
            <text:p>data/final_music/1039/220/HRV_1039_22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832" calcext:value-type="float">
            <text:p>279,832</text:p>
          </table:table-cell>
        </table:table-row>
        <table:table-row table:style-name="ro1">
          <table:table-cell office:value-type="string" calcext:value-type="string">
            <text:p>data/final_music/1039/220/EDA_1039_22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34" calcext:value-type="float">
            <text:p>28,034</text:p>
          </table:table-cell>
        </table:table-row>
        <table:table-row table:style-name="ro1">
          <table:table-cell office:value-type="string" calcext:value-type="string">
            <text:p>data/final_music/1039/220/EDA_1039_22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421" calcext:value-type="float">
            <text:p>28,421</text:p>
          </table:table-cell>
        </table:table-row>
        <table:table-row table:style-name="ro1">
          <table:table-cell office:value-type="string" calcext:value-type="string">
            <text:p>data/final_music/1039/220/HRV_1039_22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890" calcext:value-type="float">
            <text:p>333,890</text:p>
          </table:table-cell>
        </table:table-row>
        <table:table-row table:style-name="ro1">
          <table:table-cell office:value-type="string" calcext:value-type="string">
            <text:p>data/final_music/1039/220/EDA_1039_22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870" calcext:value-type="float">
            <text:p>27,870</text:p>
          </table:table-cell>
        </table:table-row>
        <table:table-row table:style-name="ro1">
          <table:table-cell office:value-type="string" calcext:value-type="string">
            <text:p>data/final_music/1039/219/HRV_1039_21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135" calcext:value-type="float">
            <text:p>333,135</text:p>
          </table:table-cell>
        </table:table-row>
        <table:table-row table:style-name="ro1">
          <table:table-cell office:value-type="string" calcext:value-type="string">
            <text:p>data/final_music/1039/219/EDA_1039_21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203" calcext:value-type="float">
            <text:p>25,203</text:p>
          </table:table-cell>
        </table:table-row>
        <table:table-row table:style-name="ro1">
          <table:table-cell office:value-type="string" calcext:value-type="string">
            <text:p>data/final_music/1039/219/EDA_1039_21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59" calcext:value-type="float">
            <text:p>27,259</text:p>
          </table:table-cell>
        </table:table-row>
        <table:table-row table:style-name="ro1">
          <table:table-cell office:value-type="string" calcext:value-type="string">
            <text:p>data/final_music/1039/219/HRV_1039_21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338" calcext:value-type="float">
            <text:p>264,338</text:p>
          </table:table-cell>
        </table:table-row>
        <table:table-row table:style-name="ro1">
          <table:table-cell office:value-type="string" calcext:value-type="string">
            <text:p>data/final_music/1039/219/EDA_1039_21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41" calcext:value-type="float">
            <text:p>27,241</text:p>
          </table:table-cell>
        </table:table-row>
        <table:table-row table:style-name="ro1">
          <table:table-cell office:value-type="string" calcext:value-type="string">
            <text:p>data/final_music/1039/219/HRV_1039_21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155" calcext:value-type="float">
            <text:p>280,155</text:p>
          </table:table-cell>
        </table:table-row>
        <table:table-row table:style-name="ro1">
          <table:table-cell office:value-type="string" calcext:value-type="string">
            <text:p>data/final_music/1039/219/HRV_1039_21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057" calcext:value-type="float">
            <text:p>332,057</text:p>
          </table:table-cell>
        </table:table-row>
        <table:table-row table:style-name="ro1">
          <table:table-cell office:value-type="string" calcext:value-type="string">
            <text:p>data/final_music/1039/219/EDA_1039_21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68" calcext:value-type="float">
            <text:p>27,268</text:p>
          </table:table-cell>
        </table:table-row>
        <table:table-row table:style-name="ro1">
          <table:table-cell office:value-type="string" calcext:value-type="string">
            <text:p>data/final_music/1008/124/EDA_1008_12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483" calcext:value-type="float">
            <text:p>42,483</text:p>
          </table:table-cell>
        </table:table-row>
        <table:table-row table:style-name="ro1">
          <table:table-cell office:value-type="string" calcext:value-type="string">
            <text:p>data/final_music/1008/124/HRV_1008_12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327" calcext:value-type="float">
            <text:p>321,327</text:p>
          </table:table-cell>
        </table:table-row>
        <table:table-row table:style-name="ro1">
          <table:table-cell office:value-type="string" calcext:value-type="string">
            <text:p>data/final_music/1008/124/EDA_1008_12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77" calcext:value-type="float">
            <text:p>37,977</text:p>
          </table:table-cell>
        </table:table-row>
        <table:table-row table:style-name="ro1">
          <table:table-cell office:value-type="string" calcext:value-type="string">
            <text:p>data/final_music/1008/124/EDA_1008_12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89" calcext:value-type="float">
            <text:p>40,589</text:p>
          </table:table-cell>
        </table:table-row>
        <table:table-row table:style-name="ro1">
          <table:table-cell office:value-type="string" calcext:value-type="string">
            <text:p>data/final_music/1008/124/HRV_1008_12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667" calcext:value-type="float">
            <text:p>264,667</text:p>
          </table:table-cell>
        </table:table-row>
        <table:table-row table:style-name="ro1">
          <table:table-cell office:value-type="string" calcext:value-type="string">
            <text:p>data/final_music/1008/124/HRV_1008_12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756" calcext:value-type="float">
            <text:p>326,756</text:p>
          </table:table-cell>
        </table:table-row>
        <table:table-row table:style-name="ro1">
          <table:table-cell office:value-type="string" calcext:value-type="string">
            <text:p>data/final_music/1008/124/EDA_1008_12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484" calcext:value-type="float">
            <text:p>43,484</text:p>
          </table:table-cell>
        </table:table-row>
        <table:table-row table:style-name="ro1">
          <table:table-cell office:value-type="string" calcext:value-type="string">
            <text:p>data/final_music/1008/124/HRV_1008_12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165" calcext:value-type="float">
            <text:p>323,165</text:p>
          </table:table-cell>
        </table:table-row>
        <table:table-row table:style-name="ro1">
          <table:table-cell office:value-type="string" calcext:value-type="string">
            <text:p>data/final_music/1008/122/HRV_1008_12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227" calcext:value-type="float">
            <text:p>263,227</text:p>
          </table:table-cell>
        </table:table-row>
        <table:table-row table:style-name="ro1">
          <table:table-cell office:value-type="string" calcext:value-type="string">
            <text:p>data/final_music/1008/122/HRV_1008_12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018" calcext:value-type="float">
            <text:p>312,018</text:p>
          </table:table-cell>
        </table:table-row>
        <table:table-row table:style-name="ro1">
          <table:table-cell office:value-type="string" calcext:value-type="string">
            <text:p>data/final_music/1008/122/EDA_1008_12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101" calcext:value-type="float">
            <text:p>40,101</text:p>
          </table:table-cell>
        </table:table-row>
        <table:table-row table:style-name="ro1">
          <table:table-cell office:value-type="string" calcext:value-type="string">
            <text:p>data/final_music/1008/122/HRV_1008_12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3718" calcext:value-type="float">
            <text:p>333,718</text:p>
          </table:table-cell>
        </table:table-row>
        <table:table-row table:style-name="ro1">
          <table:table-cell office:value-type="string" calcext:value-type="string">
            <text:p>data/final_music/1008/122/EDA_1008_12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506" calcext:value-type="float">
            <text:p>44,506</text:p>
          </table:table-cell>
        </table:table-row>
        <table:table-row table:style-name="ro1">
          <table:table-cell office:value-type="string" calcext:value-type="string">
            <text:p>data/final_music/1008/122/EDA_1008_12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265" calcext:value-type="float">
            <text:p>44,265</text:p>
          </table:table-cell>
        </table:table-row>
        <table:table-row table:style-name="ro1">
          <table:table-cell office:value-type="string" calcext:value-type="string">
            <text:p>data/final_music/1008/122/HRV_1008_12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478" calcext:value-type="float">
            <text:p>322,478</text:p>
          </table:table-cell>
        </table:table-row>
        <table:table-row table:style-name="ro1">
          <table:table-cell office:value-type="string" calcext:value-type="string">
            <text:p>data/final_music/1008/122/EDA_1008_12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294" calcext:value-type="float">
            <text:p>38,294</text:p>
          </table:table-cell>
        </table:table-row>
        <table:table-row table:style-name="ro1">
          <table:table-cell office:value-type="string" calcext:value-type="string">
            <text:p>data/final_music/1008/123/HRV_1008_12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912" calcext:value-type="float">
            <text:p>322,912</text:p>
          </table:table-cell>
        </table:table-row>
        <table:table-row table:style-name="ro1">
          <table:table-cell office:value-type="string" calcext:value-type="string">
            <text:p>data/final_music/1008/123/HRV_1008_12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1978" calcext:value-type="float">
            <text:p>251,978</text:p>
          </table:table-cell>
        </table:table-row>
        <table:table-row table:style-name="ro1">
          <table:table-cell office:value-type="string" calcext:value-type="string">
            <text:p>data/final_music/1008/123/EDA_1008_12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76" calcext:value-type="float">
            <text:p>37,976</text:p>
          </table:table-cell>
        </table:table-row>
        <table:table-row table:style-name="ro1">
          <table:table-cell office:value-type="string" calcext:value-type="string">
            <text:p>data/final_music/1008/123/EDA_1008_12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947" calcext:value-type="float">
            <text:p>40,947</text:p>
          </table:table-cell>
        </table:table-row>
        <table:table-row table:style-name="ro1">
          <table:table-cell office:value-type="string" calcext:value-type="string">
            <text:p>data/final_music/1008/123/EDA_1008_12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138" calcext:value-type="float">
            <text:p>43,138</text:p>
          </table:table-cell>
        </table:table-row>
        <table:table-row table:style-name="ro1">
          <table:table-cell office:value-type="string" calcext:value-type="string">
            <text:p>data/final_music/1008/123/HRV_1008_12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522" calcext:value-type="float">
            <text:p>326,522</text:p>
          </table:table-cell>
        </table:table-row>
        <table:table-row table:style-name="ro1">
          <table:table-cell office:value-type="string" calcext:value-type="string">
            <text:p>data/final_music/1008/123/HRV_1008_12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3346" calcext:value-type="float">
            <text:p>323,346</text:p>
          </table:table-cell>
        </table:table-row>
        <table:table-row table:style-name="ro1">
          <table:table-cell office:value-type="string" calcext:value-type="string">
            <text:p>data/final_music/1008/123/EDA_1008_12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767" calcext:value-type="float">
            <text:p>42,767</text:p>
          </table:table-cell>
        </table:table-row>
        <table:table-row table:style-name="ro1">
          <table:table-cell office:value-type="string" calcext:value-type="string">
            <text:p>data/final_music/1034/204/EDA_1034_20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739" calcext:value-type="float">
            <text:p>30,739</text:p>
          </table:table-cell>
        </table:table-row>
        <table:table-row table:style-name="ro1">
          <table:table-cell office:value-type="string" calcext:value-type="string">
            <text:p>data/final_music/1034/204/EDA_1034_20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78" calcext:value-type="float">
            <text:p>30,078</text:p>
          </table:table-cell>
        </table:table-row>
        <table:table-row table:style-name="ro1">
          <table:table-cell office:value-type="string" calcext:value-type="string">
            <text:p>data/final_music/1034/204/HRV_1034_20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175" calcext:value-type="float">
            <text:p>262,175</text:p>
          </table:table-cell>
        </table:table-row>
        <table:table-row table:style-name="ro1">
          <table:table-cell office:value-type="string" calcext:value-type="string">
            <text:p>data/final_music/1034/204/EDA_1034_20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70" calcext:value-type="float">
            <text:p>29,370</text:p>
          </table:table-cell>
        </table:table-row>
        <table:table-row table:style-name="ro1">
          <table:table-cell office:value-type="string" calcext:value-type="string">
            <text:p>data/final_music/1034/204/EDA_1034_20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89" calcext:value-type="float">
            <text:p>29,889</text:p>
          </table:table-cell>
        </table:table-row>
        <table:table-row table:style-name="ro1">
          <table:table-cell office:value-type="string" calcext:value-type="string">
            <text:p>data/final_music/1034/204/HRV_1034_20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918" calcext:value-type="float">
            <text:p>312,918</text:p>
          </table:table-cell>
        </table:table-row>
        <table:table-row table:style-name="ro1">
          <table:table-cell office:value-type="string" calcext:value-type="string">
            <text:p>data/final_music/1034/204/HRV_1034_20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0325" calcext:value-type="float">
            <text:p>240,325</text:p>
          </table:table-cell>
        </table:table-row>
        <table:table-row table:style-name="ro1">
          <table:table-cell office:value-type="string" calcext:value-type="string">
            <text:p>data/final_music/1034/204/HRV_1034_20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12006" calcext:value-type="float">
            <text:p>212,006</text:p>
          </table:table-cell>
        </table:table-row>
        <table:table-row table:style-name="ro1">
          <table:table-cell office:value-type="string" calcext:value-type="string">
            <text:p>data/final_music/1034/203/EDA_1034_20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43" calcext:value-type="float">
            <text:p>30,443</text:p>
          </table:table-cell>
        </table:table-row>
        <table:table-row table:style-name="ro1">
          <table:table-cell office:value-type="string" calcext:value-type="string">
            <text:p>data/final_music/1034/203/EDA_1034_20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75" calcext:value-type="float">
            <text:p>31,175</text:p>
          </table:table-cell>
        </table:table-row>
        <table:table-row table:style-name="ro1">
          <table:table-cell office:value-type="string" calcext:value-type="string">
            <text:p>data/final_music/1034/203/HRV_1034_20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858" calcext:value-type="float">
            <text:p>263,858</text:p>
          </table:table-cell>
        </table:table-row>
        <table:table-row table:style-name="ro1">
          <table:table-cell office:value-type="string" calcext:value-type="string">
            <text:p>data/final_music/1034/203/HRV_1034_20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221" calcext:value-type="float">
            <text:p>314,221</text:p>
          </table:table-cell>
        </table:table-row>
        <table:table-row table:style-name="ro1">
          <table:table-cell office:value-type="string" calcext:value-type="string">
            <text:p>data/final_music/1034/203/EDA_1034_20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242" calcext:value-type="float">
            <text:p>27,242</text:p>
          </table:table-cell>
        </table:table-row>
        <table:table-row table:style-name="ro1">
          <table:table-cell office:value-type="string" calcext:value-type="string">
            <text:p>data/final_music/1034/203/HRV_1034_20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807" calcext:value-type="float">
            <text:p>324,807</text:p>
          </table:table-cell>
        </table:table-row>
        <table:table-row table:style-name="ro1">
          <table:table-cell office:value-type="string" calcext:value-type="string">
            <text:p>data/final_music/1034/203/HRV_1034_20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239" calcext:value-type="float">
            <text:p>332,239</text:p>
          </table:table-cell>
        </table:table-row>
        <table:table-row table:style-name="ro1">
          <table:table-cell office:value-type="string" calcext:value-type="string">
            <text:p>data/final_music/1034/203/EDA_1034_20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06" calcext:value-type="float">
            <text:p>31,906</text:p>
          </table:table-cell>
        </table:table-row>
        <table:table-row table:style-name="ro1">
          <table:table-cell office:value-type="string" calcext:value-type="string">
            <text:p>data/final_music/1034/205/HRV_1034_20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280" calcext:value-type="float">
            <text:p>310,280</text:p>
          </table:table-cell>
        </table:table-row>
        <table:table-row table:style-name="ro1">
          <table:table-cell office:value-type="string" calcext:value-type="string">
            <text:p>data/final_music/1034/205/EDA_1034_20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975" calcext:value-type="float">
            <text:p>28,975</text:p>
          </table:table-cell>
        </table:table-row>
        <table:table-row table:style-name="ro1">
          <table:table-cell office:value-type="string" calcext:value-type="string">
            <text:p>data/final_music/1034/205/HRV_1034_20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359" calcext:value-type="float">
            <text:p>328,359</text:p>
          </table:table-cell>
        </table:table-row>
        <table:table-row table:style-name="ro1">
          <table:table-cell office:value-type="string" calcext:value-type="string">
            <text:p>data/final_music/1034/205/EDA_1034_20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97" calcext:value-type="float">
            <text:p>29,497</text:p>
          </table:table-cell>
        </table:table-row>
        <table:table-row table:style-name="ro1">
          <table:table-cell office:value-type="string" calcext:value-type="string">
            <text:p>data/final_music/1034/205/HRV_1034_20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118" calcext:value-type="float">
            <text:p>319,118</text:p>
          </table:table-cell>
        </table:table-row>
        <table:table-row table:style-name="ro1">
          <table:table-cell office:value-type="string" calcext:value-type="string">
            <text:p>data/final_music/1034/205/HRV_1034_20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996" calcext:value-type="float">
            <text:p>264,996</text:p>
          </table:table-cell>
        </table:table-row>
        <table:table-row table:style-name="ro1">
          <table:table-cell office:value-type="string" calcext:value-type="string">
            <text:p>data/final_music/1034/205/EDA_1034_20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232" calcext:value-type="float">
            <text:p>28,232</text:p>
          </table:table-cell>
        </table:table-row>
        <table:table-row table:style-name="ro1">
          <table:table-cell office:value-type="string" calcext:value-type="string">
            <text:p>data/final_music/1034/205/EDA_1034_20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70" calcext:value-type="float">
            <text:p>29,770</text:p>
          </table:table-cell>
        </table:table-row>
        <table:table-row table:style-name="ro1">
          <table:table-cell office:value-type="string" calcext:value-type="string">
            <text:p>data/final_music/1025/174/HRV_1025_17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895" calcext:value-type="float">
            <text:p>268,895</text:p>
          </table:table-cell>
        </table:table-row>
        <table:table-row table:style-name="ro1">
          <table:table-cell office:value-type="string" calcext:value-type="string">
            <text:p>data/final_music/1025/174/EDA_1025_17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122" calcext:value-type="float">
            <text:p>28,122</text:p>
          </table:table-cell>
        </table:table-row>
        <table:table-row table:style-name="ro1">
          <table:table-cell office:value-type="string" calcext:value-type="string">
            <text:p>data/final_music/1025/174/EDA_1025_17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791" calcext:value-type="float">
            <text:p>42,791</text:p>
          </table:table-cell>
        </table:table-row>
        <table:table-row table:style-name="ro1">
          <table:table-cell office:value-type="string" calcext:value-type="string">
            <text:p>data/final_music/1025/174/EDA_1025_17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403" calcext:value-type="float">
            <text:p>38,403</text:p>
          </table:table-cell>
        </table:table-row>
        <table:table-row table:style-name="ro1">
          <table:table-cell office:value-type="string" calcext:value-type="string">
            <text:p>data/final_music/1025/174/EDA_1025_17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421" calcext:value-type="float">
            <text:p>43,421</text:p>
          </table:table-cell>
        </table:table-row>
        <table:table-row table:style-name="ro1">
          <table:table-cell office:value-type="string" calcext:value-type="string">
            <text:p>data/final_music/1025/174/HRV_1025_17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289" calcext:value-type="float">
            <text:p>271,289</text:p>
          </table:table-cell>
        </table:table-row>
        <table:table-row table:style-name="ro1">
          <table:table-cell office:value-type="string" calcext:value-type="string">
            <text:p>data/final_music/1025/174/HRV_1025_17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764" calcext:value-type="float">
            <text:p>321,764</text:p>
          </table:table-cell>
        </table:table-row>
        <table:table-row table:style-name="ro1">
          <table:table-cell office:value-type="string" calcext:value-type="string">
            <text:p>data/final_music/1025/174/HRV_1025_17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621" calcext:value-type="float">
            <text:p>311,621</text:p>
          </table:table-cell>
        </table:table-row>
        <table:table-row table:style-name="ro1">
          <table:table-cell office:value-type="string" calcext:value-type="string">
            <text:p>data/final_music/1025/173/HRV_1025_17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329" calcext:value-type="float">
            <text:p>316,329</text:p>
          </table:table-cell>
        </table:table-row>
        <table:table-row table:style-name="ro1">
          <table:table-cell office:value-type="string" calcext:value-type="string">
            <text:p>data/final_music/1025/173/EDA_1025_17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15" calcext:value-type="float">
            <text:p>31,915</text:p>
          </table:table-cell>
        </table:table-row>
        <table:table-row table:style-name="ro1">
          <table:table-cell office:value-type="string" calcext:value-type="string">
            <text:p>data/final_music/1025/173/EDA_1025_17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919" calcext:value-type="float">
            <text:p>40,919</text:p>
          </table:table-cell>
        </table:table-row>
        <table:table-row table:style-name="ro1">
          <table:table-cell office:value-type="string" calcext:value-type="string">
            <text:p>data/final_music/1025/173/HRV_1025_17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2468" calcext:value-type="float">
            <text:p>322,468</text:p>
          </table:table-cell>
        </table:table-row>
        <table:table-row table:style-name="ro1">
          <table:table-cell office:value-type="string" calcext:value-type="string">
            <text:p>data/final_music/1025/173/HRV_1025_17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7295" calcext:value-type="float">
            <text:p>277,295</text:p>
          </table:table-cell>
        </table:table-row>
        <table:table-row table:style-name="ro1">
          <table:table-cell office:value-type="string" calcext:value-type="string">
            <text:p>data/final_music/1025/173/HRV_1025_17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508" calcext:value-type="float">
            <text:p>262,508</text:p>
          </table:table-cell>
        </table:table-row>
        <table:table-row table:style-name="ro1">
          <table:table-cell office:value-type="string" calcext:value-type="string">
            <text:p>data/final_music/1025/173/EDA_1025_17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69" calcext:value-type="float">
            <text:p>40,569</text:p>
          </table:table-cell>
        </table:table-row>
        <table:table-row table:style-name="ro1">
          <table:table-cell office:value-type="string" calcext:value-type="string">
            <text:p>data/final_music/1025/173/EDA_1025_17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23" calcext:value-type="float">
            <text:p>30,323</text:p>
          </table:table-cell>
        </table:table-row>
        <table:table-row table:style-name="ro1">
          <table:table-cell office:value-type="string" calcext:value-type="string">
            <text:p>data/final_music/1025/175/EDA_1025_17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034" calcext:value-type="float">
            <text:p>41,034</text:p>
          </table:table-cell>
        </table:table-row>
        <table:table-row table:style-name="ro1">
          <table:table-cell office:value-type="string" calcext:value-type="string">
            <text:p>data/final_music/1025/175/HRV_1025_17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732" calcext:value-type="float">
            <text:p>316,732</text:p>
          </table:table-cell>
        </table:table-row>
        <table:table-row table:style-name="ro1">
          <table:table-cell office:value-type="string" calcext:value-type="string">
            <text:p>data/final_music/1025/175/HRV_1025_17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6646" calcext:value-type="float">
            <text:p>276,646</text:p>
          </table:table-cell>
        </table:table-row>
        <table:table-row table:style-name="ro1">
          <table:table-cell office:value-type="string" calcext:value-type="string">
            <text:p>data/final_music/1025/175/EDA_1025_17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020" calcext:value-type="float">
            <text:p>41,020</text:p>
          </table:table-cell>
        </table:table-row>
        <table:table-row table:style-name="ro1">
          <table:table-cell office:value-type="string" calcext:value-type="string">
            <text:p>data/final_music/1025/175/HRV_1025_17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359" calcext:value-type="float">
            <text:p>324,359</text:p>
          </table:table-cell>
        </table:table-row>
        <table:table-row table:style-name="ro1">
          <table:table-cell office:value-type="string" calcext:value-type="string">
            <text:p>data/final_music/1025/175/EDA_1025_17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64" calcext:value-type="float">
            <text:p>29,764</text:p>
          </table:table-cell>
        </table:table-row>
        <table:table-row table:style-name="ro1">
          <table:table-cell office:value-type="string" calcext:value-type="string">
            <text:p>data/final_music/1025/175/HRV_1025_17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9164" calcext:value-type="float">
            <text:p>269,164</text:p>
          </table:table-cell>
        </table:table-row>
        <table:table-row table:style-name="ro1">
          <table:table-cell office:value-type="string" calcext:value-type="string">
            <text:p>data/final_music/1025/175/EDA_1025_17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278" calcext:value-type="float">
            <text:p>39,278</text:p>
          </table:table-cell>
        </table:table-row>
        <table:table-row table:style-name="ro1">
          <table:table-cell office:value-type="string" calcext:value-type="string">
            <text:p>data/final_music/1007/121/EDA_1007_12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346" calcext:value-type="float">
            <text:p>37,346</text:p>
          </table:table-cell>
        </table:table-row>
        <table:table-row table:style-name="ro1">
          <table:table-cell office:value-type="string" calcext:value-type="string">
            <text:p>data/final_music/1007/121/HRV_1007_12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295" calcext:value-type="float">
            <text:p>246,295</text:p>
          </table:table-cell>
        </table:table-row>
        <table:table-row table:style-name="ro1">
          <table:table-cell office:value-type="string" calcext:value-type="string">
            <text:p>data/final_music/1007/121/HRV_1007_12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3515" calcext:value-type="float">
            <text:p>343,515</text:p>
          </table:table-cell>
        </table:table-row>
        <table:table-row table:style-name="ro1">
          <table:table-cell office:value-type="string" calcext:value-type="string">
            <text:p>data/final_music/1007/121/EDA_1007_12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559" calcext:value-type="float">
            <text:p>40,559</text:p>
          </table:table-cell>
        </table:table-row>
        <table:table-row table:style-name="ro1">
          <table:table-cell office:value-type="string" calcext:value-type="string">
            <text:p>data/final_music/1007/121/HRV_1007_12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6801" calcext:value-type="float">
            <text:p>286,801</text:p>
          </table:table-cell>
        </table:table-row>
        <table:table-row table:style-name="ro1">
          <table:table-cell office:value-type="string" calcext:value-type="string">
            <text:p>data/final_music/1007/121/EDA_1007_12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020" calcext:value-type="float">
            <text:p>43,020</text:p>
          </table:table-cell>
        </table:table-row>
        <table:table-row table:style-name="ro1">
          <table:table-cell office:value-type="string" calcext:value-type="string">
            <text:p>data/final_music/1007/121/EDA_1007_12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890" calcext:value-type="float">
            <text:p>42,890</text:p>
          </table:table-cell>
        </table:table-row>
        <table:table-row table:style-name="ro1">
          <table:table-cell office:value-type="string" calcext:value-type="string">
            <text:p>data/final_music/1007/121/HRV_1007_12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1486" calcext:value-type="float">
            <text:p>331,486</text:p>
          </table:table-cell>
        </table:table-row>
        <table:table-row table:style-name="ro1">
          <table:table-cell office:value-type="string" calcext:value-type="string">
            <text:p>data/final_music/1007/119/EDA_1007_11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120" calcext:value-type="float">
            <text:p>37,120</text:p>
          </table:table-cell>
        </table:table-row>
        <table:table-row table:style-name="ro1">
          <table:table-cell office:value-type="string" calcext:value-type="string">
            <text:p>data/final_music/1007/119/HRV_1007_11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0422" calcext:value-type="float">
            <text:p>290,422</text:p>
          </table:table-cell>
        </table:table-row>
        <table:table-row table:style-name="ro1">
          <table:table-cell office:value-type="string" calcext:value-type="string">
            <text:p>data/final_music/1007/119/EDA_1007_11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870" calcext:value-type="float">
            <text:p>42,870</text:p>
          </table:table-cell>
        </table:table-row>
        <table:table-row table:style-name="ro1">
          <table:table-cell office:value-type="string" calcext:value-type="string">
            <text:p>data/final_music/1007/119/HRV_1007_11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0671" calcext:value-type="float">
            <text:p>240,671</text:p>
          </table:table-cell>
        </table:table-row>
        <table:table-row table:style-name="ro1">
          <table:table-cell office:value-type="string" calcext:value-type="string">
            <text:p>data/final_music/1007/119/HRV_1007_11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6434" calcext:value-type="float">
            <text:p>346,434</text:p>
          </table:table-cell>
        </table:table-row>
        <table:table-row table:style-name="ro1">
          <table:table-cell office:value-type="string" calcext:value-type="string">
            <text:p>data/final_music/1007/119/HRV_1007_11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3017" calcext:value-type="float">
            <text:p>243,017</text:p>
          </table:table-cell>
        </table:table-row>
        <table:table-row table:style-name="ro1">
          <table:table-cell office:value-type="string" calcext:value-type="string">
            <text:p>data/final_music/1007/119/EDA_1007_11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356" calcext:value-type="float">
            <text:p>41,356</text:p>
          </table:table-cell>
        </table:table-row>
        <table:table-row table:style-name="ro1">
          <table:table-cell office:value-type="string" calcext:value-type="string">
            <text:p>data/final_music/1007/120/HRV_1007_12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7000" calcext:value-type="float">
            <text:p>287,000</text:p>
          </table:table-cell>
        </table:table-row>
        <table:table-row table:style-name="ro1">
          <table:table-cell office:value-type="string" calcext:value-type="string">
            <text:p>data/final_music/1007/120/HRV_1007_12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54760" calcext:value-type="float">
            <text:p>354,760</text:p>
          </table:table-cell>
        </table:table-row>
        <table:table-row table:style-name="ro1">
          <table:table-cell office:value-type="string" calcext:value-type="string">
            <text:p>data/final_music/1007/120/EDA_1007_12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046" calcext:value-type="float">
            <text:p>42,046</text:p>
          </table:table-cell>
        </table:table-row>
        <table:table-row table:style-name="ro1">
          <table:table-cell office:value-type="string" calcext:value-type="string">
            <text:p>data/final_music/1007/120/HRV_1007_12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2798" calcext:value-type="float">
            <text:p>242,798</text:p>
          </table:table-cell>
        </table:table-row>
        <table:table-row table:style-name="ro1">
          <table:table-cell office:value-type="string" calcext:value-type="string">
            <text:p>data/final_music/1007/120/EDA_1007_120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807" calcext:value-type="float">
            <text:p>37,807</text:p>
          </table:table-cell>
        </table:table-row>
        <table:table-row table:style-name="ro1">
          <table:table-cell office:value-type="string" calcext:value-type="string">
            <text:p>data/final_music/1007/120/EDA_1007_120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579" calcext:value-type="float">
            <text:p>41,579</text:p>
          </table:table-cell>
        </table:table-row>
        <table:table-row table:style-name="ro1">
          <table:table-cell office:value-type="string" calcext:value-type="string">
            <text:p>data/final_music/1007/120/EDA_1007_120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755" calcext:value-type="float">
            <text:p>41,755</text:p>
          </table:table-cell>
        </table:table-row>
        <table:table-row table:style-name="ro1">
          <table:table-cell office:value-type="string" calcext:value-type="string">
            <text:p>data/final_music/1007/120/HRV_1007_120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486" calcext:value-type="float">
            <text:p>329,486</text:p>
          </table:table-cell>
        </table:table-row>
        <table:table-row table:style-name="ro1">
          <table:table-cell office:value-type="string" calcext:value-type="string">
            <text:p>data/final_music/1013/137/HRV_1013_13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370" calcext:value-type="float">
            <text:p>326,370</text:p>
          </table:table-cell>
        </table:table-row>
        <table:table-row table:style-name="ro1">
          <table:table-cell office:value-type="string" calcext:value-type="string">
            <text:p>data/final_music/1013/137/HRV_1013_13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5545" calcext:value-type="float">
            <text:p>255,545</text:p>
          </table:table-cell>
        </table:table-row>
        <table:table-row table:style-name="ro1">
          <table:table-cell office:value-type="string" calcext:value-type="string">
            <text:p>data/final_music/1013/137/HRV_1013_13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2742" calcext:value-type="float">
            <text:p>242,742</text:p>
          </table:table-cell>
        </table:table-row>
        <table:table-row table:style-name="ro1">
          <table:table-cell office:value-type="string" calcext:value-type="string">
            <text:p>data/final_music/1013/137/EDA_1013_13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731" calcext:value-type="float">
            <text:p>37,731</text:p>
          </table:table-cell>
        </table:table-row>
        <table:table-row table:style-name="ro1">
          <table:table-cell office:value-type="string" calcext:value-type="string">
            <text:p>data/final_music/1013/137/HRV_1013_13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7089" calcext:value-type="float">
            <text:p>337,089</text:p>
          </table:table-cell>
        </table:table-row>
        <table:table-row table:style-name="ro1">
          <table:table-cell office:value-type="string" calcext:value-type="string">
            <text:p>data/final_music/1013/137/EDA_1013_13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4506" calcext:value-type="float">
            <text:p>34,506</text:p>
          </table:table-cell>
        </table:table-row>
        <table:table-row table:style-name="ro1">
          <table:table-cell office:value-type="string" calcext:value-type="string">
            <text:p>data/final_music/1013/137/EDA_1013_13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777" calcext:value-type="float">
            <text:p>41,777</text:p>
          </table:table-cell>
        </table:table-row>
        <table:table-row table:style-name="ro1">
          <table:table-cell office:value-type="string" calcext:value-type="string">
            <text:p>data/final_music/1013/137/EDA_1013_13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678" calcext:value-type="float">
            <text:p>43,678</text:p>
          </table:table-cell>
        </table:table-row>
        <table:table-row table:style-name="ro1">
          <table:table-cell office:value-type="string" calcext:value-type="string">
            <text:p>data/final_music/1013/139/EDA_1013_13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499" calcext:value-type="float">
            <text:p>39,499</text:p>
          </table:table-cell>
        </table:table-row>
        <table:table-row table:style-name="ro1">
          <table:table-cell office:value-type="string" calcext:value-type="string">
            <text:p>data/final_music/1013/139/HRV_1013_13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4198" calcext:value-type="float">
            <text:p>334,198</text:p>
          </table:table-cell>
        </table:table-row>
        <table:table-row table:style-name="ro1">
          <table:table-cell office:value-type="string" calcext:value-type="string">
            <text:p>data/final_music/1013/139/HRV_1013_13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392" calcext:value-type="float">
            <text:p>321,392</text:p>
          </table:table-cell>
        </table:table-row>
        <table:table-row table:style-name="ro1">
          <table:table-cell office:value-type="string" calcext:value-type="string">
            <text:p>data/final_music/1013/139/EDA_1013_13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3594" calcext:value-type="float">
            <text:p>43,594</text:p>
          </table:table-cell>
        </table:table-row>
        <table:table-row table:style-name="ro1">
          <table:table-cell office:value-type="string" calcext:value-type="string">
            <text:p>data/final_music/1013/139/HRV_1013_13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7221" calcext:value-type="float">
            <text:p>257,221</text:p>
          </table:table-cell>
        </table:table-row>
        <table:table-row table:style-name="ro1">
          <table:table-cell office:value-type="string" calcext:value-type="string">
            <text:p>data/final_music/1013/139/EDA_1013_13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969" calcext:value-type="float">
            <text:p>37,969</text:p>
          </table:table-cell>
        </table:table-row>
        <table:table-row table:style-name="ro1">
          <table:table-cell office:value-type="string" calcext:value-type="string">
            <text:p>data/final_music/1013/139/EDA_1013_13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003" calcext:value-type="float">
            <text:p>42,003</text:p>
          </table:table-cell>
        </table:table-row>
        <table:table-row table:style-name="ro1">
          <table:table-cell office:value-type="string" calcext:value-type="string">
            <text:p>data/final_music/1013/139/HRV_1013_13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6766" calcext:value-type="float">
            <text:p>236,766</text:p>
          </table:table-cell>
        </table:table-row>
        <table:table-row table:style-name="ro1">
          <table:table-cell office:value-type="string" calcext:value-type="string">
            <text:p>data/final_music/1013/138/HRV_1013_13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5579" calcext:value-type="float">
            <text:p>255,579</text:p>
          </table:table-cell>
        </table:table-row>
        <table:table-row table:style-name="ro1">
          <table:table-cell office:value-type="string" calcext:value-type="string">
            <text:p>data/final_music/1013/138/HRV_1013_13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1441" calcext:value-type="float">
            <text:p>241,441</text:p>
          </table:table-cell>
        </table:table-row>
        <table:table-row table:style-name="ro1">
          <table:table-cell office:value-type="string" calcext:value-type="string">
            <text:p>data/final_music/1013/138/HRV_1013_13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0950" calcext:value-type="float">
            <text:p>330,950</text:p>
          </table:table-cell>
        </table:table-row>
        <table:table-row table:style-name="ro1">
          <table:table-cell office:value-type="string" calcext:value-type="string">
            <text:p>data/final_music/1013/138/EDA_1013_13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213" calcext:value-type="float">
            <text:p>36,213</text:p>
          </table:table-cell>
        </table:table-row>
        <table:table-row table:style-name="ro1">
          <table:table-cell office:value-type="string" calcext:value-type="string">
            <text:p>data/final_music/1013/138/EDA_1013_13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2953" calcext:value-type="float">
            <text:p>42,953</text:p>
          </table:table-cell>
        </table:table-row>
        <table:table-row table:style-name="ro1">
          <table:table-cell office:value-type="string" calcext:value-type="string">
            <text:p>data/final_music/1013/138/EDA_1013_13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843" calcext:value-type="float">
            <text:p>41,843</text:p>
          </table:table-cell>
        </table:table-row>
        <table:table-row table:style-name="ro1">
          <table:table-cell office:value-type="string" calcext:value-type="string">
            <text:p>data/final_music/1013/138/EDA_1013_13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7610" calcext:value-type="float">
            <text:p>37,610</text:p>
          </table:table-cell>
        </table:table-row>
        <table:table-row table:style-name="ro1">
          <table:table-cell office:value-type="string" calcext:value-type="string">
            <text:p>data/final_music/1013/138/HRV_1013_13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153" calcext:value-type="float">
            <text:p>317,153</text:p>
          </table:table-cell>
        </table:table-row>
        <table:table-row table:style-name="ro1">
          <table:table-cell office:value-type="string" calcext:value-type="string">
            <text:p>data/final_music/1023/168/HRV_1023_16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7312" calcext:value-type="float">
            <text:p>327,312</text:p>
          </table:table-cell>
        </table:table-row>
        <table:table-row table:style-name="ro1">
          <table:table-cell office:value-type="string" calcext:value-type="string">
            <text:p>data/final_music/1023/168/HRV_1023_16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973" calcext:value-type="float">
            <text:p>246,973</text:p>
          </table:table-cell>
        </table:table-row>
        <table:table-row table:style-name="ro1">
          <table:table-cell office:value-type="string" calcext:value-type="string">
            <text:p>data/final_music/1023/168/EDA_1023_16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312" calcext:value-type="float">
            <text:p>29,312</text:p>
          </table:table-cell>
        </table:table-row>
        <table:table-row table:style-name="ro1">
          <table:table-cell office:value-type="string" calcext:value-type="string">
            <text:p>data/final_music/1023/168/EDA_1023_16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86" calcext:value-type="float">
            <text:p>30,486</text:p>
          </table:table-cell>
        </table:table-row>
        <table:table-row table:style-name="ro1">
          <table:table-cell office:value-type="string" calcext:value-type="string">
            <text:p>data/final_music/1023/168/EDA_1023_16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68" calcext:value-type="float">
            <text:p>29,568</text:p>
          </table:table-cell>
        </table:table-row>
        <table:table-row table:style-name="ro1">
          <table:table-cell office:value-type="string" calcext:value-type="string">
            <text:p>data/final_music/1023/168/EDA_1023_16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073" calcext:value-type="float">
            <text:p>27,073</text:p>
          </table:table-cell>
        </table:table-row>
        <table:table-row table:style-name="ro1">
          <table:table-cell office:value-type="string" calcext:value-type="string">
            <text:p>data/final_music/1023/167/EDA_1023_16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17" calcext:value-type="float">
            <text:p>30,417</text:p>
          </table:table-cell>
        </table:table-row>
        <table:table-row table:style-name="ro1">
          <table:table-cell office:value-type="string" calcext:value-type="string">
            <text:p>data/final_music/1023/167/HRV_1023_16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6790" calcext:value-type="float">
            <text:p>266,790</text:p>
          </table:table-cell>
        </table:table-row>
        <table:table-row table:style-name="ro1">
          <table:table-cell office:value-type="string" calcext:value-type="string">
            <text:p>data/final_music/1023/167/EDA_1023_16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4273" calcext:value-type="float">
            <text:p>44,273</text:p>
          </table:table-cell>
        </table:table-row>
        <table:table-row table:style-name="ro1">
          <table:table-cell office:value-type="string" calcext:value-type="string">
            <text:p>data/final_music/1023/167/EDA_1023_16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65" calcext:value-type="float">
            <text:p>31,765</text:p>
          </table:table-cell>
        </table:table-row>
        <table:table-row table:style-name="ro1">
          <table:table-cell office:value-type="string" calcext:value-type="string">
            <text:p>data/final_music/1023/167/HRV_1023_16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754" calcext:value-type="float">
            <text:p>246,754</text:p>
          </table:table-cell>
        </table:table-row>
        <table:table-row table:style-name="ro1">
          <table:table-cell office:value-type="string" calcext:value-type="string">
            <text:p>data/final_music/1023/167/EDA_1023_16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18" calcext:value-type="float">
            <text:p>28,018</text:p>
          </table:table-cell>
        </table:table-row>
        <table:table-row table:style-name="ro1">
          <table:table-cell office:value-type="string" calcext:value-type="string">
            <text:p>data/final_music/1023/167/HRV_1023_16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161" calcext:value-type="float">
            <text:p>332,161</text:p>
          </table:table-cell>
        </table:table-row>
        <table:table-row table:style-name="ro1">
          <table:table-cell office:value-type="string" calcext:value-type="string">
            <text:p>data/final_music/1023/167/HRV_1023_16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672" calcext:value-type="float">
            <text:p>324,672</text:p>
          </table:table-cell>
        </table:table-row>
        <table:table-row table:style-name="ro1">
          <table:table-cell office:value-type="string" calcext:value-type="string">
            <text:p>data/final_music/1023/169/HRV_1023_16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2832" calcext:value-type="float">
            <text:p>332,832</text:p>
          </table:table-cell>
        </table:table-row>
        <table:table-row table:style-name="ro1">
          <table:table-cell office:value-type="string" calcext:value-type="string">
            <text:p>data/final_music/1023/169/EDA_1023_16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320" calcext:value-type="float">
            <text:p>28,320</text:p>
          </table:table-cell>
        </table:table-row>
        <table:table-row table:style-name="ro1">
          <table:table-cell office:value-type="string" calcext:value-type="string">
            <text:p>data/final_music/1023/169/EDA_1023_169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3794" calcext:value-type="float">
            <text:p>33,794</text:p>
          </table:table-cell>
        </table:table-row>
        <table:table-row table:style-name="ro1">
          <table:table-cell office:value-type="string" calcext:value-type="string">
            <text:p>data/final_music/1023/169/EDA_1023_16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955" calcext:value-type="float">
            <text:p>32,955</text:p>
          </table:table-cell>
        </table:table-row>
        <table:table-row table:style-name="ro1">
          <table:table-cell office:value-type="string" calcext:value-type="string">
            <text:p>data/final_music/1023/169/HRV_1023_169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641" calcext:value-type="float">
            <text:p>326,641</text:p>
          </table:table-cell>
        </table:table-row>
        <table:table-row table:style-name="ro1">
          <table:table-cell office:value-type="string" calcext:value-type="string">
            <text:p>data/final_music/1023/169/EDA_1023_16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21" calcext:value-type="float">
            <text:p>31,821</text:p>
          </table:table-cell>
        </table:table-row>
        <table:table-row table:style-name="ro1">
          <table:table-cell office:value-type="string" calcext:value-type="string">
            <text:p>data/final_music/1023/169/HRV_1023_169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373" calcext:value-type="float">
            <text:p>259,373</text:p>
          </table:table-cell>
        </table:table-row>
        <table:table-row table:style-name="ro1">
          <table:table-cell office:value-type="string" calcext:value-type="string">
            <text:p>data/final_music/1023/169/HRV_1023_169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3681" calcext:value-type="float">
            <text:p>273,681</text:p>
          </table:table-cell>
        </table:table-row>
        <table:table-row table:style-name="ro1">
          <table:table-cell office:value-type="string" calcext:value-type="string">
            <text:p>data/final_music/1022/166/EDA_1022_16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432" calcext:value-type="float">
            <text:p>40,432</text:p>
          </table:table-cell>
        </table:table-row>
        <table:table-row table:style-name="ro1">
          <table:table-cell office:value-type="string" calcext:value-type="string">
            <text:p>data/final_music/1022/166/HRV_1022_16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6624" calcext:value-type="float">
            <text:p>326,624</text:p>
          </table:table-cell>
        </table:table-row>
        <table:table-row table:style-name="ro1">
          <table:table-cell office:value-type="string" calcext:value-type="string">
            <text:p>data/final_music/1022/166/EDA_1022_16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252" calcext:value-type="float">
            <text:p>30,252</text:p>
          </table:table-cell>
        </table:table-row>
        <table:table-row table:style-name="ro1">
          <table:table-cell office:value-type="string" calcext:value-type="string">
            <text:p>data/final_music/1022/166/EDA_1022_16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512" calcext:value-type="float">
            <text:p>29,512</text:p>
          </table:table-cell>
        </table:table-row>
        <table:table-row table:style-name="ro1">
          <table:table-cell office:value-type="string" calcext:value-type="string">
            <text:p>data/final_music/1022/166/HRV_1022_16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000" calcext:value-type="float">
            <text:p>320,000</text:p>
          </table:table-cell>
        </table:table-row>
        <table:table-row table:style-name="ro1">
          <table:table-cell office:value-type="string" calcext:value-type="string">
            <text:p>data/final_music/1022/166/HRV_1022_16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131" calcext:value-type="float">
            <text:p>320,131</text:p>
          </table:table-cell>
        </table:table-row>
        <table:table-row table:style-name="ro1">
          <table:table-cell office:value-type="string" calcext:value-type="string">
            <text:p>data/final_music/1022/166/HRV_1022_16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8644" calcext:value-type="float">
            <text:p>268,644</text:p>
          </table:table-cell>
        </table:table-row>
        <table:table-row table:style-name="ro1">
          <table:table-cell office:value-type="string" calcext:value-type="string">
            <text:p>data/final_music/1022/166/EDA_1022_16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94" calcext:value-type="float">
            <text:p>31,694</text:p>
          </table:table-cell>
        </table:table-row>
        <table:table-row table:style-name="ro1">
          <table:table-cell office:value-type="string" calcext:value-type="string">
            <text:p>data/final_music/1022/164/EDA_1022_16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150" calcext:value-type="float">
            <text:p>29,150</text:p>
          </table:table-cell>
        </table:table-row>
        <table:table-row table:style-name="ro1">
          <table:table-cell office:value-type="string" calcext:value-type="string">
            <text:p>data/final_music/1022/164/EDA_1022_16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12" calcext:value-type="float">
            <text:p>31,912</text:p>
          </table:table-cell>
        </table:table-row>
        <table:table-row table:style-name="ro1">
          <table:table-cell office:value-type="string" calcext:value-type="string">
            <text:p>data/final_music/1022/164/HRV_1022_16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0960" calcext:value-type="float">
            <text:p>310,960</text:p>
          </table:table-cell>
        </table:table-row>
        <table:table-row table:style-name="ro1">
          <table:table-cell office:value-type="string" calcext:value-type="string">
            <text:p>data/final_music/1022/164/EDA_1022_16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47" calcext:value-type="float">
            <text:p>31,747</text:p>
          </table:table-cell>
        </table:table-row>
        <table:table-row table:style-name="ro1">
          <table:table-cell office:value-type="string" calcext:value-type="string">
            <text:p>data/final_music/1022/164/HRV_1022_16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322" calcext:value-type="float">
            <text:p>316,322</text:p>
          </table:table-cell>
        </table:table-row>
        <table:table-row table:style-name="ro1">
          <table:table-cell office:value-type="string" calcext:value-type="string">
            <text:p>data/final_music/1022/164/EDA_1022_16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177" calcext:value-type="float">
            <text:p>31,177</text:p>
          </table:table-cell>
        </table:table-row>
        <table:table-row table:style-name="ro1">
          <table:table-cell office:value-type="string" calcext:value-type="string">
            <text:p>data/final_music/1022/164/HRV_1022_16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001" calcext:value-type="float">
            <text:p>321,001</text:p>
          </table:table-cell>
        </table:table-row>
        <table:table-row table:style-name="ro1">
          <table:table-cell office:value-type="string" calcext:value-type="string">
            <text:p>data/final_music/1022/164/HRV_1022_16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156" calcext:value-type="float">
            <text:p>261,156</text:p>
          </table:table-cell>
        </table:table-row>
        <table:table-row table:style-name="ro1">
          <table:table-cell office:value-type="string" calcext:value-type="string">
            <text:p>data/final_music/1022/165/HRV_1022_165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889" calcext:value-type="float">
            <text:p>324,889</text:p>
          </table:table-cell>
        </table:table-row>
        <table:table-row table:style-name="ro1">
          <table:table-cell office:value-type="string" calcext:value-type="string">
            <text:p>data/final_music/1022/165/HRV_1022_16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8991" calcext:value-type="float">
            <text:p>258,991</text:p>
          </table:table-cell>
        </table:table-row>
        <table:table-row table:style-name="ro1">
          <table:table-cell office:value-type="string" calcext:value-type="string">
            <text:p>data/final_music/1022/165/EDA_1022_16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603" calcext:value-type="float">
            <text:p>30,603</text:p>
          </table:table-cell>
        </table:table-row>
        <table:table-row table:style-name="ro1">
          <table:table-cell office:value-type="string" calcext:value-type="string">
            <text:p>data/final_music/1022/165/HRV_1022_16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093" calcext:value-type="float">
            <text:p>318,093</text:p>
          </table:table-cell>
        </table:table-row>
        <table:table-row table:style-name="ro1">
          <table:table-cell office:value-type="string" calcext:value-type="string">
            <text:p>data/final_music/1022/165/EDA_1022_165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59" calcext:value-type="float">
            <text:p>30,559</text:p>
          </table:table-cell>
        </table:table-row>
        <table:table-row table:style-name="ro1">
          <table:table-cell office:value-type="string" calcext:value-type="string">
            <text:p>data/final_music/1022/165/EDA_1022_165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85" calcext:value-type="float">
            <text:p>28,085</text:p>
          </table:table-cell>
        </table:table-row>
        <table:table-row table:style-name="ro1">
          <table:table-cell office:value-type="string" calcext:value-type="string">
            <text:p>data/final_music/1022/165/HRV_1022_165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150" calcext:value-type="float">
            <text:p>304,150</text:p>
          </table:table-cell>
        </table:table-row>
        <table:table-row table:style-name="ro1">
          <table:table-cell office:value-type="string" calcext:value-type="string">
            <text:p>data/final_music/1045/238/EDA_1045_23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100" calcext:value-type="float">
            <text:p>27,100</text:p>
          </table:table-cell>
        </table:table-row>
        <table:table-row table:style-name="ro1">
          <table:table-cell office:value-type="string" calcext:value-type="string">
            <text:p>data/final_music/1045/238/EDA_1045_23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770" calcext:value-type="float">
            <text:p>26,770</text:p>
          </table:table-cell>
        </table:table-row>
        <table:table-row table:style-name="ro1">
          <table:table-cell office:value-type="string" calcext:value-type="string">
            <text:p>data/final_music/1045/238/HRV_1045_23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4228" calcext:value-type="float">
            <text:p>324,228</text:p>
          </table:table-cell>
        </table:table-row>
        <table:table-row table:style-name="ro1">
          <table:table-cell office:value-type="string" calcext:value-type="string">
            <text:p>data/final_music/1045/238/HRV_1045_238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0831" calcext:value-type="float">
            <text:p>260,831</text:p>
          </table:table-cell>
        </table:table-row>
        <table:table-row table:style-name="ro1">
          <table:table-cell office:value-type="string" calcext:value-type="string">
            <text:p>data/final_music/1045/238/HRV_1045_238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283" calcext:value-type="float">
            <text:p>246,283</text:p>
          </table:table-cell>
        </table:table-row>
        <table:table-row table:style-name="ro1">
          <table:table-cell office:value-type="string" calcext:value-type="string">
            <text:p>data/final_music/1045/238/EDA_1045_238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364" calcext:value-type="float">
            <text:p>30,364</text:p>
          </table:table-cell>
        </table:table-row>
        <table:table-row table:style-name="ro1">
          <table:table-cell office:value-type="string" calcext:value-type="string">
            <text:p>data/final_music/1045/238/HRV_1045_23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250" calcext:value-type="float">
            <text:p>318,250</text:p>
          </table:table-cell>
        </table:table-row>
        <table:table-row table:style-name="ro1">
          <table:table-cell office:value-type="string" calcext:value-type="string">
            <text:p>data/final_music/1045/238/EDA_1045_238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76" calcext:value-type="float">
            <text:p>29,276</text:p>
          </table:table-cell>
        </table:table-row>
        <table:table-row table:style-name="ro1">
          <table:table-cell office:value-type="string" calcext:value-type="string">
            <text:p>data/final_music/1045/236/HRV_1045_23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575" calcext:value-type="float">
            <text:p>318,575</text:p>
          </table:table-cell>
        </table:table-row>
        <table:table-row table:style-name="ro1">
          <table:table-cell office:value-type="string" calcext:value-type="string">
            <text:p>data/final_music/1045/236/EDA_1045_23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69" calcext:value-type="float">
            <text:p>30,069</text:p>
          </table:table-cell>
        </table:table-row>
        <table:table-row table:style-name="ro1">
          <table:table-cell office:value-type="string" calcext:value-type="string">
            <text:p>data/final_music/1045/236/EDA_1045_236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450" calcext:value-type="float">
            <text:p>30,450</text:p>
          </table:table-cell>
        </table:table-row>
        <table:table-row table:style-name="ro1">
          <table:table-cell office:value-type="string" calcext:value-type="string">
            <text:p>data/final_music/1045/236/HRV_1045_236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3584" calcext:value-type="float">
            <text:p>263,584</text:p>
          </table:table-cell>
        </table:table-row>
        <table:table-row table:style-name="ro1">
          <table:table-cell office:value-type="string" calcext:value-type="string">
            <text:p>data/final_music/1045/236/EDA_1045_23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599" calcext:value-type="float">
            <text:p>30,599</text:p>
          </table:table-cell>
        </table:table-row>
        <table:table-row table:style-name="ro1">
          <table:table-cell office:value-type="string" calcext:value-type="string">
            <text:p>data/final_music/1045/236/HRV_1045_23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7104" calcext:value-type="float">
            <text:p>247,104</text:p>
          </table:table-cell>
        </table:table-row>
        <table:table-row table:style-name="ro1">
          <table:table-cell office:value-type="string" calcext:value-type="string">
            <text:p>data/final_music/1045/236/HRV_1045_236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374" calcext:value-type="float">
            <text:p>316,374</text:p>
          </table:table-cell>
        </table:table-row>
        <table:table-row table:style-name="ro1">
          <table:table-cell office:value-type="string" calcext:value-type="string">
            <text:p>data/final_music/1045/236/EDA_1045_236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68" calcext:value-type="float">
            <text:p>28,068</text:p>
          </table:table-cell>
        </table:table-row>
        <table:table-row table:style-name="ro1">
          <table:table-cell office:value-type="string" calcext:value-type="string">
            <text:p>data/final_music/1045/237/HRV_1045_23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147" calcext:value-type="float">
            <text:p>261,147</text:p>
          </table:table-cell>
        </table:table-row>
        <table:table-row table:style-name="ro1">
          <table:table-cell office:value-type="string" calcext:value-type="string">
            <text:p>data/final_music/1045/237/HRV_1045_23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441" calcext:value-type="float">
            <text:p>315,441</text:p>
          </table:table-cell>
        </table:table-row>
        <table:table-row table:style-name="ro1">
          <table:table-cell office:value-type="string" calcext:value-type="string">
            <text:p>data/final_music/1045/237/HRV_1045_23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6782" calcext:value-type="float">
            <text:p>246,782</text:p>
          </table:table-cell>
        </table:table-row>
        <table:table-row table:style-name="ro1">
          <table:table-cell office:value-type="string" calcext:value-type="string">
            <text:p>data/final_music/1045/237/EDA_1045_237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94" calcext:value-type="float">
            <text:p>27,594</text:p>
          </table:table-cell>
        </table:table-row>
        <table:table-row table:style-name="ro1">
          <table:table-cell office:value-type="string" calcext:value-type="string">
            <text:p>data/final_music/1045/237/EDA_1045_237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298" calcext:value-type="float">
            <text:p>31,298</text:p>
          </table:table-cell>
        </table:table-row>
        <table:table-row table:style-name="ro1">
          <table:table-cell office:value-type="string" calcext:value-type="string">
            <text:p>data/final_music/1045/237/EDA_1045_237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424" calcext:value-type="float">
            <text:p>29,424</text:p>
          </table:table-cell>
        </table:table-row>
        <table:table-row table:style-name="ro1">
          <table:table-cell office:value-type="string" calcext:value-type="string">
            <text:p>data/final_music/1045/237/HRV_1045_23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068" calcext:value-type="float">
            <text:p>319,068</text:p>
          </table:table-cell>
        </table:table-row>
        <table:table-row table:style-name="ro1">
          <table:table-cell office:value-type="string" calcext:value-type="string">
            <text:p>data/final_music/1045/237/EDA_1045_237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47" calcext:value-type="float">
            <text:p>31,847</text:p>
          </table:table-cell>
        </table:table-row>
        <table:table-row table:style-name="ro1">
          <table:table-cell office:value-type="string" calcext:value-type="string">
            <text:p>data/final_music/1011/132/EDA_1011_13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5397" calcext:value-type="float">
            <text:p>35,397</text:p>
          </table:table-cell>
        </table:table-row>
        <table:table-row table:style-name="ro1">
          <table:table-cell office:value-type="string" calcext:value-type="string">
            <text:p>data/final_music/1011/132/HRV_1011_13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374" calcext:value-type="float">
            <text:p>317,374</text:p>
          </table:table-cell>
        </table:table-row>
        <table:table-row table:style-name="ro1">
          <table:table-cell office:value-type="string" calcext:value-type="string">
            <text:p>data/final_music/1011/132/HRV_1011_13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4851" calcext:value-type="float">
            <text:p>264,851</text:p>
          </table:table-cell>
        </table:table-row>
        <table:table-row table:style-name="ro1">
          <table:table-cell office:value-type="string" calcext:value-type="string">
            <text:p>data/final_music/1011/132/HRV_1011_13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232" calcext:value-type="float">
            <text:p>315,232</text:p>
          </table:table-cell>
        </table:table-row>
        <table:table-row table:style-name="ro1">
          <table:table-cell office:value-type="string" calcext:value-type="string">
            <text:p>data/final_music/1011/132/EDA_1011_13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596" calcext:value-type="float">
            <text:p>38,596</text:p>
          </table:table-cell>
        </table:table-row>
        <table:table-row table:style-name="ro1">
          <table:table-cell office:value-type="string" calcext:value-type="string">
            <text:p>data/final_music/1011/132/HRV_1011_13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4421" calcext:value-type="float">
            <text:p>244,421</text:p>
          </table:table-cell>
        </table:table-row>
        <table:table-row table:style-name="ro1">
          <table:table-cell office:value-type="string" calcext:value-type="string">
            <text:p>data/final_music/1011/132/EDA_1011_13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607" calcext:value-type="float">
            <text:p>41,607</text:p>
          </table:table-cell>
        </table:table-row>
        <table:table-row table:style-name="ro1">
          <table:table-cell office:value-type="string" calcext:value-type="string">
            <text:p>data/final_music/1011/132/EDA_1011_13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900" calcext:value-type="float">
            <text:p>40,900</text:p>
          </table:table-cell>
        </table:table-row>
        <table:table-row table:style-name="ro1">
          <table:table-cell office:value-type="string" calcext:value-type="string">
            <text:p>data/final_music/1011/133/HRV_1011_13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9597" calcext:value-type="float">
            <text:p>319,597</text:p>
          </table:table-cell>
        </table:table-row>
        <table:table-row table:style-name="ro1">
          <table:table-cell office:value-type="string" calcext:value-type="string">
            <text:p>data/final_music/1011/133/EDA_1011_13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0373" calcext:value-type="float">
            <text:p>40,373</text:p>
          </table:table-cell>
        </table:table-row>
        <table:table-row table:style-name="ro1">
          <table:table-cell office:value-type="string" calcext:value-type="string">
            <text:p>data/final_music/1011/133/HRV_1011_13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528" calcext:value-type="float">
            <text:p>262,528</text:p>
          </table:table-cell>
        </table:table-row>
        <table:table-row table:style-name="ro1">
          <table:table-cell office:value-type="string" calcext:value-type="string">
            <text:p>data/final_music/1011/133/HRV_1011_13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36783" calcext:value-type="float">
            <text:p>236,783</text:p>
          </table:table-cell>
        </table:table-row>
        <table:table-row table:style-name="ro1">
          <table:table-cell office:value-type="string" calcext:value-type="string">
            <text:p>data/final_music/1011/133/EDA_1011_13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742" calcext:value-type="float">
            <text:p>36,742</text:p>
          </table:table-cell>
        </table:table-row>
        <table:table-row table:style-name="ro1">
          <table:table-cell office:value-type="string" calcext:value-type="string">
            <text:p>data/final_music/1011/133/EDA_1011_13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9997" calcext:value-type="float">
            <text:p>39,997</text:p>
          </table:table-cell>
        </table:table-row>
        <table:table-row table:style-name="ro1">
          <table:table-cell office:value-type="string" calcext:value-type="string">
            <text:p>data/final_music/1011/133/EDA_1011_13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8614" calcext:value-type="float">
            <text:p>38,614</text:p>
          </table:table-cell>
        </table:table-row>
        <table:table-row table:style-name="ro1">
          <table:table-cell office:value-type="string" calcext:value-type="string">
            <text:p>data/final_music/1011/133/HRV_1011_13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3886" calcext:value-type="float">
            <text:p>313,886</text:p>
          </table:table-cell>
        </table:table-row>
        <table:table-row table:style-name="ro1">
          <table:table-cell office:value-type="string" calcext:value-type="string">
            <text:p>data/final_music/1011/131/EDA_1011_13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6632" calcext:value-type="float">
            <text:p>36,632</text:p>
          </table:table-cell>
        </table:table-row>
        <table:table-row table:style-name="ro1">
          <table:table-cell office:value-type="string" calcext:value-type="string">
            <text:p>data/final_music/1011/131/HRV_1011_131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1961" calcext:value-type="float">
            <text:p>321,961</text:p>
          </table:table-cell>
        </table:table-row>
        <table:table-row table:style-name="ro1">
          <table:table-cell office:value-type="string" calcext:value-type="string">
            <text:p>data/final_music/1011/131/EDA_1011_13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992" calcext:value-type="float">
            <text:p>27,992</text:p>
          </table:table-cell>
        </table:table-row>
        <table:table-row table:style-name="ro1">
          <table:table-cell office:value-type="string" calcext:value-type="string">
            <text:p>data/final_music/1011/131/EDA_1011_13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41289" calcext:value-type="float">
            <text:p>41,289</text:p>
          </table:table-cell>
        </table:table-row>
        <table:table-row table:style-name="ro1">
          <table:table-cell office:value-type="string" calcext:value-type="string">
            <text:p>data/final_music/1011/131/HRV_1011_131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75108" calcext:value-type="float">
            <text:p>275,108</text:p>
          </table:table-cell>
        </table:table-row>
        <table:table-row table:style-name="ro1">
          <table:table-cell office:value-type="string" calcext:value-type="string">
            <text:p>data/final_music/1011/131/HRV_1011_131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8198" calcext:value-type="float">
            <text:p>328,198</text:p>
          </table:table-cell>
        </table:table-row>
        <table:table-row table:style-name="ro1">
          <table:table-cell office:value-type="string" calcext:value-type="string">
            <text:p>data/final_music/1011/131/HRV_1011_13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47683" calcext:value-type="float">
            <text:p>247,683</text:p>
          </table:table-cell>
        </table:table-row>
        <table:table-row table:style-name="ro1">
          <table:table-cell office:value-type="string" calcext:value-type="string">
            <text:p>data/final_music/1011/131/EDA_1011_131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65910" calcext:value-type="float">
            <text:p>65,910</text:p>
          </table:table-cell>
        </table:table-row>
        <table:table-row table:style-name="ro1">
          <table:table-cell office:value-type="string" calcext:value-type="string">
            <text:p>data/final_music/1047/244/EDA_1047_24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06" calcext:value-type="float">
            <text:p>29,206</text:p>
          </table:table-cell>
        </table:table-row>
        <table:table-row table:style-name="ro1">
          <table:table-cell office:value-type="string" calcext:value-type="string">
            <text:p>data/final_music/1047/244/EDA_1047_24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801" calcext:value-type="float">
            <text:p>29,801</text:p>
          </table:table-cell>
        </table:table-row>
        <table:table-row table:style-name="ro1">
          <table:table-cell office:value-type="string" calcext:value-type="string">
            <text:p>data/final_music/1047/244/HRV_1047_24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2329" calcext:value-type="float">
            <text:p>282,329</text:p>
          </table:table-cell>
        </table:table-row>
        <table:table-row table:style-name="ro1">
          <table:table-cell office:value-type="string" calcext:value-type="string">
            <text:p>data/final_music/1047/244/EDA_1047_24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18" calcext:value-type="float">
            <text:p>29,718</text:p>
          </table:table-cell>
        </table:table-row>
        <table:table-row table:style-name="ro1">
          <table:table-cell office:value-type="string" calcext:value-type="string">
            <text:p>data/final_music/1047/244/HRV_1047_244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7592" calcext:value-type="float">
            <text:p>317,592</text:p>
          </table:table-cell>
        </table:table-row>
        <table:table-row table:style-name="ro1">
          <table:table-cell office:value-type="string" calcext:value-type="string">
            <text:p>data/final_music/1047/244/HRV_1047_244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2151" calcext:value-type="float">
            <text:p>262,151</text:p>
          </table:table-cell>
        </table:table-row>
        <table:table-row table:style-name="ro1">
          <table:table-cell office:value-type="string" calcext:value-type="string">
            <text:p>data/final_music/1047/244/EDA_1047_244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34" calcext:value-type="float">
            <text:p>29,234</text:p>
          </table:table-cell>
        </table:table-row>
        <table:table-row table:style-name="ro1">
          <table:table-cell office:value-type="string" calcext:value-type="string">
            <text:p>data/final_music/1047/244/HRV_1047_244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6521" calcext:value-type="float">
            <text:p>316,521</text:p>
          </table:table-cell>
        </table:table-row>
        <table:table-row table:style-name="ro1">
          <table:table-cell office:value-type="string" calcext:value-type="string">
            <text:p>data/final_music/1047/243/HRV_1047_24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394" calcext:value-type="float">
            <text:p>280,394</text:p>
          </table:table-cell>
        </table:table-row>
        <table:table-row table:style-name="ro1">
          <table:table-cell office:value-type="string" calcext:value-type="string">
            <text:p>data/final_music/1047/243/EDA_1047_24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786" calcext:value-type="float">
            <text:p>29,786</text:p>
          </table:table-cell>
        </table:table-row>
        <table:table-row table:style-name="ro1">
          <table:table-cell office:value-type="string" calcext:value-type="string">
            <text:p>data/final_music/1047/243/EDA_1047_24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49" calcext:value-type="float">
            <text:p>30,049</text:p>
          </table:table-cell>
        </table:table-row>
        <table:table-row table:style-name="ro1">
          <table:table-cell office:value-type="string" calcext:value-type="string">
            <text:p>data/final_music/1047/243/HRV_1047_243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8558" calcext:value-type="float">
            <text:p>318,558</text:p>
          </table:table-cell>
        </table:table-row>
        <table:table-row table:style-name="ro1">
          <table:table-cell office:value-type="string" calcext:value-type="string">
            <text:p>data/final_music/1047/243/HRV_1047_24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5606" calcext:value-type="float">
            <text:p>315,606</text:p>
          </table:table-cell>
        </table:table-row>
        <table:table-row table:style-name="ro1">
          <table:table-cell office:value-type="string" calcext:value-type="string">
            <text:p>data/final_music/1047/243/EDA_1047_243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46" calcext:value-type="float">
            <text:p>30,046</text:p>
          </table:table-cell>
        </table:table-row>
        <table:table-row table:style-name="ro1">
          <table:table-cell office:value-type="string" calcext:value-type="string">
            <text:p>data/final_music/1047/243/HRV_1047_243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61817" calcext:value-type="float">
            <text:p>261,817</text:p>
          </table:table-cell>
        </table:table-row>
        <table:table-row table:style-name="ro1">
          <table:table-cell office:value-type="string" calcext:value-type="string">
            <text:p>data/final_music/1047/243/EDA_1047_243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9252" calcext:value-type="float">
            <text:p>29,252</text:p>
          </table:table-cell>
        </table:table-row>
        <table:table-row table:style-name="ro1">
          <table:table-cell office:value-type="string" calcext:value-type="string">
            <text:p>data/final_music/1047/242/EDA_1047_24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013" calcext:value-type="float">
            <text:p>30,013</text:p>
          </table:table-cell>
        </table:table-row>
        <table:table-row table:style-name="ro1">
          <table:table-cell office:value-type="string" calcext:value-type="string">
            <text:p>data/final_music/1047/242/HRV_1047_24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20832" calcext:value-type="float">
            <text:p>320,832</text:p>
          </table:table-cell>
        </table:table-row>
        <table:table-row table:style-name="ro1">
          <table:table-cell office:value-type="string" calcext:value-type="string">
            <text:p>data/final_music/1047/242/HRV_1047_24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59387" calcext:value-type="float">
            <text:p>259,387</text:p>
          </table:table-cell>
        </table:table-row>
        <table:table-row table:style-name="ro1">
          <table:table-cell office:value-type="string" calcext:value-type="string">
            <text:p>data/final_music/1047/242/EDA_1047_242_BLE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247" calcext:value-type="float">
            <text:p>30,247</text:p>
          </table:table-cell>
        </table:table-row>
        <table:table-row table:style-name="ro1">
          <table:table-cell office:value-type="string" calcext:value-type="string">
            <text:p>data/final_music/1047/242/HRV_1047_24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14755" calcext:value-type="float">
            <text:p>314,755</text:p>
          </table:table-cell>
        </table:table-row>
        <table:table-row table:style-name="ro1">
          <table:table-cell office:value-type="string" calcext:value-type="string">
            <text:p>data/final_music/1047/242/HRV_1047_242_I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280421" calcext:value-type="float">
            <text:p>280,421</text:p>
          </table:table-cell>
        </table:table-row>
        <table:table-row table:style-name="ro1">
          <table:table-cell office:value-type="string" calcext:value-type="string">
            <text:p>data/final_music/1047/242/EDA_1047_242_BL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260" calcext:value-type="float">
            <text:p>30,260</text:p>
          </table:table-cell>
        </table:table-row>
        <table:table-row table:style-name="ro1">
          <table:table-cell office:value-type="string" calcext:value-type="string">
            <text:p>data/final_music/1047/242/EDA_1047_242_FS_C.xlsx</text:p>
          </table:table-cell>
          <table:table-cell table:style-name="ce1" office:value-type="date" office:date-value="2019-04-28" calcext:value-type="date">
            <text:p>04/28/19</text:p>
          </table:table-cell>
          <table:table-cell office:value-type="float" office:value="30152" calcext:value-type="float">
            <text:p>30,152</text:p>
          </table:table-cell>
        </table:table-row>
        <table:table-row table:style-name="ro1">
          <table:table-cell office:value-type="string" calcext:value-type="string">
            <text:p>data/Drums/before_converting/1050_271218/testing_252_Hava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186249" calcext:value-type="float">
            <text:p>186,249</text:p>
          </table:table-cell>
        </table:table-row>
        <table:table-row table:style-name="ro1">
          <table:table-cell office:value-type="string" calcext:value-type="string">
            <text:p>data/Drums/before_converting/1050_271218/Freestyle_1050_271218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215165" calcext:value-type="float">
            <text:p>215,165</text:p>
          </table:table-cell>
        </table:table-row>
        <table:table-row table:style-name="ro1">
          <table:table-cell office:value-type="string" calcext:value-type="string">
            <text:p>data/Drums/before_converting/1050_271218/non-predictable_1050_271218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221696" calcext:value-type="float">
            <text:p>221,696</text:p>
          </table:table-cell>
        </table:table-row>
        <table:table-row table:style-name="ro1">
          <table:table-cell office:value-type="string" calcext:value-type="string">
            <text:p>data/Drums/before_converting/1050_271218/testing_251_Liron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186235" calcext:value-type="float">
            <text:p>186,235</text:p>
          </table:table-cell>
        </table:table-row>
        <table:table-row table:style-name="ro1">
          <table:table-cell office:value-type="string" calcext:value-type="string">
            <text:p>data/Drums/before_converting/1050_271218/testing_253_Doron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186245" calcext:value-type="float">
            <text:p>186,245</text:p>
          </table:table-cell>
        </table:table-row>
        <table:table-row table:style-name="ro1">
          <table:table-cell office:value-type="string" calcext:value-type="string">
            <text:p>data/Drums/before_converting/1051_020119/testing_254_eden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186169" calcext:value-type="float">
            <text:p>186,169</text:p>
          </table:table-cell>
        </table:table-row>
        <table:table-row table:style-name="ro1">
          <table:table-cell office:value-type="string" calcext:value-type="string">
            <text:p>data/Drums/before_converting/1051_020119/testing_256_amir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186220" calcext:value-type="float">
            <text:p>186,220</text:p>
          </table:table-cell>
        </table:table-row>
        <table:table-row table:style-name="ro1">
          <table:table-cell office:value-type="string" calcext:value-type="string">
            <text:p>data/Drums/before_converting/1051_020119/testing_255_aviv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186263" calcext:value-type="float">
            <text:p>186,263</text:p>
          </table:table-cell>
        </table:table-row>
        <table:table-row table:style-name="ro1">
          <table:table-cell office:value-type="string" calcext:value-type="string">
            <text:p>data/Drums/before_converting/1051_020119/predictable_1051_020119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203806" calcext:value-type="float">
            <text:p>203,806</text:p>
          </table:table-cell>
        </table:table-row>
        <table:table-row table:style-name="ro1">
          <table:table-cell office:value-type="string" calcext:value-type="string">
            <text:p>data/Drums/before_converting/1051_020119/Freestyle_1051_020119.als</text:p>
          </table:table-cell>
          <table:table-cell table:style-name="ce1" office:value-type="date" office:date-value="2019-01-02" calcext:value-type="date">
            <text:p>01/02/19</text:p>
          </table:table-cell>
          <table:table-cell office:value-type="float" office:value="218600" calcext:value-type="float">
            <text:p>218,600</text:p>
          </table:table-cell>
        </table:table-row>
        <table:table-row table:style-name="ro1">
          <table:table-cell office:value-type="string" calcext:value-type="string">
            <text:p>data/Drums/before_converting/1033_291118/predictable_1033_29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6019" calcext:value-type="float">
            <text:p>206,019</text:p>
          </table:table-cell>
        </table:table-row>
        <table:table-row table:style-name="ro1">
          <table:table-cell office:value-type="string" calcext:value-type="string">
            <text:p>data/Drums/before_converting/1033_291118/Freestyle_1033_29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7542" calcext:value-type="float">
            <text:p>207,542</text:p>
          </table:table-cell>
        </table:table-row>
        <table:table-row table:style-name="ro1">
          <table:table-cell office:value-type="string" calcext:value-type="string">
            <text:p>data/Drums/before_converting/1033_291118/testing_202_avigi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528" calcext:value-type="float">
            <text:p>186,528</text:p>
          </table:table-cell>
        </table:table-row>
        <table:table-row table:style-name="ro1">
          <table:table-cell office:value-type="string" calcext:value-type="string">
            <text:p>data/Drums/before_converting/1033_291118/testing_201_kfir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63" calcext:value-type="float">
            <text:p>186,263</text:p>
          </table:table-cell>
        </table:table-row>
        <table:table-row table:style-name="ro1">
          <table:table-cell office:value-type="string" calcext:value-type="string">
            <text:p>data/Drums/before_converting/1033_291118/testing_200_maya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28" calcext:value-type="float">
            <text:p>186,328</text:p>
          </table:table-cell>
        </table:table-row>
        <table:table-row table:style-name="ro1">
          <table:table-cell office:value-type="string" calcext:value-type="string">
            <text:p>data/Drums/before_converting/1037_061218/testing_212_kare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06" calcext:value-type="float">
            <text:p>186,406</text:p>
          </table:table-cell>
        </table:table-row>
        <table:table-row table:style-name="ro1">
          <table:table-cell office:value-type="string" calcext:value-type="string">
            <text:p>data/Drums/before_converting/1037_061218/predictable_1037_06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2731" calcext:value-type="float">
            <text:p>202,731</text:p>
          </table:table-cell>
        </table:table-row>
        <table:table-row table:style-name="ro1">
          <table:table-cell office:value-type="string" calcext:value-type="string">
            <text:p>data/Drums/before_converting/1037_061218/testing_213_mash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56" calcext:value-type="float">
            <text:p>186,156</text:p>
          </table:table-cell>
        </table:table-row>
        <table:table-row table:style-name="ro1">
          <table:table-cell office:value-type="string" calcext:value-type="string">
            <text:p>data/Drums/before_converting/1037_061218/testing_214_avishy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32" calcext:value-type="float">
            <text:p>186,432</text:p>
          </table:table-cell>
        </table:table-row>
        <table:table-row table:style-name="ro1">
          <table:table-cell office:value-type="string" calcext:value-type="string">
            <text:p>data/Drums/before_converting/1037_061218/Freestyle_1037_06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30047" calcext:value-type="float">
            <text:p>230,047</text:p>
          </table:table-cell>
        </table:table-row>
        <table:table-row table:style-name="ro1">
          <table:table-cell office:value-type="string" calcext:value-type="string">
            <text:p>data/Drums/before_converting/1025_141118/testing_175_mich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95" calcext:value-type="float">
            <text:p>186,395</text:p>
          </table:table-cell>
        </table:table-row>
        <table:table-row table:style-name="ro1">
          <table:table-cell office:value-type="string" calcext:value-type="string">
            <text:p>data/Drums/before_converting/1025_141118/predictable_1025_14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5197" calcext:value-type="float">
            <text:p>205,197</text:p>
          </table:table-cell>
        </table:table-row>
        <table:table-row table:style-name="ro1">
          <table:table-cell office:value-type="string" calcext:value-type="string">
            <text:p>data/Drums/before_converting/1025_141118/testing_174_liam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124" calcext:value-type="float">
            <text:p>187,124</text:p>
          </table:table-cell>
        </table:table-row>
        <table:table-row table:style-name="ro1">
          <table:table-cell office:value-type="string" calcext:value-type="string">
            <text:p>data/Drums/before_converting/1025_141118/testing_173_lior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83" calcext:value-type="float">
            <text:p>186,183</text:p>
          </table:table-cell>
        </table:table-row>
        <table:table-row table:style-name="ro1">
          <table:table-cell office:value-type="string" calcext:value-type="string">
            <text:p>data/Drums/before_converting/1025_141118/Freestyle_1025_14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0539" calcext:value-type="float">
            <text:p>220,539</text:p>
          </table:table-cell>
        </table:table-row>
        <table:table-row table:style-name="ro1">
          <table:table-cell office:value-type="string" calcext:value-type="string">
            <text:p>data/Drums/before_converting/1040_121218/Freestyle_1040_12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1810" calcext:value-type="float">
            <text:p>201,810</text:p>
          </table:table-cell>
        </table:table-row>
        <table:table-row table:style-name="ro1">
          <table:table-cell office:value-type="string" calcext:value-type="string">
            <text:p>data/Drums/before_converting/1040_121218/non-predictable_1040_12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9997" calcext:value-type="float">
            <text:p>209,997</text:p>
          </table:table-cell>
        </table:table-row>
        <table:table-row table:style-name="ro1">
          <table:table-cell office:value-type="string" calcext:value-type="string">
            <text:p>data/Drums/before_converting/1040_121218/testing_221_kari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62" calcext:value-type="float">
            <text:p>186,162</text:p>
          </table:table-cell>
        </table:table-row>
        <table:table-row table:style-name="ro1">
          <table:table-cell office:value-type="string" calcext:value-type="string">
            <text:p>data/Drums/before_converting/1040_121218/testing_223_shmu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37" calcext:value-type="float">
            <text:p>186,337</text:p>
          </table:table-cell>
        </table:table-row>
        <table:table-row table:style-name="ro1">
          <table:table-cell office:value-type="string" calcext:value-type="string">
            <text:p>data/Drums/before_converting/1040_121218/testing_222_lilach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10" calcext:value-type="float">
            <text:p>186,310</text:p>
          </table:table-cell>
        </table:table-row>
        <table:table-row table:style-name="ro1">
          <table:table-cell office:value-type="string" calcext:value-type="string">
            <text:p>data/Drums/before_converting/1045_191218/predictable_1045_19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3433" calcext:value-type="float">
            <text:p>203,433</text:p>
          </table:table-cell>
        </table:table-row>
        <table:table-row table:style-name="ro1">
          <table:table-cell office:value-type="string" calcext:value-type="string">
            <text:p>data/Drums/before_converting/1045_191218/Freestyle_1045_19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7462" calcext:value-type="float">
            <text:p>217,462</text:p>
          </table:table-cell>
        </table:table-row>
        <table:table-row table:style-name="ro1">
          <table:table-cell office:value-type="string" calcext:value-type="string">
            <text:p>data/Drums/before_converting/1045_191218/testing_236_may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78" calcext:value-type="float">
            <text:p>186,278</text:p>
          </table:table-cell>
        </table:table-row>
        <table:table-row table:style-name="ro1">
          <table:table-cell office:value-type="string" calcext:value-type="string">
            <text:p>data/Drums/before_converting/1045_191218/testing_237_hadar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22" calcext:value-type="float">
            <text:p>186,222</text:p>
          </table:table-cell>
        </table:table-row>
        <table:table-row table:style-name="ro1">
          <table:table-cell office:value-type="string" calcext:value-type="string">
            <text:p>data/Drums/before_converting/1045_191218/testing_238_no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05" calcext:value-type="float">
            <text:p>186,305</text:p>
          </table:table-cell>
        </table:table-row>
        <table:table-row table:style-name="ro1">
          <table:table-cell office:value-type="string" calcext:value-type="string">
            <text:p>data/Drums/before_converting/1035_051218/testing_206_atr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77" calcext:value-type="float">
            <text:p>186,177</text:p>
          </table:table-cell>
        </table:table-row>
        <table:table-row table:style-name="ro1">
          <table:table-cell office:value-type="string" calcext:value-type="string">
            <text:p>data/Drums/before_converting/1035_051218/testing_207_gavrial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48" calcext:value-type="float">
            <text:p>186,248</text:p>
          </table:table-cell>
        </table:table-row>
        <table:table-row table:style-name="ro1">
          <table:table-cell office:value-type="string" calcext:value-type="string">
            <text:p>data/Drums/before_converting/1035_051218/predictable_1035_05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98829" calcext:value-type="float">
            <text:p>198,829</text:p>
          </table:table-cell>
        </table:table-row>
        <table:table-row table:style-name="ro1">
          <table:table-cell office:value-type="string" calcext:value-type="string">
            <text:p>data/Drums/before_converting/1035_051218/Freestyle_1035_05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5364" calcext:value-type="float">
            <text:p>205,364</text:p>
          </table:table-cell>
        </table:table-row>
        <table:table-row table:style-name="ro1">
          <table:table-cell office:value-type="string" calcext:value-type="string">
            <text:p>data/Drums/before_converting/1035_051218/testing_208_t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90" calcext:value-type="float">
            <text:p>186,190</text:p>
          </table:table-cell>
        </table:table-row>
        <table:table-row table:style-name="ro1">
          <table:table-cell office:value-type="string" calcext:value-type="string">
            <text:p>data/Drums/before_converting/1043_131218/testing_230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21" calcext:value-type="float">
            <text:p>186,321</text:p>
          </table:table-cell>
        </table:table-row>
        <table:table-row table:style-name="ro1">
          <table:table-cell office:value-type="string" calcext:value-type="string">
            <text:p>data/Drums/before_converting/1043_131218/predictable_1043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5714" calcext:value-type="float">
            <text:p>205,714</text:p>
          </table:table-cell>
        </table:table-row>
        <table:table-row table:style-name="ro1">
          <table:table-cell office:value-type="string" calcext:value-type="string">
            <text:p>data/Drums/before_converting/1043_131218/testing_232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301" calcext:value-type="float">
            <text:p>187,301</text:p>
          </table:table-cell>
        </table:table-row>
        <table:table-row table:style-name="ro1">
          <table:table-cell office:value-type="string" calcext:value-type="string">
            <text:p>data/Drums/before_converting/1043_131218/testing_231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20" calcext:value-type="float">
            <text:p>186,420</text:p>
          </table:table-cell>
        </table:table-row>
        <table:table-row table:style-name="ro1">
          <table:table-cell office:value-type="string" calcext:value-type="string">
            <text:p>data/Drums/before_converting/1043_131218/Freestyle_1043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5343" calcext:value-type="float">
            <text:p>215,343</text:p>
          </table:table-cell>
        </table:table-row>
        <table:table-row table:style-name="ro1">
          <table:table-cell office:value-type="string" calcext:value-type="string">
            <text:p>data/Drums/before_converting/1046_191218/Freestyle_1046_19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8684" calcext:value-type="float">
            <text:p>218,684</text:p>
          </table:table-cell>
        </table:table-row>
        <table:table-row table:style-name="ro1">
          <table:table-cell office:value-type="string" calcext:value-type="string">
            <text:p>data/Drums/before_converting/1046_191218/testing_241_amily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577" calcext:value-type="float">
            <text:p>186,577</text:p>
          </table:table-cell>
        </table:table-row>
        <table:table-row table:style-name="ro1">
          <table:table-cell office:value-type="string" calcext:value-type="string">
            <text:p>data/Drums/before_converting/1046_191218/non-predictable_1046_19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5337" calcext:value-type="float">
            <text:p>215,337</text:p>
          </table:table-cell>
        </table:table-row>
        <table:table-row table:style-name="ro1">
          <table:table-cell office:value-type="string" calcext:value-type="string">
            <text:p>data/Drums/before_converting/1046_191218/testing_240_gil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39" calcext:value-type="float">
            <text:p>186,339</text:p>
          </table:table-cell>
        </table:table-row>
        <table:table-row table:style-name="ro1">
          <table:table-cell office:value-type="string" calcext:value-type="string">
            <text:p>data/Drums/before_converting/1046_191218/testing_239_avigi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092" calcext:value-type="float">
            <text:p>186,092</text:p>
          </table:table-cell>
        </table:table-row>
        <table:table-row table:style-name="ro1">
          <table:table-cell office:value-type="string" calcext:value-type="string">
            <text:p>data/Drums/before_converting/1038_061218/testing_217_Net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14" calcext:value-type="float">
            <text:p>186,214</text:p>
          </table:table-cell>
        </table:table-row>
        <table:table-row table:style-name="ro1">
          <table:table-cell office:value-type="string" calcext:value-type="string">
            <text:p>data/Drums/before_converting/1038_061218/non-predictable_1038_06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4774" calcext:value-type="float">
            <text:p>224,774</text:p>
          </table:table-cell>
        </table:table-row>
        <table:table-row table:style-name="ro1">
          <table:table-cell office:value-type="string" calcext:value-type="string">
            <text:p>data/Drums/before_converting/1038_061218/testing_216_Shaked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43" calcext:value-type="float">
            <text:p>186,243</text:p>
          </table:table-cell>
        </table:table-row>
        <table:table-row table:style-name="ro1">
          <table:table-cell office:value-type="string" calcext:value-type="string">
            <text:p>data/Drums/before_converting/1038_061218/Freestyle_1038_06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9190" calcext:value-type="float">
            <text:p>219,190</text:p>
          </table:table-cell>
        </table:table-row>
        <table:table-row table:style-name="ro1">
          <table:table-cell office:value-type="string" calcext:value-type="string">
            <text:p>data/Drums/before_converting/1038_061218/testing_215_Ziv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78" calcext:value-type="float">
            <text:p>186,278</text:p>
          </table:table-cell>
        </table:table-row>
        <table:table-row table:style-name="ro1">
          <table:table-cell office:value-type="string" calcext:value-type="string">
            <text:p>data/Drums/before_converting/1049_261218/Freestyle_1049_26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1151" calcext:value-type="float">
            <text:p>201,151</text:p>
          </table:table-cell>
        </table:table-row>
        <table:table-row table:style-name="ro1">
          <table:table-cell office:value-type="string" calcext:value-type="string">
            <text:p>data/Drums/before_converting/1049_261218/testing_249_Ede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51" calcext:value-type="float">
            <text:p>186,351</text:p>
          </table:table-cell>
        </table:table-row>
        <table:table-row table:style-name="ro1">
          <table:table-cell office:value-type="string" calcext:value-type="string">
            <text:p>data/Drums/before_converting/1049_261218/testing_250_Yuv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27" calcext:value-type="float">
            <text:p>186,427</text:p>
          </table:table-cell>
        </table:table-row>
        <table:table-row table:style-name="ro1">
          <table:table-cell office:value-type="string" calcext:value-type="string">
            <text:p>data/Drums/before_converting/1049_261218/testing_248_Daniell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05" calcext:value-type="float">
            <text:p>186,305</text:p>
          </table:table-cell>
        </table:table-row>
        <table:table-row table:style-name="ro1">
          <table:table-cell office:value-type="string" calcext:value-type="string">
            <text:p>data/Drums/before_converting/1049_261218/predictable_1049_26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95562" calcext:value-type="float">
            <text:p>195,562</text:p>
          </table:table-cell>
        </table:table-row>
        <table:table-row table:style-name="ro1">
          <table:table-cell office:value-type="string" calcext:value-type="string">
            <text:p>data/Drums/before_converting/1031_221118/testing_193_amih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65" calcext:value-type="float">
            <text:p>186,365</text:p>
          </table:table-cell>
        </table:table-row>
        <table:table-row table:style-name="ro1">
          <table:table-cell office:value-type="string" calcext:value-type="string">
            <text:p>data/Drums/before_converting/1031_221118/testing_192_tali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99" calcext:value-type="float">
            <text:p>186,199</text:p>
          </table:table-cell>
        </table:table-row>
        <table:table-row table:style-name="ro1">
          <table:table-cell office:value-type="string" calcext:value-type="string">
            <text:p>data/Drums/before_converting/1031_221118/testing_191_alo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65" calcext:value-type="float">
            <text:p>186,265</text:p>
          </table:table-cell>
        </table:table-row>
        <table:table-row table:style-name="ro1">
          <table:table-cell office:value-type="string" calcext:value-type="string">
            <text:p>data/Drums/before_converting/1031_221118/Freestyle_1031_22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5607" calcext:value-type="float">
            <text:p>215,607</text:p>
          </table:table-cell>
        </table:table-row>
        <table:table-row table:style-name="ro1">
          <table:table-cell office:value-type="string" calcext:value-type="string">
            <text:p>data/Drums/before_converting/1031_221118/predictable_1031_22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7470" calcext:value-type="float">
            <text:p>207,470</text:p>
          </table:table-cell>
        </table:table-row>
        <table:table-row table:style-name="ro1">
          <table:table-cell office:value-type="string" calcext:value-type="string">
            <text:p>data/Drums/before_converting/1030_221118/testing_188_Avit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41" calcext:value-type="float">
            <text:p>186,241</text:p>
          </table:table-cell>
        </table:table-row>
        <table:table-row table:style-name="ro1">
          <table:table-cell office:value-type="string" calcext:value-type="string">
            <text:p>data/Drums/before_converting/1030_221118/testing_189_Hal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05" calcext:value-type="float">
            <text:p>186,405</text:p>
          </table:table-cell>
        </table:table-row>
        <table:table-row table:style-name="ro1">
          <table:table-cell office:value-type="string" calcext:value-type="string">
            <text:p>data/Drums/before_converting/1030_221118/testing_190_Iris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066" calcext:value-type="float">
            <text:p>186,066</text:p>
          </table:table-cell>
        </table:table-row>
        <table:table-row table:style-name="ro1">
          <table:table-cell office:value-type="string" calcext:value-type="string">
            <text:p>data/Drums/before_converting/1030_221118/non-predictable_1030_22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1433" calcext:value-type="float">
            <text:p>221,433</text:p>
          </table:table-cell>
        </table:table-row>
        <table:table-row table:style-name="ro1">
          <table:table-cell office:value-type="string" calcext:value-type="string">
            <text:p>data/Drums/before_converting/1030_221118/Freestyle_1030_22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9521" calcext:value-type="float">
            <text:p>219,521</text:p>
          </table:table-cell>
        </table:table-row>
        <table:table-row table:style-name="ro1">
          <table:table-cell office:value-type="string" calcext:value-type="string">
            <text:p>data/Drums/before_converting/1022_081118/testing_165_adialals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21" calcext:value-type="float">
            <text:p>186,221</text:p>
          </table:table-cell>
        </table:table-row>
        <table:table-row table:style-name="ro1">
          <table:table-cell office:value-type="string" calcext:value-type="string">
            <text:p>data/Drums/before_converting/1022_081118/testing_164_han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76" calcext:value-type="float">
            <text:p>186,276</text:p>
          </table:table-cell>
        </table:table-row>
        <table:table-row table:style-name="ro1">
          <table:table-cell office:value-type="string" calcext:value-type="string">
            <text:p>data/Drums/before_converting/1022_081118/testing_165_yan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01" calcext:value-type="float">
            <text:p>186,301</text:p>
          </table:table-cell>
        </table:table-row>
        <table:table-row table:style-name="ro1">
          <table:table-cell office:value-type="string" calcext:value-type="string">
            <text:p>data/Drums/before_converting/1022_081118/non-predictable_1022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8000" calcext:value-type="float">
            <text:p>228,000</text:p>
          </table:table-cell>
        </table:table-row>
        <table:table-row table:style-name="ro1">
          <table:table-cell office:value-type="string" calcext:value-type="string">
            <text:p>data/Drums/before_converting/1022_081118/Freesty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before_converting/1022_081118/non-predictab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088" calcext:value-type="float">
            <text:p>187,088</text:p>
          </table:table-cell>
        </table:table-row>
        <table:table-row table:style-name="ro1">
          <table:table-cell office:value-type="string" calcext:value-type="string">
            <text:p>data/Drums/before_converting/1022_081118/testing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before_converting/1022_081118/Freestyle_1022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5923" calcext:value-type="float">
            <text:p>215,923</text:p>
          </table:table-cell>
        </table:table-row>
        <table:table-row table:style-name="ro1">
          <table:table-cell office:value-type="string" calcext:value-type="string">
            <text:p>data/Drums/before_converting/1048_201218/testing_245_Rotem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74" calcext:value-type="float">
            <text:p>186,374</text:p>
          </table:table-cell>
        </table:table-row>
        <table:table-row table:style-name="ro1">
          <table:table-cell office:value-type="string" calcext:value-type="string">
            <text:p>data/Drums/before_converting/1048_201218/Freestyle_1048_20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9590" calcext:value-type="float">
            <text:p>219,590</text:p>
          </table:table-cell>
        </table:table-row>
        <table:table-row table:style-name="ro1">
          <table:table-cell office:value-type="string" calcext:value-type="string">
            <text:p>data/Drums/before_converting/1048_201218/non-predictable_1048_20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9847" calcext:value-type="float">
            <text:p>229,847</text:p>
          </table:table-cell>
        </table:table-row>
        <table:table-row table:style-name="ro1">
          <table:table-cell office:value-type="string" calcext:value-type="string">
            <text:p>data/Drums/before_converting/1048_201218/testing_247_Linoy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62" calcext:value-type="float">
            <text:p>186,262</text:p>
          </table:table-cell>
        </table:table-row>
        <table:table-row table:style-name="ro1">
          <table:table-cell office:value-type="string" calcext:value-type="string">
            <text:p>data/Drums/before_converting/1048_201218/testing_246_Meirav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63" calcext:value-type="float">
            <text:p>186,263</text:p>
          </table:table-cell>
        </table:table-row>
        <table:table-row table:style-name="ro1">
          <table:table-cell office:value-type="string" calcext:value-type="string">
            <text:p>data/Drums/before_converting/1032_281118/testing_196_yar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046" calcext:value-type="float">
            <text:p>186,046</text:p>
          </table:table-cell>
        </table:table-row>
        <table:table-row table:style-name="ro1">
          <table:table-cell office:value-type="string" calcext:value-type="string">
            <text:p>data/Drums/before_converting/1032_281118/testing_194_ali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54" calcext:value-type="float">
            <text:p>186,154</text:p>
          </table:table-cell>
        </table:table-row>
        <table:table-row table:style-name="ro1">
          <table:table-cell office:value-type="string" calcext:value-type="string">
            <text:p>data/Drums/before_converting/1032_281118/Freestyle_1032_28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6465" calcext:value-type="float">
            <text:p>216,465</text:p>
          </table:table-cell>
        </table:table-row>
        <table:table-row table:style-name="ro1">
          <table:table-cell office:value-type="string" calcext:value-type="string">
            <text:p>data/Drums/before_converting/1032_281118/testing_195_ede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020" calcext:value-type="float">
            <text:p>187,020</text:p>
          </table:table-cell>
        </table:table-row>
        <table:table-row table:style-name="ro1">
          <table:table-cell office:value-type="string" calcext:value-type="string">
            <text:p>data/Drums/before_converting/1032_281118/non-predictable_1032_28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5532" calcext:value-type="float">
            <text:p>225,532</text:p>
          </table:table-cell>
        </table:table-row>
        <table:table-row table:style-name="ro1">
          <table:table-cell office:value-type="string" calcext:value-type="string">
            <text:p>data/Drums/before_converting/1023_081118/testing_169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374" calcext:value-type="float">
            <text:p>187,374</text:p>
          </table:table-cell>
        </table:table-row>
        <table:table-row table:style-name="ro1">
          <table:table-cell office:value-type="string" calcext:value-type="string">
            <text:p>data/Drums/before_converting/1023_081118/Freestyle_1023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41445" calcext:value-type="float">
            <text:p>241,445</text:p>
          </table:table-cell>
        </table:table-row>
        <table:table-row table:style-name="ro1">
          <table:table-cell office:value-type="string" calcext:value-type="string">
            <text:p>data/Drums/before_converting/1023_081118/predictable_1023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6994" calcext:value-type="float">
            <text:p>206,994</text:p>
          </table:table-cell>
        </table:table-row>
        <table:table-row table:style-name="ro1">
          <table:table-cell office:value-type="string" calcext:value-type="string">
            <text:p>data/Drums/before_converting/1023_081118/testing_16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191" calcext:value-type="float">
            <text:p>187,191</text:p>
          </table:table-cell>
        </table:table-row>
        <table:table-row table:style-name="ro1">
          <table:table-cell office:value-type="string" calcext:value-type="string">
            <text:p>data/Drums/before_converting/1023_081118/testing_167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50" calcext:value-type="float">
            <text:p>186,350</text:p>
          </table:table-cell>
        </table:table-row>
        <table:table-row table:style-name="ro1">
          <table:table-cell office:value-type="string" calcext:value-type="string">
            <text:p>data/Drums/before_converting/1042_131218/testing_228_shir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45" calcext:value-type="float">
            <text:p>186,245</text:p>
          </table:table-cell>
        </table:table-row>
        <table:table-row table:style-name="ro1">
          <table:table-cell office:value-type="string" calcext:value-type="string">
            <text:p>data/Drums/before_converting/1042_131218/testing_229_yuv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before_converting/1042_131218/Freestyle_1042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3121" calcext:value-type="float">
            <text:p>213,121</text:p>
          </table:table-cell>
        </table:table-row>
        <table:table-row table:style-name="ro1">
          <table:table-cell office:value-type="string" calcext:value-type="string">
            <text:p>data/Drums/before_converting/1042_131218/non-predictable_1042_13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3736" calcext:value-type="float">
            <text:p>223,736</text:p>
          </table:table-cell>
        </table:table-row>
        <table:table-row table:style-name="ro1">
          <table:table-cell office:value-type="string" calcext:value-type="string">
            <text:p>data/Drums/before_converting/1042_131218/testing_227_ron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83" calcext:value-type="float">
            <text:p>186,283</text:p>
          </table:table-cell>
        </table:table-row>
        <table:table-row table:style-name="ro1">
          <table:table-cell office:value-type="string" calcext:value-type="string">
            <text:p>data/Drums/before_converting/1029_211118/testing_187_ofer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75" calcext:value-type="float">
            <text:p>186,275</text:p>
          </table:table-cell>
        </table:table-row>
        <table:table-row table:style-name="ro1">
          <table:table-cell office:value-type="string" calcext:value-type="string">
            <text:p>data/Drums/before_converting/1029_211118/testing_186_natha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21" calcext:value-type="float">
            <text:p>186,321</text:p>
          </table:table-cell>
        </table:table-row>
        <table:table-row table:style-name="ro1">
          <table:table-cell office:value-type="string" calcext:value-type="string">
            <text:p>data/Drums/before_converting/1029_211118/predictable_1029_21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5245" calcext:value-type="float">
            <text:p>185,245</text:p>
          </table:table-cell>
        </table:table-row>
        <table:table-row table:style-name="ro1">
          <table:table-cell office:value-type="string" calcext:value-type="string">
            <text:p>data/Drums/before_converting/1029_211118/testing_185B_li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97" calcext:value-type="float">
            <text:p>186,197</text:p>
          </table:table-cell>
        </table:table-row>
        <table:table-row table:style-name="ro1">
          <table:table-cell office:value-type="string" calcext:value-type="string">
            <text:p>data/Drums/before_converting/1029_211118/Freestyle_1029_21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8640" calcext:value-type="float">
            <text:p>208,640</text:p>
          </table:table-cell>
        </table:table-row>
        <table:table-row table:style-name="ro1">
          <table:table-cell office:value-type="string" calcext:value-type="string">
            <text:p>data/Drums/before_converting/1036_051218/testing_210_linoy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18" calcext:value-type="float">
            <text:p>186,218</text:p>
          </table:table-cell>
        </table:table-row>
        <table:table-row table:style-name="ro1">
          <table:table-cell office:value-type="string" calcext:value-type="string">
            <text:p>data/Drums/before_converting/1036_051218/non-predictable_1036_05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49706" calcext:value-type="float">
            <text:p>249,706</text:p>
          </table:table-cell>
        </table:table-row>
        <table:table-row table:style-name="ro1">
          <table:table-cell office:value-type="string" calcext:value-type="string">
            <text:p>data/Drums/before_converting/1036_051218/Freestyle_1036_05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8023" calcext:value-type="float">
            <text:p>218,023</text:p>
          </table:table-cell>
        </table:table-row>
        <table:table-row table:style-name="ro1">
          <table:table-cell office:value-type="string" calcext:value-type="string">
            <text:p>data/Drums/before_converting/1036_051218/testing_209_rav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56" calcext:value-type="float">
            <text:p>186,256</text:p>
          </table:table-cell>
        </table:table-row>
        <table:table-row table:style-name="ro1">
          <table:table-cell office:value-type="string" calcext:value-type="string">
            <text:p>data/Drums/before_converting/1036_051218/testing_211_may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95" calcext:value-type="float">
            <text:p>186,495</text:p>
          </table:table-cell>
        </table:table-row>
        <table:table-row table:style-name="ro1">
          <table:table-cell office:value-type="string" calcext:value-type="string">
            <text:p>data/Drums/before_converting/1026_151118/Freestyle_1026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94284" calcext:value-type="float">
            <text:p>194,284</text:p>
          </table:table-cell>
        </table:table-row>
        <table:table-row table:style-name="ro1">
          <table:table-cell office:value-type="string" calcext:value-type="string">
            <text:p>data/Drums/before_converting/1026_151118/testing_176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15" calcext:value-type="float">
            <text:p>186,215</text:p>
          </table:table-cell>
        </table:table-row>
        <table:table-row table:style-name="ro1">
          <table:table-cell office:value-type="string" calcext:value-type="string">
            <text:p>data/Drums/before_converting/1026_151118/testing_17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7276" calcext:value-type="float">
            <text:p>187,276</text:p>
          </table:table-cell>
        </table:table-row>
        <table:table-row table:style-name="ro1">
          <table:table-cell office:value-type="string" calcext:value-type="string">
            <text:p>data/Drums/before_converting/1026_151118/testing_177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648" calcext:value-type="float">
            <text:p>186,648</text:p>
          </table:table-cell>
        </table:table-row>
        <table:table-row table:style-name="ro1">
          <table:table-cell office:value-type="string" calcext:value-type="string">
            <text:p>data/Drums/before_converting/1026_151118/non-predictable_1026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9115" calcext:value-type="float">
            <text:p>209,115</text:p>
          </table:table-cell>
        </table:table-row>
        <table:table-row table:style-name="ro1">
          <table:table-cell office:value-type="string" calcext:value-type="string">
            <text:p>data/Drums/before_converting/1044_171218/235_testing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15" calcext:value-type="float">
            <text:p>186,215</text:p>
          </table:table-cell>
        </table:table-row>
        <table:table-row table:style-name="ro1">
          <table:table-cell office:value-type="string" calcext:value-type="string">
            <text:p>data/Drums/before_converting/1044_171218/Freesty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3986" calcext:value-type="float">
            <text:p>223,986</text:p>
          </table:table-cell>
        </table:table-row>
        <table:table-row table:style-name="ro1">
          <table:table-cell office:value-type="string" calcext:value-type="string">
            <text:p>data/Drums/before_converting/1044_171218/non-predictab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0979" calcext:value-type="float">
            <text:p>210,979</text:p>
          </table:table-cell>
        </table:table-row>
        <table:table-row table:style-name="ro1">
          <table:table-cell office:value-type="string" calcext:value-type="string">
            <text:p>data/Drums/before_converting/1044_171218/234_testing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25" calcext:value-type="float">
            <text:p>186,325</text:p>
          </table:table-cell>
        </table:table-row>
        <table:table-row table:style-name="ro1">
          <table:table-cell office:value-type="string" calcext:value-type="string">
            <text:p>data/Drums/before_converting/1044_171218/233_testing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04" calcext:value-type="float">
            <text:p>186,304</text:p>
          </table:table-cell>
        </table:table-row>
        <table:table-row table:style-name="ro1">
          <table:table-cell office:value-type="string" calcext:value-type="string">
            <text:p>data/Drums/before_converting/1044_171218/testing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before_converting/1039_121018/testing_220_zofit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50" calcext:value-type="float">
            <text:p>186,250</text:p>
          </table:table-cell>
        </table:table-row>
        <table:table-row table:style-name="ro1">
          <table:table-cell office:value-type="string" calcext:value-type="string">
            <text:p>data/Drums/before_converting/1039_121018/testing_219_ede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16" calcext:value-type="float">
            <text:p>186,216</text:p>
          </table:table-cell>
        </table:table-row>
        <table:table-row table:style-name="ro1">
          <table:table-cell office:value-type="string" calcext:value-type="string">
            <text:p>data/Drums/before_converting/1039_121018/predictable_1039_1210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2242" calcext:value-type="float">
            <text:p>202,242</text:p>
          </table:table-cell>
        </table:table-row>
        <table:table-row table:style-name="ro1">
          <table:table-cell office:value-type="string" calcext:value-type="string">
            <text:p>data/Drums/before_converting/1039_121018/Freestyle_1039_1210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3720" calcext:value-type="float">
            <text:p>213,720</text:p>
          </table:table-cell>
        </table:table-row>
        <table:table-row table:style-name="ro1">
          <table:table-cell office:value-type="string" calcext:value-type="string">
            <text:p>data/Drums/before_converting/1039_121018/testing_218_ad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00" calcext:value-type="float">
            <text:p>186,300</text:p>
          </table:table-cell>
        </table:table-row>
        <table:table-row table:style-name="ro1">
          <table:table-cell office:value-type="string" calcext:value-type="string">
            <text:p>data/Drums/before_converting/1027_151118/testing_179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65" calcext:value-type="float">
            <text:p>186,465</text:p>
          </table:table-cell>
        </table:table-row>
        <table:table-row table:style-name="ro1">
          <table:table-cell office:value-type="string" calcext:value-type="string">
            <text:p>data/Drums/before_converting/1027_151118/Freestyle_1027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6954" calcext:value-type="float">
            <text:p>206,954</text:p>
          </table:table-cell>
        </table:table-row>
        <table:table-row table:style-name="ro1">
          <table:table-cell office:value-type="string" calcext:value-type="string">
            <text:p>data/Drums/before_converting/1027_151118/predictable_1027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7706" calcext:value-type="float">
            <text:p>207,706</text:p>
          </table:table-cell>
        </table:table-row>
        <table:table-row table:style-name="ro1">
          <table:table-cell office:value-type="string" calcext:value-type="string">
            <text:p>data/Drums/before_converting/1027_151118/Freesty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before_converting/1027_151118/testing_181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821" calcext:value-type="float">
            <text:p>186,821</text:p>
          </table:table-cell>
        </table:table-row>
        <table:table-row table:style-name="ro1">
          <table:table-cell office:value-type="string" calcext:value-type="string">
            <text:p>data/Drums/before_converting/1027_151118/testing_180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34" calcext:value-type="float">
            <text:p>186,234</text:p>
          </table:table-cell>
        </table:table-row>
        <table:table-row table:style-name="ro1">
          <table:table-cell office:value-type="string" calcext:value-type="string">
            <text:p>data/Drums/before_converting/1024_141118/Freestyle_1024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92670" calcext:value-type="float">
            <text:p>192,670</text:p>
          </table:table-cell>
        </table:table-row>
        <table:table-row table:style-name="ro1">
          <table:table-cell office:value-type="string" calcext:value-type="string">
            <text:p>data/Drums/before_converting/1024_141118/non-predictable_1024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27878" calcext:value-type="float">
            <text:p>227,878</text:p>
          </table:table-cell>
        </table:table-row>
        <table:table-row table:style-name="ro1">
          <table:table-cell office:value-type="string" calcext:value-type="string">
            <text:p>data/Drums/before_converting/1024_141118/testing_170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25" calcext:value-type="float">
            <text:p>186,225</text:p>
          </table:table-cell>
        </table:table-row>
        <table:table-row table:style-name="ro1">
          <table:table-cell office:value-type="string" calcext:value-type="string">
            <text:p>data/Drums/before_converting/1024_141118/testing_171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5934" calcext:value-type="float">
            <text:p>185,934</text:p>
          </table:table-cell>
        </table:table-row>
        <table:table-row table:style-name="ro1">
          <table:table-cell office:value-type="string" calcext:value-type="string">
            <text:p>data/Drums/before_converting/1024_141118/testing_172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66" calcext:value-type="float">
            <text:p>186,366</text:p>
          </table:table-cell>
        </table:table-row>
        <table:table-row table:style-name="ro1">
          <table:table-cell office:value-type="string" calcext:value-type="string">
            <text:p>data/Drums/before_converting/1028_211118/testing_183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49" calcext:value-type="float">
            <text:p>186,349</text:p>
          </table:table-cell>
        </table:table-row>
        <table:table-row table:style-name="ro1">
          <table:table-cell office:value-type="string" calcext:value-type="string">
            <text:p>data/Drums/before_converting/1028_211118/Freestyle_102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96312" calcext:value-type="float">
            <text:p>196,312</text:p>
          </table:table-cell>
        </table:table-row>
        <table:table-row table:style-name="ro1">
          <table:table-cell office:value-type="string" calcext:value-type="string">
            <text:p>data/Drums/before_converting/1028_211118/testing_185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53" calcext:value-type="float">
            <text:p>186,153</text:p>
          </table:table-cell>
        </table:table-row>
        <table:table-row table:style-name="ro1">
          <table:table-cell office:value-type="string" calcext:value-type="string">
            <text:p>data/Drums/before_converting/1028_211118/testing_184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83" calcext:value-type="float">
            <text:p>186,283</text:p>
          </table:table-cell>
        </table:table-row>
        <table:table-row table:style-name="ro1">
          <table:table-cell office:value-type="string" calcext:value-type="string">
            <text:p>data/Drums/before_converting/1028_211118/non-predictable_102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8536" calcext:value-type="float">
            <text:p>208,536</text:p>
          </table:table-cell>
        </table:table-row>
        <table:table-row table:style-name="ro1">
          <table:table-cell office:value-type="string" calcext:value-type="string">
            <text:p>data/Drums/before_converting/1047_191218/testing_242_ksani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24" calcext:value-type="float">
            <text:p>186,224</text:p>
          </table:table-cell>
        </table:table-row>
        <table:table-row table:style-name="ro1">
          <table:table-cell office:value-type="string" calcext:value-type="string">
            <text:p>data/Drums/before_converting/1047_191218/predictable_1047_19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2274" calcext:value-type="float">
            <text:p>202,274</text:p>
          </table:table-cell>
        </table:table-row>
        <table:table-row table:style-name="ro1">
          <table:table-cell office:value-type="string" calcext:value-type="string">
            <text:p>data/Drums/before_converting/1047_191218/testing_244_oria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86" calcext:value-type="float">
            <text:p>186,286</text:p>
          </table:table-cell>
        </table:table-row>
        <table:table-row table:style-name="ro1">
          <table:table-cell office:value-type="string" calcext:value-type="string">
            <text:p>data/Drums/before_converting/1047_191218/Freestyle_1047_19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3190" calcext:value-type="float">
            <text:p>213,190</text:p>
          </table:table-cell>
        </table:table-row>
        <table:table-row table:style-name="ro1">
          <table:table-cell office:value-type="string" calcext:value-type="string">
            <text:p>data/Drums/before_converting/1047_191218/testing_243_michal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before_converting/1041_121218/testing_226_hadas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49" calcext:value-type="float">
            <text:p>186,249</text:p>
          </table:table-cell>
        </table:table-row>
        <table:table-row table:style-name="ro1">
          <table:table-cell office:value-type="string" calcext:value-type="string">
            <text:p>data/Drums/before_converting/1041_121218/testing_225_ede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54" calcext:value-type="float">
            <text:p>186,454</text:p>
          </table:table-cell>
        </table:table-row>
        <table:table-row table:style-name="ro1">
          <table:table-cell office:value-type="string" calcext:value-type="string">
            <text:p>data/Drums/before_converting/1041_121218/Freestyle_1041_12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5730" calcext:value-type="float">
            <text:p>215,730</text:p>
          </table:table-cell>
        </table:table-row>
        <table:table-row table:style-name="ro1">
          <table:table-cell office:value-type="string" calcext:value-type="string">
            <text:p>data/Drums/before_converting/1041_121218/testing_224_talia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131" calcext:value-type="float">
            <text:p>186,131</text:p>
          </table:table-cell>
        </table:table-row>
        <table:table-row table:style-name="ro1">
          <table:table-cell office:value-type="string" calcext:value-type="string">
            <text:p>data/Drums/before_converting/1041_121218/predictable_1041_1212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05317" calcext:value-type="float">
            <text:p>205,317</text:p>
          </table:table-cell>
        </table:table-row>
        <table:table-row table:style-name="ro1">
          <table:table-cell office:value-type="string" calcext:value-type="string">
            <text:p>data/Drums/before_converting/1021_251018/Freestyle_1021_2510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37252" calcext:value-type="float">
            <text:p>237,252</text:p>
          </table:table-cell>
        </table:table-row>
        <table:table-row table:style-name="ro1">
          <table:table-cell office:value-type="string" calcext:value-type="string">
            <text:p>data/Drums/before_converting/1021_251018/predictable_1021_2510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0885" calcext:value-type="float">
            <text:p>210,885</text:p>
          </table:table-cell>
        </table:table-row>
        <table:table-row table:style-name="ro1">
          <table:table-cell office:value-type="string" calcext:value-type="string">
            <text:p>data/Drums/before_converting/1021_251018/testing_163_nofer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360" calcext:value-type="float">
            <text:p>186,360</text:p>
          </table:table-cell>
        </table:table-row>
        <table:table-row table:style-name="ro1">
          <table:table-cell office:value-type="string" calcext:value-type="string">
            <text:p>data/Drums/before_converting/1021_251018/Freesty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before_converting/1021_251018/predictable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5239" calcext:value-type="float">
            <text:p>185,239</text:p>
          </table:table-cell>
        </table:table-row>
        <table:table-row table:style-name="ro1">
          <table:table-cell office:value-type="string" calcext:value-type="string">
            <text:p>data/Drums/before_converting/1021_251018/testing_161_ravit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4651" calcext:value-type="float">
            <text:p>184,651</text:p>
          </table:table-cell>
        </table:table-row>
        <table:table-row table:style-name="ro1">
          <table:table-cell office:value-type="string" calcext:value-type="string">
            <text:p>data/Drums/before_converting/1021_251018/testing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before_converting/1021_251018/testing_162_che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435" calcext:value-type="float">
            <text:p>186,435</text:p>
          </table:table-cell>
        </table:table-row>
        <table:table-row table:style-name="ro1">
          <table:table-cell office:value-type="string" calcext:value-type="string">
            <text:p>data/Drums/before_converting/1034_291118/testing_203_kim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18" calcext:value-type="float">
            <text:p>186,218</text:p>
          </table:table-cell>
        </table:table-row>
        <table:table-row table:style-name="ro1">
          <table:table-cell office:value-type="string" calcext:value-type="string">
            <text:p>data/Drums/before_converting/1034_291118/testing_205_gabi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811" calcext:value-type="float">
            <text:p>186,811</text:p>
          </table:table-cell>
        </table:table-row>
        <table:table-row table:style-name="ro1">
          <table:table-cell office:value-type="string" calcext:value-type="string">
            <text:p>data/Drums/before_converting/1034_291118/non-predictable_1034_29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30049" calcext:value-type="float">
            <text:p>230,049</text:p>
          </table:table-cell>
        </table:table-row>
        <table:table-row table:style-name="ro1">
          <table:table-cell office:value-type="string" calcext:value-type="string">
            <text:p>data/Drums/before_converting/1034_291118/Freestyle_1034_291118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216073" calcext:value-type="float">
            <text:p>216,073</text:p>
          </table:table-cell>
        </table:table-row>
        <table:table-row table:style-name="ro1">
          <table:table-cell office:value-type="string" calcext:value-type="string">
            <text:p>data/Drums/before_converting/1034_291118/testing_204_yonatan.als</text:p>
          </table:table-cell>
          <table:table-cell table:style-name="ce1" office:value-type="date" office:date-value="2018-12-26" calcext:value-type="date">
            <text:p>12/26/18</text:p>
          </table:table-cell>
          <table:table-cell office:value-type="float" office:value="186224" calcext:value-type="float">
            <text:p>186,224</text:p>
          </table:table-cell>
        </table:table-row>
        <table:table-row table:style-name="ro1">
          <table:table-cell office:value-type="string" calcext:value-type="string">
            <text:p>code/diss3_code/browse_midi/node_modules/iconv-lite/Changelog.md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4342" calcext:value-type="float">
            <text:p>4,342</text:p>
          </table:table-cell>
        </table:table-row>
        <table:table-row table:style-name="ro1">
          <table:table-cell office:value-type="string" calcext:value-type="string">
            <text:p>code/diss3_code/browse_midi/node_modules/iconv-lite/README.md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6534" calcext:value-type="float">
            <text:p>6,534</text:p>
          </table:table-cell>
        </table:table-row>
        <table:table-row table:style-name="ro1">
          <table:table-cell office:value-type="string" calcext:value-type="string">
            <text:p>code/diss3_code/browse_midi/node_modules/iconv-lite/lib/extend-node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8701" calcext:value-type="float">
            <text:p>8,701</text:p>
          </table:table-cell>
        </table:table-row>
        <table:table-row table:style-name="ro1">
          <table:table-cell office:value-type="string" calcext:value-type="string">
            <text:p>code/diss3_code/browse_midi/node_modules/iconv-lite/lib/bom-handling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1109" calcext:value-type="float">
            <text:p>1,109</text:p>
          </table:table-cell>
        </table:table-row>
        <table:table-row table:style-name="ro1">
          <table:table-cell office:value-type="string" calcext:value-type="string">
            <text:p>code/diss3_code/browse_midi/node_modules/iconv-lite/lib/index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5123" calcext:value-type="float">
            <text:p>5,123</text:p>
          </table:table-cell>
        </table:table-row>
        <table:table-row table:style-name="ro1">
          <table:table-cell office:value-type="string" calcext:value-type="string">
            <text:p>code/diss3_code/browse_midi/node_modules/iconv-lite/lib/streams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3387" calcext:value-type="float">
            <text:p>3,387</text:p>
          </table:table-cell>
        </table:table-row>
        <table:table-row table:style-name="ro1">
          <table:table-cell office:value-type="string" calcext:value-type="string">
            <text:p>code/diss3_code/browse_midi/node_modules/iconv-lite/lib/index.d.t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utf7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9215" calcext:value-type="float">
            <text:p>9,215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internal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6115" calcext:value-type="float">
            <text:p>6,115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sbcs-data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4686" calcext:value-type="float">
            <text:p>4,686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sbcs-data-generated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32034" calcext:value-type="float">
            <text:p>32,034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dbcs-codec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21415" calcext:value-type="float">
            <text:p>21,415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index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sbcs-codec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2191" calcext:value-type="float">
            <text:p>2,191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dbcs-data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8291" calcext:value-type="float">
            <text:p>8,291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utf16.js</text:p>
          </table:table-cell>
          <table:table-cell table:style-name="ce1" office:value-type="date" office:date-value="2018-08-22" calcext:value-type="date">
            <text:p>08/22/18</text:p>
          </table:table-cell>
          <table:table-cell office:value-type="float" office:value="5011" calcext:value-type="float">
            <text:p>5,011</text:p>
          </table:table-cell>
        </table:table-row>
        <table:table-row table:style-name="ro1">
          <table:table-cell office:value-type="string" calcext:value-type="string">
            <text:p>code/diss3_code/browse_midi/node_modules/toidentifier/README.md</text:p>
          </table:table-cell>
          <table:table-cell table:style-name="ce1" office:value-type="date" office:date-value="2018-07-09" calcext:value-type="date">
            <text:p>07/09/18</text:p>
          </table:table-cell>
          <table:table-cell office:value-type="float" office:value="1718" calcext:value-type="float">
            <text:p>1,718</text:p>
          </table:table-cell>
        </table:table-row>
        <table:table-row table:style-name="ro1">
          <table:table-cell office:value-type="string" calcext:value-type="string">
            <text:p>code/diss3_code/browse_midi/node_modules/toidentifier/index.js</text:p>
          </table:table-cell>
          <table:table-cell table:style-name="ce1" office:value-type="date" office:date-value="2018-07-02" calcext:value-type="date">
            <text:p>07/02/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ode/diss3_code/browse_midi/node_modules/toidentifier/LICENSE</text:p>
          </table:table-cell>
          <table:table-cell table:style-name="ce1" office:value-type="date" office:date-value="2018-07-02" calcext:value-type="date">
            <text:p>07/02/18</text:p>
          </table:table-cell>
          <table:table-cell office:value-type="float" office:value="1108" calcext:value-type="float">
            <text:p>1,108</text:p>
          </table:table-cell>
        </table:table-row>
        <table:table-row table:style-name="ro1">
          <table:table-cell office:value-type="string" calcext:value-type="string">
            <text:p>data/Drums/before_converting/1018_300518/testing_154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641" calcext:value-type="float">
            <text:p>186,641</text:p>
          </table:table-cell>
        </table:table-row>
        <table:table-row table:style-name="ro1">
          <table:table-cell office:value-type="string" calcext:value-type="string">
            <text:p>data/Drums/before_converting/1018_300518/testing_15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611" calcext:value-type="float">
            <text:p>186,611</text:p>
          </table:table-cell>
        </table:table-row>
        <table:table-row table:style-name="ro1">
          <table:table-cell office:value-type="string" calcext:value-type="string">
            <text:p>data/Drums/before_converting/1018_300518/testing_153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450" calcext:value-type="float">
            <text:p>186,450</text:p>
          </table:table-cell>
        </table:table-row>
        <table:table-row table:style-name="ro1">
          <table:table-cell office:value-type="string" calcext:value-type="string">
            <text:p>data/Drums/before_converting/1018_300518/Freestyle_1018_30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6574" calcext:value-type="float">
            <text:p>226,574</text:p>
          </table:table-cell>
        </table:table-row>
        <table:table-row table:style-name="ro1">
          <table:table-cell office:value-type="string" calcext:value-type="string">
            <text:p>data/Drums/before_converting/1018_300518/non-predictable_1018_30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5260" calcext:value-type="float">
            <text:p>215,260</text:p>
          </table:table-cell>
        </table:table-row>
        <table:table-row table:style-name="ro1">
          <table:table-cell office:value-type="string" calcext:value-type="string">
            <text:p>data/Drums/before_converting/1019_300518/Freestyle_1019_30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0304" calcext:value-type="float">
            <text:p>210,304</text:p>
          </table:table-cell>
        </table:table-row>
        <table:table-row table:style-name="ro1">
          <table:table-cell office:value-type="string" calcext:value-type="string">
            <text:p>data/Drums/before_converting/1019_300518/testing_157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12" calcext:value-type="float">
            <text:p>186,212</text:p>
          </table:table-cell>
        </table:table-row>
        <table:table-row table:style-name="ro1">
          <table:table-cell office:value-type="string" calcext:value-type="string">
            <text:p>data/Drums/before_converting/1019_300518/Freestyle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3889" calcext:value-type="float">
            <text:p>183,889</text:p>
          </table:table-cell>
        </table:table-row>
        <table:table-row table:style-name="ro1">
          <table:table-cell office:value-type="string" calcext:value-type="string">
            <text:p>data/Drums/before_converting/1019_300518/predictable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5239" calcext:value-type="float">
            <text:p>185,239</text:p>
          </table:table-cell>
        </table:table-row>
        <table:table-row table:style-name="ro1">
          <table:table-cell office:value-type="string" calcext:value-type="string">
            <text:p>data/Drums/before_converting/1019_300518/testing_155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54" calcext:value-type="float">
            <text:p>186,254</text:p>
          </table:table-cell>
        </table:table-row>
        <table:table-row table:style-name="ro1">
          <table:table-cell office:value-type="string" calcext:value-type="string">
            <text:p>data/Drums/before_converting/1019_300518/testing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4666" calcext:value-type="float">
            <text:p>184,666</text:p>
          </table:table-cell>
        </table:table-row>
        <table:table-row table:style-name="ro1">
          <table:table-cell office:value-type="string" calcext:value-type="string">
            <text:p>data/Drums/before_converting/1019_300518/predictable_1019_30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0897" calcext:value-type="float">
            <text:p>200,897</text:p>
          </table:table-cell>
        </table:table-row>
        <table:table-row table:style-name="ro1">
          <table:table-cell office:value-type="string" calcext:value-type="string">
            <text:p>data/Drums/before_converting/1019_300518/testing_156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306" calcext:value-type="float">
            <text:p>186,306</text:p>
          </table:table-cell>
        </table:table-row>
        <table:table-row table:style-name="ro1">
          <table:table-cell office:value-type="string" calcext:value-type="string">
            <text:p>data/Drums/before_converting/Pilot group n4/testingRakefet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91" calcext:value-type="float">
            <text:p>186,291</text:p>
          </table:table-cell>
        </table:table-row>
        <table:table-row table:style-name="ro1">
          <table:table-cell office:value-type="string" calcext:value-type="string">
            <text:p>data/Drums/before_converting/Pilot group n4/testingEster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38" calcext:value-type="float">
            <text:p>186,138</text:p>
          </table:table-cell>
        </table:table-row>
        <table:table-row table:style-name="ro1">
          <table:table-cell office:value-type="string" calcext:value-type="string">
            <text:p>data/Drums/before_converting/Pilot group n4/Freestyle-g4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1544" calcext:value-type="float">
            <text:p>221,544</text:p>
          </table:table-cell>
        </table:table-row>
        <table:table-row table:style-name="ro1">
          <table:table-cell office:value-type="string" calcext:value-type="string">
            <text:p>data/Drums/before_converting/Pilot group n4/non-predictableManipu4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7042" calcext:value-type="float">
            <text:p>187,042</text:p>
          </table:table-cell>
        </table:table-row>
        <table:table-row table:style-name="ro1">
          <table:table-cell office:value-type="string" calcext:value-type="string">
            <text:p>data/Drums/before_converting/Pilot group n4/testingYael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29" calcext:value-type="float">
            <text:p>186,129</text:p>
          </table:table-cell>
        </table:table-row>
        <table:table-row table:style-name="ro1">
          <table:table-cell office:value-type="string" calcext:value-type="string">
            <text:p>data/Drums/before_converting/pilot/Ilanit_tets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54" calcext:value-type="float">
            <text:p>186,254</text:p>
          </table:table-cell>
        </table:table-row>
        <table:table-row table:style-name="ro1">
          <table:table-cell office:value-type="string" calcext:value-type="string">
            <text:p>data/Drums/before_converting/Pilot group n3/testingTom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82" calcext:value-type="float">
            <text:p>186,182</text:p>
          </table:table-cell>
        </table:table-row>
        <table:table-row table:style-name="ro1">
          <table:table-cell office:value-type="string" calcext:value-type="string">
            <text:p>data/Drums/before_converting/Pilot group n3/testingLilach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92" calcext:value-type="float">
            <text:p>186,192</text:p>
          </table:table-cell>
        </table:table-row>
        <table:table-row table:style-name="ro1">
          <table:table-cell office:value-type="string" calcext:value-type="string">
            <text:p>data/Drums/before_converting/Pilot group n3/testingShaked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47" calcext:value-type="float">
            <text:p>186,147</text:p>
          </table:table-cell>
        </table:table-row>
        <table:table-row table:style-name="ro1">
          <table:table-cell office:value-type="string" calcext:value-type="string">
            <text:p>data/Drums/before_converting/Pilot group n3/FreestyleGroup3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7219" calcext:value-type="float">
            <text:p>227,219</text:p>
          </table:table-cell>
        </table:table-row>
        <table:table-row table:style-name="ro1">
          <table:table-cell office:value-type="string" calcext:value-type="string">
            <text:p>data/Drums/before_converting/Pilot group n3/PredictableManipu3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5192" calcext:value-type="float">
            <text:p>185,192</text:p>
          </table:table-cell>
        </table:table-row>
        <table:table-row table:style-name="ro1">
          <table:table-cell office:value-type="string" calcext:value-type="string">
            <text:p>data/Drums/before_converting/1009_260418/predictable_1009_2604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3885" calcext:value-type="float">
            <text:p>203,885</text:p>
          </table:table-cell>
        </table:table-row>
        <table:table-row table:style-name="ro1">
          <table:table-cell office:value-type="string" calcext:value-type="string">
            <text:p>data/Drums/before_converting/1009_260418/testing_Shira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26" calcext:value-type="float">
            <text:p>186,226</text:p>
          </table:table-cell>
        </table:table-row>
        <table:table-row table:style-name="ro1">
          <table:table-cell office:value-type="string" calcext:value-type="string">
            <text:p>data/Drums/before_converting/1009_260418/testing_Dan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54" calcext:value-type="float">
            <text:p>186,254</text:p>
          </table:table-cell>
        </table:table-row>
        <table:table-row table:style-name="ro1">
          <table:table-cell office:value-type="string" calcext:value-type="string">
            <text:p>data/Drums/before_converting/1009_260418/Freestyle_1009_2604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5469" calcext:value-type="float">
            <text:p>225,469</text:p>
          </table:table-cell>
        </table:table-row>
        <table:table-row table:style-name="ro1">
          <table:table-cell office:value-type="string" calcext:value-type="string">
            <text:p>data/Drums/before_converting/1009_260418/testing_yehoshoa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507" calcext:value-type="float">
            <text:p>186,507</text:p>
          </table:table-cell>
        </table:table-row>
        <table:table-row table:style-name="ro1">
          <table:table-cell office:value-type="string" calcext:value-type="string">
            <text:p>data/Drums/before_converting/1010_020518/Freestyle_1010_050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8174" calcext:value-type="float">
            <text:p>208,174</text:p>
          </table:table-cell>
        </table:table-row>
        <table:table-row table:style-name="ro1">
          <table:table-cell office:value-type="string" calcext:value-type="string">
            <text:p>data/Drums/before_converting/1010_020518/testing_Haya_1010_050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309" calcext:value-type="float">
            <text:p>186,309</text:p>
          </table:table-cell>
        </table:table-row>
        <table:table-row table:style-name="ro1">
          <table:table-cell office:value-type="string" calcext:value-type="string">
            <text:p>data/Drums/before_converting/1010_020518/non-predictable_1010_050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37457" calcext:value-type="float">
            <text:p>237,457</text:p>
          </table:table-cell>
        </table:table-row>
        <table:table-row table:style-name="ro1">
          <table:table-cell office:value-type="string" calcext:value-type="string">
            <text:p>data/Drums/before_converting/1010_020518/testing_Amana_1010_050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079" calcext:value-type="float">
            <text:p>186,079</text:p>
          </table:table-cell>
        </table:table-row>
        <table:table-row table:style-name="ro1">
          <table:table-cell office:value-type="string" calcext:value-type="string">
            <text:p>data/Drums/before_converting/1010_020518/testing_Hadar_1010_050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651" calcext:value-type="float">
            <text:p>186,651</text:p>
          </table:table-cell>
        </table:table-row>
        <table:table-row table:style-name="ro1">
          <table:table-cell office:value-type="string" calcext:value-type="string">
            <text:p>data/Drums/before_converting/1020_300518/Freestyle_1020_30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3550" calcext:value-type="float">
            <text:p>223,550</text:p>
          </table:table-cell>
        </table:table-row>
        <table:table-row table:style-name="ro1">
          <table:table-cell office:value-type="string" calcext:value-type="string">
            <text:p>data/Drums/before_converting/1020_300518/testing_15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7951" calcext:value-type="float">
            <text:p>187,951</text:p>
          </table:table-cell>
        </table:table-row>
        <table:table-row table:style-name="ro1">
          <table:table-cell office:value-type="string" calcext:value-type="string">
            <text:p>data/Drums/before_converting/1020_300518/testing_159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22" calcext:value-type="float">
            <text:p>186,222</text:p>
          </table:table-cell>
        </table:table-row>
        <table:table-row table:style-name="ro1">
          <table:table-cell office:value-type="string" calcext:value-type="string">
            <text:p>data/Drums/before_converting/1020_300518/testing_160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69" calcext:value-type="float">
            <text:p>186,269</text:p>
          </table:table-cell>
        </table:table-row>
        <table:table-row table:style-name="ro1">
          <table:table-cell office:value-type="string" calcext:value-type="string">
            <text:p>data/Drums/before_converting/1020_300518/non-predictable_1020_30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34831" calcext:value-type="float">
            <text:p>234,831</text:p>
          </table:table-cell>
        </table:table-row>
        <table:table-row table:style-name="ro1">
          <table:table-cell office:value-type="string" calcext:value-type="string">
            <text:p>data/Drums/before_converting/1012_020518/testing_135_101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7013" calcext:value-type="float">
            <text:p>187,013</text:p>
          </table:table-cell>
        </table:table-row>
        <table:table-row table:style-name="ro1">
          <table:table-cell office:value-type="string" calcext:value-type="string">
            <text:p>data/Drums/before_converting/1012_020518/testing_136_101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618" calcext:value-type="float">
            <text:p>186,618</text:p>
          </table:table-cell>
        </table:table-row>
        <table:table-row table:style-name="ro1">
          <table:table-cell office:value-type="string" calcext:value-type="string">
            <text:p>data/Drums/before_converting/1012_020518/Freestyle_134_101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97181" calcext:value-type="float">
            <text:p>197,181</text:p>
          </table:table-cell>
        </table:table-row>
        <table:table-row table:style-name="ro1">
          <table:table-cell office:value-type="string" calcext:value-type="string">
            <text:p>data/Drums/before_converting/1012_020518/non-predictable_134_101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4941" calcext:value-type="float">
            <text:p>214,941</text:p>
          </table:table-cell>
        </table:table-row>
        <table:table-row table:style-name="ro1">
          <table:table-cell office:value-type="string" calcext:value-type="string">
            <text:p>data/Drums/before_converting/1012_020518/testing_134_101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48" calcext:value-type="float">
            <text:p>186,248</text:p>
          </table:table-cell>
        </table:table-row>
        <table:table-row table:style-name="ro1">
          <table:table-cell office:value-type="string" calcext:value-type="string">
            <text:p>data/Drums/before_converting/Pilot group n1/predictableManipu1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1435" calcext:value-type="float">
            <text:p>211,435</text:p>
          </table:table-cell>
        </table:table-row>
        <table:table-row table:style-name="ro1">
          <table:table-cell office:value-type="string" calcext:value-type="string">
            <text:p>data/Drums/before_converting/Pilot group n1/testingTamar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12" calcext:value-type="float">
            <text:p>186,112</text:p>
          </table:table-cell>
        </table:table-row>
        <table:table-row table:style-name="ro1">
          <table:table-cell office:value-type="string" calcext:value-type="string">
            <text:p>data/Drums/before_converting/Pilot group n1/testingDaniel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7240" calcext:value-type="float">
            <text:p>187,240</text:p>
          </table:table-cell>
        </table:table-row>
        <table:table-row table:style-name="ro1">
          <table:table-cell office:value-type="string" calcext:value-type="string">
            <text:p>data/Drums/before_converting/Pilot group n1/testingInbal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75" calcext:value-type="float">
            <text:p>186,175</text:p>
          </table:table-cell>
        </table:table-row>
        <table:table-row table:style-name="ro1">
          <table:table-cell office:value-type="string" calcext:value-type="string">
            <text:p>data/Drums/before_converting/Pilot group n1/FreestyleGroup1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2714" calcext:value-type="float">
            <text:p>212,714</text:p>
          </table:table-cell>
        </table:table-row>
        <table:table-row table:style-name="ro1">
          <table:table-cell office:value-type="string" calcext:value-type="string">
            <text:p>data/Drums/before_converting/1015_160518/testing_143_1015_16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365" calcext:value-type="float">
            <text:p>186,365</text:p>
          </table:table-cell>
        </table:table-row>
        <table:table-row table:style-name="ro1">
          <table:table-cell office:value-type="string" calcext:value-type="string">
            <text:p>data/Drums/before_converting/1015_160518/Freestyle_1015_16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5879" calcext:value-type="float">
            <text:p>215,879</text:p>
          </table:table-cell>
        </table:table-row>
        <table:table-row table:style-name="ro1">
          <table:table-cell office:value-type="string" calcext:value-type="string">
            <text:p>data/Drums/before_converting/1015_160518/testing_144_1015_16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19" calcext:value-type="float">
            <text:p>186,219</text:p>
          </table:table-cell>
        </table:table-row>
        <table:table-row table:style-name="ro1">
          <table:table-cell office:value-type="string" calcext:value-type="string">
            <text:p>data/Drums/before_converting/1015_160518/testing_145_1015_16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01" calcext:value-type="float">
            <text:p>186,201</text:p>
          </table:table-cell>
        </table:table-row>
        <table:table-row table:style-name="ro1">
          <table:table-cell office:value-type="string" calcext:value-type="string">
            <text:p>data/Drums/before_converting/1015_160518/predictable_1015_16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1594" calcext:value-type="float">
            <text:p>201,594</text:p>
          </table:table-cell>
        </table:table-row>
        <table:table-row table:style-name="ro1">
          <table:table-cell office:value-type="string" calcext:value-type="string">
            <text:p>data/Drums/before_converting/1014_090518/testing_1014_140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438" calcext:value-type="float">
            <text:p>186,438</text:p>
          </table:table-cell>
        </table:table-row>
        <table:table-row table:style-name="ro1">
          <table:table-cell office:value-type="string" calcext:value-type="string">
            <text:p>data/Drums/before_converting/1014_090518/testing_1014_141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78" calcext:value-type="float">
            <text:p>186,278</text:p>
          </table:table-cell>
        </table:table-row>
        <table:table-row table:style-name="ro1">
          <table:table-cell office:value-type="string" calcext:value-type="string">
            <text:p>data/Drums/before_converting/1014_090518/testing_1014_142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77" calcext:value-type="float">
            <text:p>186,277</text:p>
          </table:table-cell>
        </table:table-row>
        <table:table-row table:style-name="ro1">
          <table:table-cell office:value-type="string" calcext:value-type="string">
            <text:p>data/Drums/before_converting/1014_090518/Freestyle_1014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35081" calcext:value-type="float">
            <text:p>235,081</text:p>
          </table:table-cell>
        </table:table-row>
        <table:table-row table:style-name="ro1">
          <table:table-cell office:value-type="string" calcext:value-type="string">
            <text:p>data/Drums/before_converting/1014_090518/non-predictable_1014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5480" calcext:value-type="float">
            <text:p>225,480</text:p>
          </table:table-cell>
        </table:table-row>
        <table:table-row table:style-name="ro1">
          <table:table-cell office:value-type="string" calcext:value-type="string">
            <text:p>data/Drums/before_converting/1011_020518/testing_133_1010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8432" calcext:value-type="float">
            <text:p>188,432</text:p>
          </table:table-cell>
        </table:table-row>
        <table:table-row table:style-name="ro1">
          <table:table-cell office:value-type="string" calcext:value-type="string">
            <text:p>data/Drums/before_converting/1011_020518/testing_131_1010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93" calcext:value-type="float">
            <text:p>186,293</text:p>
          </table:table-cell>
        </table:table-row>
        <table:table-row table:style-name="ro1">
          <table:table-cell office:value-type="string" calcext:value-type="string">
            <text:p>data/Drums/before_converting/1011_020518/testing_132_1010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535" calcext:value-type="float">
            <text:p>186,535</text:p>
          </table:table-cell>
        </table:table-row>
        <table:table-row table:style-name="ro1">
          <table:table-cell office:value-type="string" calcext:value-type="string">
            <text:p>data/Drums/before_converting/1011_020518/predictable_1010_05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6968" calcext:value-type="float">
            <text:p>206,968</text:p>
          </table:table-cell>
        </table:table-row>
        <table:table-row table:style-name="ro1">
          <table:table-cell office:value-type="string" calcext:value-type="string">
            <text:p>data/Drums/before_converting/1011_020518/Freestyle_1010_0502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0655" calcext:value-type="float">
            <text:p>210,655</text:p>
          </table:table-cell>
        </table:table-row>
        <table:table-row table:style-name="ro1">
          <table:table-cell office:value-type="string" calcext:value-type="string">
            <text:p>data/Drums/before_converting/Pilot group n2/FreestyleUnpredictable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32293" calcext:value-type="float">
            <text:p>232,293</text:p>
          </table:table-cell>
        </table:table-row>
        <table:table-row table:style-name="ro1">
          <table:table-cell office:value-type="string" calcext:value-type="string">
            <text:p>data/Drums/before_converting/Pilot group n2/testingAvia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882" calcext:value-type="float">
            <text:p>186,882</text:p>
          </table:table-cell>
        </table:table-row>
        <table:table-row table:style-name="ro1">
          <table:table-cell office:value-type="string" calcext:value-type="string">
            <text:p>data/Drums/before_converting/Pilot group n2/testingMichal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10" calcext:value-type="float">
            <text:p>186,210</text:p>
          </table:table-cell>
        </table:table-row>
        <table:table-row table:style-name="ro1">
          <table:table-cell office:value-type="string" calcext:value-type="string">
            <text:p>data/Drums/before_converting/Pilot group n2/non-predictableManipu2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4767" calcext:value-type="float">
            <text:p>224,767</text:p>
          </table:table-cell>
        </table:table-row>
        <table:table-row table:style-name="ro1">
          <table:table-cell office:value-type="string" calcext:value-type="string">
            <text:p>data/Drums/before_converting/Pilot group n2/testingOmer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32" calcext:value-type="float">
            <text:p>186,232</text:p>
          </table:table-cell>
        </table:table-row>
        <table:table-row table:style-name="ro1">
          <table:table-cell office:value-type="string" calcext:value-type="string">
            <text:p>data/Drums/before_converting/Pilot Shay/grouppredictablemanipu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7133" calcext:value-type="float">
            <text:p>187,133</text:p>
          </table:table-cell>
        </table:table-row>
        <table:table-row table:style-name="ro1">
          <table:table-cell office:value-type="string" calcext:value-type="string">
            <text:p>data/Drums/before_converting/Pilot Shay/predictableshay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926" calcext:value-type="float">
            <text:p>186,926</text:p>
          </table:table-cell>
        </table:table-row>
        <table:table-row table:style-name="ro1">
          <table:table-cell office:value-type="string" calcext:value-type="string">
            <text:p>data/Drums/before_converting/Pilot Shay/testing_138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337" calcext:value-type="float">
            <text:p>186,337</text:p>
          </table:table-cell>
        </table:table-row>
        <table:table-row table:style-name="ro1">
          <table:table-cell office:value-type="string" calcext:value-type="string">
            <text:p>data/Drums/before_converting/Pilot Shay/testing_139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751" calcext:value-type="float">
            <text:p>186,751</text:p>
          </table:table-cell>
        </table:table-row>
        <table:table-row table:style-name="ro1">
          <table:table-cell office:value-type="string" calcext:value-type="string">
            <text:p>data/Drums/before_converting/Pilot Shay/Freestyleshay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5434" calcext:value-type="float">
            <text:p>185,434</text:p>
          </table:table-cell>
        </table:table-row>
        <table:table-row table:style-name="ro1">
          <table:table-cell office:value-type="string" calcext:value-type="string">
            <text:p>data/Drums/before_converting/1016_230518/148_1016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345" calcext:value-type="float">
            <text:p>186,345</text:p>
          </table:table-cell>
        </table:table-row>
        <table:table-row table:style-name="ro1">
          <table:table-cell office:value-type="string" calcext:value-type="string">
            <text:p>data/Drums/before_converting/1016_230518/147_1016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496" calcext:value-type="float">
            <text:p>186,496</text:p>
          </table:table-cell>
        </table:table-row>
        <table:table-row table:style-name="ro1">
          <table:table-cell office:value-type="string" calcext:value-type="string">
            <text:p>data/Drums/before_converting/1016_230518/146_1016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66" calcext:value-type="float">
            <text:p>186,266</text:p>
          </table:table-cell>
        </table:table-row>
        <table:table-row table:style-name="ro1">
          <table:table-cell office:value-type="string" calcext:value-type="string">
            <text:p>data/Drums/before_converting/1016_230518/Freestyle_1016_23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3277" calcext:value-type="float">
            <text:p>223,277</text:p>
          </table:table-cell>
        </table:table-row>
        <table:table-row table:style-name="ro1">
          <table:table-cell office:value-type="string" calcext:value-type="string">
            <text:p>data/Drums/before_converting/1016_230518/non-predictable_1016_23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24564" calcext:value-type="float">
            <text:p>224,564</text:p>
          </table:table-cell>
        </table:table-row>
        <table:table-row table:style-name="ro1">
          <table:table-cell office:value-type="string" calcext:value-type="string">
            <text:p>data/Drums/before_converting/Pilot group n5/TestingTal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68" calcext:value-type="float">
            <text:p>186,168</text:p>
          </table:table-cell>
        </table:table-row>
        <table:table-row table:style-name="ro1">
          <table:table-cell office:value-type="string" calcext:value-type="string">
            <text:p>data/Drums/before_converting/Pilot group n5/testingRiki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40" calcext:value-type="float">
            <text:p>186,140</text:p>
          </table:table-cell>
        </table:table-row>
        <table:table-row table:style-name="ro1">
          <table:table-cell office:value-type="string" calcext:value-type="string">
            <text:p>data/Drums/before_converting/Pilot group n5/testingYafit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4578" calcext:value-type="float">
            <text:p>184,578</text:p>
          </table:table-cell>
        </table:table-row>
        <table:table-row table:style-name="ro1">
          <table:table-cell office:value-type="string" calcext:value-type="string">
            <text:p>data/Drums/before_converting/Pilot group n5/predictableN5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2658" calcext:value-type="float">
            <text:p>202,658</text:p>
          </table:table-cell>
        </table:table-row>
        <table:table-row table:style-name="ro1">
          <table:table-cell office:value-type="string" calcext:value-type="string">
            <text:p>data/Drums/before_converting/1017_230518/predictable101723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05783" calcext:value-type="float">
            <text:p>205,783</text:p>
          </table:table-cell>
        </table:table-row>
        <table:table-row table:style-name="ro1">
          <table:table-cell office:value-type="string" calcext:value-type="string">
            <text:p>data/Drums/before_converting/1017_230518/testing150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199" calcext:value-type="float">
            <text:p>186,199</text:p>
          </table:table-cell>
        </table:table-row>
        <table:table-row table:style-name="ro1">
          <table:table-cell office:value-type="string" calcext:value-type="string">
            <text:p>data/Drums/before_converting/1017_230518/testing149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68" calcext:value-type="float">
            <text:p>186,268</text:p>
          </table:table-cell>
        </table:table-row>
        <table:table-row table:style-name="ro1">
          <table:table-cell office:value-type="string" calcext:value-type="string">
            <text:p>data/Drums/before_converting/1017_230518/testing151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428" calcext:value-type="float">
            <text:p>186,428</text:p>
          </table:table-cell>
        </table:table-row>
        <table:table-row table:style-name="ro1">
          <table:table-cell office:value-type="string" calcext:value-type="string">
            <text:p>data/Drums/before_converting/1017_230518/Freestyle1017_23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7174" calcext:value-type="float">
            <text:p>217,174</text:p>
          </table:table-cell>
        </table:table-row>
        <table:table-row table:style-name="ro1">
          <table:table-cell office:value-type="string" calcext:value-type="string">
            <text:p>data/Drums/before_converting/1013_090518/testing_138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337" calcext:value-type="float">
            <text:p>186,337</text:p>
          </table:table-cell>
        </table:table-row>
        <table:table-row table:style-name="ro1">
          <table:table-cell office:value-type="string" calcext:value-type="string">
            <text:p>data/Drums/before_converting/1013_090518/predictable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97150" calcext:value-type="float">
            <text:p>197,150</text:p>
          </table:table-cell>
        </table:table-row>
        <table:table-row table:style-name="ro1">
          <table:table-cell office:value-type="string" calcext:value-type="string">
            <text:p>data/Drums/before_converting/1013_090518/testing_139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751" calcext:value-type="float">
            <text:p>186,751</text:p>
          </table:table-cell>
        </table:table-row>
        <table:table-row table:style-name="ro1">
          <table:table-cell office:value-type="string" calcext:value-type="string">
            <text:p>data/Drums/before_converting/1013_090518/testing_137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before_converting/1013_090518/Freestyle_1013_090518.als</text:p>
          </table:table-cell>
          <table:table-cell table:style-name="ce1" office:value-type="date" office:date-value="2018-06-20" calcext:value-type="date">
            <text:p>06/20/18</text:p>
          </table:table-cell>
          <table:table-cell office:value-type="float" office:value="214639" calcext:value-type="float">
            <text:p>214,639</text:p>
          </table:table-cell>
        </table:table-row>
        <table:table-row table:style-name="ro1">
          <table:table-cell office:value-type="string" calcext:value-type="string">
            <text:p>data/Drums/before_converting/1001_130318/1001_130318/Freestyle1001/Freestyle1001.mp3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8647892" calcext:value-type="float">
            <text:p>8,647,892</text:p>
          </table:table-cell>
        </table:table-row>
        <table:table-row table:style-name="ro1">
          <table:table-cell office:value-type="string" calcext:value-type="string">
            <text:p>data/Drums/before_converting/1001_130318/1001_130318/Freestyle1001/Freestyle1001a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8741" calcext:value-type="float">
            <text:p>18,741</text:p>
          </table:table-cell>
        </table:table-row>
        <table:table-row table:style-name="ro1">
          <table:table-cell office:value-type="string" calcext:value-type="string">
            <text:p>data/Drums/before_converting/1001_130318/1001_130318/Freestyle1001/Freestyle1001.als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225872" calcext:value-type="float">
            <text:p>225,872</text:p>
          </table:table-cell>
        </table:table-row>
        <table:table-row table:style-name="ro1">
          <table:table-cell office:value-type="string" calcext:value-type="string">
            <text:p>data/Drums/before_converting/1001_130318/1001_130318/Freestyle1001/Freestyle1001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8749" calcext:value-type="float">
            <text:p>18,749</text:p>
          </table:table-cell>
        </table:table-row>
        <table:table-row table:style-name="ro1">
          <table:table-cell office:value-type="string" calcext:value-type="string">
            <text:p>data/Drums/before_converting/1001_130318/1001_130318/predictable1001/predictable1001a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0319" calcext:value-type="float">
            <text:p>10,319</text:p>
          </table:table-cell>
        </table:table-row>
        <table:table-row table:style-name="ro1">
          <table:table-cell office:value-type="string" calcext:value-type="string">
            <text:p>data/Drums/before_converting/1001_130318/1001_130318/predictable1001/predictable1001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0327" calcext:value-type="float">
            <text:p>10,327</text:p>
          </table:table-cell>
        </table:table-row>
        <table:table-row table:style-name="ro1">
          <table:table-cell office:value-type="string" calcext:value-type="string">
            <text:p>data/Drums/before_converting/1001_130318/1001_130318/predictable1001/predictable1001.als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209469" calcext:value-type="float">
            <text:p>209,469</text:p>
          </table:table-cell>
        </table:table-row>
        <table:table-row table:style-name="ro1">
          <table:table-cell office:value-type="string" calcext:value-type="string">
            <text:p>data/Drums/before_converting/1001_130318/1001_130318/predictable1001/predictable1001.mp3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3832584" calcext:value-type="float">
            <text:p>3,832,584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Matan/testingMatan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Matan/testingMatan.mp3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481805" calcext:value-type="float">
            <text:p>481,805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Matan/testingMatan.als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86289" calcext:value-type="float">
            <text:p>186,289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Sapir/testingSapir.mp3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481805" calcext:value-type="float">
            <text:p>481,805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Sapir/testingSapir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Sapir/testingSapir.als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86175" calcext:value-type="float">
            <text:p>186,175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Or/testingOr.mp3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481805" calcext:value-type="float">
            <text:p>481,805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Or/testingOr.als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186147" calcext:value-type="float">
            <text:p>186,147</text:p>
          </table:table-cell>
        </table:table-row>
        <table:table-row table:style-name="ro1">
          <table:table-cell office:value-type="string" calcext:value-type="string">
            <text:p>data/Drums/before_converting/1001_130318/1001_130318/testingOr/testingOr.mid</text:p>
          </table:table-cell>
          <table:table-cell table:style-name="ce1" office:value-type="date" office:date-value="2018-04-23" calcext:value-type="date">
            <text:p>04/23/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data/Drums/before_converting/1007_110418/testingAvishay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121" calcext:value-type="float">
            <text:p>186,121</text:p>
          </table:table-cell>
        </table:table-row>
        <table:table-row table:style-name="ro1">
          <table:table-cell office:value-type="string" calcext:value-type="string">
            <text:p>data/Drums/before_converting/1007_110418/Freestyle_1007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15809" calcext:value-type="float">
            <text:p>215,809</text:p>
          </table:table-cell>
        </table:table-row>
        <table:table-row table:style-name="ro1">
          <table:table-cell office:value-type="string" calcext:value-type="string">
            <text:p>data/Drums/before_converting/1007_110418/testingDavid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20" calcext:value-type="float">
            <text:p>186,220</text:p>
          </table:table-cell>
        </table:table-row>
        <table:table-row table:style-name="ro1">
          <table:table-cell office:value-type="string" calcext:value-type="string">
            <text:p>data/Drums/before_converting/1007_110418/predictable_1007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07060" calcext:value-type="float">
            <text:p>207,060</text:p>
          </table:table-cell>
        </table:table-row>
        <table:table-row table:style-name="ro1">
          <table:table-cell office:value-type="string" calcext:value-type="string">
            <text:p>data/Drums/before_converting/1007_110418/testingAdva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132" calcext:value-type="float">
            <text:p>186,132</text:p>
          </table:table-cell>
        </table:table-row>
        <table:table-row table:style-name="ro1">
          <table:table-cell office:value-type="string" calcext:value-type="string">
            <text:p>data/Drums/before_converting/1008_110418/Freestyle_1104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27251" calcext:value-type="float">
            <text:p>227,251</text:p>
          </table:table-cell>
        </table:table-row>
        <table:table-row table:style-name="ro1">
          <table:table-cell office:value-type="string" calcext:value-type="string">
            <text:p>data/Drums/before_converting/1008_110418/testingAvigail_1104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318" calcext:value-type="float">
            <text:p>186,318</text:p>
          </table:table-cell>
        </table:table-row>
        <table:table-row table:style-name="ro1">
          <table:table-cell office:value-type="string" calcext:value-type="string">
            <text:p>data/Drums/before_converting/1008_110418/non-predictable_1104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29209" calcext:value-type="float">
            <text:p>229,209</text:p>
          </table:table-cell>
        </table:table-row>
        <table:table-row table:style-name="ro1">
          <table:table-cell office:value-type="string" calcext:value-type="string">
            <text:p>data/Drums/before_converting/1008_110418/testingYael_1104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854" calcext:value-type="float">
            <text:p>186,854</text:p>
          </table:table-cell>
        </table:table-row>
        <table:table-row table:style-name="ro1">
          <table:table-cell office:value-type="string" calcext:value-type="string">
            <text:p>data/Drums/before_converting/1008_110418/testingHadar_1104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327" calcext:value-type="float">
            <text:p>186,327</text:p>
          </table:table-cell>
        </table:table-row>
        <table:table-row table:style-name="ro1">
          <table:table-cell office:value-type="string" calcext:value-type="string">
            <text:p>data/Drums/before_converting/1001_130318/testingOr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147" calcext:value-type="float">
            <text:p>186,147</text:p>
          </table:table-cell>
        </table:table-row>
        <table:table-row table:style-name="ro1">
          <table:table-cell office:value-type="string" calcext:value-type="string">
            <text:p>data/Drums/before_converting/1001_130318/predictable1001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09469" calcext:value-type="float">
            <text:p>209,469</text:p>
          </table:table-cell>
        </table:table-row>
        <table:table-row table:style-name="ro1">
          <table:table-cell office:value-type="string" calcext:value-type="string">
            <text:p>data/Drums/before_converting/1001_130318/testingMatan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89" calcext:value-type="float">
            <text:p>186,289</text:p>
          </table:table-cell>
        </table:table-row>
        <table:table-row table:style-name="ro1">
          <table:table-cell office:value-type="string" calcext:value-type="string">
            <text:p>data/Drums/before_converting/1001_130318/Freestyle1001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25872" calcext:value-type="float">
            <text:p>225,872</text:p>
          </table:table-cell>
        </table:table-row>
        <table:table-row table:style-name="ro1">
          <table:table-cell office:value-type="string" calcext:value-type="string">
            <text:p>data/Drums/before_converting/1001_130318/testingSapir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175" calcext:value-type="float">
            <text:p>186,175</text:p>
          </table:table-cell>
        </table:table-row>
        <table:table-row table:style-name="ro1">
          <table:table-cell office:value-type="string" calcext:value-type="string">
            <text:p>data/Drums/before_converting/1004_210318/testingNawar_21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583" calcext:value-type="float">
            <text:p>186,583</text:p>
          </table:table-cell>
        </table:table-row>
        <table:table-row table:style-name="ro1">
          <table:table-cell office:value-type="string" calcext:value-type="string">
            <text:p>data/Drums/before_converting/1004_210318/testingNufit_21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451" calcext:value-type="float">
            <text:p>186,451</text:p>
          </table:table-cell>
        </table:table-row>
        <table:table-row table:style-name="ro1">
          <table:table-cell office:value-type="string" calcext:value-type="string">
            <text:p>data/Drums/before_converting/1004_210318/predictable1004_21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00725" calcext:value-type="float">
            <text:p>200,725</text:p>
          </table:table-cell>
        </table:table-row>
        <table:table-row table:style-name="ro1">
          <table:table-cell office:value-type="string" calcext:value-type="string">
            <text:p>data/Drums/before_converting/1004_210318/testingRavid_21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7120" calcext:value-type="float">
            <text:p>187,120</text:p>
          </table:table-cell>
        </table:table-row>
        <table:table-row table:style-name="ro1">
          <table:table-cell office:value-type="string" calcext:value-type="string">
            <text:p>data/Drums/before_converting/1004_210318/Freestyle1004_21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20922" calcext:value-type="float">
            <text:p>220,922</text:p>
          </table:table-cell>
        </table:table-row>
        <table:table-row table:style-name="ro1">
          <table:table-cell office:value-type="string" calcext:value-type="string">
            <text:p>data/Drums/before_converting/1002_130318/testingBatel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106" calcext:value-type="float">
            <text:p>186,106</text:p>
          </table:table-cell>
        </table:table-row>
        <table:table-row table:style-name="ro1">
          <table:table-cell office:value-type="string" calcext:value-type="string">
            <text:p>data/Drums/before_converting/1002_130318/non-predictable1002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7063" calcext:value-type="float">
            <text:p>187,063</text:p>
          </table:table-cell>
        </table:table-row>
        <table:table-row table:style-name="ro1">
          <table:table-cell office:value-type="string" calcext:value-type="string">
            <text:p>data/Drums/before_converting/1002_130318/testingRachel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24" calcext:value-type="float">
            <text:p>186,224</text:p>
          </table:table-cell>
        </table:table-row>
        <table:table-row table:style-name="ro1">
          <table:table-cell office:value-type="string" calcext:value-type="string">
            <text:p>data/Drums/before_converting/1002_130318/testingYael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450" calcext:value-type="float">
            <text:p>186,450</text:p>
          </table:table-cell>
        </table:table-row>
        <table:table-row table:style-name="ro1">
          <table:table-cell office:value-type="string" calcext:value-type="string">
            <text:p>data/Drums/before_converting/1002_130318/Freestyle1002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15050" calcext:value-type="float">
            <text:p>215,050</text:p>
          </table:table-cell>
        </table:table-row>
        <table:table-row table:style-name="ro1">
          <table:table-cell office:value-type="string" calcext:value-type="string">
            <text:p>data/Drums/before_converting/1005_250318/testing_Noa_1005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51" calcext:value-type="float">
            <text:p>186,251</text:p>
          </table:table-cell>
        </table:table-row>
        <table:table-row table:style-name="ro1">
          <table:table-cell office:value-type="string" calcext:value-type="string">
            <text:p>data/Drums/before_converting/1005_250318/Freestyle_1005_25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22952" calcext:value-type="float">
            <text:p>222,952</text:p>
          </table:table-cell>
        </table:table-row>
        <table:table-row table:style-name="ro1">
          <table:table-cell office:value-type="string" calcext:value-type="string">
            <text:p>data/Drums/before_converting/1005_250318/testingADI_1005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21" calcext:value-type="float">
            <text:p>186,221</text:p>
          </table:table-cell>
        </table:table-row>
        <table:table-row table:style-name="ro1">
          <table:table-cell office:value-type="string" calcext:value-type="string">
            <text:p>data/Drums/before_converting/1005_250318/testing_Yael_1005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640" calcext:value-type="float">
            <text:p>186,640</text:p>
          </table:table-cell>
        </table:table-row>
        <table:table-row table:style-name="ro1">
          <table:table-cell office:value-type="string" calcext:value-type="string">
            <text:p>data/Drums/before_converting/1005_250318/non-predictable_manipu_1005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37079" calcext:value-type="float">
            <text:p>237,079</text:p>
          </table:table-cell>
        </table:table-row>
        <table:table-row table:style-name="ro1">
          <table:table-cell office:value-type="string" calcext:value-type="string">
            <text:p>data/Drums/before_converting/1006_250318/testing_Zohar_1006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57" calcext:value-type="float">
            <text:p>186,257</text:p>
          </table:table-cell>
        </table:table-row>
        <table:table-row table:style-name="ro1">
          <table:table-cell office:value-type="string" calcext:value-type="string">
            <text:p>data/Drums/before_converting/1006_250318/Freestyle_1006_25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99247" calcext:value-type="float">
            <text:p>199,247</text:p>
          </table:table-cell>
        </table:table-row>
        <table:table-row table:style-name="ro1">
          <table:table-cell office:value-type="string" calcext:value-type="string">
            <text:p>data/Drums/before_converting/1006_250318/predictable_manipu_1006_250318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06868" calcext:value-type="float">
            <text:p>206,868</text:p>
          </table:table-cell>
        </table:table-row>
        <table:table-row table:style-name="ro1">
          <table:table-cell office:value-type="string" calcext:value-type="string">
            <text:p>data/Drums/before_converting/1006_250318/testing_Linoy_1006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7790" calcext:value-type="float">
            <text:p>187,790</text:p>
          </table:table-cell>
        </table:table-row>
        <table:table-row table:style-name="ro1">
          <table:table-cell office:value-type="string" calcext:value-type="string">
            <text:p>data/Drums/before_converting/1006_250318/testing_Ariel_1006_250318.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7161" calcext:value-type="float">
            <text:p>187,161</text:p>
          </table:table-cell>
        </table:table-row>
        <table:table-row table:style-name="ro1">
          <table:table-cell office:value-type="string" calcext:value-type="string">
            <text:p>data/Drums/before_converting/1003_210318/testingNeta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255" calcext:value-type="float">
            <text:p>186,255</text:p>
          </table:table-cell>
        </table:table-row>
        <table:table-row table:style-name="ro1">
          <table:table-cell office:value-type="string" calcext:value-type="string">
            <text:p>data/Drums/before_converting/1003_210318/testingMoustafa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7301" calcext:value-type="float">
            <text:p>187,301</text:p>
          </table:table-cell>
        </table:table-row>
        <table:table-row table:style-name="ro1">
          <table:table-cell office:value-type="string" calcext:value-type="string">
            <text:p>data/Drums/before_converting/1003_210318/Freestyle1003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03088" calcext:value-type="float">
            <text:p>203,088</text:p>
          </table:table-cell>
        </table:table-row>
        <table:table-row table:style-name="ro1">
          <table:table-cell office:value-type="string" calcext:value-type="string">
            <text:p>data/Drums/before_converting/1003_210318/testingAvital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186033" calcext:value-type="float">
            <text:p>186,033</text:p>
          </table:table-cell>
        </table:table-row>
        <table:table-row table:style-name="ro1">
          <table:table-cell office:value-type="string" calcext:value-type="string">
            <text:p>data/Drums/before_converting/1003_210318/non-predictable1003.als</text:p>
          </table:table-cell>
          <table:table-cell table:style-name="ce1" office:value-type="date" office:date-value="2018-04-22" calcext:value-type="date">
            <text:p>04/22/18</text:p>
          </table:table-cell>
          <table:table-cell office:value-type="float" office:value="217048" calcext:value-type="float">
            <text:p>217,048</text:p>
          </table:table-cell>
        </table:table-row>
        <table:table-row table:style-name="ro1">
          <table:table-cell office:value-type="string" calcext:value-type="string">
            <text:p>code/diss3_code/browse_midi/node_modules/statuses/HISTORY.md</text:p>
          </table:table-cell>
          <table:table-cell table:style-name="ce1" office:value-type="date" office:date-value="2018-03-28" calcext:value-type="date">
            <text:p>03/28/18</text:p>
          </table:table-cell>
          <table:table-cell office:value-type="float" office:value="1023" calcext:value-type="float">
            <text:p>1,023</text:p>
          </table:table-cell>
        </table:table-row>
        <table:table-row table:style-name="ro1">
          <table:table-cell office:value-type="string" calcext:value-type="string">
            <text:p>code/diss3_code/browse_midi/node_modules/statuses/codes.json</text:p>
          </table:table-cell>
          <table:table-cell table:style-name="ce1" office:value-type="date" office:date-value="2018-03-28" calcext:value-type="date">
            <text:p>03/28/18</text:p>
          </table:table-cell>
          <table:table-cell office:value-type="float" office:value="1821" calcext:value-type="float">
            <text:p>1,821</text:p>
          </table:table-cell>
        </table:table-row>
        <table:table-row table:style-name="ro1">
          <table:table-cell office:value-type="string" calcext:value-type="string">
            <text:p>code/diss3_code/browse_midi/node_modules/encodeurl/README.md</text:p>
          </table:table-cell>
          <table:table-cell table:style-name="ce1" office:value-type="date" office:date-value="2018-01-22" calcext:value-type="date">
            <text:p>01/22/18</text:p>
          </table:table-cell>
          <table:table-cell office:value-type="float" office:value="3855" calcext:value-type="float">
            <text:p>3,855</text:p>
          </table:table-cell>
        </table:table-row>
        <table:table-row table:style-name="ro1">
          <table:table-cell office:value-type="string" calcext:value-type="string">
            <text:p>code/diss3_code/browse_midi/node_modules/encodeurl/HISTORY.md</text:p>
          </table:table-cell>
          <table:table-cell table:style-name="ce1" office:value-type="date" office:date-value="2018-01-22" calcext:value-type="date">
            <text:p>01/22/1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ode/diss3_code/browse_midi/node_modules/encodeurl/index.js</text:p>
          </table:table-cell>
          <table:table-cell table:style-name="ce1" office:value-type="date" office:date-value="2018-01-22" calcext:value-type="date">
            <text:p>01/22/18</text:p>
          </table:table-cell>
          <table:table-cell office:value-type="float" office:value="1586" calcext:value-type="float">
            <text:p>1,586</text:p>
          </table:table-cell>
        </table:table-row>
        <table:table-row table:style-name="ro1">
          <table:table-cell office:value-type="string" calcext:value-type="string">
            <text:p>code/diss3_code/browse_midi/node_modules/encodeurl/LICENSE</text:p>
          </table:table-cell>
          <table:table-cell table:style-name="ce1" office:value-type="date" office:date-value="2018-01-22" calcext:value-type="date">
            <text:p>01/22/18</text:p>
          </table:table-cell>
          <table:table-cell office:value-type="float" office:value="1089" calcext:value-type="float">
            <text:p>1,089</text:p>
          </table:table-cell>
        </table:table-row>
        <table:table-row table:style-name="ro1">
          <table:table-cell office:value-type="string" calcext:value-type="string">
            <text:p>code/diss3_code/browse_midi/node_modules/depd/lib/compat/event-listener-count.js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ode/diss3_code/browse_midi/node_modules/depd/lib/compat/index.js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1421" calcext:value-type="float">
            <text:p>1,421</text:p>
          </table:table-cell>
        </table:table-row>
        <table:table-row table:style-name="ro1">
          <table:table-cell office:value-type="string" calcext:value-type="string">
            <text:p>code/diss3_code/browse_midi/node_modules/depd/lib/compat/callsite-tostring.js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2229" calcext:value-type="float">
            <text:p>2,229</text:p>
          </table:table-cell>
        </table:table-row>
        <table:table-row table:style-name="ro1">
          <table:table-cell office:value-type="string" calcext:value-type="string">
            <text:p>code/diss3_code/browse_midi/node_modules/depd/index.js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10669" calcext:value-type="float">
            <text:p>10,669</text:p>
          </table:table-cell>
        </table:table-row>
        <table:table-row table:style-name="ro1">
          <table:table-cell office:value-type="string" calcext:value-type="string">
            <text:p>code/diss3_code/browse_midi/node_modules/depd/LICENSE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depd/Readme.md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10025" calcext:value-type="float">
            <text:p>10,025</text:p>
          </table:table-cell>
        </table:table-row>
        <table:table-row table:style-name="ro1">
          <table:table-cell office:value-type="string" calcext:value-type="string">
            <text:p>code/diss3_code/browse_midi/node_modules/depd/History.md</text:p>
          </table:table-cell>
          <table:table-cell table:style-name="ce1" office:value-type="date" office:date-value="2018-01-12" calcext:value-type="date">
            <text:p>01/12/18</text:p>
          </table:table-cell>
          <table:table-cell office:value-type="float" office:value="2060" calcext:value-type="float">
            <text:p>2,060</text:p>
          </table:table-cell>
        </table:table-row>
        <table:table-row table:style-name="ro1">
          <table:table-cell office:value-type="string" calcext:value-type="string">
            <text:p>code/diss3_code/browse_midi/node_modules/send/node_modules/ms/license.md</text:p>
          </table:table-cell>
          <table:table-cell table:style-name="ce1" office:value-type="date" office:date-value="2017-11-30" calcext:value-type="date">
            <text:p>11/30/17</text:p>
          </table:table-cell>
          <table:table-cell office:value-type="float" office:value="1077" calcext:value-type="float">
            <text:p>1,077</text:p>
          </table:table-cell>
        </table:table-row>
        <table:table-row table:style-name="ro1">
          <table:table-cell office:value-type="string" calcext:value-type="string">
            <text:p>code/diss3_code/browse_midi/node_modules/send/node_modules/ms/readme.md</text:p>
          </table:table-cell>
          <table:table-cell table:style-name="ce1" office:value-type="date" office:date-value="2017-11-30" calcext:value-type="date">
            <text:p>11/30/17</text:p>
          </table:table-cell>
          <table:table-cell office:value-type="float" office:value="2002" calcext:value-type="float">
            <text:p>2,002</text:p>
          </table:table-cell>
        </table:table-row>
        <table:table-row table:style-name="ro1">
          <table:table-cell office:value-type="string" calcext:value-type="string">
            <text:p>code/diss3_code/browse_midi/node_modules/send/node_modules/ms/index.js</text:p>
          </table:table-cell>
          <table:table-cell table:style-name="ce1" office:value-type="date" office:date-value="2017-11-30" calcext:value-type="date">
            <text:p>11/30/17</text:p>
          </table:table-cell>
          <table:table-cell office:value-type="float" office:value="3034" calcext:value-type="float">
            <text:p>3,034</text:p>
          </table:table-cell>
        </table:table-row>
        <table:table-row table:style-name="ro1">
          <table:table-cell office:value-type="string" calcext:value-type="string">
            <text:p>code/diss3_code/browse_midi/node_modules/mime/CHANGELOG.md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9473" calcext:value-type="float">
            <text:p>9,473</text:p>
          </table:table-cell>
        </table:table-row>
        <table:table-row table:style-name="ro1">
          <table:table-cell office:value-type="string" calcext:value-type="string">
            <text:p>code/diss3_code/browse_midi/node_modules/mime/cli.js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de/diss3_code/browse_midi/node_modules/mime/mime.js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2726" calcext:value-type="float">
            <text:p>2,726</text:p>
          </table:table-cell>
        </table:table-row>
        <table:table-row table:style-name="ro1">
          <table:table-cell office:value-type="string" calcext:value-type="string">
            <text:p>code/diss3_code/browse_midi/node_modules/mime/README.md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2119" calcext:value-type="float">
            <text:p>2,119</text:p>
          </table:table-cell>
        </table:table-row>
        <table:table-row table:style-name="ro1">
          <table:table-cell office:value-type="string" calcext:value-type="string">
            <text:p>code/diss3_code/browse_midi/node_modules/mime/.npmignore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/diss3_code/browse_midi/node_modules/mime/src/test.js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2334" calcext:value-type="float">
            <text:p>2,334</text:p>
          </table:table-cell>
        </table:table-row>
        <table:table-row table:style-name="ro1">
          <table:table-cell office:value-type="string" calcext:value-type="string">
            <text:p>code/diss3_code/browse_midi/node_modules/mime/src/build.js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1351" calcext:value-type="float">
            <text:p>1,351</text:p>
          </table:table-cell>
        </table:table-row>
        <table:table-row table:style-name="ro1">
          <table:table-cell office:value-type="string" calcext:value-type="string">
            <text:p>code/diss3_code/browse_midi/node_modules/mime/types.json</text:p>
          </table:table-cell>
          <table:table-cell table:style-name="ce1" office:value-type="date" office:date-value="2017-11-25" calcext:value-type="date">
            <text:p>11/25/17</text:p>
          </table:table-cell>
          <table:table-cell office:value-type="float" office:value="31555" calcext:value-type="float">
            <text:p>31,555</text:p>
          </table:table-cell>
        </table:table-row>
        <table:table-row table:style-name="ro1">
          <table:table-cell office:value-type="string" calcext:value-type="string">
            <text:p>code/diss3_code/browse_midi/node_modules/mime/LICENSE</text:p>
          </table:table-cell>
          <table:table-cell table:style-name="ce1" office:value-type="date" office:date-value="2017-11-23" calcext:value-type="date">
            <text:p>11/23/17</text:p>
          </table:table-cell>
          <table:table-cell office:value-type="float" office:value="1098" calcext:value-type="float">
            <text:p>1,098</text:p>
          </table:table-cell>
        </table:table-row>
        <table:table-row table:style-name="ro1">
          <table:table-cell office:value-type="string" calcext:value-type="string">
            <text:p>code/diss3_code/browse_midi/node_modules/statuses/README.md</text:p>
          </table:table-cell>
          <table:table-cell table:style-name="ce1" office:value-type="date" office:date-value="2017-10-20" calcext:value-type="date">
            <text:p>10/20/17</text:p>
          </table:table-cell>
          <table:table-cell office:value-type="float" office:value="3458" calcext:value-type="float">
            <text:p>3,458</text:p>
          </table:table-cell>
        </table:table-row>
        <table:table-row table:style-name="ro1">
          <table:table-cell office:value-type="string" calcext:value-type="string">
            <text:p>code/diss3_code/browse_midi/node_modules/statuses/index.js</text:p>
          </table:table-cell>
          <table:table-cell table:style-name="ce1" office:value-type="date" office:date-value="2017-10-20" calcext:value-type="date">
            <text:p>10/20/17</text:p>
          </table:table-cell>
          <table:table-cell office:value-type="float" office:value="2088" calcext:value-type="float">
            <text:p>2,088</text:p>
          </table:table-cell>
        </table:table-row>
        <table:table-row table:style-name="ro1">
          <table:table-cell office:value-type="string" calcext:value-type="string">
            <text:p>code/diss3_code/browse_midi/node_modules/statuses/LICENSE</text:p>
          </table:table-cell>
          <table:table-cell table:style-name="ce1" office:value-type="date" office:date-value="2017-10-20" calcext:value-type="date">
            <text:p>10/20/17</text:p>
          </table:table-cell>
          <table:table-cell office:value-type="float" office:value="1172" calcext:value-type="float">
            <text:p>1,172</text:p>
          </table:table-cell>
        </table:table-row>
        <table:table-row table:style-name="ro1">
          <table:table-cell office:value-type="string" calcext:value-type="string">
            <text:p>code/diss3_code/browse_midi/node_modules/vary/HISTORY.md</text:p>
          </table:table-cell>
          <table:table-cell table:style-name="ce1" office:value-type="date" office:date-value="2017-09-24" calcext:value-type="date">
            <text:p>09/24/1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code/diss3_code/browse_midi/node_modules/vary/index.js</text:p>
          </table:table-cell>
          <table:table-cell table:style-name="ce1" office:value-type="date" office:date-value="2017-09-23" calcext:value-type="date">
            <text:p>09/23/17</text:p>
          </table:table-cell>
          <table:table-cell office:value-type="float" office:value="2930" calcext:value-type="float">
            <text:p>2,930</text:p>
          </table:table-cell>
        </table:table-row>
        <table:table-row table:style-name="ro1">
          <table:table-cell office:value-type="string" calcext:value-type="string">
            <text:p>code/diss3_code/browse_midi/node_modules/debug/.travis.yml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de/diss3_code/browse_midi/node_modules/debug/CHANGELOG.md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11707" calcext:value-type="float">
            <text:p>11,707</text:p>
          </table:table-cell>
        </table:table-row>
        <table:table-row table:style-name="ro1">
          <table:table-cell office:value-type="string" calcext:value-type="string">
            <text:p>code/diss3_code/browse_midi/node_modules/debug/.eslintrc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de/diss3_code/browse_midi/node_modules/debug/README.md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17918" calcext:value-type="float">
            <text:p>17,918</text:p>
          </table:table-cell>
        </table:table-row>
        <table:table-row table:style-name="ro1">
          <table:table-cell office:value-type="string" calcext:value-type="string">
            <text:p>code/diss3_code/browse_midi/node_modules/debug/Makefile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1059" calcext:value-type="float">
            <text:p>1,059</text:p>
          </table:table-cell>
        </table:table-row>
        <table:table-row table:style-name="ro1">
          <table:table-cell office:value-type="string" calcext:value-type="string">
            <text:p>code/diss3_code/browse_midi/node_modules/debug/src/browser.js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4734" calcext:value-type="float">
            <text:p>4,734</text:p>
          </table:table-cell>
        </table:table-row>
        <table:table-row table:style-name="ro1">
          <table:table-cell office:value-type="string" calcext:value-type="string">
            <text:p>code/diss3_code/browse_midi/node_modules/debug/src/node.js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6015" calcext:value-type="float">
            <text:p>6,015</text:p>
          </table:table-cell>
        </table:table-row>
        <table:table-row table:style-name="ro1">
          <table:table-cell office:value-type="string" calcext:value-type="string">
            <text:p>code/diss3_code/browse_midi/node_modules/debug/src/index.js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ode/diss3_code/browse_midi/node_modules/debug/src/debug.js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4394" calcext:value-type="float">
            <text:p>4,394</text:p>
          </table:table-cell>
        </table:table-row>
        <table:table-row table:style-name="ro1">
          <table:table-cell office:value-type="string" calcext:value-type="string">
            <text:p>code/diss3_code/browse_midi/node_modules/debug/component.json</text:p>
          </table:table-cell>
          <table:table-cell table:style-name="ce1" office:value-type="date" office:date-value="2017-09-22" calcext:value-type="date">
            <text:p>09/22/1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ode/diss3_code/browse_midi/node_modules/debug/src/inspector-log.js</text:p>
          </table:table-cell>
          <table:table-cell table:style-name="ce1" office:value-type="date" office:date-value="2017-09-21" calcext:value-type="date">
            <text:p>09/21/1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ode/diss3_code/browse_midi/node_modules/utils-merge/README.md</text:p>
          </table:table-cell>
          <table:table-cell table:style-name="ce1" office:value-type="date" office:date-value="2017-09-20" calcext:value-type="date">
            <text:p>09/20/17</text:p>
          </table:table-cell>
          <table:table-cell office:value-type="float" office:value="1319" calcext:value-type="float">
            <text:p>1,319</text:p>
          </table:table-cell>
        </table:table-row>
        <table:table-row table:style-name="ro1">
          <table:table-cell office:value-type="string" calcext:value-type="string">
            <text:p>code/diss3_code/browse_midi/node_modules/utils-merge/.npmignore</text:p>
          </table:table-cell>
          <table:table-cell table:style-name="ce1" office:value-type="date" office:date-value="2017-09-20" calcext:value-type="date">
            <text:p>09/20/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de/diss3_code/browse_midi/node_modules/utils-merge/index.js</text:p>
          </table:table-cell>
          <table:table-cell table:style-name="ce1" office:value-type="date" office:date-value="2017-09-20" calcext:value-type="date">
            <text:p>09/20/1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code/diss3_code/browse_midi/node_modules/utils-merge/LICENSE</text:p>
          </table:table-cell>
          <table:table-cell table:style-name="ce1" office:value-type="date" office:date-value="2017-09-20" calcext:value-type="date">
            <text:p>09/20/17</text:p>
          </table:table-cell>
          <table:table-cell office:value-type="float" office:value="1084" calcext:value-type="float">
            <text:p>1,084</text:p>
          </table:table-cell>
        </table:table-row>
        <table:table-row table:style-name="ro1">
          <table:table-cell office:value-type="string" calcext:value-type="string">
            <text:p>code/diss3_code/browse_midi/node_modules/forwarded/README.md</text:p>
          </table:table-cell>
          <table:table-cell table:style-name="ce1" office:value-type="date" office:date-value="2017-09-15" calcext:value-type="date">
            <text:p>09/15/17</text:p>
          </table:table-cell>
          <table:table-cell office:value-type="float" office:value="1637" calcext:value-type="float">
            <text:p>1,637</text:p>
          </table:table-cell>
        </table:table-row>
        <table:table-row table:style-name="ro1">
          <table:table-cell office:value-type="string" calcext:value-type="string">
            <text:p>code/diss3_code/browse_midi/node_modules/forwarded/HISTORY.md</text:p>
          </table:table-cell>
          <table:table-cell table:style-name="ce1" office:value-type="date" office:date-value="2017-09-15" calcext:value-type="date">
            <text:p>09/15/1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code/diss3_code/browse_midi/node_modules/forwarded/index.js</text:p>
          </table:table-cell>
          <table:table-cell table:style-name="ce1" office:value-type="date" office:date-value="2017-09-15" calcext:value-type="date">
            <text:p>09/15/17</text:p>
          </table:table-cell>
          <table:table-cell office:value-type="float" office:value="1360" calcext:value-type="float">
            <text:p>1,360</text:p>
          </table:table-cell>
        </table:table-row>
        <table:table-row table:style-name="ro1">
          <table:table-cell office:value-type="string" calcext:value-type="string">
            <text:p>code/diss3_code/browse_midi/node_modules/forwarded/LICENSE</text:p>
          </table:table-cell>
          <table:table-cell table:style-name="ce1" office:value-type="date" office:date-value="2017-09-15" calcext:value-type="date">
            <text:p>09/15/17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fresh/README.md</text:p>
          </table:table-cell>
          <table:table-cell table:style-name="ce1" office:value-type="date" office:date-value="2017-09-14" calcext:value-type="date">
            <text:p>09/14/17</text:p>
          </table:table-cell>
          <table:table-cell office:value-type="float" office:value="3374" calcext:value-type="float">
            <text:p>3,374</text:p>
          </table:table-cell>
        </table:table-row>
        <table:table-row table:style-name="ro1">
          <table:table-cell office:value-type="string" calcext:value-type="string">
            <text:p>code/diss3_code/browse_midi/node_modules/fresh/HISTORY.md</text:p>
          </table:table-cell>
          <table:table-cell table:style-name="ce1" office:value-type="date" office:date-value="2017-09-14" calcext:value-type="date">
            <text:p>09/14/17</text:p>
          </table:table-cell>
          <table:table-cell office:value-type="float" office:value="1500" calcext:value-type="float">
            <text:p>1,500</text:p>
          </table:table-cell>
        </table:table-row>
        <table:table-row table:style-name="ro1">
          <table:table-cell office:value-type="string" calcext:value-type="string">
            <text:p>code/diss3_code/browse_midi/node_modules/fresh/index.js</text:p>
          </table:table-cell>
          <table:table-cell table:style-name="ce1" office:value-type="date" office:date-value="2017-09-14" calcext:value-type="date">
            <text:p>09/14/17</text:p>
          </table:table-cell>
          <table:table-cell office:value-type="float" office:value="2711" calcext:value-type="float">
            <text:p>2,711</text:p>
          </table:table-cell>
        </table:table-row>
        <table:table-row table:style-name="ro1">
          <table:table-cell office:value-type="string" calcext:value-type="string">
            <text:p>code/diss3_code/browse_midi/node_modules/etag/README.md</text:p>
          </table:table-cell>
          <table:table-cell table:style-name="ce1" office:value-type="date" office:date-value="2017-09-13" calcext:value-type="date">
            <text:p>09/13/17</text:p>
          </table:table-cell>
          <table:table-cell office:value-type="float" office:value="4198" calcext:value-type="float">
            <text:p>4,198</text:p>
          </table:table-cell>
        </table:table-row>
        <table:table-row table:style-name="ro1">
          <table:table-cell office:value-type="string" calcext:value-type="string">
            <text:p>code/diss3_code/browse_midi/node_modules/etag/HISTORY.md</text:p>
          </table:table-cell>
          <table:table-cell table:style-name="ce1" office:value-type="date" office:date-value="2017-09-13" calcext:value-type="date">
            <text:p>09/13/17</text:p>
          </table:table-cell>
          <table:table-cell office:value-type="float" office:value="1732" calcext:value-type="float">
            <text:p>1,732</text:p>
          </table:table-cell>
        </table:table-row>
        <table:table-row table:style-name="ro1">
          <table:table-cell office:value-type="string" calcext:value-type="string">
            <text:p>code/diss3_code/browse_midi/node_modules/etag/index.js</text:p>
          </table:table-cell>
          <table:table-cell table:style-name="ce1" office:value-type="date" office:date-value="2017-09-13" calcext:value-type="date">
            <text:p>09/13/17</text:p>
          </table:table-cell>
          <table:table-cell office:value-type="float" office:value="2479" calcext:value-type="float">
            <text:p>2,479</text:p>
          </table:table-cell>
        </table:table-row>
        <table:table-row table:style-name="ro1">
          <table:table-cell office:value-type="string" calcext:value-type="string">
            <text:p>code/diss3_code/browse_midi/node_modules/content-type/HISTORY.md</text:p>
          </table:table-cell>
          <table:table-cell table:style-name="ce1" office:value-type="date" office:date-value="2017-09-12" calcext:value-type="date">
            <text:p>09/12/1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ode/diss3_code/browse_midi/node_modules/content-type/index.js</text:p>
          </table:table-cell>
          <table:table-cell table:style-name="ce1" office:value-type="date" office:date-value="2017-09-12" calcext:value-type="date">
            <text:p>09/12/17</text:p>
          </table:table-cell>
          <table:table-cell office:value-type="float" office:value="4809" calcext:value-type="float">
            <text:p>4,809</text:p>
          </table:table-cell>
        </table:table-row>
        <table:table-row table:style-name="ro1">
          <table:table-cell office:value-type="string" calcext:value-type="string">
            <text:p>code/diss3_code/browse_midi/node_modules/content-type/README.md</text:p>
          </table:table-cell>
          <table:table-cell table:style-name="ce1" office:value-type="date" office:date-value="2017-09-11" calcext:value-type="date">
            <text:p>09/11/17</text:p>
          </table:table-cell>
          <table:table-cell office:value-type="float" office:value="2796" calcext:value-type="float">
            <text:p>2,796</text:p>
          </table:table-cell>
        </table:table-row>
        <table:table-row table:style-name="ro1">
          <table:table-cell office:value-type="string" calcext:value-type="string">
            <text:p>code/diss3_code/browse_midi/node_modules/content-type/LICENSE</text:p>
          </table:table-cell>
          <table:table-cell table:style-name="ce1" office:value-type="date" office:date-value="2017-09-11" calcext:value-type="date">
            <text:p>09/11/17</text:p>
          </table:table-cell>
          <table:table-cell office:value-type="float" office:value="1089" calcext:value-type="float">
            <text:p>1,089</text:p>
          </table:table-cell>
        </table:table-row>
        <table:table-row table:style-name="ro1">
          <table:table-cell office:value-type="string" calcext:value-type="string">
            <text:p>code/diss3_code/browse_midi/node_modules/depd/lib/browser/index.js</text:p>
          </table:table-cell>
          <table:table-cell table:style-name="ce1" office:value-type="date" office:date-value="2017-07-27" calcext:value-type="date">
            <text:p>07/27/17</text:p>
          </table:table-cell>
          <table:table-cell office:value-type="float" office:value="1512" calcext:value-type="float">
            <text:p>1,512</text:p>
          </table:table-cell>
        </table:table-row>
        <table:table-row table:style-name="ro1">
          <table:table-cell office:value-type="string" calcext:value-type="string">
            <text:p>code/diss3_code/browse_midi/node_modules/debug/.npmignore</text:p>
          </table:table-cell>
          <table:table-cell table:style-name="ce1" office:value-type="date" office:date-value="2017-06-15" calcext:value-type="date">
            <text:p>06/15/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/diss3_code/browse_midi/node_modules/debug/node.js</text:p>
          </table:table-cell>
          <table:table-cell table:style-name="ce1" office:value-type="date" office:date-value="2017-06-15" calcext:value-type="date">
            <text:p>06/15/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de/diss3_code/browse_midi/node_modules/debug/.coveralls.yml</text:p>
          </table:table-cell>
          <table:table-cell table:style-name="ce1" office:value-type="date" office:date-value="2017-06-15" calcext:value-type="date">
            <text:p>06/15/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de/diss3_code/browse_midi/node_modules/debug/LICENSE</text:p>
          </table:table-cell>
          <table:table-cell table:style-name="ce1" office:value-type="date" office:date-value="2017-06-15" calcext:value-type="date">
            <text:p>06/15/17</text:p>
          </table:table-cell>
          <table:table-cell office:value-type="float" office:value="1107" calcext:value-type="float">
            <text:p>1,107</text:p>
          </table:table-cell>
        </table:table-row>
        <table:table-row table:style-name="ro1">
          <table:table-cell office:value-type="string" calcext:value-type="string">
            <text:p>code/diss3_code/browse_midi/node_modules/debug/karma.conf.js</text:p>
          </table:table-cell>
          <table:table-cell table:style-name="ce1" office:value-type="date" office:date-value="2017-06-15" calcext:value-type="date">
            <text:p>06/15/17</text:p>
          </table:table-cell>
          <table:table-cell office:value-type="float" office:value="1736" calcext:value-type="float">
            <text:p>1,736</text:p>
          </table:table-cell>
        </table:table-row>
        <table:table-row table:style-name="ro1">
          <table:table-cell office:value-type="string" calcext:value-type="string">
            <text:p>code/diss3_code/browse_midi/node_modules/ms/license.md</text:p>
          </table:table-cell>
          <table:table-cell table:style-name="ce1" office:value-type="date" office:date-value="2017-05-16" calcext:value-type="date">
            <text:p>05/16/17</text:p>
          </table:table-cell>
          <table:table-cell office:value-type="float" office:value="1077" calcext:value-type="float">
            <text:p>1,077</text:p>
          </table:table-cell>
        </table:table-row>
        <table:table-row table:style-name="ro1">
          <table:table-cell office:value-type="string" calcext:value-type="string">
            <text:p>code/diss3_code/browse_midi/node_modules/ms/readme.md</text:p>
          </table:table-cell>
          <table:table-cell table:style-name="ce1" office:value-type="date" office:date-value="2017-05-16" calcext:value-type="date">
            <text:p>05/16/17</text:p>
          </table:table-cell>
          <table:table-cell office:value-type="float" office:value="1721" calcext:value-type="float">
            <text:p>1,721</text:p>
          </table:table-cell>
        </table:table-row>
        <table:table-row table:style-name="ro1">
          <table:table-cell office:value-type="string" calcext:value-type="string">
            <text:p>code/diss3_code/browse_midi/node_modules/ms/index.js</text:p>
          </table:table-cell>
          <table:table-cell table:style-name="ce1" office:value-type="date" office:date-value="2017-05-16" calcext:value-type="date">
            <text:p>05/16/17</text:p>
          </table:table-cell>
          <table:table-cell office:value-type="float" office:value="2764" calcext:value-type="float">
            <text:p>2,764</text:p>
          </table:table-cell>
        </table:table-row>
        <table:table-row table:style-name="ro1">
          <table:table-cell office:value-type="string" calcext:value-type="string">
            <text:p>code/diss3_code/browse_midi/node_modules/vary/README.md</text:p>
          </table:table-cell>
          <table:table-cell table:style-name="ce1" office:value-type="date" office:date-value="2017-03-20" calcext:value-type="date">
            <text:p>03/20/17</text:p>
          </table:table-cell>
          <table:table-cell office:value-type="float" office:value="2716" calcext:value-type="float">
            <text:p>2,716</text:p>
          </table:table-cell>
        </table:table-row>
        <table:table-row table:style-name="ro1">
          <table:table-cell office:value-type="string" calcext:value-type="string">
            <text:p>code/diss3_code/browse_midi/node_modules/vary/LICENSE</text:p>
          </table:table-cell>
          <table:table-cell table:style-name="ce1" office:value-type="date" office:date-value="2017-03-20" calcext:value-type="date">
            <text:p>03/20/17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fresh/LICENSE</text:p>
          </table:table-cell>
          <table:table-cell table:style-name="ce1" office:value-type="date" office:date-value="2017-02-20" calcext:value-type="date">
            <text:p>02/20/17</text:p>
          </table:table-cell>
          <table:table-cell office:value-type="float" office:value="1174" calcext:value-type="float">
            <text:p>1,174</text:p>
          </table:table-cell>
        </table:table-row>
        <table:table-row table:style-name="ro1">
          <table:table-cell office:value-type="string" calcext:value-type="string">
            <text:p>code/diss3_code/browse_midi/node_modules/etag/LICENSE</text:p>
          </table:table-cell>
          <table:table-cell table:style-name="ce1" office:value-type="date" office:date-value="2017-02-19" calcext:value-type="date">
            <text:p>02/19/17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inherits/inherits.js</text:p>
          </table:table-cell>
          <table:table-cell table:style-name="ce1" office:value-type="date" office:date-value="2016-09-07" calcext:value-type="date">
            <text:p>09/07/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ode/diss3_code/browse_midi/node_modules/iconv-lite/LICENSE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1064" calcext:value-type="float">
            <text:p>1,064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eucjp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41064" calcext:value-type="float">
            <text:p>41,064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gbk-added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1227" calcext:value-type="float">
            <text:p>1,227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shiftjis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23782" calcext:value-type="float">
            <text:p>23,782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gb18030-ranges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2216" calcext:value-type="float">
            <text:p>2,216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cp936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47320" calcext:value-type="float">
            <text:p>47,320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big5-added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17717" calcext:value-type="float">
            <text:p>17,717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cp950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42356" calcext:value-type="float">
            <text:p>42,356</text:p>
          </table:table-cell>
        </table:table-row>
        <table:table-row table:style-name="ro1">
          <table:table-cell office:value-type="string" calcext:value-type="string">
            <text:p>code/diss3_code/browse_midi/node_modules/iconv-lite/encodings/tables/cp949.json</text:p>
          </table:table-cell>
          <table:table-cell table:style-name="ce1" office:value-type="date" office:date-value="2016-01-19" calcext:value-type="date">
            <text:p>01/19/16</text:p>
          </table:table-cell>
          <table:table-cell office:value-type="float" office:value="38122" calcext:value-type="float">
            <text:p>38,122</text:p>
          </table:table-cell>
        </table:table-row>
        <table:table-row table:style-name="ro1">
          <table:table-cell office:value-type="string" calcext:value-type="string">
            <text:p>code/diss3_code/browse_midi/node_modules/methods/README.md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1694" calcext:value-type="float">
            <text:p>1,694</text:p>
          </table:table-cell>
        </table:table-row>
        <table:table-row table:style-name="ro1">
          <table:table-cell office:value-type="string" calcext:value-type="string">
            <text:p>code/diss3_code/browse_midi/node_modules/methods/HISTORY.md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ode/diss3_code/browse_midi/node_modules/methods/index.js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1040" calcext:value-type="float">
            <text:p>1,040</text:p>
          </table:table-cell>
        </table:table-row>
        <table:table-row table:style-name="ro1">
          <table:table-cell office:value-type="string" calcext:value-type="string">
            <text:p>code/diss3_code/browse_midi/node_modules/methods/LICENSE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1180" calcext:value-type="float">
            <text:p>1,180</text:p>
          </table:table-cell>
        </table:table-row>
        <table:table-row table:style-name="ro1">
          <table:table-cell office:value-type="string" calcext:value-type="string">
            <text:p>code/diss3_code/browse_midi/node_modules/merge-descriptors/HISTORY.md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ode/diss3_code/browse_midi/node_modules/merge-descriptors/index.js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1215" calcext:value-type="float">
            <text:p>1,215</text:p>
          </table:table-cell>
        </table:table-row>
        <table:table-row table:style-name="ro1">
          <table:table-cell office:value-type="string" calcext:value-type="string">
            <text:p>code/diss3_code/browse_midi/node_modules/merge-descriptors/LICENSE</text:p>
          </table:table-cell>
          <table:table-cell table:style-name="ce1" office:value-type="date" office:date-value="2016-01-18" calcext:value-type="date">
            <text:p>01/18/16</text:p>
          </table:table-cell>
          <table:table-cell office:value-type="float" office:value="1167" calcext:value-type="float">
            <text:p>1,167</text:p>
          </table:table-cell>
        </table:table-row>
        <table:table-row table:style-name="ro1">
          <table:table-cell office:value-type="string" calcext:value-type="string">
            <text:p>code/diss3_code/browse_midi/node_modules/destroy/README.md</text:p>
          </table:table-cell>
          <table:table-cell table:style-name="ce1" office:value-type="date" office:date-value="2016-01-13" calcext:value-type="date">
            <text:p>01/13/16</text:p>
          </table:table-cell>
          <table:table-cell office:value-type="float" office:value="2185" calcext:value-type="float">
            <text:p>2,185</text:p>
          </table:table-cell>
        </table:table-row>
        <table:table-row table:style-name="ro1">
          <table:table-cell office:value-type="string" calcext:value-type="string">
            <text:p>code/diss3_code/browse_midi/node_modules/destroy/index.js</text:p>
          </table:table-cell>
          <table:table-cell table:style-name="ce1" office:value-type="date" office:date-value="2016-01-13" calcext:value-type="date">
            <text:p>01/13/16</text:p>
          </table:table-cell>
          <table:table-cell office:value-type="float" office:value="1043" calcext:value-type="float">
            <text:p>1,043</text:p>
          </table:table-cell>
        </table:table-row>
        <table:table-row table:style-name="ro1">
          <table:table-cell office:value-type="string" calcext:value-type="string">
            <text:p>code/diss3_code/browse_midi/node_modules/escape-html/index.js</text:p>
          </table:table-cell>
          <table:table-cell table:style-name="ce1" office:value-type="date" office:date-value="2015-09-01" calcext:value-type="date">
            <text:p>09/01/15</text:p>
          </table:table-cell>
          <table:table-cell office:value-type="float" office:value="1362" calcext:value-type="float">
            <text:p>1,362</text:p>
          </table:table-cell>
        </table:table-row>
        <table:table-row table:style-name="ro1">
          <table:table-cell office:value-type="string" calcext:value-type="string">
            <text:p>code/diss3_code/browse_midi/node_modules/escape-html/LICENSE</text:p>
          </table:table-cell>
          <table:table-cell table:style-name="ce1" office:value-type="date" office:date-value="2015-09-01" calcext:value-type="date">
            <text:p>09/01/15</text:p>
          </table:table-cell>
          <table:table-cell office:value-type="float" office:value="1157" calcext:value-type="float">
            <text:p>1,157</text:p>
          </table:table-cell>
        </table:table-row>
        <table:table-row table:style-name="ro1">
          <table:table-cell office:value-type="string" calcext:value-type="string">
            <text:p>code/diss3_code/browse_midi/node_modules/escape-html/Readme.md</text:p>
          </table:table-cell>
          <table:table-cell table:style-name="ce1" office:value-type="date" office:date-value="2015-09-01" calcext:value-type="date">
            <text:p>09/01/1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code/diss3_code/browse_midi/node_modules/path-to-regexp/index.js</text:p>
          </table:table-cell>
          <table:table-cell table:style-name="ce1" office:value-type="date" office:date-value="2015-07-28" calcext:value-type="date">
            <text:p>07/28/15</text:p>
          </table:table-cell>
          <table:table-cell office:value-type="float" office:value="3328" calcext:value-type="float">
            <text:p>3,328</text:p>
          </table:table-cell>
        </table:table-row>
        <table:table-row table:style-name="ro1">
          <table:table-cell office:value-type="string" calcext:value-type="string">
            <text:p>code/diss3_code/browse_midi/node_modules/path-to-regexp/LICENSE</text:p>
          </table:table-cell>
          <table:table-cell table:style-name="ce1" office:value-type="date" office:date-value="2015-07-28" calcext:value-type="date">
            <text:p>07/28/15</text:p>
          </table:table-cell>
          <table:table-cell office:value-type="float" office:value="1103" calcext:value-type="float">
            <text:p>1,103</text:p>
          </table:table-cell>
        </table:table-row>
        <table:table-row table:style-name="ro1">
          <table:table-cell office:value-type="string" calcext:value-type="string">
            <text:p>code/diss3_code/browse_midi/node_modules/path-to-regexp/Readme.md</text:p>
          </table:table-cell>
          <table:table-cell table:style-name="ce1" office:value-type="date" office:date-value="2015-07-28" calcext:value-type="date">
            <text:p>07/28/15</text:p>
          </table:table-cell>
          <table:table-cell office:value-type="float" office:value="1102" calcext:value-type="float">
            <text:p>1,102</text:p>
          </table:table-cell>
        </table:table-row>
        <table:table-row table:style-name="ro1">
          <table:table-cell office:value-type="string" calcext:value-type="string">
            <text:p>code/diss3_code/browse_midi/node_modules/path-to-regexp/History.md</text:p>
          </table:table-cell>
          <table:table-cell table:style-name="ce1" office:value-type="date" office:date-value="2015-07-28" calcext:value-type="date">
            <text:p>07/28/1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ode/diss3_code/browse_midi/node_modules/array-flatten/array-flatten.js</text:p>
          </table:table-cell>
          <table:table-cell table:style-name="ce1" office:value-type="date" office:date-value="2015-07-10" calcext:value-type="date">
            <text:p>07/10/15</text:p>
          </table:table-cell>
          <table:table-cell office:value-type="float" office:value="1195" calcext:value-type="float">
            <text:p>1,195</text:p>
          </table:table-cell>
        </table:table-row>
        <table:table-row table:style-name="ro1">
          <table:table-cell office:value-type="string" calcext:value-type="string">
            <text:p>code/diss3_code/browse_midi/node_modules/unpipe/README.md</text:p>
          </table:table-cell>
          <table:table-cell table:style-name="ce1" office:value-type="date" office:date-value="2015-06-14" calcext:value-type="date">
            <text:p>06/14/15</text:p>
          </table:table-cell>
          <table:table-cell office:value-type="float" office:value="1250" calcext:value-type="float">
            <text:p>1,250</text:p>
          </table:table-cell>
        </table:table-row>
        <table:table-row table:style-name="ro1">
          <table:table-cell office:value-type="string" calcext:value-type="string">
            <text:p>code/diss3_code/browse_midi/node_modules/unpipe/HISTORY.md</text:p>
          </table:table-cell>
          <table:table-cell table:style-name="ce1" office:value-type="date" office:date-value="2015-06-14" calcext:value-type="date">
            <text:p>06/14/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de/diss3_code/browse_midi/node_modules/unpipe/index.js</text:p>
          </table:table-cell>
          <table:table-cell table:style-name="ce1" office:value-type="date" office:date-value="2015-06-14" calcext:value-type="date">
            <text:p>06/14/15</text:p>
          </table:table-cell>
          <table:table-cell office:value-type="float" office:value="1118" calcext:value-type="float">
            <text:p>1,118</text:p>
          </table:table-cell>
        </table:table-row>
        <table:table-row table:style-name="ro1">
          <table:table-cell office:value-type="string" calcext:value-type="string">
            <text:p>code/diss3_code/browse_midi/node_modules/unpipe/LICENSE</text:p>
          </table:table-cell>
          <table:table-cell table:style-name="ce1" office:value-type="date" office:date-value="2015-06-14" calcext:value-type="date">
            <text:p>06/14/15</text:p>
          </table:table-cell>
          <table:table-cell office:value-type="float" office:value="1114" calcext:value-type="float">
            <text:p>1,114</text:p>
          </table:table-cell>
        </table:table-row>
        <table:table-row table:style-name="ro1">
          <table:table-cell office:value-type="string" calcext:value-type="string">
            <text:p>code/diss3_code/browse_midi/node_modules/on-finished/HISTORY.md</text:p>
          </table:table-cell>
          <table:table-cell table:style-name="ce1" office:value-type="date" office:date-value="2015-05-27" calcext:value-type="date">
            <text:p>05/27/15</text:p>
          </table:table-cell>
          <table:table-cell office:value-type="float" office:value="1694" calcext:value-type="float">
            <text:p>1,694</text:p>
          </table:table-cell>
        </table:table-row>
        <table:table-row table:style-name="ro1">
          <table:table-cell office:value-type="string" calcext:value-type="string">
            <text:p>code/diss3_code/browse_midi/node_modules/on-finished/README.md</text:p>
          </table:table-cell>
          <table:table-cell table:style-name="ce1" office:value-type="date" office:date-value="2015-05-26" calcext:value-type="date">
            <text:p>05/26/15</text:p>
          </table:table-cell>
          <table:table-cell office:value-type="float" office:value="4886" calcext:value-type="float">
            <text:p>4,886</text:p>
          </table:table-cell>
        </table:table-row>
        <table:table-row table:style-name="ro1">
          <table:table-cell office:value-type="string" calcext:value-type="string">
            <text:p>code/diss3_code/browse_midi/node_modules/on-finished/index.js</text:p>
          </table:table-cell>
          <table:table-cell table:style-name="ce1" office:value-type="date" office:date-value="2015-05-26" calcext:value-type="date">
            <text:p>05/26/15</text:p>
          </table:table-cell>
          <table:table-cell office:value-type="float" office:value="3686" calcext:value-type="float">
            <text:p>3,686</text:p>
          </table:table-cell>
        </table:table-row>
        <table:table-row table:style-name="ro1">
          <table:table-cell office:value-type="string" calcext:value-type="string">
            <text:p>code/diss3_code/browse_midi/node_modules/ee-first/README.md</text:p>
          </table:table-cell>
          <table:table-cell table:style-name="ce1" office:value-type="date" office:date-value="2015-05-25" calcext:value-type="date">
            <text:p>05/25/15</text:p>
          </table:table-cell>
          <table:table-cell office:value-type="float" office:value="2617" calcext:value-type="float">
            <text:p>2,617</text:p>
          </table:table-cell>
        </table:table-row>
        <table:table-row table:style-name="ro1">
          <table:table-cell office:value-type="string" calcext:value-type="string">
            <text:p>code/diss3_code/browse_midi/node_modules/ee-first/index.js</text:p>
          </table:table-cell>
          <table:table-cell table:style-name="ce1" office:value-type="date" office:date-value="2015-05-25" calcext:value-type="date">
            <text:p>05/25/15</text:p>
          </table:table-cell>
          <table:table-cell office:value-type="float" office:value="1684" calcext:value-type="float">
            <text:p>1,684</text:p>
          </table:table-cell>
        </table:table-row>
        <table:table-row table:style-name="ro1">
          <table:table-cell office:value-type="string" calcext:value-type="string">
            <text:p>code/diss3_code/browse_midi/node_modules/merge-descriptors/README.md</text:p>
          </table:table-cell>
          <table:table-cell table:style-name="ce1" office:value-type="date" office:date-value="2015-05-22" calcext:value-type="date">
            <text:p>05/22/15</text:p>
          </table:table-cell>
          <table:table-cell office:value-type="float" office:value="1213" calcext:value-type="float">
            <text:p>1,213</text:p>
          </table:table-cell>
        </table:table-row>
        <table:table-row table:style-name="ro1">
          <table:table-cell office:value-type="string" calcext:value-type="string">
            <text:p>code/diss3_code/browse_midi/node_modules/array-flatten/README.md</text:p>
          </table:table-cell>
          <table:table-cell table:style-name="ce1" office:value-type="date" office:date-value="2015-05-10" calcext:value-type="date">
            <text:p>05/10/15</text:p>
          </table:table-cell>
          <table:table-cell office:value-type="float" office:value="1245" calcext:value-type="float">
            <text:p>1,245</text:p>
          </table:table-cell>
        </table:table-row>
        <table:table-row table:style-name="ro1">
          <table:table-cell office:value-type="string" calcext:value-type="string">
            <text:p>code/diss3_code/browse_midi/node_modules/cookie-signature/index.js</text:p>
          </table:table-cell>
          <table:table-cell table:style-name="ce1" office:value-type="date" office:date-value="2015-02-04" calcext:value-type="date">
            <text:p>02/04/15</text:p>
          </table:table-cell>
          <table:table-cell office:value-type="float" office:value="1230" calcext:value-type="float">
            <text:p>1,230</text:p>
          </table:table-cell>
        </table:table-row>
        <table:table-row table:style-name="ro1">
          <table:table-cell office:value-type="string" calcext:value-type="string">
            <text:p>code/diss3_code/browse_midi/node_modules/cookie-signature/History.md</text:p>
          </table:table-cell>
          <table:table-cell table:style-name="ce1" office:value-type="date" office:date-value="2015-02-04" calcext:value-type="date">
            <text:p>02/04/15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ode/diss3_code/browse_midi/node_modules/media-typer/README.md</text:p>
          </table:table-cell>
          <table:table-cell table:style-name="ce1" office:value-type="date" office:date-value="2014-09-08" calcext:value-type="date">
            <text:p>09/08/14</text:p>
          </table:table-cell>
          <table:table-cell office:value-type="float" office:value="2371" calcext:value-type="float">
            <text:p>2,371</text:p>
          </table:table-cell>
        </table:table-row>
        <table:table-row table:style-name="ro1">
          <table:table-cell office:value-type="string" calcext:value-type="string">
            <text:p>code/diss3_code/browse_midi/node_modules/media-typer/HISTORY.md</text:p>
          </table:table-cell>
          <table:table-cell table:style-name="ce1" office:value-type="date" office:date-value="2014-09-08" calcext:value-type="date">
            <text:p>09/08/1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ode/diss3_code/browse_midi/node_modules/media-typer/index.js</text:p>
          </table:table-cell>
          <table:table-cell table:style-name="ce1" office:value-type="date" office:date-value="2014-09-08" calcext:value-type="date">
            <text:p>09/08/14</text:p>
          </table:table-cell>
          <table:table-cell office:value-type="float" office:value="6375" calcext:value-type="float">
            <text:p>6,375</text:p>
          </table:table-cell>
        </table:table-row>
        <table:table-row table:style-name="ro1">
          <table:table-cell office:value-type="string" calcext:value-type="string">
            <text:p>code/diss3_code/browse_midi/node_modules/media-typer/LICENSE</text:p>
          </table:table-cell>
          <table:table-cell table:style-name="ce1" office:value-type="date" office:date-value="2014-09-08" calcext:value-type="date">
            <text:p>09/08/14</text:p>
          </table:table-cell>
          <table:table-cell office:value-type="float" office:value="1089" calcext:value-type="float">
            <text:p>1,089</text:p>
          </table:table-cell>
        </table:table-row>
        <table:table-row table:style-name="ro1">
          <table:table-cell office:value-type="string" calcext:value-type="string">
            <text:p>code/diss3_code/browse_midi/node_modules/on-finished/LICENSE</text:p>
          </table:table-cell>
          <table:table-cell table:style-name="ce1" office:value-type="date" office:date-value="2014-08-16" calcext:value-type="date">
            <text:p>08/16/14</text:p>
          </table:table-cell>
          <table:table-cell office:value-type="float" office:value="1167" calcext:value-type="float">
            <text:p>1,167</text:p>
          </table:table-cell>
        </table:table-row>
        <table:table-row table:style-name="ro1">
          <table:table-cell office:value-type="string" calcext:value-type="string">
            <text:p>code/diss3_code/browse_midi/node_modules/ee-first/LICENSE</text:p>
          </table:table-cell>
          <table:table-cell table:style-name="ce1" office:value-type="date" office:date-value="2014-08-15" calcext:value-type="date">
            <text:p>08/15/14</text:p>
          </table:table-cell>
          <table:table-cell office:value-type="float" office:value="1099" calcext:value-type="float">
            <text:p>1,099</text:p>
          </table:table-cell>
        </table:table-row>
        <table:table-row table:style-name="ro1">
          <table:table-cell office:value-type="string" calcext:value-type="string">
            <text:p>code/diss3_code/browse_midi/node_modules/destroy/LICENSE</text:p>
          </table:table-cell>
          <table:table-cell table:style-name="ce1" office:value-type="date" office:date-value="2014-08-14" calcext:value-type="date">
            <text:p>08/14/14</text:p>
          </table:table-cell>
          <table:table-cell office:value-type="float" office:value="1099" calcext:value-type="float">
            <text:p>1,099</text:p>
          </table:table-cell>
        </table:table-row>
        <table:table-row table:style-name="ro1">
          <table:table-cell office:value-type="string" calcext:value-type="string">
            <text:p>code/diss3_code/browse_midi/node_modules/cookie-signature/Readme.md</text:p>
          </table:table-cell>
          <table:table-cell table:style-name="ce1" office:value-type="date" office:date-value="2014-06-19" calcext:value-type="date">
            <text:p>06/19/14</text:p>
          </table:table-cell>
          <table:table-cell office:value-type="float" office:value="1490" calcext:value-type="float">
            <text:p>1,490</text:p>
          </table:table-cell>
        </table:table-row>
        <table:table-row table:style-name="ro1">
          <table:table-cell office:value-type="string" calcext:value-type="string">
            <text:p>code/diss3_code/browse_midi/node_modules/array-flatten/LICENSE</text:p>
          </table:table-cell>
          <table:table-cell table:style-name="ce1" office:value-type="date" office:date-value="2014-03-15" calcext:value-type="date">
            <text:p>03/15/14</text:p>
          </table:table-cell>
          <table:table-cell office:value-type="float" office:value="1103" calcext:value-type="float">
            <text:p>1,103</text:p>
          </table:table-cell>
        </table:table-row>
        <table:table-row table:style-name="ro1">
          <table:table-cell office:value-type="string" calcext:value-type="string">
            <text:p>code/diss3_code/browse_midi/node_modules/cookie-signature/.npmignore</text:p>
          </table:table-cell>
          <table:table-cell table:style-name="ce1" office:value-type="date" office:date-value="2014-01-28" calcext:value-type="date">
            <text:p>01/28/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de/diss3_code/browse_midi/node_modules/inherits/LICENSE</text:p>
          </table:table-cell>
          <table:table-cell table:style-name="ce1" office:value-type="date" office:date-value="2013-08-20" calcext:value-type="date">
            <text:p>08/20/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code/diss3_code/browse_midi/node_modules/inherits/README.md</text:p>
          </table:table-cell>
          <table:table-cell table:style-name="ce1" office:value-type="date" office:date-value="2013-05-16" calcext:value-type="date">
            <text:p>05/16/13</text:p>
          </table:table-cell>
          <table:table-cell office:value-type="float" office:value="1625" calcext:value-type="float">
            <text:p>1,625</text:p>
          </table:table-cell>
        </table:table-row>
        <table:table-row table:style-name="ro1">
          <table:table-cell office:value-type="string" calcext:value-type="string">
            <text:p>code/diss3_code/browse_midi/node_modules/inherits/inherits_browser.js</text:p>
          </table:table-cell>
          <table:table-cell table:style-name="ce1" office:value-type="date" office:date-value="2013-05-16" calcext:value-type="date">
            <text:p>05/16/1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code/diss3_code/browse_midi/node_modules/negotiato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811" calcext:value-type="float">
            <text:p>4,811</text:p>
          </table:table-cell>
        </table:table-row>
        <table:table-row table:style-name="ro1">
          <table:table-cell office:value-type="string" calcext:value-type="string">
            <text:p>code/diss3_code/browse_midi/node_modules/negotiator/lib/charset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081" calcext:value-type="float">
            <text:p>3,081</text:p>
          </table:table-cell>
        </table:table-row>
        <table:table-row table:style-name="ro1">
          <table:table-cell office:value-type="string" calcext:value-type="string">
            <text:p>code/diss3_code/browse_midi/node_modules/negotiator/lib/language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408" calcext:value-type="float">
            <text:p>3,408</text:p>
          </table:table-cell>
        </table:table-row>
        <table:table-row table:style-name="ro1">
          <table:table-cell office:value-type="string" calcext:value-type="string">
            <text:p>code/diss3_code/browse_midi/node_modules/negotiator/lib/mediaType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358" calcext:value-type="float">
            <text:p>5,358</text:p>
          </table:table-cell>
        </table:table-row>
        <table:table-row table:style-name="ro1">
          <table:table-cell office:value-type="string" calcext:value-type="string">
            <text:p>code/diss3_code/browse_midi/node_modules/negotiator/lib/encoding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506" calcext:value-type="float">
            <text:p>3,506</text:p>
          </table:table-cell>
        </table:table-row>
        <table:table-row table:style-name="ro1">
          <table:table-cell office:value-type="string" calcext:value-type="string">
            <text:p>code/diss3_code/browse_midi/node_modules/negotiator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406" calcext:value-type="float">
            <text:p>2,406</text:p>
          </table:table-cell>
        </table:table-row>
        <table:table-row table:style-name="ro1">
          <table:table-cell office:value-type="string" calcext:value-type="string">
            <text:p>code/diss3_code/browse_midi/node_modules/negotiato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344" calcext:value-type="float">
            <text:p>3,344</text:p>
          </table:table-cell>
        </table:table-row>
        <table:table-row table:style-name="ro1">
          <table:table-cell office:value-type="string" calcext:value-type="string">
            <text:p>code/diss3_code/browse_midi/node_modules/negotiato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77" calcext:value-type="float">
            <text:p>1,177</text:p>
          </table:table-cell>
        </table:table-row>
        <table:table-row table:style-name="ro1">
          <table:table-cell office:value-type="string" calcext:value-type="string">
            <text:p>code/diss3_code/browse_midi/node_modules/setprototypeof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code/diss3_code/browse_midi/node_modules/setprototypeof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ode/diss3_code/browse_midi/node_modules/setprototypeof/test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code/diss3_code/browse_midi/node_modules/setprototypeof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code/diss3_code/browse_midi/node_modules/setprototypeof/index.d.t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de/diss3_code/browse_midi/node_modules/parseurl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094" calcext:value-type="float">
            <text:p>4,094</text:p>
          </table:table-cell>
        </table:table-row>
        <table:table-row table:style-name="ro1">
          <table:table-cell office:value-type="string" calcext:value-type="string">
            <text:p>code/diss3_code/browse_midi/node_modules/parseurl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43" calcext:value-type="float">
            <text:p>1,043</text:p>
          </table:table-cell>
        </table:table-row>
        <table:table-row table:style-name="ro1">
          <table:table-cell office:value-type="string" calcext:value-type="string">
            <text:p>code/diss3_code/browse_midi/node_modules/parseurl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809" calcext:value-type="float">
            <text:p>2,809</text:p>
          </table:table-cell>
        </table:table-row>
        <table:table-row table:style-name="ro1">
          <table:table-cell office:value-type="string" calcext:value-type="string">
            <text:p>code/diss3_code/browse_midi/node_modules/parseurl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73" calcext:value-type="float">
            <text:p>1,173</text:p>
          </table:table-cell>
        </table:table-row>
        <table:table-row table:style-name="ro1">
          <table:table-cell office:value-type="string" calcext:value-type="string">
            <text:p>code/diss3_code/browse_midi/node_modules/type-i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183" calcext:value-type="float">
            <text:p>5,183</text:p>
          </table:table-cell>
        </table:table-row>
        <table:table-row table:style-name="ro1">
          <table:table-cell office:value-type="string" calcext:value-type="string">
            <text:p>code/diss3_code/browse_midi/node_modules/type-is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447" calcext:value-type="float">
            <text:p>5,447</text:p>
          </table:table-cell>
        </table:table-row>
        <table:table-row table:style-name="ro1">
          <table:table-cell office:value-type="string" calcext:value-type="string">
            <text:p>code/diss3_code/browse_midi/node_modules/type-is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562" calcext:value-type="float">
            <text:p>5,562</text:p>
          </table:table-cell>
        </table:table-row>
        <table:table-row table:style-name="ro1">
          <table:table-cell office:value-type="string" calcext:value-type="string">
            <text:p>code/diss3_code/browse_midi/node_modules/type-i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72" calcext:value-type="float">
            <text:p>1,172</text:p>
          </table:table-cell>
        </table:table-row>
        <table:table-row table:style-name="ro1">
          <table:table-cell office:value-type="string" calcext:value-type="string">
            <text:p>code/diss3_code/browse_midi/node_modules/raw-body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339" calcext:value-type="float">
            <text:p>6,339</text:p>
          </table:table-cell>
        </table:table-row>
        <table:table-row table:style-name="ro1">
          <table:table-cell office:value-type="string" calcext:value-type="string">
            <text:p>code/diss3_code/browse_midi/node_modules/raw-body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354" calcext:value-type="float">
            <text:p>5,354</text:p>
          </table:table-cell>
        </table:table-row>
        <table:table-row table:style-name="ro1">
          <table:table-cell office:value-type="string" calcext:value-type="string">
            <text:p>code/diss3_code/browse_midi/node_modules/raw-body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059" calcext:value-type="float">
            <text:p>6,059</text:p>
          </table:table-cell>
        </table:table-row>
        <table:table-row table:style-name="ro1">
          <table:table-cell office:value-type="string" calcext:value-type="string">
            <text:p>code/diss3_code/browse_midi/node_modules/raw-body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81" calcext:value-type="float">
            <text:p>1,181</text:p>
          </table:table-cell>
        </table:table-row>
        <table:table-row table:style-name="ro1">
          <table:table-cell office:value-type="string" calcext:value-type="string">
            <text:p>code/diss3_code/browse_midi/node_modules/raw-body/index.d.t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286" calcext:value-type="float">
            <text:p>2,286</text:p>
          </table:table-cell>
        </table:table-row>
        <table:table-row table:style-name="ro1">
          <table:table-cell office:value-type="string" calcext:value-type="string">
            <text:p>code/diss3_code/browse_midi/node_modules/express/lib/response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7124" calcext:value-type="float">
            <text:p>27,124</text:p>
          </table:table-cell>
        </table:table-row>
        <table:table-row table:style-name="ro1">
          <table:table-cell office:value-type="string" calcext:value-type="string">
            <text:p>code/diss3_code/browse_midi/node_modules/express/lib/view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326" calcext:value-type="float">
            <text:p>3,326</text:p>
          </table:table-cell>
        </table:table-row>
        <table:table-row table:style-name="ro1">
          <table:table-cell office:value-type="string" calcext:value-type="string">
            <text:p>code/diss3_code/browse_midi/node_modules/express/lib/application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4270" calcext:value-type="float">
            <text:p>14,270</text:p>
          </table:table-cell>
        </table:table-row>
        <table:table-row table:style-name="ro1">
          <table:table-cell office:value-type="string" calcext:value-type="string">
            <text:p>code/diss3_code/browse_midi/node_modules/express/lib/expres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409" calcext:value-type="float">
            <text:p>2,409</text:p>
          </table:table-cell>
        </table:table-row>
        <table:table-row table:style-name="ro1">
          <table:table-cell office:value-type="string" calcext:value-type="string">
            <text:p>code/diss3_code/browse_midi/node_modules/express/lib/middleware/init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code/diss3_code/browse_midi/node_modules/express/lib/middleware/query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code/diss3_code/browse_midi/node_modules/express/lib/router/route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149" calcext:value-type="float">
            <text:p>4,149</text:p>
          </table:table-cell>
        </table:table-row>
        <table:table-row table:style-name="ro1">
          <table:table-cell office:value-type="string" calcext:value-type="string">
            <text:p>code/diss3_code/browse_midi/node_modules/express/lib/route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4883" calcext:value-type="float">
            <text:p>14,883</text:p>
          </table:table-cell>
        </table:table-row>
        <table:table-row table:style-name="ro1">
          <table:table-cell office:value-type="string" calcext:value-type="string">
            <text:p>code/diss3_code/browse_midi/node_modules/express/lib/router/layer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296" calcext:value-type="float">
            <text:p>3,296</text:p>
          </table:table-cell>
        </table:table-row>
        <table:table-row table:style-name="ro1">
          <table:table-cell office:value-type="string" calcext:value-type="string">
            <text:p>code/diss3_code/browse_midi/node_modules/express/lib/util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972" calcext:value-type="float">
            <text:p>5,972</text:p>
          </table:table-cell>
        </table:table-row>
        <table:table-row table:style-name="ro1">
          <table:table-cell office:value-type="string" calcext:value-type="string">
            <text:p>code/diss3_code/browse_midi/node_modules/express/lib/request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2504" calcext:value-type="float">
            <text:p>12,504</text:p>
          </table:table-cell>
        </table:table-row>
        <table:table-row table:style-name="ro1">
          <table:table-cell office:value-type="string" calcext:value-type="string">
            <text:p>code/diss3_code/browse_midi/node_modules/express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ode/diss3_code/browse_midi/node_modules/expres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249" calcext:value-type="float">
            <text:p>1,249</text:p>
          </table:table-cell>
        </table:table-row>
        <table:table-row table:style-name="ro1">
          <table:table-cell office:value-type="string" calcext:value-type="string">
            <text:p>code/diss3_code/browse_midi/node_modules/expres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607" calcext:value-type="float">
            <text:p>4,607</text:p>
          </table:table-cell>
        </table:table-row>
        <table:table-row table:style-name="ro1">
          <table:table-cell office:value-type="string" calcext:value-type="string">
            <text:p>code/diss3_code/browse_midi/node_modules/express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9589" calcext:value-type="float">
            <text:p>109,589</text:p>
          </table:table-cell>
        </table:table-row>
        <table:table-row table:style-name="ro1">
          <table:table-cell office:value-type="string" calcext:value-type="string">
            <text:p>code/diss3_code/browse_midi/node_modules/mime-type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660" calcext:value-type="float">
            <text:p>3,660</text:p>
          </table:table-cell>
        </table:table-row>
        <table:table-row table:style-name="ro1">
          <table:table-cell office:value-type="string" calcext:value-type="string">
            <text:p>code/diss3_code/browse_midi/node_modules/mime-types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7570" calcext:value-type="float">
            <text:p>7,570</text:p>
          </table:table-cell>
        </table:table-row>
        <table:table-row table:style-name="ro1">
          <table:table-cell office:value-type="string" calcext:value-type="string">
            <text:p>code/diss3_code/browse_midi/node_modules/mime-types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663" calcext:value-type="float">
            <text:p>3,663</text:p>
          </table:table-cell>
        </table:table-row>
        <table:table-row table:style-name="ro1">
          <table:table-cell office:value-type="string" calcext:value-type="string">
            <text:p>code/diss3_code/browse_midi/node_modules/mime-type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67" calcext:value-type="float">
            <text:p>1,167</text:p>
          </table:table-cell>
        </table:table-row>
        <table:table-row table:style-name="ro1">
          <table:table-cell office:value-type="string" calcext:value-type="string">
            <text:p>code/diss3_code/browse_midi/node_modules/range-parse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278" calcext:value-type="float">
            <text:p>2,278</text:p>
          </table:table-cell>
        </table:table-row>
        <table:table-row table:style-name="ro1">
          <table:table-cell office:value-type="string" calcext:value-type="string">
            <text:p>code/diss3_code/browse_midi/node_modules/range-parser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ode/diss3_code/browse_midi/node_modules/range-parse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900" calcext:value-type="float">
            <text:p>2,900</text:p>
          </table:table-cell>
        </table:table-row>
        <table:table-row table:style-name="ro1">
          <table:table-cell office:value-type="string" calcext:value-type="string">
            <text:p>code/diss3_code/browse_midi/node_modules/range-parse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78" calcext:value-type="float">
            <text:p>1,178</text:p>
          </table:table-cell>
        </table:table-row>
        <table:table-row table:style-name="ro1">
          <table:table-cell office:value-type="string" calcext:value-type="string">
            <text:p>code/diss3_code/browse_midi/node_modules/bytes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469" calcext:value-type="float">
            <text:p>3,469</text:p>
          </table:table-cell>
        </table:table-row>
        <table:table-row table:style-name="ro1">
          <table:table-cell office:value-type="string" calcext:value-type="string">
            <text:p>code/diss3_code/browse_midi/node_modules/byte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53" calcext:value-type="float">
            <text:p>1,153</text:p>
          </table:table-cell>
        </table:table-row>
        <table:table-row table:style-name="ro1">
          <table:table-cell office:value-type="string" calcext:value-type="string">
            <text:p>code/diss3_code/browse_midi/node_modules/byte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890" calcext:value-type="float">
            <text:p>3,890</text:p>
          </table:table-cell>
        </table:table-row>
        <table:table-row table:style-name="ro1">
          <table:table-cell office:value-type="string" calcext:value-type="string">
            <text:p>code/diss3_code/browse_midi/node_modules/bytes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581" calcext:value-type="float">
            <text:p>1,581</text:p>
          </table:table-cell>
        </table:table-row>
        <table:table-row table:style-name="ro1">
          <table:table-cell office:value-type="string" calcext:value-type="string">
            <text:p>code/diss3_code/browse_midi/node_modules/ipaddr.j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309" calcext:value-type="float">
            <text:p>8,309</text:p>
          </table:table-cell>
        </table:table-row>
        <table:table-row table:style-name="ro1">
          <table:table-cell office:value-type="string" calcext:value-type="string">
            <text:p>code/diss3_code/browse_midi/node_modules/ipaddr.js/lib/ipaddr.js.d.t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959" calcext:value-type="float">
            <text:p>2,959</text:p>
          </table:table-cell>
        </table:table-row>
        <table:table-row table:style-name="ro1">
          <table:table-cell office:value-type="string" calcext:value-type="string">
            <text:p>code/diss3_code/browse_midi/node_modules/ipaddr.js/lib/ipaddr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9333" calcext:value-type="float">
            <text:p>19,333</text:p>
          </table:table-cell>
        </table:table-row>
        <table:table-row table:style-name="ro1">
          <table:table-cell office:value-type="string" calcext:value-type="string">
            <text:p>code/diss3_code/browse_midi/node_modules/ipaddr.js/ipaddr.min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9738" calcext:value-type="float">
            <text:p>9,738</text:p>
          </table:table-cell>
        </table:table-row>
        <table:table-row table:style-name="ro1">
          <table:table-cell office:value-type="string" calcext:value-type="string">
            <text:p>code/diss3_code/browse_midi/node_modules/ipaddr.j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87" calcext:value-type="float">
            <text:p>1,087</text:p>
          </table:table-cell>
        </table:table-row>
        <table:table-row table:style-name="ro1">
          <table:table-cell office:value-type="string" calcext:value-type="string">
            <text:p>code/diss3_code/browse_midi/node_modules/body-parse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7100" calcext:value-type="float">
            <text:p>17,100</text:p>
          </table:table-cell>
        </table:table-row>
        <table:table-row table:style-name="ro1">
          <table:table-cell office:value-type="string" calcext:value-type="string">
            <text:p>code/diss3_code/browse_midi/node_modules/body-parser/lib/types/text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285" calcext:value-type="float">
            <text:p>2,285</text:p>
          </table:table-cell>
        </table:table-row>
        <table:table-row table:style-name="ro1">
          <table:table-cell office:value-type="string" calcext:value-type="string">
            <text:p>code/diss3_code/browse_midi/node_modules/body-parser/lib/types/urlencoded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797" calcext:value-type="float">
            <text:p>5,797</text:p>
          </table:table-cell>
        </table:table-row>
        <table:table-row table:style-name="ro1">
          <table:table-cell office:value-type="string" calcext:value-type="string">
            <text:p>code/diss3_code/browse_midi/node_modules/body-parser/lib/types/json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918" calcext:value-type="float">
            <text:p>4,918</text:p>
          </table:table-cell>
        </table:table-row>
        <table:table-row table:style-name="ro1">
          <table:table-cell office:value-type="string" calcext:value-type="string">
            <text:p>code/diss3_code/browse_midi/node_modules/body-parser/lib/types/raw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884" calcext:value-type="float">
            <text:p>1,884</text:p>
          </table:table-cell>
        </table:table-row>
        <table:table-row table:style-name="ro1">
          <table:table-cell office:value-type="string" calcext:value-type="string">
            <text:p>code/diss3_code/browse_midi/node_modules/body-parser/lib/read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894" calcext:value-type="float">
            <text:p>3,894</text:p>
          </table:table-cell>
        </table:table-row>
        <table:table-row table:style-name="ro1">
          <table:table-cell office:value-type="string" calcext:value-type="string">
            <text:p>code/diss3_code/browse_midi/node_modules/body-parser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5113" calcext:value-type="float">
            <text:p>15,113</text:p>
          </table:table-cell>
        </table:table-row>
        <table:table-row table:style-name="ro1">
          <table:table-cell office:value-type="string" calcext:value-type="string">
            <text:p>code/diss3_code/browse_midi/node_modules/body-parse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656" calcext:value-type="float">
            <text:p>2,656</text:p>
          </table:table-cell>
        </table:table-row>
        <table:table-row table:style-name="ro1">
          <table:table-cell office:value-type="string" calcext:value-type="string">
            <text:p>code/diss3_code/browse_midi/node_modules/body-parse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72" calcext:value-type="float">
            <text:p>1,172</text:p>
          </table:table-cell>
        </table:table-row>
        <table:table-row table:style-name="ro1">
          <table:table-cell office:value-type="string" calcext:value-type="string">
            <text:p>code/diss3_code/browse_midi/node_modules/qs/CHANGELOG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4655" calcext:value-type="float">
            <text:p>14,655</text:p>
          </table:table-cell>
        </table:table-row>
        <table:table-row table:style-name="ro1">
          <table:table-cell office:value-type="string" calcext:value-type="string">
            <text:p>code/diss3_code/browse_midi/node_modules/qs/.editorconfig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ode/diss3_code/browse_midi/node_modules/qs/.eslintrc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ode/diss3_code/browse_midi/node_modules/q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8228" calcext:value-type="float">
            <text:p>18,228</text:p>
          </table:table-cell>
        </table:table-row>
        <table:table-row table:style-name="ro1">
          <table:table-cell office:value-type="string" calcext:value-type="string">
            <text:p>code/diss3_code/browse_midi/node_modules/qs/lib/parse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492" calcext:value-type="float">
            <text:p>8,492</text:p>
          </table:table-cell>
        </table:table-row>
        <table:table-row table:style-name="ro1">
          <table:table-cell office:value-type="string" calcext:value-type="string">
            <text:p>code/diss3_code/browse_midi/node_modules/qs/lib/format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code/diss3_code/browse_midi/node_modules/qs/lib/stringify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230" calcext:value-type="float">
            <text:p>8,230</text:p>
          </table:table-cell>
        </table:table-row>
        <table:table-row table:style-name="ro1">
          <table:table-cell office:value-type="string" calcext:value-type="string">
            <text:p>code/diss3_code/browse_midi/node_modules/qs/lib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ode/diss3_code/browse_midi/node_modules/qs/lib/util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204" calcext:value-type="float">
            <text:p>6,204</text:p>
          </table:table-cell>
        </table:table-row>
        <table:table-row table:style-name="ro1">
          <table:table-cell office:value-type="string" calcext:value-type="string">
            <text:p>code/diss3_code/browse_midi/node_modules/qs/test/parse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7758" calcext:value-type="float">
            <text:p>27,758</text:p>
          </table:table-cell>
        </table:table-row>
        <table:table-row table:style-name="ro1">
          <table:table-cell office:value-type="string" calcext:value-type="string">
            <text:p>code/diss3_code/browse_midi/node_modules/qs/test/.eslintrc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ode/diss3_code/browse_midi/node_modules/qs/test/stringify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4073" calcext:value-type="float">
            <text:p>24,073</text:p>
          </table:table-cell>
        </table:table-row>
        <table:table-row table:style-name="ro1">
          <table:table-cell office:value-type="string" calcext:value-type="string">
            <text:p>code/diss3_code/browse_midi/node_modules/qs/test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de/diss3_code/browse_midi/node_modules/qs/test/util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096" calcext:value-type="float">
            <text:p>5,096</text:p>
          </table:table-cell>
        </table:table-row>
        <table:table-row table:style-name="ro1">
          <table:table-cell office:value-type="string" calcext:value-type="string">
            <text:p>code/diss3_code/browse_midi/node_modules/q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654" calcext:value-type="float">
            <text:p>1,654</text:p>
          </table:table-cell>
        </table:table-row>
        <table:table-row table:style-name="ro1">
          <table:table-cell office:value-type="string" calcext:value-type="string">
            <text:p>code/diss3_code/browse_midi/node_modules/qs/.eslintignor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/diss3_code/browse_midi/node_modules/qs/dist/q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4660" calcext:value-type="float">
            <text:p>24,660</text:p>
          </table:table-cell>
        </table:table-row>
        <table:table-row table:style-name="ro1">
          <table:table-cell office:value-type="string" calcext:value-type="string">
            <text:p>code/diss3_code/browse_midi/node_modules/cookie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809" calcext:value-type="float">
            <text:p>8,809</text:p>
          </table:table-cell>
        </table:table-row>
        <table:table-row table:style-name="ro1">
          <table:table-cell office:value-type="string" calcext:value-type="string">
            <text:p>code/diss3_code/browse_midi/node_modules/cookie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698" calcext:value-type="float">
            <text:p>2,698</text:p>
          </table:table-cell>
        </table:table-row>
        <table:table-row table:style-name="ro1">
          <table:table-cell office:value-type="string" calcext:value-type="string">
            <text:p>code/diss3_code/browse_midi/node_modules/cookie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037" calcext:value-type="float">
            <text:p>4,037</text:p>
          </table:table-cell>
        </table:table-row>
        <table:table-row table:style-name="ro1">
          <table:table-cell office:value-type="string" calcext:value-type="string">
            <text:p>code/diss3_code/browse_midi/node_modules/cookie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75" calcext:value-type="float">
            <text:p>1,175</text:p>
          </table:table-cell>
        </table:table-row>
        <table:table-row table:style-name="ro1">
          <table:table-cell office:value-type="string" calcext:value-type="string">
            <text:p>code/diss3_code/browse_midi/node_modules/http-error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554" calcext:value-type="float">
            <text:p>5,554</text:p>
          </table:table-cell>
        </table:table-row>
        <table:table-row table:style-name="ro1">
          <table:table-cell office:value-type="string" calcext:value-type="string">
            <text:p>code/diss3_code/browse_midi/node_modules/http-errors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3145" calcext:value-type="float">
            <text:p>3,145</text:p>
          </table:table-cell>
        </table:table-row>
        <table:table-row table:style-name="ro1">
          <table:table-cell office:value-type="string" calcext:value-type="string">
            <text:p>code/diss3_code/browse_midi/node_modules/http-errors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878" calcext:value-type="float">
            <text:p>5,878</text:p>
          </table:table-cell>
        </table:table-row>
        <table:table-row table:style-name="ro1">
          <table:table-cell office:value-type="string" calcext:value-type="string">
            <text:p>code/diss3_code/browse_midi/node_modules/http-error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68" calcext:value-type="float">
            <text:p>1,168</text:p>
          </table:table-cell>
        </table:table-row>
        <table:table-row table:style-name="ro1">
          <table:table-cell office:value-type="string" calcext:value-type="string">
            <text:p>code/diss3_code/browse_midi/node_modules/send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9442" calcext:value-type="float">
            <text:p>9,442</text:p>
          </table:table-cell>
        </table:table-row>
        <table:table-row table:style-name="ro1">
          <table:table-cell office:value-type="string" calcext:value-type="string">
            <text:p>code/diss3_code/browse_midi/node_modules/send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2643" calcext:value-type="float">
            <text:p>12,643</text:p>
          </table:table-cell>
        </table:table-row>
        <table:table-row table:style-name="ro1">
          <table:table-cell office:value-type="string" calcext:value-type="string">
            <text:p>code/diss3_code/browse_midi/node_modules/send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3287" calcext:value-type="float">
            <text:p>23,287</text:p>
          </table:table-cell>
        </table:table-row>
        <table:table-row table:style-name="ro1">
          <table:table-cell office:value-type="string" calcext:value-type="string">
            <text:p>code/diss3_code/browse_midi/node_modules/send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28" calcext:value-type="float">
            <text:p>1,128</text:p>
          </table:table-cell>
        </table:table-row>
        <table:table-row table:style-name="ro1">
          <table:table-cell office:value-type="string" calcext:value-type="string">
            <text:p>code/diss3_code/browse_midi/node_modules/safe-buffe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9555" calcext:value-type="float">
            <text:p>19,555</text:p>
          </table:table-cell>
        </table:table-row>
        <table:table-row table:style-name="ro1">
          <table:table-cell office:value-type="string" calcext:value-type="string">
            <text:p>code/diss3_code/browse_midi/node_modules/safe-buffe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529" calcext:value-type="float">
            <text:p>1,529</text:p>
          </table:table-cell>
        </table:table-row>
        <table:table-row table:style-name="ro1">
          <table:table-cell office:value-type="string" calcext:value-type="string">
            <text:p>code/diss3_code/browse_midi/node_modules/safe-buffe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81" calcext:value-type="float">
            <text:p>1,081</text:p>
          </table:table-cell>
        </table:table-row>
        <table:table-row table:style-name="ro1">
          <table:table-cell office:value-type="string" calcext:value-type="string">
            <text:p>code/diss3_code/browse_midi/node_modules/safe-buffer/index.d.t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738" calcext:value-type="float">
            <text:p>8,738</text:p>
          </table:table-cell>
        </table:table-row>
        <table:table-row table:style-name="ro1">
          <table:table-cell office:value-type="string" calcext:value-type="string">
            <text:p>code/diss3_code/browse_midi/node_modules/finalhandle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012" calcext:value-type="float">
            <text:p>4,012</text:p>
          </table:table-cell>
        </table:table-row>
        <table:table-row table:style-name="ro1">
          <table:table-cell office:value-type="string" calcext:value-type="string">
            <text:p>code/diss3_code/browse_midi/node_modules/finalhandler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080" calcext:value-type="float">
            <text:p>4,080</text:p>
          </table:table-cell>
        </table:table-row>
        <table:table-row table:style-name="ro1">
          <table:table-cell office:value-type="string" calcext:value-type="string">
            <text:p>code/diss3_code/browse_midi/node_modules/finalhandle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518" calcext:value-type="float">
            <text:p>6,518</text:p>
          </table:table-cell>
        </table:table-row>
        <table:table-row table:style-name="ro1">
          <table:table-cell office:value-type="string" calcext:value-type="string">
            <text:p>code/diss3_code/browse_midi/node_modules/finalhandle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19" calcext:value-type="float">
            <text:p>1,119</text:p>
          </table:table-cell>
        </table:table-row>
        <table:table-row table:style-name="ro1">
          <table:table-cell office:value-type="string" calcext:value-type="string">
            <text:p>code/diss3_code/browse_midi/node_modules/accepts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081" calcext:value-type="float">
            <text:p>4,081</text:p>
          </table:table-cell>
        </table:table-row>
        <table:table-row table:style-name="ro1">
          <table:table-cell office:value-type="string" calcext:value-type="string">
            <text:p>code/diss3_code/browse_midi/node_modules/accepts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972" calcext:value-type="float">
            <text:p>4,972</text:p>
          </table:table-cell>
        </table:table-row>
        <table:table-row table:style-name="ro1">
          <table:table-cell office:value-type="string" calcext:value-type="string">
            <text:p>code/diss3_code/browse_midi/node_modules/accepts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252" calcext:value-type="float">
            <text:p>5,252</text:p>
          </table:table-cell>
        </table:table-row>
        <table:table-row table:style-name="ro1">
          <table:table-cell office:value-type="string" calcext:value-type="string">
            <text:p>code/diss3_code/browse_midi/node_modules/accepts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67" calcext:value-type="float">
            <text:p>1,167</text:p>
          </table:table-cell>
        </table:table-row>
        <table:table-row table:style-name="ro1">
          <table:table-cell office:value-type="string" calcext:value-type="string">
            <text:p>code/diss3_code/browse_midi/node_modules/content-disposition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5237" calcext:value-type="float">
            <text:p>5,237</text:p>
          </table:table-cell>
        </table:table-row>
        <table:table-row table:style-name="ro1">
          <table:table-cell office:value-type="string" calcext:value-type="string">
            <text:p>code/diss3_code/browse_midi/node_modules/content-disposition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code/diss3_code/browse_midi/node_modules/content-disposition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594" calcext:value-type="float">
            <text:p>10,594</text:p>
          </table:table-cell>
        </table:table-row>
        <table:table-row table:style-name="ro1">
          <table:table-cell office:value-type="string" calcext:value-type="string">
            <text:p>code/diss3_code/browse_midi/node_modules/content-disposition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proxy-add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400" calcext:value-type="float">
            <text:p>4,400</text:p>
          </table:table-cell>
        </table:table-row>
        <table:table-row table:style-name="ro1">
          <table:table-cell office:value-type="string" calcext:value-type="string">
            <text:p>code/diss3_code/browse_midi/node_modules/proxy-addr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869" calcext:value-type="float">
            <text:p>2,869</text:p>
          </table:table-cell>
        </table:table-row>
        <table:table-row table:style-name="ro1">
          <table:table-cell office:value-type="string" calcext:value-type="string">
            <text:p>code/diss3_code/browse_midi/node_modules/proxy-addr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6000" calcext:value-type="float">
            <text:p>6,000</text:p>
          </table:table-cell>
        </table:table-row>
        <table:table-row table:style-name="ro1">
          <table:table-cell office:value-type="string" calcext:value-type="string">
            <text:p>code/diss3_code/browse_midi/node_modules/proxy-add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safer-buffer/test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5735" calcext:value-type="float">
            <text:p>15,735</text:p>
          </table:table-cell>
        </table:table-row>
        <table:table-row table:style-name="ro1">
          <table:table-cell office:value-type="string" calcext:value-type="string">
            <text:p>code/diss3_code/browse_midi/node_modules/safer-buffer/dangerous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483" calcext:value-type="float">
            <text:p>1,483</text:p>
          </table:table-cell>
        </table:table-row>
        <table:table-row table:style-name="ro1">
          <table:table-cell office:value-type="string" calcext:value-type="string">
            <text:p>code/diss3_code/browse_midi/node_modules/safer-buffer/safer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2110" calcext:value-type="float">
            <text:p>2,110</text:p>
          </table:table-cell>
        </table:table-row>
        <table:table-row table:style-name="ro1">
          <table:table-cell office:value-type="string" calcext:value-type="string">
            <text:p>code/diss3_code/browse_midi/node_modules/safer-buffer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94" calcext:value-type="float">
            <text:p>1,094</text:p>
          </table:table-cell>
        </table:table-row>
        <table:table-row table:style-name="ro1">
          <table:table-cell office:value-type="string" calcext:value-type="string">
            <text:p>code/diss3_code/browse_midi/node_modules/safer-buffer/Porting-Buffer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2794" calcext:value-type="float">
            <text:p>12,794</text:p>
          </table:table-cell>
        </table:table-row>
        <table:table-row table:style-name="ro1">
          <table:table-cell office:value-type="string" calcext:value-type="string">
            <text:p>code/diss3_code/browse_midi/node_modules/safer-buffer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8261" calcext:value-type="float">
            <text:p>8,261</text:p>
          </table:table-cell>
        </table:table-row>
        <table:table-row table:style-name="ro1">
          <table:table-cell office:value-type="string" calcext:value-type="string">
            <text:p>code/diss3_code/browse_midi/node_modules/mime-db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077" calcext:value-type="float">
            <text:p>4,077</text:p>
          </table:table-cell>
        </table:table-row>
        <table:table-row table:style-name="ro1">
          <table:table-cell office:value-type="string" calcext:value-type="string">
            <text:p>code/diss3_code/browse_midi/node_modules/mime-db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352" calcext:value-type="float">
            <text:p>11,352</text:p>
          </table:table-cell>
        </table:table-row>
        <table:table-row table:style-name="ro1">
          <table:table-cell office:value-type="string" calcext:value-type="string">
            <text:p>code/diss3_code/browse_midi/node_modules/mime-db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ode/diss3_code/browse_midi/node_modules/mime-db/db.json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80015" calcext:value-type="float">
            <text:p>180,015</text:p>
          </table:table-cell>
        </table:table-row>
        <table:table-row table:style-name="ro1">
          <table:table-cell office:value-type="string" calcext:value-type="string">
            <text:p>code/diss3_code/browse_midi/node_modules/mime-db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99" calcext:value-type="float">
            <text:p>1,099</text:p>
          </table:table-cell>
        </table:table-row>
        <table:table-row table:style-name="ro1">
          <table:table-cell office:value-type="string" calcext:value-type="string">
            <text:p>code/diss3_code/browse_midi/node_modules/serve-static/README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7783" calcext:value-type="float">
            <text:p>7,783</text:p>
          </table:table-cell>
        </table:table-row>
        <table:table-row table:style-name="ro1">
          <table:table-cell office:value-type="string" calcext:value-type="string">
            <text:p>code/diss3_code/browse_midi/node_modules/serve-static/HISTORY.md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0083" calcext:value-type="float">
            <text:p>10,083</text:p>
          </table:table-cell>
        </table:table-row>
        <table:table-row table:style-name="ro1">
          <table:table-cell office:value-type="string" calcext:value-type="string">
            <text:p>code/diss3_code/browse_midi/node_modules/serve-static/index.js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4570" calcext:value-type="float">
            <text:p>4,570</text:p>
          </table:table-cell>
        </table:table-row>
        <table:table-row table:style-name="ro1">
          <table:table-cell office:value-type="string" calcext:value-type="string">
            <text:p>code/diss3_code/browse_midi/node_modules/serve-static/LICENSE</text:p>
          </table:table-cell>
          <table:table-cell table:style-name="ce1" office:value-type="date" office:date-value="1985-10-26" calcext:value-type="date">
            <text:p>10/26/85</text:p>
          </table:table-cell>
          <table:table-cell office:value-type="float" office:value="1189" calcext:value-type="float">
            <text:p>1,189</text:p>
          </table:table-cell>
        </table:table-row>
        <table:table-row table:style-name="ro1" table:number-rows-repeated="10430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listing.A1:listing.C553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16T13:28:37.504277264</dc:date>
    <meta:editing-duration>PT1H24M10S</meta:editing-duration>
    <meta:editing-cycles>1</meta:editing-cycles>
    <meta:document-statistic meta:table-count="1" meta:cell-count="16611" meta:object-count="0"/>
    <meta:generator>LibreOffice/7.1.1.2$Linux_X86_64 LibreOffice_project/dd797d330b34196606d0870aaa694e9504402ca1</meta:generator>
  </office:meta>
</office:document-meta>
</file>